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2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73622" calcext:value-type="float">
            <text:p>22,973,622</text:p>
          </table:table-cell>
          <table:table-cell table:style-name="ce25" table:formula="of:=[.D6]+[.D7]" office:value-type="float" office:value="1049128" calcext:value-type="float">
            <text:p>1,049,128</text:p>
          </table:table-cell>
          <table:table-cell table:style-name="ce25" table:formula="of:=[.E6]+[.E7]" office:value-type="float" office:value="194340" calcext:value-type="float">
            <text:p>194,340</text:p>
          </table:table-cell>
          <table:table-cell table:style-name="ce25" table:formula="of:=[.F6]+[.F7]" office:value-type="float" office:value="205921" calcext:value-type="float">
            <text:p>205,921</text:p>
          </table:table-cell>
          <table:table-cell table:style-name="ce25" table:formula="of:=[.G6]+[.G7]" office:value-type="float" office:value="207170" calcext:value-type="float">
            <text:p>207,170</text:p>
          </table:table-cell>
          <table:table-cell table:style-name="ce25" table:formula="of:=[.H6]+[.H7]" office:value-type="float" office:value="216896" calcext:value-type="float">
            <text:p>216,896</text:p>
          </table:table-cell>
          <table:table-cell table:style-name="ce25" table:formula="of:=[.I6]+[.I7]" office:value-type="float" office:value="224801" calcext:value-type="float">
            <text:p>224,801</text:p>
          </table:table-cell>
          <table:table-cell table:style-name="ce25" table:formula="of:=[.J6]+[.J7]" office:value-type="float" office:value="1352555" calcext:value-type="float">
            <text:p>1,352,555</text:p>
          </table:table-cell>
          <table:table-cell table:style-name="ce25" table:formula="of:=[.K6]+[.K7]" office:value-type="float" office:value="245601" calcext:value-type="float">
            <text:p>245,601</text:p>
          </table:table-cell>
          <table:table-cell table:style-name="ce25" table:formula="of:=[.L6]+[.L7]" office:value-type="float" office:value="251942" calcext:value-type="float">
            <text:p>251,942</text:p>
          </table:table-cell>
          <table:table-cell table:style-name="ce25" table:formula="of:=[.M6]+[.M7]" office:value-type="float" office:value="302514" calcext:value-type="float">
            <text:p>302,514</text:p>
          </table:table-cell>
          <table:table-cell table:style-name="ce25" table:formula="of:=[.N6]+[.N7]" office:value-type="float" office:value="286495" calcext:value-type="float">
            <text:p>286,495</text:p>
          </table:table-cell>
          <table:table-cell table:style-name="ce49" table:formula="of:=[.O6]+[.O7]" office:value-type="float" office:value="266003" calcext:value-type="float">
            <text:p>266,003</text:p>
          </table:table-cell>
          <table:table-cell table:style-name="ce25" table:formula="of:=[.P6]+[.P7]" office:value-type="float" office:value="1613087" calcext:value-type="float">
            <text:p>1,613,087</text:p>
          </table:table-cell>
          <table:table-cell table:style-name="ce25" table:formula="of:=[.Q6]+[.Q7]" office:value-type="float" office:value="317074" calcext:value-type="float">
            <text:p>317,074</text:p>
          </table:table-cell>
          <table:table-cell table:style-name="ce25" table:formula="of:=[.R6]+[.R7]" office:value-type="float" office:value="322240" calcext:value-type="float">
            <text:p>322,240</text:p>
          </table:table-cell>
          <table:table-cell table:style-name="ce25" table:formula="of:=[.S6]+[.S7]" office:value-type="float" office:value="324992" calcext:value-type="float">
            <text:p>324,992</text:p>
          </table:table-cell>
          <table:table-cell table:style-name="ce25" table:formula="of:=[.T6]+[.T7]" office:value-type="float" office:value="323457" calcext:value-type="float">
            <text:p>323,457</text:p>
          </table:table-cell>
          <table:table-cell table:style-name="ce49" table:formula="of:=[.U6]+[.U7]" office:value-type="float" office:value="325324" calcext:value-type="float">
            <text:p>325,324</text:p>
          </table:table-cell>
          <table:table-cell table:style-name="ce25" table:formula="of:=[.V6]+[.V7]" office:value-type="float" office:value="1623486" calcext:value-type="float">
            <text:p>1,623,486</text:p>
          </table:table-cell>
          <table:table-cell table:style-name="ce25" table:formula="of:=[.W6]+[.W7]" office:value-type="float" office:value="320313" calcext:value-type="float">
            <text:p>320,313</text:p>
          </table:table-cell>
          <table:table-cell table:style-name="ce25" table:formula="of:=[.X6]+[.X7]" office:value-type="float" office:value="317725" calcext:value-type="float">
            <text:p>317,725</text:p>
          </table:table-cell>
          <table:table-cell table:style-name="ce25" table:formula="of:=[.Y6]+[.Y7]" office:value-type="float" office:value="332525" calcext:value-type="float">
            <text:p>332,525</text:p>
          </table:table-cell>
          <table:table-cell table:style-name="ce25" table:formula="of:=[.Z6]+[.Z7]" office:value-type="float" office:value="311610" calcext:value-type="float">
            <text:p>311,610</text:p>
          </table:table-cell>
          <table:table-cell table:style-name="ce49" table:formula="of:=[.AA6]+[.AA7]" office:value-type="float" office:value="341313" calcext:value-type="float">
            <text:p>341,313</text:p>
          </table:table-cell>
          <table:table-cell table:style-name="ce25" table:formula="of:=[.AB6]+[.AB7]" office:value-type="float" office:value="1662511" calcext:value-type="float">
            <text:p>1,662,511</text:p>
          </table:table-cell>
          <table:table-cell table:style-name="ce25" table:formula="of:=[.AC6]+[.AC7]" office:value-type="float" office:value="307103" calcext:value-type="float">
            <text:p>307,103</text:p>
          </table:table-cell>
          <table:table-cell table:style-name="ce25" table:formula="of:=[.AD6]+[.AD7]" office:value-type="float" office:value="295543" calcext:value-type="float">
            <text:p>295,543</text:p>
          </table:table-cell>
          <table:table-cell table:style-name="ce25" table:formula="of:=[.AE6]+[.AE7]" office:value-type="float" office:value="330853" calcext:value-type="float">
            <text:p>330,853</text:p>
          </table:table-cell>
          <table:table-cell table:style-name="ce25" table:formula="of:=[.AF6]+[.AF7]" office:value-type="float" office:value="358949" calcext:value-type="float">
            <text:p>358,949</text:p>
          </table:table-cell>
          <table:table-cell table:style-name="ce49" table:formula="of:=[.AG6]+[.AG7]" office:value-type="float" office:value="370063" calcext:value-type="float">
            <text:p>370,063</text:p>
          </table:table-cell>
          <table:table-cell table:style-name="ce25" table:formula="of:=[.AH6]+[.AH7]" office:value-type="float" office:value="2016551" calcext:value-type="float">
            <text:p>2,016,551</text:p>
          </table:table-cell>
          <table:table-cell table:style-name="ce25" table:formula="of:=[.AI6]+[.AI7]" office:value-type="float" office:value="391962" calcext:value-type="float">
            <text:p>391,962</text:p>
          </table:table-cell>
          <table:table-cell table:style-name="ce25" table:formula="of:=[.AJ6]+[.AJ7]" office:value-type="float" office:value="405619" calcext:value-type="float">
            <text:p>405,619</text:p>
          </table:table-cell>
          <table:table-cell table:style-name="ce25" table:formula="of:=[.AK6]+[.AK7]" office:value-type="float" office:value="402312" calcext:value-type="float">
            <text:p>402,312</text:p>
          </table:table-cell>
          <table:table-cell table:style-name="ce25" table:formula="of:=[.AL6]+[.AL7]" office:value-type="float" office:value="412875" calcext:value-type="float">
            <text:p>412,875</text:p>
          </table:table-cell>
          <table:table-cell table:style-name="ce49" table:formula="of:=[.AM6]+[.AM7]" office:value-type="float" office:value="403783" calcext:value-type="float">
            <text:p>403,783</text:p>
          </table:table-cell>
          <table:table-cell table:style-name="ce25" table:formula="of:=[.AN6]+[.AN7]" office:value-type="float" office:value="1871028" calcext:value-type="float">
            <text:p>1,871,028</text:p>
          </table:table-cell>
          <table:table-cell table:style-name="ce25" table:formula="of:=[.AO6]+[.AO7]" office:value-type="float" office:value="380321" calcext:value-type="float">
            <text:p>380,321</text:p>
          </table:table-cell>
          <table:table-cell table:style-name="ce25" table:formula="of:=[.AP6]+[.AP7]" office:value-type="float" office:value="419053" calcext:value-type="float">
            <text:p>419,053</text:p>
          </table:table-cell>
          <table:table-cell table:style-name="ce25" table:formula="of:=[.AQ6]+[.AQ7]" office:value-type="float" office:value="363817" calcext:value-type="float">
            <text:p>363,817</text:p>
          </table:table-cell>
          <table:table-cell table:style-name="ce25" table:formula="of:=[.AR6]+[.AR7]" office:value-type="float" office:value="354764" calcext:value-type="float">
            <text:p>354,764</text:p>
          </table:table-cell>
          <table:table-cell table:style-name="ce49" table:formula="of:=[.AS6]+[.AS7]" office:value-type="float" office:value="353073" calcext:value-type="float">
            <text:p>353,073</text:p>
          </table:table-cell>
          <table:table-cell table:style-name="ce25" table:formula="of:=[.AT6]+[.AT7]" office:value-type="float" office:value="1839328" calcext:value-type="float">
            <text:p>1,839,328</text:p>
          </table:table-cell>
          <table:table-cell table:style-name="ce25" table:formula="of:=[.AU6]+[.AU7]" office:value-type="float" office:value="351997" calcext:value-type="float">
            <text:p>351,997</text:p>
          </table:table-cell>
          <table:table-cell table:style-name="ce25" table:formula="of:=[.AV6]+[.AV7]" office:value-type="float" office:value="362921" calcext:value-type="float">
            <text:p>362,921</text:p>
          </table:table-cell>
          <table:table-cell table:style-name="ce25" table:formula="of:=[.AW6]+[.AW7]" office:value-type="float" office:value="374104" calcext:value-type="float">
            <text:p>374,104</text:p>
          </table:table-cell>
          <table:table-cell table:style-name="ce25" table:formula="of:=[.AX6]+[.AX7]" office:value-type="float" office:value="376775" calcext:value-type="float">
            <text:p>376,775</text:p>
          </table:table-cell>
          <table:table-cell table:style-name="ce49" table:formula="of:=[.AY6]+[.AY7]" office:value-type="float" office:value="373531" calcext:value-type="float">
            <text:p>373,531</text:p>
          </table:table-cell>
          <table:table-cell table:style-name="ce25" table:formula="of:=[.AZ6]+[.AZ7]" office:value-type="float" office:value="1890061" calcext:value-type="float">
            <text:p>1,890,061</text:p>
          </table:table-cell>
          <table:table-cell table:style-name="ce25" table:formula="of:=[.BA6]+[.BA7]" office:value-type="float" office:value="365790" calcext:value-type="float">
            <text:p>365,790</text:p>
          </table:table-cell>
          <table:table-cell table:style-name="ce25" table:formula="of:=[.BB6]+[.BB7]" office:value-type="float" office:value="374431" calcext:value-type="float">
            <text:p>374,431</text:p>
          </table:table-cell>
          <table:table-cell table:style-name="ce25" table:formula="of:=[.BC6]+[.BC7]" office:value-type="float" office:value="377235" calcext:value-type="float">
            <text:p>377,235</text:p>
          </table:table-cell>
          <table:table-cell table:style-name="ce25" table:formula="of:=[.BD6]+[.BD7]" office:value-type="float" office:value="385754" calcext:value-type="float">
            <text:p>385,754</text:p>
          </table:table-cell>
          <table:table-cell table:style-name="ce49" table:formula="of:=[.BE6]+[.BE7]" office:value-type="float" office:value="386851" calcext:value-type="float">
            <text:p>386,851</text:p>
          </table:table-cell>
          <table:table-cell table:style-name="ce25" table:formula="of:=[.BF6]+[.BF7]" office:value-type="float" office:value="1880004" calcext:value-type="float">
            <text:p>1,880,004</text:p>
          </table:table-cell>
          <table:table-cell table:style-name="ce25" table:formula="of:=[.BG6]+[.BG7]" office:value-type="float" office:value="387154" calcext:value-type="float">
            <text:p>387,154</text:p>
          </table:table-cell>
          <table:table-cell table:style-name="ce25" table:formula="of:=[.BH6]+[.BH7]" office:value-type="float" office:value="380884" calcext:value-type="float">
            <text:p>380,884</text:p>
          </table:table-cell>
          <table:table-cell table:style-name="ce25" table:formula="of:=[.BI6]+[.BI7]" office:value-type="float" office:value="370681" calcext:value-type="float">
            <text:p>370,681</text:p>
          </table:table-cell>
          <table:table-cell table:style-name="ce25" table:formula="of:=[.BJ6]+[.BJ7]" office:value-type="float" office:value="373756" calcext:value-type="float">
            <text:p>373,756</text:p>
          </table:table-cell>
          <table:table-cell table:style-name="ce49" table:formula="of:=[.BK6]+[.BK7]" office:value-type="float" office:value="367529" calcext:value-type="float">
            <text:p>367,529</text:p>
          </table:table-cell>
          <table:table-cell table:style-name="ce25" table:formula="of:=[.BL6]+[.BL7]" office:value-type="float" office:value="1678824" calcext:value-type="float">
            <text:p>1,678,824</text:p>
          </table:table-cell>
          <table:table-cell table:style-name="ce25" table:formula="of:=[.BM6]+[.BM7]" office:value-type="float" office:value="335629" calcext:value-type="float">
            <text:p>335,629</text:p>
          </table:table-cell>
          <table:table-cell table:style-name="ce25" table:formula="of:=[.BN6]+[.BN7]" office:value-type="float" office:value="356838" calcext:value-type="float">
            <text:p>356,838</text:p>
          </table:table-cell>
          <table:table-cell table:style-name="ce25" table:formula="of:=[.BO6]+[.BO7]" office:value-type="float" office:value="339859" calcext:value-type="float">
            <text:p>339,859</text:p>
          </table:table-cell>
          <table:table-cell table:style-name="ce25" table:formula="of:=[.BP6]+[.BP7]" office:value-type="float" office:value="330218" calcext:value-type="float">
            <text:p>330,218</text:p>
          </table:table-cell>
          <table:table-cell table:style-name="ce49" table:formula="of:=[.BQ6]+[.BQ7]" office:value-type="float" office:value="316280" calcext:value-type="float">
            <text:p>316,280</text:p>
          </table:table-cell>
          <table:table-cell table:style-name="ce25" table:formula="of:=[.BR6]+[.BR7]" office:value-type="float" office:value="1346285" calcext:value-type="float">
            <text:p>1,346,285</text:p>
          </table:table-cell>
          <table:table-cell table:style-name="ce25" table:formula="of:=[.BS6]+[.BS7]" office:value-type="float" office:value="303739" calcext:value-type="float">
            <text:p>303,739</text:p>
          </table:table-cell>
          <table:table-cell table:style-name="ce25" table:formula="of:=[.BT6]+[.BT7]" office:value-type="float" office:value="311120" calcext:value-type="float">
            <text:p>311,120</text:p>
          </table:table-cell>
          <table:table-cell table:style-name="ce25" table:formula="of:=[.BU6]+[.BU7]" office:value-type="float" office:value="270684" calcext:value-type="float">
            <text:p>270,684</text:p>
          </table:table-cell>
          <table:table-cell table:style-name="ce25" table:formula="of:=[.BV6]+[.BV7]" office:value-type="float" office:value="243531" calcext:value-type="float">
            <text:p>243,531</text:p>
          </table:table-cell>
          <table:table-cell table:style-name="ce49" table:formula="of:=[.BW6]+[.BW7]" office:value-type="float" office:value="217211" calcext:value-type="float">
            <text:p>217,211</text:p>
          </table:table-cell>
          <table:table-cell table:style-name="ce25" table:formula="of:=[.BX6]+[.BX7]" office:value-type="float" office:value="795596" calcext:value-type="float">
            <text:p>795,596</text:p>
          </table:table-cell>
          <table:table-cell table:style-name="ce25" table:formula="of:=[.BY6]+[.BY7]" office:value-type="float" office:value="194010" calcext:value-type="float">
            <text:p>194,010</text:p>
          </table:table-cell>
          <table:table-cell table:style-name="ce25" table:formula="of:=[.BZ6]+[.BZ7]" office:value-type="float" office:value="158112" calcext:value-type="float">
            <text:p>158,112</text:p>
          </table:table-cell>
          <table:table-cell table:style-name="ce25" table:formula="of:=[.CA6]+[.CA7]" office:value-type="float" office:value="129750" calcext:value-type="float">
            <text:p>129,750</text:p>
          </table:table-cell>
          <table:table-cell table:style-name="ce25" table:formula="of:=[.CB6]+[.CB7]" office:value-type="float" office:value="154578" calcext:value-type="float">
            <text:p>154,578</text:p>
          </table:table-cell>
          <table:table-cell table:style-name="ce49" table:formula="of:=[.CC6]+[.CC7]" office:value-type="float" office:value="159146" calcext:value-type="float">
            <text:p>159,146</text:p>
          </table:table-cell>
          <table:table-cell table:style-name="ce25" table:formula="of:=[.CD6]+[.CD7]" office:value-type="float" office:value="751702" calcext:value-type="float">
            <text:p>751,702</text:p>
          </table:table-cell>
          <table:table-cell table:style-name="ce25" table:formula="of:=[.CE6]+[.CE7]" office:value-type="float" office:value="156081" calcext:value-type="float">
            <text:p>156,081</text:p>
          </table:table-cell>
          <table:table-cell table:style-name="ce25" table:formula="of:=[.CF6]+[.CF7]" office:value-type="float" office:value="154908" calcext:value-type="float">
            <text:p>154,908</text:p>
          </table:table-cell>
          <table:table-cell table:style-name="ce25" table:formula="of:=[.CG6]+[.CG7]" office:value-type="float" office:value="155095" calcext:value-type="float">
            <text:p>155,095</text:p>
          </table:table-cell>
          <table:table-cell table:style-name="ce25" table:formula="of:=[.CH6]+[.CH7]" office:value-type="float" office:value="148562" calcext:value-type="float">
            <text:p>148,562</text:p>
          </table:table-cell>
          <table:table-cell table:style-name="ce49" table:formula="of:=[.CI6]+[.CI7]" office:value-type="float" office:value="137056" calcext:value-type="float">
            <text:p>137,056</text:p>
          </table:table-cell>
          <table:table-cell table:style-name="ce25" table:formula="of:=[.CJ6]+[.CJ7]" office:value-type="float" office:value="599685" calcext:value-type="float">
            <text:p>599,685</text:p>
          </table:table-cell>
          <table:table-cell table:style-name="ce25" table:formula="of:=[.CK6]+[.CK7]" office:value-type="float" office:value="132260" calcext:value-type="float">
            <text:p>132,260</text:p>
          </table:table-cell>
          <table:table-cell table:style-name="ce25" table:formula="of:=[.CL6]+[.CL7]" office:value-type="float" office:value="124077" calcext:value-type="float">
            <text:p>124,077</text:p>
          </table:table-cell>
          <table:table-cell table:style-name="ce25" table:formula="of:=[.CM6]+[.CM7]" office:value-type="float" office:value="120182" calcext:value-type="float">
            <text:p>120,182</text:p>
          </table:table-cell>
          <table:table-cell table:style-name="ce25" table:formula="of:=[.CN6]+[.CN7]" office:value-type="float" office:value="115087" calcext:value-type="float">
            <text:p>115,087</text:p>
          </table:table-cell>
          <table:table-cell table:style-name="ce49" table:formula="of:=[.CO6]+[.CO7]" office:value-type="float" office:value="108079" calcext:value-type="float">
            <text:p>108,079</text:p>
          </table:table-cell>
          <table:table-cell table:style-name="ce25" table:formula="of:=[.CP6]+[.CP7]" office:value-type="float" office:value="495189" calcext:value-type="float">
            <text:p>495,189</text:p>
          </table:table-cell>
          <table:table-cell table:style-name="ce25" table:formula="of:=[.CQ6]+[.CQ7]" office:value-type="float" office:value="104821" calcext:value-type="float">
            <text:p>104,821</text:p>
          </table:table-cell>
          <table:table-cell table:style-name="ce25" table:formula="of:=[.CR6]+[.CR7]" office:value-type="float" office:value="105819" calcext:value-type="float">
            <text:p>105,819</text:p>
          </table:table-cell>
          <table:table-cell table:style-name="ce25" table:formula="of:=[.CS6]+[.CS7]" office:value-type="float" office:value="101767" calcext:value-type="float">
            <text:p>101,767</text:p>
          </table:table-cell>
          <table:table-cell table:style-name="ce25" table:formula="of:=[.CT6]+[.CT7]" office:value-type="float" office:value="95115" calcext:value-type="float">
            <text:p>95,115</text:p>
          </table:table-cell>
          <table:table-cell table:style-name="ce49" table:formula="of:=[.CU6]+[.CU7]" office:value-type="float" office:value="87667" calcext:value-type="float">
            <text:p>87,667</text:p>
          </table:table-cell>
          <table:table-cell table:style-name="ce25" table:formula="of:=[.CV6]+[.CV7]" office:value-type="float" office:value="315432" calcext:value-type="float">
            <text:p>315,432</text:p>
          </table:table-cell>
          <table:table-cell table:style-name="ce25" table:formula="of:=[.CW6]+[.CW7]" office:value-type="float" office:value="80047" calcext:value-type="float">
            <text:p>80,047</text:p>
          </table:table-cell>
          <table:table-cell table:style-name="ce25" table:formula="of:=[.CX6]+[.CX7]" office:value-type="float" office:value="73376" calcext:value-type="float">
            <text:p>73,376</text:p>
          </table:table-cell>
          <table:table-cell table:style-name="ce25" table:formula="of:=[.CY6]+[.CY7]" office:value-type="float" office:value="64030" calcext:value-type="float">
            <text:p>64,030</text:p>
          </table:table-cell>
          <table:table-cell table:style-name="ce25" table:formula="of:=[.CZ6]+[.CZ7]" office:value-type="float" office:value="52730" calcext:value-type="float">
            <text:p>52,730</text:p>
          </table:table-cell>
          <table:table-cell table:style-name="ce49" table:formula="of:=[.DA6]+[.DA7]" office:value-type="float" office:value="45249" calcext:value-type="float">
            <text:p>45,249</text:p>
          </table:table-cell>
          <table:table-cell table:style-name="ce25" table:formula="of:=[.DB6]+[.DB7]" office:value-type="float" office:value="138987" calcext:value-type="float">
            <text:p>138,987</text:p>
          </table:table-cell>
          <table:table-cell table:style-name="ce25" table:formula="of:=[.DC6]+[.DC7]" office:value-type="float" office:value="39388" calcext:value-type="float">
            <text:p>39,388</text:p>
          </table:table-cell>
          <table:table-cell table:style-name="ce25" table:formula="of:=[.DD6]+[.DD7]" office:value-type="float" office:value="34895" calcext:value-type="float">
            <text:p>34,895</text:p>
          </table:table-cell>
          <table:table-cell table:style-name="ce25" table:formula="of:=[.DE6]+[.DE7]" office:value-type="float" office:value="26986" calcext:value-type="float">
            <text:p>26,986</text:p>
          </table:table-cell>
          <table:table-cell table:style-name="ce25" table:formula="of:=[.DF6]+[.DF7]" office:value-type="float" office:value="21234" calcext:value-type="float">
            <text:p>21,234</text:p>
          </table:table-cell>
          <table:table-cell table:style-name="ce49" table:formula="of:=[.DG6]+[.DG7]" office:value-type="float" office:value="16484" calcext:value-type="float">
            <text:p>16,484</text:p>
          </table:table-cell>
          <table:table-cell table:style-name="ce25" table:formula="of:=[.DH6]+[.DH7]" office:value-type="float" office:value="42382" calcext:value-type="float">
            <text:p>42,382</text:p>
          </table:table-cell>
          <table:table-cell table:style-name="ce25" table:formula="of:=[.DI6]+[.DI7]" office:value-type="float" office:value="13424" calcext:value-type="float">
            <text:p>13,424</text:p>
          </table:table-cell>
          <table:table-cell table:style-name="ce25" table:formula="of:=[.DJ6]+[.DJ7]" office:value-type="float" office:value="10104" calcext:value-type="float">
            <text:p>10,104</text:p>
          </table:table-cell>
          <table:table-cell table:style-name="ce25" table:formula="of:=[.DK6]+[.DK7]" office:value-type="float" office:value="7836" calcext:value-type="float">
            <text:p>7,836</text:p>
          </table:table-cell>
          <table:table-cell table:style-name="ce25" table:formula="of:=[.DL6]+[.DL7]" office:value-type="float" office:value="6301" calcext:value-type="float">
            <text:p>6,301</text:p>
          </table:table-cell>
          <table:table-cell table:style-name="ce49" table:formula="of:=[.DM6]+[.DM7]" office:value-type="float" office:value="4717" calcext:value-type="float">
            <text:p>4,717</text:p>
          </table:table-cell>
          <table:table-cell table:style-name="ce25" table:formula="of:=[.DN6]+[.DN7]" office:value-type="float" office:value="9838" calcext:value-type="float">
            <text:p>9,838</text:p>
          </table:table-cell>
          <table:table-cell table:style-name="ce25" table:formula="of:=[.DO6]+[.DO7]" office:value-type="float" office:value="3835" calcext:value-type="float">
            <text:p>3,835</text:p>
          </table:table-cell>
          <table:table-cell table:style-name="ce25" table:formula="of:=[.DP6]+[.DP7]" office:value-type="float" office:value="2440" calcext:value-type="float">
            <text:p>2,440</text:p>
          </table:table-cell>
          <table:table-cell table:style-name="ce25" table:formula="of:=[.DQ6]+[.DQ7]" office:value-type="float" office:value="1654" calcext:value-type="float">
            <text:p>1,654</text:p>
          </table:table-cell>
          <table:table-cell table:style-name="ce25" table:formula="of:=[.DR6]+[.DR7]" office:value-type="float" office:value="1110" calcext:value-type="float">
            <text:p>1,110</text:p>
          </table:table-cell>
          <table:table-cell table:style-name="ce49" table:formula="of:=[.DS6]+[.DS7]" office:value-type="float" office:value="799" calcext:value-type="float">
            <text:p>799</text:p>
          </table:table-cell>
          <table:table-cell table:style-name="ce25" table:formula="of:=[.DT6]+[.DT7]" office:value-type="float" office:value="1963" calcext:value-type="float">
            <text:p>1,96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2755" calcext:value-type="float">
            <text:p>11,612,755</text:p>
          </table:table-cell>
          <table:table-cell table:style-name="ce25" table:formula="of:=[.D9]+[.D84]" office:value-type="float" office:value="548845" calcext:value-type="float">
            <text:p>548,845</text:p>
          </table:table-cell>
          <table:table-cell table:style-name="ce25" table:formula="of:=[.E9]+[.E84]" office:value-type="float" office:value="101527" calcext:value-type="float">
            <text:p>101,527</text:p>
          </table:table-cell>
          <table:table-cell table:style-name="ce25" table:formula="of:=[.F9]+[.F84]" office:value-type="float" office:value="107723" calcext:value-type="float">
            <text:p>107,723</text:p>
          </table:table-cell>
          <table:table-cell table:style-name="ce25" table:formula="of:=[.G9]+[.G84]" office:value-type="float" office:value="108051" calcext:value-type="float">
            <text:p>108,051</text:p>
          </table:table-cell>
          <table:table-cell table:style-name="ce25" table:formula="of:=[.H9]+[.H84]" office:value-type="float" office:value="113570" calcext:value-type="float">
            <text:p>113,570</text:p>
          </table:table-cell>
          <table:table-cell table:style-name="ce25" table:formula="of:=[.I9]+[.I84]" office:value-type="float" office:value="117974" calcext:value-type="float">
            <text:p>117,974</text:p>
          </table:table-cell>
          <table:table-cell table:style-name="ce25" table:formula="of:=[.J9]+[.J84]" office:value-type="float" office:value="705363" calcext:value-type="float">
            <text:p>705,363</text:p>
          </table:table-cell>
          <table:table-cell table:style-name="ce25" table:formula="of:=[.K9]+[.K84]" office:value-type="float" office:value="128332" calcext:value-type="float">
            <text:p>128,332</text:p>
          </table:table-cell>
          <table:table-cell table:style-name="ce25" table:formula="of:=[.L9]+[.L84]" office:value-type="float" office:value="131005" calcext:value-type="float">
            <text:p>131,005</text:p>
          </table:table-cell>
          <table:table-cell table:style-name="ce25" table:formula="of:=[.M9]+[.M84]" office:value-type="float" office:value="157993" calcext:value-type="float">
            <text:p>157,993</text:p>
          </table:table-cell>
          <table:table-cell table:style-name="ce25" table:formula="of:=[.N9]+[.N84]" office:value-type="float" office:value="149383" calcext:value-type="float">
            <text:p>149,383</text:p>
          </table:table-cell>
          <table:table-cell table:style-name="ce49" table:formula="of:=[.O9]+[.O84]" office:value-type="float" office:value="138650" calcext:value-type="float">
            <text:p>138,650</text:p>
          </table:table-cell>
          <table:table-cell table:style-name="ce25" table:formula="of:=[.P9]+[.P84]" office:value-type="float" office:value="838498" calcext:value-type="float">
            <text:p>838,498</text:p>
          </table:table-cell>
          <table:table-cell table:style-name="ce25" table:formula="of:=[.Q9]+[.Q84]" office:value-type="float" office:value="165302" calcext:value-type="float">
            <text:p>165,302</text:p>
          </table:table-cell>
          <table:table-cell table:style-name="ce25" table:formula="of:=[.R9]+[.R84]" office:value-type="float" office:value="167533" calcext:value-type="float">
            <text:p>167,533</text:p>
          </table:table-cell>
          <table:table-cell table:style-name="ce25" table:formula="of:=[.S9]+[.S84]" office:value-type="float" office:value="168865" calcext:value-type="float">
            <text:p>168,865</text:p>
          </table:table-cell>
          <table:table-cell table:style-name="ce25" table:formula="of:=[.T9]+[.T84]" office:value-type="float" office:value="167994" calcext:value-type="float">
            <text:p>167,994</text:p>
          </table:table-cell>
          <table:table-cell table:style-name="ce49" table:formula="of:=[.U9]+[.U84]" office:value-type="float" office:value="168804" calcext:value-type="float">
            <text:p>168,804</text:p>
          </table:table-cell>
          <table:table-cell table:style-name="ce25" table:formula="of:=[.V9]+[.V84]" office:value-type="float" office:value="846370" calcext:value-type="float">
            <text:p>846,370</text:p>
          </table:table-cell>
          <table:table-cell table:style-name="ce25" table:formula="of:=[.W9]+[.W84]" office:value-type="float" office:value="167445" calcext:value-type="float">
            <text:p>167,445</text:p>
          </table:table-cell>
          <table:table-cell table:style-name="ce25" table:formula="of:=[.X9]+[.X84]" office:value-type="float" office:value="166303" calcext:value-type="float">
            <text:p>166,303</text:p>
          </table:table-cell>
          <table:table-cell table:style-name="ce25" table:formula="of:=[.Y9]+[.Y84]" office:value-type="float" office:value="173924" calcext:value-type="float">
            <text:p>173,924</text:p>
          </table:table-cell>
          <table:table-cell table:style-name="ce25" table:formula="of:=[.Z9]+[.Z84]" office:value-type="float" office:value="161985" calcext:value-type="float">
            <text:p>161,985</text:p>
          </table:table-cell>
          <table:table-cell table:style-name="ce49" table:formula="of:=[.AA9]+[.AA84]" office:value-type="float" office:value="176713" calcext:value-type="float">
            <text:p>176,713</text:p>
          </table:table-cell>
          <table:table-cell table:style-name="ce25" table:formula="of:=[.AB9]+[.AB84]" office:value-type="float" office:value="854548" calcext:value-type="float">
            <text:p>854,548</text:p>
          </table:table-cell>
          <table:table-cell table:style-name="ce25" table:formula="of:=[.AC9]+[.AC84]" office:value-type="float" office:value="159138" calcext:value-type="float">
            <text:p>159,138</text:p>
          </table:table-cell>
          <table:table-cell table:style-name="ce25" table:formula="of:=[.AD9]+[.AD84]" office:value-type="float" office:value="151930" calcext:value-type="float">
            <text:p>151,930</text:p>
          </table:table-cell>
          <table:table-cell table:style-name="ce25" table:formula="of:=[.AE9]+[.AE84]" office:value-type="float" office:value="169900" calcext:value-type="float">
            <text:p>169,900</text:p>
          </table:table-cell>
          <table:table-cell table:style-name="ce25" table:formula="of:=[.AF9]+[.AF84]" office:value-type="float" office:value="184093" calcext:value-type="float">
            <text:p>184,093</text:p>
          </table:table-cell>
          <table:table-cell table:style-name="ce49" table:formula="of:=[.AG9]+[.AG84]" office:value-type="float" office:value="189487" calcext:value-type="float">
            <text:p>189,487</text:p>
          </table:table-cell>
          <table:table-cell table:style-name="ce25" table:formula="of:=[.AH9]+[.AH84]" office:value-type="float" office:value="1021506" calcext:value-type="float">
            <text:p>1,021,506</text:p>
          </table:table-cell>
          <table:table-cell table:style-name="ce25" table:formula="of:=[.AI9]+[.AI84]" office:value-type="float" office:value="199421" calcext:value-type="float">
            <text:p>199,421</text:p>
          </table:table-cell>
          <table:table-cell table:style-name="ce25" table:formula="of:=[.AJ9]+[.AJ84]" office:value-type="float" office:value="205932" calcext:value-type="float">
            <text:p>205,932</text:p>
          </table:table-cell>
          <table:table-cell table:style-name="ce25" table:formula="of:=[.AK9]+[.AK84]" office:value-type="float" office:value="203099" calcext:value-type="float">
            <text:p>203,099</text:p>
          </table:table-cell>
          <table:table-cell table:style-name="ce25" table:formula="of:=[.AL9]+[.AL84]" office:value-type="float" office:value="208826" calcext:value-type="float">
            <text:p>208,826</text:p>
          </table:table-cell>
          <table:table-cell table:style-name="ce49" table:formula="of:=[.AM9]+[.AM84]" office:value-type="float" office:value="204228" calcext:value-type="float">
            <text:p>204,228</text:p>
          </table:table-cell>
          <table:table-cell table:style-name="ce25" table:formula="of:=[.AN9]+[.AN84]" office:value-type="float" office:value="939552" calcext:value-type="float">
            <text:p>939,552</text:p>
          </table:table-cell>
          <table:table-cell table:style-name="ce25" table:formula="of:=[.AO9]+[.AO84]" office:value-type="float" office:value="191302" calcext:value-type="float">
            <text:p>191,302</text:p>
          </table:table-cell>
          <table:table-cell table:style-name="ce25" table:formula="of:=[.AP9]+[.AP84]" office:value-type="float" office:value="210784" calcext:value-type="float">
            <text:p>210,784</text:p>
          </table:table-cell>
          <table:table-cell table:style-name="ce25" table:formula="of:=[.AQ9]+[.AQ84]" office:value-type="float" office:value="182648" calcext:value-type="float">
            <text:p>182,648</text:p>
          </table:table-cell>
          <table:table-cell table:style-name="ce25" table:formula="of:=[.AR9]+[.AR84]" office:value-type="float" office:value="177565" calcext:value-type="float">
            <text:p>177,565</text:p>
          </table:table-cell>
          <table:table-cell table:style-name="ce49" table:formula="of:=[.AS9]+[.AS84]" office:value-type="float" office:value="177253" calcext:value-type="float">
            <text:p>177,253</text:p>
          </table:table-cell>
          <table:table-cell table:style-name="ce25" table:formula="of:=[.AT9]+[.AT84]" office:value-type="float" office:value="922956" calcext:value-type="float">
            <text:p>922,956</text:p>
          </table:table-cell>
          <table:table-cell table:style-name="ce25" table:formula="of:=[.AU9]+[.AU84]" office:value-type="float" office:value="175547" calcext:value-type="float">
            <text:p>175,547</text:p>
          </table:table-cell>
          <table:table-cell table:style-name="ce25" table:formula="of:=[.AV9]+[.AV84]" office:value-type="float" office:value="181872" calcext:value-type="float">
            <text:p>181,872</text:p>
          </table:table-cell>
          <table:table-cell table:style-name="ce25" table:formula="of:=[.AW9]+[.AW84]" office:value-type="float" office:value="187952" calcext:value-type="float">
            <text:p>187,952</text:p>
          </table:table-cell>
          <table:table-cell table:style-name="ce25" table:formula="of:=[.AX9]+[.AX84]" office:value-type="float" office:value="189203" calcext:value-type="float">
            <text:p>189,203</text:p>
          </table:table-cell>
          <table:table-cell table:style-name="ce49" table:formula="of:=[.AY9]+[.AY84]" office:value-type="float" office:value="188382" calcext:value-type="float">
            <text:p>188,382</text:p>
          </table:table-cell>
          <table:table-cell table:style-name="ce25" table:formula="of:=[.AZ9]+[.AZ84]" office:value-type="float" office:value="951980" calcext:value-type="float">
            <text:p>951,980</text:p>
          </table:table-cell>
          <table:table-cell table:style-name="ce25" table:formula="of:=[.BA9]+[.BA84]" office:value-type="float" office:value="184480" calcext:value-type="float">
            <text:p>184,480</text:p>
          </table:table-cell>
          <table:table-cell table:style-name="ce25" table:formula="of:=[.BB9]+[.BB84]" office:value-type="float" office:value="188625" calcext:value-type="float">
            <text:p>188,625</text:p>
          </table:table-cell>
          <table:table-cell table:style-name="ce25" table:formula="of:=[.BC9]+[.BC84]" office:value-type="float" office:value="189952" calcext:value-type="float">
            <text:p>189,952</text:p>
          </table:table-cell>
          <table:table-cell table:style-name="ce25" table:formula="of:=[.BD9]+[.BD84]" office:value-type="float" office:value="194491" calcext:value-type="float">
            <text:p>194,491</text:p>
          </table:table-cell>
          <table:table-cell table:style-name="ce49" table:formula="of:=[.BE9]+[.BE84]" office:value-type="float" office:value="194432" calcext:value-type="float">
            <text:p>194,432</text:p>
          </table:table-cell>
          <table:table-cell table:style-name="ce25" table:formula="of:=[.BF9]+[.BF84]" office:value-type="float" office:value="943677" calcext:value-type="float">
            <text:p>943,677</text:p>
          </table:table-cell>
          <table:table-cell table:style-name="ce25" table:formula="of:=[.BG9]+[.BG84]" office:value-type="float" office:value="195100" calcext:value-type="float">
            <text:p>195,100</text:p>
          </table:table-cell>
          <table:table-cell table:style-name="ce25" table:formula="of:=[.BH9]+[.BH84]" office:value-type="float" office:value="191390" calcext:value-type="float">
            <text:p>191,390</text:p>
          </table:table-cell>
          <table:table-cell table:style-name="ce25" table:formula="of:=[.BI9]+[.BI84]" office:value-type="float" office:value="186403" calcext:value-type="float">
            <text:p>186,403</text:p>
          </table:table-cell>
          <table:table-cell table:style-name="ce25" table:formula="of:=[.BJ9]+[.BJ84]" office:value-type="float" office:value="186828" calcext:value-type="float">
            <text:p>186,828</text:p>
          </table:table-cell>
          <table:table-cell table:style-name="ce49" table:formula="of:=[.BK9]+[.BK84]" office:value-type="float" office:value="183956" calcext:value-type="float">
            <text:p>183,956</text:p>
          </table:table-cell>
          <table:table-cell table:style-name="ce25" table:formula="of:=[.BL9]+[.BL84]" office:value-type="float" office:value="835702" calcext:value-type="float">
            <text:p>835,702</text:p>
          </table:table-cell>
          <table:table-cell table:style-name="ce25" table:formula="of:=[.BM9]+[.BM84]" office:value-type="float" office:value="167404" calcext:value-type="float">
            <text:p>167,404</text:p>
          </table:table-cell>
          <table:table-cell table:style-name="ce25" table:formula="of:=[.BN9]+[.BN84]" office:value-type="float" office:value="177655" calcext:value-type="float">
            <text:p>177,655</text:p>
          </table:table-cell>
          <table:table-cell table:style-name="ce25" table:formula="of:=[.BO9]+[.BO84]" office:value-type="float" office:value="169576" calcext:value-type="float">
            <text:p>169,576</text:p>
          </table:table-cell>
          <table:table-cell table:style-name="ce25" table:formula="of:=[.BP9]+[.BP84]" office:value-type="float" office:value="164037" calcext:value-type="float">
            <text:p>164,037</text:p>
          </table:table-cell>
          <table:table-cell table:style-name="ce49" table:formula="of:=[.BQ9]+[.BQ84]" office:value-type="float" office:value="157030" calcext:value-type="float">
            <text:p>157,030</text:p>
          </table:table-cell>
          <table:table-cell table:style-name="ce25" table:formula="of:=[.BR9]+[.BR84]" office:value-type="float" office:value="665290" calcext:value-type="float">
            <text:p>665,290</text:p>
          </table:table-cell>
          <table:table-cell table:style-name="ce25" table:formula="of:=[.BS9]+[.BS84]" office:value-type="float" office:value="150845" calcext:value-type="float">
            <text:p>150,845</text:p>
          </table:table-cell>
          <table:table-cell table:style-name="ce25" table:formula="of:=[.BT9]+[.BT84]" office:value-type="float" office:value="153423" calcext:value-type="float">
            <text:p>153,423</text:p>
          </table:table-cell>
          <table:table-cell table:style-name="ce25" table:formula="of:=[.BU9]+[.BU84]" office:value-type="float" office:value="134247" calcext:value-type="float">
            <text:p>134,247</text:p>
          </table:table-cell>
          <table:table-cell table:style-name="ce25" table:formula="of:=[.BV9]+[.BV84]" office:value-type="float" office:value="119754" calcext:value-type="float">
            <text:p>119,754</text:p>
          </table:table-cell>
          <table:table-cell table:style-name="ce49" table:formula="of:=[.BW9]+[.BW84]" office:value-type="float" office:value="107021" calcext:value-type="float">
            <text:p>107,021</text:p>
          </table:table-cell>
          <table:table-cell table:style-name="ce25" table:formula="of:=[.BX9]+[.BX84]" office:value-type="float" office:value="388103" calcext:value-type="float">
            <text:p>388,103</text:p>
          </table:table-cell>
          <table:table-cell table:style-name="ce25" table:formula="of:=[.BY9]+[.BY84]" office:value-type="float" office:value="95400" calcext:value-type="float">
            <text:p>95,400</text:p>
          </table:table-cell>
          <table:table-cell table:style-name="ce25" table:formula="of:=[.BZ9]+[.BZ84]" office:value-type="float" office:value="77509" calcext:value-type="float">
            <text:p>77,509</text:p>
          </table:table-cell>
          <table:table-cell table:style-name="ce25" table:formula="of:=[.CA9]+[.CA84]" office:value-type="float" office:value="62961" calcext:value-type="float">
            <text:p>62,961</text:p>
          </table:table-cell>
          <table:table-cell table:style-name="ce25" table:formula="of:=[.CB9]+[.CB84]" office:value-type="float" office:value="75148" calcext:value-type="float">
            <text:p>75,148</text:p>
          </table:table-cell>
          <table:table-cell table:style-name="ce49" table:formula="of:=[.CC9]+[.CC84]" office:value-type="float" office:value="77085" calcext:value-type="float">
            <text:p>77,085</text:p>
          </table:table-cell>
          <table:table-cell table:style-name="ce25" table:formula="of:=[.CD9]+[.CD84]" office:value-type="float" office:value="357061" calcext:value-type="float">
            <text:p>357,061</text:p>
          </table:table-cell>
          <table:table-cell table:style-name="ce25" table:formula="of:=[.CE9]+[.CE84]" office:value-type="float" office:value="75160" calcext:value-type="float">
            <text:p>75,160</text:p>
          </table:table-cell>
          <table:table-cell table:style-name="ce25" table:formula="of:=[.CF9]+[.CF84]" office:value-type="float" office:value="74134" calcext:value-type="float">
            <text:p>74,134</text:p>
          </table:table-cell>
          <table:table-cell table:style-name="ce25" table:formula="of:=[.CG9]+[.CG84]" office:value-type="float" office:value="73805" calcext:value-type="float">
            <text:p>73,805</text:p>
          </table:table-cell>
          <table:table-cell table:style-name="ce25" table:formula="of:=[.CH9]+[.CH84]" office:value-type="float" office:value="69657" calcext:value-type="float">
            <text:p>69,657</text:p>
          </table:table-cell>
          <table:table-cell table:style-name="ce49" table:formula="of:=[.CI9]+[.CI84]" office:value-type="float" office:value="64305" calcext:value-type="float">
            <text:p>64,305</text:p>
          </table:table-cell>
          <table:table-cell table:style-name="ce25" table:formula="of:=[.CJ9]+[.CJ84]" office:value-type="float" office:value="281193" calcext:value-type="float">
            <text:p>281,193</text:p>
          </table:table-cell>
          <table:table-cell table:style-name="ce25" table:formula="of:=[.CK9]+[.CK84]" office:value-type="float" office:value="61599" calcext:value-type="float">
            <text:p>61,599</text:p>
          </table:table-cell>
          <table:table-cell table:style-name="ce25" table:formula="of:=[.CL9]+[.CL84]" office:value-type="float" office:value="58027" calcext:value-type="float">
            <text:p>58,027</text:p>
          </table:table-cell>
          <table:table-cell table:style-name="ce25" table:formula="of:=[.CM9]+[.CM84]" office:value-type="float" office:value="55570" calcext:value-type="float">
            <text:p>55,570</text:p>
          </table:table-cell>
          <table:table-cell table:style-name="ce25" table:formula="of:=[.CN9]+[.CN84]" office:value-type="float" office:value="54196" calcext:value-type="float">
            <text:p>54,196</text:p>
          </table:table-cell>
          <table:table-cell table:style-name="ce49" table:formula="of:=[.CO9]+[.CO84]" office:value-type="float" office:value="51801" calcext:value-type="float">
            <text:p>51,801</text:p>
          </table:table-cell>
          <table:table-cell table:style-name="ce25" table:formula="of:=[.CP9]+[.CP84]" office:value-type="float" office:value="256300" calcext:value-type="float">
            <text:p>256,300</text:p>
          </table:table-cell>
          <table:table-cell table:style-name="ce25" table:formula="of:=[.CQ9]+[.CQ84]" office:value-type="float" office:value="51749" calcext:value-type="float">
            <text:p>51,749</text:p>
          </table:table-cell>
          <table:table-cell table:style-name="ce25" table:formula="of:=[.CR9]+[.CR84]" office:value-type="float" office:value="53705" calcext:value-type="float">
            <text:p>53,705</text:p>
          </table:table-cell>
          <table:table-cell table:style-name="ce25" table:formula="of:=[.CS9]+[.CS84]" office:value-type="float" office:value="53538" calcext:value-type="float">
            <text:p>53,538</text:p>
          </table:table-cell>
          <table:table-cell table:style-name="ce25" table:formula="of:=[.CT9]+[.CT84]" office:value-type="float" office:value="50570" calcext:value-type="float">
            <text:p>50,570</text:p>
          </table:table-cell>
          <table:table-cell table:style-name="ce49" table:formula="of:=[.CU9]+[.CU84]" office:value-type="float" office:value="46738" calcext:value-type="float">
            <text:p>46,738</text:p>
          </table:table-cell>
          <table:table-cell table:style-name="ce25" table:formula="of:=[.CV9]+[.CV84]" office:value-type="float" office:value="165511" calcext:value-type="float">
            <text:p>165,511</text:p>
          </table:table-cell>
          <table:table-cell table:style-name="ce25" table:formula="of:=[.CW9]+[.CW84]" office:value-type="float" office:value="42920" calcext:value-type="float">
            <text:p>42,920</text:p>
          </table:table-cell>
          <table:table-cell table:style-name="ce25" table:formula="of:=[.CX9]+[.CX84]" office:value-type="float" office:value="38800" calcext:value-type="float">
            <text:p>38,800</text:p>
          </table:table-cell>
          <table:table-cell table:style-name="ce25" table:formula="of:=[.CY9]+[.CY84]" office:value-type="float" office:value="34053" calcext:value-type="float">
            <text:p>34,053</text:p>
          </table:table-cell>
          <table:table-cell table:style-name="ce25" table:formula="of:=[.CZ9]+[.CZ84]" office:value-type="float" office:value="27192" calcext:value-type="float">
            <text:p>27,192</text:p>
          </table:table-cell>
          <table:table-cell table:style-name="ce49" table:formula="of:=[.DA9]+[.DA84]" office:value-type="float" office:value="22546" calcext:value-type="float">
            <text:p>22,546</text:p>
          </table:table-cell>
          <table:table-cell table:style-name="ce25" table:formula="of:=[.DB9]+[.DB84]" office:value-type="float" office:value="66636" calcext:value-type="float">
            <text:p>66,636</text:p>
          </table:table-cell>
          <table:table-cell table:style-name="ce25" table:formula="of:=[.DC9]+[.DC84]" office:value-type="float" office:value="19424" calcext:value-type="float">
            <text:p>19,424</text:p>
          </table:table-cell>
          <table:table-cell table:style-name="ce25" table:formula="of:=[.DD9]+[.DD84]" office:value-type="float" office:value="16914" calcext:value-type="float">
            <text:p>16,914</text:p>
          </table:table-cell>
          <table:table-cell table:style-name="ce25" table:formula="of:=[.DE9]+[.DE84]" office:value-type="float" office:value="12848" calcext:value-type="float">
            <text:p>12,848</text:p>
          </table:table-cell>
          <table:table-cell table:style-name="ce25" table:formula="of:=[.DF9]+[.DF84]" office:value-type="float" office:value="9917" calcext:value-type="float">
            <text:p>9,917</text:p>
          </table:table-cell>
          <table:table-cell table:style-name="ce49" table:formula="of:=[.DG9]+[.DG84]" office:value-type="float" office:value="7533" calcext:value-type="float">
            <text:p>7,533</text:p>
          </table:table-cell>
          <table:table-cell table:style-name="ce25" table:formula="of:=[.DH9]+[.DH84]" office:value-type="float" office:value="18399" calcext:value-type="float">
            <text:p>18,399</text:p>
          </table:table-cell>
          <table:table-cell table:style-name="ce25" table:formula="of:=[.DI9]+[.DI84]" office:value-type="float" office:value="5889" calcext:value-type="float">
            <text:p>5,889</text:p>
          </table:table-cell>
          <table:table-cell table:style-name="ce25" table:formula="of:=[.DJ9]+[.DJ84]" office:value-type="float" office:value="4413" calcext:value-type="float">
            <text:p>4,413</text:p>
          </table:table-cell>
          <table:table-cell table:style-name="ce25" table:formula="of:=[.DK9]+[.DK84]" office:value-type="float" office:value="3387" calcext:value-type="float">
            <text:p>3,387</text:p>
          </table:table-cell>
          <table:table-cell table:style-name="ce25" table:formula="of:=[.DL9]+[.DL84]" office:value-type="float" office:value="2715" calcext:value-type="float">
            <text:p>2,715</text:p>
          </table:table-cell>
          <table:table-cell table:style-name="ce49" table:formula="of:=[.DM9]+[.DM84]" office:value-type="float" office:value="1995" calcext:value-type="float">
            <text:p>1,995</text:p>
          </table:table-cell>
          <table:table-cell table:style-name="ce25" table:formula="of:=[.DN9]+[.DN84]" office:value-type="float" office:value="4258" calcext:value-type="float">
            <text:p>4,258</text:p>
          </table:table-cell>
          <table:table-cell table:style-name="ce25" table:formula="of:=[.DO9]+[.DO84]" office:value-type="float" office:value="1712" calcext:value-type="float">
            <text:p>1,712</text:p>
          </table:table-cell>
          <table:table-cell table:style-name="ce25" table:formula="of:=[.DP9]+[.DP84]" office:value-type="float" office:value="1052" calcext:value-type="float">
            <text:p>1,052</text:p>
          </table:table-cell>
          <table:table-cell table:style-name="ce25" table:formula="of:=[.DQ9]+[.DQ84]" office:value-type="float" office:value="682" calcext:value-type="float">
            <text:p>682</text:p>
          </table:table-cell>
          <table:table-cell table:style-name="ce25" table:formula="of:=[.DR9]+[.DR84]" office:value-type="float" office:value="480" calcext:value-type="float">
            <text:p>480</text:p>
          </table:table-cell>
          <table:table-cell table:style-name="ce49" table:formula="of:=[.DS9]+[.DS84]" office:value-type="float" office:value="332" calcext:value-type="float">
            <text:p>332</text:p>
          </table:table-cell>
          <table:table-cell table:style-name="ce25" table:formula="of:=[.DT9]+[.DT84]" office:value-type="float" office:value="1007" calcext:value-type="float">
            <text:p>1,0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60867" calcext:value-type="float">
            <text:p>11,360,867</text:p>
          </table:table-cell>
          <table:table-cell table:style-name="ce26" table:formula="of:=[.D10]+[.D85]" office:value-type="float" office:value="500283" calcext:value-type="float">
            <text:p>500,283</text:p>
          </table:table-cell>
          <table:table-cell table:style-name="ce26" table:formula="of:=[.E10]+[.E85]" office:value-type="float" office:value="92813" calcext:value-type="float">
            <text:p>92,813</text:p>
          </table:table-cell>
          <table:table-cell table:style-name="ce26" table:formula="of:=[.F10]+[.F85]" office:value-type="float" office:value="98198" calcext:value-type="float">
            <text:p>98,198</text:p>
          </table:table-cell>
          <table:table-cell table:style-name="ce26" table:formula="of:=[.G10]+[.G85]" office:value-type="float" office:value="99119" calcext:value-type="float">
            <text:p>99,119</text:p>
          </table:table-cell>
          <table:table-cell table:style-name="ce26" table:formula="of:=[.H10]+[.H85]" office:value-type="float" office:value="103326" calcext:value-type="float">
            <text:p>103,326</text:p>
          </table:table-cell>
          <table:table-cell table:style-name="ce26" table:formula="of:=[.I10]+[.I85]" office:value-type="float" office:value="106827" calcext:value-type="float">
            <text:p>106,827</text:p>
          </table:table-cell>
          <table:table-cell table:style-name="ce26" table:formula="of:=[.J10]+[.J85]" office:value-type="float" office:value="647192" calcext:value-type="float">
            <text:p>647,192</text:p>
          </table:table-cell>
          <table:table-cell table:style-name="ce26" table:formula="of:=[.K10]+[.K85]" office:value-type="float" office:value="117269" calcext:value-type="float">
            <text:p>117,269</text:p>
          </table:table-cell>
          <table:table-cell table:style-name="ce26" table:formula="of:=[.L10]+[.L85]" office:value-type="float" office:value="120937" calcext:value-type="float">
            <text:p>120,937</text:p>
          </table:table-cell>
          <table:table-cell table:style-name="ce26" table:formula="of:=[.M10]+[.M85]" office:value-type="float" office:value="144521" calcext:value-type="float">
            <text:p>144,521</text:p>
          </table:table-cell>
          <table:table-cell table:style-name="ce26" table:formula="of:=[.N10]+[.N85]" office:value-type="float" office:value="137112" calcext:value-type="float">
            <text:p>137,112</text:p>
          </table:table-cell>
          <table:table-cell table:style-name="ce38" table:formula="of:=[.O10]+[.O85]" office:value-type="float" office:value="127353" calcext:value-type="float">
            <text:p>127,353</text:p>
          </table:table-cell>
          <table:table-cell table:style-name="ce26" table:formula="of:=[.P10]+[.P85]" office:value-type="float" office:value="774589" calcext:value-type="float">
            <text:p>774,589</text:p>
          </table:table-cell>
          <table:table-cell table:style-name="ce26" table:formula="of:=[.Q10]+[.Q85]" office:value-type="float" office:value="151772" calcext:value-type="float">
            <text:p>151,772</text:p>
          </table:table-cell>
          <table:table-cell table:style-name="ce26" table:formula="of:=[.R10]+[.R85]" office:value-type="float" office:value="154707" calcext:value-type="float">
            <text:p>154,707</text:p>
          </table:table-cell>
          <table:table-cell table:style-name="ce26" table:formula="of:=[.S10]+[.S85]" office:value-type="float" office:value="156127" calcext:value-type="float">
            <text:p>156,127</text:p>
          </table:table-cell>
          <table:table-cell table:style-name="ce26" table:formula="of:=[.T10]+[.T85]" office:value-type="float" office:value="155463" calcext:value-type="float">
            <text:p>155,463</text:p>
          </table:table-cell>
          <table:table-cell table:style-name="ce38" table:formula="of:=[.U10]+[.U85]" office:value-type="float" office:value="156520" calcext:value-type="float">
            <text:p>156,520</text:p>
          </table:table-cell>
          <table:table-cell table:style-name="ce26" table:formula="of:=[.V10]+[.V85]" office:value-type="float" office:value="777116" calcext:value-type="float">
            <text:p>777,116</text:p>
          </table:table-cell>
          <table:table-cell table:style-name="ce26" table:formula="of:=[.W10]+[.W85]" office:value-type="float" office:value="152868" calcext:value-type="float">
            <text:p>152,868</text:p>
          </table:table-cell>
          <table:table-cell table:style-name="ce26" table:formula="of:=[.X10]+[.X85]" office:value-type="float" office:value="151422" calcext:value-type="float">
            <text:p>151,422</text:p>
          </table:table-cell>
          <table:table-cell table:style-name="ce26" table:formula="of:=[.Y10]+[.Y85]" office:value-type="float" office:value="158601" calcext:value-type="float">
            <text:p>158,601</text:p>
          </table:table-cell>
          <table:table-cell table:style-name="ce26" table:formula="of:=[.Z10]+[.Z85]" office:value-type="float" office:value="149625" calcext:value-type="float">
            <text:p>149,625</text:p>
          </table:table-cell>
          <table:table-cell table:style-name="ce38" table:formula="of:=[.AA10]+[.AA85]" office:value-type="float" office:value="164600" calcext:value-type="float">
            <text:p>164,600</text:p>
          </table:table-cell>
          <table:table-cell table:style-name="ce26" table:formula="of:=[.AB10]+[.AB85]" office:value-type="float" office:value="807963" calcext:value-type="float">
            <text:p>807,963</text:p>
          </table:table-cell>
          <table:table-cell table:style-name="ce26" table:formula="of:=[.AC10]+[.AC85]" office:value-type="float" office:value="147965" calcext:value-type="float">
            <text:p>147,965</text:p>
          </table:table-cell>
          <table:table-cell table:style-name="ce26" table:formula="of:=[.AD10]+[.AD85]" office:value-type="float" office:value="143613" calcext:value-type="float">
            <text:p>143,613</text:p>
          </table:table-cell>
          <table:table-cell table:style-name="ce26" table:formula="of:=[.AE10]+[.AE85]" office:value-type="float" office:value="160953" calcext:value-type="float">
            <text:p>160,953</text:p>
          </table:table-cell>
          <table:table-cell table:style-name="ce26" table:formula="of:=[.AF10]+[.AF85]" office:value-type="float" office:value="174856" calcext:value-type="float">
            <text:p>174,856</text:p>
          </table:table-cell>
          <table:table-cell table:style-name="ce38" table:formula="of:=[.AG10]+[.AG85]" office:value-type="float" office:value="180576" calcext:value-type="float">
            <text:p>180,576</text:p>
          </table:table-cell>
          <table:table-cell table:style-name="ce26" table:formula="of:=[.AH10]+[.AH85]" office:value-type="float" office:value="995045" calcext:value-type="float">
            <text:p>995,045</text:p>
          </table:table-cell>
          <table:table-cell table:style-name="ce26" table:formula="of:=[.AI10]+[.AI85]" office:value-type="float" office:value="192541" calcext:value-type="float">
            <text:p>192,541</text:p>
          </table:table-cell>
          <table:table-cell table:style-name="ce26" table:formula="of:=[.AJ10]+[.AJ85]" office:value-type="float" office:value="199687" calcext:value-type="float">
            <text:p>199,687</text:p>
          </table:table-cell>
          <table:table-cell table:style-name="ce26" table:formula="of:=[.AK10]+[.AK85]" office:value-type="float" office:value="199213" calcext:value-type="float">
            <text:p>199,213</text:p>
          </table:table-cell>
          <table:table-cell table:style-name="ce26" table:formula="of:=[.AL10]+[.AL85]" office:value-type="float" office:value="204049" calcext:value-type="float">
            <text:p>204,049</text:p>
          </table:table-cell>
          <table:table-cell table:style-name="ce38" table:formula="of:=[.AM10]+[.AM85]" office:value-type="float" office:value="199555" calcext:value-type="float">
            <text:p>199,555</text:p>
          </table:table-cell>
          <table:table-cell table:style-name="ce26" table:formula="of:=[.AN10]+[.AN85]" office:value-type="float" office:value="931476" calcext:value-type="float">
            <text:p>931,476</text:p>
          </table:table-cell>
          <table:table-cell table:style-name="ce26" table:formula="of:=[.AO10]+[.AO85]" office:value-type="float" office:value="189019" calcext:value-type="float">
            <text:p>189,019</text:p>
          </table:table-cell>
          <table:table-cell table:style-name="ce26" table:formula="of:=[.AP10]+[.AP85]" office:value-type="float" office:value="208269" calcext:value-type="float">
            <text:p>208,269</text:p>
          </table:table-cell>
          <table:table-cell table:style-name="ce26" table:formula="of:=[.AQ10]+[.AQ85]" office:value-type="float" office:value="181169" calcext:value-type="float">
            <text:p>181,169</text:p>
          </table:table-cell>
          <table:table-cell table:style-name="ce26" table:formula="of:=[.AR10]+[.AR85]" office:value-type="float" office:value="177199" calcext:value-type="float">
            <text:p>177,199</text:p>
          </table:table-cell>
          <table:table-cell table:style-name="ce38" table:formula="of:=[.AS10]+[.AS85]" office:value-type="float" office:value="175820" calcext:value-type="float">
            <text:p>175,820</text:p>
          </table:table-cell>
          <table:table-cell table:style-name="ce26" table:formula="of:=[.AT10]+[.AT85]" office:value-type="float" office:value="916372" calcext:value-type="float">
            <text:p>916,372</text:p>
          </table:table-cell>
          <table:table-cell table:style-name="ce26" table:formula="of:=[.AU10]+[.AU85]" office:value-type="float" office:value="176450" calcext:value-type="float">
            <text:p>176,450</text:p>
          </table:table-cell>
          <table:table-cell table:style-name="ce26" table:formula="of:=[.AV10]+[.AV85]" office:value-type="float" office:value="181049" calcext:value-type="float">
            <text:p>181,049</text:p>
          </table:table-cell>
          <table:table-cell table:style-name="ce26" table:formula="of:=[.AW10]+[.AW85]" office:value-type="float" office:value="186152" calcext:value-type="float">
            <text:p>186,152</text:p>
          </table:table-cell>
          <table:table-cell table:style-name="ce26" table:formula="of:=[.AX10]+[.AX85]" office:value-type="float" office:value="187572" calcext:value-type="float">
            <text:p>187,572</text:p>
          </table:table-cell>
          <table:table-cell table:style-name="ce38" table:formula="of:=[.AY10]+[.AY85]" office:value-type="float" office:value="185149" calcext:value-type="float">
            <text:p>185,149</text:p>
          </table:table-cell>
          <table:table-cell table:style-name="ce26" table:formula="of:=[.AZ10]+[.AZ85]" office:value-type="float" office:value="938081" calcext:value-type="float">
            <text:p>938,081</text:p>
          </table:table-cell>
          <table:table-cell table:style-name="ce26" table:formula="of:=[.BA10]+[.BA85]" office:value-type="float" office:value="181310" calcext:value-type="float">
            <text:p>181,310</text:p>
          </table:table-cell>
          <table:table-cell table:style-name="ce26" table:formula="of:=[.BB10]+[.BB85]" office:value-type="float" office:value="185806" calcext:value-type="float">
            <text:p>185,806</text:p>
          </table:table-cell>
          <table:table-cell table:style-name="ce26" table:formula="of:=[.BC10]+[.BC85]" office:value-type="float" office:value="187283" calcext:value-type="float">
            <text:p>187,283</text:p>
          </table:table-cell>
          <table:table-cell table:style-name="ce26" table:formula="of:=[.BD10]+[.BD85]" office:value-type="float" office:value="191263" calcext:value-type="float">
            <text:p>191,263</text:p>
          </table:table-cell>
          <table:table-cell table:style-name="ce38" table:formula="of:=[.BE10]+[.BE85]" office:value-type="float" office:value="192419" calcext:value-type="float">
            <text:p>192,419</text:p>
          </table:table-cell>
          <table:table-cell table:style-name="ce26" table:formula="of:=[.BF10]+[.BF85]" office:value-type="float" office:value="936327" calcext:value-type="float">
            <text:p>936,327</text:p>
          </table:table-cell>
          <table:table-cell table:style-name="ce26" table:formula="of:=[.BG10]+[.BG85]" office:value-type="float" office:value="192054" calcext:value-type="float">
            <text:p>192,054</text:p>
          </table:table-cell>
          <table:table-cell table:style-name="ce26" table:formula="of:=[.BH10]+[.BH85]" office:value-type="float" office:value="189494" calcext:value-type="float">
            <text:p>189,494</text:p>
          </table:table-cell>
          <table:table-cell table:style-name="ce26" table:formula="of:=[.BI10]+[.BI85]" office:value-type="float" office:value="184278" calcext:value-type="float">
            <text:p>184,278</text:p>
          </table:table-cell>
          <table:table-cell table:style-name="ce26" table:formula="of:=[.BJ10]+[.BJ85]" office:value-type="float" office:value="186928" calcext:value-type="float">
            <text:p>186,928</text:p>
          </table:table-cell>
          <table:table-cell table:style-name="ce38" table:formula="of:=[.BK10]+[.BK85]" office:value-type="float" office:value="183573" calcext:value-type="float">
            <text:p>183,573</text:p>
          </table:table-cell>
          <table:table-cell table:style-name="ce26" table:formula="of:=[.BL10]+[.BL85]" office:value-type="float" office:value="843122" calcext:value-type="float">
            <text:p>843,122</text:p>
          </table:table-cell>
          <table:table-cell table:style-name="ce26" table:formula="of:=[.BM10]+[.BM85]" office:value-type="float" office:value="168225" calcext:value-type="float">
            <text:p>168,225</text:p>
          </table:table-cell>
          <table:table-cell table:style-name="ce26" table:formula="of:=[.BN10]+[.BN85]" office:value-type="float" office:value="179183" calcext:value-type="float">
            <text:p>179,183</text:p>
          </table:table-cell>
          <table:table-cell table:style-name="ce26" table:formula="of:=[.BO10]+[.BO85]" office:value-type="float" office:value="170283" calcext:value-type="float">
            <text:p>170,283</text:p>
          </table:table-cell>
          <table:table-cell table:style-name="ce26" table:formula="of:=[.BP10]+[.BP85]" office:value-type="float" office:value="166181" calcext:value-type="float">
            <text:p>166,181</text:p>
          </table:table-cell>
          <table:table-cell table:style-name="ce38" table:formula="of:=[.BQ10]+[.BQ85]" office:value-type="float" office:value="159250" calcext:value-type="float">
            <text:p>159,250</text:p>
          </table:table-cell>
          <table:table-cell table:style-name="ce26" table:formula="of:=[.BR10]+[.BR85]" office:value-type="float" office:value="680995" calcext:value-type="float">
            <text:p>680,995</text:p>
          </table:table-cell>
          <table:table-cell table:style-name="ce26" table:formula="of:=[.BS10]+[.BS85]" office:value-type="float" office:value="152894" calcext:value-type="float">
            <text:p>152,894</text:p>
          </table:table-cell>
          <table:table-cell table:style-name="ce26" table:formula="of:=[.BT10]+[.BT85]" office:value-type="float" office:value="157697" calcext:value-type="float">
            <text:p>157,697</text:p>
          </table:table-cell>
          <table:table-cell table:style-name="ce26" table:formula="of:=[.BU10]+[.BU85]" office:value-type="float" office:value="136437" calcext:value-type="float">
            <text:p>136,437</text:p>
          </table:table-cell>
          <table:table-cell table:style-name="ce26" table:formula="of:=[.BV10]+[.BV85]" office:value-type="float" office:value="123777" calcext:value-type="float">
            <text:p>123,777</text:p>
          </table:table-cell>
          <table:table-cell table:style-name="ce38" table:formula="of:=[.BW10]+[.BW85]" office:value-type="float" office:value="110190" calcext:value-type="float">
            <text:p>110,190</text:p>
          </table:table-cell>
          <table:table-cell table:style-name="ce26" table:formula="of:=[.BX10]+[.BX85]" office:value-type="float" office:value="407493" calcext:value-type="float">
            <text:p>407,493</text:p>
          </table:table-cell>
          <table:table-cell table:style-name="ce26" table:formula="of:=[.BY10]+[.BY85]" office:value-type="float" office:value="98610" calcext:value-type="float">
            <text:p>98,610</text:p>
          </table:table-cell>
          <table:table-cell table:style-name="ce26" table:formula="of:=[.BZ10]+[.BZ85]" office:value-type="float" office:value="80603" calcext:value-type="float">
            <text:p>80,603</text:p>
          </table:table-cell>
          <table:table-cell table:style-name="ce26" table:formula="of:=[.CA10]+[.CA85]" office:value-type="float" office:value="66789" calcext:value-type="float">
            <text:p>66,789</text:p>
          </table:table-cell>
          <table:table-cell table:style-name="ce26" table:formula="of:=[.CB10]+[.CB85]" office:value-type="float" office:value="79430" calcext:value-type="float">
            <text:p>79,430</text:p>
          </table:table-cell>
          <table:table-cell table:style-name="ce38" table:formula="of:=[.CC10]+[.CC85]" office:value-type="float" office:value="82061" calcext:value-type="float">
            <text:p>82,061</text:p>
          </table:table-cell>
          <table:table-cell table:style-name="ce26" table:formula="of:=[.CD10]+[.CD85]" office:value-type="float" office:value="394641" calcext:value-type="float">
            <text:p>394,641</text:p>
          </table:table-cell>
          <table:table-cell table:style-name="ce26" table:formula="of:=[.CE10]+[.CE85]" office:value-type="float" office:value="80921" calcext:value-type="float">
            <text:p>80,921</text:p>
          </table:table-cell>
          <table:table-cell table:style-name="ce26" table:formula="of:=[.CF10]+[.CF85]" office:value-type="float" office:value="80774" calcext:value-type="float">
            <text:p>80,774</text:p>
          </table:table-cell>
          <table:table-cell table:style-name="ce26" table:formula="of:=[.CG10]+[.CG85]" office:value-type="float" office:value="81290" calcext:value-type="float">
            <text:p>81,290</text:p>
          </table:table-cell>
          <table:table-cell table:style-name="ce26" table:formula="of:=[.CH10]+[.CH85]" office:value-type="float" office:value="78905" calcext:value-type="float">
            <text:p>78,905</text:p>
          </table:table-cell>
          <table:table-cell table:style-name="ce38" table:formula="of:=[.CI10]+[.CI85]" office:value-type="float" office:value="72751" calcext:value-type="float">
            <text:p>72,751</text:p>
          </table:table-cell>
          <table:table-cell table:style-name="ce26" table:formula="of:=[.CJ10]+[.CJ85]" office:value-type="float" office:value="318492" calcext:value-type="float">
            <text:p>318,492</text:p>
          </table:table-cell>
          <table:table-cell table:style-name="ce26" table:formula="of:=[.CK10]+[.CK85]" office:value-type="float" office:value="70661" calcext:value-type="float">
            <text:p>70,661</text:p>
          </table:table-cell>
          <table:table-cell table:style-name="ce26" table:formula="of:=[.CL10]+[.CL85]" office:value-type="float" office:value="66050" calcext:value-type="float">
            <text:p>66,050</text:p>
          </table:table-cell>
          <table:table-cell table:style-name="ce26" table:formula="of:=[.CM10]+[.CM85]" office:value-type="float" office:value="64612" calcext:value-type="float">
            <text:p>64,612</text:p>
          </table:table-cell>
          <table:table-cell table:style-name="ce26" table:formula="of:=[.CN10]+[.CN85]" office:value-type="float" office:value="60891" calcext:value-type="float">
            <text:p>60,891</text:p>
          </table:table-cell>
          <table:table-cell table:style-name="ce38" table:formula="of:=[.CO10]+[.CO85]" office:value-type="float" office:value="56278" calcext:value-type="float">
            <text:p>56,278</text:p>
          </table:table-cell>
          <table:table-cell table:style-name="ce26" table:formula="of:=[.CP10]+[.CP85]" office:value-type="float" office:value="238889" calcext:value-type="float">
            <text:p>238,889</text:p>
          </table:table-cell>
          <table:table-cell table:style-name="ce26" table:formula="of:=[.CQ10]+[.CQ85]" office:value-type="float" office:value="53072" calcext:value-type="float">
            <text:p>53,072</text:p>
          </table:table-cell>
          <table:table-cell table:style-name="ce26" table:formula="of:=[.CR10]+[.CR85]" office:value-type="float" office:value="52114" calcext:value-type="float">
            <text:p>52,114</text:p>
          </table:table-cell>
          <table:table-cell table:style-name="ce26" table:formula="of:=[.CS10]+[.CS85]" office:value-type="float" office:value="48229" calcext:value-type="float">
            <text:p>48,229</text:p>
          </table:table-cell>
          <table:table-cell table:style-name="ce26" table:formula="of:=[.CT10]+[.CT85]" office:value-type="float" office:value="44545" calcext:value-type="float">
            <text:p>44,545</text:p>
          </table:table-cell>
          <table:table-cell table:style-name="ce38" table:formula="of:=[.CU10]+[.CU85]" office:value-type="float" office:value="40929" calcext:value-type="float">
            <text:p>40,929</text:p>
          </table:table-cell>
          <table:table-cell table:style-name="ce26" table:formula="of:=[.CV10]+[.CV85]" office:value-type="float" office:value="149921" calcext:value-type="float">
            <text:p>149,921</text:p>
          </table:table-cell>
          <table:table-cell table:style-name="ce26" table:formula="of:=[.CW10]+[.CW85]" office:value-type="float" office:value="37127" calcext:value-type="float">
            <text:p>37,127</text:p>
          </table:table-cell>
          <table:table-cell table:style-name="ce26" table:formula="of:=[.CX10]+[.CX85]" office:value-type="float" office:value="34576" calcext:value-type="float">
            <text:p>34,576</text:p>
          </table:table-cell>
          <table:table-cell table:style-name="ce26" table:formula="of:=[.CY10]+[.CY85]" office:value-type="float" office:value="29977" calcext:value-type="float">
            <text:p>29,977</text:p>
          </table:table-cell>
          <table:table-cell table:style-name="ce26" table:formula="of:=[.CZ10]+[.CZ85]" office:value-type="float" office:value="25538" calcext:value-type="float">
            <text:p>25,538</text:p>
          </table:table-cell>
          <table:table-cell table:style-name="ce38" table:formula="of:=[.DA10]+[.DA85]" office:value-type="float" office:value="22703" calcext:value-type="float">
            <text:p>22,703</text:p>
          </table:table-cell>
          <table:table-cell table:style-name="ce26" table:formula="of:=[.DB10]+[.DB85]" office:value-type="float" office:value="72351" calcext:value-type="float">
            <text:p>72,351</text:p>
          </table:table-cell>
          <table:table-cell table:style-name="ce26" table:formula="of:=[.DC10]+[.DC85]" office:value-type="float" office:value="19964" calcext:value-type="float">
            <text:p>19,964</text:p>
          </table:table-cell>
          <table:table-cell table:style-name="ce26" table:formula="of:=[.DD10]+[.DD85]" office:value-type="float" office:value="17981" calcext:value-type="float">
            <text:p>17,981</text:p>
          </table:table-cell>
          <table:table-cell table:style-name="ce26" table:formula="of:=[.DE10]+[.DE85]" office:value-type="float" office:value="14138" calcext:value-type="float">
            <text:p>14,138</text:p>
          </table:table-cell>
          <table:table-cell table:style-name="ce26" table:formula="of:=[.DF10]+[.DF85]" office:value-type="float" office:value="11317" calcext:value-type="float">
            <text:p>11,317</text:p>
          </table:table-cell>
          <table:table-cell table:style-name="ce38" table:formula="of:=[.DG10]+[.DG85]" office:value-type="float" office:value="8951" calcext:value-type="float">
            <text:p>8,951</text:p>
          </table:table-cell>
          <table:table-cell table:style-name="ce26" table:formula="of:=[.DH10]+[.DH85]" office:value-type="float" office:value="23983" calcext:value-type="float">
            <text:p>23,983</text:p>
          </table:table-cell>
          <table:table-cell table:style-name="ce26" table:formula="of:=[.DI10]+[.DI85]" office:value-type="float" office:value="7535" calcext:value-type="float">
            <text:p>7,535</text:p>
          </table:table-cell>
          <table:table-cell table:style-name="ce26" table:formula="of:=[.DJ10]+[.DJ85]" office:value-type="float" office:value="5691" calcext:value-type="float">
            <text:p>5,691</text:p>
          </table:table-cell>
          <table:table-cell table:style-name="ce26" table:formula="of:=[.DK10]+[.DK85]" office:value-type="float" office:value="4449" calcext:value-type="float">
            <text:p>4,449</text:p>
          </table:table-cell>
          <table:table-cell table:style-name="ce26" table:formula="of:=[.DL10]+[.DL85]" office:value-type="float" office:value="3586" calcext:value-type="float">
            <text:p>3,586</text:p>
          </table:table-cell>
          <table:table-cell table:style-name="ce38" table:formula="of:=[.DM10]+[.DM85]" office:value-type="float" office:value="2722" calcext:value-type="float">
            <text:p>2,722</text:p>
          </table:table-cell>
          <table:table-cell table:style-name="ce26" table:formula="of:=[.DN10]+[.DN85]" office:value-type="float" office:value="5580" calcext:value-type="float">
            <text:p>5,580</text:p>
          </table:table-cell>
          <table:table-cell table:style-name="ce26" table:formula="of:=[.DO10]+[.DO85]" office:value-type="float" office:value="2123" calcext:value-type="float">
            <text:p>2,123</text:p>
          </table:table-cell>
          <table:table-cell table:style-name="ce26" table:formula="of:=[.DP10]+[.DP85]" office:value-type="float" office:value="1388" calcext:value-type="float">
            <text:p>1,388</text:p>
          </table:table-cell>
          <table:table-cell table:style-name="ce26" table:formula="of:=[.DQ10]+[.DQ85]" office:value-type="float" office:value="972" calcext:value-type="float">
            <text:p>972</text:p>
          </table:table-cell>
          <table:table-cell table:style-name="ce26" table:formula="of:=[.DR10]+[.DR85]" office:value-type="float" office:value="630" calcext:value-type="float">
            <text:p>630</text:p>
          </table:table-cell>
          <table:table-cell table:style-name="ce38" table:formula="of:=[.DS10]+[.DS85]" office:value-type="float" office:value="467" calcext:value-type="float">
            <text:p>467</text:p>
          </table:table-cell>
          <table:table-cell table:style-name="ce26" table:formula="of:=[.DT10]+[.DT85]" office:value-type="float" office:value="956" calcext:value-type="float">
            <text:p>9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881605" calcext:value-type="float">
            <text:p>22,881,605</text:p>
          </table:table-cell>
          <table:table-cell table:style-name="ce25" table:formula="of:=[.D9]+[.D10]" office:value-type="float" office:value="1044508" calcext:value-type="float">
            <text:p>1,044,508</text:p>
          </table:table-cell>
          <table:table-cell table:style-name="ce25" table:formula="of:=[.E9]+[.E10]" office:value-type="float" office:value="193320" calcext:value-type="float">
            <text:p>193,320</text:p>
          </table:table-cell>
          <table:table-cell table:style-name="ce25" table:formula="of:=[.F9]+[.F10]" office:value-type="float" office:value="204967" calcext:value-type="float">
            <text:p>204,967</text:p>
          </table:table-cell>
          <table:table-cell table:style-name="ce25" table:formula="of:=[.G9]+[.G10]" office:value-type="float" office:value="206266" calcext:value-type="float">
            <text:p>206,266</text:p>
          </table:table-cell>
          <table:table-cell table:style-name="ce25" table:formula="of:=[.H9]+[.H10]" office:value-type="float" office:value="216023" calcext:value-type="float">
            <text:p>216,023</text:p>
          </table:table-cell>
          <table:table-cell table:style-name="ce25" table:formula="of:=[.I9]+[.I10]" office:value-type="float" office:value="223932" calcext:value-type="float">
            <text:p>223,932</text:p>
          </table:table-cell>
          <table:table-cell table:style-name="ce25" table:formula="of:=[.J9]+[.J10]" office:value-type="float" office:value="1348472" calcext:value-type="float">
            <text:p>1,348,472</text:p>
          </table:table-cell>
          <table:table-cell table:style-name="ce25" table:formula="of:=[.K9]+[.K10]" office:value-type="float" office:value="244765" calcext:value-type="float">
            <text:p>244,765</text:p>
          </table:table-cell>
          <table:table-cell table:style-name="ce25" table:formula="of:=[.L9]+[.L10]" office:value-type="float" office:value="251173" calcext:value-type="float">
            <text:p>251,173</text:p>
          </table:table-cell>
          <table:table-cell table:style-name="ce25" table:formula="of:=[.M9]+[.M10]" office:value-type="float" office:value="301587" calcext:value-type="float">
            <text:p>301,587</text:p>
          </table:table-cell>
          <table:table-cell table:style-name="ce25" table:formula="of:=[.N9]+[.N10]" office:value-type="float" office:value="285679" calcext:value-type="float">
            <text:p>285,679</text:p>
          </table:table-cell>
          <table:table-cell table:style-name="ce49" table:formula="of:=[.O9]+[.O10]" office:value-type="float" office:value="265268" calcext:value-type="float">
            <text:p>265,268</text:p>
          </table:table-cell>
          <table:table-cell table:style-name="ce25" table:formula="of:=[.P9]+[.P10]" office:value-type="float" office:value="1608693" calcext:value-type="float">
            <text:p>1,608,693</text:p>
          </table:table-cell>
          <table:table-cell table:style-name="ce25" table:formula="of:=[.Q9]+[.Q10]" office:value-type="float" office:value="316216" calcext:value-type="float">
            <text:p>316,216</text:p>
          </table:table-cell>
          <table:table-cell table:style-name="ce25" table:formula="of:=[.R9]+[.R10]" office:value-type="float" office:value="321353" calcext:value-type="float">
            <text:p>321,353</text:p>
          </table:table-cell>
          <table:table-cell table:style-name="ce25" table:formula="of:=[.S9]+[.S10]" office:value-type="float" office:value="324109" calcext:value-type="float">
            <text:p>324,109</text:p>
          </table:table-cell>
          <table:table-cell table:style-name="ce25" table:formula="of:=[.T9]+[.T10]" office:value-type="float" office:value="322565" calcext:value-type="float">
            <text:p>322,565</text:p>
          </table:table-cell>
          <table:table-cell table:style-name="ce49" table:formula="of:=[.U9]+[.U10]" office:value-type="float" office:value="324450" calcext:value-type="float">
            <text:p>324,450</text:p>
          </table:table-cell>
          <table:table-cell table:style-name="ce25" table:formula="of:=[.V9]+[.V10]" office:value-type="float" office:value="1618004" calcext:value-type="float">
            <text:p>1,618,004</text:p>
          </table:table-cell>
          <table:table-cell table:style-name="ce25" table:formula="of:=[.W9]+[.W10]" office:value-type="float" office:value="319369" calcext:value-type="float">
            <text:p>319,369</text:p>
          </table:table-cell>
          <table:table-cell table:style-name="ce25" table:formula="of:=[.X9]+[.X10]" office:value-type="float" office:value="316813" calcext:value-type="float">
            <text:p>316,813</text:p>
          </table:table-cell>
          <table:table-cell table:style-name="ce25" table:formula="of:=[.Y9]+[.Y10]" office:value-type="float" office:value="331481" calcext:value-type="float">
            <text:p>331,481</text:p>
          </table:table-cell>
          <table:table-cell table:style-name="ce25" table:formula="of:=[.Z9]+[.Z10]" office:value-type="float" office:value="310474" calcext:value-type="float">
            <text:p>310,474</text:p>
          </table:table-cell>
          <table:table-cell table:style-name="ce49" table:formula="of:=[.AA9]+[.AA10]" office:value-type="float" office:value="339867" calcext:value-type="float">
            <text:p>339,867</text:p>
          </table:table-cell>
          <table:table-cell table:style-name="ce25" table:formula="of:=[.AB9]+[.AB10]" office:value-type="float" office:value="1655561" calcext:value-type="float">
            <text:p>1,655,561</text:p>
          </table:table-cell>
          <table:table-cell table:style-name="ce25" table:formula="of:=[.AC9]+[.AC10]" office:value-type="float" office:value="305771" calcext:value-type="float">
            <text:p>305,771</text:p>
          </table:table-cell>
          <table:table-cell table:style-name="ce25" table:formula="of:=[.AD9]+[.AD10]" office:value-type="float" office:value="294278" calcext:value-type="float">
            <text:p>294,278</text:p>
          </table:table-cell>
          <table:table-cell table:style-name="ce25" table:formula="of:=[.AE9]+[.AE10]" office:value-type="float" office:value="329486" calcext:value-type="float">
            <text:p>329,486</text:p>
          </table:table-cell>
          <table:table-cell table:style-name="ce25" table:formula="of:=[.AF9]+[.AF10]" office:value-type="float" office:value="357474" calcext:value-type="float">
            <text:p>357,474</text:p>
          </table:table-cell>
          <table:table-cell table:style-name="ce49" table:formula="of:=[.AG9]+[.AG10]" office:value-type="float" office:value="368552" calcext:value-type="float">
            <text:p>368,552</text:p>
          </table:table-cell>
          <table:table-cell table:style-name="ce25" table:formula="of:=[.AH9]+[.AH10]" office:value-type="float" office:value="2008888" calcext:value-type="float">
            <text:p>2,008,888</text:p>
          </table:table-cell>
          <table:table-cell table:style-name="ce25" table:formula="of:=[.AI9]+[.AI10]" office:value-type="float" office:value="390482" calcext:value-type="float">
            <text:p>390,482</text:p>
          </table:table-cell>
          <table:table-cell table:style-name="ce25" table:formula="of:=[.AJ9]+[.AJ10]" office:value-type="float" office:value="404087" calcext:value-type="float">
            <text:p>404,087</text:p>
          </table:table-cell>
          <table:table-cell table:style-name="ce25" table:formula="of:=[.AK9]+[.AK10]" office:value-type="float" office:value="400874" calcext:value-type="float">
            <text:p>400,874</text:p>
          </table:table-cell>
          <table:table-cell table:style-name="ce25" table:formula="of:=[.AL9]+[.AL10]" office:value-type="float" office:value="411224" calcext:value-type="float">
            <text:p>411,224</text:p>
          </table:table-cell>
          <table:table-cell table:style-name="ce49" table:formula="of:=[.AM9]+[.AM10]" office:value-type="float" office:value="402221" calcext:value-type="float">
            <text:p>402,221</text:p>
          </table:table-cell>
          <table:table-cell table:style-name="ce25" table:formula="of:=[.AN9]+[.AN10]" office:value-type="float" office:value="1863402" calcext:value-type="float">
            <text:p>1,863,402</text:p>
          </table:table-cell>
          <table:table-cell table:style-name="ce25" table:formula="of:=[.AO9]+[.AO10]" office:value-type="float" office:value="378776" calcext:value-type="float">
            <text:p>378,776</text:p>
          </table:table-cell>
          <table:table-cell table:style-name="ce25" table:formula="of:=[.AP9]+[.AP10]" office:value-type="float" office:value="417407" calcext:value-type="float">
            <text:p>417,407</text:p>
          </table:table-cell>
          <table:table-cell table:style-name="ce25" table:formula="of:=[.AQ9]+[.AQ10]" office:value-type="float" office:value="362329" calcext:value-type="float">
            <text:p>362,329</text:p>
          </table:table-cell>
          <table:table-cell table:style-name="ce25" table:formula="of:=[.AR9]+[.AR10]" office:value-type="float" office:value="353278" calcext:value-type="float">
            <text:p>353,278</text:p>
          </table:table-cell>
          <table:table-cell table:style-name="ce49" table:formula="of:=[.AS9]+[.AS10]" office:value-type="float" office:value="351612" calcext:value-type="float">
            <text:p>351,612</text:p>
          </table:table-cell>
          <table:table-cell table:style-name="ce25" table:formula="of:=[.AT9]+[.AT10]" office:value-type="float" office:value="1832023" calcext:value-type="float">
            <text:p>1,832,023</text:p>
          </table:table-cell>
          <table:table-cell table:style-name="ce25" table:formula="of:=[.AU9]+[.AU10]" office:value-type="float" office:value="350567" calcext:value-type="float">
            <text:p>350,567</text:p>
          </table:table-cell>
          <table:table-cell table:style-name="ce25" table:formula="of:=[.AV9]+[.AV10]" office:value-type="float" office:value="361452" calcext:value-type="float">
            <text:p>361,452</text:p>
          </table:table-cell>
          <table:table-cell table:style-name="ce25" table:formula="of:=[.AW9]+[.AW10]" office:value-type="float" office:value="372611" calcext:value-type="float">
            <text:p>372,611</text:p>
          </table:table-cell>
          <table:table-cell table:style-name="ce25" table:formula="of:=[.AX9]+[.AX10]" office:value-type="float" office:value="375274" calcext:value-type="float">
            <text:p>375,274</text:p>
          </table:table-cell>
          <table:table-cell table:style-name="ce49" table:formula="of:=[.AY9]+[.AY10]" office:value-type="float" office:value="372119" calcext:value-type="float">
            <text:p>372,119</text:p>
          </table:table-cell>
          <table:table-cell table:style-name="ce25" table:formula="of:=[.AZ9]+[.AZ10]" office:value-type="float" office:value="1882465" calcext:value-type="float">
            <text:p>1,882,465</text:p>
          </table:table-cell>
          <table:table-cell table:style-name="ce25" table:formula="of:=[.BA9]+[.BA10]" office:value-type="float" office:value="364457" calcext:value-type="float">
            <text:p>364,457</text:p>
          </table:table-cell>
          <table:table-cell table:style-name="ce25" table:formula="of:=[.BB9]+[.BB10]" office:value-type="float" office:value="372921" calcext:value-type="float">
            <text:p>372,921</text:p>
          </table:table-cell>
          <table:table-cell table:style-name="ce25" table:formula="of:=[.BC9]+[.BC10]" office:value-type="float" office:value="375600" calcext:value-type="float">
            <text:p>375,600</text:p>
          </table:table-cell>
          <table:table-cell table:style-name="ce25" table:formula="of:=[.BD9]+[.BD10]" office:value-type="float" office:value="384197" calcext:value-type="float">
            <text:p>384,197</text:p>
          </table:table-cell>
          <table:table-cell table:style-name="ce49" table:formula="of:=[.BE9]+[.BE10]" office:value-type="float" office:value="385290" calcext:value-type="float">
            <text:p>385,290</text:p>
          </table:table-cell>
          <table:table-cell table:style-name="ce25" table:formula="of:=[.BF9]+[.BF10]" office:value-type="float" office:value="1872409" calcext:value-type="float">
            <text:p>1,872,409</text:p>
          </table:table-cell>
          <table:table-cell table:style-name="ce25" table:formula="of:=[.BG9]+[.BG10]" office:value-type="float" office:value="385595" calcext:value-type="float">
            <text:p>385,595</text:p>
          </table:table-cell>
          <table:table-cell table:style-name="ce25" table:formula="of:=[.BH9]+[.BH10]" office:value-type="float" office:value="379463" calcext:value-type="float">
            <text:p>379,463</text:p>
          </table:table-cell>
          <table:table-cell table:style-name="ce25" table:formula="of:=[.BI9]+[.BI10]" office:value-type="float" office:value="369192" calcext:value-type="float">
            <text:p>369,192</text:p>
          </table:table-cell>
          <table:table-cell table:style-name="ce25" table:formula="of:=[.BJ9]+[.BJ10]" office:value-type="float" office:value="372172" calcext:value-type="float">
            <text:p>372,172</text:p>
          </table:table-cell>
          <table:table-cell table:style-name="ce49" table:formula="of:=[.BK9]+[.BK10]" office:value-type="float" office:value="365987" calcext:value-type="float">
            <text:p>365,987</text:p>
          </table:table-cell>
          <table:table-cell table:style-name="ce25" table:formula="of:=[.BL9]+[.BL10]" office:value-type="float" office:value="1671116" calcext:value-type="float">
            <text:p>1,671,116</text:p>
          </table:table-cell>
          <table:table-cell table:style-name="ce25" table:formula="of:=[.BM9]+[.BM10]" office:value-type="float" office:value="333955" calcext:value-type="float">
            <text:p>333,955</text:p>
          </table:table-cell>
          <table:table-cell table:style-name="ce25" table:formula="of:=[.BN9]+[.BN10]" office:value-type="float" office:value="355224" calcext:value-type="float">
            <text:p>355,224</text:p>
          </table:table-cell>
          <table:table-cell table:style-name="ce25" table:formula="of:=[.BO9]+[.BO10]" office:value-type="float" office:value="338329" calcext:value-type="float">
            <text:p>338,329</text:p>
          </table:table-cell>
          <table:table-cell table:style-name="ce25" table:formula="of:=[.BP9]+[.BP10]" office:value-type="float" office:value="328633" calcext:value-type="float">
            <text:p>328,633</text:p>
          </table:table-cell>
          <table:table-cell table:style-name="ce49" table:formula="of:=[.BQ9]+[.BQ10]" office:value-type="float" office:value="314975" calcext:value-type="float">
            <text:p>314,975</text:p>
          </table:table-cell>
          <table:table-cell table:style-name="ce25" table:formula="of:=[.BR9]+[.BR10]" office:value-type="float" office:value="1340648" calcext:value-type="float">
            <text:p>1,340,648</text:p>
          </table:table-cell>
          <table:table-cell table:style-name="ce25" table:formula="of:=[.BS9]+[.BS10]" office:value-type="float" office:value="302351" calcext:value-type="float">
            <text:p>302,351</text:p>
          </table:table-cell>
          <table:table-cell table:style-name="ce25" table:formula="of:=[.BT9]+[.BT10]" office:value-type="float" office:value="309917" calcext:value-type="float">
            <text:p>309,917</text:p>
          </table:table-cell>
          <table:table-cell table:style-name="ce25" table:formula="of:=[.BU9]+[.BU10]" office:value-type="float" office:value="269590" calcext:value-type="float">
            <text:p>269,590</text:p>
          </table:table-cell>
          <table:table-cell table:style-name="ce25" table:formula="of:=[.BV9]+[.BV10]" office:value-type="float" office:value="242525" calcext:value-type="float">
            <text:p>242,525</text:p>
          </table:table-cell>
          <table:table-cell table:style-name="ce49" table:formula="of:=[.BW9]+[.BW10]" office:value-type="float" office:value="216265" calcext:value-type="float">
            <text:p>216,265</text:p>
          </table:table-cell>
          <table:table-cell table:style-name="ce25" table:formula="of:=[.BX9]+[.BX10]" office:value-type="float" office:value="791626" calcext:value-type="float">
            <text:p>791,626</text:p>
          </table:table-cell>
          <table:table-cell table:style-name="ce25" table:formula="of:=[.BY9]+[.BY10]" office:value-type="float" office:value="193160" calcext:value-type="float">
            <text:p>193,160</text:p>
          </table:table-cell>
          <table:table-cell table:style-name="ce25" table:formula="of:=[.BZ9]+[.BZ10]" office:value-type="float" office:value="157379" calcext:value-type="float">
            <text:p>157,379</text:p>
          </table:table-cell>
          <table:table-cell table:style-name="ce25" table:formula="of:=[.CA9]+[.CA10]" office:value-type="float" office:value="129026" calcext:value-type="float">
            <text:p>129,026</text:p>
          </table:table-cell>
          <table:table-cell table:style-name="ce25" table:formula="of:=[.CB9]+[.CB10]" office:value-type="float" office:value="153738" calcext:value-type="float">
            <text:p>153,738</text:p>
          </table:table-cell>
          <table:table-cell table:style-name="ce49" table:formula="of:=[.CC9]+[.CC10]" office:value-type="float" office:value="158323" calcext:value-type="float">
            <text:p>158,323</text:p>
          </table:table-cell>
          <table:table-cell table:style-name="ce25" table:formula="of:=[.CD9]+[.CD10]" office:value-type="float" office:value="748159" calcext:value-type="float">
            <text:p>748,159</text:p>
          </table:table-cell>
          <table:table-cell table:style-name="ce25" table:formula="of:=[.CE9]+[.CE10]" office:value-type="float" office:value="155313" calcext:value-type="float">
            <text:p>155,313</text:p>
          </table:table-cell>
          <table:table-cell table:style-name="ce25" table:formula="of:=[.CF9]+[.CF10]" office:value-type="float" office:value="154188" calcext:value-type="float">
            <text:p>154,188</text:p>
          </table:table-cell>
          <table:table-cell table:style-name="ce25" table:formula="of:=[.CG9]+[.CG10]" office:value-type="float" office:value="154436" calcext:value-type="float">
            <text:p>154,436</text:p>
          </table:table-cell>
          <table:table-cell table:style-name="ce25" table:formula="of:=[.CH9]+[.CH10]" office:value-type="float" office:value="147874" calcext:value-type="float">
            <text:p>147,874</text:p>
          </table:table-cell>
          <table:table-cell table:style-name="ce49" table:formula="of:=[.CI9]+[.CI10]" office:value-type="float" office:value="136348" calcext:value-type="float">
            <text:p>136,348</text:p>
          </table:table-cell>
          <table:table-cell table:style-name="ce25" table:formula="of:=[.CJ9]+[.CJ10]" office:value-type="float" office:value="596553" calcext:value-type="float">
            <text:p>596,553</text:p>
          </table:table-cell>
          <table:table-cell table:style-name="ce25" table:formula="of:=[.CK9]+[.CK10]" office:value-type="float" office:value="131529" calcext:value-type="float">
            <text:p>131,529</text:p>
          </table:table-cell>
          <table:table-cell table:style-name="ce25" table:formula="of:=[.CL9]+[.CL10]" office:value-type="float" office:value="123460" calcext:value-type="float">
            <text:p>123,460</text:p>
          </table:table-cell>
          <table:table-cell table:style-name="ce25" table:formula="of:=[.CM9]+[.CM10]" office:value-type="float" office:value="119578" calcext:value-type="float">
            <text:p>119,578</text:p>
          </table:table-cell>
          <table:table-cell table:style-name="ce25" table:formula="of:=[.CN9]+[.CN10]" office:value-type="float" office:value="114491" calcext:value-type="float">
            <text:p>114,491</text:p>
          </table:table-cell>
          <table:table-cell table:style-name="ce49" table:formula="of:=[.CO9]+[.CO10]" office:value-type="float" office:value="107495" calcext:value-type="float">
            <text:p>107,495</text:p>
          </table:table-cell>
          <table:table-cell table:style-name="ce25" table:formula="of:=[.CP9]+[.CP10]" office:value-type="float" office:value="493029" calcext:value-type="float">
            <text:p>493,029</text:p>
          </table:table-cell>
          <table:table-cell table:style-name="ce25" table:formula="of:=[.CQ9]+[.CQ10]" office:value-type="float" office:value="104296" calcext:value-type="float">
            <text:p>104,296</text:p>
          </table:table-cell>
          <table:table-cell table:style-name="ce25" table:formula="of:=[.CR9]+[.CR10]" office:value-type="float" office:value="105363" calcext:value-type="float">
            <text:p>105,363</text:p>
          </table:table-cell>
          <table:table-cell table:style-name="ce25" table:formula="of:=[.CS9]+[.CS10]" office:value-type="float" office:value="101336" calcext:value-type="float">
            <text:p>101,336</text:p>
          </table:table-cell>
          <table:table-cell table:style-name="ce25" table:formula="of:=[.CT9]+[.CT10]" office:value-type="float" office:value="94732" calcext:value-type="float">
            <text:p>94,732</text:p>
          </table:table-cell>
          <table:table-cell table:style-name="ce49" table:formula="of:=[.CU9]+[.CU10]" office:value-type="float" office:value="87302" calcext:value-type="float">
            <text:p>87,302</text:p>
          </table:table-cell>
          <table:table-cell table:style-name="ce25" table:formula="of:=[.CV9]+[.CV10]" office:value-type="float" office:value="314079" calcext:value-type="float">
            <text:p>314,079</text:p>
          </table:table-cell>
          <table:table-cell table:style-name="ce25" table:formula="of:=[.CW9]+[.CW10]" office:value-type="float" office:value="79769" calcext:value-type="float">
            <text:p>79,769</text:p>
          </table:table-cell>
          <table:table-cell table:style-name="ce25" table:formula="of:=[.CX9]+[.CX10]" office:value-type="float" office:value="73081" calcext:value-type="float">
            <text:p>73,081</text:p>
          </table:table-cell>
          <table:table-cell table:style-name="ce25" table:formula="of:=[.CY9]+[.CY10]" office:value-type="float" office:value="63745" calcext:value-type="float">
            <text:p>63,745</text:p>
          </table:table-cell>
          <table:table-cell table:style-name="ce25" table:formula="of:=[.CZ9]+[.CZ10]" office:value-type="float" office:value="52457" calcext:value-type="float">
            <text:p>52,457</text:p>
          </table:table-cell>
          <table:table-cell table:style-name="ce49" table:formula="of:=[.DA9]+[.DA10]" office:value-type="float" office:value="45027" calcext:value-type="float">
            <text:p>45,027</text:p>
          </table:table-cell>
          <table:table-cell table:style-name="ce25" table:formula="of:=[.DB9]+[.DB10]" office:value-type="float" office:value="138226" calcext:value-type="float">
            <text:p>138,226</text:p>
          </table:table-cell>
          <table:table-cell table:style-name="ce25" table:formula="of:=[.DC9]+[.DC10]" office:value-type="float" office:value="39190" calcext:value-type="float">
            <text:p>39,190</text:p>
          </table:table-cell>
          <table:table-cell table:style-name="ce25" table:formula="of:=[.DD9]+[.DD10]" office:value-type="float" office:value="34699" calcext:value-type="float">
            <text:p>34,699</text:p>
          </table:table-cell>
          <table:table-cell table:style-name="ce25" table:formula="of:=[.DE9]+[.DE10]" office:value-type="float" office:value="26839" calcext:value-type="float">
            <text:p>26,839</text:p>
          </table:table-cell>
          <table:table-cell table:style-name="ce25" table:formula="of:=[.DF9]+[.DF10]" office:value-type="float" office:value="21126" calcext:value-type="float">
            <text:p>21,126</text:p>
          </table:table-cell>
          <table:table-cell table:style-name="ce49" table:formula="of:=[.DG9]+[.DG10]" office:value-type="float" office:value="16372" calcext:value-type="float">
            <text:p>16,372</text:p>
          </table:table-cell>
          <table:table-cell table:style-name="ce25" table:formula="of:=[.DH9]+[.DH10]" office:value-type="float" office:value="42095" calcext:value-type="float">
            <text:p>42,095</text:p>
          </table:table-cell>
          <table:table-cell table:style-name="ce25" table:formula="of:=[.DI9]+[.DI10]" office:value-type="float" office:value="13349" calcext:value-type="float">
            <text:p>13,349</text:p>
          </table:table-cell>
          <table:table-cell table:style-name="ce25" table:formula="of:=[.DJ9]+[.DJ10]" office:value-type="float" office:value="10032" calcext:value-type="float">
            <text:p>10,032</text:p>
          </table:table-cell>
          <table:table-cell table:style-name="ce25" table:formula="of:=[.DK9]+[.DK10]" office:value-type="float" office:value="7784" calcext:value-type="float">
            <text:p>7,784</text:p>
          </table:table-cell>
          <table:table-cell table:style-name="ce25" table:formula="of:=[.DL9]+[.DL10]" office:value-type="float" office:value="6252" calcext:value-type="float">
            <text:p>6,252</text:p>
          </table:table-cell>
          <table:table-cell table:style-name="ce49" table:formula="of:=[.DM9]+[.DM10]" office:value-type="float" office:value="4678" calcext:value-type="float">
            <text:p>4,678</text:p>
          </table:table-cell>
          <table:table-cell table:style-name="ce25" table:formula="of:=[.DN9]+[.DN10]" office:value-type="float" office:value="9709" calcext:value-type="float">
            <text:p>9,709</text:p>
          </table:table-cell>
          <table:table-cell table:style-name="ce25" table:formula="of:=[.DO9]+[.DO10]" office:value-type="float" office:value="3779" calcext:value-type="float">
            <text:p>3,779</text:p>
          </table:table-cell>
          <table:table-cell table:style-name="ce25" table:formula="of:=[.DP9]+[.DP10]" office:value-type="float" office:value="2423" calcext:value-type="float">
            <text:p>2,423</text:p>
          </table:table-cell>
          <table:table-cell table:style-name="ce25" table:formula="of:=[.DQ9]+[.DQ10]" office:value-type="float" office:value="1634" calcext:value-type="float">
            <text:p>1,634</text:p>
          </table:table-cell>
          <table:table-cell table:style-name="ce25" table:formula="of:=[.DR9]+[.DR10]" office:value-type="float" office:value="1095" calcext:value-type="float">
            <text:p>1,095</text:p>
          </table:table-cell>
          <table:table-cell table:style-name="ce49" table:formula="of:=[.DS9]+[.DS10]" office:value-type="float" office:value="778" calcext:value-type="float">
            <text:p>778</text:p>
          </table:table-cell>
          <table:table-cell table:style-name="ce25" table:formula="of:=[.DT9]+[.DT10]" office:value-type="float" office:value="1940" calcext:value-type="float">
            <text:p>1,94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3244" calcext:value-type="float">
            <text:p>11,563,244</text:p>
          </table:table-cell>
          <table:table-cell table:style-name="ce25" table:formula="of:=[.D12]+[.D78]+[.D81]" office:value-type="float" office:value="546373" calcext:value-type="float">
            <text:p>546,373</text:p>
          </table:table-cell>
          <table:table-cell table:style-name="ce25" table:formula="of:=[.E12]+[.E78]+[.E81]" office:value-type="float" office:value="100953" calcext:value-type="float">
            <text:p>100,953</text:p>
          </table:table-cell>
          <table:table-cell table:style-name="ce25" table:formula="of:=[.F12]+[.F78]+[.F81]" office:value-type="float" office:value="107226" calcext:value-type="float">
            <text:p>107,226</text:p>
          </table:table-cell>
          <table:table-cell table:style-name="ce25" table:formula="of:=[.G12]+[.G78]+[.G81]" office:value-type="float" office:value="107568" calcext:value-type="float">
            <text:p>107,568</text:p>
          </table:table-cell>
          <table:table-cell table:style-name="ce25" table:formula="of:=[.H12]+[.H78]+[.H81]" office:value-type="float" office:value="113127" calcext:value-type="float">
            <text:p>113,127</text:p>
          </table:table-cell>
          <table:table-cell table:style-name="ce25" table:formula="of:=[.I12]+[.I78]+[.I81]" office:value-type="float" office:value="117499" calcext:value-type="float">
            <text:p>117,499</text:p>
          </table:table-cell>
          <table:table-cell table:style-name="ce25" table:formula="of:=[.J12]+[.J78]+[.J81]" office:value-type="float" office:value="703228" calcext:value-type="float">
            <text:p>703,228</text:p>
          </table:table-cell>
          <table:table-cell table:style-name="ce25" table:formula="of:=[.K12]+[.K78]+[.K81]" office:value-type="float" office:value="127890" calcext:value-type="float">
            <text:p>127,890</text:p>
          </table:table-cell>
          <table:table-cell table:style-name="ce25" table:formula="of:=[.L12]+[.L78]+[.L81]" office:value-type="float" office:value="130611" calcext:value-type="float">
            <text:p>130,611</text:p>
          </table:table-cell>
          <table:table-cell table:style-name="ce25" table:formula="of:=[.M12]+[.M78]+[.M81]" office:value-type="float" office:value="157508" calcext:value-type="float">
            <text:p>157,508</text:p>
          </table:table-cell>
          <table:table-cell table:style-name="ce25" table:formula="of:=[.N12]+[.N78]+[.N81]" office:value-type="float" office:value="148951" calcext:value-type="float">
            <text:p>148,951</text:p>
          </table:table-cell>
          <table:table-cell table:style-name="ce49" table:formula="of:=[.O12]+[.O78]+[.O81]" office:value-type="float" office:value="138268" calcext:value-type="float">
            <text:p>138,268</text:p>
          </table:table-cell>
          <table:table-cell table:style-name="ce25" table:formula="of:=[.P12]+[.P78]+[.P81]" office:value-type="float" office:value="836250" calcext:value-type="float">
            <text:p>836,250</text:p>
          </table:table-cell>
          <table:table-cell table:style-name="ce25" table:formula="of:=[.Q12]+[.Q78]+[.Q81]" office:value-type="float" office:value="164871" calcext:value-type="float">
            <text:p>164,871</text:p>
          </table:table-cell>
          <table:table-cell table:style-name="ce25" table:formula="of:=[.R12]+[.R78]+[.R81]" office:value-type="float" office:value="167074" calcext:value-type="float">
            <text:p>167,074</text:p>
          </table:table-cell>
          <table:table-cell table:style-name="ce25" table:formula="of:=[.S12]+[.S78]+[.S81]" office:value-type="float" office:value="168406" calcext:value-type="float">
            <text:p>168,406</text:p>
          </table:table-cell>
          <table:table-cell table:style-name="ce25" table:formula="of:=[.T12]+[.T78]+[.T81]" office:value-type="float" office:value="167533" calcext:value-type="float">
            <text:p>167,533</text:p>
          </table:table-cell>
          <table:table-cell table:style-name="ce49" table:formula="of:=[.U12]+[.U78]+[.U81]" office:value-type="float" office:value="168366" calcext:value-type="float">
            <text:p>168,366</text:p>
          </table:table-cell>
          <table:table-cell table:style-name="ce25" table:formula="of:=[.V12]+[.V78]+[.V81]" office:value-type="float" office:value="843528" calcext:value-type="float">
            <text:p>843,528</text:p>
          </table:table-cell>
          <table:table-cell table:style-name="ce25" table:formula="of:=[.W12]+[.W78]+[.W81]" office:value-type="float" office:value="166970" calcext:value-type="float">
            <text:p>166,970</text:p>
          </table:table-cell>
          <table:table-cell table:style-name="ce25" table:formula="of:=[.X12]+[.X78]+[.X81]" office:value-type="float" office:value="165801" calcext:value-type="float">
            <text:p>165,801</text:p>
          </table:table-cell>
          <table:table-cell table:style-name="ce25" table:formula="of:=[.Y12]+[.Y78]+[.Y81]" office:value-type="float" office:value="173398" calcext:value-type="float">
            <text:p>173,398</text:p>
          </table:table-cell>
          <table:table-cell table:style-name="ce25" table:formula="of:=[.Z12]+[.Z78]+[.Z81]" office:value-type="float" office:value="161390" calcext:value-type="float">
            <text:p>161,390</text:p>
          </table:table-cell>
          <table:table-cell table:style-name="ce49" table:formula="of:=[.AA12]+[.AA78]+[.AA81]" office:value-type="float" office:value="175969" calcext:value-type="float">
            <text:p>175,969</text:p>
          </table:table-cell>
          <table:table-cell table:style-name="ce25" table:formula="of:=[.AB12]+[.AB78]+[.AB81]" office:value-type="float" office:value="851005" calcext:value-type="float">
            <text:p>851,005</text:p>
          </table:table-cell>
          <table:table-cell table:style-name="ce25" table:formula="of:=[.AC12]+[.AC78]+[.AC81]" office:value-type="float" office:value="158467" calcext:value-type="float">
            <text:p>158,467</text:p>
          </table:table-cell>
          <table:table-cell table:style-name="ce25" table:formula="of:=[.AD12]+[.AD78]+[.AD81]" office:value-type="float" office:value="151288" calcext:value-type="float">
            <text:p>151,288</text:p>
          </table:table-cell>
          <table:table-cell table:style-name="ce25" table:formula="of:=[.AE12]+[.AE78]+[.AE81]" office:value-type="float" office:value="169176" calcext:value-type="float">
            <text:p>169,176</text:p>
          </table:table-cell>
          <table:table-cell table:style-name="ce25" table:formula="of:=[.AF12]+[.AF78]+[.AF81]" office:value-type="float" office:value="183362" calcext:value-type="float">
            <text:p>183,362</text:p>
          </table:table-cell>
          <table:table-cell table:style-name="ce49" table:formula="of:=[.AG12]+[.AG78]+[.AG81]" office:value-type="float" office:value="188712" calcext:value-type="float">
            <text:p>188,712</text:p>
          </table:table-cell>
          <table:table-cell table:style-name="ce25" table:formula="of:=[.AH12]+[.AH78]+[.AH81]" office:value-type="float" office:value="1017619" calcext:value-type="float">
            <text:p>1,017,619</text:p>
          </table:table-cell>
          <table:table-cell table:style-name="ce25" table:formula="of:=[.AI12]+[.AI78]+[.AI81]" office:value-type="float" office:value="198641" calcext:value-type="float">
            <text:p>198,641</text:p>
          </table:table-cell>
          <table:table-cell table:style-name="ce25" table:formula="of:=[.AJ12]+[.AJ78]+[.AJ81]" office:value-type="float" office:value="205147" calcext:value-type="float">
            <text:p>205,147</text:p>
          </table:table-cell>
          <table:table-cell table:style-name="ce25" table:formula="of:=[.AK12]+[.AK78]+[.AK81]" office:value-type="float" office:value="202399" calcext:value-type="float">
            <text:p>202,399</text:p>
          </table:table-cell>
          <table:table-cell table:style-name="ce25" table:formula="of:=[.AL12]+[.AL78]+[.AL81]" office:value-type="float" office:value="208002" calcext:value-type="float">
            <text:p>208,002</text:p>
          </table:table-cell>
          <table:table-cell table:style-name="ce49" table:formula="of:=[.AM12]+[.AM78]+[.AM81]" office:value-type="float" office:value="203430" calcext:value-type="float">
            <text:p>203,430</text:p>
          </table:table-cell>
          <table:table-cell table:style-name="ce25" table:formula="of:=[.AN12]+[.AN78]+[.AN81]" office:value-type="float" office:value="935577" calcext:value-type="float">
            <text:p>935,577</text:p>
          </table:table-cell>
          <table:table-cell table:style-name="ce25" table:formula="of:=[.AO12]+[.AO78]+[.AO81]" office:value-type="float" office:value="190578" calcext:value-type="float">
            <text:p>190,578</text:p>
          </table:table-cell>
          <table:table-cell table:style-name="ce25" table:formula="of:=[.AP12]+[.AP78]+[.AP81]" office:value-type="float" office:value="209896" calcext:value-type="float">
            <text:p>209,896</text:p>
          </table:table-cell>
          <table:table-cell table:style-name="ce25" table:formula="of:=[.AQ12]+[.AQ78]+[.AQ81]" office:value-type="float" office:value="181890" calcext:value-type="float">
            <text:p>181,890</text:p>
          </table:table-cell>
          <table:table-cell table:style-name="ce25" table:formula="of:=[.AR12]+[.AR78]+[.AR81]" office:value-type="float" office:value="176775" calcext:value-type="float">
            <text:p>176,775</text:p>
          </table:table-cell>
          <table:table-cell table:style-name="ce49" table:formula="of:=[.AS12]+[.AS78]+[.AS81]" office:value-type="float" office:value="176438" calcext:value-type="float">
            <text:p>176,438</text:p>
          </table:table-cell>
          <table:table-cell table:style-name="ce25" table:formula="of:=[.AT12]+[.AT78]+[.AT81]" office:value-type="float" office:value="918712" calcext:value-type="float">
            <text:p>918,712</text:p>
          </table:table-cell>
          <table:table-cell table:style-name="ce25" table:formula="of:=[.AU12]+[.AU78]+[.AU81]" office:value-type="float" office:value="174752" calcext:value-type="float">
            <text:p>174,752</text:p>
          </table:table-cell>
          <table:table-cell table:style-name="ce25" table:formula="of:=[.AV12]+[.AV78]+[.AV81]" office:value-type="float" office:value="181035" calcext:value-type="float">
            <text:p>181,035</text:p>
          </table:table-cell>
          <table:table-cell table:style-name="ce25" table:formula="of:=[.AW12]+[.AW78]+[.AW81]" office:value-type="float" office:value="187075" calcext:value-type="float">
            <text:p>187,075</text:p>
          </table:table-cell>
          <table:table-cell table:style-name="ce25" table:formula="of:=[.AX12]+[.AX78]+[.AX81]" office:value-type="float" office:value="188319" calcext:value-type="float">
            <text:p>188,319</text:p>
          </table:table-cell>
          <table:table-cell table:style-name="ce49" table:formula="of:=[.AY12]+[.AY78]+[.AY81]" office:value-type="float" office:value="187531" calcext:value-type="float">
            <text:p>187,531</text:p>
          </table:table-cell>
          <table:table-cell table:style-name="ce25" table:formula="of:=[.AZ12]+[.AZ78]+[.AZ81]" office:value-type="float" office:value="947475" calcext:value-type="float">
            <text:p>947,475</text:p>
          </table:table-cell>
          <table:table-cell table:style-name="ce25" table:formula="of:=[.BA12]+[.BA78]+[.BA81]" office:value-type="float" office:value="183700" calcext:value-type="float">
            <text:p>183,700</text:p>
          </table:table-cell>
          <table:table-cell table:style-name="ce25" table:formula="of:=[.BB12]+[.BB78]+[.BB81]" office:value-type="float" office:value="187759" calcext:value-type="float">
            <text:p>187,759</text:p>
          </table:table-cell>
          <table:table-cell table:style-name="ce25" table:formula="of:=[.BC12]+[.BC78]+[.BC81]" office:value-type="float" office:value="188953" calcext:value-type="float">
            <text:p>188,953</text:p>
          </table:table-cell>
          <table:table-cell table:style-name="ce25" table:formula="of:=[.BD12]+[.BD78]+[.BD81]" office:value-type="float" office:value="193572" calcext:value-type="float">
            <text:p>193,572</text:p>
          </table:table-cell>
          <table:table-cell table:style-name="ce49" table:formula="of:=[.BE12]+[.BE78]+[.BE81]" office:value-type="float" office:value="193491" calcext:value-type="float">
            <text:p>193,491</text:p>
          </table:table-cell>
          <table:table-cell table:style-name="ce25" table:formula="of:=[.BF12]+[.BF78]+[.BF81]" office:value-type="float" office:value="939247" calcext:value-type="float">
            <text:p>939,247</text:p>
          </table:table-cell>
          <table:table-cell table:style-name="ce25" table:formula="of:=[.BG12]+[.BG78]+[.BG81]" office:value-type="float" office:value="194200" calcext:value-type="float">
            <text:p>194,200</text:p>
          </table:table-cell>
          <table:table-cell table:style-name="ce25" table:formula="of:=[.BH12]+[.BH78]+[.BH81]" office:value-type="float" office:value="190552" calcext:value-type="float">
            <text:p>190,552</text:p>
          </table:table-cell>
          <table:table-cell table:style-name="ce25" table:formula="of:=[.BI12]+[.BI78]+[.BI81]" office:value-type="float" office:value="185528" calcext:value-type="float">
            <text:p>185,528</text:p>
          </table:table-cell>
          <table:table-cell table:style-name="ce25" table:formula="of:=[.BJ12]+[.BJ78]+[.BJ81]" office:value-type="float" office:value="185910" calcext:value-type="float">
            <text:p>185,910</text:p>
          </table:table-cell>
          <table:table-cell table:style-name="ce49" table:formula="of:=[.BK12]+[.BK78]+[.BK81]" office:value-type="float" office:value="183057" calcext:value-type="float">
            <text:p>183,057</text:p>
          </table:table-cell>
          <table:table-cell table:style-name="ce25" table:formula="of:=[.BL12]+[.BL78]+[.BL81]" office:value-type="float" office:value="831441" calcext:value-type="float">
            <text:p>831,441</text:p>
          </table:table-cell>
          <table:table-cell table:style-name="ce25" table:formula="of:=[.BM12]+[.BM78]+[.BM81]" office:value-type="float" office:value="166449" calcext:value-type="float">
            <text:p>166,449</text:p>
          </table:table-cell>
          <table:table-cell table:style-name="ce25" table:formula="of:=[.BN12]+[.BN78]+[.BN81]" office:value-type="float" office:value="176765" calcext:value-type="float">
            <text:p>176,765</text:p>
          </table:table-cell>
          <table:table-cell table:style-name="ce25" table:formula="of:=[.BO12]+[.BO78]+[.BO81]" office:value-type="float" office:value="168738" calcext:value-type="float">
            <text:p>168,738</text:p>
          </table:table-cell>
          <table:table-cell table:style-name="ce25" table:formula="of:=[.BP12]+[.BP78]+[.BP81]" office:value-type="float" office:value="163183" calcext:value-type="float">
            <text:p>163,183</text:p>
          </table:table-cell>
          <table:table-cell table:style-name="ce49" table:formula="of:=[.BQ12]+[.BQ78]+[.BQ81]" office:value-type="float" office:value="156306" calcext:value-type="float">
            <text:p>156,306</text:p>
          </table:table-cell>
          <table:table-cell table:style-name="ce25" table:formula="of:=[.BR12]+[.BR78]+[.BR81]" office:value-type="float" office:value="662248" calcext:value-type="float">
            <text:p>662,248</text:p>
          </table:table-cell>
          <table:table-cell table:style-name="ce25" table:formula="of:=[.BS12]+[.BS78]+[.BS81]" office:value-type="float" office:value="150093" calcext:value-type="float">
            <text:p>150,093</text:p>
          </table:table-cell>
          <table:table-cell table:style-name="ce25" table:formula="of:=[.BT12]+[.BT78]+[.BT81]" office:value-type="float" office:value="152796" calcext:value-type="float">
            <text:p>152,796</text:p>
          </table:table-cell>
          <table:table-cell table:style-name="ce25" table:formula="of:=[.BU12]+[.BU78]+[.BU81]" office:value-type="float" office:value="133639" calcext:value-type="float">
            <text:p>133,639</text:p>
          </table:table-cell>
          <table:table-cell table:style-name="ce25" table:formula="of:=[.BV12]+[.BV78]+[.BV81]" office:value-type="float" office:value="119224" calcext:value-type="float">
            <text:p>119,224</text:p>
          </table:table-cell>
          <table:table-cell table:style-name="ce49" table:formula="of:=[.BW12]+[.BW78]+[.BW81]" office:value-type="float" office:value="106496" calcext:value-type="float">
            <text:p>106,496</text:p>
          </table:table-cell>
          <table:table-cell table:style-name="ce25" table:formula="of:=[.BX12]+[.BX78]+[.BX81]" office:value-type="float" office:value="385904" calcext:value-type="float">
            <text:p>385,904</text:p>
          </table:table-cell>
          <table:table-cell table:style-name="ce25" table:formula="of:=[.BY12]+[.BY78]+[.BY81]" office:value-type="float" office:value="94937" calcext:value-type="float">
            <text:p>94,937</text:p>
          </table:table-cell>
          <table:table-cell table:style-name="ce25" table:formula="of:=[.BZ12]+[.BZ78]+[.BZ81]" office:value-type="float" office:value="77115" calcext:value-type="float">
            <text:p>77,115</text:p>
          </table:table-cell>
          <table:table-cell table:style-name="ce25" table:formula="of:=[.CA12]+[.CA78]+[.CA81]" office:value-type="float" office:value="62570" calcext:value-type="float">
            <text:p>62,570</text:p>
          </table:table-cell>
          <table:table-cell table:style-name="ce25" table:formula="of:=[.CB12]+[.CB78]+[.CB81]" office:value-type="float" office:value="74664" calcext:value-type="float">
            <text:p>74,664</text:p>
          </table:table-cell>
          <table:table-cell table:style-name="ce49" table:formula="of:=[.CC12]+[.CC78]+[.CC81]" office:value-type="float" office:value="76618" calcext:value-type="float">
            <text:p>76,618</text:p>
          </table:table-cell>
          <table:table-cell table:style-name="ce25" table:formula="of:=[.CD12]+[.CD78]+[.CD81]" office:value-type="float" office:value="355067" calcext:value-type="float">
            <text:p>355,067</text:p>
          </table:table-cell>
          <table:table-cell table:style-name="ce25" table:formula="of:=[.CE12]+[.CE78]+[.CE81]" office:value-type="float" office:value="74724" calcext:value-type="float">
            <text:p>74,724</text:p>
          </table:table-cell>
          <table:table-cell table:style-name="ce25" table:formula="of:=[.CF12]+[.CF78]+[.CF81]" office:value-type="float" office:value="73744" calcext:value-type="float">
            <text:p>73,744</text:p>
          </table:table-cell>
          <table:table-cell table:style-name="ce25" table:formula="of:=[.CG12]+[.CG78]+[.CG81]" office:value-type="float" office:value="73437" calcext:value-type="float">
            <text:p>73,437</text:p>
          </table:table-cell>
          <table:table-cell table:style-name="ce25" table:formula="of:=[.CH12]+[.CH78]+[.CH81]" office:value-type="float" office:value="69262" calcext:value-type="float">
            <text:p>69,262</text:p>
          </table:table-cell>
          <table:table-cell table:style-name="ce49" table:formula="of:=[.CI12]+[.CI78]+[.CI81]" office:value-type="float" office:value="63900" calcext:value-type="float">
            <text:p>63,900</text:p>
          </table:table-cell>
          <table:table-cell table:style-name="ce25" table:formula="of:=[.CJ12]+[.CJ78]+[.CJ81]" office:value-type="float" office:value="279427" calcext:value-type="float">
            <text:p>279,427</text:p>
          </table:table-cell>
          <table:table-cell table:style-name="ce25" table:formula="of:=[.CK12]+[.CK78]+[.CK81]" office:value-type="float" office:value="61176" calcext:value-type="float">
            <text:p>61,176</text:p>
          </table:table-cell>
          <table:table-cell table:style-name="ce25" table:formula="of:=[.CL12]+[.CL78]+[.CL81]" office:value-type="float" office:value="57668" calcext:value-type="float">
            <text:p>57,668</text:p>
          </table:table-cell>
          <table:table-cell table:style-name="ce25" table:formula="of:=[.CM12]+[.CM78]+[.CM81]" office:value-type="float" office:value="55248" calcext:value-type="float">
            <text:p>55,248</text:p>
          </table:table-cell>
          <table:table-cell table:style-name="ce25" table:formula="of:=[.CN12]+[.CN78]+[.CN81]" office:value-type="float" office:value="53843" calcext:value-type="float">
            <text:p>53,843</text:p>
          </table:table-cell>
          <table:table-cell table:style-name="ce49" table:formula="of:=[.CO12]+[.CO78]+[.CO81]" office:value-type="float" office:value="51492" calcext:value-type="float">
            <text:p>51,492</text:p>
          </table:table-cell>
          <table:table-cell table:style-name="ce25" table:formula="of:=[.CP12]+[.CP78]+[.CP81]" office:value-type="float" office:value="255279" calcext:value-type="float">
            <text:p>255,279</text:p>
          </table:table-cell>
          <table:table-cell table:style-name="ce25" table:formula="of:=[.CQ12]+[.CQ78]+[.CQ81]" office:value-type="float" office:value="51471" calcext:value-type="float">
            <text:p>51,471</text:p>
          </table:table-cell>
          <table:table-cell table:style-name="ce25" table:formula="of:=[.CR12]+[.CR78]+[.CR81]" office:value-type="float" office:value="53470" calcext:value-type="float">
            <text:p>53,470</text:p>
          </table:table-cell>
          <table:table-cell table:style-name="ce25" table:formula="of:=[.CS12]+[.CS78]+[.CS81]" office:value-type="float" office:value="53330" calcext:value-type="float">
            <text:p>53,330</text:p>
          </table:table-cell>
          <table:table-cell table:style-name="ce25" table:formula="of:=[.CT12]+[.CT78]+[.CT81]" office:value-type="float" office:value="50414" calcext:value-type="float">
            <text:p>50,414</text:p>
          </table:table-cell>
          <table:table-cell table:style-name="ce49" table:formula="of:=[.CU12]+[.CU78]+[.CU81]" office:value-type="float" office:value="46594" calcext:value-type="float">
            <text:p>46,594</text:p>
          </table:table-cell>
          <table:table-cell table:style-name="ce25" table:formula="of:=[.CV12]+[.CV78]+[.CV81]" office:value-type="float" office:value="165000" calcext:value-type="float">
            <text:p>165,000</text:p>
          </table:table-cell>
          <table:table-cell table:style-name="ce25" table:formula="of:=[.CW12]+[.CW78]+[.CW81]" office:value-type="float" office:value="42801" calcext:value-type="float">
            <text:p>42,801</text:p>
          </table:table-cell>
          <table:table-cell table:style-name="ce25" table:formula="of:=[.CX12]+[.CX78]+[.CX81]" office:value-type="float" office:value="38694" calcext:value-type="float">
            <text:p>38,694</text:p>
          </table:table-cell>
          <table:table-cell table:style-name="ce25" table:formula="of:=[.CY12]+[.CY78]+[.CY81]" office:value-type="float" office:value="33954" calcext:value-type="float">
            <text:p>33,954</text:p>
          </table:table-cell>
          <table:table-cell table:style-name="ce25" table:formula="of:=[.CZ12]+[.CZ78]+[.CZ81]" office:value-type="float" office:value="27071" calcext:value-type="float">
            <text:p>27,071</text:p>
          </table:table-cell>
          <table:table-cell table:style-name="ce49" table:formula="of:=[.DA12]+[.DA78]+[.DA81]" office:value-type="float" office:value="22480" calcext:value-type="float">
            <text:p>22,480</text:p>
          </table:table-cell>
          <table:table-cell table:style-name="ce25" table:formula="of:=[.DB12]+[.DB78]+[.DB81]" office:value-type="float" office:value="66336" calcext:value-type="float">
            <text:p>66,336</text:p>
          </table:table-cell>
          <table:table-cell table:style-name="ce25" table:formula="of:=[.DC12]+[.DC78]+[.DC81]" office:value-type="float" office:value="19349" calcext:value-type="float">
            <text:p>19,349</text:p>
          </table:table-cell>
          <table:table-cell table:style-name="ce25" table:formula="of:=[.DD12]+[.DD78]+[.DD81]" office:value-type="float" office:value="16839" calcext:value-type="float">
            <text:p>16,839</text:p>
          </table:table-cell>
          <table:table-cell table:style-name="ce25" table:formula="of:=[.DE12]+[.DE78]+[.DE81]" office:value-type="float" office:value="12784" calcext:value-type="float">
            <text:p>12,784</text:p>
          </table:table-cell>
          <table:table-cell table:style-name="ce25" table:formula="of:=[.DF12]+[.DF78]+[.DF81]" office:value-type="float" office:value="9874" calcext:value-type="float">
            <text:p>9,874</text:p>
          </table:table-cell>
          <table:table-cell table:style-name="ce49" table:formula="of:=[.DG12]+[.DG78]+[.DG81]" office:value-type="float" office:value="7490" calcext:value-type="float">
            <text:p>7,490</text:p>
          </table:table-cell>
          <table:table-cell table:style-name="ce25" table:formula="of:=[.DH12]+[.DH78]+[.DH81]" office:value-type="float" office:value="18311" calcext:value-type="float">
            <text:p>18,311</text:p>
          </table:table-cell>
          <table:table-cell table:style-name="ce25" table:formula="of:=[.DI12]+[.DI78]+[.DI81]" office:value-type="float" office:value="5864" calcext:value-type="float">
            <text:p>5,864</text:p>
          </table:table-cell>
          <table:table-cell table:style-name="ce25" table:formula="of:=[.DJ12]+[.DJ78]+[.DJ81]" office:value-type="float" office:value="4397" calcext:value-type="float">
            <text:p>4,397</text:p>
          </table:table-cell>
          <table:table-cell table:style-name="ce25" table:formula="of:=[.DK12]+[.DK78]+[.DK81]" office:value-type="float" office:value="3369" calcext:value-type="float">
            <text:p>3,369</text:p>
          </table:table-cell>
          <table:table-cell table:style-name="ce25" table:formula="of:=[.DL12]+[.DL78]+[.DL81]" office:value-type="float" office:value="2697" calcext:value-type="float">
            <text:p>2,697</text:p>
          </table:table-cell>
          <table:table-cell table:style-name="ce49" table:formula="of:=[.DM12]+[.DM78]+[.DM81]" office:value-type="float" office:value="1984" calcext:value-type="float">
            <text:p>1,984</text:p>
          </table:table-cell>
          <table:table-cell table:style-name="ce25" table:formula="of:=[.DN12]+[.DN78]+[.DN81]" office:value-type="float" office:value="4215" calcext:value-type="float">
            <text:p>4,215</text:p>
          </table:table-cell>
          <table:table-cell table:style-name="ce25" table:formula="of:=[.DO12]+[.DO78]+[.DO81]" office:value-type="float" office:value="1694" calcext:value-type="float">
            <text:p>1,694</text:p>
          </table:table-cell>
          <table:table-cell table:style-name="ce25" table:formula="of:=[.DP12]+[.DP78]+[.DP81]" office:value-type="float" office:value="1047" calcext:value-type="float">
            <text:p>1,047</text:p>
          </table:table-cell>
          <table:table-cell table:style-name="ce25" table:formula="of:=[.DQ12]+[.DQ78]+[.DQ81]" office:value-type="float" office:value="674" calcext:value-type="float">
            <text:p>674</text:p>
          </table:table-cell>
          <table:table-cell table:style-name="ce25" table:formula="of:=[.DR12]+[.DR78]+[.DR81]" office:value-type="float" office:value="476" calcext:value-type="float">
            <text:p>476</text:p>
          </table:table-cell>
          <table:table-cell table:style-name="ce49" table:formula="of:=[.DS12]+[.DS78]+[.DS81]" office:value-type="float" office:value="324" calcext:value-type="float">
            <text:p>324</text:p>
          </table:table-cell>
          <table:table-cell table:style-name="ce25" table:formula="of:=[.DT12]+[.DT78]+[.DT81]" office:value-type="float" office:value="1002" calcext:value-type="float">
            <text:p>1,0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18361" calcext:value-type="float">
            <text:p>11,318,361</text:p>
          </table:table-cell>
          <table:table-cell table:style-name="ce26" table:formula="of:=[.D13]+[.D79]+[.D82]" office:value-type="float" office:value="498135" calcext:value-type="float">
            <text:p>498,135</text:p>
          </table:table-cell>
          <table:table-cell table:style-name="ce26" table:formula="of:=[.E13]+[.E79]+[.E82]" office:value-type="float" office:value="92367" calcext:value-type="float">
            <text:p>92,367</text:p>
          </table:table-cell>
          <table:table-cell table:style-name="ce26" table:formula="of:=[.F13]+[.F79]+[.F82]" office:value-type="float" office:value="97741" calcext:value-type="float">
            <text:p>97,741</text:p>
          </table:table-cell>
          <table:table-cell table:style-name="ce26" table:formula="of:=[.G13]+[.G79]+[.G82]" office:value-type="float" office:value="98698" calcext:value-type="float">
            <text:p>98,698</text:p>
          </table:table-cell>
          <table:table-cell table:style-name="ce26" table:formula="of:=[.H13]+[.H79]+[.H82]" office:value-type="float" office:value="102896" calcext:value-type="float">
            <text:p>102,896</text:p>
          </table:table-cell>
          <table:table-cell table:style-name="ce26" table:formula="of:=[.I13]+[.I79]+[.I82]" office:value-type="float" office:value="106433" calcext:value-type="float">
            <text:p>106,433</text:p>
          </table:table-cell>
          <table:table-cell table:style-name="ce26" table:formula="of:=[.J13]+[.J79]+[.J82]" office:value-type="float" office:value="645244" calcext:value-type="float">
            <text:p>645,244</text:p>
          </table:table-cell>
          <table:table-cell table:style-name="ce26" table:formula="of:=[.K13]+[.K79]+[.K82]" office:value-type="float" office:value="116875" calcext:value-type="float">
            <text:p>116,875</text:p>
          </table:table-cell>
          <table:table-cell table:style-name="ce26" table:formula="of:=[.L13]+[.L79]+[.L82]" office:value-type="float" office:value="120562" calcext:value-type="float">
            <text:p>120,562</text:p>
          </table:table-cell>
          <table:table-cell table:style-name="ce26" table:formula="of:=[.M13]+[.M79]+[.M82]" office:value-type="float" office:value="144079" calcext:value-type="float">
            <text:p>144,079</text:p>
          </table:table-cell>
          <table:table-cell table:style-name="ce26" table:formula="of:=[.N13]+[.N79]+[.N82]" office:value-type="float" office:value="136728" calcext:value-type="float">
            <text:p>136,728</text:p>
          </table:table-cell>
          <table:table-cell table:style-name="ce38" table:formula="of:=[.O13]+[.O79]+[.O82]" office:value-type="float" office:value="127000" calcext:value-type="float">
            <text:p>127,000</text:p>
          </table:table-cell>
          <table:table-cell table:style-name="ce26" table:formula="of:=[.P13]+[.P79]+[.P82]" office:value-type="float" office:value="772443" calcext:value-type="float">
            <text:p>772,443</text:p>
          </table:table-cell>
          <table:table-cell table:style-name="ce26" table:formula="of:=[.Q13]+[.Q79]+[.Q82]" office:value-type="float" office:value="151345" calcext:value-type="float">
            <text:p>151,345</text:p>
          </table:table-cell>
          <table:table-cell table:style-name="ce26" table:formula="of:=[.R13]+[.R79]+[.R82]" office:value-type="float" office:value="154279" calcext:value-type="float">
            <text:p>154,279</text:p>
          </table:table-cell>
          <table:table-cell table:style-name="ce26" table:formula="of:=[.S13]+[.S79]+[.S82]" office:value-type="float" office:value="155703" calcext:value-type="float">
            <text:p>155,703</text:p>
          </table:table-cell>
          <table:table-cell table:style-name="ce26" table:formula="of:=[.T13]+[.T79]+[.T82]" office:value-type="float" office:value="155032" calcext:value-type="float">
            <text:p>155,032</text:p>
          </table:table-cell>
          <table:table-cell table:style-name="ce38" table:formula="of:=[.U13]+[.U79]+[.U82]" office:value-type="float" office:value="156084" calcext:value-type="float">
            <text:p>156,084</text:p>
          </table:table-cell>
          <table:table-cell table:style-name="ce26" table:formula="of:=[.V13]+[.V79]+[.V82]" office:value-type="float" office:value="774476" calcext:value-type="float">
            <text:p>774,476</text:p>
          </table:table-cell>
          <table:table-cell table:style-name="ce26" table:formula="of:=[.W13]+[.W79]+[.W82]" office:value-type="float" office:value="152399" calcext:value-type="float">
            <text:p>152,399</text:p>
          </table:table-cell>
          <table:table-cell table:style-name="ce26" table:formula="of:=[.X13]+[.X79]+[.X82]" office:value-type="float" office:value="151012" calcext:value-type="float">
            <text:p>151,012</text:p>
          </table:table-cell>
          <table:table-cell table:style-name="ce26" table:formula="of:=[.Y13]+[.Y79]+[.Y82]" office:value-type="float" office:value="158083" calcext:value-type="float">
            <text:p>158,083</text:p>
          </table:table-cell>
          <table:table-cell table:style-name="ce26" table:formula="of:=[.Z13]+[.Z79]+[.Z82]" office:value-type="float" office:value="149084" calcext:value-type="float">
            <text:p>149,084</text:p>
          </table:table-cell>
          <table:table-cell table:style-name="ce38" table:formula="of:=[.AA13]+[.AA79]+[.AA82]" office:value-type="float" office:value="163898" calcext:value-type="float">
            <text:p>163,898</text:p>
          </table:table-cell>
          <table:table-cell table:style-name="ce26" table:formula="of:=[.AB13]+[.AB79]+[.AB82]" office:value-type="float" office:value="804556" calcext:value-type="float">
            <text:p>804,556</text:p>
          </table:table-cell>
          <table:table-cell table:style-name="ce26" table:formula="of:=[.AC13]+[.AC79]+[.AC82]" office:value-type="float" office:value="147304" calcext:value-type="float">
            <text:p>147,304</text:p>
          </table:table-cell>
          <table:table-cell table:style-name="ce26" table:formula="of:=[.AD13]+[.AD79]+[.AD82]" office:value-type="float" office:value="142990" calcext:value-type="float">
            <text:p>142,990</text:p>
          </table:table-cell>
          <table:table-cell table:style-name="ce26" table:formula="of:=[.AE13]+[.AE79]+[.AE82]" office:value-type="float" office:value="160310" calcext:value-type="float">
            <text:p>160,310</text:p>
          </table:table-cell>
          <table:table-cell table:style-name="ce26" table:formula="of:=[.AF13]+[.AF79]+[.AF82]" office:value-type="float" office:value="174112" calcext:value-type="float">
            <text:p>174,112</text:p>
          </table:table-cell>
          <table:table-cell table:style-name="ce38" table:formula="of:=[.AG13]+[.AG79]+[.AG82]" office:value-type="float" office:value="179840" calcext:value-type="float">
            <text:p>179,840</text:p>
          </table:table-cell>
          <table:table-cell table:style-name="ce26" table:formula="of:=[.AH13]+[.AH79]+[.AH82]" office:value-type="float" office:value="991269" calcext:value-type="float">
            <text:p>991,269</text:p>
          </table:table-cell>
          <table:table-cell table:style-name="ce26" table:formula="of:=[.AI13]+[.AI79]+[.AI82]" office:value-type="float" office:value="191841" calcext:value-type="float">
            <text:p>191,841</text:p>
          </table:table-cell>
          <table:table-cell table:style-name="ce26" table:formula="of:=[.AJ13]+[.AJ79]+[.AJ82]" office:value-type="float" office:value="198940" calcext:value-type="float">
            <text:p>198,940</text:p>
          </table:table-cell>
          <table:table-cell table:style-name="ce26" table:formula="of:=[.AK13]+[.AK79]+[.AK82]" office:value-type="float" office:value="198475" calcext:value-type="float">
            <text:p>198,475</text:p>
          </table:table-cell>
          <table:table-cell table:style-name="ce26" table:formula="of:=[.AL13]+[.AL79]+[.AL82]" office:value-type="float" office:value="203222" calcext:value-type="float">
            <text:p>203,222</text:p>
          </table:table-cell>
          <table:table-cell table:style-name="ce38" table:formula="of:=[.AM13]+[.AM79]+[.AM82]" office:value-type="float" office:value="198791" calcext:value-type="float">
            <text:p>198,791</text:p>
          </table:table-cell>
          <table:table-cell table:style-name="ce26" table:formula="of:=[.AN13]+[.AN79]+[.AN82]" office:value-type="float" office:value="927825" calcext:value-type="float">
            <text:p>927,825</text:p>
          </table:table-cell>
          <table:table-cell table:style-name="ce26" table:formula="of:=[.AO13]+[.AO79]+[.AO82]" office:value-type="float" office:value="188198" calcext:value-type="float">
            <text:p>188,198</text:p>
          </table:table-cell>
          <table:table-cell table:style-name="ce26" table:formula="of:=[.AP13]+[.AP79]+[.AP82]" office:value-type="float" office:value="207511" calcext:value-type="float">
            <text:p>207,511</text:p>
          </table:table-cell>
          <table:table-cell table:style-name="ce26" table:formula="of:=[.AQ13]+[.AQ79]+[.AQ82]" office:value-type="float" office:value="180439" calcext:value-type="float">
            <text:p>180,439</text:p>
          </table:table-cell>
          <table:table-cell table:style-name="ce26" table:formula="of:=[.AR13]+[.AR79]+[.AR82]" office:value-type="float" office:value="176503" calcext:value-type="float">
            <text:p>176,503</text:p>
          </table:table-cell>
          <table:table-cell table:style-name="ce38" table:formula="of:=[.AS13]+[.AS79]+[.AS82]" office:value-type="float" office:value="175174" calcext:value-type="float">
            <text:p>175,174</text:p>
          </table:table-cell>
          <table:table-cell table:style-name="ce26" table:formula="of:=[.AT13]+[.AT79]+[.AT82]" office:value-type="float" office:value="913311" calcext:value-type="float">
            <text:p>913,311</text:p>
          </table:table-cell>
          <table:table-cell table:style-name="ce26" table:formula="of:=[.AU13]+[.AU79]+[.AU82]" office:value-type="float" office:value="175815" calcext:value-type="float">
            <text:p>175,815</text:p>
          </table:table-cell>
          <table:table-cell table:style-name="ce26" table:formula="of:=[.AV13]+[.AV79]+[.AV82]" office:value-type="float" office:value="180417" calcext:value-type="float">
            <text:p>180,417</text:p>
          </table:table-cell>
          <table:table-cell table:style-name="ce26" table:formula="of:=[.AW13]+[.AW79]+[.AW82]" office:value-type="float" office:value="185536" calcext:value-type="float">
            <text:p>185,536</text:p>
          </table:table-cell>
          <table:table-cell table:style-name="ce26" table:formula="of:=[.AX13]+[.AX79]+[.AX82]" office:value-type="float" office:value="186955" calcext:value-type="float">
            <text:p>186,955</text:p>
          </table:table-cell>
          <table:table-cell table:style-name="ce38" table:formula="of:=[.AY13]+[.AY79]+[.AY82]" office:value-type="float" office:value="184588" calcext:value-type="float">
            <text:p>184,588</text:p>
          </table:table-cell>
          <table:table-cell table:style-name="ce26" table:formula="of:=[.AZ13]+[.AZ79]+[.AZ82]" office:value-type="float" office:value="934990" calcext:value-type="float">
            <text:p>934,990</text:p>
          </table:table-cell>
          <table:table-cell table:style-name="ce26" table:formula="of:=[.BA13]+[.BA79]+[.BA82]" office:value-type="float" office:value="180757" calcext:value-type="float">
            <text:p>180,757</text:p>
          </table:table-cell>
          <table:table-cell table:style-name="ce26" table:formula="of:=[.BB13]+[.BB79]+[.BB82]" office:value-type="float" office:value="185162" calcext:value-type="float">
            <text:p>185,162</text:p>
          </table:table-cell>
          <table:table-cell table:style-name="ce26" table:formula="of:=[.BC13]+[.BC79]+[.BC82]" office:value-type="float" office:value="186647" calcext:value-type="float">
            <text:p>186,647</text:p>
          </table:table-cell>
          <table:table-cell table:style-name="ce26" table:formula="of:=[.BD13]+[.BD79]+[.BD82]" office:value-type="float" office:value="190625" calcext:value-type="float">
            <text:p>190,625</text:p>
          </table:table-cell>
          <table:table-cell table:style-name="ce38" table:formula="of:=[.BE13]+[.BE79]+[.BE82]" office:value-type="float" office:value="191799" calcext:value-type="float">
            <text:p>191,799</text:p>
          </table:table-cell>
          <table:table-cell table:style-name="ce26" table:formula="of:=[.BF13]+[.BF79]+[.BF82]" office:value-type="float" office:value="933162" calcext:value-type="float">
            <text:p>933,162</text:p>
          </table:table-cell>
          <table:table-cell table:style-name="ce26" table:formula="of:=[.BG13]+[.BG79]+[.BG82]" office:value-type="float" office:value="191395" calcext:value-type="float">
            <text:p>191,395</text:p>
          </table:table-cell>
          <table:table-cell table:style-name="ce26" table:formula="of:=[.BH13]+[.BH79]+[.BH82]" office:value-type="float" office:value="188911" calcext:value-type="float">
            <text:p>188,911</text:p>
          </table:table-cell>
          <table:table-cell table:style-name="ce26" table:formula="of:=[.BI13]+[.BI79]+[.BI82]" office:value-type="float" office:value="183664" calcext:value-type="float">
            <text:p>183,664</text:p>
          </table:table-cell>
          <table:table-cell table:style-name="ce26" table:formula="of:=[.BJ13]+[.BJ79]+[.BJ82]" office:value-type="float" office:value="186262" calcext:value-type="float">
            <text:p>186,262</text:p>
          </table:table-cell>
          <table:table-cell table:style-name="ce38" table:formula="of:=[.BK13]+[.BK79]+[.BK82]" office:value-type="float" office:value="182930" calcext:value-type="float">
            <text:p>182,930</text:p>
          </table:table-cell>
          <table:table-cell table:style-name="ce26" table:formula="of:=[.BL13]+[.BL79]+[.BL82]" office:value-type="float" office:value="839675" calcext:value-type="float">
            <text:p>839,675</text:p>
          </table:table-cell>
          <table:table-cell table:style-name="ce26" table:formula="of:=[.BM13]+[.BM79]+[.BM82]" office:value-type="float" office:value="167506" calcext:value-type="float">
            <text:p>167,506</text:p>
          </table:table-cell>
          <table:table-cell table:style-name="ce26" table:formula="of:=[.BN13]+[.BN79]+[.BN82]" office:value-type="float" office:value="178459" calcext:value-type="float">
            <text:p>178,459</text:p>
          </table:table-cell>
          <table:table-cell table:style-name="ce26" table:formula="of:=[.BO13]+[.BO79]+[.BO82]" office:value-type="float" office:value="169591" calcext:value-type="float">
            <text:p>169,591</text:p>
          </table:table-cell>
          <table:table-cell table:style-name="ce26" table:formula="of:=[.BP13]+[.BP79]+[.BP82]" office:value-type="float" office:value="165450" calcext:value-type="float">
            <text:p>165,450</text:p>
          </table:table-cell>
          <table:table-cell table:style-name="ce38" table:formula="of:=[.BQ13]+[.BQ79]+[.BQ82]" office:value-type="float" office:value="158669" calcext:value-type="float">
            <text:p>158,669</text:p>
          </table:table-cell>
          <table:table-cell table:style-name="ce26" table:formula="of:=[.BR13]+[.BR79]+[.BR82]" office:value-type="float" office:value="678400" calcext:value-type="float">
            <text:p>678,400</text:p>
          </table:table-cell>
          <table:table-cell table:style-name="ce26" table:formula="of:=[.BS13]+[.BS79]+[.BS82]" office:value-type="float" office:value="152258" calcext:value-type="float">
            <text:p>152,258</text:p>
          </table:table-cell>
          <table:table-cell table:style-name="ce26" table:formula="of:=[.BT13]+[.BT79]+[.BT82]" office:value-type="float" office:value="157121" calcext:value-type="float">
            <text:p>157,121</text:p>
          </table:table-cell>
          <table:table-cell table:style-name="ce26" table:formula="of:=[.BU13]+[.BU79]+[.BU82]" office:value-type="float" office:value="135951" calcext:value-type="float">
            <text:p>135,951</text:p>
          </table:table-cell>
          <table:table-cell table:style-name="ce26" table:formula="of:=[.BV13]+[.BV79]+[.BV82]" office:value-type="float" office:value="123301" calcext:value-type="float">
            <text:p>123,301</text:p>
          </table:table-cell>
          <table:table-cell table:style-name="ce38" table:formula="of:=[.BW13]+[.BW79]+[.BW82]" office:value-type="float" office:value="109769" calcext:value-type="float">
            <text:p>109,769</text:p>
          </table:table-cell>
          <table:table-cell table:style-name="ce26" table:formula="of:=[.BX13]+[.BX79]+[.BX82]" office:value-type="float" office:value="405722" calcext:value-type="float">
            <text:p>405,722</text:p>
          </table:table-cell>
          <table:table-cell table:style-name="ce26" table:formula="of:=[.BY13]+[.BY79]+[.BY82]" office:value-type="float" office:value="98223" calcext:value-type="float">
            <text:p>98,223</text:p>
          </table:table-cell>
          <table:table-cell table:style-name="ce26" table:formula="of:=[.BZ13]+[.BZ79]+[.BZ82]" office:value-type="float" office:value="80264" calcext:value-type="float">
            <text:p>80,264</text:p>
          </table:table-cell>
          <table:table-cell table:style-name="ce26" table:formula="of:=[.CA13]+[.CA79]+[.CA82]" office:value-type="float" office:value="66456" calcext:value-type="float">
            <text:p>66,456</text:p>
          </table:table-cell>
          <table:table-cell table:style-name="ce26" table:formula="of:=[.CB13]+[.CB79]+[.CB82]" office:value-type="float" office:value="79074" calcext:value-type="float">
            <text:p>79,074</text:p>
          </table:table-cell>
          <table:table-cell table:style-name="ce38" table:formula="of:=[.CC13]+[.CC79]+[.CC82]" office:value-type="float" office:value="81705" calcext:value-type="float">
            <text:p>81,705</text:p>
          </table:table-cell>
          <table:table-cell table:style-name="ce26" table:formula="of:=[.CD13]+[.CD79]+[.CD82]" office:value-type="float" office:value="393092" calcext:value-type="float">
            <text:p>393,092</text:p>
          </table:table-cell>
          <table:table-cell table:style-name="ce26" table:formula="of:=[.CE13]+[.CE79]+[.CE82]" office:value-type="float" office:value="80589" calcext:value-type="float">
            <text:p>80,589</text:p>
          </table:table-cell>
          <table:table-cell table:style-name="ce26" table:formula="of:=[.CF13]+[.CF79]+[.CF82]" office:value-type="float" office:value="80444" calcext:value-type="float">
            <text:p>80,444</text:p>
          </table:table-cell>
          <table:table-cell table:style-name="ce26" table:formula="of:=[.CG13]+[.CG79]+[.CG82]" office:value-type="float" office:value="80999" calcext:value-type="float">
            <text:p>80,999</text:p>
          </table:table-cell>
          <table:table-cell table:style-name="ce26" table:formula="of:=[.CH13]+[.CH79]+[.CH82]" office:value-type="float" office:value="78612" calcext:value-type="float">
            <text:p>78,612</text:p>
          </table:table-cell>
          <table:table-cell table:style-name="ce38" table:formula="of:=[.CI13]+[.CI79]+[.CI82]" office:value-type="float" office:value="72448" calcext:value-type="float">
            <text:p>72,448</text:p>
          </table:table-cell>
          <table:table-cell table:style-name="ce26" table:formula="of:=[.CJ13]+[.CJ79]+[.CJ82]" office:value-type="float" office:value="317126" calcext:value-type="float">
            <text:p>317,126</text:p>
          </table:table-cell>
          <table:table-cell table:style-name="ce26" table:formula="of:=[.CK13]+[.CK79]+[.CK82]" office:value-type="float" office:value="70353" calcext:value-type="float">
            <text:p>70,353</text:p>
          </table:table-cell>
          <table:table-cell table:style-name="ce26" table:formula="of:=[.CL13]+[.CL79]+[.CL82]" office:value-type="float" office:value="65792" calcext:value-type="float">
            <text:p>65,792</text:p>
          </table:table-cell>
          <table:table-cell table:style-name="ce26" table:formula="of:=[.CM13]+[.CM79]+[.CM82]" office:value-type="float" office:value="64330" calcext:value-type="float">
            <text:p>64,330</text:p>
          </table:table-cell>
          <table:table-cell table:style-name="ce26" table:formula="of:=[.CN13]+[.CN79]+[.CN82]" office:value-type="float" office:value="60648" calcext:value-type="float">
            <text:p>60,648</text:p>
          </table:table-cell>
          <table:table-cell table:style-name="ce38" table:formula="of:=[.CO13]+[.CO79]+[.CO82]" office:value-type="float" office:value="56003" calcext:value-type="float">
            <text:p>56,003</text:p>
          </table:table-cell>
          <table:table-cell table:style-name="ce26" table:formula="of:=[.CP13]+[.CP79]+[.CP82]" office:value-type="float" office:value="237750" calcext:value-type="float">
            <text:p>237,750</text:p>
          </table:table-cell>
          <table:table-cell table:style-name="ce26" table:formula="of:=[.CQ13]+[.CQ79]+[.CQ82]" office:value-type="float" office:value="52825" calcext:value-type="float">
            <text:p>52,825</text:p>
          </table:table-cell>
          <table:table-cell table:style-name="ce26" table:formula="of:=[.CR13]+[.CR79]+[.CR82]" office:value-type="float" office:value="51893" calcext:value-type="float">
            <text:p>51,893</text:p>
          </table:table-cell>
          <table:table-cell table:style-name="ce26" table:formula="of:=[.CS13]+[.CS79]+[.CS82]" office:value-type="float" office:value="48006" calcext:value-type="float">
            <text:p>48,006</text:p>
          </table:table-cell>
          <table:table-cell table:style-name="ce26" table:formula="of:=[.CT13]+[.CT79]+[.CT82]" office:value-type="float" office:value="44318" calcext:value-type="float">
            <text:p>44,318</text:p>
          </table:table-cell>
          <table:table-cell table:style-name="ce38" table:formula="of:=[.CU13]+[.CU79]+[.CU82]" office:value-type="float" office:value="40708" calcext:value-type="float">
            <text:p>40,708</text:p>
          </table:table-cell>
          <table:table-cell table:style-name="ce26" table:formula="of:=[.CV13]+[.CV79]+[.CV82]" office:value-type="float" office:value="149079" calcext:value-type="float">
            <text:p>149,079</text:p>
          </table:table-cell>
          <table:table-cell table:style-name="ce26" table:formula="of:=[.CW13]+[.CW79]+[.CW82]" office:value-type="float" office:value="36968" calcext:value-type="float">
            <text:p>36,968</text:p>
          </table:table-cell>
          <table:table-cell table:style-name="ce26" table:formula="of:=[.CX13]+[.CX79]+[.CX82]" office:value-type="float" office:value="34387" calcext:value-type="float">
            <text:p>34,387</text:p>
          </table:table-cell>
          <table:table-cell table:style-name="ce26" table:formula="of:=[.CY13]+[.CY79]+[.CY82]" office:value-type="float" office:value="29791" calcext:value-type="float">
            <text:p>29,791</text:p>
          </table:table-cell>
          <table:table-cell table:style-name="ce26" table:formula="of:=[.CZ13]+[.CZ79]+[.CZ82]" office:value-type="float" office:value="25386" calcext:value-type="float">
            <text:p>25,386</text:p>
          </table:table-cell>
          <table:table-cell table:style-name="ce38" table:formula="of:=[.DA13]+[.DA79]+[.DA82]" office:value-type="float" office:value="22547" calcext:value-type="float">
            <text:p>22,547</text:p>
          </table:table-cell>
          <table:table-cell table:style-name="ce26" table:formula="of:=[.DB13]+[.DB79]+[.DB82]" office:value-type="float" office:value="71890" calcext:value-type="float">
            <text:p>71,890</text:p>
          </table:table-cell>
          <table:table-cell table:style-name="ce26" table:formula="of:=[.DC13]+[.DC79]+[.DC82]" office:value-type="float" office:value="19841" calcext:value-type="float">
            <text:p>19,841</text:p>
          </table:table-cell>
          <table:table-cell table:style-name="ce26" table:formula="of:=[.DD13]+[.DD79]+[.DD82]" office:value-type="float" office:value="17860" calcext:value-type="float">
            <text:p>17,860</text:p>
          </table:table-cell>
          <table:table-cell table:style-name="ce26" table:formula="of:=[.DE13]+[.DE79]+[.DE82]" office:value-type="float" office:value="14055" calcext:value-type="float">
            <text:p>14,055</text:p>
          </table:table-cell>
          <table:table-cell table:style-name="ce26" table:formula="of:=[.DF13]+[.DF79]+[.DF82]" office:value-type="float" office:value="11252" calcext:value-type="float">
            <text:p>11,252</text:p>
          </table:table-cell>
          <table:table-cell table:style-name="ce38" table:formula="of:=[.DG13]+[.DG79]+[.DG82]" office:value-type="float" office:value="8882" calcext:value-type="float">
            <text:p>8,882</text:p>
          </table:table-cell>
          <table:table-cell table:style-name="ce26" table:formula="of:=[.DH13]+[.DH79]+[.DH82]" office:value-type="float" office:value="23784" calcext:value-type="float">
            <text:p>23,784</text:p>
          </table:table-cell>
          <table:table-cell table:style-name="ce26" table:formula="of:=[.DI13]+[.DI79]+[.DI82]" office:value-type="float" office:value="7485" calcext:value-type="float">
            <text:p>7,485</text:p>
          </table:table-cell>
          <table:table-cell table:style-name="ce26" table:formula="of:=[.DJ13]+[.DJ79]+[.DJ82]" office:value-type="float" office:value="5635" calcext:value-type="float">
            <text:p>5,635</text:p>
          </table:table-cell>
          <table:table-cell table:style-name="ce26" table:formula="of:=[.DK13]+[.DK79]+[.DK82]" office:value-type="float" office:value="4415" calcext:value-type="float">
            <text:p>4,415</text:p>
          </table:table-cell>
          <table:table-cell table:style-name="ce26" table:formula="of:=[.DL13]+[.DL79]+[.DL82]" office:value-type="float" office:value="3555" calcext:value-type="float">
            <text:p>3,555</text:p>
          </table:table-cell>
          <table:table-cell table:style-name="ce38" table:formula="of:=[.DM13]+[.DM79]+[.DM82]" office:value-type="float" office:value="2694" calcext:value-type="float">
            <text:p>2,694</text:p>
          </table:table-cell>
          <table:table-cell table:style-name="ce26" table:formula="of:=[.DN13]+[.DN79]+[.DN82]" office:value-type="float" office:value="5494" calcext:value-type="float">
            <text:p>5,494</text:p>
          </table:table-cell>
          <table:table-cell table:style-name="ce26" table:formula="of:=[.DO13]+[.DO79]+[.DO82]" office:value-type="float" office:value="2085" calcext:value-type="float">
            <text:p>2,085</text:p>
          </table:table-cell>
          <table:table-cell table:style-name="ce26" table:formula="of:=[.DP13]+[.DP79]+[.DP82]" office:value-type="float" office:value="1376" calcext:value-type="float">
            <text:p>1,376</text:p>
          </table:table-cell>
          <table:table-cell table:style-name="ce26" table:formula="of:=[.DQ13]+[.DQ79]+[.DQ82]" office:value-type="float" office:value="960" calcext:value-type="float">
            <text:p>960</text:p>
          </table:table-cell>
          <table:table-cell table:style-name="ce26" table:formula="of:=[.DR13]+[.DR79]+[.DR82]" office:value-type="float" office:value="619" calcext:value-type="float">
            <text:p>619</text:p>
          </table:table-cell>
          <table:table-cell table:style-name="ce38" table:formula="of:=[.DS13]+[.DS79]+[.DS82]" office:value-type="float" office:value="454" calcext:value-type="float">
            <text:p>454</text:p>
          </table:table-cell>
          <table:table-cell table:style-name="ce26" table:formula="of:=[.DT13]+[.DT79]+[.DT82]" office:value-type="float" office:value="938" calcext:value-type="float">
            <text:p>9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29194" calcext:value-type="float">
            <text:p>18,729,194</text:p>
          </table:table-cell>
          <table:table-cell table:style-name="ce25" table:formula="of:=[.D12]+[.D13]" office:value-type="float" office:value="870195" calcext:value-type="float">
            <text:p>870,195</text:p>
          </table:table-cell>
          <table:table-cell table:style-name="ce25" table:formula="of:=[.E12]+[.E13]" office:value-type="float" office:value="160803" calcext:value-type="float">
            <text:p>160,803</text:p>
          </table:table-cell>
          <table:table-cell table:style-name="ce25" table:formula="of:=[.F12]+[.F13]" office:value-type="float" office:value="170578" calcext:value-type="float">
            <text:p>170,578</text:p>
          </table:table-cell>
          <table:table-cell table:style-name="ce25" table:formula="of:=[.G12]+[.G13]" office:value-type="float" office:value="171628" calcext:value-type="float">
            <text:p>171,628</text:p>
          </table:table-cell>
          <table:table-cell table:style-name="ce25" table:formula="of:=[.H12]+[.H13]" office:value-type="float" office:value="180285" calcext:value-type="float">
            <text:p>180,285</text:p>
          </table:table-cell>
          <table:table-cell table:style-name="ce25" table:formula="of:=[.I12]+[.I13]" office:value-type="float" office:value="186901" calcext:value-type="float">
            <text:p>186,901</text:p>
          </table:table-cell>
          <table:table-cell table:style-name="ce25" table:formula="of:=[.J12]+[.J13]" office:value-type="float" office:value="1124468" calcext:value-type="float">
            <text:p>1,124,468</text:p>
          </table:table-cell>
          <table:table-cell table:style-name="ce25" table:formula="of:=[.K12]+[.K13]" office:value-type="float" office:value="204113" calcext:value-type="float">
            <text:p>204,113</text:p>
          </table:table-cell>
          <table:table-cell table:style-name="ce25" table:formula="of:=[.L12]+[.L13]" office:value-type="float" office:value="210702" calcext:value-type="float">
            <text:p>210,702</text:p>
          </table:table-cell>
          <table:table-cell table:style-name="ce25" table:formula="of:=[.M12]+[.M13]" office:value-type="float" office:value="251410" calcext:value-type="float">
            <text:p>251,410</text:p>
          </table:table-cell>
          <table:table-cell table:style-name="ce25" table:formula="of:=[.N12]+[.N13]" office:value-type="float" office:value="237549" calcext:value-type="float">
            <text:p>237,549</text:p>
          </table:table-cell>
          <table:table-cell table:style-name="ce49" table:formula="of:=[.O12]+[.O13]" office:value-type="float" office:value="220694" calcext:value-type="float">
            <text:p>220,694</text:p>
          </table:table-cell>
          <table:table-cell table:style-name="ce25" table:formula="of:=[.P12]+[.P13]" office:value-type="float" office:value="1331465" calcext:value-type="float">
            <text:p>1,331,465</text:p>
          </table:table-cell>
          <table:table-cell table:style-name="ce25" table:formula="of:=[.Q12]+[.Q13]" office:value-type="float" office:value="261809" calcext:value-type="float">
            <text:p>261,809</text:p>
          </table:table-cell>
          <table:table-cell table:style-name="ce25" table:formula="of:=[.R12]+[.R13]" office:value-type="float" office:value="265632" calcext:value-type="float">
            <text:p>265,632</text:p>
          </table:table-cell>
          <table:table-cell table:style-name="ce25" table:formula="of:=[.S12]+[.S13]" office:value-type="float" office:value="267205" calcext:value-type="float">
            <text:p>267,205</text:p>
          </table:table-cell>
          <table:table-cell table:style-name="ce25" table:formula="of:=[.T12]+[.T13]" office:value-type="float" office:value="267151" calcext:value-type="float">
            <text:p>267,151</text:p>
          </table:table-cell>
          <table:table-cell table:style-name="ce49" table:formula="of:=[.U12]+[.U13]" office:value-type="float" office:value="269668" calcext:value-type="float">
            <text:p>269,668</text:p>
          </table:table-cell>
          <table:table-cell table:style-name="ce25" table:formula="of:=[.V12]+[.V13]" office:value-type="float" office:value="1352530" calcext:value-type="float">
            <text:p>1,352,530</text:p>
          </table:table-cell>
          <table:table-cell table:style-name="ce25" table:formula="of:=[.W12]+[.W13]" office:value-type="float" office:value="266576" calcext:value-type="float">
            <text:p>266,576</text:p>
          </table:table-cell>
          <table:table-cell table:style-name="ce25" table:formula="of:=[.X12]+[.X13]" office:value-type="float" office:value="265097" calcext:value-type="float">
            <text:p>265,097</text:p>
          </table:table-cell>
          <table:table-cell table:style-name="ce25" table:formula="of:=[.Y12]+[.Y13]" office:value-type="float" office:value="276914" calcext:value-type="float">
            <text:p>276,914</text:p>
          </table:table-cell>
          <table:table-cell table:style-name="ce25" table:formula="of:=[.Z12]+[.Z13]" office:value-type="float" office:value="260117" calcext:value-type="float">
            <text:p>260,117</text:p>
          </table:table-cell>
          <table:table-cell table:style-name="ce49" table:formula="of:=[.AA12]+[.AA13]" office:value-type="float" office:value="283826" calcext:value-type="float">
            <text:p>283,826</text:p>
          </table:table-cell>
          <table:table-cell table:style-name="ce25" table:formula="of:=[.AB12]+[.AB13]" office:value-type="float" office:value="1384446" calcext:value-type="float">
            <text:p>1,384,446</text:p>
          </table:table-cell>
          <table:table-cell table:style-name="ce25" table:formula="of:=[.AC12]+[.AC13]" office:value-type="float" office:value="256369" calcext:value-type="float">
            <text:p>256,369</text:p>
          </table:table-cell>
          <table:table-cell table:style-name="ce25" table:formula="of:=[.AD12]+[.AD13]" office:value-type="float" office:value="246545" calcext:value-type="float">
            <text:p>246,545</text:p>
          </table:table-cell>
          <table:table-cell table:style-name="ce25" table:formula="of:=[.AE12]+[.AE13]" office:value-type="float" office:value="275259" calcext:value-type="float">
            <text:p>275,259</text:p>
          </table:table-cell>
          <table:table-cell table:style-name="ce25" table:formula="of:=[.AF12]+[.AF13]" office:value-type="float" office:value="298553" calcext:value-type="float">
            <text:p>298,553</text:p>
          </table:table-cell>
          <table:table-cell table:style-name="ce49" table:formula="of:=[.AG12]+[.AG13]" office:value-type="float" office:value="307720" calcext:value-type="float">
            <text:p>307,720</text:p>
          </table:table-cell>
          <table:table-cell table:style-name="ce25" table:formula="of:=[.AH12]+[.AH13]" office:value-type="float" office:value="1674080" calcext:value-type="float">
            <text:p>1,674,080</text:p>
          </table:table-cell>
          <table:table-cell table:style-name="ce25" table:formula="of:=[.AI12]+[.AI13]" office:value-type="float" office:value="325953" calcext:value-type="float">
            <text:p>325,953</text:p>
          </table:table-cell>
          <table:table-cell table:style-name="ce25" table:formula="of:=[.AJ12]+[.AJ13]" office:value-type="float" office:value="336994" calcext:value-type="float">
            <text:p>336,994</text:p>
          </table:table-cell>
          <table:table-cell table:style-name="ce25" table:formula="of:=[.AK12]+[.AK13]" office:value-type="float" office:value="334243" calcext:value-type="float">
            <text:p>334,243</text:p>
          </table:table-cell>
          <table:table-cell table:style-name="ce25" table:formula="of:=[.AL12]+[.AL13]" office:value-type="float" office:value="342451" calcext:value-type="float">
            <text:p>342,451</text:p>
          </table:table-cell>
          <table:table-cell table:style-name="ce49" table:formula="of:=[.AM12]+[.AM13]" office:value-type="float" office:value="334439" calcext:value-type="float">
            <text:p>334,439</text:p>
          </table:table-cell>
          <table:table-cell table:style-name="ce25" table:formula="of:=[.AN12]+[.AN13]" office:value-type="float" office:value="1534648" calcext:value-type="float">
            <text:p>1,534,648</text:p>
          </table:table-cell>
          <table:table-cell table:style-name="ce25" table:formula="of:=[.AO12]+[.AO13]" office:value-type="float" office:value="315549" calcext:value-type="float">
            <text:p>315,549</text:p>
          </table:table-cell>
          <table:table-cell table:style-name="ce25" table:formula="of:=[.AP12]+[.AP13]" office:value-type="float" office:value="342979" calcext:value-type="float">
            <text:p>342,979</text:p>
          </table:table-cell>
          <table:table-cell table:style-name="ce25" table:formula="of:=[.AQ12]+[.AQ13]" office:value-type="float" office:value="298700" calcext:value-type="float">
            <text:p>298,700</text:p>
          </table:table-cell>
          <table:table-cell table:style-name="ce25" table:formula="of:=[.AR12]+[.AR13]" office:value-type="float" office:value="289712" calcext:value-type="float">
            <text:p>289,712</text:p>
          </table:table-cell>
          <table:table-cell table:style-name="ce49" table:formula="of:=[.AS12]+[.AS13]" office:value-type="float" office:value="287708" calcext:value-type="float">
            <text:p>287,708</text:p>
          </table:table-cell>
          <table:table-cell table:style-name="ce25" table:formula="of:=[.AT12]+[.AT13]" office:value-type="float" office:value="1492793" calcext:value-type="float">
            <text:p>1,492,793</text:p>
          </table:table-cell>
          <table:table-cell table:style-name="ce25" table:formula="of:=[.AU12]+[.AU13]" office:value-type="float" office:value="286832" calcext:value-type="float">
            <text:p>286,832</text:p>
          </table:table-cell>
          <table:table-cell table:style-name="ce25" table:formula="of:=[.AV12]+[.AV13]" office:value-type="float" office:value="294653" calcext:value-type="float">
            <text:p>294,653</text:p>
          </table:table-cell>
          <table:table-cell table:style-name="ce25" table:formula="of:=[.AW12]+[.AW13]" office:value-type="float" office:value="303255" calcext:value-type="float">
            <text:p>303,255</text:p>
          </table:table-cell>
          <table:table-cell table:style-name="ce25" table:formula="of:=[.AX12]+[.AX13]" office:value-type="float" office:value="305593" calcext:value-type="float">
            <text:p>305,593</text:p>
          </table:table-cell>
          <table:table-cell table:style-name="ce49" table:formula="of:=[.AY12]+[.AY13]" office:value-type="float" office:value="302460" calcext:value-type="float">
            <text:p>302,460</text:p>
          </table:table-cell>
          <table:table-cell table:style-name="ce25" table:formula="of:=[.AZ12]+[.AZ13]" office:value-type="float" office:value="1534460" calcext:value-type="float">
            <text:p>1,534,460</text:p>
          </table:table-cell>
          <table:table-cell table:style-name="ce25" table:formula="of:=[.BA12]+[.BA13]" office:value-type="float" office:value="296642" calcext:value-type="float">
            <text:p>296,642</text:p>
          </table:table-cell>
          <table:table-cell table:style-name="ce25" table:formula="of:=[.BB12]+[.BB13]" office:value-type="float" office:value="304348" calcext:value-type="float">
            <text:p>304,348</text:p>
          </table:table-cell>
          <table:table-cell table:style-name="ce25" table:formula="of:=[.BC12]+[.BC13]" office:value-type="float" office:value="306202" calcext:value-type="float">
            <text:p>306,202</text:p>
          </table:table-cell>
          <table:table-cell table:style-name="ce25" table:formula="of:=[.BD12]+[.BD13]" office:value-type="float" office:value="313029" calcext:value-type="float">
            <text:p>313,029</text:p>
          </table:table-cell>
          <table:table-cell table:style-name="ce49" table:formula="of:=[.BE12]+[.BE13]" office:value-type="float" office:value="314239" calcext:value-type="float">
            <text:p>314,239</text:p>
          </table:table-cell>
          <table:table-cell table:style-name="ce25" table:formula="of:=[.BF12]+[.BF13]" office:value-type="float" office:value="1521236" calcext:value-type="float">
            <text:p>1,521,236</text:p>
          </table:table-cell>
          <table:table-cell table:style-name="ce25" table:formula="of:=[.BG12]+[.BG13]" office:value-type="float" office:value="314273" calcext:value-type="float">
            <text:p>314,273</text:p>
          </table:table-cell>
          <table:table-cell table:style-name="ce25" table:formula="of:=[.BH12]+[.BH13]" office:value-type="float" office:value="309538" calcext:value-type="float">
            <text:p>309,538</text:p>
          </table:table-cell>
          <table:table-cell table:style-name="ce25" table:formula="of:=[.BI12]+[.BI13]" office:value-type="float" office:value="300203" calcext:value-type="float">
            <text:p>300,203</text:p>
          </table:table-cell>
          <table:table-cell table:style-name="ce25" table:formula="of:=[.BJ12]+[.BJ13]" office:value-type="float" office:value="301731" calcext:value-type="float">
            <text:p>301,731</text:p>
          </table:table-cell>
          <table:table-cell table:style-name="ce49" table:formula="of:=[.BK12]+[.BK13]" office:value-type="float" office:value="295491" calcext:value-type="float">
            <text:p>295,491</text:p>
          </table:table-cell>
          <table:table-cell table:style-name="ce25" table:formula="of:=[.BL12]+[.BL13]" office:value-type="float" office:value="1335133" calcext:value-type="float">
            <text:p>1,335,133</text:p>
          </table:table-cell>
          <table:table-cell table:style-name="ce25" table:formula="of:=[.BM12]+[.BM13]" office:value-type="float" office:value="267925" calcext:value-type="float">
            <text:p>267,925</text:p>
          </table:table-cell>
          <table:table-cell table:style-name="ce25" table:formula="of:=[.BN12]+[.BN13]" office:value-type="float" office:value="285083" calcext:value-type="float">
            <text:p>285,083</text:p>
          </table:table-cell>
          <table:table-cell table:style-name="ce25" table:formula="of:=[.BO12]+[.BO13]" office:value-type="float" office:value="269703" calcext:value-type="float">
            <text:p>269,703</text:p>
          </table:table-cell>
          <table:table-cell table:style-name="ce25" table:formula="of:=[.BP12]+[.BP13]" office:value-type="float" office:value="262262" calcext:value-type="float">
            <text:p>262,262</text:p>
          </table:table-cell>
          <table:table-cell table:style-name="ce49" table:formula="of:=[.BQ12]+[.BQ13]" office:value-type="float" office:value="250160" calcext:value-type="float">
            <text:p>250,160</text:p>
          </table:table-cell>
          <table:table-cell table:style-name="ce25" table:formula="of:=[.BR12]+[.BR13]" office:value-type="float" office:value="1058306" calcext:value-type="float">
            <text:p>1,058,306</text:p>
          </table:table-cell>
          <table:table-cell table:style-name="ce25" table:formula="of:=[.BS12]+[.BS13]" office:value-type="float" office:value="239111" calcext:value-type="float">
            <text:p>239,111</text:p>
          </table:table-cell>
          <table:table-cell table:style-name="ce25" table:formula="of:=[.BT12]+[.BT13]" office:value-type="float" office:value="245434" calcext:value-type="float">
            <text:p>245,434</text:p>
          </table:table-cell>
          <table:table-cell table:style-name="ce25" table:formula="of:=[.BU12]+[.BU13]" office:value-type="float" office:value="212256" calcext:value-type="float">
            <text:p>212,256</text:p>
          </table:table-cell>
          <table:table-cell table:style-name="ce25" table:formula="of:=[.BV12]+[.BV13]" office:value-type="float" office:value="190983" calcext:value-type="float">
            <text:p>190,983</text:p>
          </table:table-cell>
          <table:table-cell table:style-name="ce49" table:formula="of:=[.BW12]+[.BW13]" office:value-type="float" office:value="170522" calcext:value-type="float">
            <text:p>170,522</text:p>
          </table:table-cell>
          <table:table-cell table:style-name="ce25" table:formula="of:=[.BX12]+[.BX13]" office:value-type="float" office:value="629529" calcext:value-type="float">
            <text:p>629,529</text:p>
          </table:table-cell>
          <table:table-cell table:style-name="ce25" table:formula="of:=[.BY12]+[.BY13]" office:value-type="float" office:value="152100" calcext:value-type="float">
            <text:p>152,100</text:p>
          </table:table-cell>
          <table:table-cell table:style-name="ce25" table:formula="of:=[.BZ12]+[.BZ13]" office:value-type="float" office:value="124363" calcext:value-type="float">
            <text:p>124,363</text:p>
          </table:table-cell>
          <table:table-cell table:style-name="ce25" table:formula="of:=[.CA12]+[.CA13]" office:value-type="float" office:value="102805" calcext:value-type="float">
            <text:p>102,805</text:p>
          </table:table-cell>
          <table:table-cell table:style-name="ce25" table:formula="of:=[.CB12]+[.CB13]" office:value-type="float" office:value="123409" calcext:value-type="float">
            <text:p>123,409</text:p>
          </table:table-cell>
          <table:table-cell table:style-name="ce49" table:formula="of:=[.CC12]+[.CC13]" office:value-type="float" office:value="126852" calcext:value-type="float">
            <text:p>126,852</text:p>
          </table:table-cell>
          <table:table-cell table:style-name="ce25" table:formula="of:=[.CD12]+[.CD13]" office:value-type="float" office:value="603582" calcext:value-type="float">
            <text:p>603,582</text:p>
          </table:table-cell>
          <table:table-cell table:style-name="ce25" table:formula="of:=[.CE12]+[.CE13]" office:value-type="float" office:value="124494" calcext:value-type="float">
            <text:p>124,494</text:p>
          </table:table-cell>
          <table:table-cell table:style-name="ce25" table:formula="of:=[.CF12]+[.CF13]" office:value-type="float" office:value="124086" calcext:value-type="float">
            <text:p>124,086</text:p>
          </table:table-cell>
          <table:table-cell table:style-name="ce25" table:formula="of:=[.CG12]+[.CG13]" office:value-type="float" office:value="124699" calcext:value-type="float">
            <text:p>124,699</text:p>
          </table:table-cell>
          <table:table-cell table:style-name="ce25" table:formula="of:=[.CH12]+[.CH13]" office:value-type="float" office:value="119770" calcext:value-type="float">
            <text:p>119,770</text:p>
          </table:table-cell>
          <table:table-cell table:style-name="ce49" table:formula="of:=[.CI12]+[.CI13]" office:value-type="float" office:value="110533" calcext:value-type="float">
            <text:p>110,533</text:p>
          </table:table-cell>
          <table:table-cell table:style-name="ce25" table:formula="of:=[.CJ12]+[.CJ13]" office:value-type="float" office:value="487070" calcext:value-type="float">
            <text:p>487,070</text:p>
          </table:table-cell>
          <table:table-cell table:style-name="ce25" table:formula="of:=[.CK12]+[.CK13]" office:value-type="float" office:value="107093" calcext:value-type="float">
            <text:p>107,093</text:p>
          </table:table-cell>
          <table:table-cell table:style-name="ce25" table:formula="of:=[.CL12]+[.CL13]" office:value-type="float" office:value="100982" calcext:value-type="float">
            <text:p>100,982</text:p>
          </table:table-cell>
          <table:table-cell table:style-name="ce25" table:formula="of:=[.CM12]+[.CM13]" office:value-type="float" office:value="97401" calcext:value-type="float">
            <text:p>97,401</text:p>
          </table:table-cell>
          <table:table-cell table:style-name="ce25" table:formula="of:=[.CN12]+[.CN13]" office:value-type="float" office:value="93671" calcext:value-type="float">
            <text:p>93,671</text:p>
          </table:table-cell>
          <table:table-cell table:style-name="ce49" table:formula="of:=[.CO12]+[.CO13]" office:value-type="float" office:value="87923" calcext:value-type="float">
            <text:p>87,923</text:p>
          </table:table-cell>
          <table:table-cell table:style-name="ce25" table:formula="of:=[.CP12]+[.CP13]" office:value-type="float" office:value="399359" calcext:value-type="float">
            <text:p>399,359</text:p>
          </table:table-cell>
          <table:table-cell table:style-name="ce25" table:formula="of:=[.CQ12]+[.CQ13]" office:value-type="float" office:value="84703" calcext:value-type="float">
            <text:p>84,703</text:p>
          </table:table-cell>
          <table:table-cell table:style-name="ce25" table:formula="of:=[.CR12]+[.CR13]" office:value-type="float" office:value="85931" calcext:value-type="float">
            <text:p>85,931</text:p>
          </table:table-cell>
          <table:table-cell table:style-name="ce25" table:formula="of:=[.CS12]+[.CS13]" office:value-type="float" office:value="82077" calcext:value-type="float">
            <text:p>82,077</text:p>
          </table:table-cell>
          <table:table-cell table:style-name="ce25" table:formula="of:=[.CT12]+[.CT13]" office:value-type="float" office:value="76404" calcext:value-type="float">
            <text:p>76,404</text:p>
          </table:table-cell>
          <table:table-cell table:style-name="ce49" table:formula="of:=[.CU12]+[.CU13]" office:value-type="float" office:value="70244" calcext:value-type="float">
            <text:p>70,244</text:p>
          </table:table-cell>
          <table:table-cell table:style-name="ce25" table:formula="of:=[.CV12]+[.CV13]" office:value-type="float" office:value="247732" calcext:value-type="float">
            <text:p>247,732</text:p>
          </table:table-cell>
          <table:table-cell table:style-name="ce25" table:formula="of:=[.CW12]+[.CW13]" office:value-type="float" office:value="63669" calcext:value-type="float">
            <text:p>63,669</text:p>
          </table:table-cell>
          <table:table-cell table:style-name="ce25" table:formula="of:=[.CX12]+[.CX13]" office:value-type="float" office:value="58083" calcext:value-type="float">
            <text:p>58,083</text:p>
          </table:table-cell>
          <table:table-cell table:style-name="ce25" table:formula="of:=[.CY12]+[.CY13]" office:value-type="float" office:value="49859" calcext:value-type="float">
            <text:p>49,859</text:p>
          </table:table-cell>
          <table:table-cell table:style-name="ce25" table:formula="of:=[.CZ12]+[.CZ13]" office:value-type="float" office:value="41041" calcext:value-type="float">
            <text:p>41,041</text:p>
          </table:table-cell>
          <table:table-cell table:style-name="ce49" table:formula="of:=[.DA12]+[.DA13]" office:value-type="float" office:value="35080" calcext:value-type="float">
            <text:p>35,080</text:p>
          </table:table-cell>
          <table:table-cell table:style-name="ce25" table:formula="of:=[.DB12]+[.DB13]" office:value-type="float" office:value="107271" calcext:value-type="float">
            <text:p>107,271</text:p>
          </table:table-cell>
          <table:table-cell table:style-name="ce25" table:formula="of:=[.DC12]+[.DC13]" office:value-type="float" office:value="30501" calcext:value-type="float">
            <text:p>30,501</text:p>
          </table:table-cell>
          <table:table-cell table:style-name="ce25" table:formula="of:=[.DD12]+[.DD13]" office:value-type="float" office:value="27047" calcext:value-type="float">
            <text:p>27,047</text:p>
          </table:table-cell>
          <table:table-cell table:style-name="ce25" table:formula="of:=[.DE12]+[.DE13]" office:value-type="float" office:value="20733" calcext:value-type="float">
            <text:p>20,733</text:p>
          </table:table-cell>
          <table:table-cell table:style-name="ce25" table:formula="of:=[.DF12]+[.DF13]" office:value-type="float" office:value="16291" calcext:value-type="float">
            <text:p>16,291</text:p>
          </table:table-cell>
          <table:table-cell table:style-name="ce49" table:formula="of:=[.DG12]+[.DG13]" office:value-type="float" office:value="12699" calcext:value-type="float">
            <text:p>12,699</text:p>
          </table:table-cell>
          <table:table-cell table:style-name="ce25" table:formula="of:=[.DH12]+[.DH13]" office:value-type="float" office:value="32308" calcext:value-type="float">
            <text:p>32,308</text:p>
          </table:table-cell>
          <table:table-cell table:style-name="ce25" table:formula="of:=[.DI12]+[.DI13]" office:value-type="float" office:value="10384" calcext:value-type="float">
            <text:p>10,384</text:p>
          </table:table-cell>
          <table:table-cell table:style-name="ce25" table:formula="of:=[.DJ12]+[.DJ13]" office:value-type="float" office:value="7703" calcext:value-type="float">
            <text:p>7,703</text:p>
          </table:table-cell>
          <table:table-cell table:style-name="ce25" table:formula="of:=[.DK12]+[.DK13]" office:value-type="float" office:value="5964" calcext:value-type="float">
            <text:p>5,964</text:p>
          </table:table-cell>
          <table:table-cell table:style-name="ce25" table:formula="of:=[.DL12]+[.DL13]" office:value-type="float" office:value="4748" calcext:value-type="float">
            <text:p>4,748</text:p>
          </table:table-cell>
          <table:table-cell table:style-name="ce49" table:formula="of:=[.DM12]+[.DM13]" office:value-type="float" office:value="3509" calcext:value-type="float">
            <text:p>3,509</text:p>
          </table:table-cell>
          <table:table-cell table:style-name="ce25" table:formula="of:=[.DN12]+[.DN13]" office:value-type="float" office:value="7286" calcext:value-type="float">
            <text:p>7,286</text:p>
          </table:table-cell>
          <table:table-cell table:style-name="ce25" table:formula="of:=[.DO12]+[.DO13]" office:value-type="float" office:value="2768" calcext:value-type="float">
            <text:p>2,768</text:p>
          </table:table-cell>
          <table:table-cell table:style-name="ce25" table:formula="of:=[.DP12]+[.DP13]" office:value-type="float" office:value="1851" calcext:value-type="float">
            <text:p>1,851</text:p>
          </table:table-cell>
          <table:table-cell table:style-name="ce25" table:formula="of:=[.DQ12]+[.DQ13]" office:value-type="float" office:value="1254" calcext:value-type="float">
            <text:p>1,254</text:p>
          </table:table-cell>
          <table:table-cell table:style-name="ce25" table:formula="of:=[.DR12]+[.DR13]" office:value-type="float" office:value="825" calcext:value-type="float">
            <text:p>825</text:p>
          </table:table-cell>
          <table:table-cell table:style-name="ce49" table:formula="of:=[.DS12]+[.DS13]" office:value-type="float" office:value="588" calcext:value-type="float">
            <text:p>588</text:p>
          </table:table-cell>
          <table:table-cell table:style-name="ce25" table:formula="of:=[.DT12]+[.DT13]" office:value-type="float" office:value="1297" calcext:value-type="float">
            <text:p>1,29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28675" calcext:value-type="float">
            <text:p>9,528,675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5425" calcext:value-type="float">
            <text:p>455,425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4034" calcext:value-type="float">
            <text:p>84,034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9391" calcext:value-type="float">
            <text:p>89,391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401" calcext:value-type="float">
            <text:p>89,401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4297" calcext:value-type="float">
            <text:p>94,297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8302" calcext:value-type="float">
            <text:p>98,302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6487" calcext:value-type="float">
            <text:p>586,48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6672" calcext:value-type="float">
            <text:p>106,672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9745" calcext:value-type="float">
            <text:p>109,745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31195" calcext:value-type="float">
            <text:p>131,195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3910" calcext:value-type="float">
            <text:p>123,910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4965" calcext:value-type="float">
            <text:p>114,965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92224" calcext:value-type="float">
            <text:p>692,224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36659" calcext:value-type="float">
            <text:p>136,659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200" calcext:value-type="float">
            <text:p>138,200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815" calcext:value-type="float">
            <text:p>138,815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665" calcext:value-type="float">
            <text:p>138,665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885" calcext:value-type="float">
            <text:p>139,885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5157" calcext:value-type="float">
            <text:p>705,157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39422" calcext:value-type="float">
            <text:p>139,422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676" calcext:value-type="float">
            <text:p>138,676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4773" calcext:value-type="float">
            <text:p>144,773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35319" calcext:value-type="float">
            <text:p>135,319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6967" calcext:value-type="float">
            <text:p>146,967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12300" calcext:value-type="float">
            <text:p>712,300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2951" calcext:value-type="float">
            <text:p>132,951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26822" calcext:value-type="float">
            <text:p>126,822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41452" calcext:value-type="float">
            <text:p>141,452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3283" calcext:value-type="float">
            <text:p>153,283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7792" calcext:value-type="float">
            <text:p>157,792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51865" calcext:value-type="float">
            <text:p>851,865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6191" calcext:value-type="float">
            <text:p>166,191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71591" calcext:value-type="float">
            <text:p>171,591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69295" calcext:value-type="float">
            <text:p>169,295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4247" calcext:value-type="float">
            <text:p>174,247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0541" calcext:value-type="float">
            <text:p>170,541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79503" calcext:value-type="float">
            <text:p>779,503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0237" calcext:value-type="float">
            <text:p>160,237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4121" calcext:value-type="float">
            <text:p>174,121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1918" calcext:value-type="float">
            <text:p>151,918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6958" calcext:value-type="float">
            <text:p>146,958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269" calcext:value-type="float">
            <text:p>146,269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60618" calcext:value-type="float">
            <text:p>760,618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5219" calcext:value-type="float">
            <text:p>145,219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9876" calcext:value-type="float">
            <text:p>149,876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4587" calcext:value-type="float">
            <text:p>154,587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978" calcext:value-type="float">
            <text:p>155,978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958" calcext:value-type="float">
            <text:p>154,958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3746" calcext:value-type="float">
            <text:p>783,746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2029" calcext:value-type="float">
            <text:p>152,029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5539" calcext:value-type="float">
            <text:p>155,539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199" calcext:value-type="float">
            <text:p>156,199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60031" calcext:value-type="float">
            <text:p>160,031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948" calcext:value-type="float">
            <text:p>159,948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2555" calcext:value-type="float">
            <text:p>772,555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0319" calcext:value-type="float">
            <text:p>160,319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7224" calcext:value-type="float">
            <text:p>157,224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2860" calcext:value-type="float">
            <text:p>152,860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542" calcext:value-type="float">
            <text:p>152,542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49610" calcext:value-type="float">
            <text:p>149,610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1211" calcext:value-type="float">
            <text:p>671,211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5123" calcext:value-type="float">
            <text:p>135,123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43524" calcext:value-type="float">
            <text:p>143,524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6010" calcext:value-type="float">
            <text:p>136,010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1340" calcext:value-type="float">
            <text:p>131,340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5214" calcext:value-type="float">
            <text:p>125,214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27569" calcext:value-type="float">
            <text:p>527,569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19823" calcext:value-type="float">
            <text:p>119,823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937" calcext:value-type="float">
            <text:p>121,937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06460" calcext:value-type="float">
            <text:p>106,460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4811" calcext:value-type="float">
            <text:p>94,811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84538" calcext:value-type="float">
            <text:p>84,538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09149" calcext:value-type="float">
            <text:p>309,149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5213" calcext:value-type="float">
            <text:p>75,213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1317" calcext:value-type="float">
            <text:p>61,317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0213" calcext:value-type="float">
            <text:p>50,213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60463" calcext:value-type="float">
            <text:p>60,463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943" calcext:value-type="float">
            <text:p>61,943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9170" calcext:value-type="float">
            <text:p>289,170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253" calcext:value-type="float">
            <text:p>60,253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900" calcext:value-type="float">
            <text:p>59,900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930" calcext:value-type="float">
            <text:p>59,930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6654" calcext:value-type="float">
            <text:p>56,654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2433" calcext:value-type="float">
            <text:p>52,433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29811" calcext:value-type="float">
            <text:p>229,811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335" calcext:value-type="float">
            <text:p>50,335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7676" calcext:value-type="float">
            <text:p>47,676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380" calcext:value-type="float">
            <text:p>45,380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222" calcext:value-type="float">
            <text:p>44,222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198" calcext:value-type="float">
            <text:p>42,198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6143" calcext:value-type="float">
            <text:p>206,143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845" calcext:value-type="float">
            <text:p>41,845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3493" calcext:value-type="float">
            <text:p>43,493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3003" calcext:value-type="float">
            <text:p>43,003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393" calcext:value-type="float">
            <text:p>40,393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409" calcext:value-type="float">
            <text:p>37,409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28722" calcext:value-type="float">
            <text:p>128,722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910" calcext:value-type="float">
            <text:p>33,910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499" calcext:value-type="float">
            <text:p>30,499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261" calcext:value-type="float">
            <text:p>26,261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0900" calcext:value-type="float">
            <text:p>20,900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7152" calcext:value-type="float">
            <text:p>17,152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49876" calcext:value-type="float">
            <text:p>49,876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644" calcext:value-type="float">
            <text:p>14,644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759" calcext:value-type="float">
            <text:p>12,759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9579" calcext:value-type="float">
            <text:p>9,579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312" calcext:value-type="float">
            <text:p>7,312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82" calcext:value-type="float">
            <text:p>5,582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485" calcext:value-type="float">
            <text:p>13,485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10" calcext:value-type="float">
            <text:p>4,410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227" calcext:value-type="float">
            <text:p>3,227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53" calcext:value-type="float">
            <text:p>2,453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68" calcext:value-type="float">
            <text:p>1,968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27" calcext:value-type="float">
            <text:p>1,427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2999" calcext:value-type="float">
            <text:p>2,999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81" calcext:value-type="float">
            <text:p>1,181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772" calcext:value-type="float">
            <text:p>772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86" calcext:value-type="float">
            <text:p>486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29" calcext:value-type="float">
            <text:p>329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1" calcext:value-type="float">
            <text:p>231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60" calcext:value-type="float">
            <text:p>66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00519" calcext:value-type="float">
            <text:p>9,200,519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4770" calcext:value-type="float">
            <text:p>414,770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769" calcext:value-type="float">
            <text:p>76,769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1187" calcext:value-type="float">
            <text:p>81,187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2227" calcext:value-type="float">
            <text:p>82,227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988" calcext:value-type="float">
            <text:p>85,988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8599" calcext:value-type="float">
            <text:p>88,599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7981" calcext:value-type="float">
            <text:p>537,981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7441" calcext:value-type="float">
            <text:p>97,441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100957" calcext:value-type="float">
            <text:p>100,957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20215" calcext:value-type="float">
            <text:p>120,215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639" calcext:value-type="float">
            <text:p>113,639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5729" calcext:value-type="float">
            <text:p>105,729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9241" calcext:value-type="float">
            <text:p>639,241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25150" calcext:value-type="float">
            <text:p>125,150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432" calcext:value-type="float">
            <text:p>127,432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390" calcext:value-type="float">
            <text:p>128,390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486" calcext:value-type="float">
            <text:p>128,486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783" calcext:value-type="float">
            <text:p>129,783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7373" calcext:value-type="float">
            <text:p>647,373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7154" calcext:value-type="float">
            <text:p>127,154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421" calcext:value-type="float">
            <text:p>126,421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32141" calcext:value-type="float">
            <text:p>132,141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4798" calcext:value-type="float">
            <text:p>124,798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6859" calcext:value-type="float">
            <text:p>136,859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72146" calcext:value-type="float">
            <text:p>672,146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3418" calcext:value-type="float">
            <text:p>123,418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19723" calcext:value-type="float">
            <text:p>119,723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33807" calcext:value-type="float">
            <text:p>133,807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5270" calcext:value-type="float">
            <text:p>145,270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9928" calcext:value-type="float">
            <text:p>149,928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2215" calcext:value-type="float">
            <text:p>822,215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9762" calcext:value-type="float">
            <text:p>159,762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5403" calcext:value-type="float">
            <text:p>165,403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4948" calcext:value-type="float">
            <text:p>164,948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8204" calcext:value-type="float">
            <text:p>168,204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3898" calcext:value-type="float">
            <text:p>163,898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55145" calcext:value-type="float">
            <text:p>755,145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5312" calcext:value-type="float">
            <text:p>155,312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8858" calcext:value-type="float">
            <text:p>168,858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46782" calcext:value-type="float">
            <text:p>146,782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2754" calcext:value-type="float">
            <text:p>142,754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439" calcext:value-type="float">
            <text:p>141,439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32175" calcext:value-type="float">
            <text:p>732,175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613" calcext:value-type="float">
            <text:p>141,613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4777" calcext:value-type="float">
            <text:p>144,777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8668" calcext:value-type="float">
            <text:p>148,668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615" calcext:value-type="float">
            <text:p>149,615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7502" calcext:value-type="float">
            <text:p>147,502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50714" calcext:value-type="float">
            <text:p>750,714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4613" calcext:value-type="float">
            <text:p>144,613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8809" calcext:value-type="float">
            <text:p>148,809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0003" calcext:value-type="float">
            <text:p>150,003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998" calcext:value-type="float">
            <text:p>152,998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4291" calcext:value-type="float">
            <text:p>154,291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48681" calcext:value-type="float">
            <text:p>748,681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3954" calcext:value-type="float">
            <text:p>153,954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2314" calcext:value-type="float">
            <text:p>152,314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47343" calcext:value-type="float">
            <text:p>147,343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9189" calcext:value-type="float">
            <text:p>149,189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5881" calcext:value-type="float">
            <text:p>145,881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63922" calcext:value-type="float">
            <text:p>663,922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2802" calcext:value-type="float">
            <text:p>132,802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41559" calcext:value-type="float">
            <text:p>141,559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3693" calcext:value-type="float">
            <text:p>133,693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0922" calcext:value-type="float">
            <text:p>130,922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4946" calcext:value-type="float">
            <text:p>124,946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30737" calcext:value-type="float">
            <text:p>530,737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19288" calcext:value-type="float">
            <text:p>119,288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3497" calcext:value-type="float">
            <text:p>123,497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05796" calcext:value-type="float">
            <text:p>105,796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6172" calcext:value-type="float">
            <text:p>96,172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85984" calcext:value-type="float">
            <text:p>85,984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0380" calcext:value-type="float">
            <text:p>320,380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6887" calcext:value-type="float">
            <text:p>76,887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3046" calcext:value-type="float">
            <text:p>63,046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2592" calcext:value-type="float">
            <text:p>52,592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2946" calcext:value-type="float">
            <text:p>62,946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909" calcext:value-type="float">
            <text:p>64,909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4412" calcext:value-type="float">
            <text:p>314,412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241" calcext:value-type="float">
            <text:p>64,241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186" calcext:value-type="float">
            <text:p>64,186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769" calcext:value-type="float">
            <text:p>64,769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116" calcext:value-type="float">
            <text:p>63,116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8100" calcext:value-type="float">
            <text:p>58,100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7259" calcext:value-type="float">
            <text:p>257,259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758" calcext:value-type="float">
            <text:p>56,75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3306" calcext:value-type="float">
            <text:p>53,306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2021" calcext:value-type="float">
            <text:p>52,021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49449" calcext:value-type="float">
            <text:p>49,449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5725" calcext:value-type="float">
            <text:p>45,725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3216" calcext:value-type="float">
            <text:p>193,216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2858" calcext:value-type="float">
            <text:p>42,858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438" calcext:value-type="float">
            <text:p>42,438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074" calcext:value-type="float">
            <text:p>39,074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011" calcext:value-type="float">
            <text:p>36,011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2835" calcext:value-type="float">
            <text:p>32,835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19010" calcext:value-type="float">
            <text:p>119,010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759" calcext:value-type="float">
            <text:p>29,759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584" calcext:value-type="float">
            <text:p>27,584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3598" calcext:value-type="float">
            <text:p>23,598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141" calcext:value-type="float">
            <text:p>20,141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7928" calcext:value-type="float">
            <text:p>17,928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7395" calcext:value-type="float">
            <text:p>57,395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857" calcext:value-type="float">
            <text:p>15,857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288" calcext:value-type="float">
            <text:p>14,288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154" calcext:value-type="float">
            <text:p>11,154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979" calcext:value-type="float">
            <text:p>8,979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117" calcext:value-type="float">
            <text:p>7,117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8823" calcext:value-type="float">
            <text:p>18,823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74" calcext:value-type="float">
            <text:p>5,974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476" calcext:value-type="float">
            <text:p>4,476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511" calcext:value-type="float">
            <text:p>3,511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780" calcext:value-type="float">
            <text:p>2,780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82" calcext:value-type="float">
            <text:p>2,082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87" calcext:value-type="float">
            <text:p>4,287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587" calcext:value-type="float">
            <text:p>1,587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79" calcext:value-type="float">
            <text:p>1,079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68" calcext:value-type="float">
            <text:p>76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6" calcext:value-type="float">
            <text:p>496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57" calcext:value-type="float">
            <text:p>357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7" calcext:value-type="float">
            <text:p>6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02970" calcext:value-type="float">
            <text:p>3,802,970</text:p>
          </table:table-cell>
          <table:table-cell table:style-name="ce29" table:formula="of:=SUM([.E14:.I14])" office:value-type="float" office:value="165231" calcext:value-type="float">
            <text:p>165,231</text:p>
          </table:table-cell>
          <table:table-cell table:style-name="ce29" office:value-type="float" office:value="30944" calcext:value-type="float">
            <text:p>30,944</text:p>
          </table:table-cell>
          <table:table-cell table:style-name="ce29" office:value-type="float" office:value="32658" calcext:value-type="float">
            <text:p>32,658</text:p>
          </table:table-cell>
          <table:table-cell table:style-name="ce29" office:value-type="float" office:value="32057" calcext:value-type="float">
            <text:p>32,057</text:p>
          </table:table-cell>
          <table:table-cell table:style-name="ce29" office:value-type="float" office:value="34014" calcext:value-type="float">
            <text:p>34,014</text:p>
          </table:table-cell>
          <table:table-cell table:style-name="ce29" office:value-type="float" office:value="35558" calcext:value-type="float">
            <text:p>35,558</text:p>
          </table:table-cell>
          <table:table-cell table:style-name="ce29" office:value-type="float" office:value="218753" calcext:value-type="float">
            <text:p>218,753</text:p>
          </table:table-cell>
          <table:table-cell table:style-name="ce29" office:value-type="float" office:value="38985" calcext:value-type="float">
            <text:p>38,985</text:p>
          </table:table-cell>
          <table:table-cell table:style-name="ce29" office:value-type="float" office:value="40938" calcext:value-type="float">
            <text:p>40,938</text:p>
          </table:table-cell>
          <table:table-cell table:style-name="ce29" office:value-type="float" office:value="49549" calcext:value-type="float">
            <text:p>49,549</text:p>
          </table:table-cell>
          <table:table-cell table:style-name="ce29" office:value-type="float" office:value="46407" calcext:value-type="float">
            <text:p>46,407</text:p>
          </table:table-cell>
          <table:table-cell table:style-name="ce52" office:value-type="float" office:value="42874" calcext:value-type="float">
            <text:p>42,874</text:p>
          </table:table-cell>
          <table:table-cell table:style-name="ce29" office:value-type="float" office:value="260001" calcext:value-type="float">
            <text:p>260,001</text:p>
          </table:table-cell>
          <table:table-cell table:style-name="ce29" office:value-type="float" office:value="50407" calcext:value-type="float">
            <text:p>50,407</text:p>
          </table:table-cell>
          <table:table-cell table:style-name="ce29" office:value-type="float" office:value="50985" calcext:value-type="float">
            <text:p>50,985</text:p>
          </table:table-cell>
          <table:table-cell table:style-name="ce29" office:value-type="float" office:value="51930" calcext:value-type="float">
            <text:p>51,930</text:p>
          </table:table-cell>
          <table:table-cell table:style-name="ce29" office:value-type="float" office:value="52286" calcext:value-type="float">
            <text:p>52,286</text:p>
          </table:table-cell>
          <table:table-cell table:style-name="ce52" office:value-type="float" office:value="54393" calcext:value-type="float">
            <text:p>54,393</text:p>
          </table:table-cell>
          <table:table-cell table:style-name="ce29" office:value-type="float" office:value="278134" calcext:value-type="float">
            <text:p>278,134</text:p>
          </table:table-cell>
          <table:table-cell table:style-name="ce29" office:value-type="float" office:value="54097" calcext:value-type="float">
            <text:p>54,097</text:p>
          </table:table-cell>
          <table:table-cell table:style-name="ce29" office:value-type="float" office:value="54353" calcext:value-type="float">
            <text:p>54,353</text:p>
          </table:table-cell>
          <table:table-cell table:style-name="ce29" office:value-type="float" office:value="57144" calcext:value-type="float">
            <text:p>57,144</text:p>
          </table:table-cell>
          <table:table-cell table:style-name="ce29" office:value-type="float" office:value="53629" calcext:value-type="float">
            <text:p>53,629</text:p>
          </table:table-cell>
          <table:table-cell table:style-name="ce52" office:value-type="float" office:value="58911" calcext:value-type="float">
            <text:p>58,911</text:p>
          </table:table-cell>
          <table:table-cell table:style-name="ce29" office:value-type="float" office:value="287230" calcext:value-type="float">
            <text:p>287,230</text:p>
          </table:table-cell>
          <table:table-cell table:style-name="ce29" office:value-type="float" office:value="52729" calcext:value-type="float">
            <text:p>52,729</text:p>
          </table:table-cell>
          <table:table-cell table:style-name="ce29" office:value-type="float" office:value="50553" calcext:value-type="float">
            <text:p>50,553</text:p>
          </table:table-cell>
          <table:table-cell table:style-name="ce29" office:value-type="float" office:value="57088" calcext:value-type="float">
            <text:p>57,088</text:p>
          </table:table-cell>
          <table:table-cell table:style-name="ce29" office:value-type="float" office:value="62167" calcext:value-type="float">
            <text:p>62,167</text:p>
          </table:table-cell>
          <table:table-cell table:style-name="ce52" office:value-type="float" office:value="64693" calcext:value-type="float">
            <text:p>64,693</text:p>
          </table:table-cell>
          <table:table-cell table:style-name="ce29" office:value-type="float" office:value="357304" calcext:value-type="float">
            <text:p>357,304</text:p>
          </table:table-cell>
          <table:table-cell table:style-name="ce29" office:value-type="float" office:value="69045" calcext:value-type="float">
            <text:p>69,045</text:p>
          </table:table-cell>
          <table:table-cell table:style-name="ce29" office:value-type="float" office:value="71791" calcext:value-type="float">
            <text:p>71,791</text:p>
          </table:table-cell>
          <table:table-cell table:style-name="ce29" office:value-type="float" office:value="71069" calcext:value-type="float">
            <text:p>71,069</text:p>
          </table:table-cell>
          <table:table-cell table:style-name="ce29" office:value-type="float" office:value="73549" calcext:value-type="float">
            <text:p>73,549</text:p>
          </table:table-cell>
          <table:table-cell table:style-name="ce52" office:value-type="float" office:value="71850" calcext:value-type="float">
            <text:p>71,850</text:p>
          </table:table-cell>
          <table:table-cell table:style-name="ce29" office:value-type="float" office:value="332411" calcext:value-type="float">
            <text:p>332,411</text:p>
          </table:table-cell>
          <table:table-cell table:style-name="ce29" office:value-type="float" office:value="67462" calcext:value-type="float">
            <text:p>67,462</text:p>
          </table:table-cell>
          <table:table-cell table:style-name="ce29" office:value-type="float" office:value="74859" calcext:value-type="float">
            <text:p>74,859</text:p>
          </table:table-cell>
          <table:table-cell table:style-name="ce29" office:value-type="float" office:value="64483" calcext:value-type="float">
            <text:p>64,483</text:p>
          </table:table-cell>
          <table:table-cell table:style-name="ce29" office:value-type="float" office:value="63234" calcext:value-type="float">
            <text:p>63,234</text:p>
          </table:table-cell>
          <table:table-cell table:style-name="ce52" office:value-type="float" office:value="62373" calcext:value-type="float">
            <text:p>62,373</text:p>
          </table:table-cell>
          <table:table-cell table:style-name="ce29" office:value-type="float" office:value="316910" calcext:value-type="float">
            <text:p>316,910</text:p>
          </table:table-cell>
          <table:table-cell table:style-name="ce29" office:value-type="float" office:value="61702" calcext:value-type="float">
            <text:p>61,702</text:p>
          </table:table-cell>
          <table:table-cell table:style-name="ce29" office:value-type="float" office:value="62952" calcext:value-type="float">
            <text:p>62,952</text:p>
          </table:table-cell>
          <table:table-cell table:style-name="ce29" office:value-type="float" office:value="64219" calcext:value-type="float">
            <text:p>64,219</text:p>
          </table:table-cell>
          <table:table-cell table:style-name="ce29" office:value-type="float" office:value="64655" calcext:value-type="float">
            <text:p>64,655</text:p>
          </table:table-cell>
          <table:table-cell table:style-name="ce52" office:value-type="float" office:value="63382" calcext:value-type="float">
            <text:p>63,382</text:p>
          </table:table-cell>
          <table:table-cell table:style-name="ce29" office:value-type="float" office:value="324496" calcext:value-type="float">
            <text:p>324,496</text:p>
          </table:table-cell>
          <table:table-cell table:style-name="ce29" office:value-type="float" office:value="62034" calcext:value-type="float">
            <text:p>62,034</text:p>
          </table:table-cell>
          <table:table-cell table:style-name="ce29" office:value-type="float" office:value="63603" calcext:value-type="float">
            <text:p>63,603</text:p>
          </table:table-cell>
          <table:table-cell table:style-name="ce29" office:value-type="float" office:value="64804" calcext:value-type="float">
            <text:p>64,804</text:p>
          </table:table-cell>
          <table:table-cell table:style-name="ce29" office:value-type="float" office:value="66552" calcext:value-type="float">
            <text:p>66,552</text:p>
          </table:table-cell>
          <table:table-cell table:style-name="ce52" office:value-type="float" office:value="67503" calcext:value-type="float">
            <text:p>67,503</text:p>
          </table:table-cell>
          <table:table-cell table:style-name="ce29" office:value-type="float" office:value="329254" calcext:value-type="float">
            <text:p>329,254</text:p>
          </table:table-cell>
          <table:table-cell table:style-name="ce29" office:value-type="float" office:value="67252" calcext:value-type="float">
            <text:p>67,252</text:p>
          </table:table-cell>
          <table:table-cell table:style-name="ce29" office:value-type="float" office:value="65994" calcext:value-type="float">
            <text:p>65,994</text:p>
          </table:table-cell>
          <table:table-cell table:style-name="ce29" office:value-type="float" office:value="65065" calcext:value-type="float">
            <text:p>65,065</text:p>
          </table:table-cell>
          <table:table-cell table:style-name="ce29" office:value-type="float" office:value="65589" calcext:value-type="float">
            <text:p>65,589</text:p>
          </table:table-cell>
          <table:table-cell table:style-name="ce52" office:value-type="float" office:value="65354" calcext:value-type="float">
            <text:p>65,354</text:p>
          </table:table-cell>
          <table:table-cell table:style-name="ce29" office:value-type="float" office:value="296343" calcext:value-type="float">
            <text:p>296,343</text:p>
          </table:table-cell>
          <table:table-cell table:style-name="ce29" office:value-type="float" office:value="59240" calcext:value-type="float">
            <text:p>59,240</text:p>
          </table:table-cell>
          <table:table-cell table:style-name="ce29" office:value-type="float" office:value="62988" calcext:value-type="float">
            <text:p>62,988</text:p>
          </table:table-cell>
          <table:table-cell table:style-name="ce29" office:value-type="float" office:value="60026" calcext:value-type="float">
            <text:p>60,026</text:p>
          </table:table-cell>
          <table:table-cell table:style-name="ce29" office:value-type="float" office:value="58166" calcext:value-type="float">
            <text:p>58,166</text:p>
          </table:table-cell>
          <table:table-cell table:style-name="ce52" office:value-type="float" office:value="55923" calcext:value-type="float">
            <text:p>55,923</text:p>
          </table:table-cell>
          <table:table-cell table:style-name="ce29" office:value-type="float" office:value="227625" calcext:value-type="float">
            <text:p>227,625</text:p>
          </table:table-cell>
          <table:table-cell table:style-name="ce29" office:value-type="float" office:value="53036" calcext:value-type="float">
            <text:p>53,036</text:p>
          </table:table-cell>
          <table:table-cell table:style-name="ce29" office:value-type="float" office:value="53365" calcext:value-type="float">
            <text:p>53,365</text:p>
          </table:table-cell>
          <table:table-cell table:style-name="ce29" office:value-type="float" office:value="45126" calcext:value-type="float">
            <text:p>45,126</text:p>
          </table:table-cell>
          <table:table-cell table:style-name="ce29" office:value-type="float" office:value="40608" calcext:value-type="float">
            <text:p>40,608</text:p>
          </table:table-cell>
          <table:table-cell table:style-name="ce52" office:value-type="float" office:value="35490" calcext:value-type="float">
            <text:p>35,490</text:p>
          </table:table-cell>
          <table:table-cell table:style-name="ce29" office:value-type="float" office:value="121234" calcext:value-type="float">
            <text:p>121,234</text:p>
          </table:table-cell>
          <table:table-cell table:style-name="ce29" office:value-type="float" office:value="30843" calcext:value-type="float">
            <text:p>30,843</text:p>
          </table:table-cell>
          <table:table-cell table:style-name="ce29" office:value-type="float" office:value="24617" calcext:value-type="float">
            <text:p>24,617</text:p>
          </table:table-cell>
          <table:table-cell table:style-name="ce29" office:value-type="float" office:value="19515" calcext:value-type="float">
            <text:p>19,515</text:p>
          </table:table-cell>
          <table:table-cell table:style-name="ce29" office:value-type="float" office:value="23044" calcext:value-type="float">
            <text:p>23,044</text:p>
          </table:table-cell>
          <table:table-cell table:style-name="ce52" office:value-type="float" office:value="23215" calcext:value-type="float">
            <text:p>23,215</text:p>
          </table:table-cell>
          <table:table-cell table:style-name="ce29" office:value-type="float" office:value="99245" calcext:value-type="float">
            <text:p>99,245</text:p>
          </table:table-cell>
          <table:table-cell table:style-name="ce29" office:value-type="float" office:value="21990" calcext:value-type="float">
            <text:p>21,990</text:p>
          </table:table-cell>
          <table:table-cell table:style-name="ce29" office:value-type="float" office:value="20918" calcext:value-type="float">
            <text:p>20,918</text:p>
          </table:table-cell>
          <table:table-cell table:style-name="ce29" office:value-type="float" office:value="20588" calcext:value-type="float">
            <text:p>20,588</text:p>
          </table:table-cell>
          <table:table-cell table:style-name="ce29" office:value-type="float" office:value="18942" calcext:value-type="float">
            <text:p>18,942</text:p>
          </table:table-cell>
          <table:table-cell table:style-name="ce52" office:value-type="float" office:value="16807" calcext:value-type="float">
            <text:p>16,807</text:p>
          </table:table-cell>
          <table:table-cell table:style-name="ce29" office:value-type="float" office:value="69635" calcext:value-type="float">
            <text:p>69,635</text:p>
          </table:table-cell>
          <table:table-cell table:style-name="ce29" office:value-type="float" office:value="15950" calcext:value-type="float">
            <text:p>15,950</text:p>
          </table:table-cell>
          <table:table-cell table:style-name="ce29" office:value-type="float" office:value="14759" calcext:value-type="float">
            <text:p>14,759</text:p>
          </table:table-cell>
          <table:table-cell table:style-name="ce29" office:value-type="float" office:value="13931" calcext:value-type="float">
            <text:p>13,931</text:p>
          </table:table-cell>
          <table:table-cell table:style-name="ce29" office:value-type="float" office:value="12810" calcext:value-type="float">
            <text:p>12,810</text:p>
          </table:table-cell>
          <table:table-cell table:style-name="ce52" office:value-type="float" office:value="12185" calcext:value-type="float">
            <text:p>12,185</text:p>
          </table:table-cell>
          <table:table-cell table:style-name="ce29" office:value-type="float" office:value="57004" calcext:value-type="float">
            <text:p>57,004</text:p>
          </table:table-cell>
          <table:table-cell table:style-name="ce29" office:value-type="float" office:value="12014" calcext:value-type="float">
            <text:p>12,014</text:p>
          </table:table-cell>
          <table:table-cell table:style-name="ce29" office:value-type="float" office:value="12072" calcext:value-type="float">
            <text:p>12,072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11020" calcext:value-type="float">
            <text:p>11,020</text:p>
          </table:table-cell>
          <table:table-cell table:style-name="ce52" office:value-type="float" office:value="10200" calcext:value-type="float">
            <text:p>10,200</text:p>
          </table:table-cell>
          <table:table-cell table:style-name="ce29" office:value-type="float" office:value="37699" calcext:value-type="float">
            <text:p>37,699</text:p>
          </table:table-cell>
          <table:table-cell table:style-name="ce29" office:value-type="float" office:value="9487" calcext:value-type="float">
            <text:p>9,487</text:p>
          </table:table-cell>
          <table:table-cell table:style-name="ce29" office:value-type="float" office:value="8712" calcext:value-type="float">
            <text:p>8,712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6355" calcext:value-type="float">
            <text:p>6,355</text:p>
          </table:table-cell>
          <table:table-cell table:style-name="ce52" office:value-type="float" office:value="5464" calcext:value-type="float">
            <text:p>5,464</text:p>
          </table:table-cell>
          <table:table-cell table:style-name="ce29" office:value-type="float" office:value="17178" calcext:value-type="float">
            <text:p>17,178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2687" calcext:value-type="float">
            <text:p>2,687</text:p>
          </table:table-cell>
          <table:table-cell table:style-name="ce52" office:value-type="float" office:value="2029" calcext:value-type="float">
            <text:p>2,029</text:p>
          </table:table-cell>
          <table:table-cell table:style-name="ce29" office:value-type="float" office:value="5411" calcext:value-type="float">
            <text:p>5,411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856" calcext:value-type="float">
            <text:p>856</text:p>
          </table:table-cell>
          <table:table-cell table:style-name="ce52" office:value-type="float" office:value="621" calcext:value-type="float">
            <text:p>621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422" calcext:value-type="float">
            <text:p>42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1156" calcext:value-type="float">
            <text:p>1,901,156</text:p>
          </table:table-cell>
          <table:table-cell table:style-name="ce29" table:formula="of:=SUM([.E15:.I15])" office:value-type="float" office:value="86544" calcext:value-type="float">
            <text:p>86,544</text:p>
          </table:table-cell>
          <table:table-cell table:style-name="ce29" office:value-type="float" office:value="16151" calcext:value-type="float">
            <text:p>16,151</text:p>
          </table:table-cell>
          <table:table-cell table:style-name="ce29" office:value-type="float" office:value="17233" calcext:value-type="float">
            <text:p>17,233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17855" calcext:value-type="float">
            <text:p>17,855</text:p>
          </table:table-cell>
          <table:table-cell table:style-name="ce29" office:value-type="float" office:value="18782" calcext:value-type="float">
            <text:p>18,782</text:p>
          </table:table-cell>
          <table:table-cell table:style-name="ce29" office:value-type="float" office:value="113719" calcext:value-type="float">
            <text:p>113,719</text:p>
          </table:table-cell>
          <table:table-cell table:style-name="ce29" office:value-type="float" office:value="20405" calcext:value-type="float">
            <text:p>20,405</text:p>
          </table:table-cell>
          <table:table-cell table:style-name="ce29" office:value-type="float" office:value="21331" calcext:value-type="float">
            <text:p>21,331</text:p>
          </table:table-cell>
          <table:table-cell table:style-name="ce29" office:value-type="float" office:value="25739" calcext:value-type="float">
            <text:p>25,739</text:p>
          </table:table-cell>
          <table:table-cell table:style-name="ce29" office:value-type="float" office:value="24079" calcext:value-type="float">
            <text:p>24,079</text:p>
          </table:table-cell>
          <table:table-cell table:style-name="ce52" office:value-type="float" office:value="22165" calcext:value-type="float">
            <text:p>22,165</text:p>
          </table:table-cell>
          <table:table-cell table:style-name="ce29" office:value-type="float" office:value="134841" calcext:value-type="float">
            <text:p>134,841</text:p>
          </table:table-cell>
          <table:table-cell table:style-name="ce29" office:value-type="float" office:value="26181" calcext:value-type="float">
            <text:p>26,181</text:p>
          </table:table-cell>
          <table:table-cell table:style-name="ce29" office:value-type="float" office:value="26419" calcext:value-type="float">
            <text:p>26,419</text:p>
          </table:table-cell>
          <table:table-cell table:style-name="ce29" office:value-type="float" office:value="26842" calcext:value-type="float">
            <text:p>26,842</text:p>
          </table:table-cell>
          <table:table-cell table:style-name="ce29" office:value-type="float" office:value="26995" calcext:value-type="float">
            <text:p>26,995</text:p>
          </table:table-cell>
          <table:table-cell table:style-name="ce52" office:value-type="float" office:value="28404" calcext:value-type="float">
            <text:p>28,404</text:p>
          </table:table-cell>
          <table:table-cell table:style-name="ce29" office:value-type="float" office:value="145191" calcext:value-type="float">
            <text:p>145,191</text:p>
          </table:table-cell>
          <table:table-cell table:style-name="ce29" office:value-type="float" office:value="28468" calcext:value-type="float">
            <text:p>28,468</text:p>
          </table:table-cell>
          <table:table-cell table:style-name="ce29" office:value-type="float" office:value="28367" calcext:value-type="float">
            <text:p>28,367</text:p>
          </table:table-cell>
          <table:table-cell table:style-name="ce29" office:value-type="float" office:value="30091" calcext:value-type="float">
            <text:p>30,091</text:p>
          </table:table-cell>
          <table:table-cell table:style-name="ce29" office:value-type="float" office:value="27848" calcext:value-type="float">
            <text:p>27,848</text:p>
          </table:table-cell>
          <table:table-cell table:style-name="ce52" office:value-type="float" office:value="30417" calcext:value-type="float">
            <text:p>30,417</text:p>
          </table:table-cell>
          <table:table-cell table:style-name="ce29" office:value-type="float" office:value="147246" calcext:value-type="float">
            <text:p>147,246</text:p>
          </table:table-cell>
          <table:table-cell table:style-name="ce29" office:value-type="float" office:value="27215" calcext:value-type="float">
            <text:p>27,215</text:p>
          </table:table-cell>
          <table:table-cell table:style-name="ce29" office:value-type="float" office:value="25779" calcext:value-type="float">
            <text:p>25,779</text:p>
          </table:table-cell>
          <table:table-cell table:style-name="ce29" office:value-type="float" office:value="29238" calcext:value-type="float">
            <text:p>29,238</text:p>
          </table:table-cell>
          <table:table-cell table:style-name="ce29" office:value-type="float" office:value="31972" calcext:value-type="float">
            <text:p>31,972</text:p>
          </table:table-cell>
          <table:table-cell table:style-name="ce52" office:value-type="float" office:value="33042" calcext:value-type="float">
            <text:p>33,042</text:p>
          </table:table-cell>
          <table:table-cell table:style-name="ce29" office:value-type="float" office:value="181267" calcext:value-type="float">
            <text:p>181,267</text:p>
          </table:table-cell>
          <table:table-cell table:style-name="ce29" office:value-type="float" office:value="35294" calcext:value-type="float">
            <text:p>35,294</text:p>
          </table:table-cell>
          <table:table-cell table:style-name="ce29" office:value-type="float" office:value="36443" calcext:value-type="float">
            <text:p>36,443</text:p>
          </table:table-cell>
          <table:table-cell table:style-name="ce29" office:value-type="float" office:value="35980" calcext:value-type="float">
            <text:p>35,980</text:p>
          </table:table-cell>
          <table:table-cell table:style-name="ce29" office:value-type="float" office:value="37282" calcext:value-type="float">
            <text:p>37,282</text:p>
          </table:table-cell>
          <table:table-cell table:style-name="ce52" office:value-type="float" office:value="36268" calcext:value-type="float">
            <text:p>36,268</text:p>
          </table:table-cell>
          <table:table-cell table:style-name="ce29" office:value-type="float" office:value="166301" calcext:value-type="float">
            <text:p>166,301</text:p>
          </table:table-cell>
          <table:table-cell table:style-name="ce29" office:value-type="float" office:value="33712" calcext:value-type="float">
            <text:p>33,712</text:p>
          </table:table-cell>
          <table:table-cell table:style-name="ce29" office:value-type="float" office:value="37681" calcext:value-type="float">
            <text:p>37,681</text:p>
          </table:table-cell>
          <table:table-cell table:style-name="ce29" office:value-type="float" office:value="31989" calcext:value-type="float">
            <text:p>31,989</text:p>
          </table:table-cell>
          <table:table-cell table:style-name="ce29" office:value-type="float" office:value="31681" calcext:value-type="float">
            <text:p>31,681</text:p>
          </table:table-cell>
          <table:table-cell table:style-name="ce52" office:value-type="float" office:value="31238" calcext:value-type="float">
            <text:p>31,238</text:p>
          </table:table-cell>
          <table:table-cell table:style-name="ce29" office:value-type="float" office:value="157274" calcext:value-type="float">
            <text:p>157,274</text:p>
          </table:table-cell>
          <table:table-cell table:style-name="ce29" office:value-type="float" office:value="30977" calcext:value-type="float">
            <text:p>30,977</text:p>
          </table:table-cell>
          <table:table-cell table:style-name="ce29" office:value-type="float" office:value="31424" calcext:value-type="float">
            <text:p>31,424</text:p>
          </table:table-cell>
          <table:table-cell table:style-name="ce29" office:value-type="float" office:value="32054" calcext:value-type="float">
            <text:p>32,054</text:p>
          </table:table-cell>
          <table:table-cell table:style-name="ce29" office:value-type="float" office:value="31789" calcext:value-type="float">
            <text:p>31,789</text:p>
          </table:table-cell>
          <table:table-cell table:style-name="ce52" office:value-type="float" office:value="31030" calcext:value-type="float">
            <text:p>31,030</text:p>
          </table:table-cell>
          <table:table-cell table:style-name="ce29" office:value-type="float" office:value="156758" calcext:value-type="float">
            <text:p>156,758</text:p>
          </table:table-cell>
          <table:table-cell table:style-name="ce29" office:value-type="float" office:value="30471" calcext:value-type="float">
            <text:p>30,471</text:p>
          </table:table-cell>
          <table:table-cell table:style-name="ce29" office:value-type="float" office:value="30677" calcext:value-type="float">
            <text:p>30,677</text:p>
          </table:table-cell>
          <table:table-cell table:style-name="ce29" office:value-type="float" office:value="31212" calcext:value-type="float">
            <text:p>31,212</text:p>
          </table:table-cell>
          <table:table-cell table:style-name="ce29" office:value-type="float" office:value="32045" calcext:value-type="float">
            <text:p>32,045</text:p>
          </table:table-cell>
          <table:table-cell table:style-name="ce52" office:value-type="float" office:value="32353" calcext:value-type="float">
            <text:p>32,353</text:p>
          </table:table-cell>
          <table:table-cell table:style-name="ce29" office:value-type="float" office:value="157950" calcext:value-type="float">
            <text:p>157,950</text:p>
          </table:table-cell>
          <table:table-cell table:style-name="ce29" office:value-type="float" office:value="32388" calcext:value-type="float">
            <text:p>32,388</text:p>
          </table:table-cell>
          <table:table-cell table:style-name="ce29" office:value-type="float" office:value="31743" calcext:value-type="float">
            <text:p>31,743</text:p>
          </table:table-cell>
          <table:table-cell table:style-name="ce29" office:value-type="float" office:value="31215" calcext:value-type="float">
            <text:p>31,215</text:p>
          </table:table-cell>
          <table:table-cell table:style-name="ce29" office:value-type="float" office:value="31342" calcext:value-type="float">
            <text:p>31,342</text:p>
          </table:table-cell>
          <table:table-cell table:style-name="ce52" office:value-type="float" office:value="31262" calcext:value-type="float">
            <text:p>31,262</text:p>
          </table:table-cell>
          <table:table-cell table:style-name="ce29" office:value-type="float" office:value="142109" calcext:value-type="float">
            <text:p>142,109</text:p>
          </table:table-cell>
          <table:table-cell table:style-name="ce29" office:value-type="float" office:value="28245" calcext:value-type="float">
            <text:p>28,245</text:p>
          </table:table-cell>
          <table:table-cell table:style-name="ce29" office:value-type="float" office:value="30181" calcext:value-type="float">
            <text:p>30,181</text:p>
          </table:table-cell>
          <table:table-cell table:style-name="ce29" office:value-type="float" office:value="29006" calcext:value-type="float">
            <text:p>29,006</text:p>
          </table:table-cell>
          <table:table-cell table:style-name="ce29" office:value-type="float" office:value="27766" calcext:value-type="float">
            <text:p>27,766</text:p>
          </table:table-cell>
          <table:table-cell table:style-name="ce52" office:value-type="float" office:value="26911" calcext:value-type="float">
            <text:p>26,911</text:p>
          </table:table-cell>
          <table:table-cell table:style-name="ce29" office:value-type="float" office:value="110032" calcext:value-type="float">
            <text:p>110,032</text:p>
          </table:table-cell>
          <table:table-cell table:style-name="ce29" office:value-type="float" office:value="25596" calcext:value-type="float">
            <text:p>25,596</text:p>
          </table:table-cell>
          <table:table-cell table:style-name="ce29" office:value-type="float" office:value="25662" calcext:value-type="float">
            <text:p>25,662</text:p>
          </table:table-cell>
          <table:table-cell table:style-name="ce29" office:value-type="float" office:value="21864" calcext:value-type="float">
            <text:p>21,864</text:p>
          </table:table-cell>
          <table:table-cell table:style-name="ce29" office:value-type="float" office:value="19660" calcext:value-type="float">
            <text:p>19,660</text:p>
          </table:table-cell>
          <table:table-cell table:style-name="ce52" office:value-type="float" office:value="17250" calcext:value-type="float">
            <text:p>17,250</text:p>
          </table:table-cell>
          <table:table-cell table:style-name="ce29" office:value-type="float" office:value="58936" calcext:value-type="float">
            <text:p>58,936</text:p>
          </table:table-cell>
          <table:table-cell table:style-name="ce29" office:value-type="float" office:value="14904" calcext:value-type="float">
            <text:p>14,904</text:p>
          </table:table-cell>
          <table:table-cell table:style-name="ce29" office:value-type="float" office:value="12060" calcext:value-type="float">
            <text:p>12,060</text:p>
          </table:table-cell>
          <table:table-cell table:style-name="ce29" office:value-type="float" office:value="9460" calcext:value-type="float">
            <text:p>9,460</text:p>
          </table:table-cell>
          <table:table-cell table:style-name="ce29" office:value-type="float" office:value="11285" calcext:value-type="float">
            <text:p>11,285</text:p>
          </table:table-cell>
          <table:table-cell table:style-name="ce52" office:value-type="float" office:value="11227" calcext:value-type="float">
            <text:p>11,227</text:p>
          </table:table-cell>
          <table:table-cell table:style-name="ce29" office:value-type="float" office:value="46635" calcext:value-type="float">
            <text:p>46,635</text:p>
          </table:table-cell>
          <table:table-cell table:style-name="ce29" office:value-type="float" office:value="10570" calcext:value-type="float">
            <text:p>10,570</text:p>
          </table:table-cell>
          <table:table-cell table:style-name="ce29" office:value-type="float" office:value="9922" calcext:value-type="float">
            <text:p>9,922</text:p>
          </table:table-cell>
          <table:table-cell table:style-name="ce29" office:value-type="float" office:value="9719" calcext:value-type="float">
            <text:p>9,719</text:p>
          </table:table-cell>
          <table:table-cell table:style-name="ce29" office:value-type="float" office:value="8712" calcext:value-type="float">
            <text:p>8,712</text:p>
          </table:table-cell>
          <table:table-cell table:style-name="ce52" office:value-type="float" office:value="7712" calcext:value-type="float">
            <text:p>7,712</text:p>
          </table:table-cell>
          <table:table-cell table:style-name="ce29" office:value-type="float" office:value="32315" calcext:value-type="float">
            <text:p>32,315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6437" calcext:value-type="float">
            <text:p>6,437</text:p>
          </table:table-cell>
          <table:table-cell table:style-name="ce29" office:value-type="float" office:value="5996" calcext:value-type="float">
            <text:p>5,996</text:p>
          </table:table-cell>
          <table:table-cell table:style-name="ce52" office:value-type="float" office:value="5847" calcext:value-type="float">
            <text:p>5,847</text:p>
          </table:table-cell>
          <table:table-cell table:style-name="ce29" office:value-type="float" office:value="30894" calcext:value-type="float">
            <text:p>30,894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6164" calcext:value-type="float">
            <text:p>6,164</text:p>
          </table:table-cell>
          <table:table-cell table:style-name="ce52" office:value-type="float" office:value="5710" calcext:value-type="float">
            <text:p>5,710</text:p>
          </table:table-cell>
          <table:table-cell table:style-name="ce29" office:value-type="float" office:value="20628" calcext:value-type="float">
            <text:p>20,628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3406" calcext:value-type="float">
            <text:p>3,406</text:p>
          </table:table-cell>
          <table:table-cell table:style-name="ce52" office:value-type="float" office:value="2843" calcext:value-type="float">
            <text:p>2,843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2628" calcext:value-type="float">
            <text:p>2,628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366" calcext:value-type="float">
            <text:p>1,366</text:p>
          </table:table-cell>
          <table:table-cell table:style-name="ce52" office:value-type="float" office:value="1003" calcext:value-type="float">
            <text:p>1,003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93" calcext:value-type="float">
            <text:p>393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51" calcext:value-type="float">
            <text:p>25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1814" calcext:value-type="float">
            <text:p>1,901,814</text:p>
          </table:table-cell>
          <table:table-cell table:style-name="ce37" table:formula="of:=SUM([.E16:.I16])" office:value-type="float" office:value="78687" calcext:value-type="float">
            <text:p>78,687</text:p>
          </table:table-cell>
          <table:table-cell table:style-name="ce30" office:value-type="float" office:value="14793" calcext:value-type="float">
            <text:p>14,793</text:p>
          </table:table-cell>
          <table:table-cell table:style-name="ce30" office:value-type="float" office:value="15425" calcext:value-type="float">
            <text:p>15,425</text:p>
          </table:table-cell>
          <table:table-cell table:style-name="ce30" office:value-type="float" office:value="15534" calcext:value-type="float">
            <text:p>15,534</text:p>
          </table:table-cell>
          <table:table-cell table:style-name="ce30" office:value-type="float" office:value="16159" calcext:value-type="float">
            <text:p>16,159</text:p>
          </table:table-cell>
          <table:table-cell table:style-name="ce30" office:value-type="float" office:value="16776" calcext:value-type="float">
            <text:p>16,776</text:p>
          </table:table-cell>
          <table:table-cell table:style-name="ce30" office:value-type="float" office:value="105034" calcext:value-type="float">
            <text:p>105,034</text:p>
          </table:table-cell>
          <table:table-cell table:style-name="ce30" office:value-type="float" office:value="18580" calcext:value-type="float">
            <text:p>18,580</text:p>
          </table:table-cell>
          <table:table-cell table:style-name="ce30" office:value-type="float" office:value="19607" calcext:value-type="float">
            <text:p>19,607</text:p>
          </table:table-cell>
          <table:table-cell table:style-name="ce30" office:value-type="float" office:value="23810" calcext:value-type="float">
            <text:p>23,810</text:p>
          </table:table-cell>
          <table:table-cell table:style-name="ce30" office:value-type="float" office:value="22328" calcext:value-type="float">
            <text:p>22,328</text:p>
          </table:table-cell>
          <table:table-cell table:style-name="ce37" office:value-type="float" office:value="20709" calcext:value-type="float">
            <text:p>20,709</text:p>
          </table:table-cell>
          <table:table-cell table:style-name="ce30" office:value-type="float" office:value="125160" calcext:value-type="float">
            <text:p>125,160</text:p>
          </table:table-cell>
          <table:table-cell table:style-name="ce30" office:value-type="float" office:value="24226" calcext:value-type="float">
            <text:p>24,226</text:p>
          </table:table-cell>
          <table:table-cell table:style-name="ce30" office:value-type="float" office:value="24566" calcext:value-type="float">
            <text:p>24,566</text:p>
          </table:table-cell>
          <table:table-cell table:style-name="ce30" office:value-type="float" office:value="25088" calcext:value-type="float">
            <text:p>25,088</text:p>
          </table:table-cell>
          <table:table-cell table:style-name="ce30" office:value-type="float" office:value="25291" calcext:value-type="float">
            <text:p>25,291</text:p>
          </table:table-cell>
          <table:table-cell table:style-name="ce37" office:value-type="float" office:value="25989" calcext:value-type="float">
            <text:p>25,989</text:p>
          </table:table-cell>
          <table:table-cell table:style-name="ce30" office:value-type="float" office:value="132943" calcext:value-type="float">
            <text:p>132,943</text:p>
          </table:table-cell>
          <table:table-cell table:style-name="ce30" office:value-type="float" office:value="25629" calcext:value-type="float">
            <text:p>25,629</text:p>
          </table:table-cell>
          <table:table-cell table:style-name="ce30" office:value-type="float" office:value="25986" calcext:value-type="float">
            <text:p>25,986</text:p>
          </table:table-cell>
          <table:table-cell table:style-name="ce30" office:value-type="float" office:value="27053" calcext:value-type="float">
            <text:p>27,053</text:p>
          </table:table-cell>
          <table:table-cell table:style-name="ce30" office:value-type="float" office:value="25781" calcext:value-type="float">
            <text:p>25,781</text:p>
          </table:table-cell>
          <table:table-cell table:style-name="ce37" office:value-type="float" office:value="28494" calcext:value-type="float">
            <text:p>28,494</text:p>
          </table:table-cell>
          <table:table-cell table:style-name="ce30" office:value-type="float" office:value="139984" calcext:value-type="float">
            <text:p>139,984</text:p>
          </table:table-cell>
          <table:table-cell table:style-name="ce30" office:value-type="float" office:value="25514" calcext:value-type="float">
            <text:p>25,514</text:p>
          </table:table-cell>
          <table:table-cell table:style-name="ce30" office:value-type="float" office:value="24774" calcext:value-type="float">
            <text:p>24,774</text:p>
          </table:table-cell>
          <table:table-cell table:style-name="ce30" office:value-type="float" office:value="27850" calcext:value-type="float">
            <text:p>27,850</text:p>
          </table:table-cell>
          <table:table-cell table:style-name="ce30" office:value-type="float" office:value="30195" calcext:value-type="float">
            <text:p>30,195</text:p>
          </table:table-cell>
          <table:table-cell table:style-name="ce37" office:value-type="float" office:value="31651" calcext:value-type="float">
            <text:p>31,651</text:p>
          </table:table-cell>
          <table:table-cell table:style-name="ce30" office:value-type="float" office:value="176037" calcext:value-type="float">
            <text:p>176,037</text:p>
          </table:table-cell>
          <table:table-cell table:style-name="ce30" office:value-type="float" office:value="33751" calcext:value-type="float">
            <text:p>33,751</text:p>
          </table:table-cell>
          <table:table-cell table:style-name="ce30" office:value-type="float" office:value="35348" calcext:value-type="float">
            <text:p>35,348</text:p>
          </table:table-cell>
          <table:table-cell table:style-name="ce30" office:value-type="float" office:value="35089" calcext:value-type="float">
            <text:p>35,089</text:p>
          </table:table-cell>
          <table:table-cell table:style-name="ce30" office:value-type="float" office:value="36267" calcext:value-type="float">
            <text:p>36,267</text:p>
          </table:table-cell>
          <table:table-cell table:style-name="ce37" office:value-type="float" office:value="35582" calcext:value-type="float">
            <text:p>35,582</text:p>
          </table:table-cell>
          <table:table-cell table:style-name="ce30" office:value-type="float" office:value="166110" calcext:value-type="float">
            <text:p>166,110</text:p>
          </table:table-cell>
          <table:table-cell table:style-name="ce30" office:value-type="float" office:value="33750" calcext:value-type="float">
            <text:p>33,750</text:p>
          </table:table-cell>
          <table:table-cell table:style-name="ce30" office:value-type="float" office:value="37178" calcext:value-type="float">
            <text:p>37,178</text:p>
          </table:table-cell>
          <table:table-cell table:style-name="ce30" office:value-type="float" office:value="32494" calcext:value-type="float">
            <text:p>32,494</text:p>
          </table:table-cell>
          <table:table-cell table:style-name="ce30" office:value-type="float" office:value="31553" calcext:value-type="float">
            <text:p>31,553</text:p>
          </table:table-cell>
          <table:table-cell table:style-name="ce37" office:value-type="float" office:value="31135" calcext:value-type="float">
            <text:p>31,135</text:p>
          </table:table-cell>
          <table:table-cell table:style-name="ce30" office:value-type="float" office:value="159636" calcext:value-type="float">
            <text:p>159,636</text:p>
          </table:table-cell>
          <table:table-cell table:style-name="ce30" office:value-type="float" office:value="30725" calcext:value-type="float">
            <text:p>30,725</text:p>
          </table:table-cell>
          <table:table-cell table:style-name="ce30" office:value-type="float" office:value="31528" calcext:value-type="float">
            <text:p>31,528</text:p>
          </table:table-cell>
          <table:table-cell table:style-name="ce30" office:value-type="float" office:value="32165" calcext:value-type="float">
            <text:p>32,165</text:p>
          </table:table-cell>
          <table:table-cell table:style-name="ce30" office:value-type="float" office:value="32866" calcext:value-type="float">
            <text:p>32,866</text:p>
          </table:table-cell>
          <table:table-cell table:style-name="ce37" office:value-type="float" office:value="32352" calcext:value-type="float">
            <text:p>32,352</text:p>
          </table:table-cell>
          <table:table-cell table:style-name="ce30" office:value-type="float" office:value="167738" calcext:value-type="float">
            <text:p>167,738</text:p>
          </table:table-cell>
          <table:table-cell table:style-name="ce30" office:value-type="float" office:value="31563" calcext:value-type="float">
            <text:p>31,563</text:p>
          </table:table-cell>
          <table:table-cell table:style-name="ce30" office:value-type="float" office:value="32926" calcext:value-type="float">
            <text:p>32,926</text:p>
          </table:table-cell>
          <table:table-cell table:style-name="ce30" office:value-type="float" office:value="33592" calcext:value-type="float">
            <text:p>33,592</text:p>
          </table:table-cell>
          <table:table-cell table:style-name="ce30" office:value-type="float" office:value="34507" calcext:value-type="float">
            <text:p>34,507</text:p>
          </table:table-cell>
          <table:table-cell table:style-name="ce37" office:value-type="float" office:value="35150" calcext:value-type="float">
            <text:p>35,150</text:p>
          </table:table-cell>
          <table:table-cell table:style-name="ce30" office:value-type="float" office:value="171304" calcext:value-type="float">
            <text:p>171,304</text:p>
          </table:table-cell>
          <table:table-cell table:style-name="ce30" office:value-type="float" office:value="34864" calcext:value-type="float">
            <text:p>34,864</text:p>
          </table:table-cell>
          <table:table-cell table:style-name="ce30" office:value-type="float" office:value="34251" calcext:value-type="float">
            <text:p>34,251</text:p>
          </table:table-cell>
          <table:table-cell table:style-name="ce30" office:value-type="float" office:value="33850" calcext:value-type="float">
            <text:p>33,850</text:p>
          </table:table-cell>
          <table:table-cell table:style-name="ce30" office:value-type="float" office:value="34247" calcext:value-type="float">
            <text:p>34,247</text:p>
          </table:table-cell>
          <table:table-cell table:style-name="ce37" office:value-type="float" office:value="34092" calcext:value-type="float">
            <text:p>34,092</text:p>
          </table:table-cell>
          <table:table-cell table:style-name="ce30" office:value-type="float" office:value="154234" calcext:value-type="float">
            <text:p>154,234</text:p>
          </table:table-cell>
          <table:table-cell table:style-name="ce30" office:value-type="float" office:value="30995" calcext:value-type="float">
            <text:p>30,995</text:p>
          </table:table-cell>
          <table:table-cell table:style-name="ce30" office:value-type="float" office:value="32807" calcext:value-type="float">
            <text:p>32,807</text:p>
          </table:table-cell>
          <table:table-cell table:style-name="ce30" office:value-type="float" office:value="31020" calcext:value-type="float">
            <text:p>31,020</text:p>
          </table:table-cell>
          <table:table-cell table:style-name="ce30" office:value-type="float" office:value="30400" calcext:value-type="float">
            <text:p>30,400</text:p>
          </table:table-cell>
          <table:table-cell table:style-name="ce37" office:value-type="float" office:value="29012" calcext:value-type="float">
            <text:p>29,012</text:p>
          </table:table-cell>
          <table:table-cell table:style-name="ce30" office:value-type="float" office:value="117593" calcext:value-type="float">
            <text:p>117,593</text:p>
          </table:table-cell>
          <table:table-cell table:style-name="ce30" office:value-type="float" office:value="27440" calcext:value-type="float">
            <text:p>27,440</text:p>
          </table:table-cell>
          <table:table-cell table:style-name="ce30" office:value-type="float" office:value="27703" calcext:value-type="float">
            <text:p>27,703</text:p>
          </table:table-cell>
          <table:table-cell table:style-name="ce30" office:value-type="float" office:value="23262" calcext:value-type="float">
            <text:p>23,262</text:p>
          </table:table-cell>
          <table:table-cell table:style-name="ce30" office:value-type="float" office:value="20948" calcext:value-type="float">
            <text:p>20,948</text:p>
          </table:table-cell>
          <table:table-cell table:style-name="ce37" office:value-type="float" office:value="18240" calcext:value-type="float">
            <text:p>18,240</text:p>
          </table:table-cell>
          <table:table-cell table:style-name="ce30" office:value-type="float" office:value="62298" calcext:value-type="float">
            <text:p>62,298</text:p>
          </table:table-cell>
          <table:table-cell table:style-name="ce30" office:value-type="float" office:value="15939" calcext:value-type="float">
            <text:p>15,939</text:p>
          </table:table-cell>
          <table:table-cell table:style-name="ce30" office:value-type="float" office:value="12557" calcext:value-type="float">
            <text:p>12,557</text:p>
          </table:table-cell>
          <table:table-cell table:style-name="ce30" office:value-type="float" office:value="10055" calcext:value-type="float">
            <text:p>10,055</text:p>
          </table:table-cell>
          <table:table-cell table:style-name="ce30" office:value-type="float" office:value="11759" calcext:value-type="float">
            <text:p>11,759</text:p>
          </table:table-cell>
          <table:table-cell table:style-name="ce37" office:value-type="float" office:value="11988" calcext:value-type="float">
            <text:p>11,988</text:p>
          </table:table-cell>
          <table:table-cell table:style-name="ce30" office:value-type="float" office:value="52610" calcext:value-type="float">
            <text:p>52,610</text:p>
          </table:table-cell>
          <table:table-cell table:style-name="ce30" office:value-type="float" office:value="11420" calcext:value-type="float">
            <text:p>11,420</text:p>
          </table:table-cell>
          <table:table-cell table:style-name="ce30" office:value-type="float" office:value="10996" calcext:value-type="float">
            <text:p>10,996</text:p>
          </table:table-cell>
          <table:table-cell table:style-name="ce30" office:value-type="float" office:value="10869" calcext:value-type="float">
            <text:p>10,869</text:p>
          </table:table-cell>
          <table:table-cell table:style-name="ce30" office:value-type="float" office:value="10230" calcext:value-type="float">
            <text:p>10,230</text:p>
          </table:table-cell>
          <table:table-cell table:style-name="ce37" office:value-type="float" office:value="9095" calcext:value-type="float">
            <text:p>9,095</text:p>
          </table:table-cell>
          <table:table-cell table:style-name="ce30" office:value-type="float" office:value="37320" calcext:value-type="float">
            <text:p>37,320</text:p>
          </table:table-cell>
          <table:table-cell table:style-name="ce30" office:value-type="float" office:value="8693" calcext:value-type="float">
            <text:p>8,693</text:p>
          </table:table-cell>
          <table:table-cell table:style-name="ce30" office:value-type="float" office:value="7981" calcext:value-type="float">
            <text:p>7,981</text:p>
          </table:table-cell>
          <table:table-cell table:style-name="ce30" office:value-type="float" office:value="7494" calcext:value-type="float">
            <text:p>7,494</text:p>
          </table:table-cell>
          <table:table-cell table:style-name="ce30" office:value-type="float" office:value="6814" calcext:value-type="float">
            <text:p>6,814</text:p>
          </table:table-cell>
          <table:table-cell table:style-name="ce37" office:value-type="float" office:value="6338" calcext:value-type="float">
            <text:p>6,338</text:p>
          </table:table-cell>
          <table:table-cell table:style-name="ce30" office:value-type="float" office:value="26110" calcext:value-type="float">
            <text:p>26,110</text:p>
          </table:table-cell>
          <table:table-cell table:style-name="ce30" office:value-type="float" office:value="5861" calcext:value-type="float">
            <text:p>5,861</text:p>
          </table:table-cell>
          <table:table-cell table:style-name="ce30" office:value-type="float" office:value="5662" calcext:value-type="float">
            <text:p>5,662</text:p>
          </table:table-cell>
          <table:table-cell table:style-name="ce30" office:value-type="float" office:value="5241" calcext:value-type="float">
            <text:p>5,241</text:p>
          </table:table-cell>
          <table:table-cell table:style-name="ce30" office:value-type="float" office:value="4856" calcext:value-type="float">
            <text:p>4,856</text:p>
          </table:table-cell>
          <table:table-cell table:style-name="ce37" office:value-type="float" office:value="4490" calcext:value-type="float">
            <text:p>4,490</text:p>
          </table:table-cell>
          <table:table-cell table:style-name="ce30" office:value-type="float" office:value="17071" calcext:value-type="float">
            <text:p>17,071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3908" calcext:value-type="float">
            <text:p>3,908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2949" calcext:value-type="float">
            <text:p>2,949</text:p>
          </table:table-cell>
          <table:table-cell table:style-name="ce37" office:value-type="float" office:value="2621" calcext:value-type="float">
            <text:p>2,621</text:p>
          </table:table-cell>
          <table:table-cell table:style-name="ce30" office:value-type="float" office:value="8177" calcext:value-type="float">
            <text:p>8,177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63" calcext:value-type="float">
            <text:p>463</text:p>
          </table:table-cell>
          <table:table-cell table:style-name="ce37" office:value-type="float" office:value="346" calcext:value-type="float">
            <text:p>346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171" calcext:value-type="float">
            <text:p>1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584" calcext:value-type="float">
            <text:p>460,584</text:p>
          </table:table-cell>
          <table:table-cell table:style-name="ce29" table:formula="of:=SUM([.E17:.I17])" office:value-type="float" office:value="20029" calcext:value-type="float">
            <text:p>20,029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26184" calcext:value-type="float">
            <text:p>26,184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558" calcext:value-type="float">
            <text:p>5,558</text:p>
          </table:table-cell>
          <table:table-cell table:style-name="ce52" office:value-type="float" office:value="5353" calcext:value-type="float">
            <text:p>5,353</text:p>
          </table:table-cell>
          <table:table-cell table:style-name="ce29" office:value-type="float" office:value="33396" calcext:value-type="float">
            <text:p>33,396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650" calcext:value-type="float">
            <text:p>6,650</text:p>
          </table:table-cell>
          <table:table-cell table:style-name="ce52" office:value-type="float" office:value="6876" calcext:value-type="float">
            <text:p>6,876</text:p>
          </table:table-cell>
          <table:table-cell table:style-name="ce29" office:value-type="float" office:value="33918" calcext:value-type="float">
            <text:p>33,918</text:p>
          </table:table-cell>
          <table:table-cell table:style-name="ce29" office:value-type="float" office:value="6762" calcext:value-type="float">
            <text:p>6,762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874" calcext:value-type="float">
            <text:p>6,874</text:p>
          </table:table-cell>
          <table:table-cell table:style-name="ce29" office:value-type="float" office:value="6595" calcext:value-type="float">
            <text:p>6,595</text:p>
          </table:table-cell>
          <table:table-cell table:style-name="ce52" office:value-type="float" office:value="7087" calcext:value-type="float">
            <text:p>7,087</text:p>
          </table:table-cell>
          <table:table-cell table:style-name="ce29" office:value-type="float" office:value="33952" calcext:value-type="float">
            <text:p>33,952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7198" calcext:value-type="float">
            <text:p>7,198</text:p>
          </table:table-cell>
          <table:table-cell table:style-name="ce52" office:value-type="float" office:value="7538" calcext:value-type="float">
            <text:p>7,538</text:p>
          </table:table-cell>
          <table:table-cell table:style-name="ce29" office:value-type="float" office:value="39410" calcext:value-type="float">
            <text:p>39,410</text:p>
          </table:table-cell>
          <table:table-cell table:style-name="ce29" office:value-type="float" office:value="7893" calcext:value-type="float">
            <text:p>7,893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7939" calcext:value-type="float">
            <text:p>7,939</text:p>
          </table:table-cell>
          <table:table-cell table:style-name="ce29" office:value-type="float" office:value="7847" calcext:value-type="float">
            <text:p>7,847</text:p>
          </table:table-cell>
          <table:table-cell table:style-name="ce52" office:value-type="float" office:value="7639" calcext:value-type="float">
            <text:p>7,639</text:p>
          </table:table-cell>
          <table:table-cell table:style-name="ce29" office:value-type="float" office:value="34775" calcext:value-type="float">
            <text:p>34,775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6671" calcext:value-type="float">
            <text:p>6,671</text:p>
          </table:table-cell>
          <table:table-cell table:style-name="ce52" office:value-type="float" office:value="6715" calcext:value-type="float">
            <text:p>6,715</text:p>
          </table:table-cell>
          <table:table-cell table:style-name="ce29" office:value-type="float" office:value="34706" calcext:value-type="float">
            <text:p>34,706</text:p>
          </table:table-cell>
          <table:table-cell table:style-name="ce29" office:value-type="float" office:value="6454" calcext:value-type="float">
            <text:p>6,454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254" calcext:value-type="float">
            <text:p>7,254</text:p>
          </table:table-cell>
          <table:table-cell table:style-name="ce52" office:value-type="float" office:value="7134" calcext:value-type="float">
            <text:p>7,134</text:p>
          </table:table-cell>
          <table:table-cell table:style-name="ce29" office:value-type="float" office:value="36408" calcext:value-type="float">
            <text:p>36,408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7553" calcext:value-type="float">
            <text:p>7,553</text:p>
          </table:table-cell>
          <table:table-cell table:style-name="ce52" office:value-type="float" office:value="7379" calcext:value-type="float">
            <text:p>7,379</text:p>
          </table:table-cell>
          <table:table-cell table:style-name="ce29" office:value-type="float" office:value="36272" calcext:value-type="float">
            <text:p>36,272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7417" calcext:value-type="float">
            <text:p>7,417</text:p>
          </table:table-cell>
          <table:table-cell table:style-name="ce29" office:value-type="float" office:value="7255" calcext:value-type="float">
            <text:p>7,255</text:p>
          </table:table-cell>
          <table:table-cell table:style-name="ce29" office:value-type="float" office:value="7239" calcext:value-type="float">
            <text:p>7,239</text:p>
          </table:table-cell>
          <table:table-cell table:style-name="ce52" office:value-type="float" office:value="6925" calcext:value-type="float">
            <text:p>6,925</text:p>
          </table:table-cell>
          <table:table-cell table:style-name="ce29" office:value-type="float" office:value="31739" calcext:value-type="float">
            <text:p>31,739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217" calcext:value-type="float">
            <text:p>6,217</text:p>
          </table:table-cell>
          <table:table-cell table:style-name="ce52" office:value-type="float" office:value="6008" calcext:value-type="float">
            <text:p>6,008</text:p>
          </table:table-cell>
          <table:table-cell table:style-name="ce29" office:value-type="float" office:value="25063" calcext:value-type="float">
            <text:p>25,063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4396" calcext:value-type="float">
            <text:p>4,396</text:p>
          </table:table-cell>
          <table:table-cell table:style-name="ce52" office:value-type="float" office:value="4023" calcext:value-type="float">
            <text:p>4,023</text:p>
          </table:table-cell>
          <table:table-cell table:style-name="ce29" office:value-type="float" office:value="16417" calcext:value-type="float">
            <text:p>16,417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3443" calcext:value-type="float">
            <text:p>3,443</text:p>
          </table:table-cell>
          <table:table-cell table:style-name="ce52" office:value-type="float" office:value="3589" calcext:value-type="float">
            <text:p>3,589</text:p>
          </table:table-cell>
          <table:table-cell table:style-name="ce29" office:value-type="float" office:value="18867" calcext:value-type="float">
            <text:p>18,867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851" calcext:value-type="float">
            <text:p>3,851</text:p>
          </table:table-cell>
          <table:table-cell table:style-name="ce52" office:value-type="float" office:value="3472" calcext:value-type="float">
            <text:p>3,472</text:p>
          </table:table-cell>
          <table:table-cell table:style-name="ce29" office:value-type="float" office:value="15633" calcext:value-type="float">
            <text:p>15,633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038" calcext:value-type="float">
            <text:p>3,038</text:p>
          </table:table-cell>
          <table:table-cell table:style-name="ce52" office:value-type="float" office:value="2777" calcext:value-type="float">
            <text:p>2,777</text:p>
          </table:table-cell>
          <table:table-cell table:style-name="ce29" office:value-type="float" office:value="12020" calcext:value-type="float">
            <text:p>12,020</text:p>
          </table:table-cell>
          <table:table-cell table:style-name="ce29" office:value-type="float" office:value="2655" calcext:value-type="float">
            <text:p>2,655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215" calcext:value-type="float">
            <text:p>2,215</text:p>
          </table:table-cell>
          <table:table-cell table:style-name="ce52" office:value-type="float" office:value="1994" calcext:value-type="float">
            <text:p>1,994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159" calcext:value-type="float">
            <text:p>1,159</text:p>
          </table:table-cell>
          <table:table-cell table:style-name="ce52" office:value-type="float" office:value="1106" calcext:value-type="float">
            <text:p>1,106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14" calcext:value-type="float">
            <text:p>514</text:p>
          </table:table-cell>
          <table:table-cell table:style-name="ce52" office:value-type="float" office:value="399" calcext:value-type="float">
            <text:p>399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24" calcext:value-type="float">
            <text:p>235,924</text:p>
          </table:table-cell>
          <table:table-cell table:style-name="ce29" table:formula="of:=SUM([.E18:.I18])" office:value-type="float" office:value="10346" calcext:value-type="float">
            <text:p>10,346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13661" calcext:value-type="float">
            <text:p>13,661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2923" calcext:value-type="float">
            <text:p>2,923</text:p>
          </table:table-cell>
          <table:table-cell table:style-name="ce52" office:value-type="float" office:value="2737" calcext:value-type="float">
            <text:p>2,737</text:p>
          </table:table-cell>
          <table:table-cell table:style-name="ce29" office:value-type="float" office:value="17390" calcext:value-type="float">
            <text:p>17,390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402" calcext:value-type="float">
            <text:p>3,402</text:p>
          </table:table-cell>
          <table:table-cell table:style-name="ce52" office:value-type="float" office:value="3529" calcext:value-type="float">
            <text:p>3,529</text:p>
          </table:table-cell>
          <table:table-cell table:style-name="ce29" office:value-type="float" office:value="17726" calcext:value-type="float">
            <text:p>17,726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394" calcext:value-type="float">
            <text:p>3,394</text:p>
          </table:table-cell>
          <table:table-cell table:style-name="ce52" office:value-type="float" office:value="3739" calcext:value-type="float">
            <text:p>3,739</text:p>
          </table:table-cell>
          <table:table-cell table:style-name="ce29" office:value-type="float" office:value="17399" calcext:value-type="float">
            <text:p>17,399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598" calcext:value-type="float">
            <text:p>3,598</text:p>
          </table:table-cell>
          <table:table-cell table:style-name="ce52" office:value-type="float" office:value="3845" calcext:value-type="float">
            <text:p>3,845</text:p>
          </table:table-cell>
          <table:table-cell table:style-name="ce29" office:value-type="float" office:value="20155" calcext:value-type="float">
            <text:p>20,155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3876" calcext:value-type="float">
            <text:p>3,876</text:p>
          </table:table-cell>
          <table:table-cell table:style-name="ce29" office:value-type="float" office:value="18008" calcext:value-type="float">
            <text:p>18,008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52" office:value-type="float" office:value="3505" calcext:value-type="float">
            <text:p>3,505</text:p>
          </table:table-cell>
          <table:table-cell table:style-name="ce29" office:value-type="float" office:value="18136" calcext:value-type="float">
            <text:p>18,136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884" calcext:value-type="float">
            <text:p>3,884</text:p>
          </table:table-cell>
          <table:table-cell table:style-name="ce52" office:value-type="float" office:value="3725" calcext:value-type="float">
            <text:p>3,725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967" calcext:value-type="float">
            <text:p>3,967</text:p>
          </table:table-cell>
          <table:table-cell table:style-name="ce52" office:value-type="float" office:value="3879" calcext:value-type="float">
            <text:p>3,879</text:p>
          </table:table-cell>
          <table:table-cell table:style-name="ce29" office:value-type="float" office:value="18686" calcext:value-type="float">
            <text:p>18,686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3499" calcext:value-type="float">
            <text:p>3,499</text:p>
          </table:table-cell>
          <table:table-cell table:style-name="ce29" office:value-type="float" office:value="16125" calcext:value-type="float">
            <text:p>16,125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144" calcext:value-type="float">
            <text:p>3,144</text:p>
          </table:table-cell>
          <table:table-cell table:style-name="ce52" office:value-type="float" office:value="2993" calcext:value-type="float">
            <text:p>2,993</text:p>
          </table:table-cell>
          <table:table-cell table:style-name="ce29" office:value-type="float" office:value="12585" calcext:value-type="float">
            <text:p>12,585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52" office:value-type="float" office:value="1964" calcext:value-type="float">
            <text:p>1,964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713" calcext:value-type="float">
            <text:p>1,713</text:p>
          </table:table-cell>
          <table:table-cell table:style-name="ce52" office:value-type="float" office:value="1780" calcext:value-type="float">
            <text:p>1,780</text:p>
          </table:table-cell>
          <table:table-cell table:style-name="ce29" office:value-type="float" office:value="9228" calcext:value-type="float">
            <text:p>9,228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897" calcext:value-type="float">
            <text:p>1,897</text:p>
          </table:table-cell>
          <table:table-cell table:style-name="ce52" office:value-type="float" office:value="1706" calcext:value-type="float">
            <text:p>1,706</text:p>
          </table:table-cell>
          <table:table-cell table:style-name="ce29" office:value-type="float" office:value="7595" calcext:value-type="float">
            <text:p>7,595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52" office:value-type="float" office:value="1385" calcext:value-type="float">
            <text:p>1,385</text:p>
          </table:table-cell>
          <table:table-cell table:style-name="ce29" office:value-type="float" office:value="5969" calcext:value-type="float">
            <text:p>5,96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115" calcext:value-type="float">
            <text:p>1,115</text:p>
          </table:table-cell>
          <table:table-cell table:style-name="ce52" office:value-type="float" office:value="1007" calcext:value-type="float">
            <text:p>1,007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580" calcext:value-type="float">
            <text:p>580</text:p>
          </table:table-cell>
          <table:table-cell table:style-name="ce52" office:value-type="float" office:value="484" calcext:value-type="float">
            <text:p>48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40" calcext:value-type="float">
            <text:p>240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4660" calcext:value-type="float">
            <text:p>224,660</text:p>
          </table:table-cell>
          <table:table-cell table:style-name="ce37" table:formula="of:=SUM([.E19:.I19])" office:value-type="float" office:value="9683" calcext:value-type="float">
            <text:p>9,683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12523" calcext:value-type="float">
            <text:p>12,523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2703" calcext:value-type="float">
            <text:p>2,703</text:p>
          </table:table-cell>
          <table:table-cell table:style-name="ce30" office:value-type="float" office:value="2635" calcext:value-type="float">
            <text:p>2,635</text:p>
          </table:table-cell>
          <table:table-cell table:style-name="ce37" office:value-type="float" office:value="2616" calcext:value-type="float">
            <text:p>2,616</text:p>
          </table:table-cell>
          <table:table-cell table:style-name="ce30" office:value-type="float" office:value="16006" calcext:value-type="float">
            <text:p>16,006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7" office:value-type="float" office:value="3347" calcext:value-type="float">
            <text:p>3,347</text:p>
          </table:table-cell>
          <table:table-cell table:style-name="ce30" office:value-type="float" office:value="16192" calcext:value-type="float">
            <text:p>16,192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7" office:value-type="float" office:value="3348" calcext:value-type="float">
            <text:p>3,348</text:p>
          </table:table-cell>
          <table:table-cell table:style-name="ce30" office:value-type="float" office:value="16553" calcext:value-type="float">
            <text:p>16,553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7" office:value-type="float" office:value="3693" calcext:value-type="float">
            <text:p>3,693</text:p>
          </table:table-cell>
          <table:table-cell table:style-name="ce30" office:value-type="float" office:value="19255" calcext:value-type="float">
            <text:p>19,255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16767" calcext:value-type="float">
            <text:p>16,767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7" office:value-type="float" office:value="3210" calcext:value-type="float">
            <text:p>3,210</text:p>
          </table:table-cell>
          <table:table-cell table:style-name="ce30" office:value-type="float" office:value="16570" calcext:value-type="float">
            <text:p>16,570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7" office:value-type="float" office:value="3409" calcext:value-type="float">
            <text:p>3,409</text:p>
          </table:table-cell>
          <table:table-cell table:style-name="ce30" office:value-type="float" office:value="17214" calcext:value-type="float">
            <text:p>17,214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7" office:value-type="float" office:value="3500" calcext:value-type="float">
            <text:p>3,500</text:p>
          </table:table-cell>
          <table:table-cell table:style-name="ce30" office:value-type="float" office:value="17586" calcext:value-type="float">
            <text:p>17,586</text:p>
          </table:table-cell>
          <table:table-cell table:style-name="ce30" office:value-type="float" office:value="3557" calcext:value-type="float">
            <text:p>3,557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7" office:value-type="float" office:value="3426" calcext:value-type="float">
            <text:p>3,426</text:p>
          </table:table-cell>
          <table:table-cell table:style-name="ce30" office:value-type="float" office:value="15614" calcext:value-type="float">
            <text:p>15,614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7" office:value-type="float" office:value="3015" calcext:value-type="float">
            <text:p>3,015</text:p>
          </table:table-cell>
          <table:table-cell table:style-name="ce30" office:value-type="float" office:value="12478" calcext:value-type="float">
            <text:p>12,478</text:p>
          </table:table-cell>
          <table:table-cell table:style-name="ce30" office:value-type="float" office:value="2760" calcext:value-type="float">
            <text:p>2,760</text:p>
          </table:table-cell>
          <table:table-cell table:style-name="ce30" office:value-type="float" office:value="2957" calcext:value-type="float">
            <text:p>2,957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7" office:value-type="float" office:value="2059" calcext:value-type="float">
            <text:p>2,059</text:p>
          </table:table-cell>
          <table:table-cell table:style-name="ce30" office:value-type="float" office:value="8250" calcext:value-type="float">
            <text:p>8,250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7" office:value-type="float" office:value="1809" calcext:value-type="float">
            <text:p>1,809</text:p>
          </table:table-cell>
          <table:table-cell table:style-name="ce30" office:value-type="float" office:value="9639" calcext:value-type="float">
            <text:p>9,639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7" office:value-type="float" office:value="1766" calcext:value-type="float">
            <text:p>1,766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610" calcext:value-type="float">
            <text:p>1,610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392" calcext:value-type="float">
            <text:p>1,392</text:p>
          </table:table-cell>
          <table:table-cell table:style-name="ce30" office:value-type="float" office:value="6051" calcext:value-type="float">
            <text:p>6,051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397" calcext:value-type="float">
            <text:p>1,397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7" office:value-type="float" office:value="987" calcext:value-type="float">
            <text:p>987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579" calcext:value-type="float">
            <text:p>579</text:p>
          </table:table-cell>
          <table:table-cell table:style-name="ce37" office:value-type="float" office:value="622" calcext:value-type="float">
            <text:p>622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274" calcext:value-type="float">
            <text:p>274</text:p>
          </table:table-cell>
          <table:table-cell table:style-name="ce37" office:value-type="float" office:value="257" calcext:value-type="float">
            <text:p>257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38591" calcext:value-type="float">
            <text:p>1,938,591</text:p>
          </table:table-cell>
          <table:table-cell table:style-name="ce29" table:formula="of:=SUM([.E20:.I20])" office:value-type="float" office:value="102104" calcext:value-type="float">
            <text:p>102,104</text:p>
          </table:table-cell>
          <table:table-cell table:style-name="ce29" office:value-type="float" office:value="18694" calcext:value-type="float">
            <text:p>18,694</text:p>
          </table:table-cell>
          <table:table-cell table:style-name="ce29" office:value-type="float" office:value="19752" calcext:value-type="float">
            <text:p>19,752</text:p>
          </table:table-cell>
          <table:table-cell table:style-name="ce29" office:value-type="float" office:value="20162" calcext:value-type="float">
            <text:p>20,162</text:p>
          </table:table-cell>
          <table:table-cell table:style-name="ce29" office:value-type="float" office:value="21153" calcext:value-type="float">
            <text:p>21,153</text:p>
          </table:table-cell>
          <table:table-cell table:style-name="ce29" office:value-type="float" office:value="22343" calcext:value-type="float">
            <text:p>22,343</text:p>
          </table:table-cell>
          <table:table-cell table:style-name="ce29" office:value-type="float" office:value="135855" calcext:value-type="float">
            <text:p>135,855</text:p>
          </table:table-cell>
          <table:table-cell table:style-name="ce29" office:value-type="float" office:value="24650" calcext:value-type="float">
            <text:p>24,650</text:p>
          </table:table-cell>
          <table:table-cell table:style-name="ce29" office:value-type="float" office:value="25608" calcext:value-type="float">
            <text:p>25,608</text:p>
          </table:table-cell>
          <table:table-cell table:style-name="ce29" office:value-type="float" office:value="30593" calcext:value-type="float">
            <text:p>30,593</text:p>
          </table:table-cell>
          <table:table-cell table:style-name="ce29" office:value-type="float" office:value="28425" calcext:value-type="float">
            <text:p>28,425</text:p>
          </table:table-cell>
          <table:table-cell table:style-name="ce52" office:value-type="float" office:value="26579" calcext:value-type="float">
            <text:p>26,579</text:p>
          </table:table-cell>
          <table:table-cell table:style-name="ce29" office:value-type="float" office:value="155286" calcext:value-type="float">
            <text:p>155,286</text:p>
          </table:table-cell>
          <table:table-cell table:style-name="ce29" office:value-type="float" office:value="31201" calcext:value-type="float">
            <text:p>31,201</text:p>
          </table:table-cell>
          <table:table-cell table:style-name="ce29" office:value-type="float" office:value="31073" calcext:value-type="float">
            <text:p>31,073</text:p>
          </table:table-cell>
          <table:table-cell table:style-name="ce29" office:value-type="float" office:value="31366" calcext:value-type="float">
            <text:p>31,366</text:p>
          </table:table-cell>
          <table:table-cell table:style-name="ce29" office:value-type="float" office:value="31241" calcext:value-type="float">
            <text:p>31,241</text:p>
          </table:table-cell>
          <table:table-cell table:style-name="ce52" office:value-type="float" office:value="30405" calcext:value-type="float">
            <text:p>30,405</text:p>
          </table:table-cell>
          <table:table-cell table:style-name="ce29" office:value-type="float" office:value="148074" calcext:value-type="float">
            <text:p>148,074</text:p>
          </table:table-cell>
          <table:table-cell table:style-name="ce29" office:value-type="float" office:value="30117" calcext:value-type="float">
            <text:p>30,117</text:p>
          </table:table-cell>
          <table:table-cell table:style-name="ce29" office:value-type="float" office:value="29282" calcext:value-type="float">
            <text:p>29,282</text:p>
          </table:table-cell>
          <table:table-cell table:style-name="ce29" office:value-type="float" office:value="30679" calcext:value-type="float">
            <text:p>30,679</text:p>
          </table:table-cell>
          <table:table-cell table:style-name="ce29" office:value-type="float" office:value="27998" calcext:value-type="float">
            <text:p>27,998</text:p>
          </table:table-cell>
          <table:table-cell table:style-name="ce52" office:value-type="float" office:value="29998" calcext:value-type="float">
            <text:p>29,998</text:p>
          </table:table-cell>
          <table:table-cell table:style-name="ce29" office:value-type="float" office:value="141208" calcext:value-type="float">
            <text:p>141,208</text:p>
          </table:table-cell>
          <table:table-cell table:style-name="ce29" office:value-type="float" office:value="26510" calcext:value-type="float">
            <text:p>26,510</text:p>
          </table:table-cell>
          <table:table-cell table:style-name="ce29" office:value-type="float" office:value="24925" calcext:value-type="float">
            <text:p>24,925</text:p>
          </table:table-cell>
          <table:table-cell table:style-name="ce29" office:value-type="float" office:value="28038" calcext:value-type="float">
            <text:p>28,038</text:p>
          </table:table-cell>
          <table:table-cell table:style-name="ce29" office:value-type="float" office:value="30360" calcext:value-type="float">
            <text:p>30,360</text:p>
          </table:table-cell>
          <table:table-cell table:style-name="ce52" office:value-type="float" office:value="31375" calcext:value-type="float">
            <text:p>31,375</text:p>
          </table:table-cell>
          <table:table-cell table:style-name="ce29" office:value-type="float" office:value="171023" calcext:value-type="float">
            <text:p>171,023</text:p>
          </table:table-cell>
          <table:table-cell table:style-name="ce29" office:value-type="float" office:value="33424" calcext:value-type="float">
            <text:p>33,424</text:p>
          </table:table-cell>
          <table:table-cell table:style-name="ce29" office:value-type="float" office:value="34535" calcext:value-type="float">
            <text:p>34,535</text:p>
          </table:table-cell>
          <table:table-cell table:style-name="ce29" office:value-type="float" office:value="34021" calcext:value-type="float">
            <text:p>34,021</text:p>
          </table:table-cell>
          <table:table-cell table:style-name="ce29" office:value-type="float" office:value="34681" calcext:value-type="float">
            <text:p>34,681</text:p>
          </table:table-cell>
          <table:table-cell table:style-name="ce52" office:value-type="float" office:value="34362" calcext:value-type="float">
            <text:p>34,362</text:p>
          </table:table-cell>
          <table:table-cell table:style-name="ce29" office:value-type="float" office:value="164935" calcext:value-type="float">
            <text:p>164,935</text:p>
          </table:table-cell>
          <table:table-cell table:style-name="ce29" office:value-type="float" office:value="33003" calcext:value-type="float">
            <text:p>33,003</text:p>
          </table:table-cell>
          <table:table-cell table:style-name="ce29" office:value-type="float" office:value="36307" calcext:value-type="float">
            <text:p>36,307</text:p>
          </table:table-cell>
          <table:table-cell table:style-name="ce29" office:value-type="float" office:value="32032" calcext:value-type="float">
            <text:p>32,032</text:p>
          </table:table-cell>
          <table:table-cell table:style-name="ce29" office:value-type="float" office:value="31722" calcext:value-type="float">
            <text:p>31,722</text:p>
          </table:table-cell>
          <table:table-cell table:style-name="ce52" office:value-type="float" office:value="31871" calcext:value-type="float">
            <text:p>31,871</text:p>
          </table:table-cell>
          <table:table-cell table:style-name="ce29" office:value-type="float" office:value="166885" calcext:value-type="float">
            <text:p>166,885</text:p>
          </table:table-cell>
          <table:table-cell table:style-name="ce29" office:value-type="float" office:value="32017" calcext:value-type="float">
            <text:p>32,017</text:p>
          </table:table-cell>
          <table:table-cell table:style-name="ce29" office:value-type="float" office:value="33167" calcext:value-type="float">
            <text:p>33,167</text:p>
          </table:table-cell>
          <table:table-cell table:style-name="ce29" office:value-type="float" office:value="34079" calcext:value-type="float">
            <text:p>34,079</text:p>
          </table:table-cell>
          <table:table-cell table:style-name="ce29" office:value-type="float" office:value="34314" calcext:value-type="float">
            <text:p>34,314</text:p>
          </table:table-cell>
          <table:table-cell table:style-name="ce52" office:value-type="float" office:value="33308" calcext:value-type="float">
            <text:p>33,308</text:p>
          </table:table-cell>
          <table:table-cell table:style-name="ce29" office:value-type="float" office:value="166298" calcext:value-type="float">
            <text:p>166,298</text:p>
          </table:table-cell>
          <table:table-cell table:style-name="ce29" office:value-type="float" office:value="32696" calcext:value-type="float">
            <text:p>32,696</text:p>
          </table:table-cell>
          <table:table-cell table:style-name="ce29" office:value-type="float" office:value="32937" calcext:value-type="float">
            <text:p>32,937</text:p>
          </table:table-cell>
          <table:table-cell table:style-name="ce29" office:value-type="float" office:value="33615" calcext:value-type="float">
            <text:p>33,615</text:p>
          </table:table-cell>
          <table:table-cell table:style-name="ce29" office:value-type="float" office:value="33627" calcext:value-type="float">
            <text:p>33,627</text:p>
          </table:table-cell>
          <table:table-cell table:style-name="ce52" office:value-type="float" office:value="33423" calcext:value-type="float">
            <text:p>33,423</text:p>
          </table:table-cell>
          <table:table-cell table:style-name="ce29" office:value-type="float" office:value="154232" calcext:value-type="float">
            <text:p>154,232</text:p>
          </table:table-cell>
          <table:table-cell table:style-name="ce29" office:value-type="float" office:value="32793" calcext:value-type="float">
            <text:p>32,793</text:p>
          </table:table-cell>
          <table:table-cell table:style-name="ce29" office:value-type="float" office:value="31654" calcext:value-type="float">
            <text:p>31,654</text:p>
          </table:table-cell>
          <table:table-cell table:style-name="ce29" office:value-type="float" office:value="30164" calcext:value-type="float">
            <text:p>30,164</text:p>
          </table:table-cell>
          <table:table-cell table:style-name="ce29" office:value-type="float" office:value="30200" calcext:value-type="float">
            <text:p>30,200</text:p>
          </table:table-cell>
          <table:table-cell table:style-name="ce52" office:value-type="float" office:value="29421" calcext:value-type="float">
            <text:p>29,421</text:p>
          </table:table-cell>
          <table:table-cell table:style-name="ce29" office:value-type="float" office:value="129394" calcext:value-type="float">
            <text:p>129,394</text:p>
          </table:table-cell>
          <table:table-cell table:style-name="ce29" office:value-type="float" office:value="26538" calcext:value-type="float">
            <text:p>26,538</text:p>
          </table:table-cell>
          <table:table-cell table:style-name="ce29" office:value-type="float" office:value="28173" calcext:value-type="float">
            <text:p>28,173</text:p>
          </table:table-cell>
          <table:table-cell table:style-name="ce29" office:value-type="float" office:value="26262" calcext:value-type="float">
            <text:p>26,262</text:p>
          </table:table-cell>
          <table:table-cell table:style-name="ce29" office:value-type="float" office:value="25173" calcext:value-type="float">
            <text:p>25,173</text:p>
          </table:table-cell>
          <table:table-cell table:style-name="ce52" office:value-type="float" office:value="23248" calcext:value-type="float">
            <text:p>23,248</text:p>
          </table:table-cell>
          <table:table-cell table:style-name="ce29" office:value-type="float" office:value="95775" calcext:value-type="float">
            <text:p>95,775</text:p>
          </table:table-cell>
          <table:table-cell table:style-name="ce29" office:value-type="float" office:value="22503" calcext:value-type="float">
            <text:p>22,503</text:p>
          </table:table-cell>
          <table:table-cell table:style-name="ce29" office:value-type="float" office:value="22362" calcext:value-type="float">
            <text:p>22,362</text:p>
          </table:table-cell>
          <table:table-cell table:style-name="ce29" office:value-type="float" office:value="18858" calcext:value-type="float">
            <text:p>18,858</text:p>
          </table:table-cell>
          <table:table-cell table:style-name="ce29" office:value-type="float" office:value="17060" calcext:value-type="float">
            <text:p>17,060</text:p>
          </table:table-cell>
          <table:table-cell table:style-name="ce52" office:value-type="float" office:value="14992" calcext:value-type="float">
            <text:p>14,992</text:p>
          </table:table-cell>
          <table:table-cell table:style-name="ce29" office:value-type="float" office:value="53388" calcext:value-type="float">
            <text:p>53,388</text:p>
          </table:table-cell>
          <table:table-cell table:style-name="ce29" office:value-type="float" office:value="12901" calcext:value-type="float">
            <text:p>12,901</text:p>
          </table:table-cell>
          <table:table-cell table:style-name="ce29" office:value-type="float" office:value="11024" calcext:value-type="float">
            <text:p>11,024</text:p>
          </table:table-cell>
          <table:table-cell table:style-name="ce29" office:value-type="float" office:value="8850" calcext:value-type="float">
            <text:p>8,850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52" office:value-type="float" office:value="10357" calcext:value-type="float">
            <text:p>10,357</text:p>
          </table:table-cell>
          <table:table-cell table:style-name="ce29" office:value-type="float" office:value="46902" calcext:value-type="float">
            <text:p>46,902</text:p>
          </table:table-cell>
          <table:table-cell table:style-name="ce29" office:value-type="float" office:value="10165" calcext:value-type="float">
            <text:p>10,165</text:p>
          </table:table-cell>
          <table:table-cell table:style-name="ce29" office:value-type="float" office:value="9729" calcext:value-type="float">
            <text:p>9,729</text:p>
          </table:table-cell>
          <table:table-cell table:style-name="ce29" office:value-type="float" office:value="9626" calcext:value-type="float">
            <text:p>9,626</text:p>
          </table:table-cell>
          <table:table-cell table:style-name="ce29" office:value-type="float" office:value="9016" calcext:value-type="float">
            <text:p>9,016</text:p>
          </table:table-cell>
          <table:table-cell table:style-name="ce52" office:value-type="float" office:value="8366" calcext:value-type="float">
            <text:p>8,366</text:p>
          </table:table-cell>
          <table:table-cell table:style-name="ce29" office:value-type="float" office:value="35408" calcext:value-type="float">
            <text:p>35,408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6630" calcext:value-type="float">
            <text:p>6,630</text:p>
          </table:table-cell>
          <table:table-cell table:style-name="ce52" office:value-type="float" office:value="6492" calcext:value-type="float">
            <text:p>6,492</text:p>
          </table:table-cell>
          <table:table-cell table:style-name="ce29" office:value-type="float" office:value="35805" calcext:value-type="float">
            <text:p>35,805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7244" calcext:value-type="float">
            <text:p>7,244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396" calcext:value-type="float">
            <text:p>7,396</text:p>
          </table:table-cell>
          <table:table-cell table:style-name="ce52" office:value-type="float" office:value="6920" calcext:value-type="float">
            <text:p>6,920</text:p>
          </table:table-cell>
          <table:table-cell table:style-name="ce29" office:value-type="float" office:value="23442" calcext:value-type="float">
            <text:p>23,442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3851" calcext:value-type="float">
            <text:p>3,851</text:p>
          </table:table-cell>
          <table:table-cell table:style-name="ce52" office:value-type="float" office:value="3163" calcext:value-type="float">
            <text:p>3,163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347" calcext:value-type="float">
            <text:p>1,347</text:p>
          </table:table-cell>
          <table:table-cell table:style-name="ce52" office:value-type="float" office:value="1103" calcext:value-type="float">
            <text:p>1,103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3012" calcext:value-type="float">
            <text:p>983,012</text:p>
          </table:table-cell>
          <table:table-cell table:style-name="ce29" table:formula="of:=SUM([.E21:.I21])" office:value-type="float" office:value="53545" calcext:value-type="float">
            <text:p>53,545</text:p>
          </table:table-cell>
          <table:table-cell table:style-name="ce42" office:value-type="float" office:value="9759" calcext:value-type="float">
            <text:p>9,759</text:p>
          </table:table-cell>
          <table:table-cell table:style-name="ce42" office:value-type="float" office:value="10379" calcext:value-type="float">
            <text:p>10,379</text:p>
          </table:table-cell>
          <table:table-cell table:style-name="ce42" office:value-type="float" office:value="10603" calcext:value-type="float">
            <text:p>10,603</text:p>
          </table:table-cell>
          <table:table-cell table:style-name="ce42" office:value-type="float" office:value="11026" calcext:value-type="float">
            <text:p>11,026</text:p>
          </table:table-cell>
          <table:table-cell table:style-name="ce42" office:value-type="float" office:value="11778" calcext:value-type="float">
            <text:p>11,778</text:p>
          </table:table-cell>
          <table:table-cell table:style-name="ce42" office:value-type="float" office:value="70978" calcext:value-type="float">
            <text:p>70,978</text:p>
          </table:table-cell>
          <table:table-cell table:style-name="ce42" office:value-type="float" office:value="12808" calcext:value-type="float">
            <text:p>12,808</text:p>
          </table:table-cell>
          <table:table-cell table:style-name="ce42" office:value-type="float" office:value="13418" calcext:value-type="float">
            <text:p>13,418</text:p>
          </table:table-cell>
          <table:table-cell table:style-name="ce42" office:value-type="float" office:value="16064" calcext:value-type="float">
            <text:p>16,064</text:p>
          </table:table-cell>
          <table:table-cell table:style-name="ce42" office:value-type="float" office:value="14769" calcext:value-type="float">
            <text:p>14,769</text:p>
          </table:table-cell>
          <table:table-cell table:style-name="ce53" office:value-type="float" office:value="13919" calcext:value-type="float">
            <text:p>13,919</text:p>
          </table:table-cell>
          <table:table-cell table:style-name="ce42" office:value-type="float" office:value="81007" calcext:value-type="float">
            <text:p>81,007</text:p>
          </table:table-cell>
          <table:table-cell table:style-name="ce42" office:value-type="float" office:value="16172" calcext:value-type="float">
            <text:p>16,172</text:p>
          </table:table-cell>
          <table:table-cell table:style-name="ce42" office:value-type="float" office:value="16340" calcext:value-type="float">
            <text:p>16,340</text:p>
          </table:table-cell>
          <table:table-cell table:style-name="ce42" office:value-type="float" office:value="16225" calcext:value-type="float">
            <text:p>16,225</text:p>
          </table:table-cell>
          <table:table-cell table:style-name="ce42" office:value-type="float" office:value="16418" calcext:value-type="float">
            <text:p>16,418</text:p>
          </table:table-cell>
          <table:table-cell table:style-name="ce53" office:value-type="float" office:value="15852" calcext:value-type="float">
            <text:p>15,852</text:p>
          </table:table-cell>
          <table:table-cell table:style-name="ce42" office:value-type="float" office:value="77468" calcext:value-type="float">
            <text:p>77,468</text:p>
          </table:table-cell>
          <table:table-cell table:style-name="ce42" office:value-type="float" office:value="15851" calcext:value-type="float">
            <text:p>15,851</text:p>
          </table:table-cell>
          <table:table-cell table:style-name="ce42" office:value-type="float" office:value="15402" calcext:value-type="float">
            <text:p>15,402</text:p>
          </table:table-cell>
          <table:table-cell table:style-name="ce42" office:value-type="float" office:value="15954" calcext:value-type="float">
            <text:p>15,954</text:p>
          </table:table-cell>
          <table:table-cell table:style-name="ce42" office:value-type="float" office:value="14715" calcext:value-type="float">
            <text:p>14,715</text:p>
          </table:table-cell>
          <table:table-cell table:style-name="ce53" office:value-type="float" office:value="15546" calcext:value-type="float">
            <text:p>15,546</text:p>
          </table:table-cell>
          <table:table-cell table:style-name="ce42" office:value-type="float" office:value="72796" calcext:value-type="float">
            <text:p>72,796</text:p>
          </table:table-cell>
          <table:table-cell table:style-name="ce42" office:value-type="float" office:value="13795" calcext:value-type="float">
            <text:p>13,795</text:p>
          </table:table-cell>
          <table:table-cell table:style-name="ce42" office:value-type="float" office:value="12971" calcext:value-type="float">
            <text:p>12,971</text:p>
          </table:table-cell>
          <table:table-cell table:style-name="ce42" office:value-type="float" office:value="14461" calcext:value-type="float">
            <text:p>14,461</text:p>
          </table:table-cell>
          <table:table-cell table:style-name="ce42" office:value-type="float" office:value="15482" calcext:value-type="float">
            <text:p>15,482</text:p>
          </table:table-cell>
          <table:table-cell table:style-name="ce53" office:value-type="float" office:value="16087" calcext:value-type="float">
            <text:p>16,087</text:p>
          </table:table-cell>
          <table:table-cell table:style-name="ce42" office:value-type="float" office:value="85410" calcext:value-type="float">
            <text:p>85,410</text:p>
          </table:table-cell>
          <table:table-cell table:style-name="ce42" office:value-type="float" office:value="16826" calcext:value-type="float">
            <text:p>16,826</text:p>
          </table:table-cell>
          <table:table-cell table:style-name="ce42" office:value-type="float" office:value="17413" calcext:value-type="float">
            <text:p>17,413</text:p>
          </table:table-cell>
          <table:table-cell table:style-name="ce42" office:value-type="float" office:value="16855" calcext:value-type="float">
            <text:p>16,855</text:p>
          </table:table-cell>
          <table:table-cell table:style-name="ce42" office:value-type="float" office:value="17116" calcext:value-type="float">
            <text:p>17,116</text:p>
          </table:table-cell>
          <table:table-cell table:style-name="ce53" office:value-type="float" office:value="17200" calcext:value-type="float">
            <text:p>17,200</text:p>
          </table:table-cell>
          <table:table-cell table:style-name="ce42" office:value-type="float" office:value="82083" calcext:value-type="float">
            <text:p>82,083</text:p>
          </table:table-cell>
          <table:table-cell table:style-name="ce42" office:value-type="float" office:value="16387" calcext:value-type="float">
            <text:p>16,387</text:p>
          </table:table-cell>
          <table:table-cell table:style-name="ce42" office:value-type="float" office:value="18112" calcext:value-type="float">
            <text:p>18,112</text:p>
          </table:table-cell>
          <table:table-cell table:style-name="ce42" office:value-type="float" office:value="15966" calcext:value-type="float">
            <text:p>15,966</text:p>
          </table:table-cell>
          <table:table-cell table:style-name="ce42" office:value-type="float" office:value="15707" calcext:value-type="float">
            <text:p>15,707</text:p>
          </table:table-cell>
          <table:table-cell table:style-name="ce53" office:value-type="float" office:value="15911" calcext:value-type="float">
            <text:p>15,911</text:p>
          </table:table-cell>
          <table:table-cell table:style-name="ce42" office:value-type="float" office:value="82874" calcext:value-type="float">
            <text:p>82,874</text:p>
          </table:table-cell>
          <table:table-cell table:style-name="ce42" office:value-type="float" office:value="15723" calcext:value-type="float">
            <text:p>15,723</text:p>
          </table:table-cell>
          <table:table-cell table:style-name="ce42" office:value-type="float" office:value="16504" calcext:value-type="float">
            <text:p>16,504</text:p>
          </table:table-cell>
          <table:table-cell table:style-name="ce42" office:value-type="float" office:value="16857" calcext:value-type="float">
            <text:p>16,857</text:p>
          </table:table-cell>
          <table:table-cell table:style-name="ce42" office:value-type="float" office:value="17147" calcext:value-type="float">
            <text:p>17,147</text:p>
          </table:table-cell>
          <table:table-cell table:style-name="ce53" office:value-type="float" office:value="16643" calcext:value-type="float">
            <text:p>16,643</text:p>
          </table:table-cell>
          <table:table-cell table:style-name="ce42" office:value-type="float" office:value="82724" calcext:value-type="float">
            <text:p>82,724</text:p>
          </table:table-cell>
          <table:table-cell table:style-name="ce42" office:value-type="float" office:value="16263" calcext:value-type="float">
            <text:p>16,263</text:p>
          </table:table-cell>
          <table:table-cell table:style-name="ce42" office:value-type="float" office:value="16324" calcext:value-type="float">
            <text:p>16,324</text:p>
          </table:table-cell>
          <table:table-cell table:style-name="ce42" office:value-type="float" office:value="16708" calcext:value-type="float">
            <text:p>16,708</text:p>
          </table:table-cell>
          <table:table-cell table:style-name="ce42" office:value-type="float" office:value="16754" calcext:value-type="float">
            <text:p>16,754</text:p>
          </table:table-cell>
          <table:table-cell table:style-name="ce53" office:value-type="float" office:value="16675" calcext:value-type="float">
            <text:p>16,675</text:p>
          </table:table-cell>
          <table:table-cell table:style-name="ce42" office:value-type="float" office:value="76898" calcext:value-type="float">
            <text:p>76,898</text:p>
          </table:table-cell>
          <table:table-cell table:style-name="ce42" office:value-type="float" office:value="16458" calcext:value-type="float">
            <text:p>16,458</text:p>
          </table:table-cell>
          <table:table-cell table:style-name="ce42" office:value-type="float" office:value="15653" calcext:value-type="float">
            <text:p>15,653</text:p>
          </table:table-cell>
          <table:table-cell table:style-name="ce42" office:value-type="float" office:value="15231" calcext:value-type="float">
            <text:p>15,231</text:p>
          </table:table-cell>
          <table:table-cell table:style-name="ce42" office:value-type="float" office:value="14931" calcext:value-type="float">
            <text:p>14,931</text:p>
          </table:table-cell>
          <table:table-cell table:style-name="ce53" office:value-type="float" office:value="14625" calcext:value-type="float">
            <text:p>14,625</text:p>
          </table:table-cell>
          <table:table-cell table:style-name="ce42" office:value-type="float" office:value="63588" calcext:value-type="float">
            <text:p>63,588</text:p>
          </table:table-cell>
          <table:table-cell table:style-name="ce42" office:value-type="float" office:value="13202" calcext:value-type="float">
            <text:p>13,202</text:p>
          </table:table-cell>
          <table:table-cell table:style-name="ce42" office:value-type="float" office:value="13813" calcext:value-type="float">
            <text:p>13,813</text:p>
          </table:table-cell>
          <table:table-cell table:style-name="ce42" office:value-type="float" office:value="13057" calcext:value-type="float">
            <text:p>13,057</text:p>
          </table:table-cell>
          <table:table-cell table:style-name="ce42" office:value-type="float" office:value="12331" calcext:value-type="float">
            <text:p>12,331</text:p>
          </table:table-cell>
          <table:table-cell table:style-name="ce53" office:value-type="float" office:value="11185" calcext:value-type="float">
            <text:p>11,185</text:p>
          </table:table-cell>
          <table:table-cell table:style-name="ce42" office:value-type="float" office:value="46104" calcext:value-type="float">
            <text:p>46,104</text:p>
          </table:table-cell>
          <table:table-cell table:style-name="ce42" office:value-type="float" office:value="11030" calcext:value-type="float">
            <text:p>11,030</text:p>
          </table:table-cell>
          <table:table-cell table:style-name="ce42" office:value-type="float" office:value="10718" calcext:value-type="float">
            <text:p>10,718</text:p>
          </table:table-cell>
          <table:table-cell table:style-name="ce42" office:value-type="float" office:value="8979" calcext:value-type="float">
            <text:p>8,979</text:p>
          </table:table-cell>
          <table:table-cell table:style-name="ce42" office:value-type="float" office:value="8209" calcext:value-type="float">
            <text:p>8,209</text:p>
          </table:table-cell>
          <table:table-cell table:style-name="ce53" office:value-type="float" office:value="7168" calcext:value-type="float">
            <text:p>7,168</text:p>
          </table:table-cell>
          <table:table-cell table:style-name="ce42" office:value-type="float" office:value="25125" calcext:value-type="float">
            <text:p>25,125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5215" calcext:value-type="float">
            <text:p>5,215</text:p>
          </table:table-cell>
          <table:table-cell table:style-name="ce42" office:value-type="float" office:value="4164" calcext:value-type="float">
            <text:p>4,164</text:p>
          </table:table-cell>
          <table:table-cell table:style-name="ce42" office:value-type="float" office:value="4767" calcext:value-type="float">
            <text:p>4,767</text:p>
          </table:table-cell>
          <table:table-cell table:style-name="ce53" office:value-type="float" office:value="4861" calcext:value-type="float">
            <text:p>4,861</text:p>
          </table:table-cell>
          <table:table-cell table:style-name="ce42" office:value-type="float" office:value="21393" calcext:value-type="float">
            <text:p>21,393</text:p>
          </table:table-cell>
          <table:table-cell table:style-name="ce42" office:value-type="float" office:value="4610" calcext:value-type="float">
            <text:p>4,610</text:p>
          </table:table-cell>
          <table:table-cell table:style-name="ce42" office:value-type="float" office:value="4529" calcext:value-type="float">
            <text:p>4,529</text:p>
          </table:table-cell>
          <table:table-cell table:style-name="ce42" office:value-type="float" office:value="4450" calcext:value-type="float">
            <text:p>4,450</text:p>
          </table:table-cell>
          <table:table-cell table:style-name="ce42" office:value-type="float" office:value="4057" calcext:value-type="float">
            <text:p>4,057</text:p>
          </table:table-cell>
          <table:table-cell table:style-name="ce53" office:value-type="float" office:value="3747" calcext:value-type="float">
            <text:p>3,747</text:p>
          </table:table-cell>
          <table:table-cell table:style-name="ce42" office:value-type="float" office:value="16803" calcext:value-type="float">
            <text:p>16,803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3317" calcext:value-type="float">
            <text:p>3,317</text:p>
          </table:table-cell>
          <table:table-cell table:style-name="ce42" office:value-type="float" office:value="3231" calcext:value-type="float">
            <text:p>3,231</text:p>
          </table:table-cell>
          <table:table-cell table:style-name="ce42" office:value-type="float" office:value="3211" calcext:value-type="float">
            <text:p>3,211</text:p>
          </table:table-cell>
          <table:table-cell table:style-name="ce53" office:value-type="float" office:value="3445" calcext:value-type="float">
            <text:p>3,445</text:p>
          </table:table-cell>
          <table:table-cell table:style-name="ce42" office:value-type="float" office:value="22542" calcext:value-type="float">
            <text:p>22,542</text:p>
          </table:table-cell>
          <table:table-cell table:style-name="ce42" office:value-type="float" office:value="3825" calcext:value-type="float">
            <text:p>3,825</text:p>
          </table:table-cell>
          <table:table-cell table:style-name="ce42" office:value-type="float" office:value="4454" calcext:value-type="float">
            <text:p>4,454</text:p>
          </table:table-cell>
          <table:table-cell table:style-name="ce42" office:value-type="float" office:value="4811" calcext:value-type="float">
            <text:p>4,811</text:p>
          </table:table-cell>
          <table:table-cell table:style-name="ce42" office:value-type="float" office:value="4859" calcext:value-type="float">
            <text:p>4,859</text:p>
          </table:table-cell>
          <table:table-cell table:style-name="ce53" office:value-type="float" office:value="4593" calcext:value-type="float">
            <text:p>4,593</text:p>
          </table:table-cell>
          <table:table-cell table:style-name="ce42" office:value-type="float" office:value="15027" calcext:value-type="float">
            <text:p>15,027</text:p>
          </table:table-cell>
          <table:table-cell table:style-name="ce42" office:value-type="float" office:value="4096" calcext:value-type="float">
            <text:p>4,096</text:p>
          </table:table-cell>
          <table:table-cell table:style-name="ce42" office:value-type="float" office:value="3513" calcext:value-type="float">
            <text:p>3,513</text:p>
          </table:table-cell>
          <table:table-cell table:style-name="ce42" office:value-type="float" office:value="3136" calcext:value-type="float">
            <text:p>3,136</text:p>
          </table:table-cell>
          <table:table-cell table:style-name="ce42" office:value-type="float" office:value="2397" calcext:value-type="float">
            <text:p>2,397</text:p>
          </table:table-cell>
          <table:table-cell table:style-name="ce53" office:value-type="float" office:value="1885" calcext:value-type="float">
            <text:p>1,885</text:p>
          </table:table-cell>
          <table:table-cell table:style-name="ce42" office:value-type="float" office:value="4966" calcext:value-type="float">
            <text:p>4,966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1283" calcext:value-type="float">
            <text:p>1,283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713" calcext:value-type="float">
            <text:p>713</text:p>
          </table:table-cell>
          <table:table-cell table:style-name="ce53" office:value-type="float" office:value="568" calcext:value-type="float">
            <text:p>568</text:p>
          </table:table-cell>
          <table:table-cell table:style-name="ce42" office:value-type="float" office:value="1331" calcext:value-type="float">
            <text:p>1,331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91" calcext:value-type="float">
            <text:p>191</text:p>
          </table:table-cell>
          <table:table-cell table:style-name="ce53" office:value-type="float" office:value="131" calcext:value-type="float">
            <text:p>131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5" calcext:value-type="float">
            <text:p>35</text:p>
          </table:table-cell>
          <table:table-cell table:style-name="ce53" office:value-type="float" office:value="15" calcext:value-type="float">
            <text:p>15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5579" calcext:value-type="float">
            <text:p>955,579</text:p>
          </table:table-cell>
          <table:table-cell table:style-name="ce37" table:formula="of:=SUM([.E22:.I22])" office:value-type="float" office:value="48559" calcext:value-type="float">
            <text:p>48,559</text:p>
          </table:table-cell>
          <table:table-cell table:style-name="ce43" office:value-type="float" office:value="8935" calcext:value-type="float">
            <text:p>8,935</text:p>
          </table:table-cell>
          <table:table-cell table:style-name="ce43" office:value-type="float" office:value="9373" calcext:value-type="float">
            <text:p>9,373</text:p>
          </table:table-cell>
          <table:table-cell table:style-name="ce43" office:value-type="float" office:value="9559" calcext:value-type="float">
            <text:p>9,559</text:p>
          </table:table-cell>
          <table:table-cell table:style-name="ce43" office:value-type="float" office:value="10127" calcext:value-type="float">
            <text:p>10,127</text:p>
          </table:table-cell>
          <table:table-cell table:style-name="ce43" office:value-type="float" office:value="10565" calcext:value-type="float">
            <text:p>10,565</text:p>
          </table:table-cell>
          <table:table-cell table:style-name="ce43" office:value-type="float" office:value="64877" calcext:value-type="float">
            <text:p>64,877</text:p>
          </table:table-cell>
          <table:table-cell table:style-name="ce43" office:value-type="float" office:value="11842" calcext:value-type="float">
            <text:p>11,842</text:p>
          </table:table-cell>
          <table:table-cell table:style-name="ce43" office:value-type="float" office:value="12190" calcext:value-type="float">
            <text:p>12,190</text:p>
          </table:table-cell>
          <table:table-cell table:style-name="ce43" office:value-type="float" office:value="14529" calcext:value-type="float">
            <text:p>14,529</text:p>
          </table:table-cell>
          <table:table-cell table:style-name="ce43" office:value-type="float" office:value="13656" calcext:value-type="float">
            <text:p>13,656</text:p>
          </table:table-cell>
          <table:table-cell table:style-name="ce54" office:value-type="float" office:value="12660" calcext:value-type="float">
            <text:p>12,660</text:p>
          </table:table-cell>
          <table:table-cell table:style-name="ce43" office:value-type="float" office:value="74279" calcext:value-type="float">
            <text:p>74,279</text:p>
          </table:table-cell>
          <table:table-cell table:style-name="ce43" office:value-type="float" office:value="15029" calcext:value-type="float">
            <text:p>15,029</text:p>
          </table:table-cell>
          <table:table-cell table:style-name="ce43" office:value-type="float" office:value="14733" calcext:value-type="float">
            <text:p>14,733</text:p>
          </table:table-cell>
          <table:table-cell table:style-name="ce43" office:value-type="float" office:value="15141" calcext:value-type="float">
            <text:p>15,141</text:p>
          </table:table-cell>
          <table:table-cell table:style-name="ce43" office:value-type="float" office:value="14823" calcext:value-type="float">
            <text:p>14,823</text:p>
          </table:table-cell>
          <table:table-cell table:style-name="ce54" office:value-type="float" office:value="14553" calcext:value-type="float">
            <text:p>14,553</text:p>
          </table:table-cell>
          <table:table-cell table:style-name="ce43" office:value-type="float" office:value="70606" calcext:value-type="float">
            <text:p>70,606</text:p>
          </table:table-cell>
          <table:table-cell table:style-name="ce43" office:value-type="float" office:value="14266" calcext:value-type="float">
            <text:p>14,266</text:p>
          </table:table-cell>
          <table:table-cell table:style-name="ce43" office:value-type="float" office:value="13880" calcext:value-type="float">
            <text:p>13,880</text:p>
          </table:table-cell>
          <table:table-cell table:style-name="ce43" office:value-type="float" office:value="14725" calcext:value-type="float">
            <text:p>14,725</text:p>
          </table:table-cell>
          <table:table-cell table:style-name="ce43" office:value-type="float" office:value="13283" calcext:value-type="float">
            <text:p>13,283</text:p>
          </table:table-cell>
          <table:table-cell table:style-name="ce54" office:value-type="float" office:value="14452" calcext:value-type="float">
            <text:p>14,452</text:p>
          </table:table-cell>
          <table:table-cell table:style-name="ce43" office:value-type="float" office:value="68412" calcext:value-type="float">
            <text:p>68,412</text:p>
          </table:table-cell>
          <table:table-cell table:style-name="ce43" office:value-type="float" office:value="12715" calcext:value-type="float">
            <text:p>12,715</text:p>
          </table:table-cell>
          <table:table-cell table:style-name="ce43" office:value-type="float" office:value="11954" calcext:value-type="float">
            <text:p>11,954</text:p>
          </table:table-cell>
          <table:table-cell table:style-name="ce43" office:value-type="float" office:value="13577" calcext:value-type="float">
            <text:p>13,577</text:p>
          </table:table-cell>
          <table:table-cell table:style-name="ce43" office:value-type="float" office:value="14878" calcext:value-type="float">
            <text:p>14,878</text:p>
          </table:table-cell>
          <table:table-cell table:style-name="ce54" office:value-type="float" office:value="15288" calcext:value-type="float">
            <text:p>15,288</text:p>
          </table:table-cell>
          <table:table-cell table:style-name="ce43" office:value-type="float" office:value="85613" calcext:value-type="float">
            <text:p>85,613</text:p>
          </table:table-cell>
          <table:table-cell table:style-name="ce43" office:value-type="float" office:value="16598" calcext:value-type="float">
            <text:p>16,598</text:p>
          </table:table-cell>
          <table:table-cell table:style-name="ce43" office:value-type="float" office:value="17122" calcext:value-type="float">
            <text:p>17,122</text:p>
          </table:table-cell>
          <table:table-cell table:style-name="ce43" office:value-type="float" office:value="17166" calcext:value-type="float">
            <text:p>17,166</text:p>
          </table:table-cell>
          <table:table-cell table:style-name="ce43" office:value-type="float" office:value="17565" calcext:value-type="float">
            <text:p>17,565</text:p>
          </table:table-cell>
          <table:table-cell table:style-name="ce54" office:value-type="float" office:value="17162" calcext:value-type="float">
            <text:p>17,162</text:p>
          </table:table-cell>
          <table:table-cell table:style-name="ce43" office:value-type="float" office:value="82852" calcext:value-type="float">
            <text:p>82,852</text:p>
          </table:table-cell>
          <table:table-cell table:style-name="ce43" office:value-type="float" office:value="16616" calcext:value-type="float">
            <text:p>16,616</text:p>
          </table:table-cell>
          <table:table-cell table:style-name="ce43" office:value-type="float" office:value="18195" calcext:value-type="float">
            <text:p>18,195</text:p>
          </table:table-cell>
          <table:table-cell table:style-name="ce43" office:value-type="float" office:value="16066" calcext:value-type="float">
            <text:p>16,066</text:p>
          </table:table-cell>
          <table:table-cell table:style-name="ce43" office:value-type="float" office:value="16015" calcext:value-type="float">
            <text:p>16,015</text:p>
          </table:table-cell>
          <table:table-cell table:style-name="ce54" office:value-type="float" office:value="15960" calcext:value-type="float">
            <text:p>15,960</text:p>
          </table:table-cell>
          <table:table-cell table:style-name="ce43" office:value-type="float" office:value="84011" calcext:value-type="float">
            <text:p>84,011</text:p>
          </table:table-cell>
          <table:table-cell table:style-name="ce43" office:value-type="float" office:value="16294" calcext:value-type="float">
            <text:p>16,294</text:p>
          </table:table-cell>
          <table:table-cell table:style-name="ce43" office:value-type="float" office:value="16663" calcext:value-type="float">
            <text:p>16,663</text:p>
          </table:table-cell>
          <table:table-cell table:style-name="ce43" office:value-type="float" office:value="17222" calcext:value-type="float">
            <text:p>17,222</text:p>
          </table:table-cell>
          <table:table-cell table:style-name="ce43" office:value-type="float" office:value="17167" calcext:value-type="float">
            <text:p>17,167</text:p>
          </table:table-cell>
          <table:table-cell table:style-name="ce54" office:value-type="float" office:value="16665" calcext:value-type="float">
            <text:p>16,665</text:p>
          </table:table-cell>
          <table:table-cell table:style-name="ce43" office:value-type="float" office:value="83574" calcext:value-type="float">
            <text:p>83,574</text:p>
          </table:table-cell>
          <table:table-cell table:style-name="ce43" office:value-type="float" office:value="16433" calcext:value-type="float">
            <text:p>16,433</text:p>
          </table:table-cell>
          <table:table-cell table:style-name="ce43" office:value-type="float" office:value="16613" calcext:value-type="float">
            <text:p>16,613</text:p>
          </table:table-cell>
          <table:table-cell table:style-name="ce43" office:value-type="float" office:value="16907" calcext:value-type="float">
            <text:p>16,907</text:p>
          </table:table-cell>
          <table:table-cell table:style-name="ce43" office:value-type="float" office:value="16873" calcext:value-type="float">
            <text:p>16,873</text:p>
          </table:table-cell>
          <table:table-cell table:style-name="ce54" office:value-type="float" office:value="16748" calcext:value-type="float">
            <text:p>16,748</text:p>
          </table:table-cell>
          <table:table-cell table:style-name="ce43" office:value-type="float" office:value="77334" calcext:value-type="float">
            <text:p>77,334</text:p>
          </table:table-cell>
          <table:table-cell table:style-name="ce43" office:value-type="float" office:value="16335" calcext:value-type="float">
            <text:p>16,335</text:p>
          </table:table-cell>
          <table:table-cell table:style-name="ce43" office:value-type="float" office:value="16001" calcext:value-type="float">
            <text:p>16,001</text:p>
          </table:table-cell>
          <table:table-cell table:style-name="ce43" office:value-type="float" office:value="14933" calcext:value-type="float">
            <text:p>14,933</text:p>
          </table:table-cell>
          <table:table-cell table:style-name="ce43" office:value-type="float" office:value="15269" calcext:value-type="float">
            <text:p>15,269</text:p>
          </table:table-cell>
          <table:table-cell table:style-name="ce54" office:value-type="float" office:value="14796" calcext:value-type="float">
            <text:p>14,796</text:p>
          </table:table-cell>
          <table:table-cell table:style-name="ce43" office:value-type="float" office:value="65806" calcext:value-type="float">
            <text:p>65,806</text:p>
          </table:table-cell>
          <table:table-cell table:style-name="ce43" office:value-type="float" office:value="13336" calcext:value-type="float">
            <text:p>13,336</text:p>
          </table:table-cell>
          <table:table-cell table:style-name="ce43" office:value-type="float" office:value="14360" calcext:value-type="float">
            <text:p>14,360</text:p>
          </table:table-cell>
          <table:table-cell table:style-name="ce43" office:value-type="float" office:value="13205" calcext:value-type="float">
            <text:p>13,205</text:p>
          </table:table-cell>
          <table:table-cell table:style-name="ce43" office:value-type="float" office:value="12842" calcext:value-type="float">
            <text:p>12,842</text:p>
          </table:table-cell>
          <table:table-cell table:style-name="ce54" office:value-type="float" office:value="12063" calcext:value-type="float">
            <text:p>12,063</text:p>
          </table:table-cell>
          <table:table-cell table:style-name="ce43" office:value-type="float" office:value="49671" calcext:value-type="float">
            <text:p>49,671</text:p>
          </table:table-cell>
          <table:table-cell table:style-name="ce43" office:value-type="float" office:value="11473" calcext:value-type="float">
            <text:p>11,473</text:p>
          </table:table-cell>
          <table:table-cell table:style-name="ce43" office:value-type="float" office:value="11644" calcext:value-type="float">
            <text:p>11,644</text:p>
          </table:table-cell>
          <table:table-cell table:style-name="ce43" office:value-type="float" office:value="9879" calcext:value-type="float">
            <text:p>9,879</text:p>
          </table:table-cell>
          <table:table-cell table:style-name="ce43" office:value-type="float" office:value="8851" calcext:value-type="float">
            <text:p>8,851</text:p>
          </table:table-cell>
          <table:table-cell table:style-name="ce54" office:value-type="float" office:value="7824" calcext:value-type="float">
            <text:p>7,824</text:p>
          </table:table-cell>
          <table:table-cell table:style-name="ce43" office:value-type="float" office:value="28263" calcext:value-type="float">
            <text:p>28,263</text:p>
          </table:table-cell>
          <table:table-cell table:style-name="ce43" office:value-type="float" office:value="6783" calcext:value-type="float">
            <text:p>6,783</text:p>
          </table:table-cell>
          <table:table-cell table:style-name="ce43" office:value-type="float" office:value="5809" calcext:value-type="float">
            <text:p>5,809</text:p>
          </table:table-cell>
          <table:table-cell table:style-name="ce43" office:value-type="float" office:value="4686" calcext:value-type="float">
            <text:p>4,686</text:p>
          </table:table-cell>
          <table:table-cell table:style-name="ce43" office:value-type="float" office:value="5489" calcext:value-type="float">
            <text:p>5,489</text:p>
          </table:table-cell>
          <table:table-cell table:style-name="ce54" office:value-type="float" office:value="5496" calcext:value-type="float">
            <text:p>5,496</text:p>
          </table:table-cell>
          <table:table-cell table:style-name="ce43" office:value-type="float" office:value="25509" calcext:value-type="float">
            <text:p>25,509</text:p>
          </table:table-cell>
          <table:table-cell table:style-name="ce43" office:value-type="float" office:value="5555" calcext:value-type="float">
            <text:p>5,555</text:p>
          </table:table-cell>
          <table:table-cell table:style-name="ce43" office:value-type="float" office:value="5200" calcext:value-type="float">
            <text:p>5,200</text:p>
          </table:table-cell>
          <table:table-cell table:style-name="ce43" office:value-type="float" office:value="5176" calcext:value-type="float">
            <text:p>5,176</text:p>
          </table:table-cell>
          <table:table-cell table:style-name="ce43" office:value-type="float" office:value="4959" calcext:value-type="float">
            <text:p>4,959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18605" calcext:value-type="float">
            <text:p>18,605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3933" calcext:value-type="float">
            <text:p>3,933</text:p>
          </table:table-cell>
          <table:table-cell table:style-name="ce43" office:value-type="float" office:value="3768" calcext:value-type="float">
            <text:p>3,768</text:p>
          </table:table-cell>
          <table:table-cell table:style-name="ce43" office:value-type="float" office:value="3419" calcext:value-type="float">
            <text:p>3,419</text:p>
          </table:table-cell>
          <table:table-cell table:style-name="ce54" office:value-type="float" office:value="3047" calcext:value-type="float">
            <text:p>3,047</text:p>
          </table:table-cell>
          <table:table-cell table:style-name="ce43" office:value-type="float" office:value="13263" calcext:value-type="float">
            <text:p>13,263</text:p>
          </table:table-cell>
          <table:table-cell table:style-name="ce43" office:value-type="float" office:value="2929" calcext:value-type="float">
            <text:p>2,929</text:p>
          </table:table-cell>
          <table:table-cell table:style-name="ce43" office:value-type="float" office:value="2790" calcext:value-type="float">
            <text:p>2,790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2537" calcext:value-type="float">
            <text:p>2,537</text:p>
          </table:table-cell>
          <table:table-cell table:style-name="ce54" office:value-type="float" office:value="2327" calcext:value-type="float">
            <text:p>2,327</text:p>
          </table:table-cell>
          <table:table-cell table:style-name="ce43" office:value-type="float" office:value="8415" calcext:value-type="float">
            <text:p>8,415</text:p>
          </table:table-cell>
          <table:table-cell table:style-name="ce43" office:value-type="float" office:value="2069" calcext:value-type="float">
            <text:p>2,069</text:p>
          </table:table-cell>
          <table:table-cell table:style-name="ce43" office:value-type="float" office:value="1879" calcext:value-type="float">
            <text:p>1,879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1454" calcext:value-type="float">
            <text:p>1,454</text:p>
          </table:table-cell>
          <table:table-cell table:style-name="ce54" office:value-type="float" office:value="1278" calcext:value-type="float">
            <text:p>1,278</text:p>
          </table:table-cell>
          <table:table-cell table:style-name="ce43" office:value-type="float" office:value="4059" calcext:value-type="float">
            <text:p>4,059</text:p>
          </table:table-cell>
          <table:table-cell table:style-name="ce43" office:value-type="float" office:value="1118" calcext:value-type="float">
            <text:p>1,118</text:p>
          </table:table-cell>
          <table:table-cell table:style-name="ce43" office:value-type="float" office:value="987" calcext:value-type="float">
            <text:p>987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634" calcext:value-type="float">
            <text:p>634</text:p>
          </table:table-cell>
          <table:table-cell table:style-name="ce54" office:value-type="float" office:value="535" calcext:value-type="float">
            <text:p>535</text:p>
          </table:table-cell>
          <table:table-cell table:style-name="ce43" office:value-type="float" office:value="1469" calcext:value-type="float">
            <text:p>1,469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226" calcext:value-type="float">
            <text:p>226</text:p>
          </table:table-cell>
          <table:table-cell table:style-name="ce54" office:value-type="float" office:value="141" calcext:value-type="float">
            <text:p>141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33" calcext:value-type="float">
            <text:p>33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6780" calcext:value-type="float">
            <text:p>496,780</text:p>
          </table:table-cell>
          <table:table-cell table:style-name="ce29" table:formula="of:=SUM([.E23:.I23])" office:value-type="float" office:value="30190" calcext:value-type="float">
            <text:p>30,190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34601" calcext:value-type="float">
            <text:p>34,601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7083" calcext:value-type="float">
            <text:p>7,083</text:p>
          </table:table-cell>
          <table:table-cell table:style-name="ce52" office:value-type="float" office:value="6474" calcext:value-type="float">
            <text:p>6,474</text:p>
          </table:table-cell>
          <table:table-cell table:style-name="ce29" office:value-type="float" office:value="37490" calcext:value-type="float">
            <text:p>37,490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573" calcext:value-type="float">
            <text:p>7,573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7555" calcext:value-type="float">
            <text:p>7,555</text:p>
          </table:table-cell>
          <table:table-cell table:style-name="ce52" office:value-type="float" office:value="7452" calcext:value-type="float">
            <text:p>7,452</text:p>
          </table:table-cell>
          <table:table-cell table:style-name="ce29" office:value-type="float" office:value="35885" calcext:value-type="float">
            <text:p>35,885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6773" calcext:value-type="float">
            <text:p>6,773</text:p>
          </table:table-cell>
          <table:table-cell table:style-name="ce52" office:value-type="float" office:value="7085" calcext:value-type="float">
            <text:p>7,085</text:p>
          </table:table-cell>
          <table:table-cell table:style-name="ce29" office:value-type="float" office:value="32959" calcext:value-type="float">
            <text:p>32,959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7095" calcext:value-type="float">
            <text:p>7,095</text:p>
          </table:table-cell>
          <table:table-cell table:style-name="ce52" office:value-type="float" office:value="7159" calcext:value-type="float">
            <text:p>7,159</text:p>
          </table:table-cell>
          <table:table-cell table:style-name="ce29" office:value-type="float" office:value="40894" calcext:value-type="float">
            <text:p>40,894</text:p>
          </table:table-cell>
          <table:table-cell table:style-name="ce29" office:value-type="float" office:value="7754" calcext:value-type="float">
            <text:p>7,754</text:p>
          </table:table-cell>
          <table:table-cell table:style-name="ce29" office:value-type="float" office:value="8011" calcext:value-type="float">
            <text:p>8,011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8523" calcext:value-type="float">
            <text:p>8,523</text:p>
          </table:table-cell>
          <table:table-cell table:style-name="ce52" office:value-type="float" office:value="8475" calcext:value-type="float">
            <text:p>8,475</text:p>
          </table:table-cell>
          <table:table-cell table:style-name="ce29" office:value-type="float" office:value="43038" calcext:value-type="float">
            <text:p>43,038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9436" calcext:value-type="float">
            <text:p>9,436</text:p>
          </table:table-cell>
          <table:table-cell table:style-name="ce29" office:value-type="float" office:value="8279" calcext:value-type="float">
            <text:p>8,279</text:p>
          </table:table-cell>
          <table:table-cell table:style-name="ce29" office:value-type="float" office:value="8457" calcext:value-type="float">
            <text:p>8,457</text:p>
          </table:table-cell>
          <table:table-cell table:style-name="ce52" office:value-type="float" office:value="8545" calcext:value-type="float">
            <text:p>8,545</text:p>
          </table:table-cell>
          <table:table-cell table:style-name="ce29" office:value-type="float" office:value="42546" calcext:value-type="float">
            <text:p>42,546</text:p>
          </table:table-cell>
          <table:table-cell table:style-name="ce29" office:value-type="float" office:value="8392" calcext:value-type="float">
            <text:p>8,392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8582" calcext:value-type="float">
            <text:p>8,582</text:p>
          </table:table-cell>
          <table:table-cell table:style-name="ce52" office:value-type="float" office:value="8335" calcext:value-type="float">
            <text:p>8,335</text:p>
          </table:table-cell>
          <table:table-cell table:style-name="ce29" office:value-type="float" office:value="39769" calcext:value-type="float">
            <text:p>39,769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8198" calcext:value-type="float">
            <text:p>8,198</text:p>
          </table:table-cell>
          <table:table-cell table:style-name="ce29" office:value-type="float" office:value="7822" calcext:value-type="float">
            <text:p>7,822</text:p>
          </table:table-cell>
          <table:table-cell table:style-name="ce52" office:value-type="float" office:value="8033" calcext:value-type="float">
            <text:p>8,033</text:p>
          </table:table-cell>
          <table:table-cell table:style-name="ce29" office:value-type="float" office:value="36382" calcext:value-type="float">
            <text:p>36,382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7552" calcext:value-type="float">
            <text:p>7,552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7034" calcext:value-type="float">
            <text:p>7,034</text:p>
          </table:table-cell>
          <table:table-cell table:style-name="ce52" office:value-type="float" office:value="6808" calcext:value-type="float">
            <text:p>6,808</text:p>
          </table:table-cell>
          <table:table-cell table:style-name="ce29" office:value-type="float" office:value="29492" calcext:value-type="float">
            <text:p>29,492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5752" calcext:value-type="float">
            <text:p>5,752</text:p>
          </table:table-cell>
          <table:table-cell table:style-name="ce52" office:value-type="float" office:value="5455" calcext:value-type="float">
            <text:p>5,455</text:p>
          </table:table-cell>
          <table:table-cell table:style-name="ce29" office:value-type="float" office:value="22710" calcext:value-type="float">
            <text:p>22,710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232" calcext:value-type="float">
            <text:p>4,232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15408" calcext:value-type="float">
            <text:p>15,408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3168" calcext:value-type="float">
            <text:p>3,168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7610" calcext:value-type="float">
            <text:p>17,61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306" calcext:value-type="float">
            <text:p>3,306</text:p>
          </table:table-cell>
          <table:table-cell table:style-name="ce29" office:value-type="float" office:value="14370" calcext:value-type="float">
            <text:p>14,370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698" calcext:value-type="float">
            <text:p>2,698</text:p>
          </table:table-cell>
          <table:table-cell table:style-name="ce52" office:value-type="float" office:value="2507" calcext:value-type="float">
            <text:p>2,507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214" calcext:value-type="float">
            <text:p>2,214</text:p>
          </table:table-cell>
          <table:table-cell table:style-name="ce52" office:value-type="float" office:value="2098" calcext:value-type="float">
            <text:p>2,098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199" calcext:value-type="float">
            <text:p>1,199</text:p>
          </table:table-cell>
          <table:table-cell table:style-name="ce52" office:value-type="float" office:value="1100" calcext:value-type="float">
            <text:p>1,100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02" calcext:value-type="float">
            <text:p>502</text:p>
          </table:table-cell>
          <table:table-cell table:style-name="ce52" office:value-type="float" office:value="390" calcext:value-type="float">
            <text:p>390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7010" calcext:value-type="float">
            <text:p>257,010</text:p>
          </table:table-cell>
          <table:table-cell table:style-name="ce29" table:formula="of:=SUM([.E24:.I24])" office:value-type="float" office:value="15759" calcext:value-type="float">
            <text:p>15,759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18169" calcext:value-type="float">
            <text:p>18,169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3429" calcext:value-type="float">
            <text:p>3,429</text:p>
          </table:table-cell>
          <table:table-cell table:style-name="ce29" office:value-type="float" office:value="19571" calcext:value-type="float">
            <text:p>19,571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846" calcext:value-type="float">
            <text:p>3,846</text:p>
          </table:table-cell>
          <table:table-cell table:style-name="ce52" office:value-type="float" office:value="3919" calcext:value-type="float">
            <text:p>3,919</text:p>
          </table:table-cell>
          <table:table-cell table:style-name="ce29" office:value-type="float" office:value="18799" calcext:value-type="float">
            <text:p>18,799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517" calcext:value-type="float">
            <text:p>3,517</text:p>
          </table:table-cell>
          <table:table-cell table:style-name="ce52" office:value-type="float" office:value="3640" calcext:value-type="float">
            <text:p>3,640</text:p>
          </table:table-cell>
          <table:table-cell table:style-name="ce29" office:value-type="float" office:value="16874" calcext:value-type="float">
            <text:p>16,874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625" calcext:value-type="float">
            <text:p>3,625</text:p>
          </table:table-cell>
          <table:table-cell table:style-name="ce52" office:value-type="float" office:value="3629" calcext:value-type="float">
            <text:p>3,629</text:p>
          </table:table-cell>
          <table:table-cell table:style-name="ce29" office:value-type="float" office:value="20178" calcext:value-type="float">
            <text:p>20,178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4174" calcext:value-type="float">
            <text:p>4,174</text:p>
          </table:table-cell>
          <table:table-cell table:style-name="ce52" office:value-type="float" office:value="4151" calcext:value-type="float">
            <text:p>4,151</text:p>
          </table:table-cell>
          <table:table-cell table:style-name="ce29" office:value-type="float" office:value="21473" calcext:value-type="float">
            <text:p>21,473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281" calcext:value-type="float">
            <text:p>4,281</text:p>
          </table:table-cell>
          <table:table-cell table:style-name="ce52" office:value-type="float" office:value="4392" calcext:value-type="float">
            <text:p>4,392</text:p>
          </table:table-cell>
          <table:table-cell table:style-name="ce29" office:value-type="float" office:value="22292" calcext:value-type="float">
            <text:p>22,292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600" calcext:value-type="float">
            <text:p>4,600</text:p>
          </table:table-cell>
          <table:table-cell table:style-name="ce52" office:value-type="float" office:value="4365" calcext:value-type="float">
            <text:p>4,365</text:p>
          </table:table-cell>
          <table:table-cell table:style-name="ce29" office:value-type="float" office:value="21264" calcext:value-type="float">
            <text:p>21,264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234" calcext:value-type="float">
            <text:p>4,234</text:p>
          </table:table-cell>
          <table:table-cell table:style-name="ce52" office:value-type="float" office:value="4286" calcext:value-type="float">
            <text:p>4,286</text:p>
          </table:table-cell>
          <table:table-cell table:style-name="ce29" office:value-type="float" office:value="19633" calcext:value-type="float">
            <text:p>19,633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702" calcext:value-type="float">
            <text:p>3,702</text:p>
          </table:table-cell>
          <table:table-cell table:style-name="ce29" office:value-type="float" office:value="15558" calcext:value-type="float">
            <text:p>15,558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2996" calcext:value-type="float">
            <text:p>2,996</text:p>
          </table:table-cell>
          <table:table-cell table:style-name="ce52" office:value-type="float" office:value="2879" calcext:value-type="float">
            <text:p>2,879</text:p>
          </table:table-cell>
          <table:table-cell table:style-name="ce29" office:value-type="float" office:value="11657" calcext:value-type="float">
            <text:p>11,657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865" calcext:value-type="float">
            <text:p>1,865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726" calcext:value-type="float">
            <text:p>1,726</text:p>
          </table:table-cell>
          <table:table-cell table:style-name="ce29" office:value-type="float" office:value="8893" calcext:value-type="float">
            <text:p>8,893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751" calcext:value-type="float">
            <text:p>1,751</text:p>
          </table:table-cell>
          <table:table-cell table:style-name="ce52" office:value-type="float" office:value="1642" calcext:value-type="float">
            <text:p>1,642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384" calcext:value-type="float">
            <text:p>1,384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1124" calcext:value-type="float">
            <text:p>1,124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533" calcext:value-type="float">
            <text:p>533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39770" calcext:value-type="float">
            <text:p>239,770</text:p>
          </table:table-cell>
          <table:table-cell table:style-name="ce37" table:formula="of:=SUM([.E25:.I25])" office:value-type="float" office:value="14431" calcext:value-type="float">
            <text:p>14,431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2869" calcext:value-type="float">
            <text:p>2,869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3001" calcext:value-type="float">
            <text:p>3,001</text:p>
          </table:table-cell>
          <table:table-cell table:style-name="ce30" office:value-type="float" office:value="16432" calcext:value-type="float">
            <text:p>16,432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7" office:value-type="float" office:value="3045" calcext:value-type="float">
            <text:p>3,045</text:p>
          </table:table-cell>
          <table:table-cell table:style-name="ce30" office:value-type="float" office:value="17919" calcext:value-type="float">
            <text:p>17,919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533" calcext:value-type="float">
            <text:p>3,533</text:p>
          </table:table-cell>
          <table:table-cell table:style-name="ce30" office:value-type="float" office:value="17086" calcext:value-type="float">
            <text:p>17,086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404" calcext:value-type="float">
            <text:p>3,404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7" office:value-type="float" office:value="3445" calcext:value-type="float">
            <text:p>3,445</text:p>
          </table:table-cell>
          <table:table-cell table:style-name="ce30" office:value-type="float" office:value="16085" calcext:value-type="float">
            <text:p>16,085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20716" calcext:value-type="float">
            <text:p>20,716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349" calcext:value-type="float">
            <text:p>4,349</text:p>
          </table:table-cell>
          <table:table-cell table:style-name="ce37" office:value-type="float" office:value="4324" calcext:value-type="float">
            <text:p>4,324</text:p>
          </table:table-cell>
          <table:table-cell table:style-name="ce30" office:value-type="float" office:value="21565" calcext:value-type="float">
            <text:p>21,565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4858" calcext:value-type="float">
            <text:p>4,858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7" office:value-type="float" office:value="4153" calcext:value-type="float">
            <text:p>4,153</text:p>
          </table:table-cell>
          <table:table-cell table:style-name="ce30" office:value-type="float" office:value="20254" calcext:value-type="float">
            <text:p>20,254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4135" calcext:value-type="float">
            <text:p>4,135</text:p>
          </table:table-cell>
          <table:table-cell table:style-name="ce30" office:value-type="float" office:value="3982" calcext:value-type="float">
            <text:p>3,982</text:p>
          </table:table-cell>
          <table:table-cell table:style-name="ce37" office:value-type="float" office:value="3970" calcext:value-type="float">
            <text:p>3,970</text:p>
          </table:table-cell>
          <table:table-cell table:style-name="ce30" office:value-type="float" office:value="18505" calcext:value-type="float">
            <text:p>18,505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7" office:value-type="float" office:value="3747" calcext:value-type="float">
            <text:p>3,747</text:p>
          </table:table-cell>
          <table:table-cell table:style-name="ce30" office:value-type="float" office:value="16749" calcext:value-type="float">
            <text:p>16,749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7" office:value-type="float" office:value="3106" calcext:value-type="float">
            <text:p>3,106</text:p>
          </table:table-cell>
          <table:table-cell table:style-name="ce30" office:value-type="float" office:value="13934" calcext:value-type="float">
            <text:p>13,934</text:p>
          </table:table-cell>
          <table:table-cell table:style-name="ce30" office:value-type="float" office:value="2745" calcext:value-type="float">
            <text:p>2,745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2756" calcext:value-type="float">
            <text:p>2,756</text:p>
          </table:table-cell>
          <table:table-cell table:style-name="ce37" office:value-type="float" office:value="2576" calcext:value-type="float">
            <text:p>2,576</text:p>
          </table:table-cell>
          <table:table-cell table:style-name="ce30" office:value-type="float" office:value="11053" calcext:value-type="float">
            <text:p>11,053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7" office:value-type="float" office:value="1781" calcext:value-type="float">
            <text:p>1,781</text:p>
          </table:table-cell>
          <table:table-cell table:style-name="ce30" office:value-type="float" office:value="7638" calcext:value-type="float">
            <text:p>7,638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478" calcext:value-type="float">
            <text:p>1,478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8717" calcext:value-type="float">
            <text:p>8,717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7" office:value-type="float" office:value="1664" calcext:value-type="float">
            <text:p>1,664</text:p>
          </table:table-cell>
          <table:table-cell table:style-name="ce30" office:value-type="float" office:value="7140" calcext:value-type="float">
            <text:p>7,140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7" office:value-type="float" office:value="1275" calcext:value-type="float">
            <text:p>1,275</text:p>
          </table:table-cell>
          <table:table-cell table:style-name="ce30" office:value-type="float" office:value="5482" calcext:value-type="float">
            <text:p>5,482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7" office:value-type="float" office:value="974" calcext:value-type="float">
            <text:p>974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586" calcext:value-type="float">
            <text:p>586</text:p>
          </table:table-cell>
          <table:table-cell table:style-name="ce37" office:value-type="float" office:value="567" calcext:value-type="float">
            <text:p>567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75" calcext:value-type="float">
            <text:p>275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159" calcext:value-type="float">
            <text:p>560,159</text:p>
          </table:table-cell>
          <table:table-cell table:style-name="ce29" table:formula="of:=SUM([.E26:.I26])" office:value-type="float" office:value="26832" calcext:value-type="float">
            <text:p>26,832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5794" calcext:value-type="float">
            <text:p>5,794</text:p>
          </table:table-cell>
          <table:table-cell table:style-name="ce29" office:value-type="float" office:value="32997" calcext:value-type="float">
            <text:p>32,997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7142" calcext:value-type="float">
            <text:p>7,142</text:p>
          </table:table-cell>
          <table:table-cell table:style-name="ce29" office:value-type="float" office:value="6886" calcext:value-type="float">
            <text:p>6,886</text:p>
          </table:table-cell>
          <table:table-cell table:style-name="ce52" office:value-type="float" office:value="6265" calcext:value-type="float">
            <text:p>6,265</text:p>
          </table:table-cell>
          <table:table-cell table:style-name="ce29" office:value-type="float" office:value="38928" calcext:value-type="float">
            <text:p>38,928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7727" calcext:value-type="float">
            <text:p>7,727</text:p>
          </table:table-cell>
          <table:table-cell table:style-name="ce29" office:value-type="float" office:value="7892" calcext:value-type="float">
            <text:p>7,892</text:p>
          </table:table-cell>
          <table:table-cell table:style-name="ce52" office:value-type="float" office:value="8060" calcext:value-type="float">
            <text:p>8,060</text:p>
          </table:table-cell>
          <table:table-cell table:style-name="ce29" office:value-type="float" office:value="40929" calcext:value-type="float">
            <text:p>40,929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8316" calcext:value-type="float">
            <text:p>8,316</text:p>
          </table:table-cell>
          <table:table-cell table:style-name="ce29" office:value-type="float" office:value="8077" calcext:value-type="float">
            <text:p>8,077</text:p>
          </table:table-cell>
          <table:table-cell table:style-name="ce52" office:value-type="float" office:value="8565" calcext:value-type="float">
            <text:p>8,565</text:p>
          </table:table-cell>
          <table:table-cell table:style-name="ce29" office:value-type="float" office:value="42245" calcext:value-type="float">
            <text:p>42,245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8345" calcext:value-type="float">
            <text:p>8,345</text:p>
          </table:table-cell>
          <table:table-cell table:style-name="ce29" office:value-type="float" office:value="9048" calcext:value-type="float">
            <text:p>9,048</text:p>
          </table:table-cell>
          <table:table-cell table:style-name="ce52" office:value-type="float" office:value="9453" calcext:value-type="float">
            <text:p>9,453</text:p>
          </table:table-cell>
          <table:table-cell table:style-name="ce29" office:value-type="float" office:value="48658" calcext:value-type="float">
            <text:p>48,658</text:p>
          </table:table-cell>
          <table:table-cell table:style-name="ce29" office:value-type="float" office:value="9829" calcext:value-type="float">
            <text:p>9,829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9755" calcext:value-type="float">
            <text:p>9,755</text:p>
          </table:table-cell>
          <table:table-cell table:style-name="ce29" office:value-type="float" office:value="9674" calcext:value-type="float">
            <text:p>9,674</text:p>
          </table:table-cell>
          <table:table-cell table:style-name="ce52" office:value-type="float" office:value="9366" calcext:value-type="float">
            <text:p>9,366</text:p>
          </table:table-cell>
          <table:table-cell table:style-name="ce29" office:value-type="float" office:value="41606" calcext:value-type="float">
            <text:p>41,606</text:p>
          </table:table-cell>
          <table:table-cell table:style-name="ce29" office:value-type="float" office:value="8612" calcext:value-type="float">
            <text:p>8,612</text:p>
          </table:table-cell>
          <table:table-cell table:style-name="ce29" office:value-type="float" office:value="9161" calcext:value-type="float">
            <text:p>9,161</text:p>
          </table:table-cell>
          <table:table-cell table:style-name="ce29" office:value-type="float" office:value="8128" calcext:value-type="float">
            <text:p>8,128</text:p>
          </table:table-cell>
          <table:table-cell table:style-name="ce29" office:value-type="float" office:value="7760" calcext:value-type="float">
            <text:p>7,760</text:p>
          </table:table-cell>
          <table:table-cell table:style-name="ce52" office:value-type="float" office:value="7945" calcext:value-type="float">
            <text:p>7,945</text:p>
          </table:table-cell>
          <table:table-cell table:style-name="ce29" office:value-type="float" office:value="41272" calcext:value-type="float">
            <text:p>41,272</text:p>
          </table:table-cell>
          <table:table-cell table:style-name="ce29" office:value-type="float" office:value="7853" calcext:value-type="float">
            <text:p>7,853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8452" calcext:value-type="float">
            <text:p>8,452</text:p>
          </table:table-cell>
          <table:table-cell table:style-name="ce52" office:value-type="float" office:value="8323" calcext:value-type="float">
            <text:p>8,323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29" office:value-type="float" office:value="7999" calcext:value-type="float">
            <text:p>7,999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8319" calcext:value-type="float">
            <text:p>8,319</text:p>
          </table:table-cell>
          <table:table-cell table:style-name="ce29" office:value-type="float" office:value="8706" calcext:value-type="float">
            <text:p>8,706</text:p>
          </table:table-cell>
          <table:table-cell table:style-name="ce52" office:value-type="float" office:value="8958" calcext:value-type="float">
            <text:p>8,958</text:p>
          </table:table-cell>
          <table:table-cell table:style-name="ce29" office:value-type="float" office:value="43265" calcext:value-type="float">
            <text:p>43,265</text:p>
          </table:table-cell>
          <table:table-cell table:style-name="ce29" office:value-type="float" office:value="8799" calcext:value-type="float">
            <text:p>8,799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8509" calcext:value-type="float">
            <text:p>8,509</text:p>
          </table:table-cell>
          <table:table-cell table:style-name="ce29" office:value-type="float" office:value="8850" calcext:value-type="float">
            <text:p>8,850</text:p>
          </table:table-cell>
          <table:table-cell table:style-name="ce52" office:value-type="float" office:value="8177" calcext:value-type="float">
            <text:p>8,177</text:p>
          </table:table-cell>
          <table:table-cell table:style-name="ce29" office:value-type="float" office:value="37286" calcext:value-type="float">
            <text:p>37,286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523" calcext:value-type="float">
            <text:p>7,523</text:p>
          </table:table-cell>
          <table:table-cell table:style-name="ce52" office:value-type="float" office:value="6951" calcext:value-type="float">
            <text:p>6,951</text:p>
          </table:table-cell>
          <table:table-cell table:style-name="ce29" office:value-type="float" office:value="30338" calcext:value-type="float">
            <text:p>30,338</text:p>
          </table:table-cell>
          <table:table-cell table:style-name="ce29" office:value-type="float" office:value="6835" calcext:value-type="float">
            <text:p>6,835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5519" calcext:value-type="float">
            <text:p>5,519</text:p>
          </table:table-cell>
          <table:table-cell table:style-name="ce52" office:value-type="float" office:value="4976" calcext:value-type="float">
            <text:p>4,976</text:p>
          </table:table-cell>
          <table:table-cell table:style-name="ce29" office:value-type="float" office:value="20379" calcext:value-type="float">
            <text:p>20,379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4117" calcext:value-type="float">
            <text:p>4,117</text:p>
          </table:table-cell>
          <table:table-cell table:style-name="ce52" office:value-type="float" office:value="4181" calcext:value-type="float">
            <text:p>4,181</text:p>
          </table:table-cell>
          <table:table-cell table:style-name="ce29" office:value-type="float" office:value="22246" calcext:value-type="float">
            <text:p>22,246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578" calcext:value-type="float">
            <text:p>4,578</text:p>
          </table:table-cell>
          <table:table-cell table:style-name="ce52" office:value-type="float" office:value="4156" calcext:value-type="float">
            <text:p>4,156</text:p>
          </table:table-cell>
          <table:table-cell table:style-name="ce29" office:value-type="float" office:value="19294" calcext:value-type="float">
            <text:p>19,294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481" calcext:value-type="float">
            <text:p>3,481</text:p>
          </table:table-cell>
          <table:table-cell table:style-name="ce29" office:value-type="float" office:value="15756" calcext:value-type="float">
            <text:p>15,75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3096" calcext:value-type="float">
            <text:p>3,096</text:p>
          </table:table-cell>
          <table:table-cell table:style-name="ce52" office:value-type="float" office:value="2731" calcext:value-type="float">
            <text:p>2,731</text:p>
          </table:table-cell>
          <table:table-cell table:style-name="ce29" office:value-type="float" office:value="9604" calcext:value-type="float">
            <text:p>9,60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548" calcext:value-type="float">
            <text:p>1,548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4421" calcext:value-type="float">
            <text:p>4,421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404" calcext:value-type="float">
            <text:p>292,404</text:p>
          </table:table-cell>
          <table:table-cell table:style-name="ce29" table:formula="of:=SUM([.E27:.I27])" office:value-type="float" office:value="14236" calcext:value-type="float">
            <text:p>14,236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17330" calcext:value-type="float">
            <text:p>17,330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620" calcext:value-type="float">
            <text:p>3,620</text:p>
          </table:table-cell>
          <table:table-cell table:style-name="ce52" office:value-type="float" office:value="3282" calcext:value-type="float">
            <text:p>3,282</text:p>
          </table:table-cell>
          <table:table-cell table:style-name="ce29" office:value-type="float" office:value="20363" calcext:value-type="float">
            <text:p>20,36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4112" calcext:value-type="float">
            <text:p>4,112</text:p>
          </table:table-cell>
          <table:table-cell table:style-name="ce52" office:value-type="float" office:value="4272" calcext:value-type="float">
            <text:p>4,272</text:p>
          </table:table-cell>
          <table:table-cell table:style-name="ce29" office:value-type="float" office:value="21212" calcext:value-type="float">
            <text:p>21,212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4175" calcext:value-type="float">
            <text:p>4,175</text:p>
          </table:table-cell>
          <table:table-cell table:style-name="ce52" office:value-type="float" office:value="4437" calcext:value-type="float">
            <text:p>4,437</text:p>
          </table:table-cell>
          <table:table-cell table:style-name="ce29" office:value-type="float" office:value="21715" calcext:value-type="float">
            <text:p>21,715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686" calcext:value-type="float">
            <text:p>4,686</text:p>
          </table:table-cell>
          <table:table-cell table:style-name="ce52" office:value-type="float" office:value="4853" calcext:value-type="float">
            <text:p>4,853</text:p>
          </table:table-cell>
          <table:table-cell table:style-name="ce29" office:value-type="float" office:value="25120" calcext:value-type="float">
            <text:p>25,120</text:p>
          </table:table-cell>
          <table:table-cell table:style-name="ce29" office:value-type="float" office:value="5032" calcext:value-type="float">
            <text:p>5,032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014" calcext:value-type="float">
            <text:p>5,014</text:p>
          </table:table-cell>
          <table:table-cell table:style-name="ce29" office:value-type="float" office:value="4984" calcext:value-type="float">
            <text:p>4,984</text:p>
          </table:table-cell>
          <table:table-cell table:style-name="ce52" office:value-type="float" office:value="4839" calcext:value-type="float">
            <text:p>4,839</text:p>
          </table:table-cell>
          <table:table-cell table:style-name="ce29" office:value-type="float" office:value="22172" calcext:value-type="float">
            <text:p>22,172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218" calcext:value-type="float">
            <text:p>4,218</text:p>
          </table:table-cell>
          <table:table-cell table:style-name="ce52" office:value-type="float" office:value="4291" calcext:value-type="float">
            <text:p>4,291</text:p>
          </table:table-cell>
          <table:table-cell table:style-name="ce29" office:value-type="float" office:value="22363" calcext:value-type="float">
            <text:p>22,363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561" calcext:value-type="float">
            <text:p>4,561</text:p>
          </table:table-cell>
          <table:table-cell table:style-name="ce29" office:value-type="float" office:value="23012" calcext:value-type="float">
            <text:p>23,012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770" calcext:value-type="float">
            <text:p>4,770</text:p>
          </table:table-cell>
          <table:table-cell table:style-name="ce52" office:value-type="float" office:value="4833" calcext:value-type="float">
            <text:p>4,833</text:p>
          </table:table-cell>
          <table:table-cell table:style-name="ce29" office:value-type="float" office:value="23383" calcext:value-type="float">
            <text:p>23,383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730" calcext:value-type="float">
            <text:p>4,730</text:p>
          </table:table-cell>
          <table:table-cell table:style-name="ce52" office:value-type="float" office:value="4426" calcext:value-type="float">
            <text:p>4,426</text:p>
          </table:table-cell>
          <table:table-cell table:style-name="ce29" office:value-type="float" office:value="19789" calcext:value-type="float">
            <text:p>19,789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953" calcext:value-type="float">
            <text:p>3,953</text:p>
          </table:table-cell>
          <table:table-cell table:style-name="ce52" office:value-type="float" office:value="3679" calcext:value-type="float">
            <text:p>3,679</text:p>
          </table:table-cell>
          <table:table-cell table:style-name="ce29" office:value-type="float" office:value="15585" calcext:value-type="float">
            <text:p>15,585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2861" calcext:value-type="float">
            <text:p>2,861</text:p>
          </table:table-cell>
          <table:table-cell table:style-name="ce52" office:value-type="float" office:value="2516" calcext:value-type="float">
            <text:p>2,516</text:p>
          </table:table-cell>
          <table:table-cell table:style-name="ce29" office:value-type="float" office:value="10396" calcext:value-type="float">
            <text:p>10,396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2116" calcext:value-type="float">
            <text:p>2,116</text:p>
          </table:table-cell>
          <table:table-cell table:style-name="ce52" office:value-type="float" office:value="2110" calcext:value-type="float">
            <text:p>2,110</text:p>
          </table:table-cell>
          <table:table-cell table:style-name="ce29" office:value-type="float" office:value="11322" calcext:value-type="float">
            <text:p>11,322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354" calcext:value-type="float">
            <text:p>2,354</text:p>
          </table:table-cell>
          <table:table-cell table:style-name="ce52" office:value-type="float" office:value="2093" calcext:value-type="float">
            <text:p>2,093</text:p>
          </table:table-cell>
          <table:table-cell table:style-name="ce29" office:value-type="float" office:value="9544" calcext:value-type="float">
            <text:p>9,544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677" calcext:value-type="float">
            <text:p>1,677</text:p>
          </table:table-cell>
          <table:table-cell table:style-name="ce29" office:value-type="float" office:value="7703" calcext:value-type="float">
            <text:p>7,703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05" calcext:value-type="float">
            <text:p>1,505</text:p>
          </table:table-cell>
          <table:table-cell table:style-name="ce52" office:value-type="float" office:value="1311" calcext:value-type="float">
            <text:p>1,311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17" calcext:value-type="float">
            <text:p>717</text:p>
          </table:table-cell>
          <table:table-cell table:style-name="ce52" office:value-type="float" office:value="638" calcext:value-type="float">
            <text:p>638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27" calcext:value-type="float">
            <text:p>227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755" calcext:value-type="float">
            <text:p>267,755</text:p>
          </table:table-cell>
          <table:table-cell table:style-name="ce37" table:formula="of:=SUM([.E28:.I28])" office:value-type="float" office:value="12596" calcext:value-type="float">
            <text:p>12,596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0" office:value-type="float" office:value="2576" calcext:value-type="float">
            <text:p>2,576</text:p>
          </table:table-cell>
          <table:table-cell table:style-name="ce30" office:value-type="float" office:value="2674" calcext:value-type="float">
            <text:p>2,674</text:p>
          </table:table-cell>
          <table:table-cell table:style-name="ce30" office:value-type="float" office:value="15667" calcext:value-type="float">
            <text:p>15,667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7" office:value-type="float" office:value="2983" calcext:value-type="float">
            <text:p>2,983</text:p>
          </table:table-cell>
          <table:table-cell table:style-name="ce30" office:value-type="float" office:value="18565" calcext:value-type="float">
            <text:p>18,565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7" office:value-type="float" office:value="3788" calcext:value-type="float">
            <text:p>3,788</text:p>
          </table:table-cell>
          <table:table-cell table:style-name="ce30" office:value-type="float" office:value="19717" calcext:value-type="float">
            <text:p>19,717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7" office:value-type="float" office:value="4128" calcext:value-type="float">
            <text:p>4,128</text:p>
          </table:table-cell>
          <table:table-cell table:style-name="ce30" office:value-type="float" office:value="20530" calcext:value-type="float">
            <text:p>20,530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362" calcext:value-type="float">
            <text:p>4,362</text:p>
          </table:table-cell>
          <table:table-cell table:style-name="ce37" office:value-type="float" office:value="4600" calcext:value-type="float">
            <text:p>4,600</text:p>
          </table:table-cell>
          <table:table-cell table:style-name="ce30" office:value-type="float" office:value="23538" calcext:value-type="float">
            <text:p>23,538</text:p>
          </table:table-cell>
          <table:table-cell table:style-name="ce30" office:value-type="float" office:value="4797" calcext:value-type="float">
            <text:p>4,797</text:p>
          </table:table-cell>
          <table:table-cell table:style-name="ce30" office:value-type="float" office:value="4783" calcext:value-type="float">
            <text:p>4,783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0" office:value-type="float" office:value="4690" calcext:value-type="float">
            <text:p>4,690</text:p>
          </table:table-cell>
          <table:table-cell table:style-name="ce37" office:value-type="float" office:value="4527" calcext:value-type="float">
            <text:p>4,527</text:p>
          </table:table-cell>
          <table:table-cell table:style-name="ce30" office:value-type="float" office:value="19434" calcext:value-type="float">
            <text:p>19,434</text:p>
          </table:table-cell>
          <table:table-cell table:style-name="ce30" office:value-type="float" office:value="4053" calcext:value-type="float">
            <text:p>4,053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18909" calcext:value-type="float">
            <text:p>18,909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0" office:value-type="float" office:value="3888" calcext:value-type="float">
            <text:p>3,888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7" office:value-type="float" office:value="3762" calcext:value-type="float">
            <text:p>3,762</text:p>
          </table:table-cell>
          <table:table-cell table:style-name="ce30" office:value-type="float" office:value="19288" calcext:value-type="float">
            <text:p>19,288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3936" calcext:value-type="float">
            <text:p>3,936</text:p>
          </table:table-cell>
          <table:table-cell table:style-name="ce37" office:value-type="float" office:value="4125" calcext:value-type="float">
            <text:p>4,125</text:p>
          </table:table-cell>
          <table:table-cell table:style-name="ce30" office:value-type="float" office:value="19882" calcext:value-type="float">
            <text:p>19,882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4173" calcext:value-type="float">
            <text:p>4,173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7" office:value-type="float" office:value="3751" calcext:value-type="float">
            <text:p>3,751</text:p>
          </table:table-cell>
          <table:table-cell table:style-name="ce30" office:value-type="float" office:value="17497" calcext:value-type="float">
            <text:p>17,497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3570" calcext:value-type="float">
            <text:p>3,570</text:p>
          </table:table-cell>
          <table:table-cell table:style-name="ce37" office:value-type="float" office:value="3272" calcext:value-type="float">
            <text:p>3,272</text:p>
          </table:table-cell>
          <table:table-cell table:style-name="ce30" office:value-type="float" office:value="14753" calcext:value-type="float">
            <text:p>14,753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7" office:value-type="float" office:value="2460" calcext:value-type="float">
            <text:p>2,460</text:p>
          </table:table-cell>
          <table:table-cell table:style-name="ce30" office:value-type="float" office:value="9983" calcext:value-type="float">
            <text:p>9,983</text:p>
          </table:table-cell>
          <table:table-cell table:style-name="ce30" office:value-type="float" office:value="2279" calcext:value-type="float">
            <text:p>2,279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2001" calcext:value-type="float">
            <text:p>2,001</text:p>
          </table:table-cell>
          <table:table-cell table:style-name="ce37" office:value-type="float" office:value="2071" calcext:value-type="float">
            <text:p>2,071</text:p>
          </table:table-cell>
          <table:table-cell table:style-name="ce30" office:value-type="float" office:value="10924" calcext:value-type="float">
            <text:p>10,924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7" office:value-type="float" office:value="2063" calcext:value-type="float">
            <text:p>2,063</text:p>
          </table:table-cell>
          <table:table-cell table:style-name="ce30" office:value-type="float" office:value="9750" calcext:value-type="float">
            <text:p>9,750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946" calcext:value-type="float">
            <text:p>1,946</text:p>
          </table:table-cell>
          <table:table-cell table:style-name="ce37" office:value-type="float" office:value="1804" calcext:value-type="float">
            <text:p>1,804</text:p>
          </table:table-cell>
          <table:table-cell table:style-name="ce30" office:value-type="float" office:value="8053" calcext:value-type="float">
            <text:p>8,053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7" office:value-type="float" office:value="1420" calcext:value-type="float">
            <text:p>1,420</text:p>
          </table:table-cell>
          <table:table-cell table:style-name="ce30" office:value-type="float" office:value="5062" calcext:value-type="float">
            <text:p>5,062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1147" calcext:value-type="float">
            <text:p>1,147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765" calcext:value-type="float">
            <text:p>765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34" calcext:value-type="float">
            <text:p>134</text:p>
          </table:table-cell>
          <table:table-cell table:style-name="ce37" office:value-type="float" office:value="91" calcext:value-type="float">
            <text:p>91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2215" calcext:value-type="float">
            <text:p>1,552,215</text:p>
          </table:table-cell>
          <table:table-cell table:style-name="ce29" table:formula="of:=SUM([.E29:.I29])" office:value-type="float" office:value="77271" calcext:value-type="float">
            <text:p>77,271</text:p>
          </table:table-cell>
          <table:table-cell table:style-name="ce29" office:value-type="float" office:value="14509" calcext:value-type="float">
            <text:p>14,509</text:p>
          </table:table-cell>
          <table:table-cell table:style-name="ce29" office:value-type="float" office:value="15040" calcext:value-type="float">
            <text:p>15,040</text:p>
          </table:table-cell>
          <table:table-cell table:style-name="ce29" office:value-type="float" office:value="15169" calcext:value-type="float">
            <text:p>15,169</text:p>
          </table:table-cell>
          <table:table-cell table:style-name="ce29" office:value-type="float" office:value="16052" calcext:value-type="float">
            <text:p>16,052</text:p>
          </table:table-cell>
          <table:table-cell table:style-name="ce29" office:value-type="float" office:value="16501" calcext:value-type="float">
            <text:p>16,501</text:p>
          </table:table-cell>
          <table:table-cell table:style-name="ce29" office:value-type="float" office:value="99293" calcext:value-type="float">
            <text:p>99,293</text:p>
          </table:table-cell>
          <table:table-cell table:style-name="ce29" office:value-type="float" office:value="17885" calcext:value-type="float">
            <text:p>17,885</text:p>
          </table:table-cell>
          <table:table-cell table:style-name="ce29" office:value-type="float" office:value="18782" calcext:value-type="float">
            <text:p>18,782</text:p>
          </table:table-cell>
          <table:table-cell table:style-name="ce29" office:value-type="float" office:value="22063" calcext:value-type="float">
            <text:p>22,063</text:p>
          </table:table-cell>
          <table:table-cell table:style-name="ce29" office:value-type="float" office:value="21074" calcext:value-type="float">
            <text:p>21,074</text:p>
          </table:table-cell>
          <table:table-cell table:style-name="ce52" office:value-type="float" office:value="19489" calcext:value-type="float">
            <text:p>19,489</text:p>
          </table:table-cell>
          <table:table-cell table:style-name="ce29" office:value-type="float" office:value="118639" calcext:value-type="float">
            <text:p>118,639</text:p>
          </table:table-cell>
          <table:table-cell table:style-name="ce29" office:value-type="float" office:value="23342" calcext:value-type="float">
            <text:p>23,342</text:p>
          </table:table-cell>
          <table:table-cell table:style-name="ce29" office:value-type="float" office:value="23693" calcext:value-type="float">
            <text:p>23,693</text:p>
          </table:table-cell>
          <table:table-cell table:style-name="ce29" office:value-type="float" office:value="23464" calcext:value-type="float">
            <text:p>23,464</text:p>
          </table:table-cell>
          <table:table-cell table:style-name="ce29" office:value-type="float" office:value="23787" calcext:value-type="float">
            <text:p>23,787</text:p>
          </table:table-cell>
          <table:table-cell table:style-name="ce52" office:value-type="float" office:value="24353" calcext:value-type="float">
            <text:p>24,353</text:p>
          </table:table-cell>
          <table:table-cell table:style-name="ce29" office:value-type="float" office:value="121403" calcext:value-type="float">
            <text:p>121,403</text:p>
          </table:table-cell>
          <table:table-cell table:style-name="ce29" office:value-type="float" office:value="24063" calcext:value-type="float">
            <text:p>24,063</text:p>
          </table:table-cell>
          <table:table-cell table:style-name="ce29" office:value-type="float" office:value="23661" calcext:value-type="float">
            <text:p>23,661</text:p>
          </table:table-cell>
          <table:table-cell table:style-name="ce29" office:value-type="float" office:value="24893" calcext:value-type="float">
            <text:p>24,893</text:p>
          </table:table-cell>
          <table:table-cell table:style-name="ce29" office:value-type="float" office:value="23508" calcext:value-type="float">
            <text:p>23,508</text:p>
          </table:table-cell>
          <table:table-cell table:style-name="ce52" office:value-type="float" office:value="25278" calcext:value-type="float">
            <text:p>25,278</text:p>
          </table:table-cell>
          <table:table-cell table:style-name="ce29" office:value-type="float" office:value="125645" calcext:value-type="float">
            <text:p>125,645</text:p>
          </table:table-cell>
          <table:table-cell table:style-name="ce29" office:value-type="float" office:value="23279" calcext:value-type="float">
            <text:p>23,279</text:p>
          </table:table-cell>
          <table:table-cell table:style-name="ce29" office:value-type="float" office:value="22392" calcext:value-type="float">
            <text:p>22,392</text:p>
          </table:table-cell>
          <table:table-cell table:style-name="ce29" office:value-type="float" office:value="25185" calcext:value-type="float">
            <text:p>25,185</text:p>
          </table:table-cell>
          <table:table-cell table:style-name="ce29" office:value-type="float" office:value="27215" calcext:value-type="float">
            <text:p>27,215</text:p>
          </table:table-cell>
          <table:table-cell table:style-name="ce52" office:value-type="float" office:value="27574" calcext:value-type="float">
            <text:p>27,574</text:p>
          </table:table-cell>
          <table:table-cell table:style-name="ce29" office:value-type="float" office:value="148205" calcext:value-type="float">
            <text:p>148,205</text:p>
          </table:table-cell>
          <table:table-cell table:style-name="ce29" office:value-type="float" office:value="29322" calcext:value-type="float">
            <text:p>29,322</text:p>
          </table:table-cell>
          <table:table-cell table:style-name="ce29" office:value-type="float" office:value="29987" calcext:value-type="float">
            <text:p>29,987</text:p>
          </table:table-cell>
          <table:table-cell table:style-name="ce29" office:value-type="float" office:value="29626" calcext:value-type="float">
            <text:p>29,626</text:p>
          </table:table-cell>
          <table:table-cell table:style-name="ce29" office:value-type="float" office:value="30271" calcext:value-type="float">
            <text:p>30,271</text:p>
          </table:table-cell>
          <table:table-cell table:style-name="ce52" office:value-type="float" office:value="28999" calcext:value-type="float">
            <text:p>28,999</text:p>
          </table:table-cell>
          <table:table-cell table:style-name="ce29" office:value-type="float" office:value="128024" calcext:value-type="float">
            <text:p>128,024</text:p>
          </table:table-cell>
          <table:table-cell table:style-name="ce29" office:value-type="float" office:value="27528" calcext:value-type="float">
            <text:p>27,528</text:p>
          </table:table-cell>
          <table:table-cell table:style-name="ce29" office:value-type="float" office:value="28598" calcext:value-type="float">
            <text:p>28,598</text:p>
          </table:table-cell>
          <table:table-cell table:style-name="ce29" office:value-type="float" office:value="25211" calcext:value-type="float">
            <text:p>25,211</text:p>
          </table:table-cell>
          <table:table-cell table:style-name="ce29" office:value-type="float" office:value="23468" calcext:value-type="float">
            <text:p>23,468</text:p>
          </table:table-cell>
          <table:table-cell table:style-name="ce52" office:value-type="float" office:value="23219" calcext:value-type="float">
            <text:p>23,219</text:p>
          </table:table-cell>
          <table:table-cell table:style-name="ce29" office:value-type="float" office:value="118338" calcext:value-type="float">
            <text:p>118,338</text:p>
          </table:table-cell>
          <table:table-cell table:style-name="ce29" office:value-type="float" office:value="23001" calcext:value-type="float">
            <text:p>23,001</text:p>
          </table:table-cell>
          <table:table-cell table:style-name="ce29" office:value-type="float" office:value="23231" calcext:value-type="float">
            <text:p>23,231</text:p>
          </table:table-cell>
          <table:table-cell table:style-name="ce29" office:value-type="float" office:value="23836" calcext:value-type="float">
            <text:p>23,836</text:p>
          </table:table-cell>
          <table:table-cell table:style-name="ce29" office:value-type="float" office:value="24228" calcext:value-type="float">
            <text:p>24,228</text:p>
          </table:table-cell>
          <table:table-cell table:style-name="ce52" office:value-type="float" office:value="24042" calcext:value-type="float">
            <text:p>24,042</text:p>
          </table:table-cell>
          <table:table-cell table:style-name="ce29" office:value-type="float" office:value="123248" calcext:value-type="float">
            <text:p>123,248</text:p>
          </table:table-cell>
          <table:table-cell table:style-name="ce29" office:value-type="float" office:value="23872" calcext:value-type="float">
            <text:p>23,872</text:p>
          </table:table-cell>
          <table:table-cell table:style-name="ce29" office:value-type="float" office:value="24256" calcext:value-type="float">
            <text:p>24,256</text:p>
          </table:table-cell>
          <table:table-cell table:style-name="ce29" office:value-type="float" office:value="24685" calcext:value-type="float">
            <text:p>24,685</text:p>
          </table:table-cell>
          <table:table-cell table:style-name="ce29" office:value-type="float" office:value="25085" calcext:value-type="float">
            <text:p>25,085</text:p>
          </table:table-cell>
          <table:table-cell table:style-name="ce52" office:value-type="float" office:value="25350" calcext:value-type="float">
            <text:p>25,350</text:p>
          </table:table-cell>
          <table:table-cell table:style-name="ce29" office:value-type="float" office:value="122130" calcext:value-type="float">
            <text:p>122,130</text:p>
          </table:table-cell>
          <table:table-cell table:style-name="ce29" office:value-type="float" office:value="25325" calcext:value-type="float">
            <text:p>25,325</text:p>
          </table:table-cell>
          <table:table-cell table:style-name="ce29" office:value-type="float" office:value="24749" calcext:value-type="float">
            <text:p>24,749</text:p>
          </table:table-cell>
          <table:table-cell table:style-name="ce29" office:value-type="float" office:value="24122" calcext:value-type="float">
            <text:p>24,122</text:p>
          </table:table-cell>
          <table:table-cell table:style-name="ce29" office:value-type="float" office:value="24142" calcext:value-type="float">
            <text:p>24,142</text:p>
          </table:table-cell>
          <table:table-cell table:style-name="ce52" office:value-type="float" office:value="23792" calcext:value-type="float">
            <text:p>23,792</text:p>
          </table:table-cell>
          <table:table-cell table:style-name="ce29" office:value-type="float" office:value="107136" calcext:value-type="float">
            <text:p>107,136</text:p>
          </table:table-cell>
          <table:table-cell table:style-name="ce29" office:value-type="float" office:value="21145" calcext:value-type="float">
            <text:p>21,145</text:p>
          </table:table-cell>
          <table:table-cell table:style-name="ce29" office:value-type="float" office:value="23036" calcext:value-type="float">
            <text:p>23,036</text:p>
          </table:table-cell>
          <table:table-cell table:style-name="ce29" office:value-type="float" office:value="21485" calcext:value-type="float">
            <text:p>21,485</text:p>
          </table:table-cell>
          <table:table-cell table:style-name="ce29" office:value-type="float" office:value="21325" calcext:value-type="float">
            <text:p>21,325</text:p>
          </table:table-cell>
          <table:table-cell table:style-name="ce52" office:value-type="float" office:value="20145" calcext:value-type="float">
            <text:p>20,145</text:p>
          </table:table-cell>
          <table:table-cell table:style-name="ce29" office:value-type="float" office:value="82287" calcext:value-type="float">
            <text:p>82,287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29" office:value-type="float" office:value="19018" calcext:value-type="float">
            <text:p>19,018</text:p>
          </table:table-cell>
          <table:table-cell table:style-name="ce29" office:value-type="float" office:value="16850" calcext:value-type="float">
            <text:p>16,850</text:p>
          </table:table-cell>
          <table:table-cell table:style-name="ce29" office:value-type="float" office:value="14592" calcext:value-type="float">
            <text:p>14,592</text:p>
          </table:table-cell>
          <table:table-cell table:style-name="ce52" office:value-type="float" office:value="12916" calcext:value-type="float">
            <text:p>12,916</text:p>
          </table:table-cell>
          <table:table-cell table:style-name="ce29" office:value-type="float" office:value="48011" calcext:value-type="float">
            <text:p>48,011</text:p>
          </table:table-cell>
          <table:table-cell table:style-name="ce29" office:value-type="float" office:value="11431" calcext:value-type="float">
            <text:p>11,431</text:p>
          </table:table-cell>
          <table:table-cell table:style-name="ce29" office:value-type="float" office:value="9811" calcext:value-type="float">
            <text:p>9,811</text:p>
          </table:table-cell>
          <table:table-cell table:style-name="ce29" office:value-type="float" office:value="8185" calcext:value-type="float">
            <text:p>8,185</text:p>
          </table:table-cell>
          <table:table-cell table:style-name="ce29" office:value-type="float" office:value="9327" calcext:value-type="float">
            <text:p>9,327</text:p>
          </table:table-cell>
          <table:table-cell table:style-name="ce52" office:value-type="float" office:value="9257" calcext:value-type="float">
            <text:p>9,257</text:p>
          </table:table-cell>
          <table:table-cell table:style-name="ce29" office:value-type="float" office:value="43994" calcext:value-type="float">
            <text:p>43,994</text:p>
          </table:table-cell>
          <table:table-cell table:style-name="ce29" office:value-type="float" office:value="9361" calcext:value-type="float">
            <text:p>9,361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8995" calcext:value-type="float">
            <text:p>8,995</text:p>
          </table:table-cell>
          <table:table-cell table:style-name="ce29" office:value-type="float" office:value="8817" calcext:value-type="float">
            <text:p>8,817</text:p>
          </table:table-cell>
          <table:table-cell table:style-name="ce52" office:value-type="float" office:value="7857" calcext:value-type="float">
            <text:p>7,857</text:p>
          </table:table-cell>
          <table:table-cell table:style-name="ce29" office:value-type="float" office:value="34321" calcext:value-type="float">
            <text:p>34,321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7331" calcext:value-type="float">
            <text:p>7,331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6574" calcext:value-type="float">
            <text:p>6,574</text:p>
          </table:table-cell>
          <table:table-cell table:style-name="ce52" office:value-type="float" office:value="6166" calcext:value-type="float">
            <text:p>6,166</text:p>
          </table:table-cell>
          <table:table-cell table:style-name="ce29" office:value-type="float" office:value="28216" calcext:value-type="float">
            <text:p>28,216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5287" calcext:value-type="float">
            <text:p>5,287</text:p>
          </table:table-cell>
          <table:table-cell table:style-name="ce52" office:value-type="float" office:value="5079" calcext:value-type="float">
            <text:p>5,079</text:p>
          </table:table-cell>
          <table:table-cell table:style-name="ce29" office:value-type="float" office:value="16761" calcext:value-type="float">
            <text:p>16,761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2701" calcext:value-type="float">
            <text:p>2,701</text:p>
          </table:table-cell>
          <table:table-cell table:style-name="ce52" office:value-type="float" office:value="2227" calcext:value-type="float">
            <text:p>2,227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056" calcext:value-type="float">
            <text:p>1,056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281" calcext:value-type="float">
            <text:p>281</text:p>
          </table:table-cell>
          <table:table-cell table:style-name="ce52" office:value-type="float" office:value="222" calcext:value-type="float">
            <text:p>222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804" calcext:value-type="float">
            <text:p>789,804</text:p>
          </table:table-cell>
          <table:table-cell table:style-name="ce29" table:formula="of:=SUM([.E30:.I30])" office:value-type="float" office:value="40125" calcext:value-type="float">
            <text:p>40,125</text:p>
          </table:table-cell>
          <table:table-cell table:style-name="ce42" office:value-type="float" office:value="7383" calcext:value-type="float">
            <text:p>7,383</text:p>
          </table:table-cell>
          <table:table-cell table:style-name="ce42" office:value-type="float" office:value="7910" calcext:value-type="float">
            <text:p>7,910</text:p>
          </table:table-cell>
          <table:table-cell table:style-name="ce42" office:value-type="float" office:value="7920" calcext:value-type="float">
            <text:p>7,920</text:p>
          </table:table-cell>
          <table:table-cell table:style-name="ce42" office:value-type="float" office:value="8335" calcext:value-type="float">
            <text:p>8,335</text:p>
          </table:table-cell>
          <table:table-cell table:style-name="ce42" office:value-type="float" office:value="8577" calcext:value-type="float">
            <text:p>8,577</text:p>
          </table:table-cell>
          <table:table-cell table:style-name="ce42" office:value-type="float" office:value="51599" calcext:value-type="float">
            <text:p>51,599</text:p>
          </table:table-cell>
          <table:table-cell table:style-name="ce42" office:value-type="float" office:value="9328" calcext:value-type="float">
            <text:p>9,328</text:p>
          </table:table-cell>
          <table:table-cell table:style-name="ce42" office:value-type="float" office:value="9734" calcext:value-type="float">
            <text:p>9,734</text:p>
          </table:table-cell>
          <table:table-cell table:style-name="ce42" office:value-type="float" office:value="11438" calcext:value-type="float">
            <text:p>11,438</text:p>
          </table:table-cell>
          <table:table-cell table:style-name="ce42" office:value-type="float" office:value="10981" calcext:value-type="float">
            <text:p>10,981</text:p>
          </table:table-cell>
          <table:table-cell table:style-name="ce53" office:value-type="float" office:value="10118" calcext:value-type="float">
            <text:p>10,118</text:p>
          </table:table-cell>
          <table:table-cell table:style-name="ce42" office:value-type="float" office:value="61667" calcext:value-type="float">
            <text:p>61,667</text:p>
          </table:table-cell>
          <table:table-cell table:style-name="ce42" office:value-type="float" office:value="12315" calcext:value-type="float">
            <text:p>12,315</text:p>
          </table:table-cell>
          <table:table-cell table:style-name="ce42" office:value-type="float" office:value="12223" calcext:value-type="float">
            <text:p>12,223</text:p>
          </table:table-cell>
          <table:table-cell table:style-name="ce42" office:value-type="float" office:value="12132" calcext:value-type="float">
            <text:p>12,132</text:p>
          </table:table-cell>
          <table:table-cell table:style-name="ce42" office:value-type="float" office:value="12449" calcext:value-type="float">
            <text:p>12,449</text:p>
          </table:table-cell>
          <table:table-cell table:style-name="ce53" office:value-type="float" office:value="12548" calcext:value-type="float">
            <text:p>12,548</text:p>
          </table:table-cell>
          <table:table-cell table:style-name="ce42" office:value-type="float" office:value="63349" calcext:value-type="float">
            <text:p>63,349</text:p>
          </table:table-cell>
          <table:table-cell table:style-name="ce42" office:value-type="float" office:value="12619" calcext:value-type="float">
            <text:p>12,619</text:p>
          </table:table-cell>
          <table:table-cell table:style-name="ce42" office:value-type="float" office:value="12415" calcext:value-type="float">
            <text:p>12,415</text:p>
          </table:table-cell>
          <table:table-cell table:style-name="ce42" office:value-type="float" office:value="12912" calcext:value-type="float">
            <text:p>12,912</text:p>
          </table:table-cell>
          <table:table-cell table:style-name="ce42" office:value-type="float" office:value="12210" calcext:value-type="float">
            <text:p>12,210</text:p>
          </table:table-cell>
          <table:table-cell table:style-name="ce53" office:value-type="float" office:value="13193" calcext:value-type="float">
            <text:p>13,193</text:p>
          </table:table-cell>
          <table:table-cell table:style-name="ce42" office:value-type="float" office:value="64726" calcext:value-type="float">
            <text:p>64,726</text:p>
          </table:table-cell>
          <table:table-cell table:style-name="ce42" office:value-type="float" office:value="12103" calcext:value-type="float">
            <text:p>12,103</text:p>
          </table:table-cell>
          <table:table-cell table:style-name="ce42" office:value-type="float" office:value="11530" calcext:value-type="float">
            <text:p>11,530</text:p>
          </table:table-cell>
          <table:table-cell table:style-name="ce42" office:value-type="float" office:value="12999" calcext:value-type="float">
            <text:p>12,999</text:p>
          </table:table-cell>
          <table:table-cell table:style-name="ce42" office:value-type="float" office:value="13971" calcext:value-type="float">
            <text:p>13,971</text:p>
          </table:table-cell>
          <table:table-cell table:style-name="ce53" office:value-type="float" office:value="14123" calcext:value-type="float">
            <text:p>14,123</text:p>
          </table:table-cell>
          <table:table-cell table:style-name="ce42" office:value-type="float" office:value="75860" calcext:value-type="float">
            <text:p>75,860</text:p>
          </table:table-cell>
          <table:table-cell table:style-name="ce42" office:value-type="float" office:value="14841" calcext:value-type="float">
            <text:p>14,841</text:p>
          </table:table-cell>
          <table:table-cell table:style-name="ce42" office:value-type="float" office:value="15443" calcext:value-type="float">
            <text:p>15,443</text:p>
          </table:table-cell>
          <table:table-cell table:style-name="ce42" office:value-type="float" office:value="15081" calcext:value-type="float">
            <text:p>15,081</text:p>
          </table:table-cell>
          <table:table-cell table:style-name="ce42" office:value-type="float" office:value="15555" calcext:value-type="float">
            <text:p>15,555</text:p>
          </table:table-cell>
          <table:table-cell table:style-name="ce53" office:value-type="float" office:value="14940" calcext:value-type="float">
            <text:p>14,940</text:p>
          </table:table-cell>
          <table:table-cell table:style-name="ce42" office:value-type="float" office:value="65387" calcext:value-type="float">
            <text:p>65,387</text:p>
          </table:table-cell>
          <table:table-cell table:style-name="ce42" office:value-type="float" office:value="14234" calcext:value-type="float">
            <text:p>14,234</text:p>
          </table:table-cell>
          <table:table-cell table:style-name="ce42" office:value-type="float" office:value="14544" calcext:value-type="float">
            <text:p>14,544</text:p>
          </table:table-cell>
          <table:table-cell table:style-name="ce42" office:value-type="float" office:value="12922" calcext:value-type="float">
            <text:p>12,922</text:p>
          </table:table-cell>
          <table:table-cell table:style-name="ce42" office:value-type="float" office:value="11904" calcext:value-type="float">
            <text:p>11,904</text:p>
          </table:table-cell>
          <table:table-cell table:style-name="ce53" office:value-type="float" office:value="11783" calcext:value-type="float">
            <text:p>11,783</text:p>
          </table:table-cell>
          <table:table-cell table:style-name="ce42" office:value-type="float" office:value="60049" calcext:value-type="float">
            <text:p>60,049</text:p>
          </table:table-cell>
          <table:table-cell table:style-name="ce42" office:value-type="float" office:value="11646" calcext:value-type="float">
            <text:p>11,646</text:p>
          </table:table-cell>
          <table:table-cell table:style-name="ce42" office:value-type="float" office:value="11702" calcext:value-type="float">
            <text:p>11,702</text:p>
          </table:table-cell>
          <table:table-cell table:style-name="ce42" office:value-type="float" office:value="12179" calcext:value-type="float">
            <text:p>12,179</text:p>
          </table:table-cell>
          <table:table-cell table:style-name="ce42" office:value-type="float" office:value="12347" calcext:value-type="float">
            <text:p>12,347</text:p>
          </table:table-cell>
          <table:table-cell table:style-name="ce53" office:value-type="float" office:value="12175" calcext:value-type="float">
            <text:p>12,175</text:p>
          </table:table-cell>
          <table:table-cell table:style-name="ce42" office:value-type="float" office:value="61738" calcext:value-type="float">
            <text:p>61,738</text:p>
          </table:table-cell>
          <table:table-cell table:style-name="ce42" office:value-type="float" office:value="11986" calcext:value-type="float">
            <text:p>11,986</text:p>
          </table:table-cell>
          <table:table-cell table:style-name="ce42" office:value-type="float" office:value="12166" calcext:value-type="float">
            <text:p>12,166</text:p>
          </table:table-cell>
          <table:table-cell table:style-name="ce42" office:value-type="float" office:value="12500" calcext:value-type="float">
            <text:p>12,500</text:p>
          </table:table-cell>
          <table:table-cell table:style-name="ce42" office:value-type="float" office:value="12447" calcext:value-type="float">
            <text:p>12,447</text:p>
          </table:table-cell>
          <table:table-cell table:style-name="ce53" office:value-type="float" office:value="12639" calcext:value-type="float">
            <text:p>12,639</text:p>
          </table:table-cell>
          <table:table-cell table:style-name="ce42" office:value-type="float" office:value="61111" calcext:value-type="float">
            <text:p>61,111</text:p>
          </table:table-cell>
          <table:table-cell table:style-name="ce42" office:value-type="float" office:value="12664" calcext:value-type="float">
            <text:p>12,664</text:p>
          </table:table-cell>
          <table:table-cell table:style-name="ce42" office:value-type="float" office:value="12347" calcext:value-type="float">
            <text:p>12,347</text:p>
          </table:table-cell>
          <table:table-cell table:style-name="ce42" office:value-type="float" office:value="12188" calcext:value-type="float">
            <text:p>12,188</text:p>
          </table:table-cell>
          <table:table-cell table:style-name="ce42" office:value-type="float" office:value="11971" calcext:value-type="float">
            <text:p>11,971</text:p>
          </table:table-cell>
          <table:table-cell table:style-name="ce53" office:value-type="float" office:value="11941" calcext:value-type="float">
            <text:p>11,941</text:p>
          </table:table-cell>
          <table:table-cell table:style-name="ce42" office:value-type="float" office:value="53461" calcext:value-type="float">
            <text:p>53,461</text:p>
          </table:table-cell>
          <table:table-cell table:style-name="ce42" office:value-type="float" office:value="10609" calcext:value-type="float">
            <text:p>10,609</text:p>
          </table:table-cell>
          <table:table-cell table:style-name="ce42" office:value-type="float" office:value="11516" calcext:value-type="float">
            <text:p>11,516</text:p>
          </table:table-cell>
          <table:table-cell table:style-name="ce42" office:value-type="float" office:value="10761" calcext:value-type="float">
            <text:p>10,761</text:p>
          </table:table-cell>
          <table:table-cell table:style-name="ce42" office:value-type="float" office:value="10566" calcext:value-type="float">
            <text:p>10,566</text:p>
          </table:table-cell>
          <table:table-cell table:style-name="ce53" office:value-type="float" office:value="10009" calcext:value-type="float">
            <text:p>10,009</text:p>
          </table:table-cell>
          <table:table-cell table:style-name="ce42" office:value-type="float" office:value="41276" calcext:value-type="float">
            <text:p>41,276</text:p>
          </table:table-cell>
          <table:table-cell table:style-name="ce42" office:value-type="float" office:value="9537" calcext:value-type="float">
            <text:p>9,537</text:p>
          </table:table-cell>
          <table:table-cell table:style-name="ce42" office:value-type="float" office:value="9432" calcext:value-type="float">
            <text:p>9,432</text:p>
          </table:table-cell>
          <table:table-cell table:style-name="ce42" office:value-type="float" office:value="8477" calcext:value-type="float">
            <text:p>8,477</text:p>
          </table:table-cell>
          <table:table-cell table:style-name="ce42" office:value-type="float" office:value="7247" calcext:value-type="float">
            <text:p>7,247</text:p>
          </table:table-cell>
          <table:table-cell table:style-name="ce53" office:value-type="float" office:value="6583" calcext:value-type="float">
            <text:p>6,583</text:p>
          </table:table-cell>
          <table:table-cell table:style-name="ce42" office:value-type="float" office:value="23724" calcext:value-type="float">
            <text:p>23,724</text:p>
          </table:table-cell>
          <table:table-cell table:style-name="ce42" office:value-type="float" office:value="5723" calcext:value-type="float">
            <text:p>5,723</text:p>
          </table:table-cell>
          <table:table-cell table:style-name="ce42" office:value-type="float" office:value="4817" calcext:value-type="float">
            <text:p>4,817</text:p>
          </table:table-cell>
          <table:table-cell table:style-name="ce42" office:value-type="float" office:value="4067" calcext:value-type="float">
            <text:p>4,067</text:p>
          </table:table-cell>
          <table:table-cell table:style-name="ce42" office:value-type="float" office:value="4569" calcext:value-type="float">
            <text:p>4,569</text:p>
          </table:table-cell>
          <table:table-cell table:style-name="ce53" office:value-type="float" office:value="4548" calcext:value-type="float">
            <text:p>4,548</text:p>
          </table:table-cell>
          <table:table-cell table:style-name="ce42" office:value-type="float" office:value="21331" calcext:value-type="float">
            <text:p>21,331</text:p>
          </table:table-cell>
          <table:table-cell table:style-name="ce42" office:value-type="float" office:value="4573" calcext:value-type="float">
            <text:p>4,573</text:p>
          </table:table-cell>
          <table:table-cell table:style-name="ce42" office:value-type="float" office:value="4402" calcext:value-type="float">
            <text:p>4,402</text:p>
          </table:table-cell>
          <table:table-cell table:style-name="ce42" office:value-type="float" office:value="4378" calcext:value-type="float">
            <text:p>4,378</text:p>
          </table:table-cell>
          <table:table-cell table:style-name="ce42" office:value-type="float" office:value="4230" calcext:value-type="float">
            <text:p>4,230</text:p>
          </table:table-cell>
          <table:table-cell table:style-name="ce53" office:value-type="float" office:value="3748" calcext:value-type="float">
            <text:p>3,748</text:p>
          </table:table-cell>
          <table:table-cell table:style-name="ce42" office:value-type="float" office:value="16400" calcext:value-type="float">
            <text:p>16,400</text:p>
          </table:table-cell>
          <table:table-cell table:style-name="ce42" office:value-type="float" office:value="3604" calcext:value-type="float">
            <text:p>3,604</text:p>
          </table:table-cell>
          <table:table-cell table:style-name="ce42" office:value-type="float" office:value="3522" calcext:value-type="float">
            <text:p>3,522</text:p>
          </table:table-cell>
          <table:table-cell table:style-name="ce42" office:value-type="float" office:value="3039" calcext:value-type="float">
            <text:p>3,039</text:p>
          </table:table-cell>
          <table:table-cell table:style-name="ce42" office:value-type="float" office:value="3199" calcext:value-type="float">
            <text:p>3,199</text:p>
          </table:table-cell>
          <table:table-cell table:style-name="ce53" office:value-type="float" office:value="3036" calcext:value-type="float">
            <text:p>3,036</text:p>
          </table:table-cell>
          <table:table-cell table:style-name="ce42" office:value-type="float" office:value="14918" calcext:value-type="float">
            <text:p>14,918</text:p>
          </table:table-cell>
          <table:table-cell table:style-name="ce42" office:value-type="float" office:value="3032" calcext:value-type="float">
            <text:p>3,032</text:p>
          </table:table-cell>
          <table:table-cell table:style-name="ce42" office:value-type="float" office:value="3094" calcext:value-type="float">
            <text:p>3,094</text:p>
          </table:table-cell>
          <table:table-cell table:style-name="ce42" office:value-type="float" office:value="3187" calcext:value-type="float">
            <text:p>3,187</text:p>
          </table:table-cell>
          <table:table-cell table:style-name="ce42" office:value-type="float" office:value="2819" calcext:value-type="float">
            <text:p>2,819</text:p>
          </table:table-cell>
          <table:table-cell table:style-name="ce53" office:value-type="float" office:value="2786" calcext:value-type="float">
            <text:p>2,786</text:p>
          </table:table-cell>
          <table:table-cell table:style-name="ce42" office:value-type="float" office:value="9001" calcext:value-type="float">
            <text:p>9,001</text:p>
          </table:table-cell>
          <table:table-cell table:style-name="ce42" office:value-type="float" office:value="2457" calcext:value-type="float">
            <text:p>2,457</text:p>
          </table:table-cell>
          <table:table-cell table:style-name="ce42" office:value-type="float" office:value="2134" calcext:value-type="float">
            <text:p>2,134</text:p>
          </table:table-cell>
          <table:table-cell table:style-name="ce42" office:value-type="float" office:value="1855" calcext:value-type="float">
            <text:p>1,855</text:p>
          </table:table-cell>
          <table:table-cell table:style-name="ce42" office:value-type="float" office:value="1423" calcext:value-type="float">
            <text:p>1,423</text:p>
          </table:table-cell>
          <table:table-cell table:style-name="ce53" office:value-type="float" office:value="1132" calcext:value-type="float">
            <text:p>1,132</text:p>
          </table:table-cell>
          <table:table-cell table:style-name="ce42" office:value-type="float" office:value="3145" calcext:value-type="float">
            <text:p>3,145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491" calcext:value-type="float">
            <text:p>491</text:p>
          </table:table-cell>
          <table:table-cell table:style-name="ce53" office:value-type="float" office:value="316" calcext:value-type="float">
            <text:p>316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00" calcext:value-type="float">
            <text:p>100</text:p>
          </table:table-cell>
          <table:table-cell table:style-name="ce53" office:value-type="float" office:value="78" calcext:value-type="float">
            <text:p>78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2411" calcext:value-type="float">
            <text:p>762,411</text:p>
          </table:table-cell>
          <table:table-cell table:style-name="ce37" table:formula="of:=SUM([.E31:.I31])" office:value-type="float" office:value="37146" calcext:value-type="float">
            <text:p>37,146</text:p>
          </table:table-cell>
          <table:table-cell table:style-name="ce43" office:value-type="float" office:value="7126" calcext:value-type="float">
            <text:p>7,126</text:p>
          </table:table-cell>
          <table:table-cell table:style-name="ce43" office:value-type="float" office:value="7130" calcext:value-type="float">
            <text:p>7,130</text:p>
          </table:table-cell>
          <table:table-cell table:style-name="ce43" office:value-type="float" office:value="7249" calcext:value-type="float">
            <text:p>7,249</text:p>
          </table:table-cell>
          <table:table-cell table:style-name="ce43" office:value-type="float" office:value="7717" calcext:value-type="float">
            <text:p>7,717</text:p>
          </table:table-cell>
          <table:table-cell table:style-name="ce43" office:value-type="float" office:value="7924" calcext:value-type="float">
            <text:p>7,924</text:p>
          </table:table-cell>
          <table:table-cell table:style-name="ce43" office:value-type="float" office:value="47694" calcext:value-type="float">
            <text:p>47,694</text:p>
          </table:table-cell>
          <table:table-cell table:style-name="ce43" office:value-type="float" office:value="8557" calcext:value-type="float">
            <text:p>8,557</text:p>
          </table:table-cell>
          <table:table-cell table:style-name="ce43" office:value-type="float" office:value="9048" calcext:value-type="float">
            <text:p>9,048</text:p>
          </table:table-cell>
          <table:table-cell table:style-name="ce43" office:value-type="float" office:value="10625" calcext:value-type="float">
            <text:p>10,625</text:p>
          </table:table-cell>
          <table:table-cell table:style-name="ce43" office:value-type="float" office:value="10093" calcext:value-type="float">
            <text:p>10,093</text:p>
          </table:table-cell>
          <table:table-cell table:style-name="ce54" office:value-type="float" office:value="9371" calcext:value-type="float">
            <text:p>9,371</text:p>
          </table:table-cell>
          <table:table-cell table:style-name="ce43" office:value-type="float" office:value="56972" calcext:value-type="float">
            <text:p>56,972</text:p>
          </table:table-cell>
          <table:table-cell table:style-name="ce43" office:value-type="float" office:value="11027" calcext:value-type="float">
            <text:p>11,027</text:p>
          </table:table-cell>
          <table:table-cell table:style-name="ce43" office:value-type="float" office:value="11470" calcext:value-type="float">
            <text:p>11,470</text:p>
          </table:table-cell>
          <table:table-cell table:style-name="ce43" office:value-type="float" office:value="11332" calcext:value-type="float">
            <text:p>11,332</text:p>
          </table:table-cell>
          <table:table-cell table:style-name="ce43" office:value-type="float" office:value="11338" calcext:value-type="float">
            <text:p>11,338</text:p>
          </table:table-cell>
          <table:table-cell table:style-name="ce54" office:value-type="float" office:value="11805" calcext:value-type="float">
            <text:p>11,805</text:p>
          </table:table-cell>
          <table:table-cell table:style-name="ce43" office:value-type="float" office:value="58054" calcext:value-type="float">
            <text:p>58,054</text:p>
          </table:table-cell>
          <table:table-cell table:style-name="ce43" office:value-type="float" office:value="11444" calcext:value-type="float">
            <text:p>11,444</text:p>
          </table:table-cell>
          <table:table-cell table:style-name="ce43" office:value-type="float" office:value="11246" calcext:value-type="float">
            <text:p>11,246</text:p>
          </table:table-cell>
          <table:table-cell table:style-name="ce43" office:value-type="float" office:value="11981" calcext:value-type="float">
            <text:p>11,981</text:p>
          </table:table-cell>
          <table:table-cell table:style-name="ce43" office:value-type="float" office:value="11298" calcext:value-type="float">
            <text:p>11,298</text:p>
          </table:table-cell>
          <table:table-cell table:style-name="ce54" office:value-type="float" office:value="12085" calcext:value-type="float">
            <text:p>12,085</text:p>
          </table:table-cell>
          <table:table-cell table:style-name="ce43" office:value-type="float" office:value="60919" calcext:value-type="float">
            <text:p>60,919</text:p>
          </table:table-cell>
          <table:table-cell table:style-name="ce43" office:value-type="float" office:value="11176" calcext:value-type="float">
            <text:p>11,176</text:p>
          </table:table-cell>
          <table:table-cell table:style-name="ce43" office:value-type="float" office:value="10862" calcext:value-type="float">
            <text:p>10,862</text:p>
          </table:table-cell>
          <table:table-cell table:style-name="ce43" office:value-type="float" office:value="12186" calcext:value-type="float">
            <text:p>12,186</text:p>
          </table:table-cell>
          <table:table-cell table:style-name="ce43" office:value-type="float" office:value="13244" calcext:value-type="float">
            <text:p>13,244</text:p>
          </table:table-cell>
          <table:table-cell table:style-name="ce54" office:value-type="float" office:value="13451" calcext:value-type="float">
            <text:p>13,451</text:p>
          </table:table-cell>
          <table:table-cell table:style-name="ce43" office:value-type="float" office:value="72345" calcext:value-type="float">
            <text:p>72,345</text:p>
          </table:table-cell>
          <table:table-cell table:style-name="ce43" office:value-type="float" office:value="14481" calcext:value-type="float">
            <text:p>14,481</text:p>
          </table:table-cell>
          <table:table-cell table:style-name="ce43" office:value-type="float" office:value="14544" calcext:value-type="float">
            <text:p>14,544</text:p>
          </table:table-cell>
          <table:table-cell table:style-name="ce43" office:value-type="float" office:value="14545" calcext:value-type="float">
            <text:p>14,545</text:p>
          </table:table-cell>
          <table:table-cell table:style-name="ce43" office:value-type="float" office:value="14716" calcext:value-type="float">
            <text:p>14,716</text:p>
          </table:table-cell>
          <table:table-cell table:style-name="ce54" office:value-type="float" office:value="14059" calcext:value-type="float">
            <text:p>14,059</text:p>
          </table:table-cell>
          <table:table-cell table:style-name="ce43" office:value-type="float" office:value="62637" calcext:value-type="float">
            <text:p>62,637</text:p>
          </table:table-cell>
          <table:table-cell table:style-name="ce43" office:value-type="float" office:value="13294" calcext:value-type="float">
            <text:p>13,294</text:p>
          </table:table-cell>
          <table:table-cell table:style-name="ce43" office:value-type="float" office:value="14054" calcext:value-type="float">
            <text:p>14,054</text:p>
          </table:table-cell>
          <table:table-cell table:style-name="ce43" office:value-type="float" office:value="12289" calcext:value-type="float">
            <text:p>12,289</text:p>
          </table:table-cell>
          <table:table-cell table:style-name="ce43" office:value-type="float" office:value="11564" calcext:value-type="float">
            <text:p>11,564</text:p>
          </table:table-cell>
          <table:table-cell table:style-name="ce54" office:value-type="float" office:value="11436" calcext:value-type="float">
            <text:p>11,436</text:p>
          </table:table-cell>
          <table:table-cell table:style-name="ce43" office:value-type="float" office:value="58289" calcext:value-type="float">
            <text:p>58,289</text:p>
          </table:table-cell>
          <table:table-cell table:style-name="ce43" office:value-type="float" office:value="11355" calcext:value-type="float">
            <text:p>11,355</text:p>
          </table:table-cell>
          <table:table-cell table:style-name="ce43" office:value-type="float" office:value="11529" calcext:value-type="float">
            <text:p>11,529</text:p>
          </table:table-cell>
          <table:table-cell table:style-name="ce43" office:value-type="float" office:value="11657" calcext:value-type="float">
            <text:p>11,657</text:p>
          </table:table-cell>
          <table:table-cell table:style-name="ce43" office:value-type="float" office:value="11881" calcext:value-type="float">
            <text:p>11,881</text:p>
          </table:table-cell>
          <table:table-cell table:style-name="ce54" office:value-type="float" office:value="11867" calcext:value-type="float">
            <text:p>11,867</text:p>
          </table:table-cell>
          <table:table-cell table:style-name="ce43" office:value-type="float" office:value="61510" calcext:value-type="float">
            <text:p>61,510</text:p>
          </table:table-cell>
          <table:table-cell table:style-name="ce43" office:value-type="float" office:value="11886" calcext:value-type="float">
            <text:p>11,886</text:p>
          </table:table-cell>
          <table:table-cell table:style-name="ce43" office:value-type="float" office:value="12090" calcext:value-type="float">
            <text:p>12,090</text:p>
          </table:table-cell>
          <table:table-cell table:style-name="ce43" office:value-type="float" office:value="12185" calcext:value-type="float">
            <text:p>12,185</text:p>
          </table:table-cell>
          <table:table-cell table:style-name="ce43" office:value-type="float" office:value="12638" calcext:value-type="float">
            <text:p>12,638</text:p>
          </table:table-cell>
          <table:table-cell table:style-name="ce54" office:value-type="float" office:value="12711" calcext:value-type="float">
            <text:p>12,711</text:p>
          </table:table-cell>
          <table:table-cell table:style-name="ce43" office:value-type="float" office:value="61019" calcext:value-type="float">
            <text:p>61,019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43" office:value-type="float" office:value="12402" calcext:value-type="float">
            <text:p>12,402</text:p>
          </table:table-cell>
          <table:table-cell table:style-name="ce43" office:value-type="float" office:value="11934" calcext:value-type="float">
            <text:p>11,934</text:p>
          </table:table-cell>
          <table:table-cell table:style-name="ce43" office:value-type="float" office:value="12171" calcext:value-type="float">
            <text:p>12,171</text:p>
          </table:table-cell>
          <table:table-cell table:style-name="ce54" office:value-type="float" office:value="11851" calcext:value-type="float">
            <text:p>11,851</text:p>
          </table:table-cell>
          <table:table-cell table:style-name="ce43" office:value-type="float" office:value="53675" calcext:value-type="float">
            <text:p>53,675</text:p>
          </table:table-cell>
          <table:table-cell table:style-name="ce43" office:value-type="float" office:value="10536" calcext:value-type="float">
            <text:p>10,536</text:p>
          </table:table-cell>
          <table:table-cell table:style-name="ce43" office:value-type="float" office:value="11520" calcext:value-type="float">
            <text:p>11,520</text:p>
          </table:table-cell>
          <table:table-cell table:style-name="ce43" office:value-type="float" office:value="10724" calcext:value-type="float">
            <text:p>10,724</text:p>
          </table:table-cell>
          <table:table-cell table:style-name="ce43" office:value-type="float" office:value="10759" calcext:value-type="float">
            <text:p>10,759</text:p>
          </table:table-cell>
          <table:table-cell table:style-name="ce54" office:value-type="float" office:value="10136" calcext:value-type="float">
            <text:p>10,136</text:p>
          </table:table-cell>
          <table:table-cell table:style-name="ce43" office:value-type="float" office:value="41011" calcext:value-type="float">
            <text:p>41,011</text:p>
          </table:table-cell>
          <table:table-cell table:style-name="ce43" office:value-type="float" office:value="9374" calcext:value-type="float">
            <text:p>9,374</text:p>
          </table:table-cell>
          <table:table-cell table:style-name="ce43" office:value-type="float" office:value="9586" calcext:value-type="float">
            <text:p>9,586</text:p>
          </table:table-cell>
          <table:table-cell table:style-name="ce43" office:value-type="float" office:value="8373" calcext:value-type="float">
            <text:p>8,373</text:p>
          </table:table-cell>
          <table:table-cell table:style-name="ce43" office:value-type="float" office:value="7345" calcext:value-type="float">
            <text:p>7,345</text:p>
          </table:table-cell>
          <table:table-cell table:style-name="ce54" office:value-type="float" office:value="6333" calcext:value-type="float">
            <text:p>6,333</text:p>
          </table:table-cell>
          <table:table-cell table:style-name="ce43" office:value-type="float" office:value="24287" calcext:value-type="float">
            <text:p>24,287</text:p>
          </table:table-cell>
          <table:table-cell table:style-name="ce43" office:value-type="float" office:value="5708" calcext:value-type="float">
            <text:p>5,708</text:p>
          </table:table-cell>
          <table:table-cell table:style-name="ce43" office:value-type="float" office:value="4994" calcext:value-type="float">
            <text:p>4,994</text:p>
          </table:table-cell>
          <table:table-cell table:style-name="ce43" office:value-type="float" office:value="4118" calcext:value-type="float">
            <text:p>4,118</text:p>
          </table:table-cell>
          <table:table-cell table:style-name="ce43" office:value-type="float" office:value="4758" calcext:value-type="float">
            <text:p>4,758</text:p>
          </table:table-cell>
          <table:table-cell table:style-name="ce54" office:value-type="float" office:value="4709" calcext:value-type="float">
            <text:p>4,709</text:p>
          </table:table-cell>
          <table:table-cell table:style-name="ce43" office:value-type="float" office:value="22663" calcext:value-type="float">
            <text:p>22,663</text:p>
          </table:table-cell>
          <table:table-cell table:style-name="ce43" office:value-type="float" office:value="4788" calcext:value-type="float">
            <text:p>4,788</text:p>
          </table:table-cell>
          <table:table-cell table:style-name="ce43" office:value-type="float" office:value="4562" calcext:value-type="float">
            <text:p>4,562</text:p>
          </table:table-cell>
          <table:table-cell table:style-name="ce43" office:value-type="float" office:value="4617" calcext:value-type="float">
            <text:p>4,617</text:p>
          </table:table-cell>
          <table:table-cell table:style-name="ce43" office:value-type="float" office:value="4587" calcext:value-type="float">
            <text:p>4,587</text:p>
          </table:table-cell>
          <table:table-cell table:style-name="ce54" office:value-type="float" office:value="4109" calcext:value-type="float">
            <text:p>4,109</text:p>
          </table:table-cell>
          <table:table-cell table:style-name="ce43" office:value-type="float" office:value="17921" calcext:value-type="float">
            <text:p>17,921</text:p>
          </table:table-cell>
          <table:table-cell table:style-name="ce43" office:value-type="float" office:value="3980" calcext:value-type="float">
            <text:p>3,980</text:p>
          </table:table-cell>
          <table:table-cell table:style-name="ce43" office:value-type="float" office:value="3809" calcext:value-type="float">
            <text:p>3,809</text:p>
          </table:table-cell>
          <table:table-cell table:style-name="ce43" office:value-type="float" office:value="3627" calcext:value-type="float">
            <text:p>3,627</text:p>
          </table:table-cell>
          <table:table-cell table:style-name="ce43" office:value-type="float" office:value="3375" calcext:value-type="float">
            <text:p>3,375</text:p>
          </table:table-cell>
          <table:table-cell table:style-name="ce54" office:value-type="float" office:value="3130" calcext:value-type="float">
            <text:p>3,130</text:p>
          </table:table-cell>
          <table:table-cell table:style-name="ce43" office:value-type="float" office:value="13298" calcext:value-type="float">
            <text:p>13,298</text:p>
          </table:table-cell>
          <table:table-cell table:style-name="ce43" office:value-type="float" office:value="3066" calcext:value-type="float">
            <text:p>3,066</text:p>
          </table:table-cell>
          <table:table-cell table:style-name="ce43" office:value-type="float" office:value="2840" calcext:value-type="float">
            <text:p>2,840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2468" calcext:value-type="float">
            <text:p>2,468</text:p>
          </table:table-cell>
          <table:table-cell table:style-name="ce54" office:value-type="float" office:value="2293" calcext:value-type="float">
            <text:p>2,293</text:p>
          </table:table-cell>
          <table:table-cell table:style-name="ce43" office:value-type="float" office:value="7760" calcext:value-type="float">
            <text:p>7,760</text:p>
          </table:table-cell>
          <table:table-cell table:style-name="ce43" office:value-type="float" office:value="1948" calcext:value-type="float">
            <text:p>1,948</text:p>
          </table:table-cell>
          <table:table-cell table:style-name="ce43" office:value-type="float" office:value="1852" calcext:value-type="float">
            <text:p>1,852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1278" calcext:value-type="float">
            <text:p>1,278</text:p>
          </table:table-cell>
          <table:table-cell table:style-name="ce54" office:value-type="float" office:value="1095" calcext:value-type="float">
            <text:p>1,095</text:p>
          </table:table-cell>
          <table:table-cell table:style-name="ce43" office:value-type="float" office:value="3636" calcext:value-type="float">
            <text:p>3,636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565" calcext:value-type="float">
            <text:p>565</text:p>
          </table:table-cell>
          <table:table-cell table:style-name="ce54" office:value-type="float" office:value="443" calcext:value-type="float">
            <text:p>443</text:p>
          </table:table-cell>
          <table:table-cell table:style-name="ce43" office:value-type="float" office:value="1295" calcext:value-type="float">
            <text:p>1,295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81" calcext:value-type="float">
            <text:p>181</text:p>
          </table:table-cell>
          <table:table-cell table:style-name="ce54" office:value-type="float" office:value="144" calcext:value-type="float">
            <text:p>144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4453" calcext:value-type="float">
            <text:p>1,314,453</text:p>
          </table:table-cell>
          <table:table-cell table:style-name="ce29" table:formula="of:=SUM([.E32:.I32])" office:value-type="float" office:value="64728" calcext:value-type="float">
            <text:p>64,728</text:p>
          </table:table-cell>
          <table:table-cell table:style-name="ce29" office:value-type="float" office:value="11683" calcext:value-type="float">
            <text:p>11,683</text:p>
          </table:table-cell>
          <table:table-cell table:style-name="ce29" office:value-type="float" office:value="12655" calcext:value-type="float">
            <text:p>12,655</text:p>
          </table:table-cell>
          <table:table-cell table:style-name="ce29" office:value-type="float" office:value="12688" calcext:value-type="float">
            <text:p>12,688</text:p>
          </table:table-cell>
          <table:table-cell table:style-name="ce29" office:value-type="float" office:value="13679" calcext:value-type="float">
            <text:p>13,679</text:p>
          </table:table-cell>
          <table:table-cell table:style-name="ce29" office:value-type="float" office:value="14023" calcext:value-type="float">
            <text:p>14,023</text:p>
          </table:table-cell>
          <table:table-cell table:style-name="ce29" office:value-type="float" office:value="80125" calcext:value-type="float">
            <text:p>80,125</text:p>
          </table:table-cell>
          <table:table-cell table:style-name="ce29" office:value-type="float" office:value="14860" calcext:value-type="float">
            <text:p>14,860</text:p>
          </table:table-cell>
          <table:table-cell table:style-name="ce29" office:value-type="float" office:value="15008" calcext:value-type="float">
            <text:p>15,008</text:p>
          </table:table-cell>
          <table:table-cell table:style-name="ce29" office:value-type="float" office:value="17786" calcext:value-type="float">
            <text:p>17,786</text:p>
          </table:table-cell>
          <table:table-cell table:style-name="ce29" office:value-type="float" office:value="16740" calcext:value-type="float">
            <text:p>16,740</text:p>
          </table:table-cell>
          <table:table-cell table:style-name="ce52" office:value-type="float" office:value="15731" calcext:value-type="float">
            <text:p>15,731</text:p>
          </table:table-cell>
          <table:table-cell table:style-name="ce29" office:value-type="float" office:value="91759" calcext:value-type="float">
            <text:p>91,759</text:p>
          </table:table-cell>
          <table:table-cell table:style-name="ce29" office:value-type="float" office:value="18243" calcext:value-type="float">
            <text:p>18,243</text:p>
          </table:table-cell>
          <table:table-cell table:style-name="ce29" office:value-type="float" office:value="18661" calcext:value-type="float">
            <text:p>18,661</text:p>
          </table:table-cell>
          <table:table-cell table:style-name="ce29" office:value-type="float" office:value="18136" calcext:value-type="float">
            <text:p>18,136</text:p>
          </table:table-cell>
          <table:table-cell table:style-name="ce29" office:value-type="float" office:value="18046" calcext:value-type="float">
            <text:p>18,046</text:p>
          </table:table-cell>
          <table:table-cell table:style-name="ce52" office:value-type="float" office:value="18673" calcext:value-type="float">
            <text:p>18,673</text:p>
          </table:table-cell>
          <table:table-cell table:style-name="ce29" office:value-type="float" office:value="96322" calcext:value-type="float">
            <text:p>96,322</text:p>
          </table:table-cell>
          <table:table-cell table:style-name="ce29" office:value-type="float" office:value="18785" calcext:value-type="float">
            <text:p>18,785</text:p>
          </table:table-cell>
          <table:table-cell table:style-name="ce29" office:value-type="float" office:value="18606" calcext:value-type="float">
            <text:p>18,606</text:p>
          </table:table-cell>
          <table:table-cell table:style-name="ce29" office:value-type="float" office:value="19647" calcext:value-type="float">
            <text:p>19,647</text:p>
          </table:table-cell>
          <table:table-cell table:style-name="ce29" office:value-type="float" office:value="18860" calcext:value-type="float">
            <text:p>18,860</text:p>
          </table:table-cell>
          <table:table-cell table:style-name="ce52" office:value-type="float" office:value="20424" calcext:value-type="float">
            <text:p>20,424</text:p>
          </table:table-cell>
          <table:table-cell table:style-name="ce29" office:value-type="float" office:value="105577" calcext:value-type="float">
            <text:p>105,577</text:p>
          </table:table-cell>
          <table:table-cell table:style-name="ce29" office:value-type="float" office:value="19044" calcext:value-type="float">
            <text:p>19,044</text:p>
          </table:table-cell>
          <table:table-cell table:style-name="ce29" office:value-type="float" office:value="19053" calcext:value-type="float">
            <text:p>19,053</text:p>
          </table:table-cell>
          <table:table-cell table:style-name="ce29" office:value-type="float" office:value="21105" calcext:value-type="float">
            <text:p>21,105</text:p>
          </table:table-cell>
          <table:table-cell table:style-name="ce29" office:value-type="float" office:value="22795" calcext:value-type="float">
            <text:p>22,795</text:p>
          </table:table-cell>
          <table:table-cell table:style-name="ce52" office:value-type="float" office:value="23580" calcext:value-type="float">
            <text:p>23,580</text:p>
          </table:table-cell>
          <table:table-cell table:style-name="ce29" office:value-type="float" office:value="123987" calcext:value-type="float">
            <text:p>123,987</text:p>
          </table:table-cell>
          <table:table-cell table:style-name="ce29" office:value-type="float" office:value="24373" calcext:value-type="float">
            <text:p>24,373</text:p>
          </table:table-cell>
          <table:table-cell table:style-name="ce29" office:value-type="float" office:value="25271" calcext:value-type="float">
            <text:p>25,271</text:p>
          </table:table-cell>
          <table:table-cell table:style-name="ce29" office:value-type="float" office:value="24907" calcext:value-type="float">
            <text:p>24,907</text:p>
          </table:table-cell>
          <table:table-cell table:style-name="ce29" office:value-type="float" office:value="25115" calcext:value-type="float">
            <text:p>25,115</text:p>
          </table:table-cell>
          <table:table-cell table:style-name="ce52" office:value-type="float" office:value="24321" calcext:value-type="float">
            <text:p>24,321</text:p>
          </table:table-cell>
          <table:table-cell table:style-name="ce29" office:value-type="float" office:value="104892" calcext:value-type="float">
            <text:p>104,892</text:p>
          </table:table-cell>
          <table:table-cell table:style-name="ce29" office:value-type="float" office:value="22735" calcext:value-type="float">
            <text:p>22,735</text:p>
          </table:table-cell>
          <table:table-cell table:style-name="ce29" office:value-type="float" office:value="23479" calcext:value-type="float">
            <text:p>23,479</text:p>
          </table:table-cell>
          <table:table-cell table:style-name="ce29" office:value-type="float" office:value="20603" calcext:value-type="float">
            <text:p>20,603</text:p>
          </table:table-cell>
          <table:table-cell table:style-name="ce29" office:value-type="float" office:value="19425" calcext:value-type="float">
            <text:p>19,425</text:p>
          </table:table-cell>
          <table:table-cell table:style-name="ce52" office:value-type="float" office:value="18650" calcext:value-type="float">
            <text:p>18,650</text:p>
          </table:table-cell>
          <table:table-cell table:style-name="ce29" office:value-type="float" office:value="93509" calcext:value-type="float">
            <text:p>93,509</text:p>
          </table:table-cell>
          <table:table-cell table:style-name="ce29" office:value-type="float" office:value="18379" calcext:value-type="float">
            <text:p>18,379</text:p>
          </table:table-cell>
          <table:table-cell table:style-name="ce29" office:value-type="float" office:value="18622" calcext:value-type="float">
            <text:p>18,622</text:p>
          </table:table-cell>
          <table:table-cell table:style-name="ce29" office:value-type="float" office:value="18736" calcext:value-type="float">
            <text:p>18,736</text:p>
          </table:table-cell>
          <table:table-cell table:style-name="ce29" office:value-type="float" office:value="18932" calcext:value-type="float">
            <text:p>18,932</text:p>
          </table:table-cell>
          <table:table-cell table:style-name="ce52" office:value-type="float" office:value="18840" calcext:value-type="float">
            <text:p>18,840</text:p>
          </table:table-cell>
          <table:table-cell table:style-name="ce29" office:value-type="float" office:value="97307" calcext:value-type="float">
            <text:p>97,307</text:p>
          </table:table-cell>
          <table:table-cell table:style-name="ce29" office:value-type="float" office:value="18591" calcext:value-type="float">
            <text:p>18,591</text:p>
          </table:table-cell>
          <table:table-cell table:style-name="ce29" office:value-type="float" office:value="19228" calcext:value-type="float">
            <text:p>19,228</text:p>
          </table:table-cell>
          <table:table-cell table:style-name="ce29" office:value-type="float" office:value="19368" calcext:value-type="float">
            <text:p>19,368</text:p>
          </table:table-cell>
          <table:table-cell table:style-name="ce29" office:value-type="float" office:value="20130" calcext:value-type="float">
            <text:p>20,130</text:p>
          </table:table-cell>
          <table:table-cell table:style-name="ce52" office:value-type="float" office:value="19990" calcext:value-type="float">
            <text:p>19,990</text:p>
          </table:table-cell>
          <table:table-cell table:style-name="ce29" office:value-type="float" office:value="99538" calcext:value-type="float">
            <text:p>99,538</text:p>
          </table:table-cell>
          <table:table-cell table:style-name="ce29" office:value-type="float" office:value="20427" calcext:value-type="float">
            <text:p>20,427</text:p>
          </table:table-cell>
          <table:table-cell table:style-name="ce29" office:value-type="float" office:value="20190" calcext:value-type="float">
            <text:p>20,190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29" office:value-type="float" office:value="19650" calcext:value-type="float">
            <text:p>19,650</text:p>
          </table:table-cell>
          <table:table-cell table:style-name="ce52" office:value-type="float" office:value="19705" calcext:value-type="float">
            <text:p>19,705</text:p>
          </table:table-cell>
          <table:table-cell table:style-name="ce29" office:value-type="float" office:value="87449" calcext:value-type="float">
            <text:p>87,449</text:p>
          </table:table-cell>
          <table:table-cell table:style-name="ce29" office:value-type="float" office:value="17218" calcext:value-type="float">
            <text:p>17,218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29" office:value-type="float" office:value="17609" calcext:value-type="float">
            <text:p>17,609</text:p>
          </table:table-cell>
          <table:table-cell table:style-name="ce29" office:value-type="float" office:value="17364" calcext:value-type="float">
            <text:p>17,364</text:p>
          </table:table-cell>
          <table:table-cell table:style-name="ce52" office:value-type="float" office:value="16345" calcext:value-type="float">
            <text:p>16,345</text:p>
          </table:table-cell>
          <table:table-cell table:style-name="ce29" office:value-type="float" office:value="71586" calcext:value-type="float">
            <text:p>71,586</text:p>
          </table:table-cell>
          <table:table-cell table:style-name="ce29" office:value-type="float" office:value="15706" calcext:value-type="float">
            <text:p>15,706</text:p>
          </table:table-cell>
          <table:table-cell table:style-name="ce29" office:value-type="float" office:value="16395" calcext:value-type="float">
            <text:p>16,395</text:p>
          </table:table-cell>
          <table:table-cell table:style-name="ce29" office:value-type="float" office:value="14569" calcext:value-type="float">
            <text:p>14,569</text:p>
          </table:table-cell>
          <table:table-cell table:style-name="ce29" office:value-type="float" office:value="13114" calcext:value-type="float">
            <text:p>13,114</text:p>
          </table:table-cell>
          <table:table-cell table:style-name="ce52" office:value-type="float" office:value="11802" calcext:value-type="float">
            <text:p>11,802</text:p>
          </table:table-cell>
          <table:table-cell table:style-name="ce29" office:value-type="float" office:value="45302" calcext:value-type="float">
            <text:p>45,302</text:p>
          </table:table-cell>
          <table:table-cell table:style-name="ce29" office:value-type="float" office:value="11096" calcext:value-type="float">
            <text:p>11,096</text:p>
          </table:table-cell>
          <table:table-cell table:style-name="ce29" office:value-type="float" office:value="8667" calcext:value-type="float">
            <text:p>8,667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8801" calcext:value-type="float">
            <text:p>8,801</text:p>
          </table:table-cell>
          <table:table-cell table:style-name="ce52" office:value-type="float" office:value="9468" calcext:value-type="float">
            <text:p>9,468</text:p>
          </table:table-cell>
          <table:table-cell table:style-name="ce29" office:value-type="float" office:value="47880" calcext:value-type="float">
            <text:p>47,880</text:p>
          </table:table-cell>
          <table:table-cell table:style-name="ce29" office:value-type="float" office:value="9490" calcext:value-type="float">
            <text:p>9,490</text:p>
          </table:table-cell>
          <table:table-cell table:style-name="ce29" office:value-type="float" office:value="9593" calcext:value-type="float">
            <text:p>9,593</text:p>
          </table:table-cell>
          <table:table-cell table:style-name="ce29" office:value-type="float" office:value="9899" calcext:value-type="float">
            <text:p>9,899</text:p>
          </table:table-cell>
          <table:table-cell table:style-name="ce29" office:value-type="float" office:value="9868" calcext:value-type="float">
            <text:p>9,868</text:p>
          </table:table-cell>
          <table:table-cell table:style-name="ce52" office:value-type="float" office:value="9030" calcext:value-type="float">
            <text:p>9,030</text:p>
          </table:table-cell>
          <table:table-cell table:style-name="ce29" office:value-type="float" office:value="41782" calcext:value-type="float">
            <text:p>41,782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8324" calcext:value-type="float">
            <text:p>8,324</text:p>
          </table:table-cell>
          <table:table-cell table:style-name="ce29" office:value-type="float" office:value="8050" calcext:value-type="float">
            <text:p>8,050</text:p>
          </table:table-cell>
          <table:table-cell table:style-name="ce52" office:value-type="float" office:value="7802" calcext:value-type="float">
            <text:p>7,802</text:p>
          </table:table-cell>
          <table:table-cell table:style-name="ce29" office:value-type="float" office:value="32065" calcext:value-type="float">
            <text:p>32,065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5908" calcext:value-type="float">
            <text:p>5,908</text:p>
          </table:table-cell>
          <table:table-cell table:style-name="ce52" office:value-type="float" office:value="5191" calcext:value-type="float">
            <text:p>5,191</text:p>
          </table:table-cell>
          <table:table-cell table:style-name="ce29" office:value-type="float" office:value="18956" calcext:value-type="float">
            <text:p>18,956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048" calcext:value-type="float">
            <text:p>3,048</text:p>
          </table:table-cell>
          <table:table-cell table:style-name="ce52" office:value-type="float" office:value="2689" calcext:value-type="float">
            <text:p>2,689</text:p>
          </table:table-cell>
          <table:table-cell table:style-name="ce29" office:value-type="float" office:value="8526" calcext:value-type="float">
            <text:p>8,526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384" calcext:value-type="float">
            <text:p>1,384</text:p>
          </table:table-cell>
          <table:table-cell table:style-name="ce52" office:value-type="float" office:value="1027" calcext:value-type="float">
            <text:p>1,027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84" calcext:value-type="float">
            <text:p>384</text:p>
          </table:table-cell>
          <table:table-cell table:style-name="ce52" office:value-type="float" office:value="282" calcext:value-type="float">
            <text:p>282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7611" calcext:value-type="float">
            <text:p>677,611</text:p>
          </table:table-cell>
          <table:table-cell table:style-name="ce29" table:formula="of:=SUM([.E33:.I33])" office:value-type="float" office:value="34186" calcext:value-type="float">
            <text:p>34,186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7228" calcext:value-type="float">
            <text:p>7,228</text:p>
          </table:table-cell>
          <table:table-cell table:style-name="ce29" office:value-type="float" office:value="7441" calcext:value-type="float">
            <text:p>7,441</text:p>
          </table:table-cell>
          <table:table-cell table:style-name="ce29" office:value-type="float" office:value="41920" calcext:value-type="float">
            <text:p>41,920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9362" calcext:value-type="float">
            <text:p>9,362</text:p>
          </table:table-cell>
          <table:table-cell table:style-name="ce29" office:value-type="float" office:value="8787" calcext:value-type="float">
            <text:p>8,787</text:p>
          </table:table-cell>
          <table:table-cell table:style-name="ce52" office:value-type="float" office:value="8145" calcext:value-type="float">
            <text:p>8,145</text:p>
          </table:table-cell>
          <table:table-cell table:style-name="ce29" office:value-type="float" office:value="47959" calcext:value-type="float">
            <text:p>47,959</text:p>
          </table:table-cell>
          <table:table-cell table:style-name="ce29" office:value-type="float" office:value="9517" calcext:value-type="float">
            <text:p>9,517</text:p>
          </table:table-cell>
          <table:table-cell table:style-name="ce29" office:value-type="float" office:value="9799" calcext:value-type="float">
            <text:p>9,799</text:p>
          </table:table-cell>
          <table:table-cell table:style-name="ce29" office:value-type="float" office:value="9533" calcext:value-type="float">
            <text:p>9,533</text:p>
          </table:table-cell>
          <table:table-cell table:style-name="ce29" office:value-type="float" office:value="9417" calcext:value-type="float">
            <text:p>9,417</text:p>
          </table:table-cell>
          <table:table-cell table:style-name="ce52" office:value-type="float" office:value="9693" calcext:value-type="float">
            <text:p>9,693</text:p>
          </table:table-cell>
          <table:table-cell table:style-name="ce29" office:value-type="float" office:value="50766" calcext:value-type="float">
            <text:p>50,766</text:p>
          </table:table-cell>
          <table:table-cell table:style-name="ce29" office:value-type="float" office:value="9898" calcext:value-type="float">
            <text:p>9,898</text:p>
          </table:table-cell>
          <table:table-cell table:style-name="ce29" office:value-type="float" office:value="9845" calcext:value-type="float">
            <text:p>9,845</text:p>
          </table:table-cell>
          <table:table-cell table:style-name="ce29" office:value-type="float" office:value="10394" calcext:value-type="float">
            <text:p>10,394</text:p>
          </table:table-cell>
          <table:table-cell table:style-name="ce29" office:value-type="float" office:value="9901" calcext:value-type="float">
            <text:p>9,901</text:p>
          </table:table-cell>
          <table:table-cell table:style-name="ce52" office:value-type="float" office:value="10728" calcext:value-type="float">
            <text:p>10,728</text:p>
          </table:table-cell>
          <table:table-cell table:style-name="ce29" office:value-type="float" office:value="54696" calcext:value-type="float">
            <text:p>54,696</text:p>
          </table:table-cell>
          <table:table-cell table:style-name="ce29" office:value-type="float" office:value="10059" calcext:value-type="float">
            <text:p>10,059</text:p>
          </table:table-cell>
          <table:table-cell table:style-name="ce29" office:value-type="float" office:value="9860" calcext:value-type="float">
            <text:p>9,860</text:p>
          </table:table-cell>
          <table:table-cell table:style-name="ce29" office:value-type="float" office:value="10960" calcext:value-type="float">
            <text:p>10,960</text:p>
          </table:table-cell>
          <table:table-cell table:style-name="ce29" office:value-type="float" office:value="11875" calcext:value-type="float">
            <text:p>11,875</text:p>
          </table:table-cell>
          <table:table-cell table:style-name="ce52" office:value-type="float" office:value="11942" calcext:value-type="float">
            <text:p>11,942</text:p>
          </table:table-cell>
          <table:table-cell table:style-name="ce29" office:value-type="float" office:value="63892" calcext:value-type="float">
            <text:p>63,892</text:p>
          </table:table-cell>
          <table:table-cell table:style-name="ce29" office:value-type="float" office:value="12402" calcext:value-type="float">
            <text:p>12,402</text:p>
          </table:table-cell>
          <table:table-cell table:style-name="ce29" office:value-type="float" office:value="13021" calcext:value-type="float">
            <text:p>13,021</text:p>
          </table:table-cell>
          <table:table-cell table:style-name="ce29" office:value-type="float" office:value="12768" calcext:value-type="float">
            <text:p>12,768</text:p>
          </table:table-cell>
          <table:table-cell table:style-name="ce29" office:value-type="float" office:value="13097" calcext:value-type="float">
            <text:p>13,097</text:p>
          </table:table-cell>
          <table:table-cell table:style-name="ce52" office:value-type="float" office:value="12604" calcext:value-type="float">
            <text:p>12,604</text:p>
          </table:table-cell>
          <table:table-cell table:style-name="ce29" office:value-type="float" office:value="54805" calcext:value-type="float">
            <text:p>54,805</text:p>
          </table:table-cell>
          <table:table-cell table:style-name="ce29" office:value-type="float" office:value="11784" calcext:value-type="float">
            <text:p>11,784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10873" calcext:value-type="float">
            <text:p>10,873</text:p>
          </table:table-cell>
          <table:table-cell table:style-name="ce29" office:value-type="float" office:value="10133" calcext:value-type="float">
            <text:p>10,133</text:p>
          </table:table-cell>
          <table:table-cell table:style-name="ce52" office:value-type="float" office:value="9843" calcext:value-type="float">
            <text:p>9,843</text:p>
          </table:table-cell>
          <table:table-cell table:style-name="ce29" office:value-type="float" office:value="49388" calcext:value-type="float">
            <text:p>49,388</text:p>
          </table:table-cell>
          <table:table-cell table:style-name="ce29" office:value-type="float" office:value="9601" calcext:value-type="float">
            <text:p>9,601</text:p>
          </table:table-cell>
          <table:table-cell table:style-name="ce29" office:value-type="float" office:value="9776" calcext:value-type="float">
            <text:p>9,776</text:p>
          </table:table-cell>
          <table:table-cell table:style-name="ce29" office:value-type="float" office:value="9912" calcext:value-type="float">
            <text:p>9,912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52" office:value-type="float" office:value="10071" calcext:value-type="float">
            <text:p>10,071</text:p>
          </table:table-cell>
          <table:table-cell table:style-name="ce29" office:value-type="float" office:value="51318" calcext:value-type="float">
            <text:p>51,318</text:p>
          </table:table-cell>
          <table:table-cell table:style-name="ce29" office:value-type="float" office:value="9718" calcext:value-type="float">
            <text:p>9,718</text:p>
          </table:table-cell>
          <table:table-cell table:style-name="ce29" office:value-type="float" office:value="10181" calcext:value-type="float">
            <text:p>10,181</text:p>
          </table:table-cell>
          <table:table-cell table:style-name="ce29" office:value-type="float" office:value="10248" calcext:value-type="float">
            <text:p>10,248</text:p>
          </table:table-cell>
          <table:table-cell table:style-name="ce29" office:value-type="float" office:value="10669" calcext:value-type="float">
            <text:p>10,669</text:p>
          </table:table-cell>
          <table:table-cell table:style-name="ce52" office:value-type="float" office:value="10502" calcext:value-type="float">
            <text:p>10,502</text:p>
          </table:table-cell>
          <table:table-cell table:style-name="ce29" office:value-type="float" office:value="52424" calcext:value-type="float">
            <text:p>52,424</text:p>
          </table:table-cell>
          <table:table-cell table:style-name="ce29" office:value-type="float" office:value="10770" calcext:value-type="float">
            <text:p>10,770</text:p>
          </table:table-cell>
          <table:table-cell table:style-name="ce29" office:value-type="float" office:value="10675" calcext:value-type="float">
            <text:p>10,675</text:p>
          </table:table-cell>
          <table:table-cell table:style-name="ce29" office:value-type="float" office:value="10266" calcext:value-type="float">
            <text:p>10,266</text:p>
          </table:table-cell>
          <table:table-cell table:style-name="ce29" office:value-type="float" office:value="10238" calcext:value-type="float">
            <text:p>10,238</text:p>
          </table:table-cell>
          <table:table-cell table:style-name="ce52" office:value-type="float" office:value="10475" calcext:value-type="float">
            <text:p>10,475</text:p>
          </table:table-cell>
          <table:table-cell table:style-name="ce29" office:value-type="float" office:value="45587" calcext:value-type="float">
            <text:p>45,587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9177" calcext:value-type="float">
            <text:p>9,177</text:p>
          </table:table-cell>
          <table:table-cell table:style-name="ce29" office:value-type="float" office:value="8985" calcext:value-type="float">
            <text:p>8,985</text:p>
          </table:table-cell>
          <table:table-cell table:style-name="ce52" office:value-type="float" office:value="8505" calcext:value-type="float">
            <text:p>8,505</text:p>
          </table:table-cell>
          <table:table-cell table:style-name="ce29" office:value-type="float" office:value="36778" calcext:value-type="float">
            <text:p>36,778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6598" calcext:value-type="float">
            <text:p>6,598</text:p>
          </table:table-cell>
          <table:table-cell table:style-name="ce52" office:value-type="float" office:value="6099" calcext:value-type="float">
            <text:p>6,099</text:p>
          </table:table-cell>
          <table:table-cell table:style-name="ce29" office:value-type="float" office:value="23018" calcext:value-type="float">
            <text:p>23,018</text:p>
          </table:table-cell>
          <table:table-cell table:style-name="ce29" office:value-type="float" office:value="5782" calcext:value-type="float">
            <text:p>5,782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4459" calcext:value-type="float">
            <text:p>4,459</text:p>
          </table:table-cell>
          <table:table-cell table:style-name="ce52" office:value-type="float" office:value="4800" calcext:value-type="float">
            <text:p>4,800</text:p>
          </table:table-cell>
          <table:table-cell table:style-name="ce29" office:value-type="float" office:value="23794" calcext:value-type="float">
            <text:p>23,794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822" calcext:value-type="float">
            <text:p>4,822</text:p>
          </table:table-cell>
          <table:table-cell table:style-name="ce52" office:value-type="float" office:value="4453" calcext:value-type="float">
            <text:p>4,453</text:p>
          </table:table-cell>
          <table:table-cell table:style-name="ce29" office:value-type="float" office:value="19737" calcext:value-type="float">
            <text:p>19,737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783" calcext:value-type="float">
            <text:p>3,783</text:p>
          </table:table-cell>
          <table:table-cell table:style-name="ce52" office:value-type="float" office:value="3612" calcext:value-type="float">
            <text:p>3,612</text:p>
          </table:table-cell>
          <table:table-cell table:style-name="ce29" office:value-type="float" office:value="14917" calcext:value-type="float">
            <text:p>14,917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742" calcext:value-type="float">
            <text:p>2,742</text:p>
          </table:table-cell>
          <table:table-cell table:style-name="ce52" office:value-type="float" office:value="2445" calcext:value-type="float">
            <text:p>2,445</text:p>
          </table:table-cell>
          <table:table-cell table:style-name="ce29" office:value-type="float" office:value="8159" calcext:value-type="float">
            <text:p>8,159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467" calcext:value-type="float">
            <text:p>467</text:p>
          </table:table-cell>
          <table:table-cell table:style-name="ce52" office:value-type="float" office:value="371" calcext:value-type="float">
            <text:p>371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842" calcext:value-type="float">
            <text:p>636,842</text:p>
          </table:table-cell>
          <table:table-cell table:style-name="ce37" table:formula="of:=SUM([.E34:.I34])" office:value-type="float" office:value="30542" calcext:value-type="float">
            <text:p>30,542</text:p>
          </table:table-cell>
          <table:table-cell table:style-name="ce30" office:value-type="float" office:value="5481" calcext:value-type="float">
            <text:p>5,481</text:p>
          </table:table-cell>
          <table:table-cell table:style-name="ce30" office:value-type="float" office:value="5930" calcext:value-type="float">
            <text:p>5,930</text:p>
          </table:table-cell>
          <table:table-cell table:style-name="ce30" office:value-type="float" office:value="6098" calcext:value-type="float">
            <text:p>6,098</text:p>
          </table:table-cell>
          <table:table-cell table:style-name="ce30" office:value-type="float" office:value="6451" calcext:value-type="float">
            <text:p>6,451</text:p>
          </table:table-cell>
          <table:table-cell table:style-name="ce30" office:value-type="float" office:value="6582" calcext:value-type="float">
            <text:p>6,582</text:p>
          </table:table-cell>
          <table:table-cell table:style-name="ce30" office:value-type="float" office:value="38205" calcext:value-type="float">
            <text:p>38,205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7202" calcext:value-type="float">
            <text:p>7,202</text:p>
          </table:table-cell>
          <table:table-cell table:style-name="ce30" office:value-type="float" office:value="8424" calcext:value-type="float">
            <text:p>8,424</text:p>
          </table:table-cell>
          <table:table-cell table:style-name="ce30" office:value-type="float" office:value="7953" calcext:value-type="float">
            <text:p>7,953</text:p>
          </table:table-cell>
          <table:table-cell table:style-name="ce37" office:value-type="float" office:value="7586" calcext:value-type="float">
            <text:p>7,586</text:p>
          </table:table-cell>
          <table:table-cell table:style-name="ce30" office:value-type="float" office:value="43800" calcext:value-type="float">
            <text:p>43,800</text:p>
          </table:table-cell>
          <table:table-cell table:style-name="ce30" office:value-type="float" office:value="8726" calcext:value-type="float">
            <text:p>8,726</text:p>
          </table:table-cell>
          <table:table-cell table:style-name="ce30" office:value-type="float" office:value="8862" calcext:value-type="float">
            <text:p>8,862</text:p>
          </table:table-cell>
          <table:table-cell table:style-name="ce30" office:value-type="float" office:value="8603" calcext:value-type="float">
            <text:p>8,603</text:p>
          </table:table-cell>
          <table:table-cell table:style-name="ce30" office:value-type="float" office:value="8629" calcext:value-type="float">
            <text:p>8,629</text:p>
          </table:table-cell>
          <table:table-cell table:style-name="ce37" office:value-type="float" office:value="8980" calcext:value-type="float">
            <text:p>8,980</text:p>
          </table:table-cell>
          <table:table-cell table:style-name="ce30" office:value-type="float" office:value="45556" calcext:value-type="float">
            <text:p>45,556</text:p>
          </table:table-cell>
          <table:table-cell table:style-name="ce30" office:value-type="float" office:value="8887" calcext:value-type="float">
            <text:p>8,887</text:p>
          </table:table-cell>
          <table:table-cell table:style-name="ce30" office:value-type="float" office:value="8761" calcext:value-type="float">
            <text:p>8,761</text:p>
          </table:table-cell>
          <table:table-cell table:style-name="ce30" office:value-type="float" office:value="9253" calcext:value-type="float">
            <text:p>9,253</text:p>
          </table:table-cell>
          <table:table-cell table:style-name="ce30" office:value-type="float" office:value="8959" calcext:value-type="float">
            <text:p>8,959</text:p>
          </table:table-cell>
          <table:table-cell table:style-name="ce37" office:value-type="float" office:value="9696" calcext:value-type="float">
            <text:p>9,696</text:p>
          </table:table-cell>
          <table:table-cell table:style-name="ce30" office:value-type="float" office:value="50881" calcext:value-type="float">
            <text:p>50,881</text:p>
          </table:table-cell>
          <table:table-cell table:style-name="ce30" office:value-type="float" office:value="8985" calcext:value-type="float">
            <text:p>8,985</text:p>
          </table:table-cell>
          <table:table-cell table:style-name="ce30" office:value-type="float" office:value="9193" calcext:value-type="float">
            <text:p>9,193</text:p>
          </table:table-cell>
          <table:table-cell table:style-name="ce30" office:value-type="float" office:value="10145" calcext:value-type="float">
            <text:p>10,145</text:p>
          </table:table-cell>
          <table:table-cell table:style-name="ce30" office:value-type="float" office:value="10920" calcext:value-type="float">
            <text:p>10,920</text:p>
          </table:table-cell>
          <table:table-cell table:style-name="ce37" office:value-type="float" office:value="11638" calcext:value-type="float">
            <text:p>11,638</text:p>
          </table:table-cell>
          <table:table-cell table:style-name="ce30" office:value-type="float" office:value="60095" calcext:value-type="float">
            <text:p>60,095</text:p>
          </table:table-cell>
          <table:table-cell table:style-name="ce30" office:value-type="float" office:value="11971" calcext:value-type="float">
            <text:p>11,971</text:p>
          </table:table-cell>
          <table:table-cell table:style-name="ce30" office:value-type="float" office:value="12250" calcext:value-type="float">
            <text:p>12,250</text:p>
          </table:table-cell>
          <table:table-cell table:style-name="ce30" office:value-type="float" office:value="12139" calcext:value-type="float">
            <text:p>12,139</text:p>
          </table:table-cell>
          <table:table-cell table:style-name="ce30" office:value-type="float" office:value="12018" calcext:value-type="float">
            <text:p>12,018</text:p>
          </table:table-cell>
          <table:table-cell table:style-name="ce37" office:value-type="float" office:value="11717" calcext:value-type="float">
            <text:p>11,717</text:p>
          </table:table-cell>
          <table:table-cell table:style-name="ce30" office:value-type="float" office:value="50087" calcext:value-type="float">
            <text:p>50,087</text:p>
          </table:table-cell>
          <table:table-cell table:style-name="ce30" office:value-type="float" office:value="10951" calcext:value-type="float">
            <text:p>10,951</text:p>
          </table:table-cell>
          <table:table-cell table:style-name="ce30" office:value-type="float" office:value="11307" calcext:value-type="float">
            <text:p>11,307</text:p>
          </table:table-cell>
          <table:table-cell table:style-name="ce30" office:value-type="float" office:value="9730" calcext:value-type="float">
            <text:p>9,730</text:p>
          </table:table-cell>
          <table:table-cell table:style-name="ce30" office:value-type="float" office:value="9292" calcext:value-type="float">
            <text:p>9,292</text:p>
          </table:table-cell>
          <table:table-cell table:style-name="ce37" office:value-type="float" office:value="8807" calcext:value-type="float">
            <text:p>8,807</text:p>
          </table:table-cell>
          <table:table-cell table:style-name="ce30" office:value-type="float" office:value="44121" calcext:value-type="float">
            <text:p>44,121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8846" calcext:value-type="float">
            <text:p>8,846</text:p>
          </table:table-cell>
          <table:table-cell table:style-name="ce30" office:value-type="float" office:value="8824" calcext:value-type="float">
            <text:p>8,824</text:p>
          </table:table-cell>
          <table:table-cell table:style-name="ce30" office:value-type="float" office:value="8904" calcext:value-type="float">
            <text:p>8,904</text:p>
          </table:table-cell>
          <table:table-cell table:style-name="ce37" office:value-type="float" office:value="8769" calcext:value-type="float">
            <text:p>8,769</text:p>
          </table:table-cell>
          <table:table-cell table:style-name="ce30" office:value-type="float" office:value="45989" calcext:value-type="float">
            <text:p>45,989</text:p>
          </table:table-cell>
          <table:table-cell table:style-name="ce30" office:value-type="float" office:value="8873" calcext:value-type="float">
            <text:p>8,873</text:p>
          </table:table-cell>
          <table:table-cell table:style-name="ce30" office:value-type="float" office:value="9047" calcext:value-type="float">
            <text:p>9,047</text:p>
          </table:table-cell>
          <table:table-cell table:style-name="ce30" office:value-type="float" office:value="9120" calcext:value-type="float">
            <text:p>9,120</text:p>
          </table:table-cell>
          <table:table-cell table:style-name="ce30" office:value-type="float" office:value="9461" calcext:value-type="float">
            <text:p>9,461</text:p>
          </table:table-cell>
          <table:table-cell table:style-name="ce37" office:value-type="float" office:value="9488" calcext:value-type="float">
            <text:p>9,488</text:p>
          </table:table-cell>
          <table:table-cell table:style-name="ce30" office:value-type="float" office:value="47114" calcext:value-type="float">
            <text:p>47,114</text:p>
          </table:table-cell>
          <table:table-cell table:style-name="ce30" office:value-type="float" office:value="9657" calcext:value-type="float">
            <text:p>9,657</text:p>
          </table:table-cell>
          <table:table-cell table:style-name="ce30" office:value-type="float" office:value="9515" calcext:value-type="float">
            <text:p>9,515</text:p>
          </table:table-cell>
          <table:table-cell table:style-name="ce30" office:value-type="float" office:value="9300" calcext:value-type="float">
            <text:p>9,300</text:p>
          </table:table-cell>
          <table:table-cell table:style-name="ce30" office:value-type="float" office:value="9412" calcext:value-type="float">
            <text:p>9,412</text:p>
          </table:table-cell>
          <table:table-cell table:style-name="ce37" office:value-type="float" office:value="9230" calcext:value-type="float">
            <text:p>9,230</text:p>
          </table:table-cell>
          <table:table-cell table:style-name="ce30" office:value-type="float" office:value="41862" calcext:value-type="float">
            <text:p>41,862</text:p>
          </table:table-cell>
          <table:table-cell table:style-name="ce30" office:value-type="float" office:value="8250" calcext:value-type="float">
            <text:p>8,250</text:p>
          </table:table-cell>
          <table:table-cell table:style-name="ce30" office:value-type="float" office:value="8961" calcext:value-type="float">
            <text:p>8,961</text:p>
          </table:table-cell>
          <table:table-cell table:style-name="ce30" office:value-type="float" office:value="8432" calcext:value-type="float">
            <text:p>8,432</text:p>
          </table:table-cell>
          <table:table-cell table:style-name="ce30" office:value-type="float" office:value="8379" calcext:value-type="float">
            <text:p>8,379</text:p>
          </table:table-cell>
          <table:table-cell table:style-name="ce37" office:value-type="float" office:value="7840" calcext:value-type="float">
            <text:p>7,840</text:p>
          </table:table-cell>
          <table:table-cell table:style-name="ce30" office:value-type="float" office:value="34808" calcext:value-type="float">
            <text:p>34,808</text:p>
          </table:table-cell>
          <table:table-cell table:style-name="ce30" office:value-type="float" office:value="7659" calcext:value-type="float">
            <text:p>7,659</text:p>
          </table:table-cell>
          <table:table-cell table:style-name="ce30" office:value-type="float" office:value="7926" calcext:value-type="float">
            <text:p>7,926</text:p>
          </table:table-cell>
          <table:table-cell table:style-name="ce30" office:value-type="float" office:value="7004" calcext:value-type="float">
            <text:p>7,004</text:p>
          </table:table-cell>
          <table:table-cell table:style-name="ce30" office:value-type="float" office:value="6516" calcext:value-type="float">
            <text:p>6,516</text:p>
          </table:table-cell>
          <table:table-cell table:style-name="ce37" office:value-type="float" office:value="5703" calcext:value-type="float">
            <text:p>5,703</text:p>
          </table:table-cell>
          <table:table-cell table:style-name="ce30" office:value-type="float" office:value="22284" calcext:value-type="float">
            <text:p>22,284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0" office:value-type="float" office:value="4317" calcext:value-type="float">
            <text:p>4,317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4342" calcext:value-type="float">
            <text:p>4,342</text:p>
          </table:table-cell>
          <table:table-cell table:style-name="ce37" office:value-type="float" office:value="4668" calcext:value-type="float">
            <text:p>4,668</text:p>
          </table:table-cell>
          <table:table-cell table:style-name="ce30" office:value-type="float" office:value="24086" calcext:value-type="float">
            <text:p>24,086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4913" calcext:value-type="float">
            <text:p>4,913</text:p>
          </table:table-cell>
          <table:table-cell table:style-name="ce30" office:value-type="float" office:value="5046" calcext:value-type="float">
            <text:p>5,046</text:p>
          </table:table-cell>
          <table:table-cell table:style-name="ce37" office:value-type="float" office:value="4577" calcext:value-type="float">
            <text:p>4,577</text:p>
          </table:table-cell>
          <table:table-cell table:style-name="ce30" office:value-type="float" office:value="22045" calcext:value-type="float">
            <text:p>22,045</text:p>
          </table:table-cell>
          <table:table-cell table:style-name="ce30" office:value-type="float" office:value="4597" calcext:value-type="float">
            <text:p>4,597</text:p>
          </table:table-cell>
          <table:table-cell table:style-name="ce30" office:value-type="float" office:value="4590" calcext:value-type="float">
            <text:p>4,590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4267" calcext:value-type="float">
            <text:p>4,267</text:p>
          </table:table-cell>
          <table:table-cell table:style-name="ce37" office:value-type="float" office:value="4190" calcext:value-type="float">
            <text:p>4,190</text:p>
          </table:table-cell>
          <table:table-cell table:style-name="ce30" office:value-type="float" office:value="17148" calcext:value-type="float">
            <text:p>17,148</text:p>
          </table:table-cell>
          <table:table-cell table:style-name="ce30" office:value-type="float" office:value="3898" calcext:value-type="float">
            <text:p>3,898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3425" calcext:value-type="float">
            <text:p>3,425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7" office:value-type="float" office:value="2746" calcext:value-type="float">
            <text:p>2,746</text:p>
          </table:table-cell>
          <table:table-cell table:style-name="ce30" office:value-type="float" office:value="10797" calcext:value-type="float">
            <text:p>10,797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7" office:value-type="float" office:value="1641" calcext:value-type="float">
            <text:p>1,641</text:p>
          </table:table-cell>
          <table:table-cell table:style-name="ce30" office:value-type="float" office:value="5300" calcext:value-type="float">
            <text:p>5,300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917" calcext:value-type="float">
            <text:p>917</text:p>
          </table:table-cell>
          <table:table-cell table:style-name="ce37" office:value-type="float" office:value="656" calcext:value-type="float">
            <text:p>656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62" calcext:value-type="float">
            <text:p>262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3501" calcext:value-type="float">
            <text:p>533,501</text:p>
          </table:table-cell>
          <table:table-cell table:style-name="ce29" table:formula="of:=SUM([.E35:.I35])" office:value-type="float" office:value="23686" calcext:value-type="float">
            <text:p>23,686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5036" calcext:value-type="float">
            <text:p>5,036</text:p>
          </table:table-cell>
          <table:table-cell table:style-name="ce29" office:value-type="float" office:value="5045" calcext:value-type="float">
            <text:p>5,045</text:p>
          </table:table-cell>
          <table:table-cell table:style-name="ce29" office:value-type="float" office:value="30167" calcext:value-type="float">
            <text:p>30,167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5715" calcext:value-type="float">
            <text:p>5,715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6310" calcext:value-type="float">
            <text:p>6,310</text:p>
          </table:table-cell>
          <table:table-cell table:style-name="ce52" office:value-type="float" office:value="6085" calcext:value-type="float">
            <text:p>6,085</text:p>
          </table:table-cell>
          <table:table-cell table:style-name="ce29" office:value-type="float" office:value="36552" calcext:value-type="float">
            <text:p>36,552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7303" calcext:value-type="float">
            <text:p>7,303</text:p>
          </table:table-cell>
          <table:table-cell table:style-name="ce29" office:value-type="float" office:value="7462" calcext:value-type="float">
            <text:p>7,462</text:p>
          </table:table-cell>
          <table:table-cell table:style-name="ce52" office:value-type="float" office:value="7437" calcext:value-type="float">
            <text:p>7,437</text:p>
          </table:table-cell>
          <table:table-cell table:style-name="ce29" office:value-type="float" office:value="37880" calcext:value-type="float">
            <text:p>37,880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413" calcext:value-type="float">
            <text:p>7,413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359" calcext:value-type="float">
            <text:p>7,359</text:p>
          </table:table-cell>
          <table:table-cell table:style-name="ce52" office:value-type="float" office:value="7971" calcext:value-type="float">
            <text:p>7,971</text:p>
          </table:table-cell>
          <table:table-cell table:style-name="ce29" office:value-type="float" office:value="40049" calcext:value-type="float">
            <text:p>40,049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8510" calcext:value-type="float">
            <text:p>8,510</text:p>
          </table:table-cell>
          <table:table-cell table:style-name="ce52" office:value-type="float" office:value="8846" calcext:value-type="float">
            <text:p>8,846</text:p>
          </table:table-cell>
          <table:table-cell table:style-name="ce29" office:value-type="float" office:value="45708" calcext:value-type="float">
            <text:p>45,708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9500" calcext:value-type="float">
            <text:p>9,500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9285" calcext:value-type="float">
            <text:p>9,285</text:p>
          </table:table-cell>
          <table:table-cell table:style-name="ce52" office:value-type="float" office:value="8638" calcext:value-type="float">
            <text:p>8,638</text:p>
          </table:table-cell>
          <table:table-cell table:style-name="ce29" office:value-type="float" office:value="38200" calcext:value-type="float">
            <text:p>38,200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022" calcext:value-type="float">
            <text:p>7,022</text:p>
          </table:table-cell>
          <table:table-cell table:style-name="ce52" office:value-type="float" office:value="6988" calcext:value-type="float">
            <text:p>6,988</text:p>
          </table:table-cell>
          <table:table-cell table:style-name="ce29" office:value-type="float" office:value="38811" calcext:value-type="float">
            <text:p>38,811</text:p>
          </table:table-cell>
          <table:table-cell table:style-name="ce29" office:value-type="float" office:value="7277" calcext:value-type="float">
            <text:p>7,277</text:p>
          </table:table-cell>
          <table:table-cell table:style-name="ce29" office:value-type="float" office:value="7509" calcext:value-type="float">
            <text:p>7,509</text:p>
          </table:table-cell>
          <table:table-cell table:style-name="ce29" office:value-type="float" office:value="7867" calcext:value-type="float">
            <text:p>7,867</text:p>
          </table:table-cell>
          <table:table-cell table:style-name="ce29" office:value-type="float" office:value="8000" calcext:value-type="float">
            <text:p>8,000</text:p>
          </table:table-cell>
          <table:table-cell table:style-name="ce52" office:value-type="float" office:value="8158" calcext:value-type="float">
            <text:p>8,158</text:p>
          </table:table-cell>
          <table:table-cell table:style-name="ce29" office:value-type="float" office:value="41561" calcext:value-type="float">
            <text:p>41,561</text:p>
          </table:table-cell>
          <table:table-cell table:style-name="ce29" office:value-type="float" office:value="7787" calcext:value-type="float">
            <text:p>7,787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8626" calcext:value-type="float">
            <text:p>8,626</text:p>
          </table:table-cell>
          <table:table-cell table:style-name="ce52" office:value-type="float" office:value="8703" calcext:value-type="float">
            <text:p>8,703</text:p>
          </table:table-cell>
          <table:table-cell table:style-name="ce29" office:value-type="float" office:value="42857" calcext:value-type="float">
            <text:p>42,857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8602" calcext:value-type="float">
            <text:p>8,602</text:p>
          </table:table-cell>
          <table:table-cell table:style-name="ce29" office:value-type="float" office:value="8506" calcext:value-type="float">
            <text:p>8,506</text:p>
          </table:table-cell>
          <table:table-cell table:style-name="ce29" office:value-type="float" office:value="8675" calcext:value-type="float">
            <text:p>8,675</text:p>
          </table:table-cell>
          <table:table-cell table:style-name="ce52" office:value-type="float" office:value="8187" calcext:value-type="float">
            <text:p>8,187</text:p>
          </table:table-cell>
          <table:table-cell table:style-name="ce29" office:value-type="float" office:value="37417" calcext:value-type="float">
            <text:p>37,417</text:p>
          </table:table-cell>
          <table:table-cell table:style-name="ce29" office:value-type="float" office:value="7515" calcext:value-type="float">
            <text:p>7,515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7425" calcext:value-type="float">
            <text:p>7,425</text:p>
          </table:table-cell>
          <table:table-cell table:style-name="ce52" office:value-type="float" office:value="7004" calcext:value-type="float">
            <text:p>7,004</text:p>
          </table:table-cell>
          <table:table-cell table:style-name="ce29" office:value-type="float" office:value="31104" calcext:value-type="float">
            <text:p>31,104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5665" calcext:value-type="float">
            <text:p>5,665</text:p>
          </table:table-cell>
          <table:table-cell table:style-name="ce52" office:value-type="float" office:value="5235" calcext:value-type="float">
            <text:p>5,235</text:p>
          </table:table-cell>
          <table:table-cell table:style-name="ce29" office:value-type="float" office:value="19944" calcext:value-type="float">
            <text:p>19,944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978" calcext:value-type="float">
            <text:p>3,978</text:p>
          </table:table-cell>
          <table:table-cell table:style-name="ce52" office:value-type="float" office:value="3958" calcext:value-type="float">
            <text:p>3,958</text:p>
          </table:table-cell>
          <table:table-cell table:style-name="ce29" office:value-type="float" office:value="21863" calcext:value-type="float">
            <text:p>21,863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533" calcext:value-type="float">
            <text:p>4,533</text:p>
          </table:table-cell>
          <table:table-cell table:style-name="ce52" office:value-type="float" office:value="4039" calcext:value-type="float">
            <text:p>4,039</text:p>
          </table:table-cell>
          <table:table-cell table:style-name="ce29" office:value-type="float" office:value="18643" calcext:value-type="float">
            <text:p>18,643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494" calcext:value-type="float">
            <text:p>3,494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4924" calcext:value-type="float">
            <text:p>14,92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2722" calcext:value-type="float">
            <text:p>2,722</text:p>
          </table:table-cell>
          <table:table-cell table:style-name="ce52" office:value-type="float" office:value="2589" calcext:value-type="float">
            <text:p>2,589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397" calcext:value-type="float">
            <text:p>1,397</text:p>
          </table:table-cell>
          <table:table-cell table:style-name="ce52" office:value-type="float" office:value="1307" calcext:value-type="float">
            <text:p>1,307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476" calcext:value-type="float">
            <text:p>476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6176" calcext:value-type="float">
            <text:p>276,176</text:p>
          </table:table-cell>
          <table:table-cell table:style-name="ce29" table:formula="of:=SUM([.E36:.I36])" office:value-type="float" office:value="12293" calcext:value-type="float">
            <text:p>12,293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15735" calcext:value-type="float">
            <text:p>15,735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349" calcext:value-type="float">
            <text:p>3,349</text:p>
          </table:table-cell>
          <table:table-cell table:style-name="ce52" office:value-type="float" office:value="3169" calcext:value-type="float">
            <text:p>3,169</text:p>
          </table:table-cell>
          <table:table-cell table:style-name="ce29" office:value-type="float" office:value="18830" calcext:value-type="float">
            <text:p>18,830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882" calcext:value-type="float">
            <text:p>3,882</text:p>
          </table:table-cell>
          <table:table-cell table:style-name="ce52" office:value-type="float" office:value="3852" calcext:value-type="float">
            <text:p>3,852</text:p>
          </table:table-cell>
          <table:table-cell table:style-name="ce29" office:value-type="float" office:value="19749" calcext:value-type="float">
            <text:p>19,749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798" calcext:value-type="float">
            <text:p>3,798</text:p>
          </table:table-cell>
          <table:table-cell table:style-name="ce52" office:value-type="float" office:value="4156" calcext:value-type="float">
            <text:p>4,156</text:p>
          </table:table-cell>
          <table:table-cell table:style-name="ce29" office:value-type="float" office:value="20711" calcext:value-type="float">
            <text:p>20,711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686" calcext:value-type="float">
            <text:p>4,686</text:p>
          </table:table-cell>
          <table:table-cell table:style-name="ce29" office:value-type="float" office:value="23589" calcext:value-type="float">
            <text:p>23,589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784" calcext:value-type="float">
            <text:p>4,784</text:p>
          </table:table-cell>
          <table:table-cell table:style-name="ce52" office:value-type="float" office:value="4531" calcext:value-type="float">
            <text:p>4,531</text:p>
          </table:table-cell>
          <table:table-cell table:style-name="ce29" office:value-type="float" office:value="20029" calcext:value-type="float">
            <text:p>20,029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666" calcext:value-type="float">
            <text:p>3,666</text:p>
          </table:table-cell>
          <table:table-cell table:style-name="ce52" office:value-type="float" office:value="3613" calcext:value-type="float">
            <text:p>3,613</text:p>
          </table:table-cell>
          <table:table-cell table:style-name="ce29" office:value-type="float" office:value="20644" calcext:value-type="float">
            <text:p>20,644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227" calcext:value-type="float">
            <text:p>4,227</text:p>
          </table:table-cell>
          <table:table-cell table:style-name="ce52" office:value-type="float" office:value="4458" calcext:value-type="float">
            <text:p>4,458</text:p>
          </table:table-cell>
          <table:table-cell table:style-name="ce29" office:value-type="float" office:value="22364" calcext:value-type="float">
            <text:p>22,364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647" calcext:value-type="float">
            <text:p>4,647</text:p>
          </table:table-cell>
          <table:table-cell table:style-name="ce52" office:value-type="float" office:value="4683" calcext:value-type="float">
            <text:p>4,683</text:p>
          </table:table-cell>
          <table:table-cell table:style-name="ce29" office:value-type="float" office:value="22812" calcext:value-type="float">
            <text:p>22,812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662" calcext:value-type="float">
            <text:p>4,662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19729" calcext:value-type="float">
            <text:p>19,729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952" calcext:value-type="float">
            <text:p>3,952</text:p>
          </table:table-cell>
          <table:table-cell table:style-name="ce52" office:value-type="float" office:value="3723" calcext:value-type="float">
            <text:p>3,723</text:p>
          </table:table-cell>
          <table:table-cell table:style-name="ce29" office:value-type="float" office:value="16249" calcext:value-type="float">
            <text:p>16,249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2874" calcext:value-type="float">
            <text:p>2,874</text:p>
          </table:table-cell>
          <table:table-cell table:style-name="ce52" office:value-type="float" office:value="2715" calcext:value-type="float">
            <text:p>2,715</text:p>
          </table:table-cell>
          <table:table-cell table:style-name="ce29" office:value-type="float" office:value="10031" calcext:value-type="float">
            <text:p>10,031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52" office:value-type="float" office:value="2007" calcext:value-type="float">
            <text:p>2,007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223" calcext:value-type="float">
            <text:p>2,223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725" calcext:value-type="float">
            <text:p>1,725</text:p>
          </table:table-cell>
          <table:table-cell table:style-name="ce52" office:value-type="float" office:value="1635" calcext:value-type="float">
            <text:p>1,635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67" calcext:value-type="float">
            <text:p>56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28" calcext:value-type="float">
            <text:p>228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325" calcext:value-type="float">
            <text:p>257,325</text:p>
          </table:table-cell>
          <table:table-cell table:style-name="ce37" table:formula="of:=SUM([.E37:.I37])" office:value-type="float" office:value="11393" calcext:value-type="float">
            <text:p>11,393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14432" calcext:value-type="float">
            <text:p>14,432</text:p>
          </table:table-cell>
          <table:table-cell table:style-name="ce30" office:value-type="float" office:value="2720" calcext:value-type="float">
            <text:p>2,720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7" office:value-type="float" office:value="2916" calcext:value-type="float">
            <text:p>2,916</text:p>
          </table:table-cell>
          <table:table-cell table:style-name="ce30" office:value-type="float" office:value="17722" calcext:value-type="float">
            <text:p>17,722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7" office:value-type="float" office:value="3585" calcext:value-type="float">
            <text:p>3,585</text:p>
          </table:table-cell>
          <table:table-cell table:style-name="ce30" office:value-type="float" office:value="18131" calcext:value-type="float">
            <text:p>18,131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7" office:value-type="float" office:value="3815" calcext:value-type="float">
            <text:p>3,815</text:p>
          </table:table-cell>
          <table:table-cell table:style-name="ce30" office:value-type="float" office:value="19338" calcext:value-type="float">
            <text:p>19,338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7" office:value-type="float" office:value="4160" calcext:value-type="float">
            <text:p>4,160</text:p>
          </table:table-cell>
          <table:table-cell table:style-name="ce30" office:value-type="float" office:value="22119" calcext:value-type="float">
            <text:p>22,119</text:p>
          </table:table-cell>
          <table:table-cell table:style-name="ce30" office:value-type="float" office:value="4426" calcext:value-type="float">
            <text:p>4,426</text:p>
          </table:table-cell>
          <table:table-cell table:style-name="ce30" office:value-type="float" office:value="4728" calcext:value-type="float">
            <text:p>4,728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0" office:value-type="float" office:value="4501" calcext:value-type="float">
            <text:p>4,501</text:p>
          </table:table-cell>
          <table:table-cell table:style-name="ce37" office:value-type="float" office:value="4107" calcext:value-type="float">
            <text:p>4,107</text:p>
          </table:table-cell>
          <table:table-cell table:style-name="ce30" office:value-type="float" office:value="18171" calcext:value-type="float">
            <text:p>18,171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7" office:value-type="float" office:value="3375" calcext:value-type="float">
            <text:p>3,375</text:p>
          </table:table-cell>
          <table:table-cell table:style-name="ce30" office:value-type="float" office:value="18167" calcext:value-type="float">
            <text:p>18,167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7" office:value-type="float" office:value="3700" calcext:value-type="float">
            <text:p>3,700</text:p>
          </table:table-cell>
          <table:table-cell table:style-name="ce30" office:value-type="float" office:value="19197" calcext:value-type="float">
            <text:p>19,197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7" office:value-type="float" office:value="4020" calcext:value-type="float">
            <text:p>4,020</text:p>
          </table:table-cell>
          <table:table-cell table:style-name="ce30" office:value-type="float" office:value="20045" calcext:value-type="float">
            <text:p>20,045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078" calcext:value-type="float">
            <text:p>4,078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7" office:value-type="float" office:value="3837" calcext:value-type="float">
            <text:p>3,837</text:p>
          </table:table-cell>
          <table:table-cell table:style-name="ce30" office:value-type="float" office:value="17688" calcext:value-type="float">
            <text:p>17,688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7" office:value-type="float" office:value="3281" calcext:value-type="float">
            <text:p>3,281</text:p>
          </table:table-cell>
          <table:table-cell table:style-name="ce30" office:value-type="float" office:value="14855" calcext:value-type="float">
            <text:p>14,855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7" office:value-type="float" office:value="2520" calcext:value-type="float">
            <text:p>2,520</text:p>
          </table:table-cell>
          <table:table-cell table:style-name="ce30" office:value-type="float" office:value="9913" calcext:value-type="float">
            <text:p>9,913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7" office:value-type="float" office:value="1951" calcext:value-type="float">
            <text:p>1,951</text:p>
          </table:table-cell>
          <table:table-cell table:style-name="ce30" office:value-type="float" office:value="11051" calcext:value-type="float">
            <text:p>11,051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7" office:value-type="float" office:value="1981" calcext:value-type="float">
            <text:p>1,981</text:p>
          </table:table-cell>
          <table:table-cell table:style-name="ce30" office:value-type="float" office:value="9630" calcext:value-type="float">
            <text:p>9,630</text:p>
          </table:table-cell>
          <table:table-cell table:style-name="ce30" office:value-type="float" office:value="2117" calcext:value-type="float">
            <text:p>2,117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7" office:value-type="float" office:value="1756" calcext:value-type="float">
            <text:p>1,756</text:p>
          </table:table-cell>
          <table:table-cell table:style-name="ce30" office:value-type="float" office:value="7711" calcext:value-type="float">
            <text:p>7,711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7" office:value-type="float" office:value="1351" calcext:value-type="float">
            <text:p>1,351</text:p>
          </table:table-cell>
          <table:table-cell table:style-name="ce30" office:value-type="float" office:value="4652" calcext:value-type="float">
            <text:p>4,652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739" calcext:value-type="float">
            <text:p>739</text:p>
          </table:table-cell>
          <table:table-cell table:style-name="ce37" office:value-type="float" office:value="740" calcext:value-type="float">
            <text:p>740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40" calcext:value-type="float">
            <text:p>340</text:p>
          </table:table-cell>
          <table:table-cell table:style-name="ce37" office:value-type="float" office:value="276" calcext:value-type="float">
            <text:p>276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2" table:style-name="ce30" office:value-type="float" office:value="31" calcext:value-type="float">
            <text:p>31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427" calcext:value-type="float">
            <text:p>725,427</text:p>
          </table:table-cell>
          <table:table-cell table:style-name="ce29" table:formula="of:=SUM([.E38:.I38])" office:value-type="float" office:value="34155" calcext:value-type="float">
            <text:p>34,155</text:p>
          </table:table-cell>
          <table:table-cell table:style-name="ce29" office:value-type="float" office:value="6069" calcext:value-type="float">
            <text:p>6,069</text:p>
          </table:table-cell>
          <table:table-cell table:style-name="ce29" office:value-type="float" office:value="6571" calcext:value-type="float">
            <text:p>6,571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7101" calcext:value-type="float">
            <text:p>7,101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41484" calcext:value-type="float">
            <text:p>41,484</text:p>
          </table:table-cell>
          <table:table-cell table:style-name="ce29" office:value-type="float" office:value="7767" calcext:value-type="float">
            <text:p>7,767</text:p>
          </table:table-cell>
          <table:table-cell table:style-name="ce29" office:value-type="float" office:value="7829" calcext:value-type="float">
            <text:p>7,829</text:p>
          </table:table-cell>
          <table:table-cell table:style-name="ce29" office:value-type="float" office:value="9192" calcext:value-type="float">
            <text:p>9,192</text:p>
          </table:table-cell>
          <table:table-cell table:style-name="ce29" office:value-type="float" office:value="8591" calcext:value-type="float">
            <text:p>8,591</text:p>
          </table:table-cell>
          <table:table-cell table:style-name="ce52" office:value-type="float" office:value="8105" calcext:value-type="float">
            <text:p>8,105</text:p>
          </table:table-cell>
          <table:table-cell table:style-name="ce29" office:value-type="float" office:value="46395" calcext:value-type="float">
            <text:p>46,395</text:p>
          </table:table-cell>
          <table:table-cell table:style-name="ce29" office:value-type="float" office:value="9314" calcext:value-type="float">
            <text:p>9,314</text:p>
          </table:table-cell>
          <table:table-cell table:style-name="ce29" office:value-type="float" office:value="9257" calcext:value-type="float">
            <text:p>9,257</text:p>
          </table:table-cell>
          <table:table-cell table:style-name="ce29" office:value-type="float" office:value="9399" calcext:value-type="float">
            <text:p>9,399</text:p>
          </table:table-cell>
          <table:table-cell table:style-name="ce29" office:value-type="float" office:value="9445" calcext:value-type="float">
            <text:p>9,445</text:p>
          </table:table-cell>
          <table:table-cell table:style-name="ce52" office:value-type="float" office:value="8980" calcext:value-type="float">
            <text:p>8,980</text:p>
          </table:table-cell>
          <table:table-cell table:style-name="ce29" office:value-type="float" office:value="45336" calcext:value-type="float">
            <text:p>45,336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9193" calcext:value-type="float">
            <text:p>9,193</text:p>
          </table:table-cell>
          <table:table-cell table:style-name="ce29" office:value-type="float" office:value="8741" calcext:value-type="float">
            <text:p>8,741</text:p>
          </table:table-cell>
          <table:table-cell table:style-name="ce52" office:value-type="float" office:value="9758" calcext:value-type="float">
            <text:p>9,758</text:p>
          </table:table-cell>
          <table:table-cell table:style-name="ce29" office:value-type="float" office:value="51945" calcext:value-type="float">
            <text:p>51,945</text:p>
          </table:table-cell>
          <table:table-cell table:style-name="ce29" office:value-type="float" office:value="9379" calcext:value-type="float">
            <text:p>9,379</text:p>
          </table:table-cell>
          <table:table-cell table:style-name="ce29" office:value-type="float" office:value="9337" calcext:value-type="float">
            <text:p>9,337</text:p>
          </table:table-cell>
          <table:table-cell table:style-name="ce29" office:value-type="float" office:value="10378" calcext:value-type="float">
            <text:p>10,378</text:p>
          </table:table-cell>
          <table:table-cell table:style-name="ce29" office:value-type="float" office:value="11186" calcext:value-type="float">
            <text:p>11,186</text:p>
          </table:table-cell>
          <table:table-cell table:style-name="ce52" office:value-type="float" office:value="11665" calcext:value-type="float">
            <text:p>11,665</text:p>
          </table:table-cell>
          <table:table-cell table:style-name="ce29" office:value-type="float" office:value="63717" calcext:value-type="float">
            <text:p>63,717</text:p>
          </table:table-cell>
          <table:table-cell table:style-name="ce29" office:value-type="float" office:value="12298" calcext:value-type="float">
            <text:p>12,298</text:p>
          </table:table-cell>
          <table:table-cell table:style-name="ce29" office:value-type="float" office:value="12639" calcext:value-type="float">
            <text:p>12,639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52" office:value-type="float" office:value="12742" calcext:value-type="float">
            <text:p>12,742</text:p>
          </table:table-cell>
          <table:table-cell table:style-name="ce29" office:value-type="float" office:value="56452" calcext:value-type="float">
            <text:p>56,452</text:p>
          </table:table-cell>
          <table:table-cell table:style-name="ce29" office:value-type="float" office:value="12122" calcext:value-type="float">
            <text:p>12,122</text:p>
          </table:table-cell>
          <table:table-cell table:style-name="ce29" office:value-type="float" office:value="12650" calcext:value-type="float">
            <text:p>12,650</text:p>
          </table:table-cell>
          <table:table-cell table:style-name="ce29" office:value-type="float" office:value="11220" calcext:value-type="float">
            <text:p>11,220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52" office:value-type="float" office:value="10173" calcext:value-type="float">
            <text:p>10,173</text:p>
          </table:table-cell>
          <table:table-cell table:style-name="ce29" office:value-type="float" office:value="52357" calcext:value-type="float">
            <text:p>52,357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10304" calcext:value-type="float">
            <text:p>10,304</text:p>
          </table:table-cell>
          <table:table-cell table:style-name="ce29" office:value-type="float" office:value="10450" calcext:value-type="float">
            <text:p>10,450</text:p>
          </table:table-cell>
          <table:table-cell table:style-name="ce29" office:value-type="float" office:value="10850" calcext:value-type="float">
            <text:p>10,850</text:p>
          </table:table-cell>
          <table:table-cell table:style-name="ce52" office:value-type="float" office:value="10653" calcext:value-type="float">
            <text:p>10,653</text:p>
          </table:table-cell>
          <table:table-cell table:style-name="ce29" office:value-type="float" office:value="54263" calcext:value-type="float">
            <text:p>54,263</text:p>
          </table:table-cell>
          <table:table-cell table:style-name="ce29" office:value-type="float" office:value="10223" calcext:value-type="float">
            <text:p>10,223</text:p>
          </table:table-cell>
          <table:table-cell table:style-name="ce29" office:value-type="float" office:value="11220" calcext:value-type="float">
            <text:p>11,220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29" office:value-type="float" office:value="10866" calcext:value-type="float">
            <text:p>10,866</text:p>
          </table:table-cell>
          <table:table-cell table:style-name="ce52" office:value-type="float" office:value="11060" calcext:value-type="float">
            <text:p>11,060</text:p>
          </table:table-cell>
          <table:table-cell table:style-name="ce29" office:value-type="float" office:value="53622" calcext:value-type="float">
            <text:p>53,622</text:p>
          </table:table-cell>
          <table:table-cell table:style-name="ce29" office:value-type="float" office:value="11241" calcext:value-type="float">
            <text:p>11,241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10907" calcext:value-type="float">
            <text:p>10,907</text:p>
          </table:table-cell>
          <table:table-cell table:style-name="ce52" office:value-type="float" office:value="10395" calcext:value-type="float">
            <text:p>10,395</text:p>
          </table:table-cell>
          <table:table-cell table:style-name="ce29" office:value-type="float" office:value="47646" calcext:value-type="float">
            <text:p>47,646</text:p>
          </table:table-cell>
          <table:table-cell table:style-name="ce29" office:value-type="float" office:value="9176" calcext:value-type="float">
            <text:p>9,176</text:p>
          </table:table-cell>
          <table:table-cell table:style-name="ce29" office:value-type="float" office:value="10234" calcext:value-type="float">
            <text:p>10,234</text:p>
          </table:table-cell>
          <table:table-cell table:style-name="ce29" office:value-type="float" office:value="9641" calcext:value-type="float">
            <text:p>9,641</text:p>
          </table:table-cell>
          <table:table-cell table:style-name="ce29" office:value-type="float" office:value="9423" calcext:value-type="float">
            <text:p>9,423</text:p>
          </table:table-cell>
          <table:table-cell table:style-name="ce52" office:value-type="float" office:value="9172" calcext:value-type="float">
            <text:p>9,172</text:p>
          </table:table-cell>
          <table:table-cell table:style-name="ce29" office:value-type="float" office:value="42187" calcext:value-type="float">
            <text:p>42,187</text:p>
          </table:table-cell>
          <table:table-cell table:style-name="ce29" office:value-type="float" office:value="8973" calcext:value-type="float">
            <text:p>8,973</text:p>
          </table:table-cell>
          <table:table-cell table:style-name="ce29" office:value-type="float" office:value="10005" calcext:value-type="float">
            <text:p>10,005</text:p>
          </table:table-cell>
          <table:table-cell table:style-name="ce29" office:value-type="float" office:value="8120" calcext:value-type="float">
            <text:p>8,120</text:p>
          </table:table-cell>
          <table:table-cell table:style-name="ce29" office:value-type="float" office:value="7835" calcext:value-type="float">
            <text:p>7,835</text:p>
          </table:table-cell>
          <table:table-cell table:style-name="ce52" office:value-type="float" office:value="7254" calcext:value-type="float">
            <text:p>7,254</text:p>
          </table:table-cell>
          <table:table-cell table:style-name="ce29" office:value-type="float" office:value="30767" calcext:value-type="float">
            <text:p>30,767</text:p>
          </table:table-cell>
          <table:table-cell table:style-name="ce29" office:value-type="float" office:value="6817" calcext:value-type="float">
            <text:p>6,817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6083" calcext:value-type="float">
            <text:p>6,083</text:p>
          </table:table-cell>
          <table:table-cell table:style-name="ce52" office:value-type="float" office:value="6617" calcext:value-type="float">
            <text:p>6,617</text:p>
          </table:table-cell>
          <table:table-cell table:style-name="ce29" office:value-type="float" office:value="33592" calcext:value-type="float">
            <text:p>33,592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6605" calcext:value-type="float">
            <text:p>6,605</text:p>
          </table:table-cell>
          <table:table-cell table:style-name="ce29" office:value-type="float" office:value="7052" calcext:value-type="float">
            <text:p>7,052</text:p>
          </table:table-cell>
          <table:table-cell table:style-name="ce29" office:value-type="float" office:value="6897" calcext:value-type="float">
            <text:p>6,897</text:p>
          </table:table-cell>
          <table:table-cell table:style-name="ce52" office:value-type="float" office:value="6559" calcext:value-type="float">
            <text:p>6,559</text:p>
          </table:table-cell>
          <table:table-cell table:style-name="ce29" office:value-type="float" office:value="29119" calcext:value-type="float">
            <text:p>29,119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5570" calcext:value-type="float">
            <text:p>5,570</text:p>
          </table:table-cell>
          <table:table-cell table:style-name="ce52" office:value-type="float" office:value="5393" calcext:value-type="float">
            <text:p>5,393</text:p>
          </table:table-cell>
          <table:table-cell table:style-name="ce29" office:value-type="float" office:value="22222" calcext:value-type="float">
            <text:p>22,222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052" calcext:value-type="float">
            <text:p>4,052</text:p>
          </table:table-cell>
          <table:table-cell table:style-name="ce52" office:value-type="float" office:value="3674" calcext:value-type="float">
            <text:p>3,674</text:p>
          </table:table-cell>
          <table:table-cell table:style-name="ce29" office:value-type="float" office:value="12630" calcext:value-type="float">
            <text:p>12,630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1730" calcext:value-type="float">
            <text:p>1,730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871" calcext:value-type="float">
            <text:p>871</text:p>
          </table:table-cell>
          <table:table-cell table:style-name="ce52" office:value-type="float" office:value="664" calcext:value-type="float">
            <text:p>664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26" calcext:value-type="float">
            <text:p>226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842" calcext:value-type="float">
            <text:p>380,842</text:p>
          </table:table-cell>
          <table:table-cell table:style-name="ce29" table:formula="of:=SUM([.E39:.I39])" office:value-type="float" office:value="18094" calcext:value-type="float">
            <text:p>18,094</text:p>
          </table:table-cell>
          <table:table-cell table:style-name="ce42" office:value-type="float" office:value="3208" calcext:value-type="float">
            <text:p>3,208</text:p>
          </table:table-cell>
          <table:table-cell table:style-name="ce42" office:value-type="float" office:value="3460" calcext:value-type="float">
            <text:p>3,460</text:p>
          </table:table-cell>
          <table:table-cell table:style-name="ce42" office:value-type="float" office:value="3679" calcext:value-type="float">
            <text:p>3,679</text:p>
          </table:table-cell>
          <table:table-cell table:style-name="ce42" office:value-type="float" office:value="3771" calcext:value-type="float">
            <text:p>3,771</text:p>
          </table:table-cell>
          <table:table-cell table:style-name="ce42" office:value-type="float" office:value="3976" calcext:value-type="float">
            <text:p>3,976</text:p>
          </table:table-cell>
          <table:table-cell table:style-name="ce42" office:value-type="float" office:value="21809" calcext:value-type="float">
            <text:p>21,809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2" office:value-type="float" office:value="4096" calcext:value-type="float">
            <text:p>4,096</text:p>
          </table:table-cell>
          <table:table-cell table:style-name="ce42" office:value-type="float" office:value="4867" calcext:value-type="float">
            <text:p>4,867</text:p>
          </table:table-cell>
          <table:table-cell table:style-name="ce42" office:value-type="float" office:value="4566" calcext:value-type="float">
            <text:p>4,566</text:p>
          </table:table-cell>
          <table:table-cell table:style-name="ce53" office:value-type="float" office:value="4240" calcext:value-type="float">
            <text:p>4,240</text:p>
          </table:table-cell>
          <table:table-cell table:style-name="ce42" office:value-type="float" office:value="24128" calcext:value-type="float">
            <text:p>24,128</text:p>
          </table:table-cell>
          <table:table-cell table:style-name="ce42" office:value-type="float" office:value="4925" calcext:value-type="float">
            <text:p>4,925</text:p>
          </table:table-cell>
          <table:table-cell table:style-name="ce42" office:value-type="float" office:value="4848" calcext:value-type="float">
            <text:p>4,848</text:p>
          </table:table-cell>
          <table:table-cell table:style-name="ce42" office:value-type="float" office:value="4833" calcext:value-type="float">
            <text:p>4,833</text:p>
          </table:table-cell>
          <table:table-cell table:style-name="ce42" office:value-type="float" office:value="4885" calcext:value-type="float">
            <text:p>4,885</text:p>
          </table:table-cell>
          <table:table-cell table:style-name="ce53" office:value-type="float" office:value="4637" calcext:value-type="float">
            <text:p>4,637</text:p>
          </table:table-cell>
          <table:table-cell table:style-name="ce42" office:value-type="float" office:value="23706" calcext:value-type="float">
            <text:p>23,706</text:p>
          </table:table-cell>
          <table:table-cell table:style-name="ce42" office:value-type="float" office:value="4628" calcext:value-type="float">
            <text:p>4,628</text:p>
          </table:table-cell>
          <table:table-cell table:style-name="ce42" office:value-type="float" office:value="4526" calcext:value-type="float">
            <text:p>4,526</text:p>
          </table:table-cell>
          <table:table-cell table:style-name="ce42" office:value-type="float" office:value="4986" calcext:value-type="float">
            <text:p>4,986</text:p>
          </table:table-cell>
          <table:table-cell table:style-name="ce42" office:value-type="float" office:value="4607" calcext:value-type="float">
            <text:p>4,607</text:p>
          </table:table-cell>
          <table:table-cell table:style-name="ce53" office:value-type="float" office:value="4959" calcext:value-type="float">
            <text:p>4,959</text:p>
          </table:table-cell>
          <table:table-cell table:style-name="ce42" office:value-type="float" office:value="26829" calcext:value-type="float">
            <text:p>26,829</text:p>
          </table:table-cell>
          <table:table-cell table:style-name="ce42" office:value-type="float" office:value="4853" calcext:value-type="float">
            <text:p>4,853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5315" calcext:value-type="float">
            <text:p>5,315</text:p>
          </table:table-cell>
          <table:table-cell table:style-name="ce42" office:value-type="float" office:value="5749" calcext:value-type="float">
            <text:p>5,749</text:p>
          </table:table-cell>
          <table:table-cell table:style-name="ce53" office:value-type="float" office:value="6038" calcext:value-type="float">
            <text:p>6,038</text:p>
          </table:table-cell>
          <table:table-cell table:style-name="ce42" office:value-type="float" office:value="32761" calcext:value-type="float">
            <text:p>32,761</text:p>
          </table:table-cell>
          <table:table-cell table:style-name="ce42" office:value-type="float" office:value="6369" calcext:value-type="float">
            <text:p>6,369</text:p>
          </table:table-cell>
          <table:table-cell table:style-name="ce42" office:value-type="float" office:value="6494" calcext:value-type="float">
            <text:p>6,494</text:p>
          </table:table-cell>
          <table:table-cell table:style-name="ce42" office:value-type="float" office:value="6523" calcext:value-type="float">
            <text:p>6,523</text:p>
          </table:table-cell>
          <table:table-cell table:style-name="ce42" office:value-type="float" office:value="6831" calcext:value-type="float">
            <text:p>6,831</text:p>
          </table:table-cell>
          <table:table-cell table:style-name="ce53" office:value-type="float" office:value="6544" calcext:value-type="float">
            <text:p>6,544</text:p>
          </table:table-cell>
          <table:table-cell table:style-name="ce42" office:value-type="float" office:value="30139" calcext:value-type="float">
            <text:p>30,139</text:p>
          </table:table-cell>
          <table:table-cell table:style-name="ce42" office:value-type="float" office:value="6417" calcext:value-type="float">
            <text:p>6,417</text:p>
          </table:table-cell>
          <table:table-cell table:style-name="ce42" office:value-type="float" office:value="6629" calcext:value-type="float">
            <text:p>6,629</text:p>
          </table:table-cell>
          <table:table-cell table:style-name="ce42" office:value-type="float" office:value="6081" calcext:value-type="float">
            <text:p>6,081</text:p>
          </table:table-cell>
          <table:table-cell table:style-name="ce42" office:value-type="float" office:value="5596" calcext:value-type="float">
            <text:p>5,596</text:p>
          </table:table-cell>
          <table:table-cell table:style-name="ce53" office:value-type="float" office:value="5416" calcext:value-type="float">
            <text:p>5,416</text:p>
          </table:table-cell>
          <table:table-cell table:style-name="ce42" office:value-type="float" office:value="29522" calcext:value-type="float">
            <text:p>29,522</text:p>
          </table:table-cell>
          <table:table-cell table:style-name="ce42" office:value-type="float" office:value="5538" calcext:value-type="float">
            <text:p>5,538</text:p>
          </table:table-cell>
          <table:table-cell table:style-name="ce42" office:value-type="float" office:value="5709" calcext:value-type="float">
            <text:p>5,709</text:p>
          </table:table-cell>
          <table:table-cell table:style-name="ce42" office:value-type="float" office:value="5894" calcext:value-type="float">
            <text:p>5,894</text:p>
          </table:table-cell>
          <table:table-cell table:style-name="ce42" office:value-type="float" office:value="6236" calcext:value-type="float">
            <text:p>6,236</text:p>
          </table:table-cell>
          <table:table-cell table:style-name="ce53" office:value-type="float" office:value="6145" calcext:value-type="float">
            <text:p>6,145</text:p>
          </table:table-cell>
          <table:table-cell table:style-name="ce42" office:value-type="float" office:value="31512" calcext:value-type="float">
            <text:p>31,512</text:p>
          </table:table-cell>
          <table:table-cell table:style-name="ce42" office:value-type="float" office:value="5970" calcext:value-type="float">
            <text:p>5,970</text:p>
          </table:table-cell>
          <table:table-cell table:style-name="ce42" office:value-type="float" office:value="6521" calcext:value-type="float">
            <text:p>6,521</text:p>
          </table:table-cell>
          <table:table-cell table:style-name="ce42" office:value-type="float" office:value="6255" calcext:value-type="float">
            <text:p>6,255</text:p>
          </table:table-cell>
          <table:table-cell table:style-name="ce42" office:value-type="float" office:value="6371" calcext:value-type="float">
            <text:p>6,371</text:p>
          </table:table-cell>
          <table:table-cell table:style-name="ce53" office:value-type="float" office:value="6395" calcext:value-type="float">
            <text:p>6,395</text:p>
          </table:table-cell>
          <table:table-cell table:style-name="ce42" office:value-type="float" office:value="30416" calcext:value-type="float">
            <text:p>30,416</text:p>
          </table:table-cell>
          <table:table-cell table:style-name="ce42" office:value-type="float" office:value="6415" calcext:value-type="float">
            <text:p>6,415</text:p>
          </table:table-cell>
          <table:table-cell table:style-name="ce42" office:value-type="float" office:value="6262" calcext:value-type="float">
            <text:p>6,262</text:p>
          </table:table-cell>
          <table:table-cell table:style-name="ce42" office:value-type="float" office:value="5706" calcext:value-type="float">
            <text:p>5,706</text:p>
          </table:table-cell>
          <table:table-cell table:style-name="ce42" office:value-type="float" office:value="6189" calcext:value-type="float">
            <text:p>6,189</text:p>
          </table:table-cell>
          <table:table-cell table:style-name="ce53" office:value-type="float" office:value="5844" calcext:value-type="float">
            <text:p>5,844</text:p>
          </table:table-cell>
          <table:table-cell table:style-name="ce42" office:value-type="float" office:value="25963" calcext:value-type="float">
            <text:p>25,963</text:p>
          </table:table-cell>
          <table:table-cell table:style-name="ce42" office:value-type="float" office:value="5054" calcext:value-type="float">
            <text:p>5,054</text:p>
          </table:table-cell>
          <table:table-cell table:style-name="ce42" office:value-type="float" office:value="5625" calcext:value-type="float">
            <text:p>5,625</text:p>
          </table:table-cell>
          <table:table-cell table:style-name="ce42" office:value-type="float" office:value="5250" calcext:value-type="float">
            <text:p>5,250</text:p>
          </table:table-cell>
          <table:table-cell table:style-name="ce42" office:value-type="float" office:value="5074" calcext:value-type="float">
            <text:p>5,074</text:p>
          </table:table-cell>
          <table:table-cell table:style-name="ce53" office:value-type="float" office:value="4960" calcext:value-type="float">
            <text:p>4,960</text:p>
          </table:table-cell>
          <table:table-cell table:style-name="ce42" office:value-type="float" office:value="22690" calcext:value-type="float">
            <text:p>22,690</text:p>
          </table:table-cell>
          <table:table-cell table:style-name="ce42" office:value-type="float" office:value="4885" calcext:value-type="float">
            <text:p>4,885</text:p>
          </table:table-cell>
          <table:table-cell table:style-name="ce42" office:value-type="float" office:value="5350" calcext:value-type="float">
            <text:p>5,350</text:p>
          </table:table-cell>
          <table:table-cell table:style-name="ce42" office:value-type="float" office:value="4419" calcext:value-type="float">
            <text:p>4,419</text:p>
          </table:table-cell>
          <table:table-cell table:style-name="ce42" office:value-type="float" office:value="4229" calcext:value-type="float">
            <text:p>4,229</text:p>
          </table:table-cell>
          <table:table-cell table:style-name="ce53" office:value-type="float" office:value="3807" calcext:value-type="float">
            <text:p>3,807</text:p>
          </table:table-cell>
          <table:table-cell table:style-name="ce42" office:value-type="float" office:value="15540" calcext:value-type="float">
            <text:p>15,540</text:p>
          </table:table-cell>
          <table:table-cell table:style-name="ce42" office:value-type="float" office:value="3531" calcext:value-type="float">
            <text:p>3,531</text:p>
          </table:table-cell>
          <table:table-cell table:style-name="ce42" office:value-type="float" office:value="3249" calcext:value-type="float">
            <text:p>3,249</text:p>
          </table:table-cell>
          <table:table-cell table:style-name="ce42" office:value-type="float" office:value="2435" calcext:value-type="float">
            <text:p>2,435</text:p>
          </table:table-cell>
          <table:table-cell table:style-name="ce42" office:value-type="float" office:value="3056" calcext:value-type="float">
            <text:p>3,056</text:p>
          </table:table-cell>
          <table:table-cell table:style-name="ce53" office:value-type="float" office:value="3269" calcext:value-type="float">
            <text:p>3,269</text:p>
          </table:table-cell>
          <table:table-cell table:style-name="ce42" office:value-type="float" office:value="16519" calcext:value-type="float">
            <text:p>16,519</text:p>
          </table:table-cell>
          <table:table-cell table:style-name="ce42" office:value-type="float" office:value="3253" calcext:value-type="float">
            <text:p>3,253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3492" calcext:value-type="float">
            <text:p>3,492</text:p>
          </table:table-cell>
          <table:table-cell table:style-name="ce42" office:value-type="float" office:value="3327" calcext:value-type="float">
            <text:p>3,327</text:p>
          </table:table-cell>
          <table:table-cell table:style-name="ce53" office:value-type="float" office:value="3193" calcext:value-type="float">
            <text:p>3,193</text:p>
          </table:table-cell>
          <table:table-cell table:style-name="ce42" office:value-type="float" office:value="13639" calcext:value-type="float">
            <text:p>13,639</text:p>
          </table:table-cell>
          <table:table-cell table:style-name="ce42" office:value-type="float" office:value="2975" calcext:value-type="float">
            <text:p>2,975</text:p>
          </table:table-cell>
          <table:table-cell table:style-name="ce42" office:value-type="float" office:value="2846" calcext:value-type="float">
            <text:p>2,846</text:p>
          </table:table-cell>
          <table:table-cell table:style-name="ce42" office:value-type="float" office:value="2764" calcext:value-type="float">
            <text:p>2,764</text:p>
          </table:table-cell>
          <table:table-cell table:style-name="ce42" office:value-type="float" office:value="2572" calcext:value-type="float">
            <text:p>2,572</text:p>
          </table:table-cell>
          <table:table-cell table:style-name="ce53" office:value-type="float" office:value="2482" calcext:value-type="float">
            <text:p>2,482</text:p>
          </table:table-cell>
          <table:table-cell table:style-name="ce42" office:value-type="float" office:value="9820" calcext:value-type="float">
            <text:p>9,820</text:p>
          </table:table-cell>
          <table:table-cell table:style-name="ce42" office:value-type="float" office:value="2263" calcext:value-type="float">
            <text:p>2,263</text:p>
          </table:table-cell>
          <table:table-cell table:style-name="ce42" office:value-type="float" office:value="2172" calcext:value-type="float">
            <text:p>2,172</text:p>
          </table:table-cell>
          <table:table-cell table:style-name="ce42" office:value-type="float" office:value="2004" calcext:value-type="float">
            <text:p>2,004</text:p>
          </table:table-cell>
          <table:table-cell table:style-name="ce42" office:value-type="float" office:value="1779" calcext:value-type="float">
            <text:p>1,779</text:p>
          </table:table-cell>
          <table:table-cell table:style-name="ce53" office:value-type="float" office:value="1602" calcext:value-type="float">
            <text:p>1,602</text:p>
          </table:table-cell>
          <table:table-cell table:style-name="ce42" office:value-type="float" office:value="5236" calcext:value-type="float">
            <text:p>5,236</text:p>
          </table:table-cell>
          <table:table-cell table:style-name="ce42" office:value-type="float" office:value="1416" calcext:value-type="float">
            <text:p>1,416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856" calcext:value-type="float">
            <text:p>856</text:p>
          </table:table-cell>
          <table:table-cell table:style-name="ce53" office:value-type="float" office:value="661" calcext:value-type="float">
            <text:p>661</text:p>
          </table:table-cell>
          <table:table-cell table:style-name="ce42" office:value-type="float" office:value="1894" calcext:value-type="float">
            <text:p>1,894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268" calcext:value-type="float">
            <text:p>268</text:p>
          </table:table-cell>
          <table:table-cell table:style-name="ce53" office:value-type="float" office:value="227" calcext:value-type="float">
            <text:p>227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7" calcext:value-type="float">
            <text:p>67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585" calcext:value-type="float">
            <text:p>344,585</text:p>
          </table:table-cell>
          <table:table-cell table:style-name="ce37" table:formula="of:=SUM([.E40:.I40])" office:value-type="float" office:value="16061" calcext:value-type="float">
            <text:p>16,061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3111" calcext:value-type="float">
            <text:p>3,111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330" calcext:value-type="float">
            <text:p>3,330</text:p>
          </table:table-cell>
          <table:table-cell table:style-name="ce43" office:value-type="float" office:value="3461" calcext:value-type="float">
            <text:p>3,461</text:p>
          </table:table-cell>
          <table:table-cell table:style-name="ce43" office:value-type="float" office:value="19675" calcext:value-type="float">
            <text:p>19,675</text:p>
          </table:table-cell>
          <table:table-cell table:style-name="ce43" office:value-type="float" office:value="3727" calcext:value-type="float">
            <text:p>3,727</text:p>
          </table:table-cell>
          <table:table-cell table:style-name="ce43" office:value-type="float" office:value="3733" calcext:value-type="float">
            <text:p>3,733</text:p>
          </table:table-cell>
          <table:table-cell table:style-name="ce43" office:value-type="float" office:value="4325" calcext:value-type="float">
            <text:p>4,325</text:p>
          </table:table-cell>
          <table:table-cell table:style-name="ce43" office:value-type="float" office:value="4025" calcext:value-type="float">
            <text:p>4,025</text:p>
          </table:table-cell>
          <table:table-cell table:style-name="ce54" office:value-type="float" office:value="3865" calcext:value-type="float">
            <text:p>3,865</text:p>
          </table:table-cell>
          <table:table-cell table:style-name="ce43" office:value-type="float" office:value="22267" calcext:value-type="float">
            <text:p>22,267</text:p>
          </table:table-cell>
          <table:table-cell table:style-name="ce43" office:value-type="float" office:value="4389" calcext:value-type="float">
            <text:p>4,389</text:p>
          </table:table-cell>
          <table:table-cell table:style-name="ce43" office:value-type="float" office:value="4409" calcext:value-type="float">
            <text:p>4,409</text:p>
          </table:table-cell>
          <table:table-cell table:style-name="ce43" office:value-type="float" office:value="4566" calcext:value-type="float">
            <text:p>4,566</text:p>
          </table:table-cell>
          <table:table-cell table:style-name="ce43" office:value-type="float" office:value="4560" calcext:value-type="float">
            <text:p>4,560</text:p>
          </table:table-cell>
          <table:table-cell table:style-name="ce54" office:value-type="float" office:value="4343" calcext:value-type="float">
            <text:p>4,343</text:p>
          </table:table-cell>
          <table:table-cell table:style-name="ce43" office:value-type="float" office:value="21630" calcext:value-type="float">
            <text:p>21,630</text:p>
          </table:table-cell>
          <table:table-cell table:style-name="ce43" office:value-type="float" office:value="4264" calcext:value-type="float">
            <text:p>4,264</text:p>
          </table:table-cell>
          <table:table-cell table:style-name="ce43" office:value-type="float" office:value="4226" calcext:value-type="float">
            <text:p>4,226</text:p>
          </table:table-cell>
          <table:table-cell table:style-name="ce43" office:value-type="float" office:value="4207" calcext:value-type="float">
            <text:p>4,207</text:p>
          </table:table-cell>
          <table:table-cell table:style-name="ce43" office:value-type="float" office:value="4134" calcext:value-type="float">
            <text:p>4,134</text:p>
          </table:table-cell>
          <table:table-cell table:style-name="ce54" office:value-type="float" office:value="4799" calcext:value-type="float">
            <text:p>4,799</text:p>
          </table:table-cell>
          <table:table-cell table:style-name="ce43" office:value-type="float" office:value="25116" calcext:value-type="float">
            <text:p>25,116</text:p>
          </table:table-cell>
          <table:table-cell table:style-name="ce43" office:value-type="float" office:value="4526" calcext:value-type="float">
            <text:p>4,526</text:p>
          </table:table-cell>
          <table:table-cell table:style-name="ce43" office:value-type="float" office:value="4463" calcext:value-type="float">
            <text:p>4,463</text:p>
          </table:table-cell>
          <table:table-cell table:style-name="ce43" office:value-type="float" office:value="5063" calcext:value-type="float">
            <text:p>5,063</text:p>
          </table:table-cell>
          <table:table-cell table:style-name="ce43" office:value-type="float" office:value="5437" calcext:value-type="float">
            <text:p>5,437</text:p>
          </table:table-cell>
          <table:table-cell table:style-name="ce54" office:value-type="float" office:value="5627" calcext:value-type="float">
            <text:p>5,627</text:p>
          </table:table-cell>
          <table:table-cell table:style-name="ce43" office:value-type="float" office:value="30956" calcext:value-type="float">
            <text:p>30,956</text:p>
          </table:table-cell>
          <table:table-cell table:style-name="ce43" office:value-type="float" office:value="5929" calcext:value-type="float">
            <text:p>5,929</text:p>
          </table:table-cell>
          <table:table-cell table:style-name="ce43" office:value-type="float" office:value="6145" calcext:value-type="float">
            <text:p>6,145</text:p>
          </table:table-cell>
          <table:table-cell table:style-name="ce43" office:value-type="float" office:value="6202" calcext:value-type="float">
            <text:p>6,202</text:p>
          </table:table-cell>
          <table:table-cell table:style-name="ce43" office:value-type="float" office:value="6482" calcext:value-type="float">
            <text:p>6,482</text:p>
          </table:table-cell>
          <table:table-cell table:style-name="ce54" office:value-type="float" office:value="6198" calcext:value-type="float">
            <text:p>6,198</text:p>
          </table:table-cell>
          <table:table-cell table:style-name="ce43" office:value-type="float" office:value="26313" calcext:value-type="float">
            <text:p>26,313</text:p>
          </table:table-cell>
          <table:table-cell table:style-name="ce43" office:value-type="float" office:value="5705" calcext:value-type="float">
            <text:p>5,705</text:p>
          </table:table-cell>
          <table:table-cell table:style-name="ce43" office:value-type="float" office:value="6021" calcext:value-type="float">
            <text:p>6,021</text:p>
          </table:table-cell>
          <table:table-cell table:style-name="ce43" office:value-type="float" office:value="5139" calcext:value-type="float">
            <text:p>5,139</text:p>
          </table:table-cell>
          <table:table-cell table:style-name="ce43" office:value-type="float" office:value="4691" calcext:value-type="float">
            <text:p>4,691</text:p>
          </table:table-cell>
          <table:table-cell table:style-name="ce54" office:value-type="float" office:value="4757" calcext:value-type="float">
            <text:p>4,757</text:p>
          </table:table-cell>
          <table:table-cell table:style-name="ce43" office:value-type="float" office:value="22835" calcext:value-type="float">
            <text:p>22,835</text:p>
          </table:table-cell>
          <table:table-cell table:style-name="ce43" office:value-type="float" office:value="4562" calcext:value-type="float">
            <text:p>4,562</text:p>
          </table:table-cell>
          <table:table-cell table:style-name="ce43" office:value-type="float" office:value="4595" calcext:value-type="float">
            <text:p>4,595</text:p>
          </table:table-cell>
          <table:table-cell table:style-name="ce43" office:value-type="float" office:value="4556" calcext:value-type="float">
            <text:p>4,556</text:p>
          </table:table-cell>
          <table:table-cell table:style-name="ce43" office:value-type="float" office:value="4614" calcext:value-type="float">
            <text:p>4,614</text:p>
          </table:table-cell>
          <table:table-cell table:style-name="ce54" office:value-type="float" office:value="4508" calcext:value-type="float">
            <text:p>4,508</text:p>
          </table:table-cell>
          <table:table-cell table:style-name="ce43" office:value-type="float" office:value="22751" calcext:value-type="float">
            <text:p>22,751</text:p>
          </table:table-cell>
          <table:table-cell table:style-name="ce43" office:value-type="float" office:value="4253" calcext:value-type="float">
            <text:p>4,253</text:p>
          </table:table-cell>
          <table:table-cell table:style-name="ce43" office:value-type="float" office:value="4699" calcext:value-type="float">
            <text:p>4,699</text:p>
          </table:table-cell>
          <table:table-cell table:style-name="ce43" office:value-type="float" office:value="4639" calcext:value-type="float">
            <text:p>4,639</text:p>
          </table:table-cell>
          <table:table-cell table:style-name="ce43" office:value-type="float" office:value="4495" calcext:value-type="float">
            <text:p>4,495</text:p>
          </table:table-cell>
          <table:table-cell table:style-name="ce54" office:value-type="float" office:value="4665" calcext:value-type="float">
            <text:p>4,665</text:p>
          </table:table-cell>
          <table:table-cell table:style-name="ce43" office:value-type="float" office:value="23206" calcext:value-type="float">
            <text:p>23,206</text:p>
          </table:table-cell>
          <table:table-cell table:style-name="ce43" office:value-type="float" office:value="4826" calcext:value-type="float">
            <text:p>4,826</text:p>
          </table:table-cell>
          <table:table-cell table:style-name="ce43" office:value-type="float" office:value="4675" calcext:value-type="float">
            <text:p>4,675</text:p>
          </table:table-cell>
          <table:table-cell table:style-name="ce43" office:value-type="float" office:value="4436" calcext:value-type="float">
            <text:p>4,436</text:p>
          </table:table-cell>
          <table:table-cell table:style-name="ce43" office:value-type="float" office:value="4718" calcext:value-type="float">
            <text:p>4,718</text:p>
          </table:table-cell>
          <table:table-cell table:style-name="ce54" office:value-type="float" office:value="4551" calcext:value-type="float">
            <text:p>4,551</text:p>
          </table:table-cell>
          <table:table-cell table:style-name="ce43" office:value-type="float" office:value="21683" calcext:value-type="float">
            <text:p>21,683</text:p>
          </table:table-cell>
          <table:table-cell table:style-name="ce43" office:value-type="float" office:value="4122" calcext:value-type="float">
            <text:p>4,122</text:p>
          </table:table-cell>
          <table:table-cell table:style-name="ce43" office:value-type="float" office:value="4609" calcext:value-type="float">
            <text:p>4,609</text:p>
          </table:table-cell>
          <table:table-cell table:style-name="ce43" office:value-type="float" office:value="4391" calcext:value-type="float">
            <text:p>4,391</text:p>
          </table:table-cell>
          <table:table-cell table:style-name="ce43" office:value-type="float" office:value="4349" calcext:value-type="float">
            <text:p>4,349</text:p>
          </table:table-cell>
          <table:table-cell table:style-name="ce54" office:value-type="float" office:value="4212" calcext:value-type="float">
            <text:p>4,212</text:p>
          </table:table-cell>
          <table:table-cell table:style-name="ce43" office:value-type="float" office:value="19497" calcext:value-type="float">
            <text:p>19,497</text:p>
          </table:table-cell>
          <table:table-cell table:style-name="ce43" office:value-type="float" office:value="4088" calcext:value-type="float">
            <text:p>4,088</text:p>
          </table:table-cell>
          <table:table-cell table:style-name="ce43" office:value-type="float" office:value="4655" calcext:value-type="float">
            <text:p>4,655</text:p>
          </table:table-cell>
          <table:table-cell table:style-name="ce43" office:value-type="float" office:value="3701" calcext:value-type="float">
            <text:p>3,701</text:p>
          </table:table-cell>
          <table:table-cell table:style-name="ce43" office:value-type="float" office:value="3606" calcext:value-type="float">
            <text:p>3,606</text:p>
          </table:table-cell>
          <table:table-cell table:style-name="ce54" office:value-type="float" office:value="3447" calcext:value-type="float">
            <text:p>3,447</text:p>
          </table:table-cell>
          <table:table-cell table:style-name="ce43" office:value-type="float" office:value="15227" calcext:value-type="float">
            <text:p>15,227</text:p>
          </table:table-cell>
          <table:table-cell table:style-name="ce43" office:value-type="float" office:value="3286" calcext:value-type="float">
            <text:p>3,286</text:p>
          </table:table-cell>
          <table:table-cell table:style-name="ce43" office:value-type="float" office:value="3181" calcext:value-type="float">
            <text:p>3,181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3027" calcext:value-type="float">
            <text:p>3,027</text:p>
          </table:table-cell>
          <table:table-cell table:style-name="ce54" office:value-type="float" office:value="3348" calcext:value-type="float">
            <text:p>3,348</text:p>
          </table:table-cell>
          <table:table-cell table:style-name="ce43" office:value-type="float" office:value="17073" calcext:value-type="float">
            <text:p>17,073</text:p>
          </table:table-cell>
          <table:table-cell table:style-name="ce43" office:value-type="float" office:value="3226" calcext:value-type="float">
            <text:p>3,226</text:p>
          </table:table-cell>
          <table:table-cell table:style-name="ce43" office:value-type="float" office:value="3351" calcext:value-type="float">
            <text:p>3,351</text:p>
          </table:table-cell>
          <table:table-cell table:style-name="ce43" office:value-type="float" office:value="3560" calcext:value-type="float">
            <text:p>3,560</text:p>
          </table:table-cell>
          <table:table-cell table:style-name="ce43" office:value-type="float" office:value="3570" calcext:value-type="float">
            <text:p>3,570</text:p>
          </table:table-cell>
          <table:table-cell table:style-name="ce54" office:value-type="float" office:value="3366" calcext:value-type="float">
            <text:p>3,366</text:p>
          </table:table-cell>
          <table:table-cell table:style-name="ce43" office:value-type="float" office:value="15480" calcext:value-type="float">
            <text:p>15,480</text:p>
          </table:table-cell>
          <table:table-cell table:style-name="ce43" office:value-type="float" office:value="3338" calcext:value-type="float">
            <text:p>3,338</text:p>
          </table:table-cell>
          <table:table-cell table:style-name="ce43" office:value-type="float" office:value="3063" calcext:value-type="float">
            <text:p>3,063</text:p>
          </table:table-cell>
          <table:table-cell table:style-name="ce43" office:value-type="float" office:value="3170" calcext:value-type="float">
            <text:p>3,170</text:p>
          </table:table-cell>
          <table:table-cell table:style-name="ce43" office:value-type="float" office:value="2998" calcext:value-type="float">
            <text:p>2,998</text:p>
          </table:table-cell>
          <table:table-cell table:style-name="ce54" office:value-type="float" office:value="2911" calcext:value-type="float">
            <text:p>2,911</text:p>
          </table:table-cell>
          <table:table-cell table:style-name="ce43" office:value-type="float" office:value="12402" calcext:value-type="float">
            <text:p>12,402</text:p>
          </table:table-cell>
          <table:table-cell table:style-name="ce43" office:value-type="float" office:value="2735" calcext:value-type="float">
            <text:p>2,735</text:p>
          </table:table-cell>
          <table:table-cell table:style-name="ce43" office:value-type="float" office:value="2811" calcext:value-type="float">
            <text:p>2,811</text:p>
          </table:table-cell>
          <table:table-cell table:style-name="ce43" office:value-type="float" office:value="2511" calcext:value-type="float">
            <text:p>2,511</text:p>
          </table:table-cell>
          <table:table-cell table:style-name="ce43" office:value-type="float" office:value="2273" calcext:value-type="float">
            <text:p>2,273</text:p>
          </table:table-cell>
          <table:table-cell table:style-name="ce54" office:value-type="float" office:value="2072" calcext:value-type="float">
            <text:p>2,072</text:p>
          </table:table-cell>
          <table:table-cell table:style-name="ce43" office:value-type="float" office:value="7394" calcext:value-type="float">
            <text:p>7,394</text:p>
          </table:table-cell>
          <table:table-cell table:style-name="ce43" office:value-type="float" office:value="1996" calcext:value-type="float">
            <text:p>1,996</text:p>
          </table:table-cell>
          <table:table-cell table:style-name="ce43" office:value-type="float" office:value="1685" calcext:value-type="float">
            <text:p>1,685</text:p>
          </table:table-cell>
          <table:table-cell table:style-name="ce43" office:value-type="float" office:value="1366" calcext:value-type="float">
            <text:p>1,366</text:p>
          </table:table-cell>
          <table:table-cell table:style-name="ce43" office:value-type="float" office:value="1278" calcext:value-type="float">
            <text:p>1,278</text:p>
          </table:table-cell>
          <table:table-cell table:style-name="ce54" office:value-type="float" office:value="1069" calcext:value-type="float">
            <text:p>1,069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603" calcext:value-type="float">
            <text:p>603</text:p>
          </table:table-cell>
          <table:table-cell table:style-name="ce54" office:value-type="float" office:value="437" calcext:value-type="float">
            <text:p>437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59" calcext:value-type="float">
            <text:p>159</text:p>
          </table:table-cell>
          <table:table-cell table:style-name="ce54" office:value-type="float" office:value="115" calcext:value-type="float">
            <text:p>115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50759" calcext:value-type="float">
            <text:p>550,759</text:p>
          </table:table-cell>
          <table:table-cell table:style-name="ce29" table:formula="of:=SUM([.E41:.I41])" office:value-type="float" office:value="25661" calcext:value-type="float">
            <text:p>25,661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946" calcext:value-type="float">
            <text:p>4,946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29588" calcext:value-type="float">
            <text:p>29,588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5611" calcext:value-type="float">
            <text:p>5,611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5901" calcext:value-type="float">
            <text:p>5,901</text:p>
          </table:table-cell>
          <table:table-cell table:style-name="ce52" office:value-type="float" office:value="5785" calcext:value-type="float">
            <text:p>5,785</text:p>
          </table:table-cell>
          <table:table-cell table:style-name="ce29" office:value-type="float" office:value="32411" calcext:value-type="float">
            <text:p>32,411</text:p>
          </table:table-cell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430" calcext:value-type="float">
            <text:p>6,430</text:p>
          </table:table-cell>
          <table:table-cell table:style-name="ce52" office:value-type="float" office:value="6610" calcext:value-type="float">
            <text:p>6,610</text:p>
          </table:table-cell>
          <table:table-cell table:style-name="ce29" office:value-type="float" office:value="35146" calcext:value-type="float">
            <text:p>35,146</text:p>
          </table:table-cell>
          <table:table-cell table:style-name="ce29" office:value-type="float" office:value="6701" calcext:value-type="float">
            <text:p>6,701</text:p>
          </table:table-cell>
          <table:table-cell table:style-name="ce29" office:value-type="float" office:value="6895" calcext:value-type="float">
            <text:p>6,895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6792" calcext:value-type="float">
            <text:p>6,792</text:p>
          </table:table-cell>
          <table:table-cell table:style-name="ce52" office:value-type="float" office:value="7619" calcext:value-type="float">
            <text:p>7,619</text:p>
          </table:table-cell>
          <table:table-cell table:style-name="ce29" office:value-type="float" office:value="39053" calcext:value-type="float">
            <text:p>39,053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8405" calcext:value-type="float">
            <text:p>8,405</text:p>
          </table:table-cell>
          <table:table-cell table:style-name="ce52" office:value-type="float" office:value="8682" calcext:value-type="float">
            <text:p>8,682</text:p>
          </table:table-cell>
          <table:table-cell table:style-name="ce29" office:value-type="float" office:value="46198" calcext:value-type="float">
            <text:p>46,198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9270" calcext:value-type="float">
            <text:p>9,270</text:p>
          </table:table-cell>
          <table:table-cell table:style-name="ce29" office:value-type="float" office:value="9373" calcext:value-type="float">
            <text:p>9,373</text:p>
          </table:table-cell>
          <table:table-cell table:style-name="ce29" office:value-type="float" office:value="9243" calcext:value-type="float">
            <text:p>9,243</text:p>
          </table:table-cell>
          <table:table-cell table:style-name="ce52" office:value-type="float" office:value="9262" calcext:value-type="float">
            <text:p>9,262</text:p>
          </table:table-cell>
          <table:table-cell table:style-name="ce29" office:value-type="float" office:value="40817" calcext:value-type="float">
            <text:p>40,817</text:p>
          </table:table-cell>
          <table:table-cell table:style-name="ce29" office:value-type="float" office:value="8783" calcext:value-type="float">
            <text:p>8,783</text:p>
          </table:table-cell>
          <table:table-cell table:style-name="ce29" office:value-type="float" office:value="9063" calcext:value-type="float">
            <text:p>9,063</text:p>
          </table:table-cell>
          <table:table-cell table:style-name="ce29" office:value-type="float" office:value="7927" calcext:value-type="float">
            <text:p>7,927</text:p>
          </table:table-cell>
          <table:table-cell table:style-name="ce29" office:value-type="float" office:value="7499" calcext:value-type="float">
            <text:p>7,499</text:p>
          </table:table-cell>
          <table:table-cell table:style-name="ce52" office:value-type="float" office:value="7545" calcext:value-type="float">
            <text:p>7,545</text:p>
          </table:table-cell>
          <table:table-cell table:style-name="ce29" office:value-type="float" office:value="40097" calcext:value-type="float">
            <text:p>40,097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8173" calcext:value-type="float">
            <text:p>8,173</text:p>
          </table:table-cell>
          <table:table-cell table:style-name="ce29" office:value-type="float" office:value="8191" calcext:value-type="float">
            <text:p>8,191</text:p>
          </table:table-cell>
          <table:table-cell table:style-name="ce52" office:value-type="float" office:value="8272" calcext:value-type="float">
            <text:p>8,272</text:p>
          </table:table-cell>
          <table:table-cell table:style-name="ce29" office:value-type="float" office:value="43042" calcext:value-type="float">
            <text:p>43,042</text:p>
          </table:table-cell>
          <table:table-cell table:style-name="ce29" office:value-type="float" office:value="8221" calcext:value-type="float">
            <text:p>8,221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8812" calcext:value-type="float">
            <text:p>8,812</text:p>
          </table:table-cell>
          <table:table-cell table:style-name="ce52" office:value-type="float" office:value="8907" calcext:value-type="float">
            <text:p>8,907</text:p>
          </table:table-cell>
          <table:table-cell table:style-name="ce29" office:value-type="float" office:value="43797" calcext:value-type="float">
            <text:p>43,797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8756" calcext:value-type="float">
            <text:p>8,756</text:p>
          </table:table-cell>
          <table:table-cell table:style-name="ce52" office:value-type="float" office:value="8356" calcext:value-type="float">
            <text:p>8,356</text:p>
          </table:table-cell>
          <table:table-cell table:style-name="ce29" office:value-type="float" office:value="37586" calcext:value-type="float">
            <text:p>37,586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382" calcext:value-type="float">
            <text:p>7,382</text:p>
          </table:table-cell>
          <table:table-cell table:style-name="ce52" office:value-type="float" office:value="7211" calcext:value-type="float">
            <text:p>7,211</text:p>
          </table:table-cell>
          <table:table-cell table:style-name="ce29" office:value-type="float" office:value="32303" calcext:value-type="float">
            <text:p>32,303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5906" calcext:value-type="float">
            <text:p>5,906</text:p>
          </table:table-cell>
          <table:table-cell table:style-name="ce52" office:value-type="float" office:value="5604" calcext:value-type="float">
            <text:p>5,604</text:p>
          </table:table-cell>
          <table:table-cell table:style-name="ce29" office:value-type="float" office:value="21653" calcext:value-type="float">
            <text:p>21,653</text:p>
          </table:table-cell>
          <table:table-cell table:style-name="ce29" office:value-type="float" office:value="5000" calcext:value-type="float">
            <text:p>5,00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4526" calcext:value-type="float">
            <text:p>4,526</text:p>
          </table:table-cell>
          <table:table-cell table:style-name="ce52" office:value-type="float" office:value="4737" calcext:value-type="float">
            <text:p>4,737</text:p>
          </table:table-cell>
          <table:table-cell table:style-name="ce29" office:value-type="float" office:value="25231" calcext:value-type="float">
            <text:p>25,231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5001" calcext:value-type="float">
            <text:p>5,001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5188" calcext:value-type="float">
            <text:p>5,188</text:p>
          </table:table-cell>
          <table:table-cell table:style-name="ce52" office:value-type="float" office:value="5137" calcext:value-type="float">
            <text:p>5,137</text:p>
          </table:table-cell>
          <table:table-cell table:style-name="ce29" office:value-type="float" office:value="23111" calcext:value-type="float">
            <text:p>23,111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716" calcext:value-type="float">
            <text:p>4,716</text:p>
          </table:table-cell>
          <table:table-cell table:style-name="ce52" office:value-type="float" office:value="4407" calcext:value-type="float">
            <text:p>4,407</text:p>
          </table:table-cell>
          <table:table-cell table:style-name="ce29" office:value-type="float" office:value="18272" calcext:value-type="float">
            <text:p>18,272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445" calcext:value-type="float">
            <text:p>3,445</text:p>
          </table:table-cell>
          <table:table-cell table:style-name="ce52" office:value-type="float" office:value="3004" calcext:value-type="float">
            <text:p>3,004</text:p>
          </table:table-cell>
          <table:table-cell table:style-name="ce29" office:value-type="float" office:value="10410" calcext:value-type="float">
            <text:p>10,410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52" office:value-type="float" office:value="1345" calcext:value-type="float">
            <text:p>1,345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502" calcext:value-type="float">
            <text:p>502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8818" calcext:value-type="float">
            <text:p>288,818</text:p>
          </table:table-cell>
          <table:table-cell table:style-name="ce29" table:formula="of:=SUM([.E42:.I42])" office:value-type="float" office:value="13421" calcext:value-type="float">
            <text:p>13,421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15489" calcext:value-type="float">
            <text:p>15,489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6967" calcext:value-type="float">
            <text:p>16,967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339" calcext:value-type="float">
            <text:p>3,339</text:p>
          </table:table-cell>
          <table:table-cell table:style-name="ce52" office:value-type="float" office:value="3495" calcext:value-type="float">
            <text:p>3,495</text:p>
          </table:table-cell>
          <table:table-cell table:style-name="ce29" office:value-type="float" office:value="18279" calcext:value-type="float">
            <text:p>18,279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565" calcext:value-type="float">
            <text:p>3,565</text:p>
          </table:table-cell>
          <table:table-cell table:style-name="ce52" office:value-type="float" office:value="3938" calcext:value-type="float">
            <text:p>3,938</text:p>
          </table:table-cell>
          <table:table-cell table:style-name="ce29" office:value-type="float" office:value="20077" calcext:value-type="float">
            <text:p>20,077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4331" calcext:value-type="float">
            <text:p>4,331</text:p>
          </table:table-cell>
          <table:table-cell table:style-name="ce52" office:value-type="float" office:value="4526" calcext:value-type="float">
            <text:p>4,526</text:p>
          </table:table-cell>
          <table:table-cell table:style-name="ce29" office:value-type="float" office:value="23663" calcext:value-type="float">
            <text:p>23,66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754" calcext:value-type="float">
            <text:p>4,754</text:p>
          </table:table-cell>
          <table:table-cell table:style-name="ce52" office:value-type="float" office:value="4799" calcext:value-type="float">
            <text:p>4,799</text:p>
          </table:table-cell>
          <table:table-cell table:style-name="ce29" office:value-type="float" office:value="21542" calcext:value-type="float">
            <text:p>21,542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3988" calcext:value-type="float">
            <text:p>3,988</text:p>
          </table:table-cell>
          <table:table-cell table:style-name="ce52" office:value-type="float" office:value="4065" calcext:value-type="float">
            <text:p>4,065</text:p>
          </table:table-cell>
          <table:table-cell table:style-name="ce29" office:value-type="float" office:value="22363" calcext:value-type="float">
            <text:p>22,363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52" office:value-type="float" office:value="4732" calcext:value-type="float">
            <text:p>4,732</text:p>
          </table:table-cell>
          <table:table-cell table:style-name="ce29" office:value-type="float" office:value="24803" calcext:value-type="float">
            <text:p>24,803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5216" calcext:value-type="float">
            <text:p>5,216</text:p>
          </table:table-cell>
          <table:table-cell table:style-name="ce52" office:value-type="float" office:value="5087" calcext:value-type="float">
            <text:p>5,087</text:p>
          </table:table-cell>
          <table:table-cell table:style-name="ce29" office:value-type="float" office:value="24834" calcext:value-type="float">
            <text:p>24,834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4904" calcext:value-type="float">
            <text:p>4,904</text:p>
          </table:table-cell>
          <table:table-cell table:style-name="ce29" office:value-type="float" office:value="4898" calcext:value-type="float">
            <text:p>4,898</text:p>
          </table:table-cell>
          <table:table-cell table:style-name="ce52" office:value-type="float" office:value="4678" calcext:value-type="float">
            <text:p>4,678</text:p>
          </table:table-cell>
          <table:table-cell table:style-name="ce29" office:value-type="float" office:value="20787" calcext:value-type="float">
            <text:p>20,787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86" calcext:value-type="float">
            <text:p>4,086</text:p>
          </table:table-cell>
          <table:table-cell table:style-name="ce52" office:value-type="float" office:value="3859" calcext:value-type="float">
            <text:p>3,859</text:p>
          </table:table-cell>
          <table:table-cell table:style-name="ce29" office:value-type="float" office:value="17280" calcext:value-type="float">
            <text:p>17,280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121" calcext:value-type="float">
            <text:p>3,121</text:p>
          </table:table-cell>
          <table:table-cell table:style-name="ce52" office:value-type="float" office:value="2874" calcext:value-type="float">
            <text:p>2,874</text:p>
          </table:table-cell>
          <table:table-cell table:style-name="ce29" office:value-type="float" office:value="10857" calcext:value-type="float">
            <text:p>10,857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2267" calcext:value-type="float">
            <text:p>2,267</text:p>
          </table:table-cell>
          <table:table-cell table:style-name="ce52" office:value-type="float" office:value="2310" calcext:value-type="float">
            <text:p>2,310</text:p>
          </table:table-cell>
          <table:table-cell table:style-name="ce29" office:value-type="float" office:value="12205" calcext:value-type="float">
            <text:p>12,205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473" calcext:value-type="float">
            <text:p>2,473</text:p>
          </table:table-cell>
          <table:table-cell table:style-name="ce52" office:value-type="float" office:value="2458" calcext:value-type="float">
            <text:p>2,458</text:p>
          </table:table-cell>
          <table:table-cell table:style-name="ce29" office:value-type="float" office:value="10858" calcext:value-type="float">
            <text:p>10,858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187" calcext:value-type="float">
            <text:p>2,187</text:p>
          </table:table-cell>
          <table:table-cell table:style-name="ce52" office:value-type="float" office:value="2047" calcext:value-type="float">
            <text:p>2,047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382" calcext:value-type="float">
            <text:p>1,382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941" calcext:value-type="float">
            <text:p>261,941</text:p>
          </table:table-cell>
          <table:table-cell table:style-name="ce37" table:formula="of:=SUM([.E43:.I43])" office:value-type="float" office:value="12240" calcext:value-type="float">
            <text:p>12,240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14099" calcext:value-type="float">
            <text:p>14,099</text:p>
          </table:table-cell>
          <table:table-cell table:style-name="ce30" office:value-type="float" office:value="2745" calcext:value-type="float">
            <text:p>2,745</text:p>
          </table:table-cell>
          <table:table-cell table:style-name="ce30" office:value-type="float" office:value="2664" calcext:value-type="float">
            <text:p>2,664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2804" calcext:value-type="float">
            <text:p>2,804</text:p>
          </table:table-cell>
          <table:table-cell table:style-name="ce37" office:value-type="float" office:value="2783" calcext:value-type="float">
            <text:p>2,783</text:p>
          </table:table-cell>
          <table:table-cell table:style-name="ce30" office:value-type="float" office:value="15444" calcext:value-type="float">
            <text:p>15,444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7" office:value-type="float" office:value="3115" calcext:value-type="float">
            <text:p>3,115</text:p>
          </table:table-cell>
          <table:table-cell table:style-name="ce30" office:value-type="float" office:value="16867" calcext:value-type="float">
            <text:p>16,867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404" calcext:value-type="float">
            <text:p>3,404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7" office:value-type="float" office:value="3681" calcext:value-type="float">
            <text:p>3,681</text:p>
          </table:table-cell>
          <table:table-cell table:style-name="ce30" office:value-type="float" office:value="18976" calcext:value-type="float">
            <text:p>18,976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7" office:value-type="float" office:value="4156" calcext:value-type="float">
            <text:p>4,156</text:p>
          </table:table-cell>
          <table:table-cell table:style-name="ce30" office:value-type="float" office:value="22535" calcext:value-type="float">
            <text:p>22,535</text:p>
          </table:table-cell>
          <table:table-cell table:style-name="ce30" office:value-type="float" office:value="4389" calcext:value-type="float">
            <text:p>4,389</text:p>
          </table:table-cell>
          <table:table-cell table:style-name="ce30" office:value-type="float" office:value="4606" calcext:value-type="float">
            <text:p>4,606</text:p>
          </table:table-cell>
          <table:table-cell table:style-name="ce30" office:value-type="float" office:value="4588" calcext:value-type="float">
            <text:p>4,588</text:p>
          </table:table-cell>
          <table:table-cell table:style-name="ce30" office:value-type="float" office:value="4489" calcext:value-type="float">
            <text:p>4,489</text:p>
          </table:table-cell>
          <table:table-cell table:style-name="ce37" office:value-type="float" office:value="4463" calcext:value-type="float">
            <text:p>4,463</text:p>
          </table:table-cell>
          <table:table-cell table:style-name="ce30" office:value-type="float" office:value="19275" calcext:value-type="float">
            <text:p>19,275</text:p>
          </table:table-cell>
          <table:table-cell table:style-name="ce30" office:value-type="float" office:value="4219" calcext:value-type="float">
            <text:p>4,219</text:p>
          </table:table-cell>
          <table:table-cell table:style-name="ce30" office:value-type="float" office:value="4382" calcext:value-type="float">
            <text:p>4,382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7" office:value-type="float" office:value="3480" calcext:value-type="float">
            <text:p>3,480</text:p>
          </table:table-cell>
          <table:table-cell table:style-name="ce30" office:value-type="float" office:value="17734" calcext:value-type="float">
            <text:p>17,734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7" office:value-type="float" office:value="3540" calcext:value-type="float">
            <text:p>3,540</text:p>
          </table:table-cell>
          <table:table-cell table:style-name="ce30" office:value-type="float" office:value="18239" calcext:value-type="float">
            <text:p>18,239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7" office:value-type="float" office:value="3820" calcext:value-type="float">
            <text:p>3,820</text:p>
          </table:table-cell>
          <table:table-cell table:style-name="ce30" office:value-type="float" office:value="18963" calcext:value-type="float">
            <text:p>18,963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7" office:value-type="float" office:value="3678" calcext:value-type="float">
            <text:p>3,678</text:p>
          </table:table-cell>
          <table:table-cell table:style-name="ce30" office:value-type="float" office:value="16799" calcext:value-type="float">
            <text:p>16,799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7" office:value-type="float" office:value="3352" calcext:value-type="float">
            <text:p>3,352</text:p>
          </table:table-cell>
          <table:table-cell table:style-name="ce30" office:value-type="float" office:value="15023" calcext:value-type="float">
            <text:p>15,023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2982" calcext:value-type="float">
            <text:p>2,982</text:p>
          </table:table-cell>
          <table:table-cell table:style-name="ce30" office:value-type="float" office:value="2785" calcext:value-type="float">
            <text:p>2,785</text:p>
          </table:table-cell>
          <table:table-cell table:style-name="ce37" office:value-type="float" office:value="2730" calcext:value-type="float">
            <text:p>2,730</text:p>
          </table:table-cell>
          <table:table-cell table:style-name="ce30" office:value-type="float" office:value="10796" calcext:value-type="float">
            <text:p>10,796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7" office:value-type="float" office:value="2427" calcext:value-type="float">
            <text:p>2,427</text:p>
          </table:table-cell>
          <table:table-cell table:style-name="ce30" office:value-type="float" office:value="13026" calcext:value-type="float">
            <text:p>13,026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7" office:value-type="float" office:value="2679" calcext:value-type="float">
            <text:p>2,679</text:p>
          </table:table-cell>
          <table:table-cell table:style-name="ce30" office:value-type="float" office:value="12253" calcext:value-type="float">
            <text:p>12,253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529" calcext:value-type="float">
            <text:p>2,529</text:p>
          </table:table-cell>
          <table:table-cell table:style-name="ce37" office:value-type="float" office:value="2360" calcext:value-type="float">
            <text:p>2,360</text:p>
          </table:table-cell>
          <table:table-cell table:style-name="ce30" office:value-type="float" office:value="9882" calcext:value-type="float">
            <text:p>9,882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7" office:value-type="float" office:value="1622" calcext:value-type="float">
            <text:p>1,622</text:p>
          </table:table-cell>
          <table:table-cell table:style-name="ce30" office:value-type="float" office:value="5865" calcext:value-type="float">
            <text:p>5,865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106" calcext:value-type="float">
            <text:p>1,106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2801" calcext:value-type="float">
            <text:p>2,801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15" calcext:value-type="float">
            <text:p>415</text:p>
          </table:table-cell>
          <table:table-cell table:style-name="ce37" office:value-type="float" office:value="302" calcext:value-type="float">
            <text:p>30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5117" calcext:value-type="float">
            <text:p>1,105,117</text:p>
          </table:table-cell>
          <table:table-cell table:style-name="ce29" table:formula="of:=SUM([.E44:.I44])" office:value-type="float" office:value="45766" calcext:value-type="float">
            <text:p>45,766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969" calcext:value-type="float">
            <text:p>8,969</text:p>
          </table:table-cell>
          <table:table-cell table:style-name="ce29" office:value-type="float" office:value="9316" calcext:value-type="float">
            <text:p>9,316</text:p>
          </table:table-cell>
          <table:table-cell table:style-name="ce29" office:value-type="float" office:value="9345" calcext:value-type="float">
            <text:p>9,345</text:p>
          </table:table-cell>
          <table:table-cell table:style-name="ce29" office:value-type="float" office:value="9646" calcext:value-type="float">
            <text:p>9,646</text:p>
          </table:table-cell>
          <table:table-cell table:style-name="ce29" office:value-type="float" office:value="57967" calcext:value-type="float">
            <text:p>57,967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29" office:value-type="float" office:value="10769" calcext:value-type="float">
            <text:p>10,769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29" office:value-type="float" office:value="12329" calcext:value-type="float">
            <text:p>12,329</text:p>
          </table:table-cell>
          <table:table-cell table:style-name="ce52" office:value-type="float" office:value="11340" calcext:value-type="float">
            <text:p>11,340</text:p>
          </table:table-cell>
          <table:table-cell table:style-name="ce29" office:value-type="float" office:value="70041" calcext:value-type="float">
            <text:p>70,041</text:p>
          </table:table-cell>
          <table:table-cell table:style-name="ce29" office:value-type="float" office:value="13731" calcext:value-type="float">
            <text:p>13,731</text:p>
          </table:table-cell>
          <table:table-cell table:style-name="ce29" office:value-type="float" office:value="13601" calcext:value-type="float">
            <text:p>13,601</text:p>
          </table:table-cell>
          <table:table-cell table:style-name="ce29" office:value-type="float" office:value="13963" calcext:value-type="float">
            <text:p>13,963</text:p>
          </table:table-cell>
          <table:table-cell table:style-name="ce29" office:value-type="float" office:value="14110" calcext:value-type="float">
            <text:p>14,110</text:p>
          </table:table-cell>
          <table:table-cell table:style-name="ce52" office:value-type="float" office:value="14636" calcext:value-type="float">
            <text:p>14,636</text:p>
          </table:table-cell>
          <table:table-cell table:style-name="ce29" office:value-type="float" office:value="76681" calcext:value-type="float">
            <text:p>76,681</text:p>
          </table:table-cell>
          <table:table-cell table:style-name="ce29" office:value-type="float" office:value="14530" calcext:value-type="float">
            <text:p>14,530</text:p>
          </table:table-cell>
          <table:table-cell table:style-name="ce29" office:value-type="float" office:value="14707" calcext:value-type="float">
            <text:p>14,707</text:p>
          </table:table-cell>
          <table:table-cell table:style-name="ce29" office:value-type="float" office:value="15790" calcext:value-type="float">
            <text:p>15,790</text:p>
          </table:table-cell>
          <table:table-cell table:style-name="ce29" office:value-type="float" office:value="14955" calcext:value-type="float">
            <text:p>14,955</text:p>
          </table:table-cell>
          <table:table-cell table:style-name="ce52" office:value-type="float" office:value="16699" calcext:value-type="float">
            <text:p>16,699</text:p>
          </table:table-cell>
          <table:table-cell table:style-name="ce29" office:value-type="float" office:value="81257" calcext:value-type="float">
            <text:p>81,257</text:p>
          </table:table-cell>
          <table:table-cell table:style-name="ce29" office:value-type="float" office:value="15188" calcext:value-type="float">
            <text:p>15,188</text:p>
          </table:table-cell>
          <table:table-cell table:style-name="ce29" office:value-type="float" office:value="14597" calcext:value-type="float">
            <text:p>14,597</text:p>
          </table:table-cell>
          <table:table-cell table:style-name="ce29" office:value-type="float" office:value="16132" calcext:value-type="float">
            <text:p>16,132</text:p>
          </table:table-cell>
          <table:table-cell table:style-name="ce29" office:value-type="float" office:value="17525" calcext:value-type="float">
            <text:p>17,525</text:p>
          </table:table-cell>
          <table:table-cell table:style-name="ce52" office:value-type="float" office:value="17815" calcext:value-type="float">
            <text:p>17,815</text:p>
          </table:table-cell>
          <table:table-cell table:style-name="ce29" office:value-type="float" office:value="97399" calcext:value-type="float">
            <text:p>97,399</text:p>
          </table:table-cell>
          <table:table-cell table:style-name="ce29" office:value-type="float" office:value="18941" calcext:value-type="float">
            <text:p>18,941</text:p>
          </table:table-cell>
          <table:table-cell table:style-name="ce29" office:value-type="float" office:value="19386" calcext:value-type="float">
            <text:p>19,386</text:p>
          </table:table-cell>
          <table:table-cell table:style-name="ce29" office:value-type="float" office:value="19562" calcext:value-type="float">
            <text:p>19,562</text:p>
          </table:table-cell>
          <table:table-cell table:style-name="ce29" office:value-type="float" office:value="20102" calcext:value-type="float">
            <text:p>20,102</text:p>
          </table:table-cell>
          <table:table-cell table:style-name="ce52" office:value-type="float" office:value="19408" calcext:value-type="float">
            <text:p>19,408</text:p>
          </table:table-cell>
          <table:table-cell table:style-name="ce29" office:value-type="float" office:value="85317" calcext:value-type="float">
            <text:p>85,317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19267" calcext:value-type="float">
            <text:p>19,267</text:p>
          </table:table-cell>
          <table:table-cell table:style-name="ce29" office:value-type="float" office:value="16632" calcext:value-type="float">
            <text:p>16,632</text:p>
          </table:table-cell>
          <table:table-cell table:style-name="ce29" office:value-type="float" office:value="15841" calcext:value-type="float">
            <text:p>15,841</text:p>
          </table:table-cell>
          <table:table-cell table:style-name="ce52" office:value-type="float" office:value="15467" calcext:value-type="float">
            <text:p>15,467</text:p>
          </table:table-cell>
          <table:table-cell table:style-name="ce29" office:value-type="float" office:value="81407" calcext:value-type="float">
            <text:p>81,407</text:p>
          </table:table-cell>
          <table:table-cell table:style-name="ce29" office:value-type="float" office:value="15278" calcext:value-type="float">
            <text:p>15,278</text:p>
          </table:table-cell>
          <table:table-cell table:style-name="ce29" office:value-type="float" office:value="15835" calcext:value-type="float">
            <text:p>15,835</text:p>
          </table:table-cell>
          <table:table-cell table:style-name="ce29" office:value-type="float" office:value="16344" calcext:value-type="float">
            <text:p>16,344</text:p>
          </table:table-cell>
          <table:table-cell table:style-name="ce29" office:value-type="float" office:value="16928" calcext:value-type="float">
            <text:p>16,928</text:p>
          </table:table-cell>
          <table:table-cell table:style-name="ce52" office:value-type="float" office:value="17022" calcext:value-type="float">
            <text:p>17,022</text:p>
          </table:table-cell>
          <table:table-cell table:style-name="ce29" office:value-type="float" office:value="89910" calcext:value-type="float">
            <text:p>89,910</text:p>
          </table:table-cell>
          <table:table-cell table:style-name="ce29" office:value-type="float" office:value="16838" calcext:value-type="float">
            <text:p>16,838</text:p>
          </table:table-cell>
          <table:table-cell table:style-name="ce29" office:value-type="float" office:value="17834" calcext:value-type="float">
            <text:p>17,834</text:p>
          </table:table-cell>
          <table:table-cell table:style-name="ce29" office:value-type="float" office:value="17872" calcext:value-type="float">
            <text:p>17,872</text:p>
          </table:table-cell>
          <table:table-cell table:style-name="ce29" office:value-type="float" office:value="18714" calcext:value-type="float">
            <text:p>18,714</text:p>
          </table:table-cell>
          <table:table-cell table:style-name="ce52" office:value-type="float" office:value="18652" calcext:value-type="float">
            <text:p>18,652</text:p>
          </table:table-cell>
          <table:table-cell table:style-name="ce29" office:value-type="float" office:value="94050" calcext:value-type="float">
            <text:p>94,050</text:p>
          </table:table-cell>
          <table:table-cell table:style-name="ce29" office:value-type="float" office:value="19272" calcext:value-type="float">
            <text:p>19,272</text:p>
          </table:table-cell>
          <table:table-cell table:style-name="ce29" office:value-type="float" office:value="19437" calcext:value-type="float">
            <text:p>19,437</text:p>
          </table:table-cell>
          <table:table-cell table:style-name="ce29" office:value-type="float" office:value="18742" calcext:value-type="float">
            <text:p>18,742</text:p>
          </table:table-cell>
          <table:table-cell table:style-name="ce29" office:value-type="float" office:value="18546" calcext:value-type="float">
            <text:p>18,546</text:p>
          </table:table-cell>
          <table:table-cell table:style-name="ce52" office:value-type="float" office:value="18053" calcext:value-type="float">
            <text:p>18,053</text:p>
          </table:table-cell>
          <table:table-cell table:style-name="ce29" office:value-type="float" office:value="81437" calcext:value-type="float">
            <text:p>81,437</text:p>
          </table:table-cell>
          <table:table-cell table:style-name="ce29" office:value-type="float" office:value="16739" calcext:value-type="float">
            <text:p>16,739</text:p>
          </table:table-cell>
          <table:table-cell table:style-name="ce29" office:value-type="float" office:value="17565" calcext:value-type="float">
            <text:p>17,565</text:p>
          </table:table-cell>
          <table:table-cell table:style-name="ce29" office:value-type="float" office:value="16358" calcext:value-type="float">
            <text:p>16,358</text:p>
          </table:table-cell>
          <table:table-cell table:style-name="ce29" office:value-type="float" office:value="15777" calcext:value-type="float">
            <text:p>15,777</text:p>
          </table:table-cell>
          <table:table-cell table:style-name="ce52" office:value-type="float" office:value="14998" calcext:value-type="float">
            <text:p>14,998</text:p>
          </table:table-cell>
          <table:table-cell table:style-name="ce29" office:value-type="float" office:value="65079" calcext:value-type="float">
            <text:p>65,079</text:p>
          </table:table-cell>
          <table:table-cell table:style-name="ce29" office:value-type="float" office:value="14344" calcext:value-type="float">
            <text:p>14,344</text:p>
          </table:table-cell>
          <table:table-cell table:style-name="ce29" office:value-type="float" office:value="14946" calcext:value-type="float">
            <text:p>14,946</text:p>
          </table:table-cell>
          <table:table-cell table:style-name="ce29" office:value-type="float" office:value="13158" calcext:value-type="float">
            <text:p>13,158</text:p>
          </table:table-cell>
          <table:table-cell table:style-name="ce29" office:value-type="float" office:value="11804" calcext:value-type="float">
            <text:p>11,804</text:p>
          </table:table-cell>
          <table:table-cell table:style-name="ce52" office:value-type="float" office:value="10827" calcext:value-type="float">
            <text:p>10,827</text:p>
          </table:table-cell>
          <table:table-cell table:style-name="ce29" office:value-type="float" office:value="39795" calcext:value-type="float">
            <text:p>39,795</text:p>
          </table:table-cell>
          <table:table-cell table:style-name="ce29" office:value-type="float" office:value="9805" calcext:value-type="float">
            <text:p>9,805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8092" calcext:value-type="float">
            <text:p>8,092</text:p>
          </table:table-cell>
          <table:table-cell table:style-name="ce52" office:value-type="float" office:value="8490" calcext:value-type="float">
            <text:p>8,490</text:p>
          </table:table-cell>
          <table:table-cell table:style-name="ce29" office:value-type="float" office:value="41122" calcext:value-type="float">
            <text:p>41,122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8373" calcext:value-type="float">
            <text:p>8,373</text:p>
          </table:table-cell>
          <table:table-cell table:style-name="ce29" office:value-type="float" office:value="8296" calcext:value-type="float">
            <text:p>8,296</text:p>
          </table:table-cell>
          <table:table-cell table:style-name="ce52" office:value-type="float" office:value="8047" calcext:value-type="float">
            <text:p>8,047</text:p>
          </table:table-cell>
          <table:table-cell table:style-name="ce29" office:value-type="float" office:value="38123" calcext:value-type="float">
            <text:p>38,123</text:p>
          </table:table-cell>
          <table:table-cell table:style-name="ce29" office:value-type="float" office:value="7752" calcext:value-type="float">
            <text:p>7,752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7965" calcext:value-type="float">
            <text:p>7,965</text:p>
          </table:table-cell>
          <table:table-cell table:style-name="ce52" office:value-type="float" office:value="6915" calcext:value-type="float">
            <text:p>6,915</text:p>
          </table:table-cell>
          <table:table-cell table:style-name="ce29" office:value-type="float" office:value="31088" calcext:value-type="float">
            <text:p>31,088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5854" calcext:value-type="float">
            <text:p>5,854</text:p>
          </table:table-cell>
          <table:table-cell table:style-name="ce52" office:value-type="float" office:value="5407" calcext:value-type="float">
            <text:p>5,407</text:p>
          </table:table-cell>
          <table:table-cell table:style-name="ce29" office:value-type="float" office:value="17942" calcext:value-type="float">
            <text:p>17,942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2973" calcext:value-type="float">
            <text:p>2,973</text:p>
          </table:table-cell>
          <table:table-cell table:style-name="ce52" office:value-type="float" office:value="2495" calcext:value-type="float">
            <text:p>2,495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101" calcext:value-type="float">
            <text:p>1,101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44" calcext:value-type="float">
            <text:p>344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923" calcext:value-type="float">
            <text:p>566,923</text:p>
          </table:table-cell>
          <table:table-cell table:style-name="ce29" table:formula="of:=SUM([.E45:.I45])" office:value-type="float" office:value="24062" calcext:value-type="float">
            <text:p>24,062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867" calcext:value-type="float">
            <text:p>4,867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30191" calcext:value-type="float">
            <text:p>30,191</text:p>
          </table:table-cell>
          <table:table-cell table:style-name="ce29" office:value-type="float" office:value="5489" calcext:value-type="float">
            <text:p>5,489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6871" calcext:value-type="float">
            <text:p>6,871</text:p>
          </table:table-cell>
          <table:table-cell table:style-name="ce29" office:value-type="float" office:value="6390" calcext:value-type="float">
            <text:p>6,390</text:p>
          </table:table-cell>
          <table:table-cell table:style-name="ce52" office:value-type="float" office:value="5928" calcext:value-type="float">
            <text:p>5,928</text:p>
          </table:table-cell>
          <table:table-cell table:style-name="ce29" office:value-type="float" office:value="36394" calcext:value-type="float">
            <text:p>36,394</text:p>
          </table:table-cell>
          <table:table-cell table:style-name="ce29" office:value-type="float" office:value="7226" calcext:value-type="float">
            <text:p>7,226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322" calcext:value-type="float">
            <text:p>7,322</text:p>
          </table:table-cell>
          <table:table-cell table:style-name="ce52" office:value-type="float" office:value="7448" calcext:value-type="float">
            <text:p>7,448</text:p>
          </table:table-cell>
          <table:table-cell table:style-name="ce29" office:value-type="float" office:value="39783" calcext:value-type="float">
            <text:p>39,783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7713" calcext:value-type="float">
            <text:p>7,713</text:p>
          </table:table-cell>
          <table:table-cell table:style-name="ce52" office:value-type="float" office:value="8647" calcext:value-type="float">
            <text:p>8,647</text:p>
          </table:table-cell>
          <table:table-cell table:style-name="ce29" office:value-type="float" office:value="41939" calcext:value-type="float">
            <text:p>41,939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8272" calcext:value-type="float">
            <text:p>8,272</text:p>
          </table:table-cell>
          <table:table-cell table:style-name="ce29" office:value-type="float" office:value="9025" calcext:value-type="float">
            <text:p>9,025</text:p>
          </table:table-cell>
          <table:table-cell table:style-name="ce52" office:value-type="float" office:value="9199" calcext:value-type="float">
            <text:p>9,199</text:p>
          </table:table-cell>
          <table:table-cell table:style-name="ce29" office:value-type="float" office:value="50059" calcext:value-type="float">
            <text:p>50,059</text:p>
          </table:table-cell>
          <table:table-cell table:style-name="ce29" office:value-type="float" office:value="9681" calcext:value-type="float">
            <text:p>9,681</text:p>
          </table:table-cell>
          <table:table-cell table:style-name="ce29" office:value-type="float" office:value="9905" calcext:value-type="float">
            <text:p>9,905</text:p>
          </table:table-cell>
          <table:table-cell table:style-name="ce29" office:value-type="float" office:value="9973" calcext:value-type="float">
            <text:p>9,973</text:p>
          </table:table-cell>
          <table:table-cell table:style-name="ce29" office:value-type="float" office:value="10343" calcext:value-type="float">
            <text:p>10,343</text:p>
          </table:table-cell>
          <table:table-cell table:style-name="ce52" office:value-type="float" office:value="10157" calcext:value-type="float">
            <text:p>10,157</text:p>
          </table:table-cell>
          <table:table-cell table:style-name="ce29" office:value-type="float" office:value="43988" calcext:value-type="float">
            <text:p>43,988</text:p>
          </table:table-cell>
          <table:table-cell table:style-name="ce29" office:value-type="float" office:value="9431" calcext:value-type="float">
            <text:p>9,431</text:p>
          </table:table-cell>
          <table:table-cell table:style-name="ce29" office:value-type="float" office:value="9897" calcext:value-type="float">
            <text:p>9,897</text:p>
          </table:table-cell>
          <table:table-cell table:style-name="ce29" office:value-type="float" office:value="8540" calcext:value-type="float">
            <text:p>8,540</text:p>
          </table:table-cell>
          <table:table-cell table:style-name="ce29" office:value-type="float" office:value="8082" calcext:value-type="float">
            <text:p>8,082</text:p>
          </table:table-cell>
          <table:table-cell table:style-name="ce52" office:value-type="float" office:value="8038" calcext:value-type="float">
            <text:p>8,038</text:p>
          </table:table-cell>
          <table:table-cell table:style-name="ce29" office:value-type="float" office:value="42143" calcext:value-type="float">
            <text:p>42,143</text:p>
          </table:table-cell>
          <table:table-cell table:style-name="ce29" office:value-type="float" office:value="7779" calcext:value-type="float">
            <text:p>7,779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8762" calcext:value-type="float">
            <text:p>8,762</text:p>
          </table:table-cell>
          <table:table-cell table:style-name="ce52" office:value-type="float" office:value="8902" calcext:value-type="float">
            <text:p>8,902</text:p>
          </table:table-cell>
          <table:table-cell table:style-name="ce29" office:value-type="float" office:value="47066" calcext:value-type="float">
            <text:p>47,066</text:p>
          </table:table-cell>
          <table:table-cell table:style-name="ce29" office:value-type="float" office:value="8767" calcext:value-type="float">
            <text:p>8,767</text:p>
          </table:table-cell>
          <table:table-cell table:style-name="ce29" office:value-type="float" office:value="9311" calcext:value-type="float">
            <text:p>9,311</text:p>
          </table:table-cell>
          <table:table-cell table:style-name="ce29" office:value-type="float" office:value="9346" calcext:value-type="float">
            <text:p>9,346</text:p>
          </table:table-cell>
          <table:table-cell table:style-name="ce29" office:value-type="float" office:value="9830" calcext:value-type="float">
            <text:p>9,830</text:p>
          </table:table-cell>
          <table:table-cell table:style-name="ce52" office:value-type="float" office:value="9812" calcext:value-type="float">
            <text:p>9,812</text:p>
          </table:table-cell>
          <table:table-cell table:style-name="ce29" office:value-type="float" office:value="49624" calcext:value-type="float">
            <text:p>49,624</text:p>
          </table:table-cell>
          <table:table-cell table:style-name="ce29" office:value-type="float" office:value="10145" calcext:value-type="float">
            <text:p>10,145</text:p>
          </table:table-cell>
          <table:table-cell table:style-name="ce29" office:value-type="float" office:value="10230" calcext:value-type="float">
            <text:p>10,230</text:p>
          </table:table-cell>
          <table:table-cell table:style-name="ce29" office:value-type="float" office:value="9845" calcext:value-type="float">
            <text:p>9,845</text:p>
          </table:table-cell>
          <table:table-cell table:style-name="ce29" office:value-type="float" office:value="9867" calcext:value-type="float">
            <text:p>9,867</text:p>
          </table:table-cell>
          <table:table-cell table:style-name="ce52" office:value-type="float" office:value="9537" calcext:value-type="float">
            <text:p>9,537</text:p>
          </table:table-cell>
          <table:table-cell table:style-name="ce29" office:value-type="float" office:value="42741" calcext:value-type="float">
            <text:p>42,741</text:p>
          </table:table-cell>
          <table:table-cell table:style-name="ce29" office:value-type="float" office:value="8886" calcext:value-type="float">
            <text:p>8,886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8222" calcext:value-type="float">
            <text:p>8,222</text:p>
          </table:table-cell>
          <table:table-cell table:style-name="ce52" office:value-type="float" office:value="7940" calcext:value-type="float">
            <text:p>7,940</text:p>
          </table:table-cell>
          <table:table-cell table:style-name="ce29" office:value-type="float" office:value="33518" calcext:value-type="float">
            <text:p>33,518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6026" calcext:value-type="float">
            <text:p>6,026</text:p>
          </table:table-cell>
          <table:table-cell table:style-name="ce52" office:value-type="float" office:value="5457" calcext:value-type="float">
            <text:p>5,457</text:p>
          </table:table-cell>
          <table:table-cell table:style-name="ce29" office:value-type="float" office:value="19889" calcext:value-type="float">
            <text:p>19,889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992" calcext:value-type="float">
            <text:p>3,992</text:p>
          </table:table-cell>
          <table:table-cell table:style-name="ce52" office:value-type="float" office:value="4289" calcext:value-type="float">
            <text:p>4,289</text:p>
          </table:table-cell>
          <table:table-cell table:style-name="ce29" office:value-type="float" office:value="19738" calcext:value-type="float">
            <text:p>19,738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923" calcext:value-type="float">
            <text:p>3,923</text:p>
          </table:table-cell>
          <table:table-cell table:style-name="ce52" office:value-type="float" office:value="3861" calcext:value-type="float">
            <text:p>3,861</text:p>
          </table:table-cell>
          <table:table-cell table:style-name="ce29" office:value-type="float" office:value="17945" calcext:value-type="float">
            <text:p>17,945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225" calcext:value-type="float">
            <text:p>3,225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52" office:value-type="float" office:value="2673" calcext:value-type="float">
            <text:p>2,673</text:p>
          </table:table-cell>
          <table:table-cell table:style-name="ce29" office:value-type="float" office:value="8566" calcext:value-type="float">
            <text:p>8,566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343" calcext:value-type="float">
            <text:p>1,343</text:p>
          </table:table-cell>
          <table:table-cell table:style-name="ce52" office:value-type="float" office:value="1110" calcext:value-type="float">
            <text:p>1,110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45" calcext:value-type="float">
            <text:p>445</text:p>
          </table:table-cell>
          <table:table-cell table:style-name="ce52" office:value-type="float" office:value="351" calcext:value-type="float">
            <text:p>351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194" calcext:value-type="float">
            <text:p>538,194</text:p>
          </table:table-cell>
          <table:table-cell table:style-name="ce37" table:formula="of:=SUM([.E46:.I46])" office:value-type="float" office:value="21704" calcext:value-type="float">
            <text:p>21,704</text:p>
          </table:table-cell>
          <table:table-cell table:style-name="ce30" office:value-type="float" office:value="4009" calcext:value-type="float">
            <text:p>4,009</text:p>
          </table:table-cell>
          <table:table-cell table:style-name="ce30" office:value-type="float" office:value="4236" calcext:value-type="float">
            <text:p>4,236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408" calcext:value-type="float">
            <text:p>4,408</text:p>
          </table:table-cell>
          <table:table-cell table:style-name="ce30" office:value-type="float" office:value="4602" calcext:value-type="float">
            <text:p>4,602</text:p>
          </table:table-cell>
          <table:table-cell table:style-name="ce30" office:value-type="float" office:value="27776" calcext:value-type="float">
            <text:p>27,776</text:p>
          </table:table-cell>
          <table:table-cell table:style-name="ce30" office:value-type="float" office:value="4999" calcext:value-type="float">
            <text:p>4,999</text:p>
          </table:table-cell>
          <table:table-cell table:style-name="ce30" office:value-type="float" office:value="5256" calcext:value-type="float">
            <text:p>5,256</text:p>
          </table:table-cell>
          <table:table-cell table:style-name="ce30" office:value-type="float" office:value="6170" calcext:value-type="float">
            <text:p>6,170</text:p>
          </table:table-cell>
          <table:table-cell table:style-name="ce30" office:value-type="float" office:value="5939" calcext:value-type="float">
            <text:p>5,939</text:p>
          </table:table-cell>
          <table:table-cell table:style-name="ce37" office:value-type="float" office:value="5412" calcext:value-type="float">
            <text:p>5,412</text:p>
          </table:table-cell>
          <table:table-cell table:style-name="ce30" office:value-type="float" office:value="33647" calcext:value-type="float">
            <text:p>33,647</text:p>
          </table:table-cell>
          <table:table-cell table:style-name="ce30" office:value-type="float" office:value="6505" calcext:value-type="float">
            <text:p>6,505</text:p>
          </table:table-cell>
          <table:table-cell table:style-name="ce30" office:value-type="float" office:value="6532" calcext:value-type="float">
            <text:p>6,532</text:p>
          </table:table-cell>
          <table:table-cell table:style-name="ce30" office:value-type="float" office:value="6634" calcext:value-type="float">
            <text:p>6,634</text:p>
          </table:table-cell>
          <table:table-cell table:style-name="ce30" office:value-type="float" office:value="6788" calcext:value-type="float">
            <text:p>6,788</text:p>
          </table:table-cell>
          <table:table-cell table:style-name="ce37" office:value-type="float" office:value="7188" calcext:value-type="float">
            <text:p>7,188</text:p>
          </table:table-cell>
          <table:table-cell table:style-name="ce30" office:value-type="float" office:value="36898" calcext:value-type="float">
            <text:p>36,898</text:p>
          </table:table-cell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7037" calcext:value-type="float">
            <text:p>7,037</text:p>
          </table:table-cell>
          <table:table-cell table:style-name="ce30" office:value-type="float" office:value="7577" calcext:value-type="float">
            <text:p>7,577</text:p>
          </table:table-cell>
          <table:table-cell table:style-name="ce30" office:value-type="float" office:value="7242" calcext:value-type="float">
            <text:p>7,242</text:p>
          </table:table-cell>
          <table:table-cell table:style-name="ce37" office:value-type="float" office:value="8052" calcext:value-type="float">
            <text:p>8,052</text:p>
          </table:table-cell>
          <table:table-cell table:style-name="ce30" office:value-type="float" office:value="39318" calcext:value-type="float">
            <text:p>39,318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7083" calcext:value-type="float">
            <text:p>7,083</text:p>
          </table:table-cell>
          <table:table-cell table:style-name="ce30" office:value-type="float" office:value="7860" calcext:value-type="float">
            <text:p>7,860</text:p>
          </table:table-cell>
          <table:table-cell table:style-name="ce30" office:value-type="float" office:value="8500" calcext:value-type="float">
            <text:p>8,500</text:p>
          </table:table-cell>
          <table:table-cell table:style-name="ce37" office:value-type="float" office:value="8616" calcext:value-type="float">
            <text:p>8,616</text:p>
          </table:table-cell>
          <table:table-cell table:style-name="ce30" office:value-type="float" office:value="47340" calcext:value-type="float">
            <text:p>47,340</text:p>
          </table:table-cell>
          <table:table-cell table:style-name="ce30" office:value-type="float" office:value="9260" calcext:value-type="float">
            <text:p>9,260</text:p>
          </table:table-cell>
          <table:table-cell table:style-name="ce30" office:value-type="float" office:value="9481" calcext:value-type="float">
            <text:p>9,481</text:p>
          </table:table-cell>
          <table:table-cell table:style-name="ce30" office:value-type="float" office:value="9589" calcext:value-type="float">
            <text:p>9,589</text:p>
          </table:table-cell>
          <table:table-cell table:style-name="ce30" office:value-type="float" office:value="9759" calcext:value-type="float">
            <text:p>9,759</text:p>
          </table:table-cell>
          <table:table-cell table:style-name="ce37" office:value-type="float" office:value="9251" calcext:value-type="float">
            <text:p>9,251</text:p>
          </table:table-cell>
          <table:table-cell table:style-name="ce30" office:value-type="float" office:value="41329" calcext:value-type="float">
            <text:p>41,329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9370" calcext:value-type="float">
            <text:p>9,370</text:p>
          </table:table-cell>
          <table:table-cell table:style-name="ce30" office:value-type="float" office:value="8092" calcext:value-type="float">
            <text:p>8,092</text:p>
          </table:table-cell>
          <table:table-cell table:style-name="ce30" office:value-type="float" office:value="7759" calcext:value-type="float">
            <text:p>7,759</text:p>
          </table:table-cell>
          <table:table-cell table:style-name="ce37" office:value-type="float" office:value="7429" calcext:value-type="float">
            <text:p>7,429</text:p>
          </table:table-cell>
          <table:table-cell table:style-name="ce30" office:value-type="float" office:value="39264" calcext:value-type="float">
            <text:p>39,264</text:p>
          </table:table-cell>
          <table:table-cell table:style-name="ce30" office:value-type="float" office:value="7499" calcext:value-type="float">
            <text:p>7,499</text:p>
          </table:table-cell>
          <table:table-cell table:style-name="ce30" office:value-type="float" office:value="7608" calcext:value-type="float">
            <text:p>7,608</text:p>
          </table:table-cell>
          <table:table-cell table:style-name="ce30" office:value-type="float" office:value="7871" calcext:value-type="float">
            <text:p>7,871</text:p>
          </table:table-cell>
          <table:table-cell table:style-name="ce30" office:value-type="float" office:value="8166" calcext:value-type="float">
            <text:p>8,166</text:p>
          </table:table-cell>
          <table:table-cell table:style-name="ce37" office:value-type="float" office:value="8120" calcext:value-type="float">
            <text:p>8,120</text:p>
          </table:table-cell>
          <table:table-cell table:style-name="ce30" office:value-type="float" office:value="42844" calcext:value-type="float">
            <text:p>42,844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8523" calcext:value-type="float">
            <text:p>8,523</text:p>
          </table:table-cell>
          <table:table-cell table:style-name="ce30" office:value-type="float" office:value="8526" calcext:value-type="float">
            <text:p>8,526</text:p>
          </table:table-cell>
          <table:table-cell table:style-name="ce30" office:value-type="float" office:value="8884" calcext:value-type="float">
            <text:p>8,884</text:p>
          </table:table-cell>
          <table:table-cell table:style-name="ce37" office:value-type="float" office:value="8840" calcext:value-type="float">
            <text:p>8,840</text:p>
          </table:table-cell>
          <table:table-cell table:style-name="ce30" office:value-type="float" office:value="44426" calcext:value-type="float">
            <text:p>44,426</text:p>
          </table:table-cell>
          <table:table-cell table:style-name="ce30" office:value-type="float" office:value="9127" calcext:value-type="float">
            <text:p>9,127</text:p>
          </table:table-cell>
          <table:table-cell table:style-name="ce30" office:value-type="float" office:value="9207" calcext:value-type="float">
            <text:p>9,207</text:p>
          </table:table-cell>
          <table:table-cell table:style-name="ce30" office:value-type="float" office:value="8897" calcext:value-type="float">
            <text:p>8,897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7" office:value-type="float" office:value="8516" calcext:value-type="float">
            <text:p>8,516</text:p>
          </table:table-cell>
          <table:table-cell table:style-name="ce30" office:value-type="float" office:value="38696" calcext:value-type="float">
            <text:p>38,696</text:p>
          </table:table-cell>
          <table:table-cell table:style-name="ce30" office:value-type="float" office:value="7853" calcext:value-type="float">
            <text:p>7,853</text:p>
          </table:table-cell>
          <table:table-cell table:style-name="ce30" office:value-type="float" office:value="8408" calcext:value-type="float">
            <text:p>8,408</text:p>
          </table:table-cell>
          <table:table-cell table:style-name="ce30" office:value-type="float" office:value="7822" calcext:value-type="float">
            <text:p>7,822</text:p>
          </table:table-cell>
          <table:table-cell table:style-name="ce30" office:value-type="float" office:value="7555" calcext:value-type="float">
            <text:p>7,555</text:p>
          </table:table-cell>
          <table:table-cell table:style-name="ce37" office:value-type="float" office:value="7058" calcext:value-type="float">
            <text:p>7,058</text:p>
          </table:table-cell>
          <table:table-cell table:style-name="ce30" office:value-type="float" office:value="31561" calcext:value-type="float">
            <text:p>31,561</text:p>
          </table:table-cell>
          <table:table-cell table:style-name="ce30" office:value-type="float" office:value="6865" calcext:value-type="float">
            <text:p>6,865</text:p>
          </table:table-cell>
          <table:table-cell table:style-name="ce30" office:value-type="float" office:value="7231" calcext:value-type="float">
            <text:p>7,231</text:p>
          </table:table-cell>
          <table:table-cell table:style-name="ce30" office:value-type="float" office:value="6317" calcext:value-type="float">
            <text:p>6,317</text:p>
          </table:table-cell>
          <table:table-cell table:style-name="ce30" office:value-type="float" office:value="5778" calcext:value-type="float">
            <text:p>5,778</text:p>
          </table:table-cell>
          <table:table-cell table:style-name="ce37" office:value-type="float" office:value="5370" calcext:value-type="float">
            <text:p>5,370</text:p>
          </table:table-cell>
          <table:table-cell table:style-name="ce30" office:value-type="float" office:value="19906" calcext:value-type="float">
            <text:p>19,906</text:p>
          </table:table-cell>
          <table:table-cell table:style-name="ce30" office:value-type="float" office:value="4866" calcext:value-type="float">
            <text:p>4,866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7" office:value-type="float" office:value="4201" calcext:value-type="float">
            <text:p>4,201</text:p>
          </table:table-cell>
          <table:table-cell table:style-name="ce30" office:value-type="float" office:value="21384" calcext:value-type="float">
            <text:p>21,384</text:p>
          </table:table-cell>
          <table:table-cell table:style-name="ce30" office:value-type="float" office:value="4032" calcext:value-type="float">
            <text:p>4,032</text:p>
          </table:table-cell>
          <table:table-cell table:style-name="ce30" office:value-type="float" office:value="4452" calcext:value-type="float">
            <text:p>4,452</text:p>
          </table:table-cell>
          <table:table-cell table:style-name="ce30" office:value-type="float" office:value="4341" calcext:value-type="float">
            <text:p>4,341</text:p>
          </table:table-cell>
          <table:table-cell table:style-name="ce30" office:value-type="float" office:value="4373" calcext:value-type="float">
            <text:p>4,373</text:p>
          </table:table-cell>
          <table:table-cell table:style-name="ce37" office:value-type="float" office:value="4186" calcext:value-type="float">
            <text:p>4,186</text:p>
          </table:table-cell>
          <table:table-cell table:style-name="ce30" office:value-type="float" office:value="20178" calcext:value-type="float">
            <text:p>20,178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3993" calcext:value-type="float">
            <text:p>3,993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269" calcext:value-type="float">
            <text:p>4,269</text:p>
          </table:table-cell>
          <table:table-cell table:style-name="ce37" office:value-type="float" office:value="3690" calcext:value-type="float">
            <text:p>3,690</text:p>
          </table:table-cell>
          <table:table-cell table:style-name="ce30" office:value-type="float" office:value="15970" calcext:value-type="float">
            <text:p>15,970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7" office:value-type="float" office:value="2734" calcext:value-type="float">
            <text:p>2,734</text:p>
          </table:table-cell>
          <table:table-cell table:style-name="ce30" office:value-type="float" office:value="9376" calcext:value-type="float">
            <text:p>9,376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206" calcext:value-type="float">
            <text:p>2,206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0" office:value-type="float" office:value="4639" calcext:value-type="float">
            <text:p>4,639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656" calcext:value-type="float">
            <text:p>656</text:p>
          </table:table-cell>
          <table:table-cell table:style-name="ce37" office:value-type="float" office:value="553" calcext:value-type="float">
            <text:p>553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28" calcext:value-type="float">
            <text:p>228</text:p>
          </table:table-cell>
          <table:table-cell table:style-name="ce37" office:value-type="float" office:value="179" calcext:value-type="float">
            <text:p>179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4282" calcext:value-type="float">
            <text:p>1,244,282</text:p>
          </table:table-cell>
          <table:table-cell table:style-name="ce29" table:formula="of:=SUM([.E47:.I47])" office:value-type="float" office:value="54981" calcext:value-type="float">
            <text:p>54,981</text:p>
          </table:table-cell>
          <table:table-cell table:style-name="ce29" office:value-type="float" office:value="10347" calcext:value-type="float">
            <text:p>10,347</text:p>
          </table:table-cell>
          <table:table-cell table:style-name="ce29" office:value-type="float" office:value="10961" calcext:value-type="float">
            <text:p>10,961</text:p>
          </table:table-cell>
          <table:table-cell table:style-name="ce29" office:value-type="float" office:value="11000" calcext:value-type="float">
            <text:p>11,000</text:p>
          </table:table-cell>
          <table:table-cell table:style-name="ce29" office:value-type="float" office:value="11114" calcext:value-type="float">
            <text:p>11,114</text:p>
          </table:table-cell>
          <table:table-cell table:style-name="ce29" office:value-type="float" office:value="11559" calcext:value-type="float">
            <text:p>11,559</text:p>
          </table:table-cell>
          <table:table-cell table:style-name="ce29" office:value-type="float" office:value="67037" calcext:value-type="float">
            <text:p>67,037</text:p>
          </table:table-cell>
          <table:table-cell table:style-name="ce29" office:value-type="float" office:value="12324" calcext:value-type="float">
            <text:p>12,324</text:p>
          </table:table-cell>
          <table:table-cell table:style-name="ce29" office:value-type="float" office:value="12322" calcext:value-type="float">
            <text:p>12,322</text:p>
          </table:table-cell>
          <table:table-cell table:style-name="ce29" office:value-type="float" office:value="15125" calcext:value-type="float">
            <text:p>15,125</text:p>
          </table:table-cell>
          <table:table-cell table:style-name="ce29" office:value-type="float" office:value="14205" calcext:value-type="float">
            <text:p>14,205</text:p>
          </table:table-cell>
          <table:table-cell table:style-name="ce52" office:value-type="float" office:value="13061" calcext:value-type="float">
            <text:p>13,061</text:p>
          </table:table-cell>
          <table:table-cell table:style-name="ce29" office:value-type="float" office:value="80369" calcext:value-type="float">
            <text:p>80,369</text:p>
          </table:table-cell>
          <table:table-cell table:style-name="ce29" office:value-type="float" office:value="15483" calcext:value-type="float">
            <text:p>15,483</text:p>
          </table:table-cell>
          <table:table-cell table:style-name="ce29" office:value-type="float" office:value="15778" calcext:value-type="float">
            <text:p>15,778</text:p>
          </table:table-cell>
          <table:table-cell table:style-name="ce29" office:value-type="float" office:value="16059" calcext:value-type="float">
            <text:p>16,059</text:p>
          </table:table-cell>
          <table:table-cell table:style-name="ce29" office:value-type="float" office:value="16334" calcext:value-type="float">
            <text:p>16,334</text:p>
          </table:table-cell>
          <table:table-cell table:style-name="ce52" office:value-type="float" office:value="16715" calcext:value-type="float">
            <text:p>16,715</text:p>
          </table:table-cell>
          <table:table-cell table:style-name="ce29" office:value-type="float" office:value="87730" calcext:value-type="float">
            <text:p>87,730</text:p>
          </table:table-cell>
          <table:table-cell table:style-name="ce29" office:value-type="float" office:value="16796" calcext:value-type="float">
            <text:p>16,796</text:p>
          </table:table-cell>
          <table:table-cell table:style-name="ce29" office:value-type="float" office:value="17217" calcext:value-type="float">
            <text:p>17,217</text:p>
          </table:table-cell>
          <table:table-cell table:style-name="ce29" office:value-type="float" office:value="18042" calcext:value-type="float">
            <text:p>18,042</text:p>
          </table:table-cell>
          <table:table-cell table:style-name="ce29" office:value-type="float" office:value="16858" calcext:value-type="float">
            <text:p>16,858</text:p>
          </table:table-cell>
          <table:table-cell table:style-name="ce52" office:value-type="float" office:value="18817" calcext:value-type="float">
            <text:p>18,817</text:p>
          </table:table-cell>
          <table:table-cell table:style-name="ce29" office:value-type="float" office:value="90484" calcext:value-type="float">
            <text:p>90,484</text:p>
          </table:table-cell>
          <table:table-cell table:style-name="ce29" office:value-type="float" office:value="16652" calcext:value-type="float">
            <text:p>16,652</text:p>
          </table:table-cell>
          <table:table-cell table:style-name="ce29" office:value-type="float" office:value="16057" calcext:value-type="float">
            <text:p>16,057</text:p>
          </table:table-cell>
          <table:table-cell table:style-name="ce29" office:value-type="float" office:value="17798" calcext:value-type="float">
            <text:p>17,798</text:p>
          </table:table-cell>
          <table:table-cell table:style-name="ce29" office:value-type="float" office:value="19521" calcext:value-type="float">
            <text:p>19,521</text:p>
          </table:table-cell>
          <table:table-cell table:style-name="ce52" office:value-type="float" office:value="20456" calcext:value-type="float">
            <text:p>20,456</text:p>
          </table:table-cell>
          <table:table-cell table:style-name="ce29" office:value-type="float" office:value="114556" calcext:value-type="float">
            <text:p>114,556</text:p>
          </table:table-cell>
          <table:table-cell table:style-name="ce29" office:value-type="float" office:value="21585" calcext:value-type="float">
            <text:p>21,585</text:p>
          </table:table-cell>
          <table:table-cell table:style-name="ce29" office:value-type="float" office:value="22878" calcext:value-type="float">
            <text:p>22,878</text:p>
          </table:table-cell>
          <table:table-cell table:style-name="ce29" office:value-type="float" office:value="22853" calcext:value-type="float">
            <text:p>22,853</text:p>
          </table:table-cell>
          <table:table-cell table:style-name="ce29" office:value-type="float" office:value="23728" calcext:value-type="float">
            <text:p>23,728</text:p>
          </table:table-cell>
          <table:table-cell table:style-name="ce52" office:value-type="float" office:value="23512" calcext:value-type="float">
            <text:p>23,512</text:p>
          </table:table-cell>
          <table:table-cell table:style-name="ce29" office:value-type="float" office:value="107047" calcext:value-type="float">
            <text:p>107,047</text:p>
          </table:table-cell>
          <table:table-cell table:style-name="ce29" office:value-type="float" office:value="22115" calcext:value-type="float">
            <text:p>22,115</text:p>
          </table:table-cell>
          <table:table-cell table:style-name="ce29" office:value-type="float" office:value="24068" calcext:value-type="float">
            <text:p>24,068</text:p>
          </table:table-cell>
          <table:table-cell table:style-name="ce29" office:value-type="float" office:value="20924" calcext:value-type="float">
            <text:p>20,924</text:p>
          </table:table-cell>
          <table:table-cell table:style-name="ce29" office:value-type="float" office:value="20143" calcext:value-type="float">
            <text:p>20,143</text:p>
          </table:table-cell>
          <table:table-cell table:style-name="ce52" office:value-type="float" office:value="19797" calcext:value-type="float">
            <text:p>19,797</text:p>
          </table:table-cell>
          <table:table-cell table:style-name="ce29" office:value-type="float" office:value="99208" calcext:value-type="float">
            <text:p>99,208</text:p>
          </table:table-cell>
          <table:table-cell table:style-name="ce29" office:value-type="float" office:value="19327" calcext:value-type="float">
            <text:p>19,327</text:p>
          </table:table-cell>
          <table:table-cell table:style-name="ce29" office:value-type="float" office:value="19835" calcext:value-type="float">
            <text:p>19,835</text:p>
          </table:table-cell>
          <table:table-cell table:style-name="ce29" office:value-type="float" office:value="20321" calcext:value-type="float">
            <text:p>20,321</text:p>
          </table:table-cell>
          <table:table-cell table:style-name="ce29" office:value-type="float" office:value="19737" calcext:value-type="float">
            <text:p>19,737</text:p>
          </table:table-cell>
          <table:table-cell table:style-name="ce52" office:value-type="float" office:value="19988" calcext:value-type="float">
            <text:p>19,988</text:p>
          </table:table-cell>
          <table:table-cell table:style-name="ce29" office:value-type="float" office:value="101073" calcext:value-type="float">
            <text:p>101,073</text:p>
          </table:table-cell>
          <table:table-cell table:style-name="ce29" office:value-type="float" office:value="19485" calcext:value-type="float">
            <text:p>19,485</text:p>
          </table:table-cell>
          <table:table-cell table:style-name="ce29" office:value-type="float" office:value="20328" calcext:value-type="float">
            <text:p>20,328</text:p>
          </table:table-cell>
          <table:table-cell table:style-name="ce29" office:value-type="float" office:value="20073" calcext:value-type="float">
            <text:p>20,073</text:p>
          </table:table-cell>
          <table:table-cell table:style-name="ce29" office:value-type="float" office:value="20519" calcext:value-type="float">
            <text:p>20,519</text:p>
          </table:table-cell>
          <table:table-cell table:style-name="ce52" office:value-type="float" office:value="20668" calcext:value-type="float">
            <text:p>20,668</text:p>
          </table:table-cell>
          <table:table-cell table:style-name="ce29" office:value-type="float" office:value="102315" calcext:value-type="float">
            <text:p>102,315</text:p>
          </table:table-cell>
          <table:table-cell table:style-name="ce29" office:value-type="float" office:value="20867" calcext:value-type="float">
            <text:p>20,867</text:p>
          </table:table-cell>
          <table:table-cell table:style-name="ce29" office:value-type="float" office:value="20868" calcext:value-type="float">
            <text:p>20,868</text:p>
          </table:table-cell>
          <table:table-cell table:style-name="ce29" office:value-type="float" office:value="20398" calcext:value-type="float">
            <text:p>20,398</text:p>
          </table:table-cell>
          <table:table-cell table:style-name="ce29" office:value-type="float" office:value="20198" calcext:value-type="float">
            <text:p>20,198</text:p>
          </table:table-cell>
          <table:table-cell table:style-name="ce52" office:value-type="float" office:value="19984" calcext:value-type="float">
            <text:p>19,984</text:p>
          </table:table-cell>
          <table:table-cell table:style-name="ce29" office:value-type="float" office:value="93767" calcext:value-type="float">
            <text:p>93,767</text:p>
          </table:table-cell>
          <table:table-cell table:style-name="ce29" office:value-type="float" office:value="18812" calcext:value-type="float">
            <text:p>18,812</text:p>
          </table:table-cell>
          <table:table-cell table:style-name="ce29" office:value-type="float" office:value="19628" calcext:value-type="float">
            <text:p>19,628</text:p>
          </table:table-cell>
          <table:table-cell table:style-name="ce29" office:value-type="float" office:value="18948" calcext:value-type="float">
            <text:p>18,948</text:p>
          </table:table-cell>
          <table:table-cell table:style-name="ce29" office:value-type="float" office:value="18569" calcext:value-type="float">
            <text:p>18,569</text:p>
          </table:table-cell>
          <table:table-cell table:style-name="ce52" office:value-type="float" office:value="17810" calcext:value-type="float">
            <text:p>17,810</text:p>
          </table:table-cell>
          <table:table-cell table:style-name="ce29" office:value-type="float" office:value="77289" calcext:value-type="float">
            <text:p>77,289</text:p>
          </table:table-cell>
          <table:table-cell table:style-name="ce29" office:value-type="float" office:value="17144" calcext:value-type="float">
            <text:p>17,144</text:p>
          </table:table-cell>
          <table:table-cell table:style-name="ce29" office:value-type="float" office:value="17722" calcext:value-type="float">
            <text:p>17,722</text:p>
          </table:table-cell>
          <table:table-cell table:style-name="ce29" office:value-type="float" office:value="15909" calcext:value-type="float">
            <text:p>15,909</text:p>
          </table:table-cell>
          <table:table-cell table:style-name="ce29" office:value-type="float" office:value="13893" calcext:value-type="float">
            <text:p>13,893</text:p>
          </table:table-cell>
          <table:table-cell table:style-name="ce52" office:value-type="float" office:value="12621" calcext:value-type="float">
            <text:p>12,621</text:p>
          </table:table-cell>
          <table:table-cell table:style-name="ce29" office:value-type="float" office:value="45033" calcext:value-type="float">
            <text:p>45,033</text:p>
          </table:table-cell>
          <table:table-cell table:style-name="ce29" office:value-type="float" office:value="10802" calcext:value-type="float">
            <text:p>10,802</text:p>
          </table:table-cell>
          <table:table-cell table:style-name="ce29" office:value-type="float" office:value="8561" calcext:value-type="float">
            <text:p>8,561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9002" calcext:value-type="float">
            <text:p>9,002</text:p>
          </table:table-cell>
          <table:table-cell table:style-name="ce52" office:value-type="float" office:value="9005" calcext:value-type="float">
            <text:p>9,005</text:p>
          </table:table-cell>
          <table:table-cell table:style-name="ce29" office:value-type="float" office:value="41051" calcext:value-type="float">
            <text:p>41,051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8030" calcext:value-type="float">
            <text:p>8,030</text:p>
          </table:table-cell>
          <table:table-cell table:style-name="ce52" office:value-type="float" office:value="7554" calcext:value-type="float">
            <text:p>7,554</text:p>
          </table:table-cell>
          <table:table-cell table:style-name="ce29" office:value-type="float" office:value="31750" calcext:value-type="float">
            <text:p>31,750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6631" calcext:value-type="float">
            <text:p>6,631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035" calcext:value-type="float">
            <text:p>6,035</text:p>
          </table:table-cell>
          <table:table-cell table:style-name="ce52" office:value-type="float" office:value="5620" calcext:value-type="float">
            <text:p>5,620</text:p>
          </table:table-cell>
          <table:table-cell table:style-name="ce29" office:value-type="float" office:value="26144" calcext:value-type="float">
            <text:p>26,144</text:p>
          </table:table-cell>
          <table:table-cell table:style-name="ce29" office:value-type="float" office:value="5360" calcext:value-type="float">
            <text:p>5,360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4902" calcext:value-type="float">
            <text:p>4,902</text:p>
          </table:table-cell>
          <table:table-cell table:style-name="ce52" office:value-type="float" office:value="4685" calcext:value-type="float">
            <text:p>4,685</text:p>
          </table:table-cell>
          <table:table-cell table:style-name="ce29" office:value-type="float" office:value="15816" calcext:value-type="float">
            <text:p>15,816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2748" calcext:value-type="float">
            <text:p>2,748</text:p>
          </table:table-cell>
          <table:table-cell table:style-name="ce52" office:value-type="float" office:value="2161" calcext:value-type="float">
            <text:p>2,161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945" calcext:value-type="float">
            <text:p>945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40579" calcext:value-type="float">
            <text:p>640,579</text:p>
          </table:table-cell>
          <table:table-cell table:style-name="ce29" table:formula="of:=SUM([.E48:.I48])" office:value-type="float" office:value="28661" calcext:value-type="float">
            <text:p>28,661</text:p>
          </table:table-cell>
          <table:table-cell table:style-name="ce42" office:value-type="float" office:value="5451" calcext:value-type="float">
            <text:p>5,451</text:p>
          </table:table-cell>
          <table:table-cell table:style-name="ce42" office:value-type="float" office:value="5720" calcext:value-type="float">
            <text:p>5,720</text:p>
          </table:table-cell>
          <table:table-cell table:style-name="ce42" office:value-type="float" office:value="5685" calcext:value-type="float">
            <text:p>5,685</text:p>
          </table:table-cell>
          <table:table-cell table:style-name="ce42" office:value-type="float" office:value="5795" calcext:value-type="float">
            <text:p>5,795</text:p>
          </table:table-cell>
          <table:table-cell table:style-name="ce42" office:value-type="float" office:value="6010" calcext:value-type="float">
            <text:p>6,010</text:p>
          </table:table-cell>
          <table:table-cell table:style-name="ce42" office:value-type="float" office:value="34857" calcext:value-type="float">
            <text:p>34,857</text:p>
          </table:table-cell>
          <table:table-cell table:style-name="ce42" office:value-type="float" office:value="6427" calcext:value-type="float">
            <text:p>6,427</text:p>
          </table:table-cell>
          <table:table-cell table:style-name="ce42" office:value-type="float" office:value="6420" calcext:value-type="float">
            <text:p>6,420</text:p>
          </table:table-cell>
          <table:table-cell table:style-name="ce42" office:value-type="float" office:value="7875" calcext:value-type="float">
            <text:p>7,875</text:p>
          </table:table-cell>
          <table:table-cell table:style-name="ce42" office:value-type="float" office:value="7386" calcext:value-type="float">
            <text:p>7,386</text:p>
          </table:table-cell>
          <table:table-cell table:style-name="ce53" office:value-type="float" office:value="6749" calcext:value-type="float">
            <text:p>6,749</text:p>
          </table:table-cell>
          <table:table-cell table:style-name="ce42" office:value-type="float" office:value="41861" calcext:value-type="float">
            <text:p>41,861</text:p>
          </table:table-cell>
          <table:table-cell table:style-name="ce42" office:value-type="float" office:value="8048" calcext:value-type="float">
            <text:p>8,048</text:p>
          </table:table-cell>
          <table:table-cell table:style-name="ce42" office:value-type="float" office:value="8210" calcext:value-type="float">
            <text:p>8,210</text:p>
          </table:table-cell>
          <table:table-cell table:style-name="ce42" office:value-type="float" office:value="8410" calcext:value-type="float">
            <text:p>8,410</text:p>
          </table:table-cell>
          <table:table-cell table:style-name="ce42" office:value-type="float" office:value="8535" calcext:value-type="float">
            <text:p>8,535</text:p>
          </table:table-cell>
          <table:table-cell table:style-name="ce53" office:value-type="float" office:value="8658" calcext:value-type="float">
            <text:p>8,658</text:p>
          </table:table-cell>
          <table:table-cell table:style-name="ce42" office:value-type="float" office:value="45802" calcext:value-type="float">
            <text:p>45,802</text:p>
          </table:table-cell>
          <table:table-cell table:style-name="ce42" office:value-type="float" office:value="8779" calcext:value-type="float">
            <text:p>8,779</text:p>
          </table:table-cell>
          <table:table-cell table:style-name="ce42" office:value-type="float" office:value="9013" calcext:value-type="float">
            <text:p>9,013</text:p>
          </table:table-cell>
          <table:table-cell table:style-name="ce42" office:value-type="float" office:value="9518" calcext:value-type="float">
            <text:p>9,518</text:p>
          </table:table-cell>
          <table:table-cell table:style-name="ce42" office:value-type="float" office:value="8833" calcext:value-type="float">
            <text:p>8,833</text:p>
          </table:table-cell>
          <table:table-cell table:style-name="ce53" office:value-type="float" office:value="9659" calcext:value-type="float">
            <text:p>9,659</text:p>
          </table:table-cell>
          <table:table-cell table:style-name="ce42" office:value-type="float" office:value="46608" calcext:value-type="float">
            <text:p>46,608</text:p>
          </table:table-cell>
          <table:table-cell table:style-name="ce42" office:value-type="float" office:value="8605" calcext:value-type="float">
            <text:p>8,605</text:p>
          </table:table-cell>
          <table:table-cell table:style-name="ce42" office:value-type="float" office:value="8221" calcext:value-type="float">
            <text:p>8,221</text:p>
          </table:table-cell>
          <table:table-cell table:style-name="ce42" office:value-type="float" office:value="9236" calcext:value-type="float">
            <text:p>9,236</text:p>
          </table:table-cell>
          <table:table-cell table:style-name="ce42" office:value-type="float" office:value="10044" calcext:value-type="float">
            <text:p>10,044</text:p>
          </table:table-cell>
          <table:table-cell table:style-name="ce53" office:value-type="float" office:value="10502" calcext:value-type="float">
            <text:p>10,502</text:p>
          </table:table-cell>
          <table:table-cell table:style-name="ce42" office:value-type="float" office:value="58949" calcext:value-type="float">
            <text:p>58,949</text:p>
          </table:table-cell>
          <table:table-cell table:style-name="ce42" office:value-type="float" office:value="11157" calcext:value-type="float">
            <text:p>11,157</text:p>
          </table:table-cell>
          <table:table-cell table:style-name="ce42" office:value-type="float" office:value="11653" calcext:value-type="float">
            <text:p>11,653</text:p>
          </table:table-cell>
          <table:table-cell table:style-name="ce42" office:value-type="float" office:value="11620" calcext:value-type="float">
            <text:p>11,620</text:p>
          </table:table-cell>
          <table:table-cell table:style-name="ce42" office:value-type="float" office:value="12247" calcext:value-type="float">
            <text:p>12,247</text:p>
          </table:table-cell>
          <table:table-cell table:style-name="ce53" office:value-type="float" office:value="12272" calcext:value-type="float">
            <text:p>12,272</text:p>
          </table:table-cell>
          <table:table-cell table:style-name="ce42" office:value-type="float" office:value="56105" calcext:value-type="float">
            <text:p>56,105</text:p>
          </table:table-cell>
          <table:table-cell table:style-name="ce42" office:value-type="float" office:value="11439" calcext:value-type="float">
            <text:p>11,439</text:p>
          </table:table-cell>
          <table:table-cell table:style-name="ce42" office:value-type="float" office:value="12667" calcext:value-type="float">
            <text:p>12,667</text:p>
          </table:table-cell>
          <table:table-cell table:style-name="ce42" office:value-type="float" office:value="11094" calcext:value-type="float">
            <text:p>11,094</text:p>
          </table:table-cell>
          <table:table-cell table:style-name="ce42" office:value-type="float" office:value="10524" calcext:value-type="float">
            <text:p>10,524</text:p>
          </table:table-cell>
          <table:table-cell table:style-name="ce53" office:value-type="float" office:value="10381" calcext:value-type="float">
            <text:p>10,381</text:p>
          </table:table-cell>
          <table:table-cell table:style-name="ce42" office:value-type="float" office:value="52647" calcext:value-type="float">
            <text:p>52,647</text:p>
          </table:table-cell>
          <table:table-cell table:style-name="ce42" office:value-type="float" office:value="10147" calcext:value-type="float">
            <text:p>10,147</text:p>
          </table:table-cell>
          <table:table-cell table:style-name="ce42" office:value-type="float" office:value="10480" calcext:value-type="float">
            <text:p>10,480</text:p>
          </table:table-cell>
          <table:table-cell table:style-name="ce42" office:value-type="float" office:value="10846" calcext:value-type="float">
            <text:p>10,846</text:p>
          </table:table-cell>
          <table:table-cell table:style-name="ce42" office:value-type="float" office:value="10501" calcext:value-type="float">
            <text:p>10,501</text:p>
          </table:table-cell>
          <table:table-cell table:style-name="ce53" office:value-type="float" office:value="10673" calcext:value-type="float">
            <text:p>10,673</text:p>
          </table:table-cell>
          <table:table-cell table:style-name="ce42" office:value-type="float" office:value="53622" calcext:value-type="float">
            <text:p>53,622</text:p>
          </table:table-cell>
          <table:table-cell table:style-name="ce42" office:value-type="float" office:value="10498" calcext:value-type="float">
            <text:p>10,498</text:p>
          </table:table-cell>
          <table:table-cell table:style-name="ce42" office:value-type="float" office:value="10814" calcext:value-type="float">
            <text:p>10,814</text:p>
          </table:table-cell>
          <table:table-cell table:style-name="ce42" office:value-type="float" office:value="10636" calcext:value-type="float">
            <text:p>10,636</text:p>
          </table:table-cell>
          <table:table-cell table:style-name="ce42" office:value-type="float" office:value="10857" calcext:value-type="float">
            <text:p>10,857</text:p>
          </table:table-cell>
          <table:table-cell table:style-name="ce53" office:value-type="float" office:value="10817" calcext:value-type="float">
            <text:p>10,817</text:p>
          </table:table-cell>
          <table:table-cell table:style-name="ce42" office:value-type="float" office:value="52407" calcext:value-type="float">
            <text:p>52,407</text:p>
          </table:table-cell>
          <table:table-cell table:style-name="ce42" office:value-type="float" office:value="10779" calcext:value-type="float">
            <text:p>10,779</text:p>
          </table:table-cell>
          <table:table-cell table:style-name="ce42" office:value-type="float" office:value="10697" calcext:value-type="float">
            <text:p>10,697</text:p>
          </table:table-cell>
          <table:table-cell table:style-name="ce42" office:value-type="float" office:value="10513" calcext:value-type="float">
            <text:p>10,513</text:p>
          </table:table-cell>
          <table:table-cell table:style-name="ce42" office:value-type="float" office:value="10336" calcext:value-type="float">
            <text:p>10,336</text:p>
          </table:table-cell>
          <table:table-cell table:style-name="ce53" office:value-type="float" office:value="10082" calcext:value-type="float">
            <text:p>10,082</text:p>
          </table:table-cell>
          <table:table-cell table:style-name="ce42" office:value-type="float" office:value="46737" calcext:value-type="float">
            <text:p>46,737</text:p>
          </table:table-cell>
          <table:table-cell table:style-name="ce42" office:value-type="float" office:value="9421" calcext:value-type="float">
            <text:p>9,421</text:p>
          </table:table-cell>
          <table:table-cell table:style-name="ce42" office:value-type="float" office:value="9828" calcext:value-type="float">
            <text:p>9,828</text:p>
          </table:table-cell>
          <table:table-cell table:style-name="ce42" office:value-type="float" office:value="9417" calcext:value-type="float">
            <text:p>9,417</text:p>
          </table:table-cell>
          <table:table-cell table:style-name="ce42" office:value-type="float" office:value="9248" calcext:value-type="float">
            <text:p>9,248</text:p>
          </table:table-cell>
          <table:table-cell table:style-name="ce53" office:value-type="float" office:value="8823" calcext:value-type="float">
            <text:p>8,823</text:p>
          </table:table-cell>
          <table:table-cell table:style-name="ce42" office:value-type="float" office:value="38092" calcext:value-type="float">
            <text:p>38,092</text:p>
          </table:table-cell>
          <table:table-cell table:style-name="ce42" office:value-type="float" office:value="8442" calcext:value-type="float">
            <text:p>8,442</text:p>
          </table:table-cell>
          <table:table-cell table:style-name="ce42" office:value-type="float" office:value="8717" calcext:value-type="float">
            <text:p>8,717</text:p>
          </table:table-cell>
          <table:table-cell table:style-name="ce42" office:value-type="float" office:value="7948" calcext:value-type="float">
            <text:p>7,948</text:p>
          </table:table-cell>
          <table:table-cell table:style-name="ce42" office:value-type="float" office:value="6815" calcext:value-type="float">
            <text:p>6,815</text:p>
          </table:table-cell>
          <table:table-cell table:style-name="ce53" office:value-type="float" office:value="6170" calcext:value-type="float">
            <text:p>6,170</text:p>
          </table:table-cell>
          <table:table-cell table:style-name="ce42" office:value-type="float" office:value="22264" calcext:value-type="float">
            <text:p>22,264</text:p>
          </table:table-cell>
          <table:table-cell table:style-name="ce42" office:value-type="float" office:value="5377" calcext:value-type="float">
            <text:p>5,377</text:p>
          </table:table-cell>
          <table:table-cell table:style-name="ce42" office:value-type="float" office:value="4199" calcext:value-type="float">
            <text:p>4,199</text:p>
          </table:table-cell>
          <table:table-cell table:style-name="ce42" office:value-type="float" office:value="3788" calcext:value-type="float">
            <text:p>3,788</text:p>
          </table:table-cell>
          <table:table-cell table:style-name="ce42" office:value-type="float" office:value="4438" calcext:value-type="float">
            <text:p>4,438</text:p>
          </table:table-cell>
          <table:table-cell table:style-name="ce53" office:value-type="float" office:value="4462" calcext:value-type="float">
            <text:p>4,462</text:p>
          </table:table-cell>
          <table:table-cell table:style-name="ce42" office:value-type="float" office:value="19725" calcext:value-type="float">
            <text:p>19,725</text:p>
          </table:table-cell>
          <table:table-cell table:style-name="ce42" office:value-type="float" office:value="4182" calcext:value-type="float">
            <text:p>4,182</text:p>
          </table:table-cell>
          <table:table-cell table:style-name="ce42" office:value-type="float" office:value="4233" calcext:value-type="float">
            <text:p>4,233</text:p>
          </table:table-cell>
          <table:table-cell table:style-name="ce42" office:value-type="float" office:value="3964" calcext:value-type="float">
            <text:p>3,964</text:p>
          </table:table-cell>
          <table:table-cell table:style-name="ce42" office:value-type="float" office:value="3834" calcext:value-type="float">
            <text:p>3,834</text:p>
          </table:table-cell>
          <table:table-cell table:style-name="ce53" office:value-type="float" office:value="3512" calcext:value-type="float">
            <text:p>3,512</text:p>
          </table:table-cell>
          <table:table-cell table:style-name="ce42" office:value-type="float" office:value="15175" calcext:value-type="float">
            <text:p>15,175</text:p>
          </table:table-cell>
          <table:table-cell table:style-name="ce42" office:value-type="float" office:value="3332" calcext:value-type="float">
            <text:p>3,332</text:p>
          </table:table-cell>
          <table:table-cell table:style-name="ce42" office:value-type="float" office:value="3190" calcext:value-type="float">
            <text:p>3,190</text:p>
          </table:table-cell>
          <table:table-cell table:style-name="ce42" office:value-type="float" office:value="2977" calcext:value-type="float">
            <text:p>2,977</text:p>
          </table:table-cell>
          <table:table-cell table:style-name="ce42" office:value-type="float" office:value="2901" calcext:value-type="float">
            <text:p>2,901</text:p>
          </table:table-cell>
          <table:table-cell table:style-name="ce53" office:value-type="float" office:value="2775" calcext:value-type="float">
            <text:p>2,775</text:p>
          </table:table-cell>
          <table:table-cell table:style-name="ce42" office:value-type="float" office:value="14328" calcext:value-type="float">
            <text:p>14,328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3079" calcext:value-type="float">
            <text:p>3,079</text:p>
          </table:table-cell>
          <table:table-cell table:style-name="ce42" office:value-type="float" office:value="2983" calcext:value-type="float">
            <text:p>2,983</text:p>
          </table:table-cell>
          <table:table-cell table:style-name="ce42" office:value-type="float" office:value="2794" calcext:value-type="float">
            <text:p>2,794</text:p>
          </table:table-cell>
          <table:table-cell table:style-name="ce53" office:value-type="float" office:value="2651" calcext:value-type="float">
            <text:p>2,651</text:p>
          </table:table-cell>
          <table:table-cell table:style-name="ce42" office:value-type="float" office:value="8663" calcext:value-type="float">
            <text:p>8,663</text:p>
          </table:table-cell>
          <table:table-cell table:style-name="ce42" office:value-type="float" office:value="2265" calcext:value-type="float">
            <text:p>2,265</text:p>
          </table:table-cell>
          <table:table-cell table:style-name="ce42" office:value-type="float" office:value="2064" calcext:value-type="float">
            <text:p>2,064</text:p>
          </table:table-cell>
          <table:table-cell table:style-name="ce42" office:value-type="float" office:value="1791" calcext:value-type="float">
            <text:p>1,791</text:p>
          </table:table-cell>
          <table:table-cell table:style-name="ce42" office:value-type="float" office:value="1439" calcext:value-type="float">
            <text:p>1,439</text:p>
          </table:table-cell>
          <table:table-cell table:style-name="ce53" office:value-type="float" office:value="1104" calcext:value-type="float">
            <text:p>1,104</text:p>
          </table:table-cell>
          <table:table-cell table:style-name="ce42" office:value-type="float" office:value="3168" calcext:value-type="float">
            <text:p>3,168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428" calcext:value-type="float">
            <text:p>428</text:p>
          </table:table-cell>
          <table:table-cell table:style-name="ce53" office:value-type="float" office:value="348" calcext:value-type="float">
            <text:p>348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97" calcext:value-type="float">
            <text:p>97</text:p>
          </table:table-cell>
          <table:table-cell table:style-name="ce53" office:value-type="float" office:value="81" calcext:value-type="float">
            <text:p>81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703" calcext:value-type="float">
            <text:p>603,703</text:p>
          </table:table-cell>
          <table:table-cell table:style-name="ce37" table:formula="of:=SUM([.E49:.I49])" office:value-type="float" office:value="26320" calcext:value-type="float">
            <text:p>26,320</text:p>
          </table:table-cell>
          <table:table-cell table:style-name="ce43" office:value-type="float" office:value="4896" calcext:value-type="float">
            <text:p>4,896</text:p>
          </table:table-cell>
          <table:table-cell table:style-name="ce43" office:value-type="float" office:value="5241" calcext:value-type="float">
            <text:p>5,241</text:p>
          </table:table-cell>
          <table:table-cell table:style-name="ce43" office:value-type="float" office:value="5315" calcext:value-type="float">
            <text:p>5,315</text:p>
          </table:table-cell>
          <table:table-cell table:style-name="ce43" office:value-type="float" office:value="5319" calcext:value-type="float">
            <text:p>5,319</text:p>
          </table:table-cell>
          <table:table-cell table:style-name="ce43" office:value-type="float" office:value="5549" calcext:value-type="float">
            <text:p>5,549</text:p>
          </table:table-cell>
          <table:table-cell table:style-name="ce43" office:value-type="float" office:value="32180" calcext:value-type="float">
            <text:p>32,180</text:p>
          </table:table-cell>
          <table:table-cell table:style-name="ce43" office:value-type="float" office:value="5897" calcext:value-type="float">
            <text:p>5,897</text:p>
          </table:table-cell>
          <table:table-cell table:style-name="ce43" office:value-type="float" office:value="5902" calcext:value-type="float">
            <text:p>5,902</text:p>
          </table:table-cell>
          <table:table-cell table:style-name="ce43" office:value-type="float" office:value="7250" calcext:value-type="float">
            <text:p>7,250</text:p>
          </table:table-cell>
          <table:table-cell table:style-name="ce43" office:value-type="float" office:value="6819" calcext:value-type="float">
            <text:p>6,819</text:p>
          </table:table-cell>
          <table:table-cell table:style-name="ce54" office:value-type="float" office:value="6312" calcext:value-type="float">
            <text:p>6,312</text:p>
          </table:table-cell>
          <table:table-cell table:style-name="ce43" office:value-type="float" office:value="38508" calcext:value-type="float">
            <text:p>38,508</text:p>
          </table:table-cell>
          <table:table-cell table:style-name="ce43" office:value-type="float" office:value="7435" calcext:value-type="float">
            <text:p>7,435</text:p>
          </table:table-cell>
          <table:table-cell table:style-name="ce43" office:value-type="float" office:value="7568" calcext:value-type="float">
            <text:p>7,568</text:p>
          </table:table-cell>
          <table:table-cell table:style-name="ce43" office:value-type="float" office:value="7649" calcext:value-type="float">
            <text:p>7,649</text:p>
          </table:table-cell>
          <table:table-cell table:style-name="ce43" office:value-type="float" office:value="7799" calcext:value-type="float">
            <text:p>7,799</text:p>
          </table:table-cell>
          <table:table-cell table:style-name="ce54" office:value-type="float" office:value="8057" calcext:value-type="float">
            <text:p>8,057</text:p>
          </table:table-cell>
          <table:table-cell table:style-name="ce43" office:value-type="float" office:value="41928" calcext:value-type="float">
            <text:p>41,928</text:p>
          </table:table-cell>
          <table:table-cell table:style-name="ce43" office:value-type="float" office:value="8017" calcext:value-type="float">
            <text:p>8,017</text:p>
          </table:table-cell>
          <table:table-cell table:style-name="ce43" office:value-type="float" office:value="8204" calcext:value-type="float">
            <text:p>8,204</text:p>
          </table:table-cell>
          <table:table-cell table:style-name="ce43" office:value-type="float" office:value="8524" calcext:value-type="float">
            <text:p>8,524</text:p>
          </table:table-cell>
          <table:table-cell table:style-name="ce43" office:value-type="float" office:value="8025" calcext:value-type="float">
            <text:p>8,025</text:p>
          </table:table-cell>
          <table:table-cell table:style-name="ce54" office:value-type="float" office:value="9158" calcext:value-type="float">
            <text:p>9,158</text:p>
          </table:table-cell>
          <table:table-cell table:style-name="ce43" office:value-type="float" office:value="43876" calcext:value-type="float">
            <text:p>43,876</text:p>
          </table:table-cell>
          <table:table-cell table:style-name="ce43" office:value-type="float" office:value="8047" calcext:value-type="float">
            <text:p>8,047</text:p>
          </table:table-cell>
          <table:table-cell table:style-name="ce43" office:value-type="float" office:value="7836" calcext:value-type="float">
            <text:p>7,836</text:p>
          </table:table-cell>
          <table:table-cell table:style-name="ce43" office:value-type="float" office:value="8562" calcext:value-type="float">
            <text:p>8,562</text:p>
          </table:table-cell>
          <table:table-cell table:style-name="ce43" office:value-type="float" office:value="9477" calcext:value-type="float">
            <text:p>9,477</text:p>
          </table:table-cell>
          <table:table-cell table:style-name="ce54" office:value-type="float" office:value="9954" calcext:value-type="float">
            <text:p>9,954</text:p>
          </table:table-cell>
          <table:table-cell table:style-name="ce43" office:value-type="float" office:value="55607" calcext:value-type="float">
            <text:p>55,607</text:p>
          </table:table-cell>
          <table:table-cell table:style-name="ce43" office:value-type="float" office:value="10428" calcext:value-type="float">
            <text:p>10,428</text:p>
          </table:table-cell>
          <table:table-cell table:style-name="ce43" office:value-type="float" office:value="11225" calcext:value-type="float">
            <text:p>11,225</text:p>
          </table:table-cell>
          <table:table-cell table:style-name="ce43" office:value-type="float" office:value="11233" calcext:value-type="float">
            <text:p>11,233</text:p>
          </table:table-cell>
          <table:table-cell table:style-name="ce43" office:value-type="float" office:value="11481" calcext:value-type="float">
            <text:p>11,481</text:p>
          </table:table-cell>
          <table:table-cell table:style-name="ce54" office:value-type="float" office:value="11240" calcext:value-type="float">
            <text:p>11,240</text:p>
          </table:table-cell>
          <table:table-cell table:style-name="ce43" office:value-type="float" office:value="50942" calcext:value-type="float">
            <text:p>50,942</text:p>
          </table:table-cell>
          <table:table-cell table:style-name="ce43" office:value-type="float" office:value="10676" calcext:value-type="float">
            <text:p>10,676</text:p>
          </table:table-cell>
          <table:table-cell table:style-name="ce43" office:value-type="float" office:value="11401" calcext:value-type="float">
            <text:p>11,401</text:p>
          </table:table-cell>
          <table:table-cell table:style-name="ce43" office:value-type="float" office:value="9830" calcext:value-type="float">
            <text:p>9,830</text:p>
          </table:table-cell>
          <table:table-cell table:style-name="ce43" office:value-type="float" office:value="9619" calcext:value-type="float">
            <text:p>9,619</text:p>
          </table:table-cell>
          <table:table-cell table:style-name="ce54" office:value-type="float" office:value="9416" calcext:value-type="float">
            <text:p>9,416</text:p>
          </table:table-cell>
          <table:table-cell table:style-name="ce43" office:value-type="float" office:value="46561" calcext:value-type="float">
            <text:p>46,561</text:p>
          </table:table-cell>
          <table:table-cell table:style-name="ce43" office:value-type="float" office:value="9180" calcext:value-type="float">
            <text:p>9,180</text:p>
          </table:table-cell>
          <table:table-cell table:style-name="ce43" office:value-type="float" office:value="9355" calcext:value-type="float">
            <text:p>9,355</text:p>
          </table:table-cell>
          <table:table-cell table:style-name="ce43" office:value-type="float" office:value="9475" calcext:value-type="float">
            <text:p>9,475</text:p>
          </table:table-cell>
          <table:table-cell table:style-name="ce43" office:value-type="float" office:value="9236" calcext:value-type="float">
            <text:p>9,236</text:p>
          </table:table-cell>
          <table:table-cell table:style-name="ce54" office:value-type="float" office:value="9315" calcext:value-type="float">
            <text:p>9,315</text:p>
          </table:table-cell>
          <table:table-cell table:style-name="ce43" office:value-type="float" office:value="47451" calcext:value-type="float">
            <text:p>47,451</text:p>
          </table:table-cell>
          <table:table-cell table:style-name="ce43" office:value-type="float" office:value="8987" calcext:value-type="float">
            <text:p>8,987</text:p>
          </table:table-cell>
          <table:table-cell table:style-name="ce43" office:value-type="float" office:value="9514" calcext:value-type="float">
            <text:p>9,514</text:p>
          </table:table-cell>
          <table:table-cell table:style-name="ce43" office:value-type="float" office:value="9437" calcext:value-type="float">
            <text:p>9,437</text:p>
          </table:table-cell>
          <table:table-cell table:style-name="ce43" office:value-type="float" office:value="9662" calcext:value-type="float">
            <text:p>9,662</text:p>
          </table:table-cell>
          <table:table-cell table:style-name="ce54" office:value-type="float" office:value="9851" calcext:value-type="float">
            <text:p>9,851</text:p>
          </table:table-cell>
          <table:table-cell table:style-name="ce43" office:value-type="float" office:value="49908" calcext:value-type="float">
            <text:p>49,908</text:p>
          </table:table-cell>
          <table:table-cell table:style-name="ce43" office:value-type="float" office:value="10088" calcext:value-type="float">
            <text:p>10,088</text:p>
          </table:table-cell>
          <table:table-cell table:style-name="ce43" office:value-type="float" office:value="10171" calcext:value-type="float">
            <text:p>10,171</text:p>
          </table:table-cell>
          <table:table-cell table:style-name="ce43" office:value-type="float" office:value="9885" calcext:value-type="float">
            <text:p>9,885</text:p>
          </table:table-cell>
          <table:table-cell table:style-name="ce43" office:value-type="float" office:value="9862" calcext:value-type="float">
            <text:p>9,862</text:p>
          </table:table-cell>
          <table:table-cell table:style-name="ce54" office:value-type="float" office:value="9902" calcext:value-type="float">
            <text:p>9,902</text:p>
          </table:table-cell>
          <table:table-cell table:style-name="ce43" office:value-type="float" office:value="47030" calcext:value-type="float">
            <text:p>47,030</text:p>
          </table:table-cell>
          <table:table-cell table:style-name="ce43" office:value-type="float" office:value="9391" calcext:value-type="float">
            <text:p>9,391</text:p>
          </table:table-cell>
          <table:table-cell table:style-name="ce43" office:value-type="float" office:value="9800" calcext:value-type="float">
            <text:p>9,800</text:p>
          </table:table-cell>
          <table:table-cell table:style-name="ce43" office:value-type="float" office:value="9531" calcext:value-type="float">
            <text:p>9,531</text:p>
          </table:table-cell>
          <table:table-cell table:style-name="ce43" office:value-type="float" office:value="9321" calcext:value-type="float">
            <text:p>9,321</text:p>
          </table:table-cell>
          <table:table-cell table:style-name="ce54" office:value-type="float" office:value="8987" calcext:value-type="float">
            <text:p>8,987</text:p>
          </table:table-cell>
          <table:table-cell table:style-name="ce43" office:value-type="float" office:value="39197" calcext:value-type="float">
            <text:p>39,197</text:p>
          </table:table-cell>
          <table:table-cell table:style-name="ce43" office:value-type="float" office:value="8702" calcext:value-type="float">
            <text:p>8,702</text:p>
          </table:table-cell>
          <table:table-cell table:style-name="ce43" office:value-type="float" office:value="9005" calcext:value-type="float">
            <text:p>9,005</text:p>
          </table:table-cell>
          <table:table-cell table:style-name="ce43" office:value-type="float" office:value="7961" calcext:value-type="float">
            <text:p>7,961</text:p>
          </table:table-cell>
          <table:table-cell table:style-name="ce43" office:value-type="float" office:value="7078" calcext:value-type="float">
            <text:p>7,078</text:p>
          </table:table-cell>
          <table:table-cell table:style-name="ce54" office:value-type="float" office:value="6451" calcext:value-type="float">
            <text:p>6,451</text:p>
          </table:table-cell>
          <table:table-cell table:style-name="ce43" office:value-type="float" office:value="22769" calcext:value-type="float">
            <text:p>22,769</text:p>
          </table:table-cell>
          <table:table-cell table:style-name="ce43" office:value-type="float" office:value="5425" calcext:value-type="float">
            <text:p>5,425</text:p>
          </table:table-cell>
          <table:table-cell table:style-name="ce43" office:value-type="float" office:value="4362" calcext:value-type="float">
            <text:p>4,362</text:p>
          </table:table-cell>
          <table:table-cell table:style-name="ce43" office:value-type="float" office:value="3875" calcext:value-type="float">
            <text:p>3,875</text:p>
          </table:table-cell>
          <table:table-cell table:style-name="ce43" office:value-type="float" office:value="4564" calcext:value-type="float">
            <text:p>4,564</text:p>
          </table:table-cell>
          <table:table-cell table:style-name="ce54" office:value-type="float" office:value="4543" calcext:value-type="float">
            <text:p>4,543</text:p>
          </table:table-cell>
          <table:table-cell table:style-name="ce43" office:value-type="float" office:value="21326" calcext:value-type="float">
            <text:p>21,326</text:p>
          </table:table-cell>
          <table:table-cell table:style-name="ce43" office:value-type="float" office:value="4346" calcext:value-type="float">
            <text:p>4,346</text:p>
          </table:table-cell>
          <table:table-cell table:style-name="ce43" office:value-type="float" office:value="4461" calcext:value-type="float">
            <text:p>4,461</text:p>
          </table:table-cell>
          <table:table-cell table:style-name="ce43" office:value-type="float" office:value="4281" calcext:value-type="float">
            <text:p>4,281</text:p>
          </table:table-cell>
          <table:table-cell table:style-name="ce43" office:value-type="float" office:value="4196" calcext:value-type="float">
            <text:p>4,196</text:p>
          </table:table-cell>
          <table:table-cell table:style-name="ce54" office:value-type="float" office:value="4042" calcext:value-type="float">
            <text:p>4,042</text:p>
          </table:table-cell>
          <table:table-cell table:style-name="ce43" office:value-type="float" office:value="16575" calcext:value-type="float">
            <text:p>16,575</text:p>
          </table:table-cell>
          <table:table-cell table:style-name="ce43" office:value-type="float" office:value="3763" calcext:value-type="float">
            <text:p>3,763</text:p>
          </table:table-cell>
          <table:table-cell table:style-name="ce43" office:value-type="float" office:value="3441" calcext:value-type="float">
            <text:p>3,441</text:p>
          </table:table-cell>
          <table:table-cell table:style-name="ce43" office:value-type="float" office:value="3392" calcext:value-type="float">
            <text:p>3,392</text:p>
          </table:table-cell>
          <table:table-cell table:style-name="ce43" office:value-type="float" office:value="3134" calcext:value-type="float">
            <text:p>3,134</text:p>
          </table:table-cell>
          <table:table-cell table:style-name="ce54" office:value-type="float" office:value="2845" calcext:value-type="float">
            <text:p>2,845</text:p>
          </table:table-cell>
          <table:table-cell table:style-name="ce43" office:value-type="float" office:value="11816" calcext:value-type="float">
            <text:p>11,816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492" calcext:value-type="float">
            <text:p>2,492</text:p>
          </table:table-cell>
          <table:table-cell table:style-name="ce43" office:value-type="float" office:value="2108" calcext:value-type="float">
            <text:p>2,108</text:p>
          </table:table-cell>
          <table:table-cell table:style-name="ce54" office:value-type="float" office:value="2034" calcext:value-type="float">
            <text:p>2,034</text:p>
          </table:table-cell>
          <table:table-cell table:style-name="ce43" office:value-type="float" office:value="7153" calcext:value-type="float">
            <text:p>7,153</text:p>
          </table:table-cell>
          <table:table-cell table:style-name="ce43" office:value-type="float" office:value="1745" calcext:value-type="float">
            <text:p>1,745</text:p>
          </table:table-cell>
          <table:table-cell table:style-name="ce43" office:value-type="float" office:value="1653" calcext:value-type="float">
            <text:p>1,653</text:p>
          </table:table-cell>
          <table:table-cell table:style-name="ce43" office:value-type="float" office:value="1389" calcext:value-type="float">
            <text:p>1,389</text:p>
          </table:table-cell>
          <table:table-cell table:style-name="ce43" office:value-type="float" office:value="1309" calcext:value-type="float">
            <text:p>1,309</text:p>
          </table:table-cell>
          <table:table-cell table:style-name="ce54" office:value-type="float" office:value="1057" calcext:value-type="float">
            <text:p>1,057</text:p>
          </table:table-cell>
          <table:table-cell table:style-name="ce43" office:value-type="float" office:value="3389" calcext:value-type="float">
            <text:p>3,389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874" calcext:value-type="float">
            <text:p>874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517" calcext:value-type="float">
            <text:p>517</text:p>
          </table:table-cell>
          <table:table-cell table:style-name="ce54" office:value-type="float" office:value="437" calcext:value-type="float">
            <text:p>437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47" calcext:value-type="float">
            <text:p>147</text:p>
          </table:table-cell>
          <table:table-cell table:style-name="ce54" office:value-type="float" office:value="107" calcext:value-type="float">
            <text:p>107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8905" calcext:value-type="float">
            <text:p>888,905</text:p>
          </table:table-cell>
          <table:table-cell table:style-name="ce29" table:formula="of:=SUM([.E50:.I50])" office:value-type="float" office:value="37827" calcext:value-type="float">
            <text:p>37,827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49226" calcext:value-type="float">
            <text:p>49,226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9198" calcext:value-type="float">
            <text:p>9,198</text:p>
          </table:table-cell>
          <table:table-cell table:style-name="ce29" office:value-type="float" office:value="10850" calcext:value-type="float">
            <text:p>10,850</text:p>
          </table:table-cell>
          <table:table-cell table:style-name="ce29" office:value-type="float" office:value="10332" calcext:value-type="float">
            <text:p>10,332</text:p>
          </table:table-cell>
          <table:table-cell table:style-name="ce52" office:value-type="float" office:value="9843" calcext:value-type="float">
            <text:p>9,843</text:p>
          </table:table-cell>
          <table:table-cell table:style-name="ce29" office:value-type="float" office:value="61077" calcext:value-type="float">
            <text:p>61,077</text:p>
          </table:table-cell>
          <table:table-cell table:style-name="ce29" office:value-type="float" office:value="11755" calcext:value-type="float">
            <text:p>11,755</text:p>
          </table:table-cell>
          <table:table-cell table:style-name="ce29" office:value-type="float" office:value="12318" calcext:value-type="float">
            <text:p>12,318</text:p>
          </table:table-cell>
          <table:table-cell table:style-name="ce29" office:value-type="float" office:value="12386" calcext:value-type="float">
            <text:p>12,386</text:p>
          </table:table-cell>
          <table:table-cell table:style-name="ce29" office:value-type="float" office:value="12472" calcext:value-type="float">
            <text:p>12,472</text:p>
          </table:table-cell>
          <table:table-cell table:style-name="ce52" office:value-type="float" office:value="12146" calcext:value-type="float">
            <text:p>12,146</text:p>
          </table:table-cell>
          <table:table-cell table:style-name="ce29" office:value-type="float" office:value="61108" calcext:value-type="float">
            <text:p>61,108</text:p>
          </table:table-cell>
          <table:table-cell table:style-name="ce29" office:value-type="float" office:value="11922" calcext:value-type="float">
            <text:p>11,922</text:p>
          </table:table-cell>
          <table:table-cell table:style-name="ce29" office:value-type="float" office:value="11885" calcext:value-type="float">
            <text:p>11,885</text:p>
          </table:table-cell>
          <table:table-cell table:style-name="ce29" office:value-type="float" office:value="12261" calcext:value-type="float">
            <text:p>12,261</text:p>
          </table:table-cell>
          <table:table-cell table:style-name="ce29" office:value-type="float" office:value="11842" calcext:value-type="float">
            <text:p>11,842</text:p>
          </table:table-cell>
          <table:table-cell table:style-name="ce52" office:value-type="float" office:value="13198" calcext:value-type="float">
            <text:p>13,198</text:p>
          </table:table-cell>
          <table:table-cell table:style-name="ce29" office:value-type="float" office:value="63873" calcext:value-type="float">
            <text:p>63,873</text:p>
          </table:table-cell>
          <table:table-cell table:style-name="ce29" office:value-type="float" office:value="11764" calcext:value-type="float">
            <text:p>11,764</text:p>
          </table:table-cell>
          <table:table-cell table:style-name="ce29" office:value-type="float" office:value="11481" calcext:value-type="float">
            <text:p>11,481</text:p>
          </table:table-cell>
          <table:table-cell table:style-name="ce29" office:value-type="float" office:value="12714" calcext:value-type="float">
            <text:p>12,714</text:p>
          </table:table-cell>
          <table:table-cell table:style-name="ce29" office:value-type="float" office:value="13743" calcext:value-type="float">
            <text:p>13,743</text:p>
          </table:table-cell>
          <table:table-cell table:style-name="ce52" office:value-type="float" office:value="14171" calcext:value-type="float">
            <text:p>14,171</text:p>
          </table:table-cell>
          <table:table-cell table:style-name="ce29" office:value-type="float" office:value="77336" calcext:value-type="float">
            <text:p>77,336</text:p>
          </table:table-cell>
          <table:table-cell table:style-name="ce29" office:value-type="float" office:value="15033" calcext:value-type="float">
            <text:p>15,033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29" office:value-type="float" office:value="15643" calcext:value-type="float">
            <text:p>15,643</text:p>
          </table:table-cell>
          <table:table-cell table:style-name="ce29" office:value-type="float" office:value="15953" calcext:value-type="float">
            <text:p>15,953</text:p>
          </table:table-cell>
          <table:table-cell table:style-name="ce52" office:value-type="float" office:value="15328" calcext:value-type="float">
            <text:p>15,328</text:p>
          </table:table-cell>
          <table:table-cell table:style-name="ce29" office:value-type="float" office:value="68716" calcext:value-type="float">
            <text:p>68,716</text:p>
          </table:table-cell>
          <table:table-cell table:style-name="ce29" office:value-type="float" office:value="14666" calcext:value-type="float">
            <text:p>14,666</text:p>
          </table:table-cell>
          <table:table-cell table:style-name="ce29" office:value-type="float" office:value="15442" calcext:value-type="float">
            <text:p>15,442</text:p>
          </table:table-cell>
          <table:table-cell table:style-name="ce29" office:value-type="float" office:value="13237" calcext:value-type="float">
            <text:p>13,237</text:p>
          </table:table-cell>
          <table:table-cell table:style-name="ce29" office:value-type="float" office:value="12768" calcext:value-type="float">
            <text:p>12,768</text:p>
          </table:table-cell>
          <table:table-cell table:style-name="ce52" office:value-type="float" office:value="12603" calcext:value-type="float">
            <text:p>12,603</text:p>
          </table:table-cell>
          <table:table-cell table:style-name="ce29" office:value-type="float" office:value="66996" calcext:value-type="float">
            <text:p>66,996</text:p>
          </table:table-cell>
          <table:table-cell table:style-name="ce29" office:value-type="float" office:value="12507" calcext:value-type="float">
            <text:p>12,507</text:p>
          </table:table-cell>
          <table:table-cell table:style-name="ce29" office:value-type="float" office:value="13270" calcext:value-type="float">
            <text:p>13,270</text:p>
          </table:table-cell>
          <table:table-cell table:style-name="ce29" office:value-type="float" office:value="13593" calcext:value-type="float">
            <text:p>13,593</text:p>
          </table:table-cell>
          <table:table-cell table:style-name="ce29" office:value-type="float" office:value="13664" calcext:value-type="float">
            <text:p>13,664</text:p>
          </table:table-cell>
          <table:table-cell table:style-name="ce52" office:value-type="float" office:value="13962" calcext:value-type="float">
            <text:p>13,962</text:p>
          </table:table-cell>
          <table:table-cell table:style-name="ce29" office:value-type="float" office:value="71100" calcext:value-type="float">
            <text:p>71,100</text:p>
          </table:table-cell>
          <table:table-cell table:style-name="ce29" office:value-type="float" office:value="13670" calcext:value-type="float">
            <text:p>13,670</text:p>
          </table:table-cell>
          <table:table-cell table:style-name="ce29" office:value-type="float" office:value="14218" calcext:value-type="float">
            <text:p>14,218</text:p>
          </table:table-cell>
          <table:table-cell table:style-name="ce29" office:value-type="float" office:value="14121" calcext:value-type="float">
            <text:p>14,121</text:p>
          </table:table-cell>
          <table:table-cell table:style-name="ce29" office:value-type="float" office:value="14588" calcext:value-type="float">
            <text:p>14,588</text:p>
          </table:table-cell>
          <table:table-cell table:style-name="ce52" office:value-type="float" office:value="14503" calcext:value-type="float">
            <text:p>14,503</text:p>
          </table:table-cell>
          <table:table-cell table:style-name="ce29" office:value-type="float" office:value="71350" calcext:value-type="float">
            <text:p>71,350</text:p>
          </table:table-cell>
          <table:table-cell table:style-name="ce29" office:value-type="float" office:value="14494" calcext:value-type="float">
            <text:p>14,494</text:p>
          </table:table-cell>
          <table:table-cell table:style-name="ce29" office:value-type="float" office:value="14693" calcext:value-type="float">
            <text:p>14,693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29" office:value-type="float" office:value="14404" calcext:value-type="float">
            <text:p>14,404</text:p>
          </table:table-cell>
          <table:table-cell table:style-name="ce52" office:value-type="float" office:value="13657" calcext:value-type="float">
            <text:p>13,657</text:p>
          </table:table-cell>
          <table:table-cell table:style-name="ce29" office:value-type="float" office:value="64691" calcext:value-type="float">
            <text:p>64,691</text:p>
          </table:table-cell>
          <table:table-cell table:style-name="ce29" office:value-type="float" office:value="13037" calcext:value-type="float">
            <text:p>13,037</text:p>
          </table:table-cell>
          <table:table-cell table:style-name="ce29" office:value-type="float" office:value="13545" calcext:value-type="float">
            <text:p>13,545</text:p>
          </table:table-cell>
          <table:table-cell table:style-name="ce29" office:value-type="float" office:value="12973" calcext:value-type="float">
            <text:p>12,973</text:p>
          </table:table-cell>
          <table:table-cell table:style-name="ce29" office:value-type="float" office:value="12796" calcext:value-type="float">
            <text:p>12,796</text:p>
          </table:table-cell>
          <table:table-cell table:style-name="ce52" office:value-type="float" office:value="12340" calcext:value-type="float">
            <text:p>12,340</text:p>
          </table:table-cell>
          <table:table-cell table:style-name="ce29" office:value-type="float" office:value="54176" calcext:value-type="float">
            <text:p>54,176</text:p>
          </table:table-cell>
          <table:table-cell table:style-name="ce29" office:value-type="float" office:value="11744" calcext:value-type="float">
            <text:p>11,744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10985" calcext:value-type="float">
            <text:p>10,985</text:p>
          </table:table-cell>
          <table:table-cell table:style-name="ce29" office:value-type="float" office:value="9728" calcext:value-type="float">
            <text:p>9,728</text:p>
          </table:table-cell>
          <table:table-cell table:style-name="ce52" office:value-type="float" office:value="9235" calcext:value-type="float">
            <text:p>9,235</text:p>
          </table:table-cell>
          <table:table-cell table:style-name="ce29" office:value-type="float" office:value="34249" calcext:value-type="float">
            <text:p>34,249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6873" calcext:value-type="float">
            <text:p>6,873</text:p>
          </table:table-cell>
          <table:table-cell table:style-name="ce52" office:value-type="float" office:value="6943" calcext:value-type="float">
            <text:p>6,943</text:p>
          </table:table-cell>
          <table:table-cell table:style-name="ce29" office:value-type="float" office:value="34901" calcext:value-type="float">
            <text:p>34,90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7255" calcext:value-type="float">
            <text:p>7,255</text:p>
          </table:table-cell>
          <table:table-cell table:style-name="ce29" office:value-type="float" office:value="7176" calcext:value-type="float">
            <text:p>7,176</text:p>
          </table:table-cell>
          <table:table-cell table:style-name="ce29" office:value-type="float" office:value="6876" calcext:value-type="float">
            <text:p>6,876</text:p>
          </table:table-cell>
          <table:table-cell table:style-name="ce52" office:value-type="float" office:value="6540" calcext:value-type="float">
            <text:p>6,540</text:p>
          </table:table-cell>
          <table:table-cell table:style-name="ce29" office:value-type="float" office:value="29100" calcext:value-type="float">
            <text:p>29,100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5587" calcext:value-type="float">
            <text:p>5,587</text:p>
          </table:table-cell>
          <table:table-cell table:style-name="ce52" office:value-type="float" office:value="5208" calcext:value-type="float">
            <text:p>5,208</text:p>
          </table:table-cell>
          <table:table-cell table:style-name="ce29" office:value-type="float" office:value="22788" calcext:value-type="float">
            <text:p>22,788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5006" calcext:value-type="float">
            <text:p>5,006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4359" calcext:value-type="float">
            <text:p>4,359</text:p>
          </table:table-cell>
          <table:table-cell table:style-name="ce52" office:value-type="float" office:value="3876" calcext:value-type="float">
            <text:p>3,876</text:p>
          </table:table-cell>
          <table:table-cell table:style-name="ce29" office:value-type="float" office:value="12967" calcext:value-type="float">
            <text:p>12,967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082" calcext:value-type="float">
            <text:p>2,082</text:p>
          </table:table-cell>
          <table:table-cell table:style-name="ce52" office:value-type="float" office:value="1878" calcext:value-type="float">
            <text:p>1,878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9480" calcext:value-type="float">
            <text:p>459,480</text:p>
          </table:table-cell>
          <table:table-cell table:style-name="ce29" table:formula="of:=SUM([.E51:.I51])" office:value-type="float" office:value="19818" calcext:value-type="float">
            <text:p>19,818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25555" calcext:value-type="float">
            <text:p>25,555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5683" calcext:value-type="float">
            <text:p>5,683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2" office:value-type="float" office:value="5130" calcext:value-type="float">
            <text:p>5,130</text:p>
          </table:table-cell>
          <table:table-cell table:style-name="ce29" office:value-type="float" office:value="31839" calcext:value-type="float">
            <text:p>31,839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444" calcext:value-type="float">
            <text:p>6,444</text:p>
          </table:table-cell>
          <table:table-cell table:style-name="ce52" office:value-type="float" office:value="6318" calcext:value-type="float">
            <text:p>6,318</text:p>
          </table:table-cell>
          <table:table-cell table:style-name="ce29" office:value-type="float" office:value="31528" calcext:value-type="float">
            <text:p>31,528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5971" calcext:value-type="float">
            <text:p>5,971</text:p>
          </table:table-cell>
          <table:table-cell table:style-name="ce52" office:value-type="float" office:value="6771" calcext:value-type="float">
            <text:p>6,771</text:p>
          </table:table-cell>
          <table:table-cell table:style-name="ce29" office:value-type="float" office:value="32827" calcext:value-type="float">
            <text:p>32,827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7004" calcext:value-type="float">
            <text:p>7,004</text:p>
          </table:table-cell>
          <table:table-cell table:style-name="ce52" office:value-type="float" office:value="7320" calcext:value-type="float">
            <text:p>7,320</text:p>
          </table:table-cell>
          <table:table-cell table:style-name="ce29" office:value-type="float" office:value="39882" calcext:value-type="float">
            <text:p>39,882</text:p>
          </table:table-cell>
          <table:table-cell table:style-name="ce29" office:value-type="float" office:value="7643" calcext:value-type="float">
            <text:p>7,64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7971" calcext:value-type="float">
            <text:p>7,971</text:p>
          </table:table-cell>
          <table:table-cell table:style-name="ce29" office:value-type="float" office:value="8367" calcext:value-type="float">
            <text:p>8,367</text:p>
          </table:table-cell>
          <table:table-cell table:style-name="ce52" office:value-type="float" office:value="8014" calcext:value-type="float">
            <text:p>8,014</text:p>
          </table:table-cell>
          <table:table-cell table:style-name="ce29" office:value-type="float" office:value="36199" calcext:value-type="float">
            <text:p>36,199</text:p>
          </table:table-cell>
          <table:table-cell table:style-name="ce29" office:value-type="float" office:value="7739" calcext:value-type="float">
            <text:p>7,739</text:p>
          </table:table-cell>
          <table:table-cell table:style-name="ce29" office:value-type="float" office:value="8066" calcext:value-type="float">
            <text:p>8,066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6696" calcext:value-type="float">
            <text:p>6,696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35551" calcext:value-type="float">
            <text:p>35,551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204" calcext:value-type="float">
            <text:p>7,204</text:p>
          </table:table-cell>
          <table:table-cell table:style-name="ce29" office:value-type="float" office:value="7157" calcext:value-type="float">
            <text:p>7,157</text:p>
          </table:table-cell>
          <table:table-cell table:style-name="ce52" office:value-type="float" office:value="7562" calcext:value-type="float">
            <text:p>7,562</text:p>
          </table:table-cell>
          <table:table-cell table:style-name="ce29" office:value-type="float" office:value="38294" calcext:value-type="float">
            <text:p>38,294</text:p>
          </table:table-cell>
          <table:table-cell table:style-name="ce29" office:value-type="float" office:value="7434" calcext:value-type="float">
            <text:p>7,434</text:p>
          </table:table-cell>
          <table:table-cell table:style-name="ce29" office:value-type="float" office:value="7771" calcext:value-type="float">
            <text:p>7,771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7859" calcext:value-type="float">
            <text:p>7,859</text:p>
          </table:table-cell>
          <table:table-cell table:style-name="ce52" office:value-type="float" office:value="7693" calcext:value-type="float">
            <text:p>7,693</text:p>
          </table:table-cell>
          <table:table-cell table:style-name="ce29" office:value-type="float" office:value="37553" calcext:value-type="float">
            <text:p>37,553</text:p>
          </table:table-cell>
          <table:table-cell table:style-name="ce29" office:value-type="float" office:value="7741" calcext:value-type="float">
            <text:p>7,741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7417" calcext:value-type="float">
            <text:p>7,417</text:p>
          </table:table-cell>
          <table:table-cell table:style-name="ce29" office:value-type="float" office:value="7525" calcext:value-type="float">
            <text:p>7,525</text:p>
          </table:table-cell>
          <table:table-cell table:style-name="ce52" office:value-type="float" office:value="7096" calcext:value-type="float">
            <text:p>7,096</text:p>
          </table:table-cell>
          <table:table-cell table:style-name="ce29" office:value-type="float" office:value="33111" calcext:value-type="float">
            <text:p>33,111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6685" calcext:value-type="float">
            <text:p>6,685</text:p>
          </table:table-cell>
          <table:table-cell table:style-name="ce29" office:value-type="float" office:value="6555" calcext:value-type="float">
            <text:p>6,555</text:p>
          </table:table-cell>
          <table:table-cell table:style-name="ce52" office:value-type="float" office:value="6315" calcext:value-type="float">
            <text:p>6,315</text:p>
          </table:table-cell>
          <table:table-cell table:style-name="ce29" office:value-type="float" office:value="27747" calcext:value-type="float">
            <text:p>27,747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4868" calcext:value-type="float">
            <text:p>4,868</text:p>
          </table:table-cell>
          <table:table-cell table:style-name="ce52" office:value-type="float" office:value="4668" calcext:value-type="float">
            <text:p>4,668</text:p>
          </table:table-cell>
          <table:table-cell table:style-name="ce29" office:value-type="float" office:value="17168" calcext:value-type="float">
            <text:p>17,168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3429" calcext:value-type="float">
            <text:p>3,429</text:p>
          </table:table-cell>
          <table:table-cell table:style-name="ce52" office:value-type="float" office:value="3465" calcext:value-type="float">
            <text:p>3,465</text:p>
          </table:table-cell>
          <table:table-cell table:style-name="ce29" office:value-type="float" office:value="17344" calcext:value-type="float">
            <text:p>17,344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399" calcext:value-type="float">
            <text:p>3,399</text:p>
          </table:table-cell>
          <table:table-cell table:style-name="ce52" office:value-type="float" office:value="3276" calcext:value-type="float">
            <text:p>3,276</text:p>
          </table:table-cell>
          <table:table-cell table:style-name="ce29" office:value-type="float" office:value="14060" calcext:value-type="float">
            <text:p>14,060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644" calcext:value-type="float">
            <text:p>2,644</text:p>
          </table:table-cell>
          <table:table-cell table:style-name="ce52" office:value-type="float" office:value="2516" calcext:value-type="float">
            <text:p>2,516</text:p>
          </table:table-cell>
          <table:table-cell table:style-name="ce29" office:value-type="float" office:value="11342" calcext:value-type="float">
            <text:p>11,342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159" calcext:value-type="float">
            <text:p>2,159</text:p>
          </table:table-cell>
          <table:table-cell table:style-name="ce52" office:value-type="float" office:value="2014" calcext:value-type="float">
            <text:p>2,014</text:p>
          </table:table-cell>
          <table:table-cell table:style-name="ce29" office:value-type="float" office:value="6415" calcext:value-type="float">
            <text:p>6,415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006" calcext:value-type="float">
            <text:p>1,006</text:p>
          </table:table-cell>
          <table:table-cell table:style-name="ce52" office:value-type="float" office:value="880" calcext:value-type="float">
            <text:p>880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9425" calcext:value-type="float">
            <text:p>429,425</text:p>
          </table:table-cell>
          <table:table-cell table:style-name="ce37" table:formula="of:=SUM([.E52:.I52])" office:value-type="float" office:value="18009" calcext:value-type="float">
            <text:p>18,009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0" office:value-type="float" office:value="23671" calcext:value-type="float">
            <text:p>23,671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4503" calcext:value-type="float">
            <text:p>4,503</text:p>
          </table:table-cell>
          <table:table-cell table:style-name="ce30" office:value-type="float" office:value="5167" calcext:value-type="float">
            <text:p>5,167</text:p>
          </table:table-cell>
          <table:table-cell table:style-name="ce30" office:value-type="float" office:value="4954" calcext:value-type="float">
            <text:p>4,954</text:p>
          </table:table-cell>
          <table:table-cell table:style-name="ce37" office:value-type="float" office:value="4713" calcext:value-type="float">
            <text:p>4,713</text:p>
          </table:table-cell>
          <table:table-cell table:style-name="ce30" office:value-type="float" office:value="29238" calcext:value-type="float">
            <text:p>29,238</text:p>
          </table:table-cell>
          <table:table-cell table:style-name="ce30" office:value-type="float" office:value="5616" calcext:value-type="float">
            <text:p>5,616</text:p>
          </table:table-cell>
          <table:table-cell table:style-name="ce30" office:value-type="float" office:value="5841" calcext:value-type="float">
            <text:p>5,841</text:p>
          </table:table-cell>
          <table:table-cell table:style-name="ce30" office:value-type="float" office:value="5925" calcext:value-type="float">
            <text:p>5,925</text:p>
          </table:table-cell>
          <table:table-cell table:style-name="ce30" office:value-type="float" office:value="6028" calcext:value-type="float">
            <text:p>6,028</text:p>
          </table:table-cell>
          <table:table-cell table:style-name="ce37" office:value-type="float" office:value="5828" calcext:value-type="float">
            <text:p>5,828</text:p>
          </table:table-cell>
          <table:table-cell table:style-name="ce30" office:value-type="float" office:value="29580" calcext:value-type="float">
            <text:p>29,580</text:p>
          </table:table-cell>
          <table:table-cell table:style-name="ce30" office:value-type="float" office:value="5675" calcext:value-type="float">
            <text:p>5,675</text:p>
          </table:table-cell>
          <table:table-cell table:style-name="ce30" office:value-type="float" office:value="5654" calcext:value-type="float">
            <text:p>5,654</text:p>
          </table:table-cell>
          <table:table-cell table:style-name="ce30" office:value-type="float" office:value="5953" calcext:value-type="float">
            <text:p>5,953</text:p>
          </table:table-cell>
          <table:table-cell table:style-name="ce30" office:value-type="float" office:value="5871" calcext:value-type="float">
            <text:p>5,871</text:p>
          </table:table-cell>
          <table:table-cell table:style-name="ce37" office:value-type="float" office:value="6427" calcext:value-type="float">
            <text:p>6,427</text:p>
          </table:table-cell>
          <table:table-cell table:style-name="ce30" office:value-type="float" office:value="31046" calcext:value-type="float">
            <text:p>31,046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5526" calcext:value-type="float">
            <text:p>5,526</text:p>
          </table:table-cell>
          <table:table-cell table:style-name="ce30" office:value-type="float" office:value="6202" calcext:value-type="float">
            <text:p>6,202</text:p>
          </table:table-cell>
          <table:table-cell table:style-name="ce30" office:value-type="float" office:value="6739" calcext:value-type="float">
            <text:p>6,739</text:p>
          </table:table-cell>
          <table:table-cell table:style-name="ce37" office:value-type="float" office:value="6851" calcext:value-type="float">
            <text:p>6,851</text:p>
          </table:table-cell>
          <table:table-cell table:style-name="ce30" office:value-type="float" office:value="37454" calcext:value-type="float">
            <text:p>37,454</text:p>
          </table:table-cell>
          <table:table-cell table:style-name="ce30" office:value-type="float" office:value="7390" calcext:value-type="float">
            <text:p>7,390</text:p>
          </table:table-cell>
          <table:table-cell table:style-name="ce30" office:value-type="float" office:value="7492" calcext:value-type="float">
            <text:p>7,492</text:p>
          </table:table-cell>
          <table:table-cell table:style-name="ce30" office:value-type="float" office:value="7672" calcext:value-type="float">
            <text:p>7,672</text:p>
          </table:table-cell>
          <table:table-cell table:style-name="ce30" office:value-type="float" office:value="7586" calcext:value-type="float">
            <text:p>7,586</text:p>
          </table:table-cell>
          <table:table-cell table:style-name="ce37" office:value-type="float" office:value="7314" calcext:value-type="float">
            <text:p>7,314</text:p>
          </table:table-cell>
          <table:table-cell table:style-name="ce30" office:value-type="float" office:value="32517" calcext:value-type="float">
            <text:p>32,517</text:p>
          </table:table-cell>
          <table:table-cell table:style-name="ce30" office:value-type="float" office:value="6927" calcext:value-type="float">
            <text:p>6,927</text:p>
          </table:table-cell>
          <table:table-cell table:style-name="ce30" office:value-type="float" office:value="7376" calcext:value-type="float">
            <text:p>7,376</text:p>
          </table:table-cell>
          <table:table-cell table:style-name="ce30" office:value-type="float" office:value="6175" calcext:value-type="float">
            <text:p>6,175</text:p>
          </table:table-cell>
          <table:table-cell table:style-name="ce30" office:value-type="float" office:value="6072" calcext:value-type="float">
            <text:p>6,072</text:p>
          </table:table-cell>
          <table:table-cell table:style-name="ce37" office:value-type="float" office:value="5967" calcext:value-type="float">
            <text:p>5,967</text:p>
          </table:table-cell>
          <table:table-cell table:style-name="ce30" office:value-type="float" office:value="31445" calcext:value-type="float">
            <text:p>31,445</text:p>
          </table:table-cell>
          <table:table-cell table:style-name="ce30" office:value-type="float" office:value="5897" calcext:value-type="float">
            <text:p>5,897</text:p>
          </table:table-cell>
          <table:table-cell table:style-name="ce30" office:value-type="float" office:value="6252" calcext:value-type="float">
            <text:p>6,252</text:p>
          </table:table-cell>
          <table:table-cell table:style-name="ce30" office:value-type="float" office:value="6389" calcext:value-type="float">
            <text:p>6,389</text:p>
          </table:table-cell>
          <table:table-cell table:style-name="ce30" office:value-type="float" office:value="6507" calcext:value-type="float">
            <text:p>6,507</text:p>
          </table:table-cell>
          <table:table-cell table:style-name="ce37" office:value-type="float" office:value="6400" calcext:value-type="float">
            <text:p>6,400</text:p>
          </table:table-cell>
          <table:table-cell table:style-name="ce30" office:value-type="float" office:value="32806" calcext:value-type="float">
            <text:p>32,806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6447" calcext:value-type="float">
            <text:p>6,447</text:p>
          </table:table-cell>
          <table:table-cell table:style-name="ce30" office:value-type="float" office:value="6584" calcext:value-type="float">
            <text:p>6,584</text:p>
          </table:table-cell>
          <table:table-cell table:style-name="ce30" office:value-type="float" office:value="6729" calcext:value-type="float">
            <text:p>6,729</text:p>
          </table:table-cell>
          <table:table-cell table:style-name="ce37" office:value-type="float" office:value="6810" calcext:value-type="float">
            <text:p>6,810</text:p>
          </table:table-cell>
          <table:table-cell table:style-name="ce30" office:value-type="float" office:value="33797" calcext:value-type="float">
            <text:p>33,797</text:p>
          </table:table-cell>
          <table:table-cell table:style-name="ce30" office:value-type="float" office:value="6753" calcext:value-type="float">
            <text:p>6,753</text:p>
          </table:table-cell>
          <table:table-cell table:style-name="ce30" office:value-type="float" office:value="6919" calcext:value-type="float">
            <text:p>6,919</text:p>
          </table:table-cell>
          <table:table-cell table:style-name="ce30" office:value-type="float" office:value="6685" calcext:value-type="float">
            <text:p>6,685</text:p>
          </table:table-cell>
          <table:table-cell table:style-name="ce30" office:value-type="float" office:value="6879" calcext:value-type="float">
            <text:p>6,879</text:p>
          </table:table-cell>
          <table:table-cell table:style-name="ce37" office:value-type="float" office:value="6561" calcext:value-type="float">
            <text:p>6,561</text:p>
          </table:table-cell>
          <table:table-cell table:style-name="ce30" office:value-type="float" office:value="31580" calcext:value-type="float">
            <text:p>31,580</text:p>
          </table:table-cell>
          <table:table-cell table:style-name="ce30" office:value-type="float" office:value="6351" calcext:value-type="float">
            <text:p>6,351</text:p>
          </table:table-cell>
          <table:table-cell table:style-name="ce30" office:value-type="float" office:value="6675" calcext:value-type="float">
            <text:p>6,675</text:p>
          </table:table-cell>
          <table:table-cell table:style-name="ce30" office:value-type="float" office:value="6288" calcext:value-type="float">
            <text:p>6,288</text:p>
          </table:table-cell>
          <table:table-cell table:style-name="ce30" office:value-type="float" office:value="6241" calcext:value-type="float">
            <text:p>6,241</text:p>
          </table:table-cell>
          <table:table-cell table:style-name="ce37" office:value-type="float" office:value="6025" calcext:value-type="float">
            <text:p>6,025</text:p>
          </table:table-cell>
          <table:table-cell table:style-name="ce30" office:value-type="float" office:value="26429" calcext:value-type="float">
            <text:p>26,429</text:p>
          </table:table-cell>
          <table:table-cell table:style-name="ce30" office:value-type="float" office:value="5688" calcext:value-type="float">
            <text:p>5,688</text:p>
          </table:table-cell>
          <table:table-cell table:style-name="ce30" office:value-type="float" office:value="5996" calcext:value-type="float">
            <text:p>5,996</text:p>
          </table:table-cell>
          <table:table-cell table:style-name="ce30" office:value-type="float" office:value="5318" calcext:value-type="float">
            <text:p>5,318</text:p>
          </table:table-cell>
          <table:table-cell table:style-name="ce30" office:value-type="float" office:value="4860" calcext:value-type="float">
            <text:p>4,860</text:p>
          </table:table-cell>
          <table:table-cell table:style-name="ce37" office:value-type="float" office:value="4567" calcext:value-type="float">
            <text:p>4,567</text:p>
          </table:table-cell>
          <table:table-cell table:style-name="ce30" office:value-type="float" office:value="17081" calcext:value-type="float">
            <text:p>17,081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7" office:value-type="float" office:value="3478" calcext:value-type="float">
            <text:p>3,478</text:p>
          </table:table-cell>
          <table:table-cell table:style-name="ce30" office:value-type="float" office:value="17557" calcext:value-type="float">
            <text:p>17,557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7" office:value-type="float" office:value="3264" calcext:value-type="float">
            <text:p>3,264</text:p>
          </table:table-cell>
          <table:table-cell table:style-name="ce30" office:value-type="float" office:value="15040" calcext:value-type="float">
            <text:p>15,040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2943" calcext:value-type="float">
            <text:p>2,943</text:p>
          </table:table-cell>
          <table:table-cell table:style-name="ce37" office:value-type="float" office:value="2692" calcext:value-type="float">
            <text:p>2,692</text:p>
          </table:table-cell>
          <table:table-cell table:style-name="ce30" office:value-type="float" office:value="11446" calcext:value-type="float">
            <text:p>11,446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7" office:value-type="float" office:value="1862" calcext:value-type="float">
            <text:p>1,862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0" office:value-type="float" office:value="1076" calcext:value-type="float">
            <text:p>1,076</text:p>
          </table:table-cell>
          <table:table-cell table:style-name="ce37" office:value-type="float" office:value="998" calcext:value-type="float">
            <text:p>998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480" calcext:value-type="float">
            <text:p>480</text:p>
          </table:table-cell>
          <table:table-cell table:style-name="ce37" office:value-type="float" office:value="377" calcext:value-type="float">
            <text:p>377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03" calcext:value-type="float">
            <text:p>103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3491" calcext:value-type="float">
            <text:p>233,491</text:p>
          </table:table-cell>
          <table:table-cell table:style-name="ce29" table:formula="of:=SUM([.E53:.I53])" office:value-type="float" office:value="10952" calcext:value-type="float">
            <text:p>10,952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13311" calcext:value-type="float">
            <text:p>13,311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795" calcext:value-type="float">
            <text:p>2,795</text:p>
          </table:table-cell>
          <table:table-cell table:style-name="ce52" office:value-type="float" office:value="2642" calcext:value-type="float">
            <text:p>2,642</text:p>
          </table:table-cell>
          <table:table-cell table:style-name="ce29" office:value-type="float" office:value="15558" calcext:value-type="float">
            <text:p>15,558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127" calcext:value-type="float">
            <text:p>3,127</text:p>
          </table:table-cell>
          <table:table-cell table:style-name="ce52" office:value-type="float" office:value="3093" calcext:value-type="float">
            <text:p>3,093</text:p>
          </table:table-cell>
          <table:table-cell table:style-name="ce29" office:value-type="float" office:value="15657" calcext:value-type="float">
            <text:p>15,657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46" calcext:value-type="float">
            <text:p>3,046</text:p>
          </table:table-cell>
          <table:table-cell table:style-name="ce52" office:value-type="float" office:value="3244" calcext:value-type="float">
            <text:p>3,244</text:p>
          </table:table-cell>
          <table:table-cell table:style-name="ce29" office:value-type="float" office:value="16365" calcext:value-type="float">
            <text:p>16,365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431" calcext:value-type="float">
            <text:p>3,431</text:p>
          </table:table-cell>
          <table:table-cell table:style-name="ce52" office:value-type="float" office:value="3764" calcext:value-type="float">
            <text:p>3,764</text:p>
          </table:table-cell>
          <table:table-cell table:style-name="ce29" office:value-type="float" office:value="19389" calcext:value-type="float">
            <text:p>19,389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08" calcext:value-type="float">
            <text:p>3,808</text:p>
          </table:table-cell>
          <table:table-cell table:style-name="ce52" office:value-type="float" office:value="3833" calcext:value-type="float">
            <text:p>3,833</text:p>
          </table:table-cell>
          <table:table-cell table:style-name="ce29" office:value-type="float" office:value="17891" calcext:value-type="float">
            <text:p>17,891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362" calcext:value-type="float">
            <text:p>3,362</text:p>
          </table:table-cell>
          <table:table-cell table:style-name="ce52" office:value-type="float" office:value="3481" calcext:value-type="float">
            <text:p>3,481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680" calcext:value-type="float">
            <text:p>3,680</text:p>
          </table:table-cell>
          <table:table-cell table:style-name="ce52" office:value-type="float" office:value="3610" calcext:value-type="float">
            <text:p>3,610</text:p>
          </table:table-cell>
          <table:table-cell table:style-name="ce29" office:value-type="float" office:value="19009" calcext:value-type="float">
            <text:p>19,009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838" calcext:value-type="float">
            <text:p>3,838</text:p>
          </table:table-cell>
          <table:table-cell table:style-name="ce52" office:value-type="float" office:value="3923" calcext:value-type="float">
            <text:p>3,923</text:p>
          </table:table-cell>
          <table:table-cell table:style-name="ce29" office:value-type="float" office:value="18265" calcext:value-type="float">
            <text:p>18,265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619" calcext:value-type="float">
            <text:p>3,619</text:p>
          </table:table-cell>
          <table:table-cell table:style-name="ce52" office:value-type="float" office:value="3586" calcext:value-type="float">
            <text:p>3,586</text:p>
          </table:table-cell>
          <table:table-cell table:style-name="ce29" office:value-type="float" office:value="16436" calcext:value-type="float">
            <text:p>16,436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075" calcext:value-type="float">
            <text:p>3,075</text:p>
          </table:table-cell>
          <table:table-cell table:style-name="ce52" office:value-type="float" office:value="3107" calcext:value-type="float">
            <text:p>3,107</text:p>
          </table:table-cell>
          <table:table-cell table:style-name="ce29" office:value-type="float" office:value="13459" calcext:value-type="float">
            <text:p>13,459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566" calcext:value-type="float">
            <text:p>2,566</text:p>
          </table:table-cell>
          <table:table-cell table:style-name="ce52" office:value-type="float" office:value="2181" calcext:value-type="float">
            <text:p>2,181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772" calcext:value-type="float">
            <text:p>1,772</text:p>
          </table:table-cell>
          <table:table-cell table:style-name="ce52" office:value-type="float" office:value="1914" calcext:value-type="float">
            <text:p>1,91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52" office:value-type="float" office:value="1704" calcext:value-type="float">
            <text:p>1,704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07" calcext:value-type="float">
            <text:p>1,507</text:p>
          </table:table-cell>
          <table:table-cell table:style-name="ce52" office:value-type="float" office:value="1385" calcext:value-type="float">
            <text:p>1,385</text:p>
          </table:table-cell>
          <table:table-cell table:style-name="ce29" office:value-type="float" office:value="6292" calcext:value-type="float">
            <text:p>6,292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173" calcext:value-type="float">
            <text:p>1,173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726" calcext:value-type="float">
            <text:p>726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199" calcext:value-type="float">
            <text:p>199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3063" calcext:value-type="float">
            <text:p>123,063</text:p>
          </table:table-cell>
          <table:table-cell table:style-name="ce29" table:formula="of:=SUM([.E54:.I54])" office:value-type="float" office:value="5756" calcext:value-type="float">
            <text:p>5,756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86" calcext:value-type="float">
            <text:p>1,686</text:p>
          </table:table-cell>
          <table:table-cell table:style-name="ce52" office:value-type="float" office:value="1575" calcext:value-type="float">
            <text:p>1,575</text:p>
          </table:table-cell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17" calcext:value-type="float">
            <text:p>1,617</text:p>
          </table:table-cell>
          <table:table-cell table:style-name="ce52" office:value-type="float" office:value="1683" calcext:value-type="float">
            <text:p>1,683</text:p>
          </table:table-cell>
          <table:table-cell table:style-name="ce29" office:value-type="float" office:value="8562" calcext:value-type="float">
            <text:p>8,562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793" calcext:value-type="float">
            <text:p>1,793</text:p>
          </table:table-cell>
          <table:table-cell table:style-name="ce52" office:value-type="float" office:value="1953" calcext:value-type="float">
            <text:p>1,953</text:p>
          </table:table-cell>
          <table:table-cell table:style-name="ce29" office:value-type="float" office:value="10219" calcext:value-type="float">
            <text:p>10,219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037" calcext:value-type="float">
            <text:p>2,037</text:p>
          </table:table-cell>
          <table:table-cell table:style-name="ce52" office:value-type="float" office:value="2019" calcext:value-type="float">
            <text:p>2,019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1912" calcext:value-type="float">
            <text:p>1,912</text:p>
          </table:table-cell>
          <table:table-cell table:style-name="ce29" office:value-type="float" office:value="10244" calcext:value-type="float">
            <text:p>10,244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08" calcext:value-type="float">
            <text:p>2,108</text:p>
          </table:table-cell>
          <table:table-cell table:style-name="ce52" office:value-type="float" office:value="2040" calcext:value-type="float">
            <text:p>2,040</text:p>
          </table:table-cell>
          <table:table-cell table:style-name="ce29" office:value-type="float" office:value="10795" calcext:value-type="float">
            <text:p>10,795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205" calcext:value-type="float">
            <text:p>2,205</text:p>
          </table:table-cell>
          <table:table-cell table:style-name="ce52" office:value-type="float" office:value="2188" calcext:value-type="float">
            <text:p>2,188</text:p>
          </table:table-cell>
          <table:table-cell table:style-name="ce29" office:value-type="float" office:value="9957" calcext:value-type="float">
            <text:p>9,957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921" calcext:value-type="float">
            <text:p>1,921</text:p>
          </table:table-cell>
          <table:table-cell table:style-name="ce52" office:value-type="float" office:value="1912" calcext:value-type="float">
            <text:p>1,912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68" calcext:value-type="float">
            <text:p>1,568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6657" calcext:value-type="float">
            <text:p>6,657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58" calcext:value-type="float">
            <text:p>1,258</text:p>
          </table:table-cell>
          <table:table-cell table:style-name="ce52" office:value-type="float" office:value="1075" calcext:value-type="float">
            <text:p>1,075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899" calcext:value-type="float">
            <text:p>899</text:p>
          </table:table-cell>
          <table:table-cell table:style-name="ce52" office:value-type="float" office:value="945" calcext:value-type="float">
            <text:p>945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99" calcext:value-type="float">
            <text:p>799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72" calcext:value-type="float">
            <text:p>672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02" calcext:value-type="float">
            <text:p>702</text:p>
          </table:table-cell>
          <table:table-cell table:style-name="ce52" office:value-type="float" office:value="640" calcext:value-type="float">
            <text:p>640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423" calcext:value-type="float">
            <text:p>423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428" calcext:value-type="float">
            <text:p>110,428</text:p>
          </table:table-cell>
          <table:table-cell table:style-name="ce37" table:formula="of:=SUM([.E55:.I55])" office:value-type="float" office:value="5196" calcext:value-type="float">
            <text:p>5,196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6420" calcext:value-type="float">
            <text:p>6,420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7" office:value-type="float" office:value="1281" calcext:value-type="float">
            <text:p>1,281</text:p>
          </table:table-cell>
          <table:table-cell table:style-name="ce30" office:value-type="float" office:value="7524" calcext:value-type="float">
            <text:p>7,524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7" office:value-type="float" office:value="1518" calcext:value-type="float">
            <text:p>1,518</text:p>
          </table:table-cell>
          <table:table-cell table:style-name="ce30" office:value-type="float" office:value="7393" calcext:value-type="float">
            <text:p>7,393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1429" calcext:value-type="float">
            <text:p>1,429</text:p>
          </table:table-cell>
          <table:table-cell table:style-name="ce37" office:value-type="float" office:value="1561" calcext:value-type="float">
            <text:p>1,561</text:p>
          </table:table-cell>
          <table:table-cell table:style-name="ce30" office:value-type="float" office:value="7803" calcext:value-type="float">
            <text:p>7,803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7" office:value-type="float" office:value="1811" calcext:value-type="float">
            <text:p>1,811</text:p>
          </table:table-cell>
          <table:table-cell table:style-name="ce30" office:value-type="float" office:value="9170" calcext:value-type="float">
            <text:p>9,170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7" office:value-type="float" office:value="1814" calcext:value-type="float">
            <text:p>1,814</text:p>
          </table:table-cell>
          <table:table-cell table:style-name="ce30" office:value-type="float" office:value="8182" calcext:value-type="float">
            <text:p>8,182</text:p>
          </table:table-cell>
          <table:table-cell table:style-name="ce30" office:value-type="float" office:value="1647" calcext:value-type="float">
            <text:p>1,647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0" office:value-type="float" office:value="8073" calcext:value-type="float">
            <text:p>8,073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7" office:value-type="float" office:value="1570" calcext:value-type="float">
            <text:p>1,570</text:p>
          </table:table-cell>
          <table:table-cell table:style-name="ce30" office:value-type="float" office:value="8214" calcext:value-type="float">
            <text:p>8,214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0" office:value-type="float" office:value="8308" calcext:value-type="float">
            <text:p>8,308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7" office:value-type="float" office:value="1674" calcext:value-type="float">
            <text:p>1,674</text:p>
          </table:table-cell>
          <table:table-cell table:style-name="ce30" office:value-type="float" office:value="7871" calcext:value-type="float">
            <text:p>7,871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7" office:value-type="float" office:value="1541" calcext:value-type="float">
            <text:p>1,541</text:p>
          </table:table-cell>
          <table:table-cell table:style-name="ce30" office:value-type="float" office:value="6802" calcext:value-type="float">
            <text:p>6,802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287" calcext:value-type="float">
            <text:p>1,287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7" office:value-type="float" office:value="1106" calcext:value-type="float">
            <text:p>1,106</text:p>
          </table:table-cell>
          <table:table-cell table:style-name="ce30" office:value-type="float" office:value="4713" calcext:value-type="float">
            <text:p>4,713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873" calcext:value-type="float">
            <text:p>873</text:p>
          </table:table-cell>
          <table:table-cell table:style-name="ce37" office:value-type="float" office:value="969" calcext:value-type="float">
            <text:p>969</text:p>
          </table:table-cell>
          <table:table-cell table:style-name="ce30" office:value-type="float" office:value="4753" calcext:value-type="float">
            <text:p>4,753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946" calcext:value-type="float">
            <text:p>946</text:p>
          </table:table-cell>
          <table:table-cell table:style-name="ce30" office:value-type="float" office:value="959" calcext:value-type="float">
            <text:p>959</text:p>
          </table:table-cell>
          <table:table-cell table:style-name="ce37" office:value-type="float" office:value="900" calcext:value-type="float">
            <text:p>900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35" calcext:value-type="float">
            <text:p>835</text:p>
          </table:table-cell>
          <table:table-cell table:style-name="ce37" office:value-type="float" office:value="725" calcext:value-type="float">
            <text:p>725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597" calcext:value-type="float">
            <text:p>597</text:p>
          </table:table-cell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03" calcext:value-type="float">
            <text:p>303</text:p>
          </table:table-cell>
          <table:table-cell table:style-name="ce37" office:value-type="float" office:value="263" calcext:value-type="float">
            <text:p>263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3142" calcext:value-type="float">
            <text:p>343,142</text:p>
          </table:table-cell>
          <table:table-cell table:style-name="ce29" table:formula="of:=SUM([.E56:.I56])" office:value-type="float" office:value="15094" calcext:value-type="float">
            <text:p>15,094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19192" calcext:value-type="float">
            <text:p>19,192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126" calcext:value-type="float">
            <text:p>4,126</text:p>
          </table:table-cell>
          <table:table-cell table:style-name="ce52" office:value-type="float" office:value="3863" calcext:value-type="float">
            <text:p>3,863</text:p>
          </table:table-cell>
          <table:table-cell table:style-name="ce29" office:value-type="float" office:value="24051" calcext:value-type="float">
            <text:p>24,051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4850" calcext:value-type="float">
            <text:p>4,850</text:p>
          </table:table-cell>
          <table:table-cell table:style-name="ce52" office:value-type="float" office:value="4937" calcext:value-type="float">
            <text:p>4,937</text:p>
          </table:table-cell>
          <table:table-cell table:style-name="ce29" office:value-type="float" office:value="23756" calcext:value-type="float">
            <text:p>23,756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517" calcext:value-type="float">
            <text:p>4,517</text:p>
          </table:table-cell>
          <table:table-cell table:style-name="ce52" office:value-type="float" office:value="4817" calcext:value-type="float">
            <text:p>4,817</text:p>
          </table:table-cell>
          <table:table-cell table:style-name="ce29" office:value-type="float" office:value="24392" calcext:value-type="float">
            <text:p>24,392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5249" calcext:value-type="float">
            <text:p>5,249</text:p>
          </table:table-cell>
          <table:table-cell table:style-name="ce52" office:value-type="float" office:value="5509" calcext:value-type="float">
            <text:p>5,509</text:p>
          </table:table-cell>
          <table:table-cell table:style-name="ce29" office:value-type="float" office:value="29124" calcext:value-type="float">
            <text:p>29,124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5838" calcext:value-type="float">
            <text:p>5,838</text:p>
          </table:table-cell>
          <table:table-cell table:style-name="ce52" office:value-type="float" office:value="5708" calcext:value-type="float">
            <text:p>5,708</text:p>
          </table:table-cell>
          <table:table-cell table:style-name="ce29" office:value-type="float" office:value="26483" calcext:value-type="float">
            <text:p>26,483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5078" calcext:value-type="float">
            <text:p>5,078</text:p>
          </table:table-cell>
          <table:table-cell table:style-name="ce52" office:value-type="float" office:value="5093" calcext:value-type="float">
            <text:p>5,093</text:p>
          </table:table-cell>
          <table:table-cell table:style-name="ce29" office:value-type="float" office:value="26255" calcext:value-type="float">
            <text:p>26,255</text:p>
          </table:table-cell>
          <table:table-cell table:style-name="ce29" office:value-type="float" office:value="4980" calcext:value-type="float">
            <text:p>4,980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5411" calcext:value-type="float">
            <text:p>5,411</text:p>
          </table:table-cell>
          <table:table-cell table:style-name="ce52" office:value-type="float" office:value="5248" calcext:value-type="float">
            <text:p>5,248</text:p>
          </table:table-cell>
          <table:table-cell table:style-name="ce29" office:value-type="float" office:value="26757" calcext:value-type="float">
            <text:p>26,757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384" calcext:value-type="float">
            <text:p>5,384</text:p>
          </table:table-cell>
          <table:table-cell table:style-name="ce29" office:value-type="float" office:value="5556" calcext:value-type="float">
            <text:p>5,556</text:p>
          </table:table-cell>
          <table:table-cell table:style-name="ce52" office:value-type="float" office:value="5362" calcext:value-type="float">
            <text:p>5,362</text:p>
          </table:table-cell>
          <table:table-cell table:style-name="ce29" office:value-type="float" office:value="27431" calcext:value-type="float">
            <text:p>27,431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52" office:value-type="float" office:value="5402" calcext:value-type="float">
            <text:p>5,402</text:p>
          </table:table-cell>
          <table:table-cell table:style-name="ce29" office:value-type="float" office:value="25365" calcext:value-type="float">
            <text:p>25,365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4987" calcext:value-type="float">
            <text:p>4,987</text:p>
          </table:table-cell>
          <table:table-cell table:style-name="ce52" office:value-type="float" office:value="4697" calcext:value-type="float">
            <text:p>4,697</text:p>
          </table:table-cell>
          <table:table-cell table:style-name="ce29" office:value-type="float" office:value="20491" calcext:value-type="float">
            <text:p>20,491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3880" calcext:value-type="float">
            <text:p>3,880</text:p>
          </table:table-cell>
          <table:table-cell table:style-name="ce52" office:value-type="float" office:value="3246" calcext:value-type="float">
            <text:p>3,246</text:p>
          </table:table-cell>
          <table:table-cell table:style-name="ce29" office:value-type="float" office:value="13281" calcext:value-type="float">
            <text:p>13,281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589" calcext:value-type="float">
            <text:p>2,589</text:p>
          </table:table-cell>
          <table:table-cell table:style-name="ce52" office:value-type="float" office:value="2653" calcext:value-type="float">
            <text:p>2,653</text:p>
          </table:table-cell>
          <table:table-cell table:style-name="ce29" office:value-type="float" office:value="12574" calcext:value-type="float">
            <text:p>12,574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420" calcext:value-type="float">
            <text:p>2,420</text:p>
          </table:table-cell>
          <table:table-cell table:style-name="ce52" office:value-type="float" office:value="2252" calcext:value-type="float">
            <text:p>2,252</text:p>
          </table:table-cell>
          <table:table-cell table:style-name="ce29" office:value-type="float" office:value="10336" calcext:value-type="float">
            <text:p>10,336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1987" calcext:value-type="float">
            <text:p>1,987</text:p>
          </table:table-cell>
          <table:table-cell table:style-name="ce52" office:value-type="float" office:value="1886" calcext:value-type="float">
            <text:p>1,886</text:p>
          </table:table-cell>
          <table:table-cell table:style-name="ce29" office:value-type="float" office:value="8739" calcext:value-type="float">
            <text:p>8,739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52" office:value-type="float" office:value="1579" calcext:value-type="float">
            <text:p>1,579</text:p>
          </table:table-cell>
          <table:table-cell table:style-name="ce29" office:value-type="float" office:value="6113" calcext:value-type="float">
            <text:p>6,113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954" calcext:value-type="float">
            <text:p>954</text:p>
          </table:table-cell>
          <table:table-cell table:style-name="ce52" office:value-type="float" office:value="910" calcext:value-type="float">
            <text:p>910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05" calcext:value-type="float">
            <text:p>405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52" calcext:value-type="float">
            <text:p>152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8234" calcext:value-type="float">
            <text:p>178,234</text:p>
          </table:table-cell>
          <table:table-cell table:style-name="ce29" table:formula="of:=SUM([.E57:.I57])" office:value-type="float" office:value="7900" calcext:value-type="float">
            <text:p>7,900</text:p>
          </table:table-cell>
          <table:table-cell table:style-name="ce42" office:value-type="float" office:value="1435" calcext:value-type="float">
            <text:p>1,435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654" calcext:value-type="float">
            <text:p>1,654</text:p>
          </table:table-cell>
          <table:table-cell table:style-name="ce42" office:value-type="float" office:value="1703" calcext:value-type="float">
            <text:p>1,703</text:p>
          </table:table-cell>
          <table:table-cell table:style-name="ce42" office:value-type="float" office:value="10035" calcext:value-type="float">
            <text:p>10,035</text:p>
          </table:table-cell>
          <table:table-cell table:style-name="ce42" office:value-type="float" office:value="1827" calcext:value-type="float">
            <text:p>1,827</text:p>
          </table:table-cell>
          <table:table-cell table:style-name="ce42" office:value-type="float" office:value="1870" calcext:value-type="float">
            <text:p>1,870</text:p>
          </table:table-cell>
          <table:table-cell table:style-name="ce42" office:value-type="float" office:value="2152" calcext:value-type="float">
            <text:p>2,152</text:p>
          </table:table-cell>
          <table:table-cell table:style-name="ce42" office:value-type="float" office:value="2113" calcext:value-type="float">
            <text:p>2,113</text:p>
          </table:table-cell>
          <table:table-cell table:style-name="ce53" office:value-type="float" office:value="2073" calcext:value-type="float">
            <text:p>2,073</text:p>
          </table:table-cell>
          <table:table-cell table:style-name="ce42" office:value-type="float" office:value="12385" calcext:value-type="float">
            <text:p>12,385</text:p>
          </table:table-cell>
          <table:table-cell table:style-name="ce42" office:value-type="float" office:value="2417" calcext:value-type="float">
            <text:p>2,417</text:p>
          </table:table-cell>
          <table:table-cell table:style-name="ce42" office:value-type="float" office:value="2502" calcext:value-type="float">
            <text:p>2,502</text:p>
          </table:table-cell>
          <table:table-cell table:style-name="ce42" office:value-type="float" office:value="2430" calcext:value-type="float">
            <text:p>2,430</text:p>
          </table:table-cell>
          <table:table-cell table:style-name="ce42" office:value-type="float" office:value="2463" calcext:value-type="float">
            <text:p>2,463</text:p>
          </table:table-cell>
          <table:table-cell table:style-name="ce53" office:value-type="float" office:value="2573" calcext:value-type="float">
            <text:p>2,573</text:p>
          </table:table-cell>
          <table:table-cell table:style-name="ce42" office:value-type="float" office:value="12218" calcext:value-type="float">
            <text:p>12,218</text:p>
          </table:table-cell>
          <table:table-cell table:style-name="ce42" office:value-type="float" office:value="2562" calcext:value-type="float">
            <text:p>2,562</text:p>
          </table:table-cell>
          <table:table-cell table:style-name="ce42" office:value-type="float" office:value="2376" calcext:value-type="float">
            <text:p>2,376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2309" calcext:value-type="float">
            <text:p>2,309</text:p>
          </table:table-cell>
          <table:table-cell table:style-name="ce53" office:value-type="float" office:value="2476" calcext:value-type="float">
            <text:p>2,476</text:p>
          </table:table-cell>
          <table:table-cell table:style-name="ce42" office:value-type="float" office:value="12684" calcext:value-type="float">
            <text:p>12,684</text:p>
          </table:table-cell>
          <table:table-cell table:style-name="ce42" office:value-type="float" office:value="2333" calcext:value-type="float">
            <text:p>2,333</text:p>
          </table:table-cell>
          <table:table-cell table:style-name="ce42" office:value-type="float" office:value="2276" calcext:value-type="float">
            <text:p>2,276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2704" calcext:value-type="float">
            <text:p>2,704</text:p>
          </table:table-cell>
          <table:table-cell table:style-name="ce53" office:value-type="float" office:value="2911" calcext:value-type="float">
            <text:p>2,911</text:p>
          </table:table-cell>
          <table:table-cell table:style-name="ce42" office:value-type="float" office:value="15339" calcext:value-type="float">
            <text:p>15,339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3185" calcext:value-type="float">
            <text:p>3,185</text:p>
          </table:table-cell>
          <table:table-cell table:style-name="ce42" office:value-type="float" office:value="3123" calcext:value-type="float">
            <text:p>3,123</text:p>
          </table:table-cell>
          <table:table-cell table:style-name="ce42" office:value-type="float" office:value="3074" calcext:value-type="float">
            <text:p>3,074</text:p>
          </table:table-cell>
          <table:table-cell table:style-name="ce53" office:value-type="float" office:value="3019" calcext:value-type="float">
            <text:p>3,019</text:p>
          </table:table-cell>
          <table:table-cell table:style-name="ce42" office:value-type="float" office:value="13912" calcext:value-type="float">
            <text:p>13,912</text:p>
          </table:table-cell>
          <table:table-cell table:style-name="ce42" office:value-type="float" office:value="2827" calcext:value-type="float">
            <text:p>2,827</text:p>
          </table:table-cell>
          <table:table-cell table:style-name="ce42" office:value-type="float" office:value="3070" calcext:value-type="float">
            <text:p>3,070</text:p>
          </table:table-cell>
          <table:table-cell table:style-name="ce42" office:value-type="float" office:value="2676" calcext:value-type="float">
            <text:p>2,676</text:p>
          </table:table-cell>
          <table:table-cell table:style-name="ce42" office:value-type="float" office:value="2663" calcext:value-type="float">
            <text:p>2,663</text:p>
          </table:table-cell>
          <table:table-cell table:style-name="ce53" office:value-type="float" office:value="2676" calcext:value-type="float">
            <text:p>2,676</text:p>
          </table:table-cell>
          <table:table-cell table:style-name="ce42" office:value-type="float" office:value="13959" calcext:value-type="float">
            <text:p>13,959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759" calcext:value-type="float">
            <text:p>2,759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2941" calcext:value-type="float">
            <text:p>2,941</text:p>
          </table:table-cell>
          <table:table-cell table:style-name="ce53" office:value-type="float" office:value="2837" calcext:value-type="float">
            <text:p>2,837</text:p>
          </table:table-cell>
          <table:table-cell table:style-name="ce42" office:value-type="float" office:value="14456" calcext:value-type="float">
            <text:p>14,456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839" calcext:value-type="float">
            <text:p>2,839</text:p>
          </table:table-cell>
          <table:table-cell table:style-name="ce42" office:value-type="float" office:value="2917" calcext:value-type="float">
            <text:p>2,917</text:p>
          </table:table-cell>
          <table:table-cell table:style-name="ce42" office:value-type="float" office:value="2945" calcext:value-type="float">
            <text:p>2,945</text:p>
          </table:table-cell>
          <table:table-cell table:style-name="ce53" office:value-type="float" office:value="2866" calcext:value-type="float">
            <text:p>2,866</text:p>
          </table:table-cell>
          <table:table-cell table:style-name="ce42" office:value-type="float" office:value="14168" calcext:value-type="float">
            <text:p>14,168</text:p>
          </table:table-cell>
          <table:table-cell table:style-name="ce42" office:value-type="float" office:value="2949" calcext:value-type="float">
            <text:p>2,949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2764" calcext:value-type="float">
            <text:p>2,764</text:p>
          </table:table-cell>
          <table:table-cell table:style-name="ce42" office:value-type="float" office:value="2849" calcext:value-type="float">
            <text:p>2,849</text:p>
          </table:table-cell>
          <table:table-cell table:style-name="ce53" office:value-type="float" office:value="2756" calcext:value-type="float">
            <text:p>2,756</text:p>
          </table:table-cell>
          <table:table-cell table:style-name="ce42" office:value-type="float" office:value="13162" calcext:value-type="float">
            <text:p>13,162</text:p>
          </table:table-cell>
          <table:table-cell table:style-name="ce42" office:value-type="float" office:value="2719" calcext:value-type="float">
            <text:p>2,719</text:p>
          </table:table-cell>
          <table:table-cell table:style-name="ce42" office:value-type="float" office:value="2746" calcext:value-type="float">
            <text:p>2,746</text:p>
          </table:table-cell>
          <table:table-cell table:style-name="ce42" office:value-type="float" office:value="2678" calcext:value-type="float">
            <text:p>2,678</text:p>
          </table:table-cell>
          <table:table-cell table:style-name="ce42" office:value-type="float" office:value="2593" calcext:value-type="float">
            <text:p>2,593</text:p>
          </table:table-cell>
          <table:table-cell table:style-name="ce53" office:value-type="float" office:value="2426" calcext:value-type="float">
            <text:p>2,426</text:p>
          </table:table-cell>
          <table:table-cell table:style-name="ce42" office:value-type="float" office:value="10242" calcext:value-type="float">
            <text:p>10,242</text:p>
          </table:table-cell>
          <table:table-cell table:style-name="ce42" office:value-type="float" office:value="2296" calcext:value-type="float">
            <text:p>2,296</text:p>
          </table:table-cell>
          <table:table-cell table:style-name="ce42" office:value-type="float" office:value="2343" calcext:value-type="float">
            <text:p>2,343</text:p>
          </table:table-cell>
          <table:table-cell table:style-name="ce42" office:value-type="float" office:value="2142" calcext:value-type="float">
            <text:p>2,142</text:p>
          </table:table-cell>
          <table:table-cell table:style-name="ce42" office:value-type="float" office:value="1892" calcext:value-type="float">
            <text:p>1,892</text:p>
          </table:table-cell>
          <table:table-cell table:style-name="ce53" office:value-type="float" office:value="1569" calcext:value-type="float">
            <text:p>1,569</text:p>
          </table:table-cell>
          <table:table-cell table:style-name="ce42" office:value-type="float" office:value="6435" calcext:value-type="float">
            <text:p>6,435</text:p>
          </table:table-cell>
          <table:table-cell table:style-name="ce42" office:value-type="float" office:value="1543" calcext:value-type="float">
            <text:p>1,543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060" calcext:value-type="float">
            <text:p>1,060</text:p>
          </table:table-cell>
          <table:table-cell table:style-name="ce42" office:value-type="float" office:value="1240" calcext:value-type="float">
            <text:p>1,240</text:p>
          </table:table-cell>
          <table:table-cell table:style-name="ce53" office:value-type="float" office:value="1281" calcext:value-type="float">
            <text:p>1,281</text:p>
          </table:table-cell>
          <table:table-cell table:style-name="ce42" office:value-type="float" office:value="5968" calcext:value-type="float">
            <text:p>5,968</text:p>
          </table:table-cell>
          <table:table-cell table:style-name="ce42" office:value-type="float" office:value="1295" calcext:value-type="float">
            <text:p>1,295</text:p>
          </table:table-cell>
          <table:table-cell table:style-name="ce42" office:value-type="float" office:value="1214" calcext:value-type="float">
            <text:p>1,214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1121" calcext:value-type="float">
            <text:p>1,121</text:p>
          </table:table-cell>
          <table:table-cell table:style-name="ce53" office:value-type="float" office:value="1082" calcext:value-type="float">
            <text:p>1,082</text:p>
          </table:table-cell>
          <table:table-cell table:style-name="ce42" office:value-type="float" office:value="4873" calcext:value-type="float">
            <text:p>4,873</text:p>
          </table:table-cell>
          <table:table-cell table:style-name="ce42" office:value-type="float" office:value="1090" calcext:value-type="float">
            <text:p>1,090</text:p>
          </table:table-cell>
          <table:table-cell table:style-name="ce42" office:value-type="float" office:value="955" calcext:value-type="float">
            <text:p>955</text:p>
          </table:table-cell>
          <table:table-cell table:number-columns-repeated="2" table:style-name="ce42" office:value-type="float" office:value="951" calcext:value-type="float">
            <text:p>951</text:p>
          </table:table-cell>
          <table:table-cell table:style-name="ce53" office:value-type="float" office:value="926" calcext:value-type="float">
            <text:p>926</text:p>
          </table:table-cell>
          <table:table-cell table:style-name="ce42" office:value-type="float" office:value="4795" calcext:value-type="float">
            <text:p>4,795</text:p>
          </table:table-cell>
          <table:table-cell table:style-name="ce42" office:value-type="float" office:value="935" calcext:value-type="float">
            <text:p>935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1022" calcext:value-type="float">
            <text:p>1,022</text:p>
          </table:table-cell>
          <table:table-cell table:style-name="ce42" office:value-type="float" office:value="982" calcext:value-type="float">
            <text:p>982</text:p>
          </table:table-cell>
          <table:table-cell table:style-name="ce53" office:value-type="float" office:value="924" calcext:value-type="float">
            <text:p>924</text:p>
          </table:table-cell>
          <table:table-cell table:style-name="ce42" office:value-type="float" office:value="3644" calcext:value-type="float">
            <text:p>3,644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558" calcext:value-type="float">
            <text:p>558</text:p>
          </table:table-cell>
          <table:table-cell table:style-name="ce53" office:value-type="float" office:value="511" calcext:value-type="float">
            <text:p>511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21" calcext:value-type="float">
            <text:p>221</text:p>
          </table:table-cell>
          <table:table-cell table:style-name="ce53" office:value-type="float" office:value="187" calcext:value-type="float">
            <text:p>187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9" calcext:value-type="float">
            <text:p>89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908" calcext:value-type="float">
            <text:p>164,908</text:p>
          </table:table-cell>
          <table:table-cell table:style-name="ce37" table:formula="of:=SUM([.E58:.I58])" office:value-type="float" office:value="7194" calcext:value-type="float">
            <text:p>7,194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1391" calcext:value-type="float">
            <text:p>1,391</text:p>
          </table:table-cell>
          <table:table-cell table:style-name="ce43" office:value-type="float" office:value="1457" calcext:value-type="float">
            <text:p>1,457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1564" calcext:value-type="float">
            <text:p>1,564</text:p>
          </table:table-cell>
          <table:table-cell table:style-name="ce43" office:value-type="float" office:value="9157" calcext:value-type="float">
            <text:p>9,157</text:p>
          </table:table-cell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1751" calcext:value-type="float">
            <text:p>1,751</text:p>
          </table:table-cell>
          <table:table-cell table:style-name="ce43" office:value-type="float" office:value="1943" calcext:value-type="float">
            <text:p>1,943</text:p>
          </table:table-cell>
          <table:table-cell table:style-name="ce43" office:value-type="float" office:value="2013" calcext:value-type="float">
            <text:p>2,013</text:p>
          </table:table-cell>
          <table:table-cell table:style-name="ce54" office:value-type="float" office:value="1790" calcext:value-type="float">
            <text:p>1,790</text:p>
          </table:table-cell>
          <table:table-cell table:style-name="ce43" office:value-type="float" office:value="11666" calcext:value-type="float">
            <text:p>11,666</text:p>
          </table:table-cell>
          <table:table-cell table:style-name="ce43" office:value-type="float" office:value="2223" calcext:value-type="float">
            <text:p>2,223</text:p>
          </table:table-cell>
          <table:table-cell table:style-name="ce43" office:value-type="float" office:value="2377" calcext:value-type="float">
            <text:p>2,377</text:p>
          </table:table-cell>
          <table:table-cell table:style-name="ce43" office:value-type="float" office:value="2315" calcext:value-type="float">
            <text:p>2,315</text:p>
          </table:table-cell>
          <table:table-cell table:style-name="ce43" office:value-type="float" office:value="2387" calcext:value-type="float">
            <text:p>2,387</text:p>
          </table:table-cell>
          <table:table-cell table:style-name="ce54" office:value-type="float" office:value="2364" calcext:value-type="float">
            <text:p>2,364</text:p>
          </table:table-cell>
          <table:table-cell table:style-name="ce43" office:value-type="float" office:value="11538" calcext:value-type="float">
            <text:p>11,538</text:p>
          </table:table-cell>
          <table:table-cell table:style-name="ce43" office:value-type="float" office:value="2286" calcext:value-type="float">
            <text:p>2,286</text:p>
          </table:table-cell>
          <table:table-cell table:style-name="ce43" office:value-type="float" office:value="2344" calcext:value-type="float">
            <text:p>2,344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208" calcext:value-type="float">
            <text:p>2,208</text:p>
          </table:table-cell>
          <table:table-cell table:style-name="ce54" office:value-type="float" office:value="2341" calcext:value-type="float">
            <text:p>2,341</text:p>
          </table:table-cell>
          <table:table-cell table:style-name="ce43" office:value-type="float" office:value="11708" calcext:value-type="float">
            <text:p>11,708</text:p>
          </table:table-cell>
          <table:table-cell table:style-name="ce43" office:value-type="float" office:value="2122" calcext:value-type="float">
            <text:p>2,122</text:p>
          </table:table-cell>
          <table:table-cell table:style-name="ce43" office:value-type="float" office:value="2113" calcext:value-type="float">
            <text:p>2,113</text:p>
          </table:table-cell>
          <table:table-cell table:style-name="ce43" office:value-type="float" office:value="2330" calcext:value-type="float">
            <text:p>2,330</text:p>
          </table:table-cell>
          <table:table-cell table:style-name="ce43" office:value-type="float" office:value="2545" calcext:value-type="float">
            <text:p>2,545</text:p>
          </table:table-cell>
          <table:table-cell table:style-name="ce54" office:value-type="float" office:value="2598" calcext:value-type="float">
            <text:p>2,598</text:p>
          </table:table-cell>
          <table:table-cell table:style-name="ce43" office:value-type="float" office:value="13785" calcext:value-type="float">
            <text:p>13,785</text:p>
          </table:table-cell>
          <table:table-cell table:style-name="ce43" office:value-type="float" office:value="2748" calcext:value-type="float">
            <text:p>2,748</text:p>
          </table:table-cell>
          <table:table-cell table:style-name="ce43" office:value-type="float" office:value="2802" calcext:value-type="float">
            <text:p>2,802</text:p>
          </table:table-cell>
          <table:table-cell table:style-name="ce43" office:value-type="float" office:value="2782" calcext:value-type="float">
            <text:p>2,782</text:p>
          </table:table-cell>
          <table:table-cell table:style-name="ce43" office:value-type="float" office:value="2764" calcext:value-type="float">
            <text:p>2,764</text:p>
          </table:table-cell>
          <table:table-cell table:style-name="ce54" office:value-type="float" office:value="2689" calcext:value-type="float">
            <text:p>2,689</text:p>
          </table:table-cell>
          <table:table-cell table:style-name="ce43" office:value-type="float" office:value="12571" calcext:value-type="float">
            <text:p>12,571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429" calcext:value-type="float">
            <text:p>2,429</text:p>
          </table:table-cell>
          <table:table-cell table:style-name="ce43" office:value-type="float" office:value="2415" calcext:value-type="float">
            <text:p>2,415</text:p>
          </table:table-cell>
          <table:table-cell table:style-name="ce54" office:value-type="float" office:value="2417" calcext:value-type="float">
            <text:p>2,417</text:p>
          </table:table-cell>
          <table:table-cell table:style-name="ce43" office:value-type="float" office:value="12296" calcext:value-type="float">
            <text:p>12,296</text:p>
          </table:table-cell>
          <table:table-cell table:style-name="ce43" office:value-type="float" office:value="2427" calcext:value-type="float">
            <text:p>2,427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549" calcext:value-type="float">
            <text:p>2,549</text:p>
          </table:table-cell>
          <table:table-cell table:style-name="ce43" office:value-type="float" office:value="2470" calcext:value-type="float">
            <text:p>2,470</text:p>
          </table:table-cell>
          <table:table-cell table:style-name="ce54" office:value-type="float" office:value="2411" calcext:value-type="float">
            <text:p>2,411</text:p>
          </table:table-cell>
          <table:table-cell table:style-name="ce43" office:value-type="float" office:value="12301" calcext:value-type="float">
            <text:p>12,301</text:p>
          </table:table-cell>
          <table:table-cell table:style-name="ce43" office:value-type="float" office:value="2417" calcext:value-type="float">
            <text:p>2,417</text:p>
          </table:table-cell>
          <table:table-cell table:style-name="ce43" office:value-type="float" office:value="2310" calcext:value-type="float">
            <text:p>2,310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611" calcext:value-type="float">
            <text:p>2,611</text:p>
          </table:table-cell>
          <table:table-cell table:style-name="ce54" office:value-type="float" office:value="2496" calcext:value-type="float">
            <text:p>2,496</text:p>
          </table:table-cell>
          <table:table-cell table:style-name="ce43" office:value-type="float" office:value="13263" calcext:value-type="float">
            <text:p>13,263</text:p>
          </table:table-cell>
          <table:table-cell table:style-name="ce43" office:value-type="float" office:value="2632" calcext:value-type="float">
            <text:p>2,632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541" calcext:value-type="float">
            <text:p>2,541</text:p>
          </table:table-cell>
          <table:table-cell table:style-name="ce43" office:value-type="float" office:value="2721" calcext:value-type="float">
            <text:p>2,721</text:p>
          </table:table-cell>
          <table:table-cell table:style-name="ce54" office:value-type="float" office:value="2646" calcext:value-type="float">
            <text:p>2,646</text:p>
          </table:table-cell>
          <table:table-cell table:style-name="ce43" office:value-type="float" office:value="12203" calcext:value-type="float">
            <text:p>12,203</text:p>
          </table:table-cell>
          <table:table-cell table:style-name="ce43" office:value-type="float" office:value="2424" calcext:value-type="float">
            <text:p>2,424</text:p>
          </table:table-cell>
          <table:table-cell table:style-name="ce43" office:value-type="float" office:value="2560" calcext:value-type="float">
            <text:p>2,560</text:p>
          </table:table-cell>
          <table:table-cell table:style-name="ce43" office:value-type="float" office:value="2554" calcext:value-type="float">
            <text:p>2,554</text:p>
          </table:table-cell>
          <table:table-cell table:style-name="ce43" office:value-type="float" office:value="2394" calcext:value-type="float">
            <text:p>2,394</text:p>
          </table:table-cell>
          <table:table-cell table:style-name="ce54" office:value-type="float" office:value="2271" calcext:value-type="float">
            <text:p>2,271</text:p>
          </table:table-cell>
          <table:table-cell table:style-name="ce43" office:value-type="float" office:value="10249" calcext:value-type="float">
            <text:p>10,249</text:p>
          </table:table-cell>
          <table:table-cell table:style-name="ce43" office:value-type="float" office:value="2239" calcext:value-type="float">
            <text:p>2,239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2049" calcext:value-type="float">
            <text:p>2,049</text:p>
          </table:table-cell>
          <table:table-cell table:style-name="ce43" office:value-type="float" office:value="1988" calcext:value-type="float">
            <text:p>1,988</text:p>
          </table:table-cell>
          <table:table-cell table:style-name="ce54" office:value-type="float" office:value="1677" calcext:value-type="float">
            <text:p>1,677</text:p>
          </table:table-cell>
          <table:table-cell table:style-name="ce43" office:value-type="float" office:value="6846" calcext:value-type="float">
            <text:p>6,846</text:p>
          </table:table-cell>
          <table:table-cell table:style-name="ce43" office:value-type="float" office:value="1591" calcext:value-type="float">
            <text:p>1,591</text:p>
          </table:table-cell>
          <table:table-cell table:style-name="ce43" office:value-type="float" office:value="1381" calcext:value-type="float">
            <text:p>1,381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1349" calcext:value-type="float">
            <text:p>1,349</text:p>
          </table:table-cell>
          <table:table-cell table:style-name="ce54" office:value-type="float" office:value="1372" calcext:value-type="float">
            <text:p>1,372</text:p>
          </table:table-cell>
          <table:table-cell table:style-name="ce43" office:value-type="float" office:value="6606" calcext:value-type="float">
            <text:p>6,606</text:p>
          </table:table-cell>
          <table:table-cell table:style-name="ce43" office:value-type="float" office:value="1422" calcext:value-type="float">
            <text:p>1,422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1374" calcext:value-type="float">
            <text:p>1,374</text:p>
          </table:table-cell>
          <table:table-cell table:style-name="ce43" office:value-type="float" office:value="1299" calcext:value-type="float">
            <text:p>1,299</text:p>
          </table:table-cell>
          <table:table-cell table:style-name="ce54" office:value-type="float" office:value="1170" calcext:value-type="float">
            <text:p>1,170</text:p>
          </table:table-cell>
          <table:table-cell table:style-name="ce43" office:value-type="float" office:value="5463" calcext:value-type="float">
            <text:p>5,463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1145" calcext:value-type="float">
            <text:p>1,145</text:p>
          </table:table-cell>
          <table:table-cell table:style-name="ce43" office:value-type="float" office:value="1036" calcext:value-type="float">
            <text:p>1,036</text:p>
          </table:table-cell>
          <table:table-cell table:style-name="ce54" office:value-type="float" office:value="960" calcext:value-type="float">
            <text:p>960</text:p>
          </table:table-cell>
          <table:table-cell table:style-name="ce43" office:value-type="float" office:value="3944" calcext:value-type="float">
            <text:p>3,944</text:p>
          </table:table-cell>
          <table:table-cell table:style-name="ce43" office:value-type="float" office:value="857" calcext:value-type="float">
            <text:p>857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815" calcext:value-type="float">
            <text:p>815</text:p>
          </table:table-cell>
          <table:table-cell table:style-name="ce43" office:value-type="float" office:value="755" calcext:value-type="float">
            <text:p>755</text:p>
          </table:table-cell>
          <table:table-cell table:style-name="ce54" office:value-type="float" office:value="655" calcext:value-type="float">
            <text:p>655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396" calcext:value-type="float">
            <text:p>396</text:p>
          </table:table-cell>
          <table:table-cell table:style-name="ce54" office:value-type="float" office:value="399" calcext:value-type="float">
            <text:p>399</text:p>
          </table:table-cell>
          <table:table-cell table:style-name="ce43" office:value-type="float" office:value="1160" calcext:value-type="float">
            <text:p>1,160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84" calcext:value-type="float">
            <text:p>184</text:p>
          </table:table-cell>
          <table:table-cell table:style-name="ce54" office:value-type="float" office:value="143" calcext:value-type="float">
            <text:p>143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384" calcext:value-type="float">
            <text:p>92,384</text:p>
          </table:table-cell>
          <table:table-cell table:style-name="ce29" table:formula="of:=SUM([.E59:.I59])" office:value-type="float" office:value="4196" calcext:value-type="float">
            <text:p>4,19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973" calcext:value-type="float">
            <text:p>973</text:p>
          </table:table-cell>
          <table:table-cell table:style-name="ce52" office:value-type="float" office:value="945" calcext:value-type="float">
            <text:p>945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034" calcext:value-type="float">
            <text:p>1,034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5771" calcext:value-type="float">
            <text:p>5,771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98" calcext:value-type="float">
            <text:p>1,098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480" calcext:value-type="float">
            <text:p>1,480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45" calcext:value-type="float">
            <text:p>1,645</text:p>
          </table:table-cell>
          <table:table-cell table:style-name="ce52" office:value-type="float" office:value="1623" calcext:value-type="float">
            <text:p>1,623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082" calcext:value-type="float">
            <text:p>7,08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436" calcext:value-type="float">
            <text:p>1,436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374" calcext:value-type="float">
            <text:p>1,374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341" calcext:value-type="float">
            <text:p>1,341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55" calcext:value-type="float">
            <text:p>1,155</text:p>
          </table:table-cell>
          <table:table-cell table:style-name="ce52" office:value-type="float" office:value="1198" calcext:value-type="float">
            <text:p>1,198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960" calcext:value-type="float">
            <text:p>960</text:p>
          </table:table-cell>
          <table:table-cell table:style-name="ce52" office:value-type="float" office:value="860" calcext:value-type="float">
            <text:p>860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716" calcext:value-type="float">
            <text:p>716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88" calcext:value-type="float">
            <text:p>688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24" calcext:value-type="float">
            <text:p>624</text:p>
          </table:table-cell>
          <table:table-cell table:style-name="ce52" office:value-type="float" office:value="541" calcext:value-type="float">
            <text:p>541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02" calcext:value-type="float">
            <text:p>302</text:p>
          </table:table-cell>
          <table:table-cell table:style-name="ce52" office:value-type="float" office:value="316" calcext:value-type="float">
            <text:p>316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694" calcext:value-type="float">
            <text:p>47,694</text:p>
          </table:table-cell>
          <table:table-cell table:style-name="ce29" table:formula="of:=SUM([.E60:.I60])" office:value-type="float" office:value="2171" calcext:value-type="float">
            <text:p>2,171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16" calcext:value-type="float">
            <text:p>516</text:p>
          </table:table-cell>
          <table:table-cell table:style-name="ce52" office:value-type="float" office:value="477" calcext:value-type="float">
            <text:p>477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589" calcext:value-type="float">
            <text:p>589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35" calcext:value-type="float">
            <text:p>535</text:p>
          </table:table-cell>
          <table:table-cell table:style-name="ce52" office:value-type="float" office:value="675" calcext:value-type="float">
            <text:p>675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86" calcext:value-type="float">
            <text:p>786</text:p>
          </table:table-cell>
          <table:table-cell table:style-name="ce52" office:value-type="float" office:value="856" calcext:value-type="float">
            <text:p>856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82" calcext:value-type="float">
            <text:p>782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57" calcext:value-type="float">
            <text:p>757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19" calcext:value-type="float">
            <text:p>819</text:p>
          </table:table-cell>
          <table:table-cell table:style-name="ce52" office:value-type="float" office:value="781" calcext:value-type="float">
            <text:p>781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3" calcext:value-type="float">
            <text:p>763</text:p>
          </table:table-cell>
          <table:table-cell table:style-name="ce52" office:value-type="float" office:value="724" calcext:value-type="float">
            <text:p>724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93" calcext:value-type="float">
            <text:p>593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76" calcext:value-type="float">
            <text:p>476</text:p>
          </table:table-cell>
          <table:table-cell table:style-name="ce52" office:value-type="float" office:value="423" calcext:value-type="float">
            <text:p>423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58" calcext:value-type="float">
            <text:p>358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08" calcext:value-type="float">
            <text:p>308</text:p>
          </table:table-cell>
          <table:table-cell table:style-name="ce52" office:value-type="float" office:value="271" calcext:value-type="float">
            <text:p>271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690" calcext:value-type="float">
            <text:p>44,690</text:p>
          </table:table-cell>
          <table:table-cell table:style-name="ce37" table:formula="of:=SUM([.E61:.I61])" office:value-type="float" office:value="2025" calcext:value-type="float">
            <text:p>2,02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457" calcext:value-type="float">
            <text:p>457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86" calcext:value-type="float">
            <text:p>486</text:p>
          </table:table-cell>
          <table:table-cell table:style-name="ce37" office:value-type="float" office:value="532" calcext:value-type="float">
            <text:p>532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563" calcext:value-type="float">
            <text:p>563</text:p>
          </table:table-cell>
          <table:table-cell table:style-name="ce37" office:value-type="float" office:value="634" calcext:value-type="float">
            <text:p>634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73" calcext:value-type="float">
            <text:p>673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941" calcext:value-type="float">
            <text:p>3,941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859" calcext:value-type="float">
            <text:p>859</text:p>
          </table:table-cell>
          <table:table-cell table:style-name="ce37" office:value-type="float" office:value="767" calcext:value-type="float">
            <text:p>767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710" calcext:value-type="float">
            <text:p>710</text:p>
          </table:table-cell>
          <table:table-cell table:style-name="ce37" office:value-type="float" office:value="658" calcext:value-type="float">
            <text:p>658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95" calcext:value-type="float">
            <text:p>595</text:p>
          </table:table-cell>
          <table:table-cell table:style-name="ce37" office:value-type="float" office:value="679" calcext:value-type="float">
            <text:p>679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18" calcext:value-type="float">
            <text:p>618</text:p>
          </table:table-cell>
          <table:table-cell table:style-name="ce37" office:value-type="float" office:value="593" calcext:value-type="float">
            <text:p>593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59" calcext:value-type="float">
            <text:p>659</text:p>
          </table:table-cell>
          <table:table-cell table:style-name="ce37" office:value-type="float" office:value="617" calcext:value-type="float">
            <text:p>617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62" calcext:value-type="float">
            <text:p>562</text:p>
          </table:table-cell>
          <table:table-cell table:style-name="ce37" office:value-type="float" office:value="597" calcext:value-type="float">
            <text:p>597</text:p>
          </table:table-cell>
          <table:table-cell table:style-name="ce30" office:value-type="float" office:value="2636" calcext:value-type="float">
            <text:p>2,636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484" calcext:value-type="float">
            <text:p>484</text:p>
          </table:table-cell>
          <table:table-cell table:style-name="ce37" office:value-type="float" office:value="437" calcext:value-type="float">
            <text:p>437</text:p>
          </table:table-cell>
          <table:table-cell table:style-name="ce30" office:value-type="float" office:value="1833" calcext:value-type="float">
            <text:p>1,83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47" calcext:value-type="float">
            <text:p>347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87" calcext:value-type="float">
            <text:p>387</text:p>
          </table:table-cell>
          <table:table-cell table:style-name="ce37" office:value-type="float" office:value="384" calcext:value-type="float">
            <text:p>384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270" calcext:value-type="float">
            <text:p>270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168" calcext:value-type="float">
            <text:p>168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90084" calcext:value-type="float">
            <text:p>390,084</text:p>
          </table:table-cell>
          <table:table-cell table:style-name="ce29" table:formula="of:=SUM([.E62:.I62])" office:value-type="float" office:value="15044" calcext:value-type="float">
            <text:p>15,044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21427" calcext:value-type="float">
            <text:p>21,427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4623" calcext:value-type="float">
            <text:p>4,623</text:p>
          </table:table-cell>
          <table:table-cell table:style-name="ce52" office:value-type="float" office:value="4360" calcext:value-type="float">
            <text:p>4,360</text:p>
          </table:table-cell>
          <table:table-cell table:style-name="ce29" office:value-type="float" office:value="27602" calcext:value-type="float">
            <text:p>27,602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591" calcext:value-type="float">
            <text:p>5,591</text:p>
          </table:table-cell>
          <table:table-cell table:style-name="ce52" office:value-type="float" office:value="5644" calcext:value-type="float">
            <text:p>5,644</text:p>
          </table:table-cell>
          <table:table-cell table:style-name="ce29" office:value-type="float" office:value="28086" calcext:value-type="float">
            <text:p>28,086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5864" calcext:value-type="float">
            <text:p>5,864</text:p>
          </table:table-cell>
          <table:table-cell table:style-name="ce29" office:value-type="float" office:value="5300" calcext:value-type="float">
            <text:p>5,300</text:p>
          </table:table-cell>
          <table:table-cell table:style-name="ce52" office:value-type="float" office:value="5868" calcext:value-type="float">
            <text:p>5,868</text:p>
          </table:table-cell>
          <table:table-cell table:style-name="ce29" office:value-type="float" office:value="26754" calcext:value-type="float">
            <text:p>26,754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5658" calcext:value-type="float">
            <text:p>5,658</text:p>
          </table:table-cell>
          <table:table-cell table:style-name="ce52" office:value-type="float" office:value="5858" calcext:value-type="float">
            <text:p>5,858</text:p>
          </table:table-cell>
          <table:table-cell table:style-name="ce29" office:value-type="float" office:value="32501" calcext:value-type="float">
            <text:p>32,501</text:p>
          </table:table-cell>
          <table:table-cell table:style-name="ce29" office:value-type="float" office:value="6370" calcext:value-type="float">
            <text:p>6,370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604" calcext:value-type="float">
            <text:p>6,604</text:p>
          </table:table-cell>
          <table:table-cell table:style-name="ce52" office:value-type="float" office:value="6529" calcext:value-type="float">
            <text:p>6,529</text:p>
          </table:table-cell>
          <table:table-cell table:style-name="ce29" office:value-type="float" office:value="30841" calcext:value-type="float">
            <text:p>30,841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6038" calcext:value-type="float">
            <text:p>6,038</text:p>
          </table:table-cell>
          <table:table-cell table:style-name="ce52" office:value-type="float" office:value="5970" calcext:value-type="float">
            <text:p>5,970</text:p>
          </table:table-cell>
          <table:table-cell table:style-name="ce29" office:value-type="float" office:value="32013" calcext:value-type="float">
            <text:p>32,013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590" calcext:value-type="float">
            <text:p>6,590</text:p>
          </table:table-cell>
          <table:table-cell table:style-name="ce52" office:value-type="float" office:value="6582" calcext:value-type="float">
            <text:p>6,582</text:p>
          </table:table-cell>
          <table:table-cell table:style-name="ce29" office:value-type="float" office:value="33521" calcext:value-type="float">
            <text:p>33,521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6726" calcext:value-type="float">
            <text:p>6,726</text:p>
          </table:table-cell>
          <table:table-cell table:style-name="ce29" office:value-type="float" office:value="6810" calcext:value-type="float">
            <text:p>6,810</text:p>
          </table:table-cell>
          <table:table-cell table:style-name="ce52" office:value-type="float" office:value="6920" calcext:value-type="float">
            <text:p>6,920</text:p>
          </table:table-cell>
          <table:table-cell table:style-name="ce29" office:value-type="float" office:value="34034" calcext:value-type="float">
            <text:p>34,034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6809" calcext:value-type="float">
            <text:p>6,809</text:p>
          </table:table-cell>
          <table:table-cell table:style-name="ce52" office:value-type="float" office:value="6774" calcext:value-type="float">
            <text:p>6,774</text:p>
          </table:table-cell>
          <table:table-cell table:style-name="ce29" office:value-type="float" office:value="30324" calcext:value-type="float">
            <text:p>30,324</text:p>
          </table:table-cell>
          <table:table-cell table:style-name="ce29" office:value-type="float" office:value="6114" calcext:value-type="float">
            <text:p>6,114</text:p>
          </table:table-cell>
          <table:table-cell table:style-name="ce29" office:value-type="float" office:value="6422" calcext:value-type="float">
            <text:p>6,422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5930" calcext:value-type="float">
            <text:p>5,930</text:p>
          </table:table-cell>
          <table:table-cell table:style-name="ce52" office:value-type="float" office:value="5710" calcext:value-type="float">
            <text:p>5,710</text:p>
          </table:table-cell>
          <table:table-cell table:style-name="ce29" office:value-type="float" office:value="23857" calcext:value-type="float">
            <text:p>23,857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377" calcext:value-type="float">
            <text:p>4,377</text:p>
          </table:table-cell>
          <table:table-cell table:style-name="ce52" office:value-type="float" office:value="3774" calcext:value-type="float">
            <text:p>3,774</text:p>
          </table:table-cell>
          <table:table-cell table:style-name="ce29" office:value-type="float" office:value="12764" calcext:value-type="float">
            <text:p>12,76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516" calcext:value-type="float">
            <text:p>2,516</text:p>
          </table:table-cell>
          <table:table-cell table:style-name="ce52" office:value-type="float" office:value="2644" calcext:value-type="float">
            <text:p>2,644</text:p>
          </table:table-cell>
          <table:table-cell table:style-name="ce29" office:value-type="float" office:value="13252" calcext:value-type="float">
            <text:p>13,252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719" calcext:value-type="float">
            <text:p>2,719</text:p>
          </table:table-cell>
          <table:table-cell table:style-name="ce52" office:value-type="float" office:value="2359" calcext:value-type="float">
            <text:p>2,359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14" calcext:value-type="float">
            <text:p>2,014</text:p>
          </table:table-cell>
          <table:table-cell table:style-name="ce52" office:value-type="float" office:value="1855" calcext:value-type="float">
            <text:p>1,855</text:p>
          </table:table-cell>
          <table:table-cell table:style-name="ce29" office:value-type="float" office:value="8325" calcext:value-type="float">
            <text:p>8,325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520" calcext:value-type="float">
            <text:p>1,520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008" calcext:value-type="float">
            <text:p>1,008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45" calcext:value-type="float">
            <text:p>345</text:p>
          </table:table-cell>
          <table:table-cell table:style-name="ce52" office:value-type="float" office:value="322" calcext:value-type="float">
            <text:p>322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597" calcext:value-type="float">
            <text:p>197,597</text:p>
          </table:table-cell>
          <table:table-cell table:style-name="ce29" table:formula="of:=SUM([.E63:.I63])" office:value-type="float" office:value="7833" calcext:value-type="float">
            <text:p>7,833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1152" calcext:value-type="float">
            <text:p>11,152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396" calcext:value-type="float">
            <text:p>2,396</text:p>
          </table:table-cell>
          <table:table-cell table:style-name="ce52" office:value-type="float" office:value="2225" calcext:value-type="float">
            <text:p>2,225</text:p>
          </table:table-cell>
          <table:table-cell table:style-name="ce29" office:value-type="float" office:value="14323" calcext:value-type="float">
            <text:p>14,323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2838" calcext:value-type="float">
            <text:p>2,838</text:p>
          </table:table-cell>
          <table:table-cell table:style-name="ce52" office:value-type="float" office:value="2933" calcext:value-type="float">
            <text:p>2,933</text:p>
          </table:table-cell>
          <table:table-cell table:style-name="ce29" office:value-type="float" office:value="14630" calcext:value-type="float">
            <text:p>14,630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796" calcext:value-type="float">
            <text:p>2,796</text:p>
          </table:table-cell>
          <table:table-cell table:style-name="ce52" office:value-type="float" office:value="3033" calcext:value-type="float">
            <text:p>3,033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52" office:value-type="float" office:value="3042" calcext:value-type="float">
            <text:p>3,042</text:p>
          </table:table-cell>
          <table:table-cell table:style-name="ce29" office:value-type="float" office:value="16650" calcext:value-type="float">
            <text:p>16,650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397" calcext:value-type="float">
            <text:p>3,397</text:p>
          </table:table-cell>
          <table:table-cell table:style-name="ce52" office:value-type="float" office:value="3326" calcext:value-type="float">
            <text:p>3,326</text:p>
          </table:table-cell>
          <table:table-cell table:style-name="ce29" office:value-type="float" office:value="15665" calcext:value-type="float">
            <text:p>15,66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106" calcext:value-type="float">
            <text:p>3,106</text:p>
          </table:table-cell>
          <table:table-cell table:style-name="ce52" office:value-type="float" office:value="3015" calcext:value-type="float">
            <text:p>3,015</text:p>
          </table:table-cell>
          <table:table-cell table:style-name="ce29" office:value-type="float" office:value="16251" calcext:value-type="float">
            <text:p>16,251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16" calcext:value-type="float">
            <text:p>3,316</text:p>
          </table:table-cell>
          <table:table-cell table:style-name="ce52" office:value-type="float" office:value="3350" calcext:value-type="float">
            <text:p>3,350</text:p>
          </table:table-cell>
          <table:table-cell table:style-name="ce29" office:value-type="float" office:value="17177" calcext:value-type="float">
            <text:p>17,177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590" calcext:value-type="float">
            <text:p>3,590</text:p>
          </table:table-cell>
          <table:table-cell table:style-name="ce29" office:value-type="float" office:value="17317" calcext:value-type="float">
            <text:p>17,317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453" calcext:value-type="float">
            <text:p>3,453</text:p>
          </table:table-cell>
          <table:table-cell table:style-name="ce52" office:value-type="float" office:value="3446" calcext:value-type="float">
            <text:p>3,446</text:p>
          </table:table-cell>
          <table:table-cell table:style-name="ce29" office:value-type="float" office:value="15105" calcext:value-type="float">
            <text:p>15,105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946" calcext:value-type="float">
            <text:p>2,946</text:p>
          </table:table-cell>
          <table:table-cell table:style-name="ce52" office:value-type="float" office:value="2801" calcext:value-type="float">
            <text:p>2,801</text:p>
          </table:table-cell>
          <table:table-cell table:style-name="ce29" office:value-type="float" office:value="11614" calcext:value-type="float">
            <text:p>11,614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124" calcext:value-type="float">
            <text:p>2,124</text:p>
          </table:table-cell>
          <table:table-cell table:style-name="ce52" office:value-type="float" office:value="1839" calcext:value-type="float">
            <text:p>1,839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1160" calcext:value-type="float">
            <text:p>1,160</text:p>
          </table:table-cell>
          <table:table-cell table:style-name="ce52" office:value-type="float" office:value="1239" calcext:value-type="float">
            <text:p>1,239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25" calcext:value-type="float">
            <text:p>1,225</text:p>
          </table:table-cell>
          <table:table-cell table:style-name="ce52" office:value-type="float" office:value="1045" calcext:value-type="float">
            <text:p>1,045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28" calcext:value-type="float">
            <text:p>928</text:p>
          </table:table-cell>
          <table:table-cell table:style-name="ce52" office:value-type="float" office:value="877" calcext:value-type="float">
            <text:p>877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72" calcext:value-type="float">
            <text:p>872</text:p>
          </table:table-cell>
          <table:table-cell table:style-name="ce52" office:value-type="float" office:value="797" calcext:value-type="float">
            <text:p>797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45" calcext:value-type="float">
            <text:p>545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487" calcext:value-type="float">
            <text:p>192,487</text:p>
          </table:table-cell>
          <table:table-cell table:style-name="ce37" table:formula="of:=SUM([.E64:.I64])" office:value-type="float" office:value="7211" calcext:value-type="float">
            <text:p>7,211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0275" calcext:value-type="float">
            <text:p>10,275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7" office:value-type="float" office:value="2135" calcext:value-type="float">
            <text:p>2,135</text:p>
          </table:table-cell>
          <table:table-cell table:style-name="ce30" office:value-type="float" office:value="13279" calcext:value-type="float">
            <text:p>13,279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602" calcext:value-type="float">
            <text:p>2,602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7" office:value-type="float" office:value="2711" calcext:value-type="float">
            <text:p>2,711</text:p>
          </table:table-cell>
          <table:table-cell table:style-name="ce30" office:value-type="float" office:value="13456" calcext:value-type="float">
            <text:p>13,456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7" office:value-type="float" office:value="2835" calcext:value-type="float">
            <text:p>2,835</text:p>
          </table:table-cell>
          <table:table-cell table:style-name="ce30" office:value-type="float" office:value="12925" calcext:value-type="float">
            <text:p>12,925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2816" calcext:value-type="float">
            <text:p>2,816</text:p>
          </table:table-cell>
          <table:table-cell table:style-name="ce30" office:value-type="float" office:value="15851" calcext:value-type="float">
            <text:p>15,851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7" office:value-type="float" office:value="3203" calcext:value-type="float">
            <text:p>3,203</text:p>
          </table:table-cell>
          <table:table-cell table:style-name="ce30" office:value-type="float" office:value="15176" calcext:value-type="float">
            <text:p>15,176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7" office:value-type="float" office:value="2955" calcext:value-type="float">
            <text:p>2,955</text:p>
          </table:table-cell>
          <table:table-cell table:style-name="ce30" office:value-type="float" office:value="15762" calcext:value-type="float">
            <text:p>15,76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274" calcext:value-type="float">
            <text:p>3,274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0" office:value-type="float" office:value="16344" calcext:value-type="float">
            <text:p>16,344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7" office:value-type="float" office:value="3330" calcext:value-type="float">
            <text:p>3,330</text:p>
          </table:table-cell>
          <table:table-cell table:style-name="ce30" office:value-type="float" office:value="16717" calcext:value-type="float">
            <text:p>16,717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7" office:value-type="float" office:value="3328" calcext:value-type="float">
            <text:p>3,328</text:p>
          </table:table-cell>
          <table:table-cell table:style-name="ce30" office:value-type="float" office:value="15219" calcext:value-type="float">
            <text:p>15,219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7" office:value-type="float" office:value="2909" calcext:value-type="float">
            <text:p>2,909</text:p>
          </table:table-cell>
          <table:table-cell table:style-name="ce30" office:value-type="float" office:value="12243" calcext:value-type="float">
            <text:p>12,243</text:p>
          </table:table-cell>
          <table:table-cell table:style-name="ce30" office:value-type="float" office:value="2871" calcext:value-type="float">
            <text:p>2,871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7" office:value-type="float" office:value="1935" calcext:value-type="float">
            <text:p>1,935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7" office:value-type="float" office:value="1405" calcext:value-type="float">
            <text:p>1,405</text:p>
          </table:table-cell>
          <table:table-cell table:style-name="ce30" office:value-type="float" office:value="7146" calcext:value-type="float">
            <text:p>7,146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7" office:value-type="float" office:value="1314" calcext:value-type="float">
            <text:p>1,314</text:p>
          </table:table-cell>
          <table:table-cell table:style-name="ce30" office:value-type="float" office:value="5692" calcext:value-type="float">
            <text:p>5,692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7" office:value-type="float" office:value="978" calcext:value-type="float">
            <text:p>978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749" calcext:value-type="float">
            <text:p>749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63" calcext:value-type="float">
            <text:p>463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83" calcext:value-type="float">
            <text:p>183</text:p>
          </table:table-cell>
          <table:table-cell table:style-name="ce37" office:value-type="float" office:value="167" calcext:value-type="float">
            <text:p>167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399957" calcext:value-type="float">
            <text:p>399,957</text:p>
          </table:table-cell>
          <table:table-cell table:style-name="ce29" table:formula="of:=SUM([.E65:.I65])" office:value-type="float" office:value="23740" calcext:value-type="float">
            <text:p>23,740</text:p>
          </table:table-cell>
          <table:table-cell table:style-name="ce29" office:value-type="float" office:value="4805" calcext:value-type="float">
            <text:p>4,805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27771" calcext:value-type="float">
            <text:p>27,771</text:p>
          </table:table-cell>
          <table:table-cell table:style-name="ce29" office:value-type="float" office:value="5292" calcext:value-type="float">
            <text:p>5,292</text:p>
          </table:table-cell>
          <table:table-cell table:style-name="ce29" office:value-type="float" office:value="5365" calcext:value-type="float">
            <text:p>5,365</text:p>
          </table:table-cell>
          <table:table-cell table:style-name="ce29" office:value-type="float" office:value="6246" calcext:value-type="float">
            <text:p>6,246</text:p>
          </table:table-cell>
          <table:table-cell table:style-name="ce29" office:value-type="float" office:value="5688" calcext:value-type="float">
            <text:p>5,688</text:p>
          </table:table-cell>
          <table:table-cell table:style-name="ce52" office:value-type="float" office:value="5180" calcext:value-type="float">
            <text:p>5,180</text:p>
          </table:table-cell>
          <table:table-cell table:style-name="ce29" office:value-type="float" office:value="30329" calcext:value-type="float">
            <text:p>30,329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5913" calcext:value-type="float">
            <text:p>5,913</text:p>
          </table:table-cell>
          <table:table-cell table:style-name="ce52" office:value-type="float" office:value="5841" calcext:value-type="float">
            <text:p>5,841</text:p>
          </table:table-cell>
          <table:table-cell table:style-name="ce29" office:value-type="float" office:value="27944" calcext:value-type="float">
            <text:p>27,944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5345" calcext:value-type="float">
            <text:p>5,345</text:p>
          </table:table-cell>
          <table:table-cell table:style-name="ce52" office:value-type="float" office:value="5606" calcext:value-type="float">
            <text:p>5,606</text:p>
          </table:table-cell>
          <table:table-cell table:style-name="ce29" office:value-type="float" office:value="26696" calcext:value-type="float">
            <text:p>26,696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681" calcext:value-type="float">
            <text:p>5,681</text:p>
          </table:table-cell>
          <table:table-cell table:style-name="ce52" office:value-type="float" office:value="5908" calcext:value-type="float">
            <text:p>5,908</text:p>
          </table:table-cell>
          <table:table-cell table:style-name="ce29" office:value-type="float" office:value="33613" calcext:value-type="float">
            <text:p>33,613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609" calcext:value-type="float">
            <text:p>6,609</text:p>
          </table:table-cell>
          <table:table-cell table:style-name="ce29" office:value-type="float" office:value="6768" calcext:value-type="float">
            <text:p>6,768</text:p>
          </table:table-cell>
          <table:table-cell table:style-name="ce29" office:value-type="float" office:value="6953" calcext:value-type="float">
            <text:p>6,953</text:p>
          </table:table-cell>
          <table:table-cell table:style-name="ce52" office:value-type="float" office:value="6989" calcext:value-type="float">
            <text:p>6,989</text:p>
          </table:table-cell>
          <table:table-cell table:style-name="ce29" office:value-type="float" office:value="34662" calcext:value-type="float">
            <text:p>34,662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836" calcext:value-type="float">
            <text:p>6,836</text:p>
          </table:table-cell>
          <table:table-cell table:style-name="ce52" office:value-type="float" office:value="6617" calcext:value-type="float">
            <text:p>6,617</text:p>
          </table:table-cell>
          <table:table-cell table:style-name="ce29" office:value-type="float" office:value="35339" calcext:value-type="float">
            <text:p>35,339</text:p>
          </table:table-cell>
          <table:table-cell table:style-name="ce29" office:value-type="float" office:value="6822" calcext:value-type="float">
            <text:p>6,822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200" calcext:value-type="float">
            <text:p>7,200</text:p>
          </table:table-cell>
          <table:table-cell table:style-name="ce52" office:value-type="float" office:value="7018" calcext:value-type="float">
            <text:p>7,018</text:p>
          </table:table-cell>
          <table:table-cell table:style-name="ce29" office:value-type="float" office:value="33317" calcext:value-type="float">
            <text:p>33,317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541" calcext:value-type="float">
            <text:p>6,541</text:p>
          </table:table-cell>
          <table:table-cell table:style-name="ce52" office:value-type="float" office:value="6723" calcext:value-type="float">
            <text:p>6,723</text:p>
          </table:table-cell>
          <table:table-cell table:style-name="ce29" office:value-type="float" office:value="30894" calcext:value-type="float">
            <text:p>30,894</text:p>
          </table:table-cell>
          <table:table-cell table:style-name="ce29" office:value-type="float" office:value="6562" calcext:value-type="float">
            <text:p>6,562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6010" calcext:value-type="float">
            <text:p>6,010</text:p>
          </table:table-cell>
          <table:table-cell table:style-name="ce52" office:value-type="float" office:value="5969" calcext:value-type="float">
            <text:p>5,969</text:p>
          </table:table-cell>
          <table:table-cell table:style-name="ce29" office:value-type="float" office:value="26005" calcext:value-type="float">
            <text:p>26,005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172" calcext:value-type="float">
            <text:p>5,172</text:p>
          </table:table-cell>
          <table:table-cell table:style-name="ce52" office:value-type="float" office:value="4954" calcext:value-type="float">
            <text:p>4,954</text:p>
          </table:table-cell>
          <table:table-cell table:style-name="ce29" office:value-type="float" office:value="20352" calcext:value-type="float">
            <text:p>20,352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650" calcext:value-type="float">
            <text:p>3,650</text:p>
          </table:table-cell>
          <table:table-cell table:style-name="ce52" office:value-type="float" office:value="3325" calcext:value-type="float">
            <text:p>3,325</text:p>
          </table:table-cell>
          <table:table-cell table:style-name="ce29" office:value-type="float" office:value="12345" calcext:value-type="float">
            <text:p>12,345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628" calcext:value-type="float">
            <text:p>2,628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387" calcext:value-type="float">
            <text:p>2,387</text:p>
          </table:table-cell>
          <table:table-cell table:style-name="ce52" office:value-type="float" office:value="2494" calcext:value-type="float">
            <text:p>2,494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172" calcext:value-type="float">
            <text:p>2,172</text:p>
          </table:table-cell>
          <table:table-cell table:style-name="ce52" office:value-type="float" office:value="2034" calcext:value-type="float">
            <text:p>2,034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956" calcext:value-type="float">
            <text:p>956</text:p>
          </table:table-cell>
          <table:table-cell table:style-name="ce52" office:value-type="float" office:value="870" calcext:value-type="float">
            <text:p>870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199987" calcext:value-type="float">
            <text:p>199,987</text:p>
          </table:table-cell>
          <table:table-cell table:style-name="ce29" table:formula="of:=SUM([.E66:.I66])" office:value-type="float" office:value="12295" calcext:value-type="float">
            <text:p>12,295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2465" calcext:value-type="float">
            <text:p>2,465</text:p>
          </table:table-cell>
          <table:table-cell table:style-name="ce42" office:value-type="float" office:value="2349" calcext:value-type="float">
            <text:p>2,349</text:p>
          </table:table-cell>
          <table:table-cell table:style-name="ce42" office:value-type="float" office:value="2535" calcext:value-type="float">
            <text:p>2,535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14533" calcext:value-type="float">
            <text:p>14,533</text:p>
          </table:table-cell>
          <table:table-cell table:style-name="ce42" office:value-type="float" office:value="2816" calcext:value-type="float">
            <text:p>2,816</text:p>
          </table:table-cell>
          <table:table-cell table:style-name="ce42" office:value-type="float" office:value="2763" calcext:value-type="float">
            <text:p>2,763</text:p>
          </table:table-cell>
          <table:table-cell table:style-name="ce42" office:value-type="float" office:value="3257" calcext:value-type="float">
            <text:p>3,257</text:p>
          </table:table-cell>
          <table:table-cell table:style-name="ce42" office:value-type="float" office:value="2977" calcext:value-type="float">
            <text:p>2,977</text:p>
          </table:table-cell>
          <table:table-cell table:style-name="ce53" office:value-type="float" office:value="2720" calcext:value-type="float">
            <text:p>2,720</text:p>
          </table:table-cell>
          <table:table-cell table:style-name="ce42" office:value-type="float" office:value="15575" calcext:value-type="float">
            <text:p>15,575</text:p>
          </table:table-cell>
          <table:table-cell table:style-name="ce42" office:value-type="float" office:value="3218" calcext:value-type="float">
            <text:p>3,218</text:p>
          </table:table-cell>
          <table:table-cell table:style-name="ce42" office:value-type="float" office:value="3181" calcext:value-type="float">
            <text:p>3,181</text:p>
          </table:table-cell>
          <table:table-cell table:style-name="ce42" office:value-type="float" office:value="3196" calcext:value-type="float">
            <text:p>3,196</text:p>
          </table:table-cell>
          <table:table-cell table:style-name="ce42" office:value-type="float" office:value="3055" calcext:value-type="float">
            <text:p>3,055</text:p>
          </table:table-cell>
          <table:table-cell table:style-name="ce53" office:value-type="float" office:value="2925" calcext:value-type="float">
            <text:p>2,925</text:p>
          </table:table-cell>
          <table:table-cell table:style-name="ce42" office:value-type="float" office:value="14592" calcext:value-type="float">
            <text:p>14,592</text:p>
          </table:table-cell>
          <table:table-cell table:style-name="ce42" office:value-type="float" office:value="2958" calcext:value-type="float">
            <text:p>2,958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3039" calcext:value-type="float">
            <text:p>3,039</text:p>
          </table:table-cell>
          <table:table-cell table:style-name="ce42" office:value-type="float" office:value="2793" calcext:value-type="float">
            <text:p>2,793</text:p>
          </table:table-cell>
          <table:table-cell table:style-name="ce53" office:value-type="float" office:value="2883" calcext:value-type="float">
            <text:p>2,883</text:p>
          </table:table-cell>
          <table:table-cell table:style-name="ce42" office:value-type="float" office:value="13655" calcext:value-type="float">
            <text:p>13,655</text:p>
          </table:table-cell>
          <table:table-cell table:style-name="ce42" office:value-type="float" office:value="2664" calcext:value-type="float">
            <text:p>2,664</text:p>
          </table:table-cell>
          <table:table-cell table:style-name="ce42" office:value-type="float" office:value="2465" calcext:value-type="float">
            <text:p>2,465</text:p>
          </table:table-cell>
          <table:table-cell table:style-name="ce42" office:value-type="float" office:value="2637" calcext:value-type="float">
            <text:p>2,637</text:p>
          </table:table-cell>
          <table:table-cell table:style-name="ce42" office:value-type="float" office:value="2903" calcext:value-type="float">
            <text:p>2,903</text:p>
          </table:table-cell>
          <table:table-cell table:style-name="ce53" office:value-type="float" office:value="2986" calcext:value-type="float">
            <text:p>2,986</text:p>
          </table:table-cell>
          <table:table-cell table:style-name="ce42" office:value-type="float" office:value="16517" calcext:value-type="float">
            <text:p>16,517</text:p>
          </table:table-cell>
          <table:table-cell table:style-name="ce42" office:value-type="float" office:value="3219" calcext:value-type="float">
            <text:p>3,219</text:p>
          </table:table-cell>
          <table:table-cell table:style-name="ce42" office:value-type="float" office:value="3256" calcext:value-type="float">
            <text:p>3,256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3332" calcext:value-type="float">
            <text:p>3,332</text:p>
          </table:table-cell>
          <table:table-cell table:style-name="ce53" office:value-type="float" office:value="3377" calcext:value-type="float">
            <text:p>3,377</text:p>
          </table:table-cell>
          <table:table-cell table:style-name="ce42" office:value-type="float" office:value="16564" calcext:value-type="float">
            <text:p>16,564</text:p>
          </table:table-cell>
          <table:table-cell table:style-name="ce42" office:value-type="float" office:value="3133" calcext:value-type="float">
            <text:p>3,133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3241" calcext:value-type="float">
            <text:p>3,241</text:p>
          </table:table-cell>
          <table:table-cell table:style-name="ce42" office:value-type="float" office:value="3291" calcext:value-type="float">
            <text:p>3,291</text:p>
          </table:table-cell>
          <table:table-cell table:style-name="ce53" office:value-type="float" office:value="3239" calcext:value-type="float">
            <text:p>3,239</text:p>
          </table:table-cell>
          <table:table-cell table:style-name="ce42" office:value-type="float" office:value="17372" calcext:value-type="float">
            <text:p>17,372</text:p>
          </table:table-cell>
          <table:table-cell table:style-name="ce42" office:value-type="float" office:value="3304" calcext:value-type="float">
            <text:p>3,304</text:p>
          </table:table-cell>
          <table:table-cell table:style-name="ce42" office:value-type="float" office:value="3464" calcext:value-type="float">
            <text:p>3,464</text:p>
          </table:table-cell>
          <table:table-cell table:style-name="ce42" office:value-type="float" office:value="3618" calcext:value-type="float">
            <text:p>3,618</text:p>
          </table:table-cell>
          <table:table-cell table:style-name="ce42" office:value-type="float" office:value="3516" calcext:value-type="float">
            <text:p>3,516</text:p>
          </table:table-cell>
          <table:table-cell table:style-name="ce53" office:value-type="float" office:value="3470" calcext:value-type="float">
            <text:p>3,470</text:p>
          </table:table-cell>
          <table:table-cell table:style-name="ce42" office:value-type="float" office:value="16870" calcext:value-type="float">
            <text:p>16,870</text:p>
          </table:table-cell>
          <table:table-cell table:style-name="ce42" office:value-type="float" office:value="3427" calcext:value-type="float">
            <text:p>3,427</text:p>
          </table:table-cell>
          <table:table-cell table:style-name="ce42" office:value-type="float" office:value="3298" calcext:value-type="float">
            <text:p>3,298</text:p>
          </table:table-cell>
          <table:table-cell table:style-name="ce42" office:value-type="float" office:value="3366" calcext:value-type="float">
            <text:p>3,366</text:p>
          </table:table-cell>
          <table:table-cell table:style-name="ce42" office:value-type="float" office:value="3363" calcext:value-type="float">
            <text:p>3,363</text:p>
          </table:table-cell>
          <table:table-cell table:style-name="ce53" office:value-type="float" office:value="3416" calcext:value-type="float">
            <text:p>3,416</text:p>
          </table:table-cell>
          <table:table-cell table:style-name="ce42" office:value-type="float" office:value="15555" calcext:value-type="float">
            <text:p>15,555</text:p>
          </table:table-cell>
          <table:table-cell table:style-name="ce42" office:value-type="float" office:value="3325" calcext:value-type="float">
            <text:p>3,325</text:p>
          </table:table-cell>
          <table:table-cell table:style-name="ce42" office:value-type="float" office:value="3107" calcext:value-type="float">
            <text:p>3,107</text:p>
          </table:table-cell>
          <table:table-cell table:style-name="ce42" office:value-type="float" office:value="3071" calcext:value-type="float">
            <text:p>3,071</text:p>
          </table:table-cell>
          <table:table-cell table:style-name="ce42" office:value-type="float" office:value="3012" calcext:value-type="float">
            <text:p>3,012</text:p>
          </table:table-cell>
          <table:table-cell table:style-name="ce53" office:value-type="float" office:value="3040" calcext:value-type="float">
            <text:p>3,040</text:p>
          </table:table-cell>
          <table:table-cell table:style-name="ce42" office:value-type="float" office:value="12811" calcext:value-type="float">
            <text:p>12,811</text:p>
          </table:table-cell>
          <table:table-cell table:style-name="ce42" office:value-type="float" office:value="2597" calcext:value-type="float">
            <text:p>2,597</text:p>
          </table:table-cell>
          <table:table-cell table:style-name="ce42" office:value-type="float" office:value="2645" calcext:value-type="float">
            <text:p>2,645</text:p>
          </table:table-cell>
          <table:table-cell table:style-name="ce42" office:value-type="float" office:value="2555" calcext:value-type="float">
            <text:p>2,555</text:p>
          </table:table-cell>
          <table:table-cell table:style-name="ce42" office:value-type="float" office:value="2556" calcext:value-type="float">
            <text:p>2,556</text:p>
          </table:table-cell>
          <table:table-cell table:style-name="ce53" office:value-type="float" office:value="2458" calcext:value-type="float">
            <text:p>2,458</text:p>
          </table:table-cell>
          <table:table-cell table:style-name="ce42" office:value-type="float" office:value="9850" calcext:value-type="float">
            <text:p>9,850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1918" calcext:value-type="float">
            <text:p>1,918</text:p>
          </table:table-cell>
          <table:table-cell table:style-name="ce42" office:value-type="float" office:value="1769" calcext:value-type="float">
            <text:p>1,769</text:p>
          </table:table-cell>
          <table:table-cell table:style-name="ce53" office:value-type="float" office:value="1577" calcext:value-type="float">
            <text:p>1,577</text:p>
          </table:table-cell>
          <table:table-cell table:style-name="ce42" office:value-type="float" office:value="5849" calcext:value-type="float">
            <text:p>5,849</text:p>
          </table:table-cell>
          <table:table-cell table:style-name="ce42" office:value-type="float" office:value="1393" calcext:value-type="float">
            <text:p>1,393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1089" calcext:value-type="float">
            <text:p>1,089</text:p>
          </table:table-cell>
          <table:table-cell table:style-name="ce53" office:value-type="float" office:value="1151" calcext:value-type="float">
            <text:p>1,151</text:p>
          </table:table-cell>
          <table:table-cell table:style-name="ce42" office:value-type="float" office:value="4980" calcext:value-type="float">
            <text:p>4,980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1086" calcext:value-type="float">
            <text:p>1,086</text:p>
          </table:table-cell>
          <table:table-cell table:style-name="ce42" office:value-type="float" office:value="959" calcext:value-type="float">
            <text:p>959</text:p>
          </table:table-cell>
          <table:table-cell table:style-name="ce42" office:value-type="float" office:value="940" calcext:value-type="float">
            <text:p>940</text:p>
          </table:table-cell>
          <table:table-cell table:style-name="ce53" office:value-type="float" office:value="894" calcext:value-type="float">
            <text:p>894</text:p>
          </table:table-cell>
          <table:table-cell table:style-name="ce42" office:value-type="float" office:value="3923" calcext:value-type="float">
            <text:p>3,923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754" calcext:value-type="float">
            <text:p>754</text:p>
          </table:table-cell>
          <table:table-cell table:style-name="ce53" office:value-type="float" office:value="714" calcext:value-type="float">
            <text:p>714</text:p>
          </table:table-cell>
          <table:table-cell table:style-name="ce42" office:value-type="float" office:value="3981" calcext:value-type="float">
            <text:p>3,981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849" calcext:value-type="float">
            <text:p>849</text:p>
          </table:table-cell>
          <table:table-cell table:style-name="ce53" office:value-type="float" office:value="751" calcext:value-type="float">
            <text:p>751</text:p>
          </table:table-cell>
          <table:table-cell table:style-name="ce42" office:value-type="float" office:value="3164" calcext:value-type="float">
            <text:p>3,164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524" calcext:value-type="float">
            <text:p>524</text:p>
          </table:table-cell>
          <table:table-cell table:style-name="ce53" office:value-type="float" office:value="469" calcext:value-type="float">
            <text:p>469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72" calcext:value-type="float">
            <text:p>172</text:p>
          </table:table-cell>
          <table:table-cell table:style-name="ce53" office:value-type="float" office:value="149" calcext:value-type="float">
            <text:p>149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2" calcext:value-type="float">
            <text:p>52</text:p>
          </table:table-cell>
          <table:table-cell table:style-name="ce53" office:value-type="float" office:value="40" calcext:value-type="float">
            <text:p>4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199970" calcext:value-type="float">
            <text:p>199,970</text:p>
          </table:table-cell>
          <table:table-cell table:style-name="ce37" table:formula="of:=SUM([.E67:.I67])" office:value-type="float" office:value="11445" calcext:value-type="float">
            <text:p>11,445</text:p>
          </table:table-cell>
          <table:table-cell table:style-name="ce43" office:value-type="float" office:value="2329" calcext:value-type="float">
            <text:p>2,329</text:p>
          </table:table-cell>
          <table:table-cell table:style-name="ce43" office:value-type="float" office:value="2372" calcext:value-type="float">
            <text:p>2,372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13238" calcext:value-type="float">
            <text:p>13,238</text:p>
          </table:table-cell>
          <table:table-cell table:style-name="ce43" office:value-type="float" office:value="2476" calcext:value-type="float">
            <text:p>2,476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2989" calcext:value-type="float">
            <text:p>2,989</text:p>
          </table:table-cell>
          <table:table-cell table:style-name="ce43" office:value-type="float" office:value="2711" calcext:value-type="float">
            <text:p>2,711</text:p>
          </table:table-cell>
          <table:table-cell table:style-name="ce54" office:value-type="float" office:value="2460" calcext:value-type="float">
            <text:p>2,460</text:p>
          </table:table-cell>
          <table:table-cell table:style-name="ce43" office:value-type="float" office:value="14754" calcext:value-type="float">
            <text:p>14,754</text:p>
          </table:table-cell>
          <table:table-cell table:style-name="ce43" office:value-type="float" office:value="2922" calcext:value-type="float">
            <text:p>2,922</text:p>
          </table:table-cell>
          <table:table-cell table:style-name="ce43" office:value-type="float" office:value="3011" calcext:value-type="float">
            <text:p>3,011</text:p>
          </table:table-cell>
          <table:table-cell table:style-name="ce43" office:value-type="float" office:value="3047" calcext:value-type="float">
            <text:p>3,047</text:p>
          </table:table-cell>
          <table:table-cell table:style-name="ce43" office:value-type="float" office:value="2858" calcext:value-type="float">
            <text:p>2,858</text:p>
          </table:table-cell>
          <table:table-cell table:style-name="ce54" office:value-type="float" office:value="2916" calcext:value-type="float">
            <text:p>2,916</text:p>
          </table:table-cell>
          <table:table-cell table:style-name="ce43" office:value-type="float" office:value="13352" calcext:value-type="float">
            <text:p>13,352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664" calcext:value-type="float">
            <text:p>2,664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2552" calcext:value-type="float">
            <text:p>2,552</text:p>
          </table:table-cell>
          <table:table-cell table:style-name="ce54" office:value-type="float" office:value="2723" calcext:value-type="float">
            <text:p>2,723</text:p>
          </table:table-cell>
          <table:table-cell table:style-name="ce43" office:value-type="float" office:value="13041" calcext:value-type="float">
            <text:p>13,041</text:p>
          </table:table-cell>
          <table:table-cell table:style-name="ce43" office:value-type="float" office:value="2444" calcext:value-type="float">
            <text:p>2,444</text:p>
          </table:table-cell>
          <table:table-cell table:style-name="ce43" office:value-type="float" office:value="2349" calcext:value-type="float">
            <text:p>2,349</text:p>
          </table:table-cell>
          <table:table-cell table:style-name="ce43" office:value-type="float" office:value="2548" calcext:value-type="float">
            <text:p>2,548</text:p>
          </table:table-cell>
          <table:table-cell table:style-name="ce43" office:value-type="float" office:value="2778" calcext:value-type="float">
            <text:p>2,778</text:p>
          </table:table-cell>
          <table:table-cell table:style-name="ce54" office:value-type="float" office:value="2922" calcext:value-type="float">
            <text:p>2,922</text:p>
          </table:table-cell>
          <table:table-cell table:style-name="ce43" office:value-type="float" office:value="17096" calcext:value-type="float">
            <text:p>17,096</text:p>
          </table:table-cell>
          <table:table-cell table:style-name="ce43" office:value-type="float" office:value="3075" calcext:value-type="float">
            <text:p>3,075</text:p>
          </table:table-cell>
          <table:table-cell table:style-name="ce43" office:value-type="float" office:value="3353" calcext:value-type="float">
            <text:p>3,353</text:p>
          </table:table-cell>
          <table:table-cell table:style-name="ce43" office:value-type="float" office:value="3435" calcext:value-type="float">
            <text:p>3,435</text:p>
          </table:table-cell>
          <table:table-cell table:style-name="ce43" office:value-type="float" office:value="3621" calcext:value-type="float">
            <text:p>3,621</text:p>
          </table:table-cell>
          <table:table-cell table:style-name="ce54" office:value-type="float" office:value="3612" calcext:value-type="float">
            <text:p>3,612</text:p>
          </table:table-cell>
          <table:table-cell table:style-name="ce43" office:value-type="float" office:value="18098" calcext:value-type="float">
            <text:p>18,098</text:p>
          </table:table-cell>
          <table:table-cell table:style-name="ce43" office:value-type="float" office:value="3575" calcext:value-type="float">
            <text:p>3,575</text:p>
          </table:table-cell>
          <table:table-cell table:style-name="ce43" office:value-type="float" office:value="4051" calcext:value-type="float">
            <text:p>4,051</text:p>
          </table:table-cell>
          <table:table-cell table:style-name="ce43" office:value-type="float" office:value="3549" calcext:value-type="float">
            <text:p>3,549</text:p>
          </table:table-cell>
          <table:table-cell table:style-name="ce43" office:value-type="float" office:value="3545" calcext:value-type="float">
            <text:p>3,545</text:p>
          </table:table-cell>
          <table:table-cell table:style-name="ce54" office:value-type="float" office:value="3378" calcext:value-type="float">
            <text:p>3,378</text:p>
          </table:table-cell>
          <table:table-cell table:style-name="ce43" office:value-type="float" office:value="17967" calcext:value-type="float">
            <text:p>17,967</text:p>
          </table:table-cell>
          <table:table-cell table:style-name="ce43" office:value-type="float" office:value="3518" calcext:value-type="float">
            <text:p>3,518</text:p>
          </table:table-cell>
          <table:table-cell table:style-name="ce43" office:value-type="float" office:value="3610" calcext:value-type="float">
            <text:p>3,610</text:p>
          </table:table-cell>
          <table:table-cell table:style-name="ce43" office:value-type="float" office:value="3607" calcext:value-type="float">
            <text:p>3,607</text:p>
          </table:table-cell>
          <table:table-cell table:style-name="ce43" office:value-type="float" office:value="3684" calcext:value-type="float">
            <text:p>3,684</text:p>
          </table:table-cell>
          <table:table-cell table:style-name="ce54" office:value-type="float" office:value="3548" calcext:value-type="float">
            <text:p>3,548</text:p>
          </table:table-cell>
          <table:table-cell table:style-name="ce43" office:value-type="float" office:value="16447" calcext:value-type="float">
            <text:p>16,447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3324" calcext:value-type="float">
            <text:p>3,324</text:p>
          </table:table-cell>
          <table:table-cell table:style-name="ce43" office:value-type="float" office:value="3325" calcext:value-type="float">
            <text:p>3,325</text:p>
          </table:table-cell>
          <table:table-cell table:style-name="ce43" office:value-type="float" office:value="3178" calcext:value-type="float">
            <text:p>3,178</text:p>
          </table:table-cell>
          <table:table-cell table:style-name="ce54" office:value-type="float" office:value="3307" calcext:value-type="float">
            <text:p>3,307</text:p>
          </table:table-cell>
          <table:table-cell table:style-name="ce43" office:value-type="float" office:value="15339" calcext:value-type="float">
            <text:p>15,339</text:p>
          </table:table-cell>
          <table:table-cell table:style-name="ce43" office:value-type="float" office:value="3237" calcext:value-type="float">
            <text:p>3,237</text:p>
          </table:table-cell>
          <table:table-cell table:style-name="ce43" office:value-type="float" office:value="3123" calcext:value-type="float">
            <text:p>3,123</text:p>
          </table:table-cell>
          <table:table-cell table:style-name="ce43" office:value-type="float" office:value="3052" calcext:value-type="float">
            <text:p>3,052</text:p>
          </table:table-cell>
          <table:table-cell table:style-name="ce43" office:value-type="float" office:value="2998" calcext:value-type="float">
            <text:p>2,998</text:p>
          </table:table-cell>
          <table:table-cell table:style-name="ce54" office:value-type="float" office:value="2929" calcext:value-type="float">
            <text:p>2,929</text:p>
          </table:table-cell>
          <table:table-cell table:style-name="ce43" office:value-type="float" office:value="13194" calcext:value-type="float">
            <text:p>13,194</text:p>
          </table:table-cell>
          <table:table-cell table:style-name="ce43" office:value-type="float" office:value="2656" calcext:value-type="float">
            <text:p>2,656</text:p>
          </table:table-cell>
          <table:table-cell table:style-name="ce43" office:value-type="float" office:value="2823" calcext:value-type="float">
            <text:p>2,823</text:p>
          </table:table-cell>
          <table:table-cell table:style-name="ce43" office:value-type="float" office:value="2603" calcext:value-type="float">
            <text:p>2,603</text:p>
          </table:table-cell>
          <table:table-cell table:style-name="ce43" office:value-type="float" office:value="2616" calcext:value-type="float">
            <text:p>2,616</text:p>
          </table:table-cell>
          <table:table-cell table:style-name="ce54" office:value-type="float" office:value="2496" calcext:value-type="float">
            <text:p>2,496</text:p>
          </table:table-cell>
          <table:table-cell table:style-name="ce43" office:value-type="float" office:value="10502" calcext:value-type="float">
            <text:p>10,502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480" calcext:value-type="float">
            <text:p>2,480</text:p>
          </table:table-cell>
          <table:table-cell table:style-name="ce43" office:value-type="float" office:value="2017" calcext:value-type="float">
            <text:p>2,017</text:p>
          </table:table-cell>
          <table:table-cell table:style-name="ce43" office:value-type="float" office:value="1881" calcext:value-type="float">
            <text:p>1,881</text:p>
          </table:table-cell>
          <table:table-cell table:style-name="ce54" office:value-type="float" office:value="1748" calcext:value-type="float">
            <text:p>1,748</text:p>
          </table:table-cell>
          <table:table-cell table:style-name="ce43" office:value-type="float" office:value="6496" calcext:value-type="float">
            <text:p>6,496</text:p>
          </table:table-cell>
          <table:table-cell table:style-name="ce43" office:value-type="float" office:value="1466" calcext:value-type="float">
            <text:p>1,466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1298" calcext:value-type="float">
            <text:p>1,298</text:p>
          </table:table-cell>
          <table:table-cell table:style-name="ce54" office:value-type="float" office:value="1343" calcext:value-type="float">
            <text:p>1,343</text:p>
          </table:table-cell>
          <table:table-cell table:style-name="ce43" office:value-type="float" office:value="6294" calcext:value-type="float">
            <text:p>6,294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280" calcext:value-type="float">
            <text:p>1,280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1232" calcext:value-type="float">
            <text:p>1,232</text:p>
          </table:table-cell>
          <table:table-cell table:style-name="ce54" office:value-type="float" office:value="1140" calcext:value-type="float">
            <text:p>1,140</text:p>
          </table:table-cell>
          <table:table-cell table:style-name="ce43" office:value-type="float" office:value="4783" calcext:value-type="float">
            <text:p>4,783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962" calcext:value-type="float">
            <text:p>962</text:p>
          </table:table-cell>
          <table:table-cell table:style-name="ce43" office:value-type="float" office:value="950" calcext:value-type="float">
            <text:p>950</text:p>
          </table:table-cell>
          <table:table-cell table:style-name="ce54" office:value-type="float" office:value="810" calcext:value-type="float">
            <text:p>810</text:p>
          </table:table-cell>
          <table:table-cell table:style-name="ce43" office:value-type="float" office:value="3785" calcext:value-type="float">
            <text:p>3,785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731" calcext:value-type="float">
            <text:p>731</text:p>
          </table:table-cell>
          <table:table-cell table:style-name="ce54" office:value-type="float" office:value="695" calcext:value-type="float">
            <text:p>695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432" calcext:value-type="float">
            <text:p>432</text:p>
          </table:table-cell>
          <table:table-cell table:style-name="ce54" office:value-type="float" office:value="401" calcext:value-type="float">
            <text:p>401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193" calcext:value-type="float">
            <text:p>193</text:p>
          </table:table-cell>
          <table:table-cell table:style-name="ce54" office:value-type="float" office:value="145" calcext:value-type="float">
            <text:p>145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5" calcext:value-type="float">
            <text:p>45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57781" calcext:value-type="float">
            <text:p>1,057,781</text:p>
          </table:table-cell>
          <table:table-cell table:style-name="ce29" table:formula="of:=SUM([.E68:.I68])" office:value-type="float" office:value="48915" calcext:value-type="float">
            <text:p>48,915</text:p>
          </table:table-cell>
          <table:table-cell table:style-name="ce29" office:value-type="float" office:value="8862" calcext:value-type="float">
            <text:p>8,862</text:p>
          </table:table-cell>
          <table:table-cell table:style-name="ce29" office:value-type="float" office:value="9397" calcext:value-type="float">
            <text:p>9,397</text:p>
          </table:table-cell>
          <table:table-cell table:style-name="ce29" office:value-type="float" office:value="9724" calcext:value-type="float">
            <text:p>9,724</text:p>
          </table:table-cell>
          <table:table-cell table:style-name="ce29" office:value-type="float" office:value="10292" calcext:value-type="float">
            <text:p>10,292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29" office:value-type="float" office:value="72397" calcext:value-type="float">
            <text:p>72,397</text:p>
          </table:table-cell>
          <table:table-cell table:style-name="ce29" office:value-type="float" office:value="12516" calcext:value-type="float">
            <text:p>12,516</text:p>
          </table:table-cell>
          <table:table-cell table:style-name="ce29" office:value-type="float" office:value="13383" calcext:value-type="float">
            <text:p>13,383</text:p>
          </table:table-cell>
          <table:table-cell table:style-name="ce29" office:value-type="float" office:value="16329" calcext:value-type="float">
            <text:p>16,329</text:p>
          </table:table-cell>
          <table:table-cell table:style-name="ce29" office:value-type="float" office:value="15816" calcext:value-type="float">
            <text:p>15,816</text:p>
          </table:table-cell>
          <table:table-cell table:style-name="ce52" office:value-type="float" office:value="14353" calcext:value-type="float">
            <text:p>14,353</text:p>
          </table:table-cell>
          <table:table-cell table:style-name="ce29" office:value-type="float" office:value="87017" calcext:value-type="float">
            <text:p>87,017</text:p>
          </table:table-cell>
          <table:table-cell table:style-name="ce29" office:value-type="float" office:value="17412" calcext:value-type="float">
            <text:p>17,412</text:p>
          </table:table-cell>
          <table:table-cell table:style-name="ce29" office:value-type="float" office:value="18033" calcext:value-type="float">
            <text:p>18,033</text:p>
          </table:table-cell>
          <table:table-cell table:style-name="ce29" office:value-type="float" office:value="17717" calcext:value-type="float">
            <text:p>17,717</text:p>
          </table:table-cell>
          <table:table-cell table:style-name="ce29" office:value-type="float" office:value="17179" calcext:value-type="float">
            <text:p>17,179</text:p>
          </table:table-cell>
          <table:table-cell table:style-name="ce52" office:value-type="float" office:value="16676" calcext:value-type="float">
            <text:p>16,676</text:p>
          </table:table-cell>
          <table:table-cell table:style-name="ce29" office:value-type="float" office:value="78663" calcext:value-type="float">
            <text:p>78,663</text:p>
          </table:table-cell>
          <table:table-cell table:style-name="ce29" office:value-type="float" office:value="16137" calcext:value-type="float">
            <text:p>16,137</text:p>
          </table:table-cell>
          <table:table-cell table:style-name="ce29" office:value-type="float" office:value="15749" calcext:value-type="float">
            <text:p>15,749</text:p>
          </table:table-cell>
          <table:table-cell table:style-name="ce29" office:value-type="float" office:value="16074" calcext:value-type="float">
            <text:p>16,074</text:p>
          </table:table-cell>
          <table:table-cell table:style-name="ce29" office:value-type="float" office:value="14810" calcext:value-type="float">
            <text:p>14,810</text:p>
          </table:table-cell>
          <table:table-cell table:style-name="ce52" office:value-type="float" office:value="15893" calcext:value-type="float">
            <text:p>15,893</text:p>
          </table:table-cell>
          <table:table-cell table:style-name="ce29" office:value-type="float" office:value="73063" calcext:value-type="float">
            <text:p>73,063</text:p>
          </table:table-cell>
          <table:table-cell table:style-name="ce29" office:value-type="float" office:value="13860" calcext:value-type="float">
            <text:p>13,860</text:p>
          </table:table-cell>
          <table:table-cell table:style-name="ce29" office:value-type="float" office:value="13054" calcext:value-type="float">
            <text:p>13,054</text:p>
          </table:table-cell>
          <table:table-cell table:style-name="ce29" office:value-type="float" office:value="14715" calcext:value-type="float">
            <text:p>14,715</text:p>
          </table:table-cell>
          <table:table-cell table:style-name="ce29" office:value-type="float" office:value="15745" calcext:value-type="float">
            <text:p>15,745</text:p>
          </table:table-cell>
          <table:table-cell table:style-name="ce52" office:value-type="float" office:value="15689" calcext:value-type="float">
            <text:p>15,689</text:p>
          </table:table-cell>
          <table:table-cell table:style-name="ce29" office:value-type="float" office:value="86358" calcext:value-type="float">
            <text:p>86,358</text:p>
          </table:table-cell>
          <table:table-cell table:style-name="ce29" office:value-type="float" office:value="16775" calcext:value-type="float">
            <text:p>16,775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17098" calcext:value-type="float">
            <text:p>17,098</text:p>
          </table:table-cell>
          <table:table-cell table:style-name="ce29" office:value-type="float" office:value="17758" calcext:value-type="float">
            <text:p>17,758</text:p>
          </table:table-cell>
          <table:table-cell table:style-name="ce52" office:value-type="float" office:value="17478" calcext:value-type="float">
            <text:p>17,478</text:p>
          </table:table-cell>
          <table:table-cell table:style-name="ce29" office:value-type="float" office:value="86164" calcext:value-type="float">
            <text:p>86,164</text:p>
          </table:table-cell>
          <table:table-cell table:style-name="ce29" office:value-type="float" office:value="16452" calcext:value-type="float">
            <text:p>16,452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16801" calcext:value-type="float">
            <text:p>16,801</text:p>
          </table:table-cell>
          <table:table-cell table:style-name="ce29" office:value-type="float" office:value="16532" calcext:value-type="float">
            <text:p>16,532</text:p>
          </table:table-cell>
          <table:table-cell table:style-name="ce52" office:value-type="float" office:value="17401" calcext:value-type="float">
            <text:p>17,401</text:p>
          </table:table-cell>
          <table:table-cell table:style-name="ce29" office:value-type="float" office:value="95986" calcext:value-type="float">
            <text:p>95,986</text:p>
          </table:table-cell>
          <table:table-cell table:style-name="ce29" office:value-type="float" office:value="17886" calcext:value-type="float">
            <text:p>17,886</text:p>
          </table:table-cell>
          <table:table-cell table:style-name="ce29" office:value-type="float" office:value="18688" calcext:value-type="float">
            <text:p>18,688</text:p>
          </table:table-cell>
          <table:table-cell table:style-name="ce29" office:value-type="float" office:value="19669" calcext:value-type="float">
            <text:p>19,669</text:p>
          </table:table-cell>
          <table:table-cell table:style-name="ce29" office:value-type="float" office:value="19927" calcext:value-type="float">
            <text:p>19,927</text:p>
          </table:table-cell>
          <table:table-cell table:style-name="ce52" office:value-type="float" office:value="19816" calcext:value-type="float">
            <text:p>19,816</text:p>
          </table:table-cell>
          <table:table-cell table:style-name="ce29" office:value-type="float" office:value="97082" calcext:value-type="float">
            <text:p>97,082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29" office:value-type="float" office:value="19578" calcext:value-type="float">
            <text:p>19,578</text:p>
          </table:table-cell>
          <table:table-cell table:style-name="ce29" office:value-type="float" office:value="19047" calcext:value-type="float">
            <text:p>19,047</text:p>
          </table:table-cell>
          <table:table-cell table:style-name="ce29" office:value-type="float" office:value="19725" calcext:value-type="float">
            <text:p>19,725</text:p>
          </table:table-cell>
          <table:table-cell table:style-name="ce52" office:value-type="float" office:value="19166" calcext:value-type="float">
            <text:p>19,166</text:p>
          </table:table-cell>
          <table:table-cell table:style-name="ce29" office:value-type="float" office:value="88807" calcext:value-type="float">
            <text:p>88,807</text:p>
          </table:table-cell>
          <table:table-cell table:style-name="ce29" office:value-type="float" office:value="18878" calcext:value-type="float">
            <text:p>18,878</text:p>
          </table:table-cell>
          <table:table-cell table:style-name="ce29" office:value-type="float" office:value="18223" calcext:value-type="float">
            <text:p>18,223</text:p>
          </table:table-cell>
          <table:table-cell table:style-name="ce29" office:value-type="float" office:value="17623" calcext:value-type="float">
            <text:p>17,623</text:p>
          </table:table-cell>
          <table:table-cell table:style-name="ce29" office:value-type="float" office:value="17384" calcext:value-type="float">
            <text:p>17,384</text:p>
          </table:table-cell>
          <table:table-cell table:style-name="ce52" office:value-type="float" office:value="16699" calcext:value-type="float">
            <text:p>16,699</text:p>
          </table:table-cell>
          <table:table-cell table:style-name="ce29" office:value-type="float" office:value="73659" calcext:value-type="float">
            <text:p>73,659</text:p>
          </table:table-cell>
          <table:table-cell table:style-name="ce29" office:value-type="float" office:value="14986" calcext:value-type="float">
            <text:p>14,986</text:p>
          </table:table-cell>
          <table:table-cell table:style-name="ce29" office:value-type="float" office:value="15565" calcext:value-type="float">
            <text:p>15,565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14348" calcext:value-type="float">
            <text:p>14,348</text:p>
          </table:table-cell>
          <table:table-cell table:style-name="ce52" office:value-type="float" office:value="13660" calcext:value-type="float">
            <text:p>13,660</text:p>
          </table:table-cell>
          <table:table-cell table:style-name="ce29" office:value-type="float" office:value="56353" calcext:value-type="float">
            <text:p>56,353</text:p>
          </table:table-cell>
          <table:table-cell table:style-name="ce29" office:value-type="float" office:value="12962" calcext:value-type="float">
            <text:p>12,962</text:p>
          </table:table-cell>
          <table:table-cell table:style-name="ce29" office:value-type="float" office:value="13037" calcext:value-type="float">
            <text:p>13,037</text:p>
          </table:table-cell>
          <table:table-cell table:style-name="ce29" office:value-type="float" office:value="11489" calcext:value-type="float">
            <text:p>11,489</text:p>
          </table:table-cell>
          <table:table-cell table:style-name="ce29" office:value-type="float" office:value="10029" calcext:value-type="float">
            <text:p>10,029</text:p>
          </table:table-cell>
          <table:table-cell table:style-name="ce52" office:value-type="float" office:value="8836" calcext:value-type="float">
            <text:p>8,836</text:p>
          </table:table-cell>
          <table:table-cell table:style-name="ce29" office:value-type="float" office:value="30797" calcext:value-type="float">
            <text:p>30,797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5003" calcext:value-type="float">
            <text:p>5,003</text:p>
          </table:table-cell>
          <table:table-cell table:style-name="ce29" office:value-type="float" office:value="5838" calcext:value-type="float">
            <text:p>5,838</text:p>
          </table:table-cell>
          <table:table-cell table:style-name="ce52" office:value-type="float" office:value="5891" calcext:value-type="float">
            <text:p>5,891</text:p>
          </table:table-cell>
          <table:table-cell table:style-name="ce29" office:value-type="float" office:value="27092" calcext:value-type="float">
            <text:p>27,092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681" calcext:value-type="float">
            <text:p>5,681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2" office:value-type="float" office:value="4719" calcext:value-type="float">
            <text:p>4,719</text:p>
          </table:table-cell>
          <table:table-cell table:style-name="ce29" office:value-type="float" office:value="20117" calcext:value-type="float">
            <text:p>20,117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734" calcext:value-type="float">
            <text:p>3,734</text:p>
          </table:table-cell>
          <table:table-cell table:style-name="ce52" office:value-type="float" office:value="3583" calcext:value-type="float">
            <text:p>3,583</text:p>
          </table:table-cell>
          <table:table-cell table:style-name="ce29" office:value-type="float" office:value="16923" calcext:value-type="float">
            <text:p>16,923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328" calcext:value-type="float">
            <text:p>3,328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11520" calcext:value-type="float">
            <text:p>11,520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1910" calcext:value-type="float">
            <text:p>1,910</text:p>
          </table:table-cell>
          <table:table-cell table:style-name="ce52" office:value-type="float" office:value="1650" calcext:value-type="float">
            <text:p>1,650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561" calcext:value-type="float">
            <text:p>561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10" calcext:value-type="float">
            <text:p>210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6740" calcext:value-type="float">
            <text:p>516,740</text:p>
          </table:table-cell>
          <table:table-cell table:style-name="ce29" table:formula="of:=SUM([.E69:.I69])" office:value-type="float" office:value="25595" calcext:value-type="float">
            <text:p>25,595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959" calcext:value-type="float">
            <text:p>4,959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37695" calcext:value-type="float">
            <text:p>37,695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8472" calcext:value-type="float">
            <text:p>8,472</text:p>
          </table:table-cell>
          <table:table-cell table:style-name="ce29" office:value-type="float" office:value="8234" calcext:value-type="float">
            <text:p>8,234</text:p>
          </table:table-cell>
          <table:table-cell table:style-name="ce52" office:value-type="float" office:value="7555" calcext:value-type="float">
            <text:p>7,555</text:p>
          </table:table-cell>
          <table:table-cell table:style-name="ce29" office:value-type="float" office:value="45271" calcext:value-type="float">
            <text:p>45,271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9337" calcext:value-type="float">
            <text:p>9,337</text:p>
          </table:table-cell>
          <table:table-cell table:style-name="ce29" office:value-type="float" office:value="9315" calcext:value-type="float">
            <text:p>9,315</text:p>
          </table:table-cell>
          <table:table-cell table:style-name="ce29" office:value-type="float" office:value="8892" calcext:value-type="float">
            <text:p>8,892</text:p>
          </table:table-cell>
          <table:table-cell table:style-name="ce52" office:value-type="float" office:value="8644" calcext:value-type="float">
            <text:p>8,644</text:p>
          </table:table-cell>
          <table:table-cell table:style-name="ce29" office:value-type="float" office:value="40757" calcext:value-type="float">
            <text:p>40,757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7700" calcext:value-type="float">
            <text:p>7,700</text:p>
          </table:table-cell>
          <table:table-cell table:style-name="ce52" office:value-type="float" office:value="8288" calcext:value-type="float">
            <text:p>8,288</text:p>
          </table:table-cell>
          <table:table-cell table:style-name="ce29" office:value-type="float" office:value="37262" calcext:value-type="float">
            <text:p>37,262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8003" calcext:value-type="float">
            <text:p>8,003</text:p>
          </table:table-cell>
          <table:table-cell table:style-name="ce52" office:value-type="float" office:value="7963" calcext:value-type="float">
            <text:p>7,963</text:p>
          </table:table-cell>
          <table:table-cell table:style-name="ce29" office:value-type="float" office:value="42473" calcext:value-type="float">
            <text:p>42,473</text:p>
          </table:table-cell>
          <table:table-cell table:style-name="ce29" office:value-type="float" office:value="8430" calcext:value-type="float">
            <text:p>8,430</text:p>
          </table:table-cell>
          <table:table-cell table:style-name="ce29" office:value-type="float" office:value="8599" calcext:value-type="float">
            <text:p>8,599</text:p>
          </table:table-cell>
          <table:table-cell table:style-name="ce29" office:value-type="float" office:value="8300" calcext:value-type="float">
            <text:p>8,300</text:p>
          </table:table-cell>
          <table:table-cell table:style-name="ce29" office:value-type="float" office:value="8698" calcext:value-type="float">
            <text:p>8,698</text:p>
          </table:table-cell>
          <table:table-cell table:style-name="ce52" office:value-type="float" office:value="8446" calcext:value-type="float">
            <text:p>8,446</text:p>
          </table:table-cell>
          <table:table-cell table:style-name="ce29" office:value-type="float" office:value="40024" calcext:value-type="float">
            <text:p>40,024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8923" calcext:value-type="float">
            <text:p>8,923</text:p>
          </table:table-cell>
          <table:table-cell table:style-name="ce29" office:value-type="float" office:value="7771" calcext:value-type="float">
            <text:p>7,771</text:p>
          </table:table-cell>
          <table:table-cell table:style-name="ce29" office:value-type="float" office:value="7625" calcext:value-type="float">
            <text:p>7,625</text:p>
          </table:table-cell>
          <table:table-cell table:style-name="ce52" office:value-type="float" office:value="7902" calcext:value-type="float">
            <text:p>7,902</text:p>
          </table:table-cell>
          <table:table-cell table:style-name="ce29" office:value-type="float" office:value="43366" calcext:value-type="float">
            <text:p>43,366</text:p>
          </table:table-cell>
          <table:table-cell table:style-name="ce29" office:value-type="float" office:value="7956" calcext:value-type="float">
            <text:p>7,956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9066" calcext:value-type="float">
            <text:p>9,066</text:p>
          </table:table-cell>
          <table:table-cell table:style-name="ce52" office:value-type="float" office:value="9157" calcext:value-type="float">
            <text:p>9,157</text:p>
          </table:table-cell>
          <table:table-cell table:style-name="ce29" office:value-type="float" office:value="44978" calcext:value-type="float">
            <text:p>44,978</text:p>
          </table:table-cell>
          <table:table-cell table:style-name="ce29" office:value-type="float" office:value="9078" calcext:value-type="float">
            <text:p>9,078</text:p>
          </table:table-cell>
          <table:table-cell table:style-name="ce29" office:value-type="float" office:value="8950" calcext:value-type="float">
            <text:p>8,950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9211" calcext:value-type="float">
            <text:p>9,211</text:p>
          </table:table-cell>
          <table:table-cell table:style-name="ce52" office:value-type="float" office:value="8933" calcext:value-type="float">
            <text:p>8,933</text:p>
          </table:table-cell>
          <table:table-cell table:style-name="ce29" office:value-type="float" office:value="42294" calcext:value-type="float">
            <text:p>42,294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658" calcext:value-type="float">
            <text:p>8,658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8245" calcext:value-type="float">
            <text:p>8,245</text:p>
          </table:table-cell>
          <table:table-cell table:style-name="ce52" office:value-type="float" office:value="7962" calcext:value-type="float">
            <text:p>7,962</text:p>
          </table:table-cell>
          <table:table-cell table:style-name="ce29" office:value-type="float" office:value="35473" calcext:value-type="float">
            <text:p>35,473</text:p>
          </table:table-cell>
          <table:table-cell table:style-name="ce29" office:value-type="float" office:value="7109" calcext:value-type="float">
            <text:p>7,109</text:p>
          </table:table-cell>
          <table:table-cell table:style-name="ce29" office:value-type="float" office:value="7475" calcext:value-type="float">
            <text:p>7,475</text:p>
          </table:table-cell>
          <table:table-cell table:style-name="ce29" office:value-type="float" office:value="7296" calcext:value-type="float">
            <text:p>7,296</text:p>
          </table:table-cell>
          <table:table-cell table:style-name="ce29" office:value-type="float" office:value="6952" calcext:value-type="float">
            <text:p>6,952</text:p>
          </table:table-cell>
          <table:table-cell table:style-name="ce52" office:value-type="float" office:value="6641" calcext:value-type="float">
            <text:p>6,641</text:p>
          </table:table-cell>
          <table:table-cell table:style-name="ce29" office:value-type="float" office:value="27048" calcext:value-type="float">
            <text:p>27,048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4908" calcext:value-type="float">
            <text:p>4,908</text:p>
          </table:table-cell>
          <table:table-cell table:style-name="ce52" office:value-type="float" office:value="4196" calcext:value-type="float">
            <text:p>4,196</text:p>
          </table:table-cell>
          <table:table-cell table:style-name="ce29" office:value-type="float" office:value="14389" calcext:value-type="float">
            <text:p>14,38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717" calcext:value-type="float">
            <text:p>2,717</text:p>
          </table:table-cell>
          <table:table-cell table:style-name="ce52" office:value-type="float" office:value="2703" calcext:value-type="float">
            <text:p>2,703</text:p>
          </table:table-cell>
          <table:table-cell table:style-name="ce29" office:value-type="float" office:value="12162" calcext:value-type="float">
            <text:p>12,162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364" calcext:value-type="float">
            <text:p>2,364</text:p>
          </table:table-cell>
          <table:table-cell table:style-name="ce52" office:value-type="float" office:value="2102" calcext:value-type="float">
            <text:p>2,102</text:p>
          </table:table-cell>
          <table:table-cell table:style-name="ce29" office:value-type="float" office:value="9065" calcext:value-type="float">
            <text:p>9,06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706" calcext:value-type="float">
            <text:p>1,706</text:p>
          </table:table-cell>
          <table:table-cell table:style-name="ce52" office:value-type="float" office:value="1675" calcext:value-type="float">
            <text:p>1,675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18" calcext:value-type="float">
            <text:p>1,818</text:p>
          </table:table-cell>
          <table:table-cell table:style-name="ce52" office:value-type="float" office:value="1707" calcext:value-type="float">
            <text:p>1,707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099" calcext:value-type="float">
            <text:p>1,099</text:p>
          </table:table-cell>
          <table:table-cell table:style-name="ce52" office:value-type="float" office:value="893" calcext:value-type="float">
            <text:p>893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1041" calcext:value-type="float">
            <text:p>541,041</text:p>
          </table:table-cell>
          <table:table-cell table:style-name="ce37" table:formula="of:=SUM([.E70:.I70])" office:value-type="float" office:value="23320" calcext:value-type="float">
            <text:p>23,320</text:p>
          </table:table-cell>
          <table:table-cell table:style-name="ce30" office:value-type="float" office:value="4217" calcext:value-type="float">
            <text:p>4,217</text:p>
          </table:table-cell>
          <table:table-cell table:style-name="ce30" office:value-type="float" office:value="4438" calcext:value-type="float">
            <text:p>4,438</text:p>
          </table:table-cell>
          <table:table-cell table:style-name="ce30" office:value-type="float" office:value="4663" calcext:value-type="float">
            <text:p>4,663</text:p>
          </table:table-cell>
          <table:table-cell table:style-name="ce30" office:value-type="float" office:value="4994" calcext:value-type="float">
            <text:p>4,994</text:p>
          </table:table-cell>
          <table:table-cell table:style-name="ce30" office:value-type="float" office:value="5008" calcext:value-type="float">
            <text:p>5,008</text:p>
          </table:table-cell>
          <table:table-cell table:style-name="ce30" office:value-type="float" office:value="34702" calcext:value-type="float">
            <text:p>34,702</text:p>
          </table:table-cell>
          <table:table-cell table:style-name="ce30" office:value-type="float" office:value="6066" calcext:value-type="float">
            <text:p>6,066</text:p>
          </table:table-cell>
          <table:table-cell table:style-name="ce30" office:value-type="float" office:value="6399" calcext:value-type="float">
            <text:p>6,399</text:p>
          </table:table-cell>
          <table:table-cell table:style-name="ce30" office:value-type="float" office:value="7857" calcext:value-type="float">
            <text:p>7,857</text:p>
          </table:table-cell>
          <table:table-cell table:style-name="ce30" office:value-type="float" office:value="7582" calcext:value-type="float">
            <text:p>7,582</text:p>
          </table:table-cell>
          <table:table-cell table:style-name="ce37" office:value-type="float" office:value="6798" calcext:value-type="float">
            <text:p>6,798</text:p>
          </table:table-cell>
          <table:table-cell table:style-name="ce30" office:value-type="float" office:value="41746" calcext:value-type="float">
            <text:p>41,746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8696" calcext:value-type="float">
            <text:p>8,696</text:p>
          </table:table-cell>
          <table:table-cell table:style-name="ce30" office:value-type="float" office:value="8402" calcext:value-type="float">
            <text:p>8,402</text:p>
          </table:table-cell>
          <table:table-cell table:style-name="ce30" office:value-type="float" office:value="8287" calcext:value-type="float">
            <text:p>8,287</text:p>
          </table:table-cell>
          <table:table-cell table:style-name="ce37" office:value-type="float" office:value="8032" calcext:value-type="float">
            <text:p>8,032</text:p>
          </table:table-cell>
          <table:table-cell table:style-name="ce30" office:value-type="float" office:value="37906" calcext:value-type="float">
            <text:p>37,906</text:p>
          </table:table-cell>
          <table:table-cell table:style-name="ce30" office:value-type="float" office:value="7802" calcext:value-type="float">
            <text:p>7,802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0" office:value-type="float" office:value="7783" calcext:value-type="float">
            <text:p>7,783</text:p>
          </table:table-cell>
          <table:table-cell table:style-name="ce30" office:value-type="float" office:value="7110" calcext:value-type="float">
            <text:p>7,110</text:p>
          </table:table-cell>
          <table:table-cell table:style-name="ce37" office:value-type="float" office:value="7605" calcext:value-type="float">
            <text:p>7,605</text:p>
          </table:table-cell>
          <table:table-cell table:style-name="ce30" office:value-type="float" office:value="35801" calcext:value-type="float">
            <text:p>35,801</text:p>
          </table:table-cell>
          <table:table-cell table:style-name="ce30" office:value-type="float" office:value="6760" calcext:value-type="float">
            <text:p>6,760</text:p>
          </table:table-cell>
          <table:table-cell table:style-name="ce30" office:value-type="float" office:value="6318" calcext:value-type="float">
            <text:p>6,318</text:p>
          </table:table-cell>
          <table:table-cell table:style-name="ce30" office:value-type="float" office:value="7255" calcext:value-type="float">
            <text:p>7,255</text:p>
          </table:table-cell>
          <table:table-cell table:style-name="ce30" office:value-type="float" office:value="7742" calcext:value-type="float">
            <text:p>7,742</text:p>
          </table:table-cell>
          <table:table-cell table:style-name="ce37" office:value-type="float" office:value="7726" calcext:value-type="float">
            <text:p>7,726</text:p>
          </table:table-cell>
          <table:table-cell table:style-name="ce30" office:value-type="float" office:value="43885" calcext:value-type="float">
            <text:p>43,885</text:p>
          </table:table-cell>
          <table:table-cell table:style-name="ce30" office:value-type="float" office:value="8345" calcext:value-type="float">
            <text:p>8,345</text:p>
          </table:table-cell>
          <table:table-cell table:style-name="ce30" office:value-type="float" office:value="8650" calcext:value-type="float">
            <text:p>8,650</text:p>
          </table:table-cell>
          <table:table-cell table:style-name="ce30" office:value-type="float" office:value="8798" calcext:value-type="float">
            <text:p>8,798</text:p>
          </table:table-cell>
          <table:table-cell table:style-name="ce30" office:value-type="float" office:value="9060" calcext:value-type="float">
            <text:p>9,060</text:p>
          </table:table-cell>
          <table:table-cell table:style-name="ce37" office:value-type="float" office:value="9032" calcext:value-type="float">
            <text:p>9,032</text:p>
          </table:table-cell>
          <table:table-cell table:style-name="ce30" office:value-type="float" office:value="46140" calcext:value-type="float">
            <text:p>46,140</text:p>
          </table:table-cell>
          <table:table-cell table:style-name="ce30" office:value-type="float" office:value="8649" calcext:value-type="float">
            <text:p>8,649</text:p>
          </table:table-cell>
          <table:table-cell table:style-name="ce30" office:value-type="float" office:value="10055" calcext:value-type="float">
            <text:p>10,055</text:p>
          </table:table-cell>
          <table:table-cell table:style-name="ce30" office:value-type="float" office:value="9030" calcext:value-type="float">
            <text:p>9,030</text:p>
          </table:table-cell>
          <table:table-cell table:style-name="ce30" office:value-type="float" office:value="8907" calcext:value-type="float">
            <text:p>8,907</text:p>
          </table:table-cell>
          <table:table-cell table:style-name="ce37" office:value-type="float" office:value="9499" calcext:value-type="float">
            <text:p>9,499</text:p>
          </table:table-cell>
          <table:table-cell table:style-name="ce30" office:value-type="float" office:value="52620" calcext:value-type="float">
            <text:p>52,620</text:p>
          </table:table-cell>
          <table:table-cell table:style-name="ce30" office:value-type="float" office:value="9930" calcext:value-type="float">
            <text:p>9,930</text:p>
          </table:table-cell>
          <table:table-cell table:style-name="ce30" office:value-type="float" office:value="10275" calcext:value-type="float">
            <text:p>10,275</text:p>
          </table:table-cell>
          <table:table-cell table:style-name="ce30" office:value-type="float" office:value="10895" calcext:value-type="float">
            <text:p>10,895</text:p>
          </table:table-cell>
          <table:table-cell table:style-name="ce30" office:value-type="float" office:value="10861" calcext:value-type="float">
            <text:p>10,861</text:p>
          </table:table-cell>
          <table:table-cell table:style-name="ce37" office:value-type="float" office:value="10659" calcext:value-type="float">
            <text:p>10,659</text:p>
          </table:table-cell>
          <table:table-cell table:style-name="ce30" office:value-type="float" office:value="52104" calcext:value-type="float">
            <text:p>52,104</text:p>
          </table:table-cell>
          <table:table-cell table:style-name="ce30" office:value-type="float" office:value="10488" calcext:value-type="float">
            <text:p>10,488</text:p>
          </table:table-cell>
          <table:table-cell table:style-name="ce30" office:value-type="float" office:value="10628" calcext:value-type="float">
            <text:p>10,628</text:p>
          </table:table-cell>
          <table:table-cell table:style-name="ce30" office:value-type="float" office:value="10241" calcext:value-type="float">
            <text:p>10,241</text:p>
          </table:table-cell>
          <table:table-cell table:style-name="ce30" office:value-type="float" office:value="10514" calcext:value-type="float">
            <text:p>10,514</text:p>
          </table:table-cell>
          <table:table-cell table:style-name="ce37" office:value-type="float" office:value="10233" calcext:value-type="float">
            <text:p>10,233</text:p>
          </table:table-cell>
          <table:table-cell table:style-name="ce30" office:value-type="float" office:value="46513" calcext:value-type="float">
            <text:p>46,513</text:p>
          </table:table-cell>
          <table:table-cell table:style-name="ce30" office:value-type="float" office:value="9927" calcext:value-type="float">
            <text:p>9,927</text:p>
          </table:table-cell>
          <table:table-cell table:style-name="ce30" office:value-type="float" office:value="9565" calcext:value-type="float">
            <text:p>9,565</text:p>
          </table:table-cell>
          <table:table-cell table:style-name="ce30" office:value-type="float" office:value="9145" calcext:value-type="float">
            <text:p>9,145</text:p>
          </table:table-cell>
          <table:table-cell table:style-name="ce30" office:value-type="float" office:value="9139" calcext:value-type="float">
            <text:p>9,139</text:p>
          </table:table-cell>
          <table:table-cell table:style-name="ce37" office:value-type="float" office:value="8737" calcext:value-type="float">
            <text:p>8,737</text:p>
          </table:table-cell>
          <table:table-cell table:style-name="ce30" office:value-type="float" office:value="38186" calcext:value-type="float">
            <text:p>38,186</text:p>
          </table:table-cell>
          <table:table-cell table:style-name="ce30" office:value-type="float" office:value="7877" calcext:value-type="float">
            <text:p>7,877</text:p>
          </table:table-cell>
          <table:table-cell table:style-name="ce30" office:value-type="float" office:value="8090" calcext:value-type="float">
            <text:p>8,090</text:p>
          </table:table-cell>
          <table:table-cell table:style-name="ce30" office:value-type="float" office:value="7804" calcext:value-type="float">
            <text:p>7,804</text:p>
          </table:table-cell>
          <table:table-cell table:style-name="ce30" office:value-type="float" office:value="7396" calcext:value-type="float">
            <text:p>7,396</text:p>
          </table:table-cell>
          <table:table-cell table:style-name="ce37" office:value-type="float" office:value="7019" calcext:value-type="float">
            <text:p>7,019</text:p>
          </table:table-cell>
          <table:table-cell table:style-name="ce30" office:value-type="float" office:value="29305" calcext:value-type="float">
            <text:p>29,305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6874" calcext:value-type="float">
            <text:p>6,874</text:p>
          </table:table-cell>
          <table:table-cell table:style-name="ce30" office:value-type="float" office:value="5951" calcext:value-type="float">
            <text:p>5,951</text:p>
          </table:table-cell>
          <table:table-cell table:style-name="ce30" office:value-type="float" office:value="5121" calcext:value-type="float">
            <text:p>5,121</text:p>
          </table:table-cell>
          <table:table-cell table:style-name="ce37" office:value-type="float" office:value="4640" calcext:value-type="float">
            <text:p>4,640</text:p>
          </table:table-cell>
          <table:table-cell table:style-name="ce30" office:value-type="float" office:value="16408" calcext:value-type="float">
            <text:p>16,408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7" office:value-type="float" office:value="3188" calcext:value-type="float">
            <text:p>3,188</text:p>
          </table:table-cell>
          <table:table-cell table:style-name="ce30" office:value-type="float" office:value="14930" calcext:value-type="float">
            <text:p>14,930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7" office:value-type="float" office:value="2617" calcext:value-type="float">
            <text:p>2,617</text:p>
          </table:table-cell>
          <table:table-cell table:style-name="ce30" office:value-type="float" office:value="11052" calcext:value-type="float">
            <text:p>11,052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7" office:value-type="float" office:value="1908" calcext:value-type="float">
            <text:p>1,908</text:p>
          </table:table-cell>
          <table:table-cell table:style-name="ce30" office:value-type="float" office:value="7945" calcext:value-type="float">
            <text:p>7,945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550" calcext:value-type="float">
            <text:p>1,550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7" office:value-type="float" office:value="1356" calcext:value-type="float">
            <text:p>1,356</text:p>
          </table:table-cell>
          <table:table-cell table:style-name="ce30" office:value-type="float" office:value="4982" calcext:value-type="float">
            <text:p>4,982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811" calcext:value-type="float">
            <text:p>811</text:p>
          </table:table-cell>
          <table:table-cell table:style-name="ce37" office:value-type="float" office:value="757" calcext:value-type="float">
            <text:p>757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389" calcext:value-type="float">
            <text:p>389</text:p>
          </table:table-cell>
          <table:table-cell table:style-name="ce37" office:value-type="float" office:value="289" calcext:value-type="float">
            <text:p>289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285" calcext:value-type="float">
            <text:p>273,285</text:p>
          </table:table-cell>
          <table:table-cell table:style-name="ce29" table:formula="of:=SUM([.E71:.I71])" office:value-type="float" office:value="11642" calcext:value-type="float">
            <text:p>11,642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18357" calcext:value-type="float">
            <text:p>18,357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095" calcext:value-type="float">
            <text:p>4,095</text:p>
          </table:table-cell>
          <table:table-cell table:style-name="ce52" office:value-type="float" office:value="3661" calcext:value-type="float">
            <text:p>3,661</text:p>
          </table:table-cell>
          <table:table-cell table:style-name="ce29" office:value-type="float" office:value="22802" calcext:value-type="float">
            <text:p>22,802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467" calcext:value-type="float">
            <text:p>4,467</text:p>
          </table:table-cell>
          <table:table-cell table:style-name="ce52" office:value-type="float" office:value="4314" calcext:value-type="float">
            <text:p>4,314</text:p>
          </table:table-cell>
          <table:table-cell table:style-name="ce29" office:value-type="float" office:value="19538" calcext:value-type="float">
            <text:p>19,538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628" calcext:value-type="float">
            <text:p>3,628</text:p>
          </table:table-cell>
          <table:table-cell table:style-name="ce52" office:value-type="float" office:value="3974" calcext:value-type="float">
            <text:p>3,974</text:p>
          </table:table-cell>
          <table:table-cell table:style-name="ce29" office:value-type="float" office:value="18927" calcext:value-type="float">
            <text:p>18,927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4182" calcext:value-type="float">
            <text:p>4,182</text:p>
          </table:table-cell>
          <table:table-cell table:style-name="ce52" office:value-type="float" office:value="4065" calcext:value-type="float">
            <text:p>4,065</text:p>
          </table:table-cell>
          <table:table-cell table:style-name="ce29" office:value-type="float" office:value="22817" calcext:value-type="float">
            <text:p>22,817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630" calcext:value-type="float">
            <text:p>4,630</text:p>
          </table:table-cell>
          <table:table-cell table:style-name="ce52" office:value-type="float" office:value="4638" calcext:value-type="float">
            <text:p>4,638</text:p>
          </table:table-cell>
          <table:table-cell table:style-name="ce29" office:value-type="float" office:value="21212" calcext:value-type="float">
            <text:p>21,212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012" calcext:value-type="float">
            <text:p>4,012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21719" calcext:value-type="float">
            <text:p>21,719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4555" calcext:value-type="float">
            <text:p>4,555</text:p>
          </table:table-cell>
          <table:table-cell table:style-name="ce52" office:value-type="float" office:value="4440" calcext:value-type="float">
            <text:p>4,440</text:p>
          </table:table-cell>
          <table:table-cell table:style-name="ce29" office:value-type="float" office:value="22431" calcext:value-type="float">
            <text:p>22,431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428" calcext:value-type="float">
            <text:p>4,428</text:p>
          </table:table-cell>
          <table:table-cell table:style-name="ce52" office:value-type="float" office:value="4474" calcext:value-type="float">
            <text:p>4,474</text:p>
          </table:table-cell>
          <table:table-cell table:style-name="ce29" office:value-type="float" office:value="21250" calcext:value-type="float">
            <text:p>21,250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098" calcext:value-type="float">
            <text:p>4,098</text:p>
          </table:table-cell>
          <table:table-cell table:style-name="ce52" office:value-type="float" office:value="4166" calcext:value-type="float">
            <text:p>4,166</text:p>
          </table:table-cell>
          <table:table-cell table:style-name="ce29" office:value-type="float" office:value="18714" calcext:value-type="float">
            <text:p>18,714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686" calcext:value-type="float">
            <text:p>3,686</text:p>
          </table:table-cell>
          <table:table-cell table:style-name="ce52" office:value-type="float" office:value="3531" calcext:value-type="float">
            <text:p>3,531</text:p>
          </table:table-cell>
          <table:table-cell table:style-name="ce29" office:value-type="float" office:value="15548" calcext:value-type="float">
            <text:p>15,548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810" calcext:value-type="float">
            <text:p>2,810</text:p>
          </table:table-cell>
          <table:table-cell table:style-name="ce52" office:value-type="float" office:value="2650" calcext:value-type="float">
            <text:p>2,650</text:p>
          </table:table-cell>
          <table:table-cell table:style-name="ce29" office:value-type="float" office:value="9705" calcext:value-type="float">
            <text:p>9,705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918" calcext:value-type="float">
            <text:p>1,918</text:p>
          </table:table-cell>
          <table:table-cell table:style-name="ce52" office:value-type="float" office:value="1941" calcext:value-type="float">
            <text:p>1,941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828" calcext:value-type="float">
            <text:p>1,828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5954" calcext:value-type="float">
            <text:p>5,954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22" calcext:value-type="float">
            <text:p>1,122</text:p>
          </table:table-cell>
          <table:table-cell table:style-name="ce52" office:value-type="float" office:value="1015" calcext:value-type="float">
            <text:p>1,015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47" calcext:value-type="float">
            <text:p>647</text:p>
          </table:table-cell>
          <table:table-cell table:style-name="ce52" office:value-type="float" office:value="546" calcext:value-type="float">
            <text:p>546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18" calcext:value-type="float">
            <text:p>218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162" calcext:value-type="float">
            <text:p>135,162</text:p>
          </table:table-cell>
          <table:table-cell table:style-name="ce29" table:formula="of:=SUM([.E72:.I72])" office:value-type="float" office:value="6077" calcext:value-type="float">
            <text:p>6,077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166" calcext:value-type="float">
            <text:p>2,166</text:p>
          </table:table-cell>
          <table:table-cell table:style-name="ce52" office:value-type="float" office:value="1923" calcext:value-type="float">
            <text:p>1,923</text:p>
          </table:table-cell>
          <table:table-cell table:style-name="ce29" office:value-type="float" office:value="11730" calcext:value-type="float">
            <text:p>11,730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318" calcext:value-type="float">
            <text:p>2,318</text:p>
          </table:table-cell>
          <table:table-cell table:style-name="ce52" office:value-type="float" office:value="2241" calcext:value-type="float">
            <text:p>2,241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1874" calcext:value-type="float">
            <text:p>1,874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9633" calcext:value-type="float">
            <text:p>9,633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144" calcext:value-type="float">
            <text:p>2,144</text:p>
          </table:table-cell>
          <table:table-cell table:style-name="ce52" office:value-type="float" office:value="2070" calcext:value-type="float">
            <text:p>2,070</text:p>
          </table:table-cell>
          <table:table-cell table:style-name="ce29" office:value-type="float" office:value="11522" calcext:value-type="float">
            <text:p>11,522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318" calcext:value-type="float">
            <text:p>2,318</text:p>
          </table:table-cell>
          <table:table-cell table:style-name="ce52" office:value-type="float" office:value="2365" calcext:value-type="float">
            <text:p>2,365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861" calcext:value-type="float">
            <text:p>1,861</text:p>
          </table:table-cell>
          <table:table-cell table:style-name="ce52" office:value-type="float" office:value="1862" calcext:value-type="float">
            <text:p>1,862</text:p>
          </table:table-cell>
          <table:table-cell table:style-name="ce29" office:value-type="float" office:value="10220" calcext:value-type="float">
            <text:p>10,220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100" calcext:value-type="float">
            <text:p>2,100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136" calcext:value-type="float">
            <text:p>2,136</text:p>
          </table:table-cell>
          <table:table-cell table:style-name="ce52" office:value-type="float" office:value="2166" calcext:value-type="float">
            <text:p>2,166</text:p>
          </table:table-cell>
          <table:table-cell table:style-name="ce29" office:value-type="float" office:value="10493" calcext:value-type="float">
            <text:p>10,493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11" calcext:value-type="float">
            <text:p>2,011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9224" calcext:value-type="float">
            <text:p>9,224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751" calcext:value-type="float">
            <text:p>1,751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354" calcext:value-type="float">
            <text:p>1,354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98" calcext:value-type="float">
            <text:p>898</text:p>
          </table:table-cell>
          <table:table-cell table:style-name="ce52" office:value-type="float" office:value="894" calcext:value-type="float">
            <text:p>894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33" calcext:value-type="float">
            <text:p>833</text:p>
          </table:table-cell>
          <table:table-cell table:style-name="ce52" office:value-type="float" office:value="794" calcext:value-type="float">
            <text:p>79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19" calcext:value-type="float">
            <text:p>619</text:p>
          </table:table-cell>
          <table:table-cell table:style-name="ce52" office:value-type="float" office:value="643" calcext:value-type="float">
            <text:p>643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37" calcext:value-type="float">
            <text:p>537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07" calcext:value-type="float">
            <text:p>307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123" calcext:value-type="float">
            <text:p>138,123</text:p>
          </table:table-cell>
          <table:table-cell table:style-name="ce37" table:formula="of:=SUM([.E73:.I73])" office:value-type="float" office:value="5565" calcext:value-type="float">
            <text:p>5,565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0" office:value-type="float" office:value="1172" calcext:value-type="float">
            <text:p>1,172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0" office:value-type="float" office:value="11072" calcext:value-type="float">
            <text:p>11,072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7" office:value-type="float" office:value="2073" calcext:value-type="float">
            <text:p>2,073</text:p>
          </table:table-cell>
          <table:table-cell table:style-name="ce30" office:value-type="float" office:value="9438" calcext:value-type="float">
            <text:p>9,438</text:p>
          </table:table-cell>
          <table:table-cell table:style-name="ce30" office:value-type="float" office:value="1946" calcext:value-type="float">
            <text:p>1,946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1754" calcext:value-type="float">
            <text:p>1,754</text:p>
          </table:table-cell>
          <table:table-cell table:style-name="ce37" office:value-type="float" office:value="1919" calcext:value-type="float">
            <text:p>1,919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7" office:value-type="float" office:value="1995" calcext:value-type="float">
            <text:p>1,995</text:p>
          </table:table-cell>
          <table:table-cell table:style-name="ce30" office:value-type="float" office:value="11295" calcext:value-type="float">
            <text:p>11,295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7" office:value-type="float" office:value="2273" calcext:value-type="float">
            <text:p>2,273</text:p>
          </table:table-cell>
          <table:table-cell table:style-name="ce30" office:value-type="float" office:value="11035" calcext:value-type="float">
            <text:p>11,035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0" office:value-type="float" office:value="2510" calcext:value-type="float">
            <text:p>2,510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11499" calcext:value-type="float">
            <text:p>11,499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7" office:value-type="float" office:value="2340" calcext:value-type="float">
            <text:p>2,340</text:p>
          </table:table-cell>
          <table:table-cell table:style-name="ce30" office:value-type="float" office:value="11533" calcext:value-type="float">
            <text:p>11,533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7" office:value-type="float" office:value="2308" calcext:value-type="float">
            <text:p>2,308</text:p>
          </table:table-cell>
          <table:table-cell table:style-name="ce30" office:value-type="float" office:value="10757" calcext:value-type="float">
            <text:p>10,757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9490" calcext:value-type="float">
            <text:p>9,490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7" office:value-type="float" office:value="1780" calcext:value-type="float">
            <text:p>1,780</text:p>
          </table:table-cell>
          <table:table-cell table:style-name="ce30" office:value-type="float" office:value="8104" calcext:value-type="float">
            <text:p>8,104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934" calcext:value-type="float">
            <text:p>1,934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7" office:value-type="float" office:value="1381" calcext:value-type="float">
            <text:p>1,381</text:p>
          </table:table-cell>
          <table:table-cell table:style-name="ce30" office:value-type="float" office:value="5110" calcext:value-type="float">
            <text:p>5,110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0" office:value-type="float" office:value="4940" calcext:value-type="float">
            <text:p>4,940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923" calcext:value-type="float">
            <text:p>923</text:p>
          </table:table-cell>
          <table:table-cell table:style-name="ce30" office:value-type="float" office:value="4244" calcext:value-type="float">
            <text:p>4,244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13" calcext:value-type="float">
            <text:p>813</text:p>
          </table:table-cell>
          <table:table-cell table:style-name="ce37" office:value-type="float" office:value="768" calcext:value-type="float">
            <text:p>768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07" calcext:value-type="float">
            <text:p>507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40" calcext:value-type="float">
            <text:p>340</text:p>
          </table:table-cell>
          <table:table-cell table:style-name="ce37" office:value-type="float" office:value="272" calcext:value-type="float">
            <text:p>272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5327" calcext:value-type="float">
            <text:p>765,327</text:p>
          </table:table-cell>
          <table:table-cell table:style-name="ce29" table:formula="of:=SUM([.E74:.I74])" office:value-type="float" office:value="32151" calcext:value-type="float">
            <text:p>32,151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871" calcext:value-type="float">
            <text:p>6,871</text:p>
          </table:table-cell>
          <table:table-cell table:style-name="ce29" office:value-type="float" office:value="43921" calcext:value-type="float">
            <text:p>43,921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9874" calcext:value-type="float">
            <text:p>9,874</text:p>
          </table:table-cell>
          <table:table-cell table:style-name="ce29" office:value-type="float" office:value="9592" calcext:value-type="float">
            <text:p>9,592</text:p>
          </table:table-cell>
          <table:table-cell table:style-name="ce52" office:value-type="float" office:value="8706" calcext:value-type="float">
            <text:p>8,706</text:p>
          </table:table-cell>
          <table:table-cell table:style-name="ce29" office:value-type="float" office:value="56349" calcext:value-type="float">
            <text:p>56,349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29" office:value-type="float" office:value="11128" calcext:value-type="float">
            <text:p>11,128</text:p>
          </table:table-cell>
          <table:table-cell table:style-name="ce29" office:value-type="float" office:value="11613" calcext:value-type="float">
            <text:p>11,613</text:p>
          </table:table-cell>
          <table:table-cell table:style-name="ce29" office:value-type="float" office:value="11280" calcext:value-type="float">
            <text:p>11,280</text:p>
          </table:table-cell>
          <table:table-cell table:style-name="ce52" office:value-type="float" office:value="11306" calcext:value-type="float">
            <text:p>11,306</text:p>
          </table:table-cell>
          <table:table-cell table:style-name="ce29" office:value-type="float" office:value="54569" calcext:value-type="float">
            <text:p>54,569</text:p>
          </table:table-cell>
          <table:table-cell table:style-name="ce29" office:value-type="float" office:value="10571" calcext:value-type="float">
            <text:p>10,571</text:p>
          </table:table-cell>
          <table:table-cell table:style-name="ce29" office:value-type="float" office:value="10736" calcext:value-type="float">
            <text:p>10,736</text:p>
          </table:table-cell>
          <table:table-cell table:style-name="ce29" office:value-type="float" office:value="11171" calcext:value-type="float">
            <text:p>11,171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52" office:value-type="float" office:value="11705" calcext:value-type="float">
            <text:p>11,705</text:p>
          </table:table-cell>
          <table:table-cell table:style-name="ce29" office:value-type="float" office:value="56214" calcext:value-type="float">
            <text:p>56,214</text:p>
          </table:table-cell>
          <table:table-cell table:style-name="ce29" office:value-type="float" office:value="10320" calcext:value-type="float">
            <text:p>10,320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11204" calcext:value-type="float">
            <text:p>11,204</text:p>
          </table:table-cell>
          <table:table-cell table:style-name="ce29" office:value-type="float" office:value="12402" calcext:value-type="float">
            <text:p>12,402</text:p>
          </table:table-cell>
          <table:table-cell table:style-name="ce52" office:value-type="float" office:value="12440" calcext:value-type="float">
            <text:p>12,440</text:p>
          </table:table-cell>
          <table:table-cell table:style-name="ce29" office:value-type="float" office:value="67973" calcext:value-type="float">
            <text:p>67,973</text:p>
          </table:table-cell>
          <table:table-cell table:style-name="ce29" office:value-type="float" office:value="13156" calcext:value-type="float">
            <text:p>13,156</text:p>
          </table:table-cell>
          <table:table-cell table:style-name="ce29" office:value-type="float" office:value="13762" calcext:value-type="float">
            <text:p>13,762</text:p>
          </table:table-cell>
          <table:table-cell table:style-name="ce29" office:value-type="float" office:value="13385" calcext:value-type="float">
            <text:p>13,385</text:p>
          </table:table-cell>
          <table:table-cell table:style-name="ce29" office:value-type="float" office:value="13931" calcext:value-type="float">
            <text:p>13,931</text:p>
          </table:table-cell>
          <table:table-cell table:style-name="ce52" office:value-type="float" office:value="13739" calcext:value-type="float">
            <text:p>13,739</text:p>
          </table:table-cell>
          <table:table-cell table:style-name="ce29" office:value-type="float" office:value="63648" calcext:value-type="float">
            <text:p>63,648</text:p>
          </table:table-cell>
          <table:table-cell table:style-name="ce29" office:value-type="float" office:value="12732" calcext:value-type="float">
            <text:p>12,732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12291" calcext:value-type="float">
            <text:p>12,291</text:p>
          </table:table-cell>
          <table:table-cell table:style-name="ce29" office:value-type="float" office:value="12065" calcext:value-type="float">
            <text:p>12,065</text:p>
          </table:table-cell>
          <table:table-cell table:style-name="ce52" office:value-type="float" office:value="11884" calcext:value-type="float">
            <text:p>11,884</text:p>
          </table:table-cell>
          <table:table-cell table:style-name="ce29" office:value-type="float" office:value="63040" calcext:value-type="float">
            <text:p>63,040</text:p>
          </table:table-cell>
          <table:table-cell table:style-name="ce29" office:value-type="float" office:value="12060" calcext:value-type="float">
            <text:p>12,060</text:p>
          </table:table-cell>
          <table:table-cell table:style-name="ce29" office:value-type="float" office:value="12102" calcext:value-type="float">
            <text:p>12,102</text:p>
          </table:table-cell>
          <table:table-cell table:style-name="ce29" office:value-type="float" office:value="12904" calcext:value-type="float">
            <text:p>12,904</text:p>
          </table:table-cell>
          <table:table-cell table:style-name="ce29" office:value-type="float" office:value="13083" calcext:value-type="float">
            <text:p>13,083</text:p>
          </table:table-cell>
          <table:table-cell table:style-name="ce52" office:value-type="float" office:value="12891" calcext:value-type="float">
            <text:p>12,891</text:p>
          </table:table-cell>
          <table:table-cell table:style-name="ce29" office:value-type="float" office:value="64514" calcext:value-type="float">
            <text:p>64,514</text:p>
          </table:table-cell>
          <table:table-cell table:style-name="ce29" office:value-type="float" office:value="12546" calcext:value-type="float">
            <text:p>12,546</text:p>
          </table:table-cell>
          <table:table-cell table:style-name="ce29" office:value-type="float" office:value="12889" calcext:value-type="float">
            <text:p>12,889</text:p>
          </table:table-cell>
          <table:table-cell table:style-name="ce29" office:value-type="float" office:value="12817" calcext:value-type="float">
            <text:p>12,817</text:p>
          </table:table-cell>
          <table:table-cell table:style-name="ce29" office:value-type="float" office:value="13094" calcext:value-type="float">
            <text:p>13,094</text:p>
          </table:table-cell>
          <table:table-cell table:style-name="ce52" office:value-type="float" office:value="13168" calcext:value-type="float">
            <text:p>13,168</text:p>
          </table:table-cell>
          <table:table-cell table:style-name="ce29" office:value-type="float" office:value="64429" calcext:value-type="float">
            <text:p>64,429</text:p>
          </table:table-cell>
          <table:table-cell table:style-name="ce29" office:value-type="float" office:value="13072" calcext:value-type="float">
            <text:p>13,072</text:p>
          </table:table-cell>
          <table:table-cell table:style-name="ce29" office:value-type="float" office:value="13073" calcext:value-type="float">
            <text:p>13,073</text:p>
          </table:table-cell>
          <table:table-cell table:style-name="ce29" office:value-type="float" office:value="12915" calcext:value-type="float">
            <text:p>12,915</text:p>
          </table:table-cell>
          <table:table-cell table:style-name="ce29" office:value-type="float" office:value="12629" calcext:value-type="float">
            <text:p>12,629</text:p>
          </table:table-cell>
          <table:table-cell table:style-name="ce52" office:value-type="float" office:value="12740" calcext:value-type="float">
            <text:p>12,740</text:p>
          </table:table-cell>
          <table:table-cell table:style-name="ce29" office:value-type="float" office:value="56992" calcext:value-type="float">
            <text:p>56,992</text:p>
          </table:table-cell>
          <table:table-cell table:style-name="ce29" office:value-type="float" office:value="11481" calcext:value-type="float">
            <text:p>11,481</text:p>
          </table:table-cell>
          <table:table-cell table:style-name="ce29" office:value-type="float" office:value="12447" calcext:value-type="float">
            <text:p>12,447</text:p>
          </table:table-cell>
          <table:table-cell table:style-name="ce29" office:value-type="float" office:value="11354" calcext:value-type="float">
            <text:p>11,354</text:p>
          </table:table-cell>
          <table:table-cell table:style-name="ce29" office:value-type="float" office:value="11017" calcext:value-type="float">
            <text:p>11,017</text:p>
          </table:table-cell>
          <table:table-cell table:style-name="ce52" office:value-type="float" office:value="10693" calcext:value-type="float">
            <text:p>10,693</text:p>
          </table:table-cell>
          <table:table-cell table:style-name="ce29" office:value-type="float" office:value="45436" calcext:value-type="float">
            <text:p>45,436</text:p>
          </table:table-cell>
          <table:table-cell table:style-name="ce29" office:value-type="float" office:value="10253" calcext:value-type="float">
            <text:p>10,253</text:p>
          </table:table-cell>
          <table:table-cell table:style-name="ce29" office:value-type="float" office:value="10691" calcext:value-type="float">
            <text:p>10,691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8359" calcext:value-type="float">
            <text:p>8,359</text:p>
          </table:table-cell>
          <table:table-cell table:style-name="ce52" office:value-type="float" office:value="7029" calcext:value-type="float">
            <text:p>7,029</text:p>
          </table:table-cell>
          <table:table-cell table:style-name="ce29" office:value-type="float" office:value="26251" calcext:value-type="float">
            <text:p>26,251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963" calcext:value-type="float">
            <text:p>4,963</text:p>
          </table:table-cell>
          <table:table-cell table:style-name="ce52" office:value-type="float" office:value="5340" calcext:value-type="float">
            <text:p>5,340</text:p>
          </table:table-cell>
          <table:table-cell table:style-name="ce29" office:value-type="float" office:value="23181" calcext:value-type="float">
            <text:p>23,181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544" calcext:value-type="float">
            <text:p>4,544</text:p>
          </table:table-cell>
          <table:table-cell table:style-name="ce52" office:value-type="float" office:value="4190" calcext:value-type="float">
            <text:p>4,190</text:p>
          </table:table-cell>
          <table:table-cell table:style-name="ce29" office:value-type="float" office:value="18247" calcext:value-type="float">
            <text:p>18,247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548" calcext:value-type="float">
            <text:p>3,548</text:p>
          </table:table-cell>
          <table:table-cell table:style-name="ce52" office:value-type="float" office:value="3222" calcext:value-type="float">
            <text:p>3,222</text:p>
          </table:table-cell>
          <table:table-cell table:style-name="ce29" office:value-type="float" office:value="14169" calcext:value-type="float">
            <text:p>14,169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623" calcext:value-type="float">
            <text:p>2,623</text:p>
          </table:table-cell>
          <table:table-cell table:style-name="ce52" office:value-type="float" office:value="2459" calcext:value-type="float">
            <text:p>2,459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582" calcext:value-type="float">
            <text:p>1,582</text:p>
          </table:table-cell>
          <table:table-cell table:style-name="ce52" office:value-type="float" office:value="1353" calcext:value-type="float">
            <text:p>1,353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04" calcext:value-type="float">
            <text:p>604</text:p>
          </table:table-cell>
          <table:table-cell table:style-name="ce52" office:value-type="float" office:value="458" calcext:value-type="float">
            <text:p>458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0459" calcext:value-type="float">
            <text:p>380,459</text:p>
          </table:table-cell>
          <table:table-cell table:style-name="ce29" table:formula="of:=SUM([.E75:.I75])" office:value-type="float" office:value="16708" calcext:value-type="float">
            <text:p>16,708</text:p>
          </table:table-cell>
          <table:table-cell table:style-name="ce42" office:value-type="float" office:value="3115" calcext:value-type="float">
            <text:p>3,115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3392" calcext:value-type="float">
            <text:p>3,392</text:p>
          </table:table-cell>
          <table:table-cell table:style-name="ce42" office:value-type="float" office:value="3620" calcext:value-type="float">
            <text:p>3,620</text:p>
          </table:table-cell>
          <table:table-cell table:style-name="ce42" office:value-type="float" office:value="22989" calcext:value-type="float">
            <text:p>22,989</text:p>
          </table:table-cell>
          <table:table-cell table:style-name="ce42" office:value-type="float" office:value="4039" calcext:value-type="float">
            <text:p>4,039</text:p>
          </table:table-cell>
          <table:table-cell table:style-name="ce42" office:value-type="float" office:value="4214" calcext:value-type="float">
            <text:p>4,214</text:p>
          </table:table-cell>
          <table:table-cell table:style-name="ce42" office:value-type="float" office:value="5112" calcext:value-type="float">
            <text:p>5,112</text:p>
          </table:table-cell>
          <table:table-cell table:style-name="ce42" office:value-type="float" office:value="5006" calcext:value-type="float">
            <text:p>5,006</text:p>
          </table:table-cell>
          <table:table-cell table:style-name="ce53" office:value-type="float" office:value="4618" calcext:value-type="float">
            <text:p>4,618</text:p>
          </table:table-cell>
          <table:table-cell table:style-name="ce42" office:value-type="float" office:value="29253" calcext:value-type="float">
            <text:p>29,253</text:p>
          </table:table-cell>
          <table:table-cell table:style-name="ce42" office:value-type="float" office:value="5827" calcext:value-type="float">
            <text:p>5,827</text:p>
          </table:table-cell>
          <table:table-cell table:style-name="ce42" office:value-type="float" office:value="5765" calcext:value-type="float">
            <text:p>5,765</text:p>
          </table:table-cell>
          <table:table-cell table:style-name="ce42" office:value-type="float" office:value="6062" calcext:value-type="float">
            <text:p>6,062</text:p>
          </table:table-cell>
          <table:table-cell table:style-name="ce42" office:value-type="float" office:value="5819" calcext:value-type="float">
            <text:p>5,819</text:p>
          </table:table-cell>
          <table:table-cell table:style-name="ce53" office:value-type="float" office:value="5780" calcext:value-type="float">
            <text:p>5,780</text:p>
          </table:table-cell>
          <table:table-cell table:style-name="ce42" office:value-type="float" office:value="28290" calcext:value-type="float">
            <text:p>28,290</text:p>
          </table:table-cell>
          <table:table-cell table:style-name="ce42" office:value-type="float" office:value="5507" calcext:value-type="float">
            <text:p>5,507</text:p>
          </table:table-cell>
          <table:table-cell table:style-name="ce42" office:value-type="float" office:value="5593" calcext:value-type="float">
            <text:p>5,593</text:p>
          </table:table-cell>
          <table:table-cell table:style-name="ce42" office:value-type="float" office:value="5698" calcext:value-type="float">
            <text:p>5,698</text:p>
          </table:table-cell>
          <table:table-cell table:style-name="ce42" office:value-type="float" office:value="5448" calcext:value-type="float">
            <text:p>5,448</text:p>
          </table:table-cell>
          <table:table-cell table:style-name="ce53" office:value-type="float" office:value="6044" calcext:value-type="float">
            <text:p>6,044</text:p>
          </table:table-cell>
          <table:table-cell table:style-name="ce42" office:value-type="float" office:value="28837" calcext:value-type="float">
            <text:p>28,837</text:p>
          </table:table-cell>
          <table:table-cell table:style-name="ce42" office:value-type="float" office:value="5326" calcext:value-type="float">
            <text:p>5,326</text:p>
          </table:table-cell>
          <table:table-cell table:style-name="ce42" office:value-type="float" office:value="5076" calcext:value-type="float">
            <text:p>5,076</text:p>
          </table:table-cell>
          <table:table-cell table:style-name="ce42" office:value-type="float" office:value="5813" calcext:value-type="float">
            <text:p>5,813</text:p>
          </table:table-cell>
          <table:table-cell table:style-name="ce42" office:value-type="float" office:value="6313" calcext:value-type="float">
            <text:p>6,313</text:p>
          </table:table-cell>
          <table:table-cell table:style-name="ce53" office:value-type="float" office:value="6309" calcext:value-type="float">
            <text:p>6,309</text:p>
          </table:table-cell>
          <table:table-cell table:style-name="ce42" office:value-type="float" office:value="34391" calcext:value-type="float">
            <text:p>34,391</text:p>
          </table:table-cell>
          <table:table-cell table:style-name="ce42" office:value-type="float" office:value="6665" calcext:value-type="float">
            <text:p>6,665</text:p>
          </table:table-cell>
          <table:table-cell table:style-name="ce42" office:value-type="float" office:value="7008" calcext:value-type="float">
            <text:p>7,008</text:p>
          </table:table-cell>
          <table:table-cell table:style-name="ce42" office:value-type="float" office:value="6712" calcext:value-type="float">
            <text:p>6,712</text:p>
          </table:table-cell>
          <table:table-cell table:style-name="ce42" office:value-type="float" office:value="7068" calcext:value-type="float">
            <text:p>7,068</text:p>
          </table:table-cell>
          <table:table-cell table:style-name="ce53" office:value-type="float" office:value="6938" calcext:value-type="float">
            <text:p>6,938</text:p>
          </table:table-cell>
          <table:table-cell table:style-name="ce42" office:value-type="float" office:value="31361" calcext:value-type="float">
            <text:p>31,361</text:p>
          </table:table-cell>
          <table:table-cell table:style-name="ce42" office:value-type="float" office:value="6306" calcext:value-type="float">
            <text:p>6,306</text:p>
          </table:table-cell>
          <table:table-cell table:style-name="ce42" office:value-type="float" office:value="7381" calcext:value-type="float">
            <text:p>7,381</text:p>
          </table:table-cell>
          <table:table-cell table:style-name="ce42" office:value-type="float" office:value="5974" calcext:value-type="float">
            <text:p>5,974</text:p>
          </table:table-cell>
          <table:table-cell table:style-name="ce42" office:value-type="float" office:value="5889" calcext:value-type="float">
            <text:p>5,889</text:p>
          </table:table-cell>
          <table:table-cell table:style-name="ce53" office:value-type="float" office:value="5811" calcext:value-type="float">
            <text:p>5,811</text:p>
          </table:table-cell>
          <table:table-cell table:style-name="ce42" office:value-type="float" office:value="30139" calcext:value-type="float">
            <text:p>30,139</text:p>
          </table:table-cell>
          <table:table-cell table:style-name="ce42" office:value-type="float" office:value="5711" calcext:value-type="float">
            <text:p>5,711</text:p>
          </table:table-cell>
          <table:table-cell table:style-name="ce42" office:value-type="float" office:value="5814" calcext:value-type="float">
            <text:p>5,814</text:p>
          </table:table-cell>
          <table:table-cell table:style-name="ce42" office:value-type="float" office:value="6113" calcext:value-type="float">
            <text:p>6,113</text:p>
          </table:table-cell>
          <table:table-cell table:style-name="ce42" office:value-type="float" office:value="6296" calcext:value-type="float">
            <text:p>6,296</text:p>
          </table:table-cell>
          <table:table-cell table:style-name="ce53" office:value-type="float" office:value="6205" calcext:value-type="float">
            <text:p>6,205</text:p>
          </table:table-cell>
          <table:table-cell table:style-name="ce42" office:value-type="float" office:value="30934" calcext:value-type="float">
            <text:p>30,934</text:p>
          </table:table-cell>
          <table:table-cell table:style-name="ce42" office:value-type="float" office:value="6005" calcext:value-type="float">
            <text:p>6,005</text:p>
          </table:table-cell>
          <table:table-cell table:style-name="ce42" office:value-type="float" office:value="6236" calcext:value-type="float">
            <text:p>6,236</text:p>
          </table:table-cell>
          <table:table-cell table:style-name="ce42" office:value-type="float" office:value="6128" calcext:value-type="float">
            <text:p>6,128</text:p>
          </table:table-cell>
          <table:table-cell table:style-name="ce42" office:value-type="float" office:value="6211" calcext:value-type="float">
            <text:p>6,211</text:p>
          </table:table-cell>
          <table:table-cell table:style-name="ce53" office:value-type="float" office:value="6354" calcext:value-type="float">
            <text:p>6,354</text:p>
          </table:table-cell>
          <table:table-cell table:style-name="ce42" office:value-type="float" office:value="31227" calcext:value-type="float">
            <text:p>31,227</text:p>
          </table:table-cell>
          <table:table-cell table:style-name="ce42" office:value-type="float" office:value="6362" calcext:value-type="float">
            <text:p>6,362</text:p>
          </table:table-cell>
          <table:table-cell table:style-name="ce42" office:value-type="float" office:value="6364" calcext:value-type="float">
            <text:p>6,364</text:p>
          </table:table-cell>
          <table:table-cell table:style-name="ce42" office:value-type="float" office:value="6179" calcext:value-type="float">
            <text:p>6,179</text:p>
          </table:table-cell>
          <table:table-cell table:style-name="ce42" office:value-type="float" office:value="6124" calcext:value-type="float">
            <text:p>6,124</text:p>
          </table:table-cell>
          <table:table-cell table:style-name="ce53" office:value-type="float" office:value="6198" calcext:value-type="float">
            <text:p>6,198</text:p>
          </table:table-cell>
          <table:table-cell table:style-name="ce42" office:value-type="float" office:value="28244" calcext:value-type="float">
            <text:p>28,244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6154" calcext:value-type="float">
            <text:p>6,154</text:p>
          </table:table-cell>
          <table:table-cell table:style-name="ce42" office:value-type="float" office:value="5695" calcext:value-type="float">
            <text:p>5,695</text:p>
          </table:table-cell>
          <table:table-cell table:style-name="ce42" office:value-type="float" office:value="5446" calcext:value-type="float">
            <text:p>5,446</text:p>
          </table:table-cell>
          <table:table-cell table:style-name="ce53" office:value-type="float" office:value="5189" calcext:value-type="float">
            <text:p>5,189</text:p>
          </table:table-cell>
          <table:table-cell table:style-name="ce42" office:value-type="float" office:value="22469" calcext:value-type="float">
            <text:p>22,469</text:p>
          </table:table-cell>
          <table:table-cell table:style-name="ce42" office:value-type="float" office:value="5068" calcext:value-type="float">
            <text:p>5,068</text:p>
          </table:table-cell>
          <table:table-cell table:style-name="ce42" office:value-type="float" office:value="5226" calcext:value-type="float">
            <text:p>5,226</text:p>
          </table:table-cell>
          <table:table-cell table:style-name="ce42" office:value-type="float" office:value="4592" calcext:value-type="float">
            <text:p>4,592</text:p>
          </table:table-cell>
          <table:table-cell table:style-name="ce42" office:value-type="float" office:value="4129" calcext:value-type="float">
            <text:p>4,129</text:p>
          </table:table-cell>
          <table:table-cell table:style-name="ce53" office:value-type="float" office:value="3454" calcext:value-type="float">
            <text:p>3,454</text:p>
          </table:table-cell>
          <table:table-cell table:style-name="ce42" office:value-type="float" office:value="12640" calcext:value-type="float">
            <text:p>12,640</text:p>
          </table:table-cell>
          <table:table-cell table:style-name="ce42" office:value-type="float" office:value="3153" calcext:value-type="float">
            <text:p>3,153</text:p>
          </table:table-cell>
          <table:table-cell table:style-name="ce42" office:value-type="float" office:value="2421" calcext:value-type="float">
            <text:p>2,421</text:p>
          </table:table-cell>
          <table:table-cell table:style-name="ce42" office:value-type="float" office:value="2165" calcext:value-type="float">
            <text:p>2,165</text:p>
          </table:table-cell>
          <table:table-cell table:style-name="ce42" office:value-type="float" office:value="2389" calcext:value-type="float">
            <text:p>2,389</text:p>
          </table:table-cell>
          <table:table-cell table:style-name="ce53" office:value-type="float" office:value="2512" calcext:value-type="float">
            <text:p>2,512</text:p>
          </table:table-cell>
          <table:table-cell table:style-name="ce42" office:value-type="float" office:value="10801" calcext:value-type="float">
            <text:p>10,801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309" calcext:value-type="float">
            <text:p>2,309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2020" calcext:value-type="float">
            <text:p>2,020</text:p>
          </table:table-cell>
          <table:table-cell table:style-name="ce53" office:value-type="float" office:value="1912" calcext:value-type="float">
            <text:p>1,912</text:p>
          </table:table-cell>
          <table:table-cell table:style-name="ce42" office:value-type="float" office:value="8138" calcext:value-type="float">
            <text:p>8,138</text:p>
          </table:table-cell>
          <table:table-cell table:style-name="ce42" office:value-type="float" office:value="1734" calcext:value-type="float">
            <text:p>1,734</text:p>
          </table:table-cell>
          <table:table-cell table:style-name="ce42" office:value-type="float" office:value="1747" calcext:value-type="float">
            <text:p>1,747</text:p>
          </table:table-cell>
          <table:table-cell table:style-name="ce42" office:value-type="float" office:value="1619" calcext:value-type="float">
            <text:p>1,619</text:p>
          </table:table-cell>
          <table:table-cell table:style-name="ce42" office:value-type="float" office:value="1578" calcext:value-type="float">
            <text:p>1,578</text:p>
          </table:table-cell>
          <table:table-cell table:style-name="ce53" office:value-type="float" office:value="1460" calcext:value-type="float">
            <text:p>1,460</text:p>
          </table:table-cell>
          <table:table-cell table:style-name="ce42" office:value-type="float" office:value="7047" calcext:value-type="float">
            <text:p>7,047</text:p>
          </table:table-cell>
          <table:table-cell table:style-name="ce42" office:value-type="float" office:value="1465" calcext:value-type="float">
            <text:p>1,465</text:p>
          </table:table-cell>
          <table:table-cell table:number-columns-repeated="2" table:style-name="ce42" office:value-type="float" office:value="1462" calcext:value-type="float">
            <text:p>1,462</text:p>
          </table:table-cell>
          <table:table-cell table:style-name="ce42" office:value-type="float" office:value="1383" calcext:value-type="float">
            <text:p>1,383</text:p>
          </table:table-cell>
          <table:table-cell table:style-name="ce53" office:value-type="float" office:value="1275" calcext:value-type="float">
            <text:p>1,275</text:p>
          </table:table-cell>
          <table:table-cell table:style-name="ce42" office:value-type="float" office:value="4653" calcext:value-type="float">
            <text:p>4,653</text:p>
          </table:table-cell>
          <table:table-cell table:style-name="ce42" office:value-type="float" office:value="1174" calcext:value-type="float">
            <text:p>1,174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811" calcext:value-type="float">
            <text:p>811</text:p>
          </table:table-cell>
          <table:table-cell table:style-name="ce53" office:value-type="float" office:value="685" calcext:value-type="float">
            <text:p>685</text:p>
          </table:table-cell>
          <table:table-cell table:style-name="ce42" office:value-type="float" office:value="1779" calcext:value-type="float">
            <text:p>1,779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277" calcext:value-type="float">
            <text:p>277</text:p>
          </table:table-cell>
          <table:table-cell table:style-name="ce53" office:value-type="float" office:value="203" calcext:value-type="float">
            <text:p>203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4868" calcext:value-type="float">
            <text:p>384,868</text:p>
          </table:table-cell>
          <table:table-cell table:style-name="ce37" table:formula="of:=SUM([.E76:.I76])" office:value-type="float" office:value="15443" calcext:value-type="float">
            <text:p>15,443</text:p>
          </table:table-cell>
          <table:table-cell table:style-name="ce43" office:value-type="float" office:value="2886" calcext:value-type="float">
            <text:p>2,886</text:p>
          </table:table-cell>
          <table:table-cell table:style-name="ce43" office:value-type="float" office:value="3039" calcext:value-type="float">
            <text:p>3,039</text:p>
          </table:table-cell>
          <table:table-cell table:style-name="ce43" office:value-type="float" office:value="3001" calcext:value-type="float">
            <text:p>3,001</text:p>
          </table:table-cell>
          <table:table-cell table:style-name="ce43" office:value-type="float" office:value="3266" calcext:value-type="float">
            <text:p>3,266</text:p>
          </table:table-cell>
          <table:table-cell table:style-name="ce43" office:value-type="float" office:value="3251" calcext:value-type="float">
            <text:p>3,251</text:p>
          </table:table-cell>
          <table:table-cell table:style-name="ce43" office:value-type="float" office:value="20932" calcext:value-type="float">
            <text:p>20,932</text:p>
          </table:table-cell>
          <table:table-cell table:style-name="ce43" office:value-type="float" office:value="3584" calcext:value-type="float">
            <text:p>3,584</text:p>
          </table:table-cell>
          <table:table-cell table:style-name="ce43" office:value-type="float" office:value="3912" calcext:value-type="float">
            <text:p>3,912</text:p>
          </table:table-cell>
          <table:table-cell table:style-name="ce43" office:value-type="float" office:value="4762" calcext:value-type="float">
            <text:p>4,762</text:p>
          </table:table-cell>
          <table:table-cell table:style-name="ce43" office:value-type="float" office:value="4586" calcext:value-type="float">
            <text:p>4,586</text:p>
          </table:table-cell>
          <table:table-cell table:style-name="ce54" office:value-type="float" office:value="4088" calcext:value-type="float">
            <text:p>4,088</text:p>
          </table:table-cell>
          <table:table-cell table:style-name="ce43" office:value-type="float" office:value="27096" calcext:value-type="float">
            <text:p>27,096</text:p>
          </table:table-cell>
          <table:table-cell table:style-name="ce43" office:value-type="float" office:value="5195" calcext:value-type="float">
            <text:p>5,195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5551" calcext:value-type="float">
            <text:p>5,551</text:p>
          </table:table-cell>
          <table:table-cell table:style-name="ce43" office:value-type="float" office:value="5461" calcext:value-type="float">
            <text:p>5,461</text:p>
          </table:table-cell>
          <table:table-cell table:style-name="ce54" office:value-type="float" office:value="5526" calcext:value-type="float">
            <text:p>5,526</text:p>
          </table:table-cell>
          <table:table-cell table:style-name="ce43" office:value-type="float" office:value="26279" calcext:value-type="float">
            <text:p>26,279</text:p>
          </table:table-cell>
          <table:table-cell table:style-name="ce43" office:value-type="float" office:value="5064" calcext:value-type="float">
            <text:p>5,064</text:p>
          </table:table-cell>
          <table:table-cell table:style-name="ce43" office:value-type="float" office:value="5143" calcext:value-type="float">
            <text:p>5,143</text:p>
          </table:table-cell>
          <table:table-cell table:style-name="ce43" office:value-type="float" office:value="5473" calcext:value-type="float">
            <text:p>5,473</text:p>
          </table:table-cell>
          <table:table-cell table:style-name="ce43" office:value-type="float" office:value="4938" calcext:value-type="float">
            <text:p>4,938</text:p>
          </table:table-cell>
          <table:table-cell table:style-name="ce54" office:value-type="float" office:value="5661" calcext:value-type="float">
            <text:p>5,661</text:p>
          </table:table-cell>
          <table:table-cell table:style-name="ce43" office:value-type="float" office:value="27377" calcext:value-type="float">
            <text:p>27,377</text:p>
          </table:table-cell>
          <table:table-cell table:style-name="ce43" office:value-type="float" office:value="4994" calcext:value-type="float">
            <text:p>4,994</text:p>
          </table:table-cell>
          <table:table-cell table:style-name="ce43" office:value-type="float" office:value="4772" calcext:value-type="float">
            <text:p>4,772</text:p>
          </table:table-cell>
          <table:table-cell table:style-name="ce43" office:value-type="float" office:value="5391" calcext:value-type="float">
            <text:p>5,391</text:p>
          </table:table-cell>
          <table:table-cell table:style-name="ce43" office:value-type="float" office:value="6089" calcext:value-type="float">
            <text:p>6,089</text:p>
          </table:table-cell>
          <table:table-cell table:style-name="ce54" office:value-type="float" office:value="6131" calcext:value-type="float">
            <text:p>6,131</text:p>
          </table:table-cell>
          <table:table-cell table:style-name="ce43" office:value-type="float" office:value="33582" calcext:value-type="float">
            <text:p>33,582</text:p>
          </table:table-cell>
          <table:table-cell table:style-name="ce43" office:value-type="float" office:value="6491" calcext:value-type="float">
            <text:p>6,491</text:p>
          </table:table-cell>
          <table:table-cell table:style-name="ce43" office:value-type="float" office:value="6754" calcext:value-type="float">
            <text:p>6,754</text:p>
          </table:table-cell>
          <table:table-cell table:style-name="ce43" office:value-type="float" office:value="6673" calcext:value-type="float">
            <text:p>6,673</text:p>
          </table:table-cell>
          <table:table-cell table:style-name="ce43" office:value-type="float" office:value="6863" calcext:value-type="float">
            <text:p>6,863</text:p>
          </table:table-cell>
          <table:table-cell table:style-name="ce54" office:value-type="float" office:value="6801" calcext:value-type="float">
            <text:p>6,801</text:p>
          </table:table-cell>
          <table:table-cell table:style-name="ce43" office:value-type="float" office:value="32287" calcext:value-type="float">
            <text:p>32,287</text:p>
          </table:table-cell>
          <table:table-cell table:style-name="ce43" office:value-type="float" office:value="6426" calcext:value-type="float">
            <text:p>6,426</text:p>
          </table:table-cell>
          <table:table-cell table:style-name="ce43" office:value-type="float" office:value="7295" calcext:value-type="float">
            <text:p>7,295</text:p>
          </table:table-cell>
          <table:table-cell table:style-name="ce43" office:value-type="float" office:value="6317" calcext:value-type="float">
            <text:p>6,317</text:p>
          </table:table-cell>
          <table:table-cell table:style-name="ce43" office:value-type="float" office:value="6176" calcext:value-type="float">
            <text:p>6,176</text:p>
          </table:table-cell>
          <table:table-cell table:style-name="ce54" office:value-type="float" office:value="6073" calcext:value-type="float">
            <text:p>6,073</text:p>
          </table:table-cell>
          <table:table-cell table:style-name="ce43" office:value-type="float" office:value="32901" calcext:value-type="float">
            <text:p>32,901</text:p>
          </table:table-cell>
          <table:table-cell table:style-name="ce43" office:value-type="float" office:value="6349" calcext:value-type="float">
            <text:p>6,349</text:p>
          </table:table-cell>
          <table:table-cell table:style-name="ce43" office:value-type="float" office:value="6288" calcext:value-type="float">
            <text:p>6,288</text:p>
          </table:table-cell>
          <table:table-cell table:style-name="ce43" office:value-type="float" office:value="6791" calcext:value-type="float">
            <text:p>6,791</text:p>
          </table:table-cell>
          <table:table-cell table:style-name="ce43" office:value-type="float" office:value="6787" calcext:value-type="float">
            <text:p>6,787</text:p>
          </table:table-cell>
          <table:table-cell table:style-name="ce54" office:value-type="float" office:value="6686" calcext:value-type="float">
            <text:p>6,686</text:p>
          </table:table-cell>
          <table:table-cell table:style-name="ce43" office:value-type="float" office:value="33580" calcext:value-type="float">
            <text:p>33,580</text:p>
          </table:table-cell>
          <table:table-cell table:style-name="ce43" office:value-type="float" office:value="6541" calcext:value-type="float">
            <text:p>6,541</text:p>
          </table:table-cell>
          <table:table-cell table:style-name="ce43" office:value-type="float" office:value="6653" calcext:value-type="float">
            <text:p>6,653</text:p>
          </table:table-cell>
          <table:table-cell table:style-name="ce43" office:value-type="float" office:value="6689" calcext:value-type="float">
            <text:p>6,689</text:p>
          </table:table-cell>
          <table:table-cell table:style-name="ce43" office:value-type="float" office:value="6883" calcext:value-type="float">
            <text:p>6,883</text:p>
          </table:table-cell>
          <table:table-cell table:style-name="ce54" office:value-type="float" office:value="6814" calcext:value-type="float">
            <text:p>6,814</text:p>
          </table:table-cell>
          <table:table-cell table:style-name="ce43" office:value-type="float" office:value="33202" calcext:value-type="float">
            <text:p>33,202</text:p>
          </table:table-cell>
          <table:table-cell table:style-name="ce43" office:value-type="float" office:value="6710" calcext:value-type="float">
            <text:p>6,710</text:p>
          </table:table-cell>
          <table:table-cell table:style-name="ce43" office:value-type="float" office:value="6709" calcext:value-type="float">
            <text:p>6,709</text:p>
          </table:table-cell>
          <table:table-cell table:style-name="ce43" office:value-type="float" office:value="6736" calcext:value-type="float">
            <text:p>6,736</text:p>
          </table:table-cell>
          <table:table-cell table:style-name="ce43" office:value-type="float" office:value="6505" calcext:value-type="float">
            <text:p>6,505</text:p>
          </table:table-cell>
          <table:table-cell table:style-name="ce54" office:value-type="float" office:value="6542" calcext:value-type="float">
            <text:p>6,542</text:p>
          </table:table-cell>
          <table:table-cell table:style-name="ce43" office:value-type="float" office:value="28748" calcext:value-type="float">
            <text:p>28,748</text:p>
          </table:table-cell>
          <table:table-cell table:style-name="ce43" office:value-type="float" office:value="5721" calcext:value-type="float">
            <text:p>5,721</text:p>
          </table:table-cell>
          <table:table-cell table:style-name="ce43" office:value-type="float" office:value="6293" calcext:value-type="float">
            <text:p>6,293</text:p>
          </table:table-cell>
          <table:table-cell table:style-name="ce43" office:value-type="float" office:value="5659" calcext:value-type="float">
            <text:p>5,659</text:p>
          </table:table-cell>
          <table:table-cell table:style-name="ce43" office:value-type="float" office:value="5571" calcext:value-type="float">
            <text:p>5,571</text:p>
          </table:table-cell>
          <table:table-cell table:style-name="ce54" office:value-type="float" office:value="5504" calcext:value-type="float">
            <text:p>5,504</text:p>
          </table:table-cell>
          <table:table-cell table:style-name="ce43" office:value-type="float" office:value="22967" calcext:value-type="float">
            <text:p>22,967</text:p>
          </table:table-cell>
          <table:table-cell table:style-name="ce43" office:value-type="float" office:value="5185" calcext:value-type="float">
            <text:p>5,185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4512" calcext:value-type="float">
            <text:p>4,512</text:p>
          </table:table-cell>
          <table:table-cell table:style-name="ce43" office:value-type="float" office:value="4230" calcext:value-type="float">
            <text:p>4,230</text:p>
          </table:table-cell>
          <table:table-cell table:style-name="ce54" office:value-type="float" office:value="3575" calcext:value-type="float">
            <text:p>3,575</text:p>
          </table:table-cell>
          <table:table-cell table:style-name="ce43" office:value-type="float" office:value="13611" calcext:value-type="float">
            <text:p>13,611</text:p>
          </table:table-cell>
          <table:table-cell table:style-name="ce43" office:value-type="float" office:value="3431" calcext:value-type="float">
            <text:p>3,431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239" calcext:value-type="float">
            <text:p>2,239</text:p>
          </table:table-cell>
          <table:table-cell table:style-name="ce43" office:value-type="float" office:value="2574" calcext:value-type="float">
            <text:p>2,574</text:p>
          </table:table-cell>
          <table:table-cell table:style-name="ce54" office:value-type="float" office:value="2828" calcext:value-type="float">
            <text:p>2,828</text:p>
          </table:table-cell>
          <table:table-cell table:style-name="ce43" office:value-type="float" office:value="12380" calcext:value-type="float">
            <text:p>12,380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570" calcext:value-type="float">
            <text:p>2,570</text:p>
          </table:table-cell>
          <table:table-cell table:style-name="ce43" office:value-type="float" office:value="2542" calcext:value-type="float">
            <text:p>2,542</text:p>
          </table:table-cell>
          <table:table-cell table:style-name="ce43" office:value-type="float" office:value="2524" calcext:value-type="float">
            <text:p>2,524</text:p>
          </table:table-cell>
          <table:table-cell table:style-name="ce54" office:value-type="float" office:value="2278" calcext:value-type="float">
            <text:p>2,278</text:p>
          </table:table-cell>
          <table:table-cell table:style-name="ce43" office:value-type="float" office:value="10109" calcext:value-type="float">
            <text:p>10,109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2082" calcext:value-type="float">
            <text:p>2,082</text:p>
          </table:table-cell>
          <table:table-cell table:style-name="ce43" office:value-type="float" office:value="2050" calcext:value-type="float">
            <text:p>2,050</text:p>
          </table:table-cell>
          <table:table-cell table:style-name="ce43" office:value-type="float" office:value="1970" calcext:value-type="float">
            <text:p>1,970</text:p>
          </table:table-cell>
          <table:table-cell table:style-name="ce54" office:value-type="float" office:value="1762" calcext:value-type="float">
            <text:p>1,762</text:p>
          </table:table-cell>
          <table:table-cell table:style-name="ce43" office:value-type="float" office:value="7122" calcext:value-type="float">
            <text:p>7,122</text:p>
          </table:table-cell>
          <table:table-cell table:style-name="ce43" office:value-type="float" office:value="1628" calcext:value-type="float">
            <text:p>1,628</text:p>
          </table:table-cell>
          <table:table-cell table:style-name="ce43" office:value-type="float" office:value="1567" calcext:value-type="float">
            <text:p>1,567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240" calcext:value-type="float">
            <text:p>1,240</text:p>
          </table:table-cell>
          <table:table-cell table:style-name="ce54" office:value-type="float" office:value="1184" calcext:value-type="float">
            <text:p>1,184</text:p>
          </table:table-cell>
          <table:table-cell table:style-name="ce43" office:value-type="float" office:value="4395" calcext:value-type="float">
            <text:p>4,395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771" calcext:value-type="float">
            <text:p>771</text:p>
          </table:table-cell>
          <table:table-cell table:style-name="ce54" office:value-type="float" office:value="668" calcext:value-type="float">
            <text:p>668</text:p>
          </table:table-cell>
          <table:table-cell table:style-name="ce43" office:value-type="float" office:value="2052" calcext:value-type="float">
            <text:p>2,052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327" calcext:value-type="float">
            <text:p>327</text:p>
          </table:table-cell>
          <table:table-cell table:style-name="ce54" office:value-type="float" office:value="255" calcext:value-type="float">
            <text:p>255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87" calcext:value-type="float">
            <text:p>87</text:p>
          </table:table-cell>
          <table:table-cell table:style-name="ce54" office:value-type="float" office:value="62" calcext:value-type="float">
            <text:p>6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30966" calcext:value-type="float">
            <text:p>2,630,966</text:p>
          </table:table-cell>
          <table:table-cell table:style-name="ce25" table:formula="of:=SUM([.E77:.I77])" office:value-type="float" office:value="111814" calcext:value-type="float">
            <text:p>111,814</text:p>
          </table:table-cell>
          <table:table-cell table:style-name="ce25" office:value-type="float" office:value="21184" calcext:value-type="float">
            <text:p>21,184</text:p>
          </table:table-cell>
          <table:table-cell table:style-name="ce25" office:value-type="float" office:value="22261" calcext:value-type="float">
            <text:p>22,261</text:p>
          </table:table-cell>
          <table:table-cell table:style-name="ce25" office:value-type="float" office:value="22272" calcext:value-type="float">
            <text:p>22,272</text:p>
          </table:table-cell>
          <table:table-cell table:style-name="ce25" office:value-type="float" office:value="22890" calcext:value-type="float">
            <text:p>22,890</text:p>
          </table:table-cell>
          <table:table-cell table:style-name="ce25" office:value-type="float" office:value="23207" calcext:value-type="float">
            <text:p>23,207</text:p>
          </table:table-cell>
          <table:table-cell table:style-name="ce25" office:value-type="float" office:value="137797" calcext:value-type="float">
            <text:p>137,797</text:p>
          </table:table-cell>
          <table:table-cell table:style-name="ce25" office:value-type="float" office:value="25402" calcext:value-type="float">
            <text:p>25,402</text:p>
          </table:table-cell>
          <table:table-cell table:style-name="ce25" office:value-type="float" office:value="24979" calcext:value-type="float">
            <text:p>24,979</text:p>
          </table:table-cell>
          <table:table-cell table:style-name="ce25" office:value-type="float" office:value="30334" calcext:value-type="float">
            <text:p>30,334</text:p>
          </table:table-cell>
          <table:table-cell table:style-name="ce25" office:value-type="float" office:value="29513" calcext:value-type="float">
            <text:p>29,513</text:p>
          </table:table-cell>
          <table:table-cell table:style-name="ce49" office:value-type="float" office:value="27569" calcext:value-type="float">
            <text:p>27,569</text:p>
          </table:table-cell>
          <table:table-cell table:style-name="ce25" office:value-type="float" office:value="171303" calcext:value-type="float">
            <text:p>171,303</text:p>
          </table:table-cell>
          <table:table-cell table:style-name="ce25" office:value-type="float" office:value="33576" calcext:value-type="float">
            <text:p>33,576</text:p>
          </table:table-cell>
          <table:table-cell table:style-name="ce25" office:value-type="float" office:value="34430" calcext:value-type="float">
            <text:p>34,430</text:p>
          </table:table-cell>
          <table:table-cell table:style-name="ce25" office:value-type="float" office:value="35554" calcext:value-type="float">
            <text:p>35,554</text:p>
          </table:table-cell>
          <table:table-cell table:style-name="ce25" office:value-type="float" office:value="34145" calcext:value-type="float">
            <text:p>34,145</text:p>
          </table:table-cell>
          <table:table-cell table:style-name="ce49" office:value-type="float" office:value="33598" calcext:value-type="float">
            <text:p>33,598</text:p>
          </table:table-cell>
          <table:table-cell table:style-name="ce25" office:value-type="float" office:value="163235" calcext:value-type="float">
            <text:p>163,235</text:p>
          </table:table-cell>
          <table:table-cell table:style-name="ce25" office:value-type="float" office:value="32604" calcext:value-type="float">
            <text:p>32,604</text:p>
          </table:table-cell>
          <table:table-cell table:style-name="ce25" office:value-type="float" office:value="31782" calcext:value-type="float">
            <text:p>31,782</text:p>
          </table:table-cell>
          <table:table-cell table:style-name="ce25" office:value-type="float" office:value="33601" calcext:value-type="float">
            <text:p>33,601</text:p>
          </table:table-cell>
          <table:table-cell table:style-name="ce25" office:value-type="float" office:value="31076" calcext:value-type="float">
            <text:p>31,076</text:p>
          </table:table-cell>
          <table:table-cell table:style-name="ce49" office:value-type="float" office:value="34172" calcext:value-type="float">
            <text:p>34,172</text:p>
          </table:table-cell>
          <table:table-cell table:style-name="ce25" office:value-type="float" office:value="164808" calcext:value-type="float">
            <text:p>164,808</text:p>
          </table:table-cell>
          <table:table-cell table:style-name="ce25" office:value-type="float" office:value="30188" calcext:value-type="float">
            <text:p>30,188</text:p>
          </table:table-cell>
          <table:table-cell table:style-name="ce25" office:value-type="float" office:value="29216" calcext:value-type="float">
            <text:p>29,216</text:p>
          </table:table-cell>
          <table:table-cell table:style-name="ce25" office:value-type="float" office:value="33014" calcext:value-type="float">
            <text:p>33,014</text:p>
          </table:table-cell>
          <table:table-cell table:style-name="ce25" office:value-type="float" office:value="35620" calcext:value-type="float">
            <text:p>35,620</text:p>
          </table:table-cell>
          <table:table-cell table:style-name="ce49" office:value-type="float" office:value="36770" calcext:value-type="float">
            <text:p>36,770</text:p>
          </table:table-cell>
          <table:table-cell table:style-name="ce25" office:value-type="float" office:value="200224" calcext:value-type="float">
            <text:p>200,224</text:p>
          </table:table-cell>
          <table:table-cell table:style-name="ce25" office:value-type="float" office:value="38683" calcext:value-type="float">
            <text:p>38,683</text:p>
          </table:table-cell>
          <table:table-cell table:style-name="ce25" office:value-type="float" office:value="40310" calcext:value-type="float">
            <text:p>40,310</text:p>
          </table:table-cell>
          <table:table-cell table:style-name="ce25" office:value-type="float" office:value="39601" calcext:value-type="float">
            <text:p>39,601</text:p>
          </table:table-cell>
          <table:table-cell table:style-name="ce25" office:value-type="float" office:value="41179" calcext:value-type="float">
            <text:p>41,179</text:p>
          </table:table-cell>
          <table:table-cell table:style-name="ce49" office:value-type="float" office:value="40451" calcext:value-type="float">
            <text:p>40,451</text:p>
          </table:table-cell>
          <table:table-cell table:style-name="ce25" office:value-type="float" office:value="198515" calcext:value-type="float">
            <text:p>198,515</text:p>
          </table:table-cell>
          <table:table-cell table:style-name="ce25" office:value-type="float" office:value="37151" calcext:value-type="float">
            <text:p>37,151</text:p>
          </table:table-cell>
          <table:table-cell table:style-name="ce25" office:value-type="float" office:value="44986" calcext:value-type="float">
            <text:p>44,986</text:p>
          </table:table-cell>
          <table:table-cell table:style-name="ce25" office:value-type="float" office:value="38364" calcext:value-type="float">
            <text:p>38,364</text:p>
          </table:table-cell>
          <table:table-cell table:style-name="ce25" office:value-type="float" office:value="38844" calcext:value-type="float">
            <text:p>38,844</text:p>
          </table:table-cell>
          <table:table-cell table:style-name="ce49" office:value-type="float" office:value="39170" calcext:value-type="float">
            <text:p>39,170</text:p>
          </table:table-cell>
          <table:table-cell table:style-name="ce25" office:value-type="float" office:value="211514" calcext:value-type="float">
            <text:p>211,514</text:p>
          </table:table-cell>
          <table:table-cell table:style-name="ce25" office:value-type="float" office:value="39322" calcext:value-type="float">
            <text:p>39,322</text:p>
          </table:table-cell>
          <table:table-cell table:style-name="ce25" office:value-type="float" office:value="41522" calcext:value-type="float">
            <text:p>41,522</text:p>
          </table:table-cell>
          <table:table-cell table:style-name="ce25" office:value-type="float" office:value="43267" calcext:value-type="float">
            <text:p>43,267</text:p>
          </table:table-cell>
          <table:table-cell table:style-name="ce25" office:value-type="float" office:value="43771" calcext:value-type="float">
            <text:p>43,771</text:p>
          </table:table-cell>
          <table:table-cell table:style-name="ce49" office:value-type="float" office:value="43632" calcext:value-type="float">
            <text:p>43,632</text:p>
          </table:table-cell>
          <table:table-cell table:style-name="ce25" office:value-type="float" office:value="221770" calcext:value-type="float">
            <text:p>221,770</text:p>
          </table:table-cell>
          <table:table-cell table:style-name="ce25" office:value-type="float" office:value="42771" calcext:value-type="float">
            <text:p>42,771</text:p>
          </table:table-cell>
          <table:table-cell table:style-name="ce25" office:value-type="float" office:value="43185" calcext:value-type="float">
            <text:p>43,185</text:p>
          </table:table-cell>
          <table:table-cell table:style-name="ce25" office:value-type="float" office:value="44301" calcext:value-type="float">
            <text:p>44,301</text:p>
          </table:table-cell>
          <table:table-cell table:style-name="ce25" office:value-type="float" office:value="45751" calcext:value-type="float">
            <text:p>45,751</text:p>
          </table:table-cell>
          <table:table-cell table:style-name="ce49" office:value-type="float" office:value="45762" calcext:value-type="float">
            <text:p>45,762</text:p>
          </table:table-cell>
          <table:table-cell table:style-name="ce25" office:value-type="float" office:value="226300" calcext:value-type="float">
            <text:p>226,300</text:p>
          </table:table-cell>
          <table:table-cell table:style-name="ce25" office:value-type="float" office:value="45452" calcext:value-type="float">
            <text:p>45,452</text:p>
          </table:table-cell>
          <table:table-cell table:style-name="ce25" office:value-type="float" office:value="44842" calcext:value-type="float">
            <text:p>44,842</text:p>
          </table:table-cell>
          <table:table-cell table:style-name="ce25" office:value-type="float" office:value="44492" calcext:value-type="float">
            <text:p>44,492</text:p>
          </table:table-cell>
          <table:table-cell table:style-name="ce25" office:value-type="float" office:value="45563" calcext:value-type="float">
            <text:p>45,563</text:p>
          </table:table-cell>
          <table:table-cell table:style-name="ce49" office:value-type="float" office:value="45951" calcext:value-type="float">
            <text:p>45,951</text:p>
          </table:table-cell>
          <table:table-cell table:style-name="ce25" office:value-type="float" office:value="217133" calcext:value-type="float">
            <text:p>217,133</text:p>
          </table:table-cell>
          <table:table-cell table:style-name="ce25" office:value-type="float" office:value="42581" calcext:value-type="float">
            <text:p>42,581</text:p>
          </table:table-cell>
          <table:table-cell table:style-name="ce25" office:value-type="float" office:value="45316" calcext:value-type="float">
            <text:p>45,316</text:p>
          </table:table-cell>
          <table:table-cell table:style-name="ce25" office:value-type="float" office:value="44223" calcext:value-type="float">
            <text:p>44,223</text:p>
          </table:table-cell>
          <table:table-cell table:style-name="ce25" office:value-type="float" office:value="42998" calcext:value-type="float">
            <text:p>42,998</text:p>
          </table:table-cell>
          <table:table-cell table:style-name="ce49" office:value-type="float" office:value="42015" calcext:value-type="float">
            <text:p>42,015</text:p>
          </table:table-cell>
          <table:table-cell table:style-name="ce25" office:value-type="float" office:value="183973" calcext:value-type="float">
            <text:p>183,973</text:p>
          </table:table-cell>
          <table:table-cell table:style-name="ce25" office:value-type="float" office:value="41349" calcext:value-type="float">
            <text:p>41,349</text:p>
          </table:table-cell>
          <table:table-cell table:style-name="ce25" office:value-type="float" office:value="41641" calcext:value-type="float">
            <text:p>41,641</text:p>
          </table:table-cell>
          <table:table-cell table:style-name="ce25" office:value-type="float" office:value="37109" calcext:value-type="float">
            <text:p>37,109</text:p>
          </table:table-cell>
          <table:table-cell table:style-name="ce25" office:value-type="float" office:value="33868" calcext:value-type="float">
            <text:p>33,868</text:p>
          </table:table-cell>
          <table:table-cell table:style-name="ce49" office:value-type="float" office:value="30006" calcext:value-type="float">
            <text:p>30,006</text:p>
          </table:table-cell>
          <table:table-cell table:style-name="ce25" office:value-type="float" office:value="106208" calcext:value-type="float">
            <text:p>106,208</text:p>
          </table:table-cell>
          <table:table-cell table:style-name="ce25" office:value-type="float" office:value="26822" calcext:value-type="float">
            <text:p>26,822</text:p>
          </table:table-cell>
          <table:table-cell table:style-name="ce25" office:value-type="float" office:value="22043" calcext:value-type="float">
            <text:p>22,043</text:p>
          </table:table-cell>
          <table:table-cell table:style-name="ce25" office:value-type="float" office:value="17127" calcext:value-type="float">
            <text:p>17,127</text:p>
          </table:table-cell>
          <table:table-cell table:style-name="ce25" office:value-type="float" office:value="19611" calcext:value-type="float">
            <text:p>19,611</text:p>
          </table:table-cell>
          <table:table-cell table:style-name="ce49" office:value-type="float" office:value="20605" calcext:value-type="float">
            <text:p>20,605</text:p>
          </table:table-cell>
          <table:table-cell table:style-name="ce25" office:value-type="float" office:value="95264" calcext:value-type="float">
            <text:p>95,264</text:p>
          </table:table-cell>
          <table:table-cell table:style-name="ce25" office:value-type="float" office:value="20259" calcext:value-type="float">
            <text:p>20,259</text:p>
          </table:table-cell>
          <table:table-cell table:style-name="ce25" office:value-type="float" office:value="19664" calcext:value-type="float">
            <text:p>19,664</text:p>
          </table:table-cell>
          <table:table-cell table:style-name="ce25" office:value-type="float" office:value="19661" calcext:value-type="float">
            <text:p>19,661</text:p>
          </table:table-cell>
          <table:table-cell table:style-name="ce25" office:value-type="float" office:value="18630" calcext:value-type="float">
            <text:p>18,630</text:p>
          </table:table-cell>
          <table:table-cell table:style-name="ce49" office:value-type="float" office:value="17050" calcext:value-type="float">
            <text:p>17,050</text:p>
          </table:table-cell>
          <table:table-cell table:style-name="ce25" office:value-type="float" office:value="73565" calcext:value-type="float">
            <text:p>73,565</text:p>
          </table:table-cell>
          <table:table-cell table:style-name="ce25" office:value-type="float" office:value="16199" calcext:value-type="float">
            <text:p>16,199</text:p>
          </table:table-cell>
          <table:table-cell table:style-name="ce25" office:value-type="float" office:value="15128" calcext:value-type="float">
            <text:p>15,128</text:p>
          </table:table-cell>
          <table:table-cell table:style-name="ce25" office:value-type="float" office:value="14861" calcext:value-type="float">
            <text:p>14,861</text:p>
          </table:table-cell>
          <table:table-cell table:style-name="ce25" office:value-type="float" office:value="13931" calcext:value-type="float">
            <text:p>13,931</text:p>
          </table:table-cell>
          <table:table-cell table:style-name="ce49" office:value-type="float" office:value="13446" calcext:value-type="float">
            <text:p>13,446</text:p>
          </table:table-cell>
          <table:table-cell table:style-name="ce25" office:value-type="float" office:value="65385" calcext:value-type="float">
            <text:p>65,385</text:p>
          </table:table-cell>
          <table:table-cell table:style-name="ce25" office:value-type="float" office:value="13522" calcext:value-type="float">
            <text:p>13,522</text:p>
          </table:table-cell>
          <table:table-cell table:style-name="ce25" office:value-type="float" office:value="13462" calcext:value-type="float">
            <text:p>13,462</text:p>
          </table:table-cell>
          <table:table-cell table:style-name="ce25" office:value-type="float" office:value="13523" calcext:value-type="float">
            <text:p>13,523</text:p>
          </table:table-cell>
          <table:table-cell table:style-name="ce25" office:value-type="float" office:value="12855" calcext:value-type="float">
            <text:p>12,855</text:p>
          </table:table-cell>
          <table:table-cell table:style-name="ce49" office:value-type="float" office:value="12023" calcext:value-type="float">
            <text:p>12,023</text:p>
          </table:table-cell>
          <table:table-cell table:style-name="ce25" office:value-type="float" office:value="48106" calcext:value-type="float">
            <text:p>48,106</text:p>
          </table:table-cell>
          <table:table-cell table:style-name="ce25" office:value-type="float" office:value="11486" calcext:value-type="float">
            <text:p>11,486</text:p>
          </table:table-cell>
          <table:table-cell table:style-name="ce25" office:value-type="float" office:value="10739" calcext:value-type="float">
            <text:p>10,739</text:p>
          </table:table-cell>
          <table:table-cell table:style-name="ce25" office:value-type="float" office:value="10083" calcext:value-type="float">
            <text:p>10,083</text:p>
          </table:table-cell>
          <table:table-cell table:style-name="ce25" office:value-type="float" office:value="8389" calcext:value-type="float">
            <text:p>8,389</text:p>
          </table:table-cell>
          <table:table-cell table:style-name="ce49" office:value-type="float" office:value="7409" calcext:value-type="float">
            <text:p>7,409</text:p>
          </table:table-cell>
          <table:table-cell table:style-name="ce25" office:value-type="float" office:value="23596" calcext:value-type="float">
            <text:p>23,596</text:p>
          </table:table-cell>
          <table:table-cell table:style-name="ce25" office:value-type="float" office:value="6550" calcext:value-type="float">
            <text:p>6,550</text:p>
          </table:table-cell>
          <table:table-cell table:style-name="ce25" office:value-type="float" office:value="5781" calcext:value-type="float">
            <text:p>5,781</text:p>
          </table:table-cell>
          <table:table-cell table:style-name="ce25" office:value-type="float" office:value="4631" calcext:value-type="float">
            <text:p>4,631</text:p>
          </table:table-cell>
          <table:table-cell table:style-name="ce25" office:value-type="float" office:value="3745" calcext:value-type="float">
            <text:p>3,745</text:p>
          </table:table-cell>
          <table:table-cell table:style-name="ce49" office:value-type="float" office:value="2889" calcext:value-type="float">
            <text:p>2,889</text:p>
          </table:table-cell>
          <table:table-cell table:style-name="ce25" office:value-type="float" office:value="7883" calcext:value-type="float">
            <text:p>7,883</text:p>
          </table:table-cell>
          <table:table-cell table:style-name="ce25" office:value-type="float" office:value="2358" calcext:value-type="float">
            <text:p>2,358</text:p>
          </table:table-cell>
          <table:table-cell table:style-name="ce25" office:value-type="float" office:value="1879" calcext:value-type="float">
            <text:p>1,879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225" calcext:value-type="float">
            <text:p>1,225</text:p>
          </table:table-cell>
          <table:table-cell table:style-name="ce49" office:value-type="float" office:value="944" calcext:value-type="float">
            <text:p>944</text:p>
          </table:table-cell>
          <table:table-cell table:style-name="ce25" office:value-type="float" office:value="2018" calcext:value-type="float">
            <text:p>2,018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224" calcext:value-type="float">
            <text:p>224</text:p>
          </table:table-cell>
          <table:table-cell table:style-name="ce49" office:value-type="float" office:value="159" calcext:value-type="float">
            <text:p>159</text:p>
          </table:table-cell>
          <table:table-cell table:style-name="ce25" office:value-type="float" office:value="555" calcext:value-type="float">
            <text:p>5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7751" calcext:value-type="float">
            <text:p>1,277,751</text:p>
          </table:table-cell>
          <table:table-cell table:style-name="ce25" table:formula="of:=SUM([.E78:.I78])" office:value-type="float" office:value="58277" calcext:value-type="float">
            <text:p>58,277</text:p>
          </table:table-cell>
          <table:table-cell table:style-name="ce25" office:value-type="float" office:value="10884" calcext:value-type="float">
            <text:p>10,884</text:p>
          </table:table-cell>
          <table:table-cell table:style-name="ce25" office:value-type="float" office:value="11540" calcext:value-type="float">
            <text:p>11,540</text:p>
          </table:table-cell>
          <table:table-cell table:style-name="ce25" office:value-type="float" office:value="11706" calcext:value-type="float">
            <text:p>11,706</text:p>
          </table:table-cell>
          <table:table-cell table:style-name="ce25" office:value-type="float" office:value="12079" calcext:value-type="float">
            <text:p>12,079</text:p>
          </table:table-cell>
          <table:table-cell table:style-name="ce25" office:value-type="float" office:value="12068" calcext:value-type="float">
            <text:p>12,068</text:p>
          </table:table-cell>
          <table:table-cell table:style-name="ce25" office:value-type="float" office:value="71855" calcext:value-type="float">
            <text:p>71,855</text:p>
          </table:table-cell>
          <table:table-cell table:style-name="ce25" office:value-type="float" office:value="13277" calcext:value-type="float">
            <text:p>13,277</text:p>
          </table:table-cell>
          <table:table-cell table:style-name="ce25" office:value-type="float" office:value="12846" calcext:value-type="float">
            <text:p>12,846</text:p>
          </table:table-cell>
          <table:table-cell table:style-name="ce25" office:value-type="float" office:value="15829" calcext:value-type="float">
            <text:p>15,829</text:p>
          </table:table-cell>
          <table:table-cell table:style-name="ce25" office:value-type="float" office:value="15395" calcext:value-type="float">
            <text:p>15,395</text:p>
          </table:table-cell>
          <table:table-cell table:style-name="ce49" office:value-type="float" office:value="14508" calcext:value-type="float">
            <text:p>14,508</text:p>
          </table:table-cell>
          <table:table-cell table:style-name="ce25" office:value-type="float" office:value="89118" calcext:value-type="float">
            <text:p>89,118</text:p>
          </table:table-cell>
          <table:table-cell table:style-name="ce25" office:value-type="float" office:value="17498" calcext:value-type="float">
            <text:p>17,498</text:p>
          </table:table-cell>
          <table:table-cell table:style-name="ce25" office:value-type="float" office:value="17792" calcext:value-type="float">
            <text:p>17,792</text:p>
          </table:table-cell>
          <table:table-cell table:style-name="ce25" office:value-type="float" office:value="18513" calcext:value-type="float">
            <text:p>18,513</text:p>
          </table:table-cell>
          <table:table-cell table:style-name="ce25" office:value-type="float" office:value="17822" calcext:value-type="float">
            <text:p>17,822</text:p>
          </table:table-cell>
          <table:table-cell table:style-name="ce49" office:value-type="float" office:value="17493" calcext:value-type="float">
            <text:p>17,493</text:p>
          </table:table-cell>
          <table:table-cell table:style-name="ce25" office:value-type="float" office:value="85193" calcext:value-type="float">
            <text:p>85,193</text:p>
          </table:table-cell>
          <table:table-cell table:style-name="ce25" office:value-type="float" office:value="17003" calcext:value-type="float">
            <text:p>17,003</text:p>
          </table:table-cell>
          <table:table-cell table:style-name="ce25" office:value-type="float" office:value="16793" calcext:value-type="float">
            <text:p>16,793</text:p>
          </table:table-cell>
          <table:table-cell table:style-name="ce25" office:value-type="float" office:value="17670" calcext:value-type="float">
            <text:p>17,670</text:p>
          </table:table-cell>
          <table:table-cell table:style-name="ce25" office:value-type="float" office:value="16155" calcext:value-type="float">
            <text:p>16,155</text:p>
          </table:table-cell>
          <table:table-cell table:style-name="ce49" office:value-type="float" office:value="17572" calcext:value-type="float">
            <text:p>17,572</text:p>
          </table:table-cell>
          <table:table-cell table:style-name="ce25" office:value-type="float" office:value="83842" calcext:value-type="float">
            <text:p>83,842</text:p>
          </table:table-cell>
          <table:table-cell table:style-name="ce25" office:value-type="float" office:value="15534" calcext:value-type="float">
            <text:p>15,534</text:p>
          </table:table-cell>
          <table:table-cell table:style-name="ce25" office:value-type="float" office:value="14768" calcext:value-type="float">
            <text:p>14,768</text:p>
          </table:table-cell>
          <table:table-cell table:style-name="ce25" office:value-type="float" office:value="16756" calcext:value-type="float">
            <text:p>16,756</text:p>
          </table:table-cell>
          <table:table-cell table:style-name="ce25" office:value-type="float" office:value="18136" calcext:value-type="float">
            <text:p>18,136</text:p>
          </table:table-cell>
          <table:table-cell table:style-name="ce49" office:value-type="float" office:value="18648" calcext:value-type="float">
            <text:p>18,648</text:p>
          </table:table-cell>
          <table:table-cell table:style-name="ce25" office:value-type="float" office:value="98414" calcext:value-type="float">
            <text:p>98,414</text:p>
          </table:table-cell>
          <table:table-cell table:style-name="ce25" office:value-type="float" office:value="19410" calcext:value-type="float">
            <text:p>19,410</text:p>
          </table:table-cell>
          <table:table-cell table:style-name="ce25" office:value-type="float" office:value="20109" calcext:value-type="float">
            <text:p>20,109</text:p>
          </table:table-cell>
          <table:table-cell table:style-name="ce25" office:value-type="float" office:value="19487" calcext:value-type="float">
            <text:p>19,487</text:p>
          </table:table-cell>
          <table:table-cell table:style-name="ce25" office:value-type="float" office:value="19992" calcext:value-type="float">
            <text:p>19,992</text:p>
          </table:table-cell>
          <table:table-cell table:style-name="ce49" office:value-type="float" office:value="19416" calcext:value-type="float">
            <text:p>19,416</text:p>
          </table:table-cell>
          <table:table-cell table:style-name="ce25" office:value-type="float" office:value="92277" calcext:value-type="float">
            <text:p>92,277</text:p>
          </table:table-cell>
          <table:table-cell table:style-name="ce25" office:value-type="float" office:value="17576" calcext:value-type="float">
            <text:p>17,576</text:p>
          </table:table-cell>
          <table:table-cell table:style-name="ce25" office:value-type="float" office:value="21109" calcext:value-type="float">
            <text:p>21,109</text:p>
          </table:table-cell>
          <table:table-cell table:style-name="ce25" office:value-type="float" office:value="17647" calcext:value-type="float">
            <text:p>17,647</text:p>
          </table:table-cell>
          <table:table-cell table:style-name="ce25" office:value-type="float" office:value="17823" calcext:value-type="float">
            <text:p>17,823</text:p>
          </table:table-cell>
          <table:table-cell table:style-name="ce49" office:value-type="float" office:value="18122" calcext:value-type="float">
            <text:p>18,122</text:p>
          </table:table-cell>
          <table:table-cell table:style-name="ce25" office:value-type="float" office:value="96053" calcext:value-type="float">
            <text:p>96,053</text:p>
          </table:table-cell>
          <table:table-cell table:style-name="ce25" office:value-type="float" office:value="17809" calcext:value-type="float">
            <text:p>17,809</text:p>
          </table:table-cell>
          <table:table-cell table:style-name="ce25" office:value-type="float" office:value="18852" calcext:value-type="float">
            <text:p>18,852</text:p>
          </table:table-cell>
          <table:table-cell table:style-name="ce25" office:value-type="float" office:value="19751" calcext:value-type="float">
            <text:p>19,751</text:p>
          </table:table-cell>
          <table:table-cell table:style-name="ce25" office:value-type="float" office:value="19791" calcext:value-type="float">
            <text:p>19,791</text:p>
          </table:table-cell>
          <table:table-cell table:style-name="ce49" office:value-type="float" office:value="19850" calcext:value-type="float">
            <text:p>19,850</text:p>
          </table:table-cell>
          <table:table-cell table:style-name="ce25" office:value-type="float" office:value="102424" calcext:value-type="float">
            <text:p>102,424</text:p>
          </table:table-cell>
          <table:table-cell table:style-name="ce25" office:value-type="float" office:value="19439" calcext:value-type="float">
            <text:p>19,439</text:p>
          </table:table-cell>
          <table:table-cell table:style-name="ce25" office:value-type="float" office:value="19903" calcext:value-type="float">
            <text:p>19,903</text:p>
          </table:table-cell>
          <table:table-cell table:style-name="ce25" office:value-type="float" office:value="20560" calcext:value-type="float">
            <text:p>20,560</text:p>
          </table:table-cell>
          <table:table-cell table:style-name="ce25" office:value-type="float" office:value="21217" calcext:value-type="float">
            <text:p>21,217</text:p>
          </table:table-cell>
          <table:table-cell table:style-name="ce49" office:value-type="float" office:value="21305" calcext:value-type="float">
            <text:p>21,305</text:p>
          </table:table-cell>
          <table:table-cell table:style-name="ce25" office:value-type="float" office:value="106349" calcext:value-type="float">
            <text:p>106,349</text:p>
          </table:table-cell>
          <table:table-cell table:style-name="ce25" office:value-type="float" office:value="21314" calcext:value-type="float">
            <text:p>21,314</text:p>
          </table:table-cell>
          <table:table-cell table:style-name="ce25" office:value-type="float" office:value="21087" calcext:value-type="float">
            <text:p>21,087</text:p>
          </table:table-cell>
          <table:table-cell table:style-name="ce25" office:value-type="float" office:value="20998" calcext:value-type="float">
            <text:p>20,998</text:p>
          </table:table-cell>
          <table:table-cell table:style-name="ce25" office:value-type="float" office:value="21320" calcext:value-type="float">
            <text:p>21,320</text:p>
          </table:table-cell>
          <table:table-cell table:style-name="ce49" office:value-type="float" office:value="21630" calcext:value-type="float">
            <text:p>21,630</text:p>
          </table:table-cell>
          <table:table-cell table:style-name="ce25" office:value-type="float" office:value="103009" calcext:value-type="float">
            <text:p>103,009</text:p>
          </table:table-cell>
          <table:table-cell table:style-name="ce25" office:value-type="float" office:value="20102" calcext:value-type="float">
            <text:p>20,102</text:p>
          </table:table-cell>
          <table:table-cell table:style-name="ce25" office:value-type="float" office:value="21240" calcext:value-type="float">
            <text:p>21,240</text:p>
          </table:table-cell>
          <table:table-cell table:style-name="ce25" office:value-type="float" office:value="20970" calcext:value-type="float">
            <text:p>20,970</text:p>
          </table:table-cell>
          <table:table-cell table:style-name="ce25" office:value-type="float" office:value="20605" calcext:value-type="float">
            <text:p>20,605</text:p>
          </table:table-cell>
          <table:table-cell table:style-name="ce49" office:value-type="float" office:value="20092" calcext:value-type="float">
            <text:p>20,092</text:p>
          </table:table-cell>
          <table:table-cell table:style-name="ce25" office:value-type="float" office:value="87342" calcext:value-type="float">
            <text:p>87,342</text:p>
          </table:table-cell>
          <table:table-cell table:style-name="ce25" office:value-type="float" office:value="19776" calcext:value-type="float">
            <text:p>19,776</text:p>
          </table:table-cell>
          <table:table-cell table:style-name="ce25" office:value-type="float" office:value="19879" calcext:value-type="float">
            <text:p>19,879</text:p>
          </table:table-cell>
          <table:table-cell table:style-name="ce25" office:value-type="float" office:value="17458" calcext:value-type="float">
            <text:p>17,458</text:p>
          </table:table-cell>
          <table:table-cell table:style-name="ce25" office:value-type="float" office:value="15902" calcext:value-type="float">
            <text:p>15,902</text:p>
          </table:table-cell>
          <table:table-cell table:style-name="ce49" office:value-type="float" office:value="14327" calcext:value-type="float">
            <text:p>14,327</text:p>
          </table:table-cell>
          <table:table-cell table:style-name="ce25" office:value-type="float" office:value="49770" calcext:value-type="float">
            <text:p>49,770</text:p>
          </table:table-cell>
          <table:table-cell table:style-name="ce25" office:value-type="float" office:value="12770" calcext:value-type="float">
            <text:p>12,770</text:p>
          </table:table-cell>
          <table:table-cell table:style-name="ce25" office:value-type="float" office:value="10486" calcext:value-type="float">
            <text:p>10,486</text:p>
          </table:table-cell>
          <table:table-cell table:style-name="ce25" office:value-type="float" office:value="7987" calcext:value-type="float">
            <text:p>7,987</text:p>
          </table:table-cell>
          <table:table-cell table:style-name="ce25" office:value-type="float" office:value="9082" calcext:value-type="float">
            <text:p>9,082</text:p>
          </table:table-cell>
          <table:table-cell table:style-name="ce49" office:value-type="float" office:value="9445" calcext:value-type="float">
            <text:p>9,445</text:p>
          </table:table-cell>
          <table:table-cell table:style-name="ce25" office:value-type="float" office:value="42790" calcext:value-type="float">
            <text:p>42,790</text:p>
          </table:table-cell>
          <table:table-cell table:style-name="ce25" office:value-type="float" office:value="9377" calcext:value-type="float">
            <text:p>9,377</text:p>
          </table:table-cell>
          <table:table-cell table:style-name="ce25" office:value-type="float" office:value="8809" calcext:value-type="float">
            <text:p>8,809</text:p>
          </table:table-cell>
          <table:table-cell table:style-name="ce25" office:value-type="float" office:value="8833" calcext:value-type="float">
            <text:p>8,833</text:p>
          </table:table-cell>
          <table:table-cell table:style-name="ce25" office:value-type="float" office:value="8280" calcext:value-type="float">
            <text:p>8,280</text:p>
          </table:table-cell>
          <table:table-cell table:style-name="ce49" office:value-type="float" office:value="7491" calcext:value-type="float">
            <text:p>7,491</text:p>
          </table:table-cell>
          <table:table-cell table:style-name="ce25" office:value-type="float" office:value="32900" calcext:value-type="float">
            <text:p>32,900</text:p>
          </table:table-cell>
          <table:table-cell table:style-name="ce25" office:value-type="float" office:value="7101" calcext:value-type="float">
            <text:p>7,101</text:p>
          </table:table-cell>
          <table:table-cell table:style-name="ce25" office:value-type="float" office:value="6597" calcext:value-type="float">
            <text:p>6,597</text:p>
          </table:table-cell>
          <table:table-cell table:style-name="ce25" office:value-type="float" office:value="6489" calcext:value-type="float">
            <text:p>6,489</text:p>
          </table:table-cell>
          <table:table-cell table:style-name="ce25" office:value-type="float" office:value="6430" calcext:value-type="float">
            <text:p>6,430</text:p>
          </table:table-cell>
          <table:table-cell table:style-name="ce49" office:value-type="float" office:value="6283" calcext:value-type="float">
            <text:p>6,283</text:p>
          </table:table-cell>
          <table:table-cell table:style-name="ce25" office:value-type="float" office:value="34026" calcext:value-type="float">
            <text:p>34,026</text:p>
          </table:table-cell>
          <table:table-cell table:style-name="ce25" office:value-type="float" office:value="6621" calcext:value-type="float">
            <text:p>6,621</text:p>
          </table:table-cell>
          <table:table-cell table:style-name="ce25" office:value-type="float" office:value="6834" calcext:value-type="float">
            <text:p>6,834</text:p>
          </table:table-cell>
          <table:table-cell table:style-name="ce25" office:value-type="float" office:value="7231" calcext:value-type="float">
            <text:p>7,231</text:p>
          </table:table-cell>
          <table:table-cell table:style-name="ce25" office:value-type="float" office:value="6930" calcext:value-type="float">
            <text:p>6,930</text:p>
          </table:table-cell>
          <table:table-cell table:style-name="ce49" office:value-type="float" office:value="6410" calcext:value-type="float">
            <text:p>6,410</text:p>
          </table:table-cell>
          <table:table-cell table:style-name="ce25" office:value-type="float" office:value="26076" calcext:value-type="float">
            <text:p>26,076</text:p>
          </table:table-cell>
          <table:table-cell table:style-name="ce25" office:value-type="float" office:value="6190" calcext:value-type="float">
            <text:p>6,190</text:p>
          </table:table-cell>
          <table:table-cell table:style-name="ce25" office:value-type="float" office:value="5835" calcext:value-type="float">
            <text:p>5,835</text:p>
          </table:table-cell>
          <table:table-cell table:style-name="ce25" office:value-type="float" office:value="5543" calcext:value-type="float">
            <text:p>5,543</text:p>
          </table:table-cell>
          <table:table-cell table:style-name="ce25" office:value-type="float" office:value="4530" calcext:value-type="float">
            <text:p>4,530</text:p>
          </table:table-cell>
          <table:table-cell table:style-name="ce49" office:value-type="float" office:value="3978" calcext:value-type="float">
            <text:p>3,978</text:p>
          </table:table-cell>
          <table:table-cell table:style-name="ce25" office:value-type="float" office:value="12720" calcext:value-type="float">
            <text:p>12,720</text:p>
          </table:table-cell>
          <table:table-cell table:style-name="ce25" office:value-type="float" office:value="3618" calcext:value-type="float">
            <text:p>3,618</text:p>
          </table:table-cell>
          <table:table-cell table:style-name="ce25" office:value-type="float" office:value="3106" calcext:value-type="float">
            <text:p>3,106</text:p>
          </table:table-cell>
          <table:table-cell table:style-name="ce25" office:value-type="float" office:value="2445" calcext:value-type="float">
            <text:p>2,445</text:p>
          </table:table-cell>
          <table:table-cell table:style-name="ce25" office:value-type="float" office:value="2020" calcext:value-type="float">
            <text:p>2,020</text:p>
          </table:table-cell>
          <table:table-cell table:style-name="ce49" office:value-type="float" office:value="1531" calcext:value-type="float">
            <text:p>1,531</text:p>
          </table:table-cell>
          <table:table-cell table:style-name="ce25" office:value-type="float" office:value="3974" calcext:value-type="float">
            <text:p>3,974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606" calcext:value-type="float">
            <text:p>606</text:p>
          </table:table-cell>
          <table:table-cell table:style-name="ce49" office:value-type="float" office:value="457" calcext:value-type="float">
            <text:p>457</text:p>
          </table:table-cell>
          <table:table-cell table:style-name="ce25" office:value-type="float" office:value="1044" calcext:value-type="float">
            <text:p>1,044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26" calcext:value-type="float">
            <text:p>126</text:p>
          </table:table-cell>
          <table:table-cell table:style-name="ce49" office:value-type="float" office:value="80" calcext:value-type="float">
            <text:p>80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3215" calcext:value-type="float">
            <text:p>1,353,215</text:p>
          </table:table-cell>
          <table:table-cell table:style-name="ce38" table:formula="of:=SUM([.E79:.I79])" office:value-type="float" office:value="53537" calcext:value-type="float">
            <text:p>53,537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26" office:value-type="float" office:value="10721" calcext:value-type="float">
            <text:p>10,721</text:p>
          </table:table-cell>
          <table:table-cell table:style-name="ce26" office:value-type="float" office:value="10566" calcext:value-type="float">
            <text:p>10,566</text:p>
          </table:table-cell>
          <table:table-cell table:style-name="ce26" office:value-type="float" office:value="10811" calcext:value-type="float">
            <text:p>10,811</text:p>
          </table:table-cell>
          <table:table-cell table:style-name="ce26" office:value-type="float" office:value="11139" calcext:value-type="float">
            <text:p>11,139</text:p>
          </table:table-cell>
          <table:table-cell table:style-name="ce26" office:value-type="float" office:value="65942" calcext:value-type="float">
            <text:p>65,942</text:p>
          </table:table-cell>
          <table:table-cell table:style-name="ce26" office:value-type="float" office:value="12125" calcext:value-type="float">
            <text:p>12,125</text:p>
          </table:table-cell>
          <table:table-cell table:style-name="ce26" office:value-type="float" office:value="12133" calcext:value-type="float">
            <text:p>12,133</text:p>
          </table:table-cell>
          <table:table-cell table:style-name="ce26" office:value-type="float" office:value="14505" calcext:value-type="float">
            <text:p>14,505</text:p>
          </table:table-cell>
          <table:table-cell table:style-name="ce26" office:value-type="float" office:value="14118" calcext:value-type="float">
            <text:p>14,118</text:p>
          </table:table-cell>
          <table:table-cell table:style-name="ce38" office:value-type="float" office:value="13061" calcext:value-type="float">
            <text:p>13,061</text:p>
          </table:table-cell>
          <table:table-cell table:style-name="ce26" office:value-type="float" office:value="82185" calcext:value-type="float">
            <text:p>82,185</text:p>
          </table:table-cell>
          <table:table-cell table:style-name="ce26" office:value-type="float" office:value="16078" calcext:value-type="float">
            <text:p>16,078</text:p>
          </table:table-cell>
          <table:table-cell table:style-name="ce26" office:value-type="float" office:value="16638" calcext:value-type="float">
            <text:p>16,638</text:p>
          </table:table-cell>
          <table:table-cell table:style-name="ce26" office:value-type="float" office:value="17041" calcext:value-type="float">
            <text:p>17,041</text:p>
          </table:table-cell>
          <table:table-cell table:style-name="ce26" office:value-type="float" office:value="16323" calcext:value-type="float">
            <text:p>16,323</text:p>
          </table:table-cell>
          <table:table-cell table:style-name="ce38" office:value-type="float" office:value="16105" calcext:value-type="float">
            <text:p>16,105</text:p>
          </table:table-cell>
          <table:table-cell table:style-name="ce26" office:value-type="float" office:value="78042" calcext:value-type="float">
            <text:p>78,042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14989" calcext:value-type="float">
            <text:p>14,989</text:p>
          </table:table-cell>
          <table:table-cell table:style-name="ce26" office:value-type="float" office:value="15931" calcext:value-type="float">
            <text:p>15,931</text:p>
          </table:table-cell>
          <table:table-cell table:style-name="ce26" office:value-type="float" office:value="14921" calcext:value-type="float">
            <text:p>14,921</text:p>
          </table:table-cell>
          <table:table-cell table:style-name="ce38" office:value-type="float" office:value="16600" calcext:value-type="float">
            <text:p>16,600</text:p>
          </table:table-cell>
          <table:table-cell table:style-name="ce26" office:value-type="float" office:value="80966" calcext:value-type="float">
            <text:p>80,966</text:p>
          </table:table-cell>
          <table:table-cell table:style-name="ce26" office:value-type="float" office:value="14654" calcext:value-type="float">
            <text:p>14,654</text:p>
          </table:table-cell>
          <table:table-cell table:style-name="ce26" office:value-type="float" office:value="14448" calcext:value-type="float">
            <text:p>14,448</text:p>
          </table:table-cell>
          <table:table-cell table:style-name="ce26" office:value-type="float" office:value="16258" calcext:value-type="float">
            <text:p>16,258</text:p>
          </table:table-cell>
          <table:table-cell table:style-name="ce26" office:value-type="float" office:value="17484" calcext:value-type="float">
            <text:p>17,484</text:p>
          </table:table-cell>
          <table:table-cell table:style-name="ce38" office:value-type="float" office:value="18122" calcext:value-type="float">
            <text:p>18,122</text:p>
          </table:table-cell>
          <table:table-cell table:style-name="ce26" office:value-type="float" office:value="101810" calcext:value-type="float">
            <text:p>101,810</text:p>
          </table:table-cell>
          <table:table-cell table:style-name="ce26" office:value-type="float" office:value="19273" calcext:value-type="float">
            <text:p>19,273</text:p>
          </table:table-cell>
          <table:table-cell table:style-name="ce26" office:value-type="float" office:value="20201" calcext:value-type="float">
            <text:p>20,201</text:p>
          </table:table-cell>
          <table:table-cell table:style-name="ce26" office:value-type="float" office:value="20114" calcext:value-type="float">
            <text:p>20,114</text:p>
          </table:table-cell>
          <table:table-cell table:style-name="ce26" office:value-type="float" office:value="21187" calcext:value-type="float">
            <text:p>21,187</text:p>
          </table:table-cell>
          <table:table-cell table:style-name="ce38" office:value-type="float" office:value="21035" calcext:value-type="float">
            <text:p>21,035</text:p>
          </table:table-cell>
          <table:table-cell table:style-name="ce26" office:value-type="float" office:value="106238" calcext:value-type="float">
            <text:p>106,238</text:p>
          </table:table-cell>
          <table:table-cell table:style-name="ce26" office:value-type="float" office:value="19575" calcext:value-type="float">
            <text:p>19,575</text:p>
          </table:table-cell>
          <table:table-cell table:style-name="ce26" office:value-type="float" office:value="23877" calcext:value-type="float">
            <text:p>23,877</text:p>
          </table:table-cell>
          <table:table-cell table:style-name="ce26" office:value-type="float" office:value="20717" calcext:value-type="float">
            <text:p>20,717</text:p>
          </table:table-cell>
          <table:table-cell table:style-name="ce26" office:value-type="float" office:value="21021" calcext:value-type="float">
            <text:p>21,021</text:p>
          </table:table-cell>
          <table:table-cell table:style-name="ce38" office:value-type="float" office:value="21048" calcext:value-type="float">
            <text:p>21,048</text:p>
          </table:table-cell>
          <table:table-cell table:style-name="ce26" office:value-type="float" office:value="115461" calcext:value-type="float">
            <text:p>115,461</text:p>
          </table:table-cell>
          <table:table-cell table:style-name="ce26" office:value-type="float" office:value="21513" calcext:value-type="float">
            <text:p>21,513</text:p>
          </table:table-cell>
          <table:table-cell table:style-name="ce26" office:value-type="float" office:value="22670" calcext:value-type="float">
            <text:p>22,670</text:p>
          </table:table-cell>
          <table:table-cell table:style-name="ce26" office:value-type="float" office:value="23516" calcext:value-type="float">
            <text:p>23,516</text:p>
          </table:table-cell>
          <table:table-cell table:style-name="ce26" office:value-type="float" office:value="23980" calcext:value-type="float">
            <text:p>23,980</text:p>
          </table:table-cell>
          <table:table-cell table:style-name="ce38" office:value-type="float" office:value="23782" calcext:value-type="float">
            <text:p>23,782</text:p>
          </table:table-cell>
          <table:table-cell table:style-name="ce26" office:value-type="float" office:value="119346" calcext:value-type="float">
            <text:p>119,346</text:p>
          </table:table-cell>
          <table:table-cell table:style-name="ce26" office:value-type="float" office:value="23332" calcext:value-type="float">
            <text:p>23,332</text:p>
          </table:table-cell>
          <table:table-cell table:style-name="ce26" office:value-type="float" office:value="23282" calcext:value-type="float">
            <text:p>23,282</text:p>
          </table:table-cell>
          <table:table-cell table:style-name="ce26" office:value-type="float" office:value="23741" calcext:value-type="float">
            <text:p>23,741</text:p>
          </table:table-cell>
          <table:table-cell table:style-name="ce26" office:value-type="float" office:value="24534" calcext:value-type="float">
            <text:p>24,534</text:p>
          </table:table-cell>
          <table:table-cell table:style-name="ce38" office:value-type="float" office:value="24457" calcext:value-type="float">
            <text:p>24,457</text:p>
          </table:table-cell>
          <table:table-cell table:style-name="ce26" office:value-type="float" office:value="119951" calcext:value-type="float">
            <text:p>119,951</text:p>
          </table:table-cell>
          <table:table-cell table:style-name="ce26" office:value-type="float" office:value="24138" calcext:value-type="float">
            <text:p>24,138</text:p>
          </table:table-cell>
          <table:table-cell table:style-name="ce26" office:value-type="float" office:value="23755" calcext:value-type="float">
            <text:p>23,755</text:p>
          </table:table-cell>
          <table:table-cell table:style-name="ce26" office:value-type="float" office:value="23494" calcext:value-type="float">
            <text:p>23,494</text:p>
          </table:table-cell>
          <table:table-cell table:style-name="ce26" office:value-type="float" office:value="24243" calcext:value-type="float">
            <text:p>24,243</text:p>
          </table:table-cell>
          <table:table-cell table:style-name="ce38" office:value-type="float" office:value="24321" calcext:value-type="float">
            <text:p>24,321</text:p>
          </table:table-cell>
          <table:table-cell table:style-name="ce26" office:value-type="float" office:value="114124" calcext:value-type="float">
            <text:p>114,124</text:p>
          </table:table-cell>
          <table:table-cell table:style-name="ce26" office:value-type="float" office:value="22479" calcext:value-type="float">
            <text:p>22,479</text:p>
          </table:table-cell>
          <table:table-cell table:style-name="ce26" office:value-type="float" office:value="24076" calcext:value-type="float">
            <text:p>24,076</text:p>
          </table:table-cell>
          <table:table-cell table:style-name="ce26" office:value-type="float" office:value="23253" calcext:value-type="float">
            <text:p>23,253</text:p>
          </table:table-cell>
          <table:table-cell table:style-name="ce26" office:value-type="float" office:value="22393" calcext:value-type="float">
            <text:p>22,393</text:p>
          </table:table-cell>
          <table:table-cell table:style-name="ce38" office:value-type="float" office:value="21923" calcext:value-type="float">
            <text:p>21,923</text:p>
          </table:table-cell>
          <table:table-cell table:style-name="ce26" office:value-type="float" office:value="96631" calcext:value-type="float">
            <text:p>96,631</text:p>
          </table:table-cell>
          <table:table-cell table:style-name="ce26" office:value-type="float" office:value="21573" calcext:value-type="float">
            <text:p>21,573</text:p>
          </table:table-cell>
          <table:table-cell table:style-name="ce26" office:value-type="float" office:value="21762" calcext:value-type="float">
            <text:p>21,762</text:p>
          </table:table-cell>
          <table:table-cell table:style-name="ce26" office:value-type="float" office:value="19651" calcext:value-type="float">
            <text:p>19,651</text:p>
          </table:table-cell>
          <table:table-cell table:style-name="ce26" office:value-type="float" office:value="17966" calcext:value-type="float">
            <text:p>17,966</text:p>
          </table:table-cell>
          <table:table-cell table:style-name="ce38" office:value-type="float" office:value="15679" calcext:value-type="float">
            <text:p>15,679</text:p>
          </table:table-cell>
          <table:table-cell table:style-name="ce26" office:value-type="float" office:value="56438" calcext:value-type="float">
            <text:p>56,438</text:p>
          </table:table-cell>
          <table:table-cell table:style-name="ce26" office:value-type="float" office:value="14052" calcext:value-type="float">
            <text:p>14,052</text:p>
          </table:table-cell>
          <table:table-cell table:style-name="ce26" office:value-type="float" office:value="11557" calcext:value-type="float">
            <text:p>11,557</text:p>
          </table:table-cell>
          <table:table-cell table:style-name="ce26" office:value-type="float" office:value="9140" calcext:value-type="float">
            <text:p>9,140</text:p>
          </table:table-cell>
          <table:table-cell table:style-name="ce26" office:value-type="float" office:value="10529" calcext:value-type="float">
            <text:p>10,529</text:p>
          </table:table-cell>
          <table:table-cell table:style-name="ce38" office:value-type="float" office:value="11160" calcext:value-type="float">
            <text:p>11,160</text:p>
          </table:table-cell>
          <table:table-cell table:style-name="ce26" office:value-type="float" office:value="52474" calcext:value-type="float">
            <text:p>52,474</text:p>
          </table:table-cell>
          <table:table-cell table:style-name="ce26" office:value-type="float" office:value="10882" calcext:value-type="float">
            <text:p>10,882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26" office:value-type="float" office:value="10828" calcext:value-type="float">
            <text:p>10,828</text:p>
          </table:table-cell>
          <table:table-cell table:style-name="ce26" office:value-type="float" office:value="10350" calcext:value-type="float">
            <text:p>10,350</text:p>
          </table:table-cell>
          <table:table-cell table:style-name="ce38" office:value-type="float" office:value="9559" calcext:value-type="float">
            <text:p>9,559</text:p>
          </table:table-cell>
          <table:table-cell table:style-name="ce26" office:value-type="float" office:value="40665" calcext:value-type="float">
            <text:p>40,665</text:p>
          </table:table-cell>
          <table:table-cell table:style-name="ce26" office:value-type="float" office:value="9098" calcext:value-type="float">
            <text:p>9,098</text:p>
          </table:table-cell>
          <table:table-cell table:style-name="ce26" office:value-type="float" office:value="8531" calcext:value-type="float">
            <text:p>8,531</text:p>
          </table:table-cell>
          <table:table-cell table:style-name="ce26" office:value-type="float" office:value="8372" calcext:value-type="float">
            <text:p>8,372</text:p>
          </table:table-cell>
          <table:table-cell table:style-name="ce26" office:value-type="float" office:value="7501" calcext:value-type="float">
            <text:p>7,501</text:p>
          </table:table-cell>
          <table:table-cell table:style-name="ce38" office:value-type="float" office:value="7163" calcext:value-type="float">
            <text:p>7,163</text:p>
          </table:table-cell>
          <table:table-cell table:style-name="ce26" office:value-type="float" office:value="31359" calcext:value-type="float">
            <text:p>31,359</text:p>
          </table:table-cell>
          <table:table-cell table:style-name="ce26" office:value-type="float" office:value="6901" calcext:value-type="float">
            <text:p>6,901</text:p>
          </table:table-cell>
          <table:table-cell table:style-name="ce26" office:value-type="float" office:value="6628" calcext:value-type="float">
            <text:p>6,628</text:p>
          </table:table-cell>
          <table:table-cell table:style-name="ce26" office:value-type="float" office:value="6292" calcext:value-type="float">
            <text:p>6,292</text:p>
          </table:table-cell>
          <table:table-cell table:style-name="ce26" office:value-type="float" office:value="5925" calcext:value-type="float">
            <text:p>5,925</text:p>
          </table:table-cell>
          <table:table-cell table:style-name="ce38" office:value-type="float" office:value="5613" calcext:value-type="float">
            <text:p>5,613</text:p>
          </table:table-cell>
          <table:table-cell table:style-name="ce26" office:value-type="float" office:value="22030" calcext:value-type="float">
            <text:p>22,030</text:p>
          </table:table-cell>
          <table:table-cell table:style-name="ce26" office:value-type="float" office:value="5296" calcext:value-type="float">
            <text:p>5,296</text:p>
          </table:table-cell>
          <table:table-cell table:style-name="ce26" office:value-type="float" office:value="4904" calcext:value-type="float">
            <text:p>4,904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3859" calcext:value-type="float">
            <text:p>3,859</text:p>
          </table:table-cell>
          <table:table-cell table:style-name="ce38" office:value-type="float" office:value="3431" calcext:value-type="float">
            <text:p>3,431</text:p>
          </table:table-cell>
          <table:table-cell table:style-name="ce26" office:value-type="float" office:value="10876" calcext:value-type="float">
            <text:p>10,876</text:p>
          </table:table-cell>
          <table:table-cell table:style-name="ce26" office:value-type="float" office:value="2932" calcext:value-type="float">
            <text:p>2,932</text:p>
          </table:table-cell>
          <table:table-cell table:style-name="ce26" office:value-type="float" office:value="2675" calcext:value-type="float">
            <text:p>2,675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1725" calcext:value-type="float">
            <text:p>1,725</text:p>
          </table:table-cell>
          <table:table-cell table:style-name="ce38" office:value-type="float" office:value="1358" calcext:value-type="float">
            <text:p>1,358</text:p>
          </table:table-cell>
          <table:table-cell table:style-name="ce26" office:value-type="float" office:value="3909" calcext:value-type="float">
            <text:p>3,909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619" calcext:value-type="float">
            <text:p>619</text:p>
          </table:table-cell>
          <table:table-cell table:style-name="ce38" office:value-type="float" office:value="487" calcext:value-type="float">
            <text:p>487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98" calcext:value-type="float">
            <text:p>98</text:p>
          </table:table-cell>
          <table:table-cell table:style-name="ce38" office:value-type="float" office:value="79" calcext:value-type="float">
            <text:p>79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1445" calcext:value-type="float">
            <text:p>1,521,445</text:p>
          </table:table-cell>
          <table:table-cell table:style-name="ce25" table:formula="of:=SUM([.E80:.I80])" office:value-type="float" office:value="62499" calcext:value-type="float">
            <text:p>62,499</text:p>
          </table:table-cell>
          <table:table-cell table:style-name="ce25" office:value-type="float" office:value="11333" calcext:value-type="float">
            <text:p>11,333</text:p>
          </table:table-cell>
          <table:table-cell table:style-name="ce25" office:value-type="float" office:value="12128" calcext:value-type="float">
            <text:p>12,128</text:p>
          </table:table-cell>
          <table:table-cell table:style-name="ce25" office:value-type="float" office:value="12366" calcext:value-type="float">
            <text:p>12,366</text:p>
          </table:table-cell>
          <table:table-cell table:style-name="ce25" office:value-type="float" office:value="12848" calcext:value-type="float">
            <text:p>12,848</text:p>
          </table:table-cell>
          <table:table-cell table:style-name="ce25" office:value-type="float" office:value="13824" calcext:value-type="float">
            <text:p>13,824</text:p>
          </table:table-cell>
          <table:table-cell table:style-name="ce25" office:value-type="float" office:value="86207" calcext:value-type="float">
            <text:p>86,207</text:p>
          </table:table-cell>
          <table:table-cell table:style-name="ce25" office:value-type="float" office:value="15250" calcext:value-type="float">
            <text:p>15,250</text:p>
          </table:table-cell>
          <table:table-cell table:style-name="ce25" office:value-type="float" office:value="15492" calcext:value-type="float">
            <text:p>15,492</text:p>
          </table:table-cell>
          <table:table-cell table:style-name="ce25" office:value-type="float" office:value="19843" calcext:value-type="float">
            <text:p>19,843</text:p>
          </table:table-cell>
          <table:table-cell table:style-name="ce25" office:value-type="float" office:value="18617" calcext:value-type="float">
            <text:p>18,617</text:p>
          </table:table-cell>
          <table:table-cell table:style-name="ce49" office:value-type="float" office:value="17005" calcext:value-type="float">
            <text:p>17,005</text:p>
          </table:table-cell>
          <table:table-cell table:style-name="ce25" office:value-type="float" office:value="105925" calcext:value-type="float">
            <text:p>105,925</text:p>
          </table:table-cell>
          <table:table-cell table:style-name="ce25" office:value-type="float" office:value="20831" calcext:value-type="float">
            <text:p>20,831</text:p>
          </table:table-cell>
          <table:table-cell table:style-name="ce25" office:value-type="float" office:value="21291" calcext:value-type="float">
            <text:p>21,291</text:p>
          </table:table-cell>
          <table:table-cell table:style-name="ce25" office:value-type="float" office:value="21350" calcext:value-type="float">
            <text:p>21,350</text:p>
          </table:table-cell>
          <table:table-cell table:style-name="ce25" office:value-type="float" office:value="21269" calcext:value-type="float">
            <text:p>21,269</text:p>
          </table:table-cell>
          <table:table-cell table:style-name="ce49" office:value-type="float" office:value="21184" calcext:value-type="float">
            <text:p>21,184</text:p>
          </table:table-cell>
          <table:table-cell table:style-name="ce25" office:value-type="float" office:value="102239" calcext:value-type="float">
            <text:p>102,239</text:p>
          </table:table-cell>
          <table:table-cell table:style-name="ce25" office:value-type="float" office:value="20189" calcext:value-type="float">
            <text:p>20,189</text:p>
          </table:table-cell>
          <table:table-cell table:style-name="ce25" office:value-type="float" office:value="19934" calcext:value-type="float">
            <text:p>19,934</text:p>
          </table:table-cell>
          <table:table-cell table:style-name="ce25" office:value-type="float" office:value="20966" calcext:value-type="float">
            <text:p>20,966</text:p>
          </table:table-cell>
          <table:table-cell table:style-name="ce25" office:value-type="float" office:value="19281" calcext:value-type="float">
            <text:p>19,281</text:p>
          </table:table-cell>
          <table:table-cell table:style-name="ce49" office:value-type="float" office:value="21869" calcext:value-type="float">
            <text:p>21,869</text:p>
          </table:table-cell>
          <table:table-cell table:style-name="ce25" office:value-type="float" office:value="106307" calcext:value-type="float">
            <text:p>106,307</text:p>
          </table:table-cell>
          <table:table-cell table:style-name="ce25" office:value-type="float" office:value="19214" calcext:value-type="float">
            <text:p>19,214</text:p>
          </table:table-cell>
          <table:table-cell table:style-name="ce25" office:value-type="float" office:value="18517" calcext:value-type="float">
            <text:p>18,517</text:p>
          </table:table-cell>
          <table:table-cell table:style-name="ce25" office:value-type="float" office:value="21213" calcext:value-type="float">
            <text:p>21,213</text:p>
          </table:table-cell>
          <table:table-cell table:style-name="ce25" office:value-type="float" office:value="23301" calcext:value-type="float">
            <text:p>23,301</text:p>
          </table:table-cell>
          <table:table-cell table:style-name="ce49" office:value-type="float" office:value="24062" calcext:value-type="float">
            <text:p>24,062</text:p>
          </table:table-cell>
          <table:table-cell table:style-name="ce25" office:value-type="float" office:value="134584" calcext:value-type="float">
            <text:p>134,584</text:p>
          </table:table-cell>
          <table:table-cell table:style-name="ce25" office:value-type="float" office:value="25846" calcext:value-type="float">
            <text:p>25,846</text:p>
          </table:table-cell>
          <table:table-cell table:style-name="ce25" office:value-type="float" office:value="26783" calcext:value-type="float">
            <text:p>26,783</text:p>
          </table:table-cell>
          <table:table-cell table:style-name="ce25" office:value-type="float" office:value="27030" calcext:value-type="float">
            <text:p>27,030</text:p>
          </table:table-cell>
          <table:table-cell table:style-name="ce25" office:value-type="float" office:value="27594" calcext:value-type="float">
            <text:p>27,594</text:p>
          </table:table-cell>
          <table:table-cell table:style-name="ce49" office:value-type="float" office:value="27331" calcext:value-type="float">
            <text:p>27,331</text:p>
          </table:table-cell>
          <table:table-cell table:style-name="ce25" office:value-type="float" office:value="130239" calcext:value-type="float">
            <text:p>130,239</text:p>
          </table:table-cell>
          <table:table-cell table:style-name="ce25" office:value-type="float" office:value="26076" calcext:value-type="float">
            <text:p>26,076</text:p>
          </table:table-cell>
          <table:table-cell table:style-name="ce25" office:value-type="float" office:value="29442" calcext:value-type="float">
            <text:p>29,442</text:p>
          </table:table-cell>
          <table:table-cell table:style-name="ce25" office:value-type="float" office:value="25265" calcext:value-type="float">
            <text:p>25,265</text:p>
          </table:table-cell>
          <table:table-cell table:style-name="ce25" office:value-type="float" office:value="24722" calcext:value-type="float">
            <text:p>24,722</text:p>
          </table:table-cell>
          <table:table-cell table:style-name="ce49" office:value-type="float" office:value="24734" calcext:value-type="float">
            <text:p>24,734</text:p>
          </table:table-cell>
          <table:table-cell table:style-name="ce25" office:value-type="float" office:value="127716" calcext:value-type="float">
            <text:p>127,716</text:p>
          </table:table-cell>
          <table:table-cell table:style-name="ce25" office:value-type="float" office:value="24413" calcext:value-type="float">
            <text:p>24,413</text:p>
          </table:table-cell>
          <table:table-cell table:style-name="ce25" office:value-type="float" office:value="25277" calcext:value-type="float">
            <text:p>25,277</text:p>
          </table:table-cell>
          <table:table-cell table:style-name="ce25" office:value-type="float" office:value="26089" calcext:value-type="float">
            <text:p>26,089</text:p>
          </table:table-cell>
          <table:table-cell table:style-name="ce25" office:value-type="float" office:value="25910" calcext:value-type="float">
            <text:p>25,910</text:p>
          </table:table-cell>
          <table:table-cell table:style-name="ce49" office:value-type="float" office:value="26027" calcext:value-type="float">
            <text:p>26,027</text:p>
          </table:table-cell>
          <table:table-cell table:style-name="ce25" office:value-type="float" office:value="126235" calcext:value-type="float">
            <text:p>126,235</text:p>
          </table:table-cell>
          <table:table-cell table:style-name="ce25" office:value-type="float" office:value="25044" calcext:value-type="float">
            <text:p>25,044</text:p>
          </table:table-cell>
          <table:table-cell table:style-name="ce25" office:value-type="float" office:value="25388" calcext:value-type="float">
            <text:p>25,388</text:p>
          </table:table-cell>
          <table:table-cell table:style-name="ce25" office:value-type="float" office:value="25097" calcext:value-type="float">
            <text:p>25,097</text:p>
          </table:table-cell>
          <table:table-cell table:style-name="ce25" office:value-type="float" office:value="25417" calcext:value-type="float">
            <text:p>25,417</text:p>
          </table:table-cell>
          <table:table-cell table:style-name="ce49" office:value-type="float" office:value="25289" calcext:value-type="float">
            <text:p>25,289</text:p>
          </table:table-cell>
          <table:table-cell table:style-name="ce25" office:value-type="float" office:value="124873" calcext:value-type="float">
            <text:p>124,873</text:p>
          </table:table-cell>
          <table:table-cell table:style-name="ce25" office:value-type="float" office:value="25870" calcext:value-type="float">
            <text:p>25,870</text:p>
          </table:table-cell>
          <table:table-cell table:style-name="ce25" office:value-type="float" office:value="25083" calcext:value-type="float">
            <text:p>25,083</text:p>
          </table:table-cell>
          <table:table-cell table:style-name="ce25" office:value-type="float" office:value="24497" calcext:value-type="float">
            <text:p>24,497</text:p>
          </table:table-cell>
          <table:table-cell table:style-name="ce25" office:value-type="float" office:value="24878" calcext:value-type="float">
            <text:p>24,878</text:p>
          </table:table-cell>
          <table:table-cell table:style-name="ce49" office:value-type="float" office:value="24545" calcext:value-type="float">
            <text:p>24,545</text:p>
          </table:table-cell>
          <table:table-cell table:style-name="ce25" office:value-type="float" office:value="118850" calcext:value-type="float">
            <text:p>118,850</text:p>
          </table:table-cell>
          <table:table-cell table:style-name="ce25" office:value-type="float" office:value="23449" calcext:value-type="float">
            <text:p>23,449</text:p>
          </table:table-cell>
          <table:table-cell table:style-name="ce25" office:value-type="float" office:value="24825" calcext:value-type="float">
            <text:p>24,825</text:p>
          </table:table-cell>
          <table:table-cell table:style-name="ce25" office:value-type="float" office:value="24403" calcext:value-type="float">
            <text:p>24,403</text:p>
          </table:table-cell>
          <table:table-cell table:style-name="ce25" office:value-type="float" office:value="23373" calcext:value-type="float">
            <text:p>23,373</text:p>
          </table:table-cell>
          <table:table-cell table:style-name="ce49" office:value-type="float" office:value="22800" calcext:value-type="float">
            <text:p>22,800</text:p>
          </table:table-cell>
          <table:table-cell table:style-name="ce25" office:value-type="float" office:value="98369" calcext:value-type="float">
            <text:p>98,369</text:p>
          </table:table-cell>
          <table:table-cell table:style-name="ce25" office:value-type="float" office:value="21891" calcext:value-type="float">
            <text:p>21,891</text:p>
          </table:table-cell>
          <table:table-cell table:style-name="ce25" office:value-type="float" office:value="22842" calcext:value-type="float">
            <text:p>22,842</text:p>
          </table:table-cell>
          <table:table-cell table:style-name="ce25" office:value-type="float" office:value="20225" calcext:value-type="float">
            <text:p>20,225</text:p>
          </table:table-cell>
          <table:table-cell table:style-name="ce25" office:value-type="float" office:value="17674" calcext:value-type="float">
            <text:p>17,674</text:p>
          </table:table-cell>
          <table:table-cell table:style-name="ce49" office:value-type="float" office:value="15737" calcext:value-type="float">
            <text:p>15,737</text:p>
          </table:table-cell>
          <table:table-cell table:style-name="ce25" office:value-type="float" office:value="55889" calcext:value-type="float">
            <text:p>55,889</text:p>
          </table:table-cell>
          <table:table-cell table:style-name="ce25" office:value-type="float" office:value="14238" calcext:value-type="float">
            <text:p>14,238</text:p>
          </table:table-cell>
          <table:table-cell table:style-name="ce25" office:value-type="float" office:value="10973" calcext:value-type="float">
            <text:p>10,973</text:p>
          </table:table-cell>
          <table:table-cell table:style-name="ce25" office:value-type="float" office:value="9094" calcext:value-type="float">
            <text:p>9,094</text:p>
          </table:table-cell>
          <table:table-cell table:style-name="ce25" office:value-type="float" office:value="10718" calcext:value-type="float">
            <text:p>10,718</text:p>
          </table:table-cell>
          <table:table-cell table:style-name="ce49" office:value-type="float" office:value="10866" calcext:value-type="float">
            <text:p>10,866</text:p>
          </table:table-cell>
          <table:table-cell table:style-name="ce25" office:value-type="float" office:value="49313" calcext:value-type="float">
            <text:p>49,313</text:p>
          </table:table-cell>
          <table:table-cell table:style-name="ce25" office:value-type="float" office:value="10560" calcext:value-type="float">
            <text:p>10,560</text:p>
          </table:table-cell>
          <table:table-cell table:style-name="ce25" office:value-type="float" office:value="10438" calcext:value-type="float">
            <text:p>10,438</text:p>
          </table:table-cell>
          <table:table-cell table:style-name="ce25" office:value-type="float" office:value="10076" calcext:value-type="float">
            <text:p>10,076</text:p>
          </table:table-cell>
          <table:table-cell table:style-name="ce25" office:value-type="float" office:value="9474" calcext:value-type="float">
            <text:p>9,474</text:p>
          </table:table-cell>
          <table:table-cell table:style-name="ce49" office:value-type="float" office:value="8765" calcext:value-type="float">
            <text:p>8,765</text:p>
          </table:table-cell>
          <table:table-cell table:style-name="ce25" office:value-type="float" office:value="35918" calcext:value-type="float">
            <text:p>35,918</text:p>
          </table:table-cell>
          <table:table-cell table:style-name="ce25" office:value-type="float" office:value="8237" calcext:value-type="float">
            <text:p>8,237</text:p>
          </table:table-cell>
          <table:table-cell table:style-name="ce25" office:value-type="float" office:value="7350" calcext:value-type="float">
            <text:p>7,350</text:p>
          </table:table-cell>
          <table:table-cell table:style-name="ce25" office:value-type="float" office:value="7316" calcext:value-type="float">
            <text:p>7,316</text:p>
          </table:table-cell>
          <table:table-cell table:style-name="ce25" office:value-type="float" office:value="6889" calcext:value-type="float">
            <text:p>6,889</text:p>
          </table:table-cell>
          <table:table-cell table:style-name="ce49" office:value-type="float" office:value="6126" calcext:value-type="float">
            <text:p>6,126</text:p>
          </table:table-cell>
          <table:table-cell table:style-name="ce25" office:value-type="float" office:value="28285" calcext:value-type="float">
            <text:p>28,285</text:p>
          </table:table-cell>
          <table:table-cell table:style-name="ce25" office:value-type="float" office:value="6071" calcext:value-type="float">
            <text:p>6,071</text:p>
          </table:table-cell>
          <table:table-cell table:style-name="ce25" office:value-type="float" office:value="5970" calcext:value-type="float">
            <text:p>5,970</text:p>
          </table:table-cell>
          <table:table-cell table:style-name="ce25" office:value-type="float" office:value="5736" calcext:value-type="float">
            <text:p>5,736</text:p>
          </table:table-cell>
          <table:table-cell table:style-name="ce25" office:value-type="float" office:value="5473" calcext:value-type="float">
            <text:p>5,473</text:p>
          </table:table-cell>
          <table:table-cell table:style-name="ce49" office:value-type="float" office:value="5035" calcext:value-type="float">
            <text:p>5,035</text:p>
          </table:table-cell>
          <table:table-cell table:style-name="ce25" office:value-type="float" office:value="18241" calcext:value-type="float">
            <text:p>18,241</text:p>
          </table:table-cell>
          <table:table-cell table:style-name="ce25" office:value-type="float" office:value="4614" calcext:value-type="float">
            <text:p>4,614</text:p>
          </table:table-cell>
          <table:table-cell table:style-name="ce25" office:value-type="float" office:value="4259" calcext:value-type="float">
            <text:p>4,259</text:p>
          </table:table-cell>
          <table:table-cell table:style-name="ce25" office:value-type="float" office:value="3803" calcext:value-type="float">
            <text:p>3,803</text:p>
          </table:table-cell>
          <table:table-cell table:style-name="ce25" office:value-type="float" office:value="3027" calcext:value-type="float">
            <text:p>3,027</text:p>
          </table:table-cell>
          <table:table-cell table:style-name="ce49" office:value-type="float" office:value="2538" calcext:value-type="float">
            <text:p>2,538</text:p>
          </table:table-cell>
          <table:table-cell table:style-name="ce25" office:value-type="float" office:value="7359" calcext:value-type="float">
            <text:p>7,359</text:p>
          </table:table-cell>
          <table:table-cell table:style-name="ce25" office:value-type="float" office:value="2139" calcext:value-type="float">
            <text:p>2,139</text:p>
          </table:table-cell>
          <table:table-cell table:style-name="ce25" office:value-type="float" office:value="1871" calcext:value-type="float">
            <text:p>1,871</text:p>
          </table:table-cell>
          <table:table-cell table:style-name="ce25" office:value-type="float" office:value="1475" calcext:value-type="float">
            <text:p>1,475</text:p>
          </table:table-cell>
          <table:table-cell table:style-name="ce25" office:value-type="float" office:value="1090" calcext:value-type="float">
            <text:p>1,090</text:p>
          </table:table-cell>
          <table:table-cell table:style-name="ce49" office:value-type="float" office:value="784" calcext:value-type="float">
            <text:p>784</text:p>
          </table:table-cell>
          <table:table-cell table:style-name="ce25" office:value-type="float" office:value="1904" calcext:value-type="float">
            <text:p>1,904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279" calcext:value-type="float">
            <text:p>279</text:p>
          </table:table-cell>
          <table:table-cell table:style-name="ce49" office:value-type="float" office:value="225" calcext:value-type="float">
            <text:p>225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31" calcext:value-type="float">
            <text:p>31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818" calcext:value-type="float">
            <text:p>756,818</text:p>
          </table:table-cell>
          <table:table-cell table:style-name="ce25" table:formula="of:=SUM([.E81:.I81])" office:value-type="float" office:value="32671" calcext:value-type="float">
            <text:p>32,671</text:p>
          </table:table-cell>
          <table:table-cell table:style-name="ce25" office:value-type="float" office:value="6035" calcext:value-type="float">
            <text:p>6,035</text:p>
          </table:table-cell>
          <table:table-cell table:style-name="ce25" office:value-type="float" office:value="6295" calcext:value-type="float">
            <text:p>6,295</text:p>
          </table:table-cell>
          <table:table-cell table:style-name="ce25" office:value-type="float" office:value="6461" calcext:value-type="float">
            <text:p>6,461</text:p>
          </table:table-cell>
          <table:table-cell table:style-name="ce25" office:value-type="float" office:value="6751" calcext:value-type="float">
            <text:p>6,751</text:p>
          </table:table-cell>
          <table:table-cell table:style-name="ce25" office:value-type="float" office:value="7129" calcext:value-type="float">
            <text:p>7,129</text:p>
          </table:table-cell>
          <table:table-cell table:style-name="ce25" office:value-type="float" office:value="44886" calcext:value-type="float">
            <text:p>44,886</text:p>
          </table:table-cell>
          <table:table-cell table:style-name="ce25" office:value-type="float" office:value="7941" calcext:value-type="float">
            <text:p>7,941</text:p>
          </table:table-cell>
          <table:table-cell table:style-name="ce25" office:value-type="float" office:value="8020" calcext:value-type="float">
            <text:p>8,020</text:p>
          </table:table-cell>
          <table:table-cell table:style-name="ce25" office:value-type="float" office:value="10484" calcext:value-type="float">
            <text:p>10,484</text:p>
          </table:table-cell>
          <table:table-cell table:style-name="ce25" office:value-type="float" office:value="9646" calcext:value-type="float">
            <text:p>9,646</text:p>
          </table:table-cell>
          <table:table-cell table:style-name="ce49" office:value-type="float" office:value="8795" calcext:value-type="float">
            <text:p>8,795</text:p>
          </table:table-cell>
          <table:table-cell table:style-name="ce25" office:value-type="float" office:value="54908" calcext:value-type="float">
            <text:p>54,908</text:p>
          </table:table-cell>
          <table:table-cell table:style-name="ce25" office:value-type="float" office:value="10714" calcext:value-type="float">
            <text:p>10,714</text:p>
          </table:table-cell>
          <table:table-cell table:style-name="ce25" office:value-type="float" office:value="11082" calcext:value-type="float">
            <text:p>11,082</text:p>
          </table:table-cell>
          <table:table-cell table:style-name="ce25" office:value-type="float" office:value="11078" calcext:value-type="float">
            <text:p>11,078</text:p>
          </table:table-cell>
          <table:table-cell table:style-name="ce25" office:value-type="float" office:value="11046" calcext:value-type="float">
            <text:p>11,046</text:p>
          </table:table-cell>
          <table:table-cell table:style-name="ce49" office:value-type="float" office:value="10988" calcext:value-type="float">
            <text:p>10,988</text:p>
          </table:table-cell>
          <table:table-cell table:style-name="ce25" office:value-type="float" office:value="53178" calcext:value-type="float">
            <text:p>53,178</text:p>
          </table:table-cell>
          <table:table-cell table:style-name="ce25" office:value-type="float" office:value="10545" calcext:value-type="float">
            <text:p>10,545</text:p>
          </table:table-cell>
          <table:table-cell table:style-name="ce25" office:value-type="float" office:value="10332" calcext:value-type="float">
            <text:p>10,332</text:p>
          </table:table-cell>
          <table:table-cell table:style-name="ce25" office:value-type="float" office:value="10955" calcext:value-type="float">
            <text:p>10,955</text:p>
          </table:table-cell>
          <table:table-cell table:style-name="ce25" office:value-type="float" office:value="9916" calcext:value-type="float">
            <text:p>9,916</text:p>
          </table:table-cell>
          <table:table-cell table:style-name="ce49" office:value-type="float" office:value="11430" calcext:value-type="float">
            <text:p>11,430</text:p>
          </table:table-cell>
          <table:table-cell table:style-name="ce25" office:value-type="float" office:value="54863" calcext:value-type="float">
            <text:p>54,863</text:p>
          </table:table-cell>
          <table:table-cell table:style-name="ce25" office:value-type="float" office:value="9982" calcext:value-type="float">
            <text:p>9,982</text:p>
          </table:table-cell>
          <table:table-cell table:style-name="ce25" office:value-type="float" office:value="9698" calcext:value-type="float">
            <text:p>9,698</text:p>
          </table:table-cell>
          <table:table-cell table:style-name="ce25" office:value-type="float" office:value="10968" calcext:value-type="float">
            <text:p>10,968</text:p>
          </table:table-cell>
          <table:table-cell table:style-name="ce25" office:value-type="float" office:value="11943" calcext:value-type="float">
            <text:p>11,943</text:p>
          </table:table-cell>
          <table:table-cell table:style-name="ce49" office:value-type="float" office:value="12272" calcext:value-type="float">
            <text:p>12,272</text:p>
          </table:table-cell>
          <table:table-cell table:style-name="ce25" office:value-type="float" office:value="67340" calcext:value-type="float">
            <text:p>67,340</text:p>
          </table:table-cell>
          <table:table-cell table:style-name="ce25" office:value-type="float" office:value="13040" calcext:value-type="float">
            <text:p>13,040</text:p>
          </table:table-cell>
          <table:table-cell table:style-name="ce25" office:value-type="float" office:value="13447" calcext:value-type="float">
            <text:p>13,447</text:p>
          </table:table-cell>
          <table:table-cell table:style-name="ce25" office:value-type="float" office:value="13617" calcext:value-type="float">
            <text:p>13,617</text:p>
          </table:table-cell>
          <table:table-cell table:style-name="ce25" office:value-type="float" office:value="13763" calcext:value-type="float">
            <text:p>13,763</text:p>
          </table:table-cell>
          <table:table-cell table:style-name="ce49" office:value-type="float" office:value="13473" calcext:value-type="float">
            <text:p>13,473</text:p>
          </table:table-cell>
          <table:table-cell table:style-name="ce25" office:value-type="float" office:value="63797" calcext:value-type="float">
            <text:p>63,797</text:p>
          </table:table-cell>
          <table:table-cell table:style-name="ce25" office:value-type="float" office:value="12765" calcext:value-type="float">
            <text:p>12,765</text:p>
          </table:table-cell>
          <table:table-cell table:style-name="ce25" office:value-type="float" office:value="14666" calcext:value-type="float">
            <text:p>14,666</text:p>
          </table:table-cell>
          <table:table-cell table:style-name="ce25" office:value-type="float" office:value="12325" calcext:value-type="float">
            <text:p>12,325</text:p>
          </table:table-cell>
          <table:table-cell table:style-name="ce25" office:value-type="float" office:value="11994" calcext:value-type="float">
            <text:p>11,994</text:p>
          </table:table-cell>
          <table:table-cell table:style-name="ce49" office:value-type="float" office:value="12047" calcext:value-type="float">
            <text:p>12,047</text:p>
          </table:table-cell>
          <table:table-cell table:style-name="ce25" office:value-type="float" office:value="62041" calcext:value-type="float">
            <text:p>62,041</text:p>
          </table:table-cell>
          <table:table-cell table:style-name="ce25" office:value-type="float" office:value="11724" calcext:value-type="float">
            <text:p>11,724</text:p>
          </table:table-cell>
          <table:table-cell table:style-name="ce25" office:value-type="float" office:value="12307" calcext:value-type="float">
            <text:p>12,307</text:p>
          </table:table-cell>
          <table:table-cell table:style-name="ce25" office:value-type="float" office:value="12737" calcext:value-type="float">
            <text:p>12,737</text:p>
          </table:table-cell>
          <table:table-cell table:style-name="ce25" office:value-type="float" office:value="12550" calcext:value-type="float">
            <text:p>12,550</text:p>
          </table:table-cell>
          <table:table-cell table:style-name="ce49" office:value-type="float" office:value="12723" calcext:value-type="float">
            <text:p>12,723</text:p>
          </table:table-cell>
          <table:table-cell table:style-name="ce25" office:value-type="float" office:value="61305" calcext:value-type="float">
            <text:p>61,305</text:p>
          </table:table-cell>
          <table:table-cell table:style-name="ce25" office:value-type="float" office:value="12232" calcext:value-type="float">
            <text:p>12,232</text:p>
          </table:table-cell>
          <table:table-cell table:style-name="ce25" office:value-type="float" office:value="12317" calcext:value-type="float">
            <text:p>12,317</text:p>
          </table:table-cell>
          <table:table-cell table:style-name="ce25" office:value-type="float" office:value="12194" calcext:value-type="float">
            <text:p>12,194</text:p>
          </table:table-cell>
          <table:table-cell table:style-name="ce25" office:value-type="float" office:value="12324" calcext:value-type="float">
            <text:p>12,324</text:p>
          </table:table-cell>
          <table:table-cell table:style-name="ce49" office:value-type="float" office:value="12238" calcext:value-type="float">
            <text:p>12,238</text:p>
          </table:table-cell>
          <table:table-cell table:style-name="ce25" office:value-type="float" office:value="60343" calcext:value-type="float">
            <text:p>60,343</text:p>
          </table:table-cell>
          <table:table-cell table:style-name="ce25" office:value-type="float" office:value="12567" calcext:value-type="float">
            <text:p>12,567</text:p>
          </table:table-cell>
          <table:table-cell table:style-name="ce25" office:value-type="float" office:value="12241" calcext:value-type="float">
            <text:p>12,241</text:p>
          </table:table-cell>
          <table:table-cell table:style-name="ce25" office:value-type="float" office:value="11670" calcext:value-type="float">
            <text:p>11,670</text:p>
          </table:table-cell>
          <table:table-cell table:style-name="ce25" office:value-type="float" office:value="12048" calcext:value-type="float">
            <text:p>12,048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25" office:value-type="float" office:value="57221" calcext:value-type="float">
            <text:p>57,221</text:p>
          </table:table-cell>
          <table:table-cell table:style-name="ce25" office:value-type="float" office:value="11224" calcext:value-type="float">
            <text:p>11,224</text:p>
          </table:table-cell>
          <table:table-cell table:style-name="ce25" office:value-type="float" office:value="12001" calcext:value-type="float">
            <text:p>12,001</text:p>
          </table:table-cell>
          <table:table-cell table:style-name="ce25" office:value-type="float" office:value="11758" calcext:value-type="float">
            <text:p>11,758</text:p>
          </table:table-cell>
          <table:table-cell table:style-name="ce25" office:value-type="float" office:value="11238" calcext:value-type="float">
            <text:p>11,238</text:p>
          </table:table-cell>
          <table:table-cell table:style-name="ce49" office:value-type="float" office:value="11000" calcext:value-type="float">
            <text:p>11,000</text:p>
          </table:table-cell>
          <table:table-cell table:style-name="ce25" office:value-type="float" office:value="47337" calcext:value-type="float">
            <text:p>47,337</text:p>
          </table:table-cell>
          <table:table-cell table:style-name="ce25" office:value-type="float" office:value="10494" calcext:value-type="float">
            <text:p>10,494</text:p>
          </table:table-cell>
          <table:table-cell table:style-name="ce25" office:value-type="float" office:value="10980" calcext:value-type="float">
            <text:p>10,980</text:p>
          </table:table-cell>
          <table:table-cell table:style-name="ce25" office:value-type="float" office:value="9721" calcext:value-type="float">
            <text:p>9,721</text:p>
          </table:table-cell>
          <table:table-cell table:style-name="ce25" office:value-type="float" office:value="8511" calcext:value-type="float">
            <text:p>8,511</text:p>
          </table:table-cell>
          <table:table-cell table:style-name="ce49" office:value-type="float" office:value="7631" calcext:value-type="float">
            <text:p>7,631</text:p>
          </table:table-cell>
          <table:table-cell table:style-name="ce25" office:value-type="float" office:value="26985" calcext:value-type="float">
            <text:p>26,985</text:p>
          </table:table-cell>
          <table:table-cell table:style-name="ce25" office:value-type="float" office:value="6954" calcext:value-type="float">
            <text:p>6,954</text:p>
          </table:table-cell>
          <table:table-cell table:style-name="ce25" office:value-type="float" office:value="5312" calcext:value-type="float">
            <text:p>5,312</text:p>
          </table:table-cell>
          <table:table-cell table:style-name="ce25" office:value-type="float" office:value="4370" calcext:value-type="float">
            <text:p>4,370</text:p>
          </table:table-cell>
          <table:table-cell table:style-name="ce25" office:value-type="float" office:value="5119" calcext:value-type="float">
            <text:p>5,119</text:p>
          </table:table-cell>
          <table:table-cell table:style-name="ce49" office:value-type="float" office:value="5230" calcext:value-type="float">
            <text:p>5,230</text:p>
          </table:table-cell>
          <table:table-cell table:style-name="ce25" office:value-type="float" office:value="23107" calcext:value-type="float">
            <text:p>23,107</text:p>
          </table:table-cell>
          <table:table-cell table:style-name="ce25" office:value-type="float" office:value="5094" calcext:value-type="float">
            <text:p>5,094</text:p>
          </table:table-cell>
          <table:table-cell table:style-name="ce25" office:value-type="float" office:value="5035" calcext:value-type="float">
            <text:p>5,035</text:p>
          </table:table-cell>
          <table:table-cell table:style-name="ce25" office:value-type="float" office:value="4674" calcext:value-type="float">
            <text:p>4,674</text:p>
          </table:table-cell>
          <table:table-cell table:style-name="ce25" office:value-type="float" office:value="4328" calcext:value-type="float">
            <text:p>4,328</text:p>
          </table:table-cell>
          <table:table-cell table:style-name="ce49" office:value-type="float" office:value="3976" calcext:value-type="float">
            <text:p>3,976</text:p>
          </table:table-cell>
          <table:table-cell table:style-name="ce25" office:value-type="float" office:value="16716" calcext:value-type="float">
            <text:p>16,716</text:p>
          </table:table-cell>
          <table:table-cell table:style-name="ce25" office:value-type="float" office:value="3740" calcext:value-type="float">
            <text:p>3,740</text:p>
          </table:table-cell>
          <table:table-cell table:style-name="ce25" office:value-type="float" office:value="3395" calcext:value-type="float">
            <text:p>3,395</text:p>
          </table:table-cell>
          <table:table-cell table:style-name="ce25" office:value-type="float" office:value="3379" calcext:value-type="float">
            <text:p>3,379</text:p>
          </table:table-cell>
          <table:table-cell table:style-name="ce25" office:value-type="float" office:value="3191" calcext:value-type="float">
            <text:p>3,191</text:p>
          </table:table-cell>
          <table:table-cell table:style-name="ce49" office:value-type="float" office:value="3011" calcext:value-type="float">
            <text:p>3,011</text:p>
          </table:table-cell>
          <table:table-cell table:style-name="ce25" office:value-type="float" office:value="15110" calcext:value-type="float">
            <text:p>15,110</text:p>
          </table:table-cell>
          <table:table-cell table:style-name="ce25" office:value-type="float" office:value="3005" calcext:value-type="float">
            <text:p>3,005</text:p>
          </table:table-cell>
          <table:table-cell table:style-name="ce25" office:value-type="float" office:value="3143" calcext:value-type="float">
            <text:p>3,143</text:p>
          </table:table-cell>
          <table:table-cell table:style-name="ce25" office:value-type="float" office:value="3096" calcext:value-type="float">
            <text:p>3,096</text:p>
          </table:table-cell>
          <table:table-cell table:style-name="ce25" office:value-type="float" office:value="3091" calcext:value-type="float">
            <text:p>3,091</text:p>
          </table:table-cell>
          <table:table-cell table:style-name="ce49" office:value-type="float" office:value="2775" calcext:value-type="float">
            <text:p>2,775</text:p>
          </table:table-cell>
          <table:table-cell table:style-name="ce25" office:value-type="float" office:value="10202" calcext:value-type="float">
            <text:p>10,202</text:p>
          </table:table-cell>
          <table:table-cell table:style-name="ce25" office:value-type="float" office:value="2701" calcext:value-type="float">
            <text:p>2,701</text:p>
          </table:table-cell>
          <table:table-cell table:style-name="ce25" office:value-type="float" office:value="2360" calcext:value-type="float">
            <text:p>2,360</text:p>
          </table:table-cell>
          <table:table-cell table:style-name="ce25" office:value-type="float" office:value="2150" calcext:value-type="float">
            <text:p>2,150</text:p>
          </table:table-cell>
          <table:table-cell table:style-name="ce25" office:value-type="float" office:value="1641" calcext:value-type="float">
            <text:p>1,641</text:p>
          </table:table-cell>
          <table:table-cell table:style-name="ce49" office:value-type="float" office:value="1350" calcext:value-type="float">
            <text:p>1,350</text:p>
          </table:table-cell>
          <table:table-cell table:style-name="ce25" office:value-type="float" office:value="3740" calcext:value-type="float">
            <text:p>3,740</text:p>
          </table:table-cell>
          <table:table-cell table:style-name="ce25" office:value-type="float" office:value="1087" calcext:value-type="float">
            <text:p>1,087</text:p>
          </table:table-cell>
          <table:table-cell table:style-name="ce25" office:value-type="float" office:value="974" calcext:value-type="float">
            <text:p>974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542" calcext:value-type="float">
            <text:p>542</text:p>
          </table:table-cell>
          <table:table-cell table:style-name="ce49" office:value-type="float" office:value="377" calcext:value-type="float">
            <text:p>377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4627" calcext:value-type="float">
            <text:p>764,627</text:p>
          </table:table-cell>
          <table:table-cell table:style-name="ce38" table:formula="of:=SUM([.E82:.I82])" office:value-type="float" office:value="29828" calcext:value-type="float">
            <text:p>29,828</text:p>
          </table:table-cell>
          <table:table-cell table:style-name="ce26" office:value-type="float" office:value="5298" calcext:value-type="float">
            <text:p>5,298</text:p>
          </table:table-cell>
          <table:table-cell table:style-name="ce26" office:value-type="float" office:value="5833" calcext:value-type="float">
            <text:p>5,833</text:p>
          </table:table-cell>
          <table:table-cell table:style-name="ce26" office:value-type="float" office:value="5905" calcext:value-type="float">
            <text:p>5,905</text:p>
          </table:table-cell>
          <table:table-cell table:style-name="ce26" office:value-type="float" office:value="6097" calcext:value-type="float">
            <text:p>6,097</text:p>
          </table:table-cell>
          <table:table-cell table:style-name="ce26" office:value-type="float" office:value="6695" calcext:value-type="float">
            <text:p>6,695</text:p>
          </table:table-cell>
          <table:table-cell table:style-name="ce26" office:value-type="float" office:value="41321" calcext:value-type="float">
            <text:p>41,321</text:p>
          </table:table-cell>
          <table:table-cell table:style-name="ce26" office:value-type="float" office:value="7309" calcext:value-type="float">
            <text:p>7,309</text:p>
          </table:table-cell>
          <table:table-cell table:style-name="ce26" office:value-type="float" office:value="7472" calcext:value-type="float">
            <text:p>7,472</text:p>
          </table:table-cell>
          <table:table-cell table:style-name="ce26" office:value-type="float" office:value="9359" calcext:value-type="float">
            <text:p>9,359</text:p>
          </table:table-cell>
          <table:table-cell table:style-name="ce26" office:value-type="float" office:value="8971" calcext:value-type="float">
            <text:p>8,971</text:p>
          </table:table-cell>
          <table:table-cell table:style-name="ce38" office:value-type="float" office:value="8210" calcext:value-type="float">
            <text:p>8,210</text:p>
          </table:table-cell>
          <table:table-cell table:style-name="ce26" office:value-type="float" office:value="51017" calcext:value-type="float">
            <text:p>51,017</text:p>
          </table:table-cell>
          <table:table-cell table:style-name="ce26" office:value-type="float" office:value="10117" calcext:value-type="float">
            <text:p>10,117</text:p>
          </table:table-cell>
          <table:table-cell table:style-name="ce26" office:value-type="float" office:value="10209" calcext:value-type="float">
            <text:p>10,209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26" office:value-type="float" office:value="10223" calcext:value-type="float">
            <text:p>10,223</text:p>
          </table:table-cell>
          <table:table-cell table:style-name="ce38" office:value-type="float" office:value="10196" calcext:value-type="float">
            <text:p>10,196</text:p>
          </table:table-cell>
          <table:table-cell table:style-name="ce26" office:value-type="float" office:value="49061" calcext:value-type="float">
            <text:p>49,061</text:p>
          </table:table-cell>
          <table:table-cell table:style-name="ce26" office:value-type="float" office:value="9644" calcext:value-type="float">
            <text:p>9,644</text:p>
          </table:table-cell>
          <table:table-cell table:style-name="ce26" office:value-type="float" office:value="9602" calcext:value-type="float">
            <text:p>9,602</text:p>
          </table:table-cell>
          <table:table-cell table:style-name="ce26" office:value-type="float" office:value="10011" calcext:value-type="float">
            <text:p>10,011</text:p>
          </table:table-cell>
          <table:table-cell table:style-name="ce26" office:value-type="float" office:value="9365" calcext:value-type="float">
            <text:p>9,365</text:p>
          </table:table-cell>
          <table:table-cell table:style-name="ce38" office:value-type="float" office:value="10439" calcext:value-type="float">
            <text:p>10,439</text:p>
          </table:table-cell>
          <table:table-cell table:style-name="ce26" office:value-type="float" office:value="51444" calcext:value-type="float">
            <text:p>51,444</text:p>
          </table:table-cell>
          <table:table-cell table:style-name="ce26" office:value-type="float" office:value="9232" calcext:value-type="float">
            <text:p>9,232</text:p>
          </table:table-cell>
          <table:table-cell table:style-name="ce26" office:value-type="float" office:value="8819" calcext:value-type="float">
            <text:p>8,819</text:p>
          </table:table-cell>
          <table:table-cell table:style-name="ce26" office:value-type="float" office:value="10245" calcext:value-type="float">
            <text:p>10,245</text:p>
          </table:table-cell>
          <table:table-cell table:style-name="ce26" office:value-type="float" office:value="11358" calcext:value-type="float">
            <text:p>11,358</text:p>
          </table:table-cell>
          <table:table-cell table:style-name="ce38" office:value-type="float" office:value="11790" calcext:value-type="float">
            <text:p>11,790</text:p>
          </table:table-cell>
          <table:table-cell table:style-name="ce26" office:value-type="float" office:value="67244" calcext:value-type="float">
            <text:p>67,244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26" office:value-type="float" office:value="13336" calcext:value-type="float">
            <text:p>13,336</text:p>
          </table:table-cell>
          <table:table-cell table:style-name="ce26" office:value-type="float" office:value="13413" calcext:value-type="float">
            <text:p>13,413</text:p>
          </table:table-cell>
          <table:table-cell table:style-name="ce26" office:value-type="float" office:value="13831" calcext:value-type="float">
            <text:p>13,831</text:p>
          </table:table-cell>
          <table:table-cell table:style-name="ce38" office:value-type="float" office:value="13858" calcext:value-type="float">
            <text:p>13,858</text:p>
          </table:table-cell>
          <table:table-cell table:style-name="ce26" office:value-type="float" office:value="66442" calcext:value-type="float">
            <text:p>66,442</text:p>
          </table:table-cell>
          <table:table-cell table:style-name="ce26" office:value-type="float" office:value="13311" calcext:value-type="float">
            <text:p>13,311</text:p>
          </table:table-cell>
          <table:table-cell table:style-name="ce26" office:value-type="float" office:value="14776" calcext:value-type="float">
            <text:p>14,776</text:p>
          </table:table-cell>
          <table:table-cell table:style-name="ce26" office:value-type="float" office:value="12940" calcext:value-type="float">
            <text:p>12,940</text:p>
          </table:table-cell>
          <table:table-cell table:style-name="ce26" office:value-type="float" office:value="12728" calcext:value-type="float">
            <text:p>12,728</text:p>
          </table:table-cell>
          <table:table-cell table:style-name="ce38" office:value-type="float" office:value="12687" calcext:value-type="float">
            <text:p>12,687</text:p>
          </table:table-cell>
          <table:table-cell table:style-name="ce26" office:value-type="float" office:value="65675" calcext:value-type="float">
            <text:p>65,675</text:p>
          </table:table-cell>
          <table:table-cell table:style-name="ce26" office:value-type="float" office:value="12689" calcext:value-type="float">
            <text:p>12,689</text:p>
          </table:table-cell>
          <table:table-cell table:style-name="ce26" office:value-type="float" office:value="12970" calcext:value-type="float">
            <text:p>12,970</text:p>
          </table:table-cell>
          <table:table-cell table:style-name="ce26" office:value-type="float" office:value="13352" calcext:value-type="float">
            <text:p>13,352</text:p>
          </table:table-cell>
          <table:table-cell table:style-name="ce26" office:value-type="float" office:value="13360" calcext:value-type="float">
            <text:p>13,360</text:p>
          </table:table-cell>
          <table:table-cell table:style-name="ce38" office:value-type="float" office:value="13304" calcext:value-type="float">
            <text:p>13,304</text:p>
          </table:table-cell>
          <table:table-cell table:style-name="ce26" office:value-type="float" office:value="64930" calcext:value-type="float">
            <text:p>64,930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13071" calcext:value-type="float">
            <text:p>13,071</text:p>
          </table:table-cell>
          <table:table-cell table:style-name="ce26" office:value-type="float" office:value="12903" calcext:value-type="float">
            <text:p>12,903</text:p>
          </table:table-cell>
          <table:table-cell table:style-name="ce26" office:value-type="float" office:value="13093" calcext:value-type="float">
            <text:p>13,093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26" office:value-type="float" office:value="64530" calcext:value-type="float">
            <text:p>64,530</text:p>
          </table:table-cell>
          <table:table-cell table:style-name="ce26" office:value-type="float" office:value="13303" calcext:value-type="float">
            <text:p>13,303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26" office:value-type="float" office:value="12827" calcext:value-type="float">
            <text:p>12,827</text:p>
          </table:table-cell>
          <table:table-cell table:style-name="ce26" office:value-type="float" office:value="12830" calcext:value-type="float">
            <text:p>12,830</text:p>
          </table:table-cell>
          <table:table-cell table:style-name="ce38" office:value-type="float" office:value="12728" calcext:value-type="float">
            <text:p>12,728</text:p>
          </table:table-cell>
          <table:table-cell table:style-name="ce26" office:value-type="float" office:value="61629" calcext:value-type="float">
            <text:p>61,629</text:p>
          </table:table-cell>
          <table:table-cell table:style-name="ce26" office:value-type="float" office:value="12225" calcext:value-type="float">
            <text:p>12,225</text:p>
          </table:table-cell>
          <table:table-cell table:style-name="ce26" office:value-type="float" office:value="12824" calcext:value-type="float">
            <text:p>12,824</text:p>
          </table:table-cell>
          <table:table-cell table:style-name="ce26" office:value-type="float" office:value="12645" calcext:value-type="float">
            <text:p>12,645</text:p>
          </table:table-cell>
          <table:table-cell table:style-name="ce26" office:value-type="float" office:value="12135" calcext:value-type="float">
            <text:p>12,135</text:p>
          </table:table-cell>
          <table:table-cell table:style-name="ce38" office:value-type="float" office:value="11800" calcext:value-type="float">
            <text:p>11,800</text:p>
          </table:table-cell>
          <table:table-cell table:style-name="ce26" office:value-type="float" office:value="51032" calcext:value-type="float">
            <text:p>51,032</text:p>
          </table:table-cell>
          <table:table-cell table:style-name="ce26" office:value-type="float" office:value="11397" calcext:value-type="float">
            <text:p>11,397</text:p>
          </table:table-cell>
          <table:table-cell table:style-name="ce26" office:value-type="float" office:value="11862" calcext:value-type="float">
            <text:p>11,862</text:p>
          </table:table-cell>
          <table:table-cell table:style-name="ce26" office:value-type="float" office:value="10504" calcext:value-type="float">
            <text:p>10,504</text:p>
          </table:table-cell>
          <table:table-cell table:style-name="ce26" office:value-type="float" office:value="9163" calcext:value-type="float">
            <text:p>9,163</text:p>
          </table:table-cell>
          <table:table-cell table:style-name="ce38" office:value-type="float" office:value="8106" calcext:value-type="float">
            <text:p>8,106</text:p>
          </table:table-cell>
          <table:table-cell table:style-name="ce26" office:value-type="float" office:value="28904" calcext:value-type="float">
            <text:p>28,904</text:p>
          </table:table-cell>
          <table:table-cell table:style-name="ce26" office:value-type="float" office:value="7284" calcext:value-type="float">
            <text:p>7,284</text:p>
          </table:table-cell>
          <table:table-cell table:style-name="ce26" office:value-type="float" office:value="5661" calcext:value-type="float">
            <text:p>5,661</text:p>
          </table:table-cell>
          <table:table-cell table:style-name="ce26" office:value-type="float" office:value="4724" calcext:value-type="float">
            <text:p>4,724</text:p>
          </table:table-cell>
          <table:table-cell table:style-name="ce26" office:value-type="float" office:value="5599" calcext:value-type="float">
            <text:p>5,599</text:p>
          </table:table-cell>
          <table:table-cell table:style-name="ce38" office:value-type="float" office:value="5636" calcext:value-type="float">
            <text:p>5,636</text:p>
          </table:table-cell>
          <table:table-cell table:style-name="ce26" office:value-type="float" office:value="26206" calcext:value-type="float">
            <text:p>26,206</text:p>
          </table:table-cell>
          <table:table-cell table:style-name="ce26" office:value-type="float" office:value="5466" calcext:value-type="float">
            <text:p>5,466</text:p>
          </table:table-cell>
          <table:table-cell table:style-name="ce26" office:value-type="float" office:value="5403" calcext:value-type="float">
            <text:p>5,403</text:p>
          </table:table-cell>
          <table:table-cell table:style-name="ce26" office:value-type="float" office:value="5402" calcext:value-type="float">
            <text:p>5,402</text:p>
          </table:table-cell>
          <table:table-cell table:style-name="ce26" office:value-type="float" office:value="5146" calcext:value-type="float">
            <text:p>5,146</text:p>
          </table:table-cell>
          <table:table-cell table:style-name="ce38" office:value-type="float" office:value="4789" calcext:value-type="float">
            <text:p>4,789</text:p>
          </table:table-cell>
          <table:table-cell table:style-name="ce26" office:value-type="float" office:value="19202" calcext:value-type="float">
            <text:p>19,202</text:p>
          </table:table-cell>
          <table:table-cell table:style-name="ce26" office:value-type="float" office:value="4497" calcext:value-type="float">
            <text:p>4,497</text:p>
          </table:table-cell>
          <table:table-cell table:style-name="ce26" office:value-type="float" office:value="3955" calcext:value-type="float">
            <text:p>3,955</text:p>
          </table:table-cell>
          <table:table-cell table:style-name="ce26" office:value-type="float" office:value="3937" calcext:value-type="float">
            <text:p>3,937</text:p>
          </table:table-cell>
          <table:table-cell table:style-name="ce26" office:value-type="float" office:value="3698" calcext:value-type="float">
            <text:p>3,698</text:p>
          </table:table-cell>
          <table:table-cell table:style-name="ce38" office:value-type="float" office:value="3115" calcext:value-type="float">
            <text:p>3,115</text:p>
          </table:table-cell>
          <table:table-cell table:style-name="ce26" office:value-type="float" office:value="13175" calcext:value-type="float">
            <text:p>13,175</text:p>
          </table:table-cell>
          <table:table-cell table:style-name="ce26" office:value-type="float" office:value="3066" calcext:value-type="float">
            <text:p>3,066</text:p>
          </table:table-cell>
          <table:table-cell table:style-name="ce26" office:value-type="float" office:value="2827" calcext:value-type="float">
            <text:p>2,827</text:p>
          </table:table-cell>
          <table:table-cell table:style-name="ce26" office:value-type="float" office:value="2640" calcext:value-type="float">
            <text:p>2,640</text:p>
          </table:table-cell>
          <table:table-cell table:style-name="ce26" office:value-type="float" office:value="2382" calcext:value-type="float">
            <text:p>2,382</text:p>
          </table:table-cell>
          <table:table-cell table:style-name="ce38" office:value-type="float" office:value="2260" calcext:value-type="float">
            <text:p>2,260</text:p>
          </table:table-cell>
          <table:table-cell table:style-name="ce26" office:value-type="float" office:value="8039" calcext:value-type="float">
            <text:p>8,039</text:p>
          </table:table-cell>
          <table:table-cell table:style-name="ce26" office:value-type="float" office:value="1913" calcext:value-type="float">
            <text:p>1,913</text:p>
          </table:table-cell>
          <table:table-cell table:style-name="ce26" office:value-type="float" office:value="1899" calcext:value-type="float">
            <text:p>1,899</text:p>
          </table:table-cell>
          <table:table-cell table:style-name="ce26" office:value-type="float" office:value="1653" calcext:value-type="float">
            <text:p>1,653</text:p>
          </table:table-cell>
          <table:table-cell table:style-name="ce26" office:value-type="float" office:value="1386" calcext:value-type="float">
            <text:p>1,386</text:p>
          </table:table-cell>
          <table:table-cell table:style-name="ce38" office:value-type="float" office:value="1188" calcext:value-type="float">
            <text:p>1,188</text:p>
          </table:table-cell>
          <table:table-cell table:style-name="ce26" office:value-type="float" office:value="3619" calcext:value-type="float">
            <text:p>3,619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548" calcext:value-type="float">
            <text:p>548</text:p>
          </table:table-cell>
          <table:table-cell table:style-name="ce38" office:value-type="float" office:value="407" calcext:value-type="float">
            <text:p>407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56" calcext:value-type="float">
            <text:p>156</text:p>
          </table:table-cell>
          <table:table-cell table:style-name="ce38" office:value-type="float" office:value="125" calcext:value-type="float">
            <text:p>125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5" calcext:value-type="float">
            <text:p>25</text:p>
          </table:table-cell>
          <table:table-cell table:style-name="ce38" office:value-type="float" office:value="18" calcext:value-type="float">
            <text:p>18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2017" calcext:value-type="float">
            <text:p>92,017</text:p>
          </table:table-cell>
          <table:table-cell table:style-name="ce25" table:formula="of:=SUM([.E83:.I83])" office:value-type="float" office:value="4620" calcext:value-type="float">
            <text:p>4,620</text:p>
          </table:table-cell>
          <table:table-cell table:style-name="ce25" office:value-type="float" office:value="1020" calcext:value-type="float">
            <text:p>1,020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4083" calcext:value-type="float">
            <text:p>4,083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office:value-type="float" office:value="816" calcext:value-type="float">
            <text:p>816</text:p>
          </table:table-cell>
          <table:table-cell table:style-name="ce49" office:value-type="float" office:value="735" calcext:value-type="float">
            <text:p>735</text:p>
          </table:table-cell>
          <table:table-cell table:style-name="ce25" office:value-type="float" office:value="4394" calcext:value-type="float">
            <text:p>4,394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892" calcext:value-type="float">
            <text:p>892</text:p>
          </table:table-cell>
          <table:table-cell table:style-name="ce49" office:value-type="float" office:value="874" calcext:value-type="float">
            <text:p>874</text:p>
          </table:table-cell>
          <table:table-cell table:style-name="ce25" office:value-type="float" office:value="5482" calcext:value-type="float">
            <text:p>5,482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office:value-type="float" office:value="1044" calcext:value-type="float">
            <text:p>1,044</text:p>
          </table:table-cell>
          <table:table-cell table:style-name="ce25" office:value-type="float" office:value="1136" calcext:value-type="float">
            <text:p>1,136</text:p>
          </table:table-cell>
          <table:table-cell table:style-name="ce49" office:value-type="float" office:value="1446" calcext:value-type="float">
            <text:p>1,446</text:p>
          </table:table-cell>
          <table:table-cell table:style-name="ce25" office:value-type="float" office:value="6950" calcext:value-type="float">
            <text:p>6,950</text:p>
          </table:table-cell>
          <table:table-cell table:style-name="ce25" office:value-type="float" office:value="1332" calcext:value-type="float">
            <text:p>1,332</text:p>
          </table:table-cell>
          <table:table-cell table:style-name="ce25" office:value-type="float" office:value="1265" calcext:value-type="float">
            <text:p>1,265</text:p>
          </table:table-cell>
          <table:table-cell table:style-name="ce25" office:value-type="float" office:value="1367" calcext:value-type="float">
            <text:p>1,367</text:p>
          </table:table-cell>
          <table:table-cell table:style-name="ce25" office:value-type="float" office:value="1475" calcext:value-type="float">
            <text:p>1,475</text:p>
          </table:table-cell>
          <table:table-cell table:style-name="ce49" office:value-type="float" office:value="1511" calcext:value-type="float">
            <text:p>1,511</text:p>
          </table:table-cell>
          <table:table-cell table:style-name="ce25" office:value-type="float" office:value="7663" calcext:value-type="float">
            <text:p>7,663</text:p>
          </table:table-cell>
          <table:table-cell table:style-name="ce25" office:value-type="float" office:value="1480" calcext:value-type="float">
            <text:p>1,480</text:p>
          </table:table-cell>
          <table:table-cell table:style-name="ce25" office:value-type="float" office:value="1532" calcext:value-type="float">
            <text:p>1,532</text:p>
          </table:table-cell>
          <table:table-cell table:style-name="ce25" office:value-type="float" office:value="1438" calcext:value-type="float">
            <text:p>1,438</text:p>
          </table:table-cell>
          <table:table-cell table:style-name="ce25" office:value-type="float" office:value="1651" calcext:value-type="float">
            <text:p>1,651</text:p>
          </table:table-cell>
          <table:table-cell table:style-name="ce49" office:value-type="float" office:value="1562" calcext:value-type="float">
            <text:p>1,562</text:p>
          </table:table-cell>
          <table:table-cell table:style-name="ce25" office:value-type="float" office:value="7626" calcext:value-type="float">
            <text:p>7,626</text:p>
          </table:table-cell>
          <table:table-cell table:style-name="ce25" office:value-type="float" office:value="1545" calcext:value-type="float">
            <text:p>1,545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488" calcext:value-type="float">
            <text:p>1,488</text:p>
          </table:table-cell>
          <table:table-cell table:style-name="ce25" office:value-type="float" office:value="1486" calcext:value-type="float">
            <text:p>1,486</text:p>
          </table:table-cell>
          <table:table-cell table:style-name="ce49" office:value-type="float" office:value="1461" calcext:value-type="float">
            <text:p>1,461</text:p>
          </table:table-cell>
          <table:table-cell table:style-name="ce25" office:value-type="float" office:value="7305" calcext:value-type="float">
            <text:p>7,305</text:p>
          </table:table-cell>
          <table:table-cell table:style-name="ce25" office:value-type="float" office:value="1430" calcext:value-type="float">
            <text:p>1,430</text:p>
          </table:table-cell>
          <table:table-cell table:style-name="ce25" office:value-type="float" office:value="1469" calcext:value-type="float">
            <text:p>1,469</text:p>
          </table:table-cell>
          <table:table-cell table:style-name="ce25" office:value-type="float" office:value="1493" calcext:value-type="float">
            <text:p>1,493</text:p>
          </table:table-cell>
          <table:table-cell table:style-name="ce25" office:value-type="float" office:value="1501" calcext:value-type="float">
            <text:p>1,501</text:p>
          </table:table-cell>
          <table:table-cell table:style-name="ce49" office:value-type="float" office:value="1412" calcext:value-type="float">
            <text:p>1,412</text:p>
          </table:table-cell>
          <table:table-cell table:style-name="ce25" office:value-type="float" office:value="7596" calcext:value-type="float">
            <text:p>7,596</text:p>
          </table:table-cell>
          <table:table-cell table:style-name="ce25" office:value-type="float" office:value="1333" calcext:value-type="float">
            <text:p>1,333</text:p>
          </table:table-cell>
          <table:table-cell table:style-name="ce25" office:value-type="float" office:value="1510" calcext:value-type="float">
            <text:p>1,510</text:p>
          </table:table-cell>
          <table:table-cell table:style-name="ce25" office:value-type="float" office:value="1635" calcext:value-type="float">
            <text:p>1,635</text:p>
          </table:table-cell>
          <table:table-cell table:style-name="ce25" office:value-type="float" office:value="1557" calcext:value-type="float">
            <text:p>1,557</text:p>
          </table:table-cell>
          <table:table-cell table:style-name="ce49" office:value-type="float" office:value="1561" calcext:value-type="float">
            <text:p>1,561</text:p>
          </table:table-cell>
          <table:table-cell table:style-name="ce25" office:value-type="float" office:value="7595" calcext:value-type="float">
            <text:p>7,595</text:p>
          </table:table-cell>
          <table:table-cell table:style-name="ce25" office:value-type="float" office:value="1559" calcext:value-type="float">
            <text:p>1,559</text:p>
          </table:table-cell>
          <table:table-cell table:style-name="ce25" office:value-type="float" office:value="1421" calcext:value-type="float">
            <text:p>1,421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office:value-type="float" office:value="1584" calcext:value-type="float">
            <text:p>1,584</text:p>
          </table:table-cell>
          <table:table-cell table:style-name="ce49" office:value-type="float" office:value="1542" calcext:value-type="float">
            <text:p>1,542</text:p>
          </table:table-cell>
          <table:table-cell table:style-name="ce25" office:value-type="float" office:value="7708" calcext:value-type="float">
            <text:p>7,708</text:p>
          </table:table-cell>
          <table:table-cell table:style-name="ce25" office:value-type="float" office:value="1674" calcext:value-type="float">
            <text:p>1,674</text:p>
          </table:table-cell>
          <table:table-cell table:style-name="ce25" office:value-type="float" office:value="1614" calcext:value-type="float">
            <text:p>1,614</text:p>
          </table:table-cell>
          <table:table-cell table:style-name="ce25" office:value-type="float" office:value="1530" calcext:value-type="float">
            <text:p>1,530</text:p>
          </table:table-cell>
          <table:table-cell table:style-name="ce25" office:value-type="float" office:value="1585" calcext:value-type="float">
            <text:p>1,585</text:p>
          </table:table-cell>
          <table:table-cell table:style-name="ce49" office:value-type="float" office:value="1305" calcext:value-type="float">
            <text:p>1,305</text:p>
          </table:table-cell>
          <table:table-cell table:style-name="ce25" office:value-type="float" office:value="5637" calcext:value-type="float">
            <text:p>5,637</text:p>
          </table:table-cell>
          <table:table-cell table:style-name="ce25" office:value-type="float" office:value="1388" calcext:value-type="float">
            <text:p>1,388</text:p>
          </table:table-cell>
          <table:table-cell table:style-name="ce25" office:value-type="float" office:value="1203" calcext:value-type="float">
            <text:p>1,203</text:p>
          </table:table-cell>
          <table:table-cell table:style-name="ce25" office:value-type="float" office:value="1094" calcext:value-type="float">
            <text:p>1,094</text:p>
          </table:table-cell>
          <table:table-cell table:style-name="ce25" office:value-type="float" office:value="1006" calcext:value-type="float">
            <text:p>1,006</text:p>
          </table:table-cell>
          <table:table-cell table:style-name="ce49" office:value-type="float" office:value="946" calcext:value-type="float">
            <text:p>946</text:p>
          </table:table-cell>
          <table:table-cell table:style-name="ce25" office:value-type="float" office:value="3970" calcext:value-type="float">
            <text:p>3,970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840" calcext:value-type="float">
            <text:p>840</text:p>
          </table:table-cell>
          <table:table-cell table:style-name="ce49" office:value-type="float" office:value="823" calcext:value-type="float">
            <text:p>823</text:p>
          </table:table-cell>
          <table:table-cell table:style-name="ce25" office:value-type="float" office:value="3543" calcext:value-type="float">
            <text:p>3,543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688" calcext:value-type="float">
            <text:p>688</text:p>
          </table:table-cell>
          <table:table-cell table:style-name="ce49" office:value-type="float" office:value="708" calcext:value-type="float">
            <text:p>708</text:p>
          </table:table-cell>
          <table:table-cell table:style-name="ce25" office:value-type="float" office:value="3132" calcext:value-type="float">
            <text:p>3,132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office:value-type="float" office:value="596" calcext:value-type="float">
            <text:p>596</text:p>
          </table:table-cell>
          <table:table-cell table:style-name="ce49" office:value-type="float" office:value="584" calcext:value-type="float">
            <text:p>584</text:p>
          </table:table-cell>
          <table:table-cell table:style-name="ce25" office:value-type="float" office:value="2160" calcext:value-type="float">
            <text:p>2,160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383" calcext:value-type="float">
            <text:p>383</text:p>
          </table:table-cell>
          <table:table-cell table:style-name="ce49" office:value-type="float" office:value="365" calcext:value-type="float">
            <text:p>365</text:p>
          </table:table-cell>
          <table:table-cell table:style-name="ce25" office:value-type="float" office:value="1353" calcext:value-type="float">
            <text:p>1,353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73" calcext:value-type="float">
            <text:p>273</text:p>
          </table:table-cell>
          <table:table-cell table:style-name="ce49" office:value-type="float" office:value="222" calcext:value-type="float">
            <text:p>222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08" calcext:value-type="float">
            <text:p>108</text:p>
          </table:table-cell>
          <table:table-cell table:style-name="ce49" office:value-type="float" office:value="112" calcext:value-type="float">
            <text:p>112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9" calcext:value-type="float">
            <text:p>49</text:p>
          </table:table-cell>
          <table:table-cell table:style-name="ce49" office:value-type="float" office:value="39" calcext:value-type="float">
            <text:p>39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21" calcext:value-type="float">
            <text:p>21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49511" calcext:value-type="float">
            <text:p>49,511</text:p>
          </table:table-cell>
          <table:table-cell table:style-name="ce25" table:formula="of:=SUM([.E84:.I84])" office:value-type="float" office:value="2472" calcext:value-type="float">
            <text:p>2,472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2135" calcext:value-type="float">
            <text:p>2,135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432" calcext:value-type="float">
            <text:p>432</text:p>
          </table:table-cell>
          <table:table-cell table:style-name="ce50" office:value-type="float" office:value="382" calcext:value-type="float">
            <text:p>382</text:p>
          </table:table-cell>
          <table:table-cell table:style-name="ce27" office:value-type="float" office:value="2248" calcext:value-type="float">
            <text:p>2,248</text:p>
          </table:table-cell>
          <table:table-cell table:style-name="ce27" office:value-type="float" office:value="431" calcext:value-type="float">
            <text:p>431</text:p>
          </table:table-cell>
          <table:table-cell table:number-columns-repeated="2" table:style-name="ce27" office:value-type="float" office:value="459" calcext:value-type="float">
            <text:p>459</text:p>
          </table:table-cell>
          <table:table-cell table:style-name="ce27" office:value-type="float" office:value="461" calcext:value-type="float">
            <text:p>461</text:p>
          </table:table-cell>
          <table:table-cell table:style-name="ce50" office:value-type="float" office:value="438" calcext:value-type="float">
            <text:p>438</text:p>
          </table:table-cell>
          <table:table-cell table:style-name="ce27" office:value-type="float" office:value="2842" calcext:value-type="float">
            <text:p>2,842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595" calcext:value-type="float">
            <text:p>595</text:p>
          </table:table-cell>
          <table:table-cell table:style-name="ce50" office:value-type="float" office:value="744" calcext:value-type="float">
            <text:p>744</text:p>
          </table:table-cell>
          <table:table-cell table:style-name="ce27" office:value-type="float" office:value="3543" calcext:value-type="float">
            <text:p>3,543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642" calcext:value-type="float">
            <text:p>642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731" calcext:value-type="float">
            <text:p>731</text:p>
          </table:table-cell>
          <table:table-cell table:style-name="ce50" office:value-type="float" office:value="775" calcext:value-type="float">
            <text:p>775</text:p>
          </table:table-cell>
          <table:table-cell table:style-name="ce27" office:value-type="float" office:value="3887" calcext:value-type="float">
            <text:p>3,887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85" calcext:value-type="float">
            <text:p>785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824" calcext:value-type="float">
            <text:p>824</text:p>
          </table:table-cell>
          <table:table-cell table:style-name="ce50" office:value-type="float" office:value="798" calcext:value-type="float">
            <text:p>798</text:p>
          </table:table-cell>
          <table:table-cell table:style-name="ce27" office:value-type="float" office:value="3975" calcext:value-type="float">
            <text:p>3,975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58" calcext:value-type="float">
            <text:p>758</text:p>
          </table:table-cell>
          <table:table-cell table:style-name="ce27" office:value-type="float" office:value="790" calcext:value-type="float">
            <text:p>790</text:p>
          </table:table-cell>
          <table:table-cell table:style-name="ce50" office:value-type="float" office:value="815" calcext:value-type="float">
            <text:p>815</text:p>
          </table:table-cell>
          <table:table-cell table:style-name="ce27" office:value-type="float" office:value="4244" calcext:value-type="float">
            <text:p>4,244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837" calcext:value-type="float">
            <text:p>837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884" calcext:value-type="float">
            <text:p>884</text:p>
          </table:table-cell>
          <table:table-cell table:style-name="ce50" office:value-type="float" office:value="851" calcext:value-type="float">
            <text:p>851</text:p>
          </table:table-cell>
          <table:table-cell table:style-name="ce27" office:value-type="float" office:value="4505" calcext:value-type="float">
            <text:p>4,505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999" calcext:value-type="float">
            <text:p>999</text:p>
          </table:table-cell>
          <table:table-cell table:style-name="ce27" office:value-type="float" office:value="919" calcext:value-type="float">
            <text:p>919</text:p>
          </table:table-cell>
          <table:table-cell table:style-name="ce50" office:value-type="float" office:value="941" calcext:value-type="float">
            <text:p>941</text:p>
          </table:table-cell>
          <table:table-cell table:style-name="ce27" office:value-type="float" office:value="4430" calcext:value-type="float">
            <text:p>4,430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918" calcext:value-type="float">
            <text:p>918</text:p>
          </table:table-cell>
          <table:table-cell table:style-name="ce50" office:value-type="float" office:value="899" calcext:value-type="float">
            <text:p>899</text:p>
          </table:table-cell>
          <table:table-cell table:style-name="ce27" office:value-type="float" office:value="4261" calcext:value-type="float">
            <text:p>4,261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54" calcext:value-type="float">
            <text:p>854</text:p>
          </table:table-cell>
          <table:table-cell table:style-name="ce50" office:value-type="float" office:value="724" calcext:value-type="float">
            <text:p>724</text:p>
          </table:table-cell>
          <table:table-cell table:style-name="ce27" office:value-type="float" office:value="3042" calcext:value-type="float">
            <text:p>3,042</text:p>
          </table:table-cell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530" calcext:value-type="float">
            <text:p>530</text:p>
          </table:table-cell>
          <table:table-cell table:style-name="ce50" office:value-type="float" office:value="525" calcext:value-type="float">
            <text:p>525</text:p>
          </table:table-cell>
          <table:table-cell table:style-name="ce27" office:value-type="float" office:value="2199" calcext:value-type="float">
            <text:p>2,199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484" calcext:value-type="float">
            <text:p>484</text:p>
          </table:table-cell>
          <table:table-cell table:style-name="ce50" office:value-type="float" office:value="467" calcext:value-type="float">
            <text:p>467</text:p>
          </table:table-cell>
          <table:table-cell table:style-name="ce27" office:value-type="float" office:value="1994" calcext:value-type="float">
            <text:p>1,994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395" calcext:value-type="float">
            <text:p>395</text:p>
          </table:table-cell>
          <table:table-cell table:style-name="ce50" office:value-type="float" office:value="405" calcext:value-type="float">
            <text:p>405</text:p>
          </table:table-cell>
          <table:table-cell table:style-name="ce27" office:value-type="float" office:value="1766" calcext:value-type="float">
            <text:p>1,766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53" calcext:value-type="float">
            <text:p>353</text:p>
          </table:table-cell>
          <table:table-cell table:style-name="ce50" office:value-type="float" office:value="309" calcext:value-type="float">
            <text:p>309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56" calcext:value-type="float">
            <text:p>156</text:p>
          </table:table-cell>
          <table:table-cell table:style-name="ce50" office:value-type="float" office:value="144" calcext:value-type="float">
            <text:p>144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21" calcext:value-type="float">
            <text:p>121</text:p>
          </table:table-cell>
          <table:table-cell table:style-name="ce50" office:value-type="float" office:value="66" calcext:value-type="float">
            <text:p>66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2" table:style-name="ce27" office:value-type="float" office:value="75" calcext:value-type="float">
            <text:p>7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3" calcext:value-type="float">
            <text:p>43</text:p>
          </table:table-cell>
          <table:table-cell table:style-name="ce50" office:value-type="float" office:value="43" calcext:value-type="float">
            <text:p>43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8" calcext:value-type="float">
            <text:p>18</text:p>
          </table:table-cell>
          <table:table-cell table:style-name="ce50" office:value-type="float" office:value="11" calcext:value-type="float">
            <text:p>11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2506" calcext:value-type="float">
            <text:p>42,506</text:p>
          </table:table-cell>
          <table:table-cell table:style-name="ce38" table:formula="of:=SUM([.E85:.I85])" office:value-type="float" office:value="2148" calcext:value-type="float">
            <text:p>2,148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84" calcext:value-type="float">
            <text:p>384</text:p>
          </table:table-cell>
          <table:table-cell table:style-name="ce51" office:value-type="float" office:value="353" calcext:value-type="float">
            <text:p>353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31" calcext:value-type="float">
            <text:p>431</text:p>
          </table:table-cell>
          <table:table-cell table:style-name="ce51" office:value-type="float" office:value="436" calcext:value-type="float">
            <text:p>436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41" calcext:value-type="float">
            <text:p>541</text:p>
          </table:table-cell>
          <table:table-cell table:style-name="ce51" office:value-type="float" office:value="702" calcext:value-type="float">
            <text:p>70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744" calcext:value-type="float">
            <text:p>744</text:p>
          </table:table-cell>
          <table:table-cell table:style-name="ce51" office:value-type="float" office:value="736" calcext:value-type="float">
            <text:p>736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827" calcext:value-type="float">
            <text:p>827</text:p>
          </table:table-cell>
          <table:table-cell table:style-name="ce51" office:value-type="float" office:value="764" calcext:value-type="float">
            <text:p>764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96" calcext:value-type="float">
            <text:p>696</text:p>
          </table:table-cell>
          <table:table-cell table:style-name="ce51" office:value-type="float" office:value="646" calcext:value-type="float">
            <text:p>646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17" calcext:value-type="float">
            <text:p>617</text:p>
          </table:table-cell>
          <table:table-cell table:style-name="ce51" office:value-type="float" office:value="561" calcext:value-type="float">
            <text:p>561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38" calcext:value-type="float">
            <text:p>638</text:p>
          </table:table-cell>
          <table:table-cell table:style-name="ce51" office:value-type="float" office:value="620" calcext:value-type="float">
            <text:p>620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66" calcext:value-type="float">
            <text:p>666</text:p>
          </table:table-cell>
          <table:table-cell table:style-name="ce51" office:value-type="float" office:value="643" calcext:value-type="float">
            <text:p>643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731" calcext:value-type="float">
            <text:p>731</text:p>
          </table:table-cell>
          <table:table-cell table:style-name="ce51" office:value-type="float" office:value="581" calcext:value-type="float">
            <text:p>581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76" calcext:value-type="float">
            <text:p>476</text:p>
          </table:table-cell>
          <table:table-cell table:style-name="ce51" office:value-type="float" office:value="421" calcext:value-type="float">
            <text:p>42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56" calcext:value-type="float">
            <text:p>356</text:p>
          </table:table-cell>
          <table:table-cell table:style-name="ce51" office:value-type="float" office:value="356" calcext:value-type="float">
            <text:p>35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93" calcext:value-type="float">
            <text:p>293</text:p>
          </table:table-cell>
          <table:table-cell table:style-name="ce51" office:value-type="float" office:value="303" calcext:value-type="float">
            <text:p>303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43" calcext:value-type="float">
            <text:p>243</text:p>
          </table:table-cell>
          <table:table-cell table:style-name="ce51" office:value-type="float" office:value="275" calcext:value-type="float">
            <text:p>275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27" calcext:value-type="float">
            <text:p>227</text:p>
          </table:table-cell>
          <table:table-cell table:style-name="ce51" office:value-type="float" office:value="221" calcext:value-type="float">
            <text:p>221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52" calcext:value-type="float">
            <text:p>152</text:p>
          </table:table-cell>
          <table:table-cell table:style-name="ce51" office:value-type="float" office:value="156" calcext:value-type="float">
            <text:p>156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1" calcext:value-type="float">
            <text:p>31</text:p>
          </table:table-cell>
          <table:table-cell table:style-name="ce51" office:value-type="float" office:value="28" calcext:value-type="float">
            <text:p>2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2063" calcext:value-type="float">
            <text:p>82,063</text:p>
          </table:table-cell>
          <table:table-cell table:style-name="ce29" table:formula="of:=SUM([.E86:.I86])" office:value-type="float" office:value="4123" calcext:value-type="float">
            <text:p>4,123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08" calcext:value-type="float">
            <text:p>808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1018" calcext:value-type="float">
            <text:p>1,018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1358" calcext:value-type="float">
            <text:p>1,358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306" calcext:value-type="float">
            <text:p>1,306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52" office:value-type="float" office:value="1273" calcext:value-type="float">
            <text:p>1,273</text:p>
          </table:table-cell>
          <table:table-cell table:style-name="ce29" office:value-type="float" office:value="6738" calcext:value-type="float">
            <text:p>6,738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95" calcext:value-type="float">
            <text:p>1,395</text:p>
          </table:table-cell>
          <table:table-cell table:style-name="ce52" office:value-type="float" office:value="1381" calcext:value-type="float">
            <text:p>1,381</text:p>
          </table:table-cell>
          <table:table-cell table:style-name="ce29" office:value-type="float" office:value="6640" calcext:value-type="float">
            <text:p>6,640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337" calcext:value-type="float">
            <text:p>1,337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411" calcext:value-type="float">
            <text:p>1,411</text:p>
          </table:table-cell>
          <table:table-cell table:style-name="ce52" office:value-type="float" office:value="1145" calcext:value-type="float">
            <text:p>1,145</text:p>
          </table:table-cell>
          <table:table-cell table:style-name="ce29" office:value-type="float" office:value="5005" calcext:value-type="float">
            <text:p>5,005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01" calcext:value-type="float">
            <text:p>901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44" calcext:value-type="float">
            <text:p>344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2" table:style-name="ce29" office:value-type="float" office:value="44" calcext:value-type="float">
            <text:p>44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3698" calcext:value-type="float">
            <text:p>43,698</text:p>
          </table:table-cell>
          <table:table-cell table:style-name="ce29" table:formula="of:=SUM([.E87:.I87])" office:value-type="float" office:value="2187" calcext:value-type="float">
            <text:p>2,187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92" calcext:value-type="float">
            <text:p>392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535" calcext:value-type="float">
            <text:p>535</text:p>
          </table:table-cell>
          <table:table-cell table:style-name="ce52" office:value-type="float" office:value="664" calcext:value-type="float">
            <text:p>664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687" calcext:value-type="float">
            <text:p>687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19" calcext:value-type="float">
            <text:p>819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75" calcext:value-type="float">
            <text:p>475</text:p>
          </table:table-cell>
          <table:table-cell table:style-name="ce52" office:value-type="float" office:value="454" calcext:value-type="float">
            <text:p>454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31" calcext:value-type="float">
            <text:p>431</text:p>
          </table:table-cell>
          <table:table-cell table:style-name="ce52" office:value-type="float" office:value="421" calcext:value-type="float">
            <text:p>42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379" calcext:value-type="float">
            <text:p>379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365" calcext:value-type="float">
            <text:p>38,365</text:p>
          </table:table-cell>
          <table:table-cell table:style-name="ce37" table:formula="of:=SUM([.E88:.I88])" office:value-type="float" office:value="1936" calcext:value-type="float">
            <text:p>1,936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310" calcext:value-type="float">
            <text:p>310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387" calcext:value-type="float">
            <text:p>387</text:p>
          </table:table-cell>
          <table:table-cell table:style-name="ce37" office:value-type="float" office:value="374" calcext:value-type="float">
            <text:p>374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483" calcext:value-type="float">
            <text:p>483</text:p>
          </table:table-cell>
          <table:table-cell table:style-name="ce37" office:value-type="float" office:value="645" calcext:value-type="float">
            <text:p>645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681" calcext:value-type="float">
            <text:p>681</text:p>
          </table:table-cell>
          <table:table-cell table:style-name="ce37" office:value-type="float" office:value="671" calcext:value-type="float">
            <text:p>671</text:p>
          </table:table-cell>
          <table:table-cell table:style-name="ce30" office:value-type="float" office:value="3436" calcext:value-type="float">
            <text:p>3,436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762" calcext:value-type="float">
            <text:p>762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15" calcext:value-type="float">
            <text:p>615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525" calcext:value-type="float">
            <text:p>525</text:p>
          </table:table-cell>
          <table:table-cell table:style-name="ce30" office:value-type="float" office:value="2792" calcext:value-type="float">
            <text:p>2,792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76" calcext:value-type="float">
            <text:p>576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793" calcext:value-type="float">
            <text:p>2,793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83" calcext:value-type="float">
            <text:p>583</text:p>
          </table:table-cell>
          <table:table-cell table:style-name="ce37" office:value-type="float" office:value="562" calcext:value-type="float">
            <text:p>562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26" calcext:value-type="float">
            <text:p>426</text:p>
          </table:table-cell>
          <table:table-cell table:style-name="ce37" office:value-type="float" office:value="366" calcext:value-type="float">
            <text:p>366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39" calcext:value-type="float">
            <text:p>339</text:p>
          </table:table-cell>
          <table:table-cell table:style-name="ce37" office:value-type="float" office:value="338" calcext:value-type="float">
            <text:p>338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81" calcext:value-type="float">
            <text:p>281</text:p>
          </table:table-cell>
          <table:table-cell table:style-name="ce37" office:value-type="float" office:value="279" calcext:value-type="float">
            <text:p>279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float" office:value="245" calcext:value-type="float">
            <text:p>245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206" calcext:value-type="float">
            <text:p>206</text:p>
          </table:table-cell>
          <table:table-cell table:style-name="ce37" office:value-type="float" office:value="206" calcext:value-type="float">
            <text:p>206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139" calcext:value-type="float">
            <text:p>139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54" calcext:value-type="float">
            <text:p>9,954</text:p>
          </table:table-cell>
          <table:table-cell table:style-name="ce29" table:formula="of:=SUM([.E89:.I89])" office:value-type="float" office:value="497" calcext:value-type="float">
            <text:p>49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24" calcext:value-type="float">
            <text:p>224</text:p>
          </table:table-cell>
          <table:table-cell table:style-name="ce52" office:value-type="float" office:value="205" calcext:value-type="float">
            <text:p>205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13" calcext:value-type="float">
            <text:p>5,813</text:p>
          </table:table-cell>
          <table:table-cell table:style-name="ce29" table:formula="of:=SUM([.E90:.I90])" office:value-type="float" office:value="285" calcext:value-type="float">
            <text:p>2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41" calcext:value-type="float">
            <text:p>4,141</text:p>
          </table:table-cell>
          <table:table-cell table:style-name="ce37" table:formula="of:=SUM([.E91:.I91])" office:value-type="float" office:value="212" calcext:value-type="float">
            <text:p>21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74" calcext:value-type="float">
            <text:p>274</text:p>
          </table:table-cell>
          <table:table-cell table:number-columns-repeated="2" table:style-name="ce30" office:value-type="float" office:value="53" calcext:value-type="float">
            <text:p>5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30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3"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3月6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3-06T11:32:08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